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2.15cm"/>
    </style:style>
    <style:style style:name="co6" style:family="table-column">
      <style:table-column-properties fo:break-before="auto" style:column-width="4.27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2.26cm"/>
    </style:style>
    <style:style style:name="co11" style:family="table-column">
      <style:table-column-properties fo:break-before="auto" style:column-width="9.04cm"/>
    </style:style>
    <style:style style:name="co12" style:family="table-column">
      <style:table-column-properties fo:break-before="auto" style:column-width="3.085cm"/>
    </style:style>
    <style:style style:name="co13" style:family="table-column">
      <style:table-column-properties fo:break-before="auto" style:column-width="1.169cm"/>
    </style:style>
    <style:style style:name="co14" style:family="table-column">
      <style:table-column-properties fo:break-before="auto" style:column-width="0.762cm"/>
    </style:style>
    <style:style style:name="co15" style:family="table-column">
      <style:table-column-properties fo:break-before="auto" style:column-width="3.92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5" style:family="table-cell" style:parent-style-name="Default" style:data-style-name="N3">
      <style:table-cell-properties fo:background-color="#ffff00"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 style:data-style-name="N3">
      <style:table-cell-properties fo:border="none"/>
      <style:text-properties fo:font-size="8pt" style:font-size-asian="8pt" style:font-size-complex="8pt"/>
    </style:style>
    <style:style style:name="ce3" style:family="table-cell" style:parent-style-name="Default" style:data-style-name="N3">
      <style:text-properties fo:font-size="8pt" style:font-size-asian="8pt" style:font-size-complex="8pt"/>
    </style:style>
    <style:style style:name="ce6" style:family="table-cell" style:parent-style-name="Default" style:data-style-name="N3">
      <style:text-properties fo:font-size="8pt" fo:font-style="italic" style:font-size-asian="8pt" style:font-style-asian="italic" style:font-size-complex="8pt" style:font-style-complex="italic"/>
    </style:style>
    <style:style style:name="ce2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0" style:family="table-cell" style:parent-style-name="Default" style:data-style-name="N3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2" style:family="table-cell" style:parent-style-name="Default" style:data-style-name="N3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20" style:family="table-cell" style:parent-style-name="Default" style:data-style-name="N3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2" style:family="table-cell" style:parent-style-name="Default">
      <style:text-properties fo:font-size="8pt" style:font-size-asian="8pt" style:font-size-complex="8pt"/>
    </style:style>
    <style:style style:name="ce36" style:family="table-cell" style:parent-style-name="Default">
      <style:text-properties fo:font-size="6pt" style:font-size-asian="6pt" style:font-size-complex="6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tery-edycja-do_pliku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29"/>
        <table:table-column table:style-name="co3" table:default-cell-style-name="Default"/>
        <table:table-column table:style-name="co4" table:default-cell-style-name="ce11"/>
        <table:table-column table:style-name="co5" table:default-cell-style-name="ce11"/>
        <table:table-column table:style-name="co3" table:default-cell-style-name="Default"/>
        <table:table-column table:style-name="co6" table:default-cell-style-name="ce13"/>
        <table:table-row table:style-name="ro1">
          <table:table-cell table:style-name="ce2" office:value-type="string" calcext:value-type="string">
            <text:p>XP</text:p>
          </table:table-cell>
          <table:table-cell table:style-name="ce25" office:value-type="string" calcext:value-type="string">
            <text:p>b</text:p>
          </table:table-cell>
          <table:table-cell/>
          <table:table-cell table:formula="of:=CONCATENATE([$przecinki.$A$2];[.A1];[$przecinki.$H$2];[$przecinki.$A$2])" office:value-type="string" office:string-value="&quot;XP*&quot;" calcext:value-type="string">
            <text:p>"XP*"</text:p>
          </table:table-cell>
          <table:table-cell table:formula="of:=CONCATENATE([$przecinki.$A$2];[$przecinki.$E$2];[$przecinki.$G$2];[.B1];[$przecinki.$F$2];[$przecinki.$A$2])" office:value-type="string" office:string-value="&quot;{&amp;b}&quot;" calcext:value-type="string">
            <text:p>"{&amp;b}"</text:p>
          </table:table-cell>
          <table:table-cell/>
          <table:table-cell table:style-name="ce12" table:formula="of:=CONCATENATE([.D1];[$przecinki.$B$2];[$przecinki.$C$2];[.E1];[$przecinki.$D$2])" office:value-type="string" office:string-value="&quot;XP*&quot;: &quot;{&amp;b}&quot;," calcext:value-type="string">
            <text:p>"XP*": "{&amp;b}",</text:p>
          </table:table-cell>
        </table:table-row>
        <table:table-row table:style-name="ro1">
          <table:table-cell table:style-name="ce2" office:value-type="string" calcext:value-type="string">
            <text:p>ZT</text:p>
          </table:table-cell>
          <table:table-cell table:style-name="ce25" office:value-type="string" calcext:value-type="string">
            <text:p>c</text:p>
          </table:table-cell>
          <table:table-cell/>
          <table:table-cell table:formula="of:=CONCATENATE([$przecinki.$A$2];[.A2];[$przecinki.$H$2];[$przecinki.$A$2])" office:value-type="string" office:string-value="&quot;ZT*&quot;" calcext:value-type="string">
            <text:p>"ZT*"</text:p>
          </table:table-cell>
          <table:table-cell table:formula="of:=CONCATENATE([$przecinki.$A$2];[$przecinki.$E$2];[$przecinki.$G$2];[.B2];[$przecinki.$F$2];[$przecinki.$A$2])" office:value-type="string" office:string-value="&quot;{&amp;c}&quot;" calcext:value-type="string">
            <text:p>"{&amp;c}"</text:p>
          </table:table-cell>
          <table:table-cell/>
          <table:table-cell table:style-name="ce12" table:formula="of:=CONCATENATE([.D2];[$przecinki.$B$2];[$przecinki.$C$2];[.E2];[$przecinki.$D$2])" office:value-type="string" office:string-value="&quot;ZT*&quot;: &quot;{&amp;c}&quot;," calcext:value-type="string">
            <text:p>"ZT*": "{&amp;c}",</text:p>
          </table:table-cell>
        </table:table-row>
        <table:table-row table:style-name="ro1">
          <table:table-cell table:style-name="ce2" office:value-type="string" calcext:value-type="string">
            <text:p>ZTI</text:p>
          </table:table-cell>
          <table:table-cell table:style-name="ce25" office:value-type="string" calcext:value-type="string">
            <text:p>ci</text:p>
          </table:table-cell>
          <table:table-cell/>
          <table:table-cell table:formula="of:=CONCATENATE([$przecinki.$A$2];[.A3];[$przecinki.$H$2];[$przecinki.$A$2])" office:value-type="string" office:string-value="&quot;ZTI*&quot;" calcext:value-type="string">
            <text:p>"ZTI*"</text:p>
          </table:table-cell>
          <table:table-cell table:formula="of:=CONCATENATE([$przecinki.$A$2];[$przecinki.$E$2];[$przecinki.$G$2];[.B3];[$przecinki.$F$2];[$przecinki.$A$2])" office:value-type="string" office:string-value="&quot;{&amp;ci}&quot;" calcext:value-type="string">
            <text:p>"{&amp;ci}"</text:p>
          </table:table-cell>
          <table:table-cell/>
          <table:table-cell table:style-name="ce12" table:formula="of:=CONCATENATE([.D3];[$przecinki.$B$2];[$przecinki.$C$2];[.E3];[$przecinki.$D$2])" office:value-type="string" office:string-value="&quot;ZTI*&quot;: &quot;{&amp;ci}&quot;," calcext:value-type="string">
            <text:p>"ZTI*": "{&amp;ci}",</text:p>
          </table:table-cell>
        </table:table-row>
        <table:table-row table:style-name="ro1">
          <table:table-cell table:style-name="ce2" office:value-type="string" calcext:value-type="string">
            <text:p>ZTJ</text:p>
          </table:table-cell>
          <table:table-cell table:style-name="ce25" office:value-type="string" calcext:value-type="string">
            <text:p>cj</text:p>
          </table:table-cell>
          <table:table-cell/>
          <table:table-cell table:formula="of:=CONCATENATE([$przecinki.$A$2];[.A4];[$przecinki.$H$2];[$przecinki.$A$2])" office:value-type="string" office:string-value="&quot;ZTJ*&quot;" calcext:value-type="string">
            <text:p>"ZTJ*"</text:p>
          </table:table-cell>
          <table:table-cell table:formula="of:=CONCATENATE([$przecinki.$A$2];[$przecinki.$E$2];[$przecinki.$G$2];[.B4];[$przecinki.$F$2];[$przecinki.$A$2])" office:value-type="string" office:string-value="&quot;{&amp;cj}&quot;" calcext:value-type="string">
            <text:p>"{&amp;cj}"</text:p>
          </table:table-cell>
          <table:table-cell/>
          <table:table-cell table:style-name="ce12" table:formula="of:=CONCATENATE([.D4];[$przecinki.$B$2];[$przecinki.$C$2];[.E4];[$przecinki.$D$2])" office:value-type="string" office:string-value="&quot;ZTJ*&quot;: &quot;{&amp;cj}&quot;," calcext:value-type="string">
            <text:p>"ZTJ*": "{&amp;cj}",</text:p>
          </table:table-cell>
        </table:table-row>
        <table:table-row table:style-name="ro1">
          <table:table-cell table:style-name="ce2" office:value-type="string" calcext:value-type="string">
            <text:p>PV</text:p>
          </table:table-cell>
          <table:table-cell table:style-name="ce25" office:value-type="string" calcext:value-type="string">
            <text:p>cz</text:p>
          </table:table-cell>
          <table:table-cell/>
          <table:table-cell table:formula="of:=CONCATENATE([$przecinki.$A$2];[.A5];[$przecinki.$H$2];[$przecinki.$A$2])" office:value-type="string" office:string-value="&quot;PV*&quot;" calcext:value-type="string">
            <text:p>"PV*"</text:p>
          </table:table-cell>
          <table:table-cell table:formula="of:=CONCATENATE([$przecinki.$A$2];[$przecinki.$E$2];[$przecinki.$G$2];[.B5];[$przecinki.$F$2];[$przecinki.$A$2])" office:value-type="string" office:string-value="&quot;{&amp;cz}&quot;" calcext:value-type="string">
            <text:p>"{&amp;cz}"</text:p>
          </table:table-cell>
          <table:table-cell/>
          <table:table-cell table:style-name="ce12" table:formula="of:=CONCATENATE([.D5];[$przecinki.$B$2];[$przecinki.$C$2];[.E5];[$przecinki.$D$2])" office:value-type="string" office:string-value="&quot;PV*&quot;: &quot;{&amp;cz}&quot;," calcext:value-type="string">
            <text:p>"PV*": "{&amp;cz}",</text:p>
          </table:table-cell>
        </table:table-row>
        <table:table-row table:style-name="ro1">
          <table:table-cell table:style-name="ce2" office:value-type="string" calcext:value-type="string">
            <text:p>TJ</text:p>
          </table:table-cell>
          <table:table-cell table:style-name="ce25" office:value-type="string" calcext:value-type="string">
            <text:p>ć</text:p>
          </table:table-cell>
          <table:table-cell/>
          <table:table-cell table:formula="of:=CONCATENATE([$przecinki.$A$2];[.A6];[$przecinki.$H$2];[$przecinki.$A$2])" office:value-type="string" office:string-value="&quot;TJ*&quot;" calcext:value-type="string">
            <text:p>"TJ*"</text:p>
          </table:table-cell>
          <table:table-cell table:formula="of:=CONCATENATE([$przecinki.$A$2];[$przecinki.$E$2];[$przecinki.$G$2];[.B6];[$przecinki.$F$2];[$przecinki.$A$2])" office:value-type="string" office:string-value="&quot;{&amp;ć}&quot;" calcext:value-type="string">
            <text:p>"{&amp;ć}"</text:p>
          </table:table-cell>
          <table:table-cell/>
          <table:table-cell table:style-name="ce12" table:formula="of:=CONCATENATE([.D6];[$przecinki.$B$2];[$przecinki.$C$2];[.E6];[$przecinki.$D$2])" office:value-type="string" office:string-value="&quot;TJ*&quot;: &quot;{&amp;ć}&quot;," calcext:value-type="string">
            <text:p>"TJ*": "{&amp;ć}",</text:p>
          </table:table-cell>
        </table:table-row>
        <table:table-row table:style-name="ro1">
          <table:table-cell table:style-name="ce2" office:value-type="string" calcext:value-type="string">
            <text:p>XT</text:p>
          </table:table-cell>
          <table:table-cell table:style-name="ce25" office:value-type="string" calcext:value-type="string">
            <text:p>d</text:p>
          </table:table-cell>
          <table:table-cell/>
          <table:table-cell table:formula="of:=CONCATENATE([$przecinki.$A$2];[.A7];[$przecinki.$H$2];[$przecinki.$A$2])" office:value-type="string" office:string-value="&quot;XT*&quot;" calcext:value-type="string">
            <text:p>"XT*"</text:p>
          </table:table-cell>
          <table:table-cell table:formula="of:=CONCATENATE([$przecinki.$A$2];[$przecinki.$E$2];[$przecinki.$G$2];[.B7];[$przecinki.$F$2];[$przecinki.$A$2])" office:value-type="string" office:string-value="&quot;{&amp;d}&quot;" calcext:value-type="string">
            <text:p>"{&amp;d}"</text:p>
          </table:table-cell>
          <table:table-cell/>
          <table:table-cell table:style-name="ce12" table:formula="of:=CONCATENATE([.D7];[$przecinki.$B$2];[$przecinki.$C$2];[.E7];[$przecinki.$D$2])" office:value-type="string" office:string-value="&quot;XT*&quot;: &quot;{&amp;d}&quot;," calcext:value-type="string">
            <text:p>"XT*": "{&amp;d}",</text:p>
          </table:table-cell>
        </table:table-row>
        <table:table-row table:style-name="ro1">
          <table:table-cell table:style-name="ce2" office:value-type="string" calcext:value-type="string">
            <text:p>XZT</text:p>
          </table:table-cell>
          <table:table-cell table:style-name="ce25" office:value-type="string" calcext:value-type="string">
            <text:p>dz</text:p>
          </table:table-cell>
          <table:table-cell/>
          <table:table-cell table:formula="of:=CONCATENATE([$przecinki.$A$2];[.A8];[$przecinki.$H$2];[$przecinki.$A$2])" office:value-type="string" office:string-value="&quot;XZT*&quot;" calcext:value-type="string">
            <text:p>"XZT*"</text:p>
          </table:table-cell>
          <table:table-cell table:formula="of:=CONCATENATE([$przecinki.$A$2];[$przecinki.$E$2];[$przecinki.$G$2];[.B8];[$przecinki.$F$2];[$przecinki.$A$2])" office:value-type="string" office:string-value="&quot;{&amp;dz}&quot;" calcext:value-type="string">
            <text:p>"{&amp;dz}"</text:p>
          </table:table-cell>
          <table:table-cell/>
          <table:table-cell table:style-name="ce12" table:formula="of:=CONCATENATE([.D8];[$przecinki.$B$2];[$przecinki.$C$2];[.E8];[$przecinki.$D$2])" office:value-type="string" office:string-value="&quot;XZT*&quot;: &quot;{&amp;dz}&quot;," calcext:value-type="string">
            <text:p>"XZT*": "{&amp;dz}",</text:p>
          </table:table-cell>
        </table:table-row>
        <table:table-row table:style-name="ro1">
          <table:table-cell table:style-name="ce2" office:value-type="string" calcext:value-type="string">
            <text:p>XZTJ</text:p>
          </table:table-cell>
          <table:table-cell table:style-name="ce25" office:value-type="string" calcext:value-type="string">
            <text:p>dzi</text:p>
          </table:table-cell>
          <table:table-cell/>
          <table:table-cell table:formula="of:=CONCATENATE([$przecinki.$A$2];[.A9];[$przecinki.$H$2];[$przecinki.$A$2])" office:value-type="string" office:string-value="&quot;XZTJ*&quot;" calcext:value-type="string">
            <text:p>"XZTJ*"</text:p>
          </table:table-cell>
          <table:table-cell table:formula="of:=CONCATENATE([$przecinki.$A$2];[$przecinki.$E$2];[$przecinki.$G$2];[.B9];[$przecinki.$F$2];[$przecinki.$A$2])" office:value-type="string" office:string-value="&quot;{&amp;dzi}&quot;" calcext:value-type="string">
            <text:p>"{&amp;dzi}"</text:p>
          </table:table-cell>
          <table:table-cell/>
          <table:table-cell table:style-name="ce12" table:formula="of:=CONCATENATE([.D9];[$przecinki.$B$2];[$przecinki.$C$2];[.E9];[$przecinki.$D$2])" office:value-type="string" office:string-value="&quot;XZTJ*&quot;: &quot;{&amp;dzi}&quot;," calcext:value-type="string">
            <text:p>"XZTJ*": "{&amp;dzi}",</text:p>
          </table:table-cell>
        </table:table-row>
        <table:table-row table:style-name="ro1">
          <table:table-cell table:style-name="ce2" office:value-type="string" calcext:value-type="string">
            <text:p>ZTJ</text:p>
          </table:table-cell>
          <table:table-cell table:style-name="ce25" office:value-type="string" calcext:value-type="string">
            <text:p>dź</text:p>
          </table:table-cell>
          <table:table-cell/>
          <table:table-cell table:formula="of:=CONCATENATE([$przecinki.$A$2];[.A10];[$przecinki.$H$2];[$przecinki.$A$2])" office:value-type="string" office:string-value="&quot;ZTJ*&quot;" calcext:value-type="string">
            <text:p>"ZTJ*"</text:p>
          </table:table-cell>
          <table:table-cell table:formula="of:=CONCATENATE([$przecinki.$A$2];[$przecinki.$E$2];[$przecinki.$G$2];[.B10];[$przecinki.$F$2];[$przecinki.$A$2])" office:value-type="string" office:string-value="&quot;{&amp;dź}&quot;" calcext:value-type="string">
            <text:p>"{&amp;dź}"</text:p>
          </table:table-cell>
          <table:table-cell/>
          <table:table-cell table:style-name="ce12" table:formula="of:=CONCATENATE([.D10];[$przecinki.$B$2];[$przecinki.$C$2];[.E10];[$przecinki.$D$2])" office:value-type="string" office:string-value="&quot;ZTJ*&quot;: &quot;{&amp;dź}&quot;," calcext:value-type="string">
            <text:p>"ZTJ*": "{&amp;dź}",</text:p>
          </table:table-cell>
        </table:table-row>
        <table:table-row table:style-name="ro1">
          <table:table-cell table:style-name="ce2" office:value-type="string" calcext:value-type="string">
            <text:p>XPV</text:p>
          </table:table-cell>
          <table:table-cell table:style-name="ce25" office:value-type="string" calcext:value-type="string">
            <text:p>dż</text:p>
          </table:table-cell>
          <table:table-cell/>
          <table:table-cell table:formula="of:=CONCATENATE([$przecinki.$A$2];[.A11];[$przecinki.$H$2];[$przecinki.$A$2])" office:value-type="string" office:string-value="&quot;XPV*&quot;" calcext:value-type="string">
            <text:p>"XPV*"</text:p>
          </table:table-cell>
          <table:table-cell table:formula="of:=CONCATENATE([$przecinki.$A$2];[$przecinki.$E$2];[$przecinki.$G$2];[.B11];[$przecinki.$F$2];[$przecinki.$A$2])" office:value-type="string" office:string-value="&quot;{&amp;dż}&quot;" calcext:value-type="string">
            <text:p>"{&amp;dż}"</text:p>
          </table:table-cell>
          <table:table-cell/>
          <table:table-cell table:style-name="ce12" table:formula="of:=CONCATENATE([.D11];[$przecinki.$B$2];[$przecinki.$C$2];[.E11];[$przecinki.$D$2])" office:value-type="string" office:string-value="&quot;XPV*&quot;: &quot;{&amp;dż}&quot;," calcext:value-type="string">
            <text:p>"XPV*": "{&amp;dż}",</text:p>
          </table:table-cell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5" office:value-type="string" calcext:value-type="string">
            <text:p>f</text:p>
          </table:table-cell>
          <table:table-cell/>
          <table:table-cell table:formula="of:=CONCATENATE([$przecinki.$A$2];[.A12];[$przecinki.$H$2];[$przecinki.$A$2])" office:value-type="string" office:string-value="&quot;F*&quot;" calcext:value-type="string">
            <text:p>"F*"</text:p>
          </table:table-cell>
          <table:table-cell table:formula="of:=CONCATENATE([$przecinki.$A$2];[$przecinki.$E$2];[$przecinki.$G$2];[.B12];[$przecinki.$F$2];[$przecinki.$A$2])" office:value-type="string" office:string-value="&quot;{&amp;f}&quot;" calcext:value-type="string">
            <text:p>"{&amp;f}"</text:p>
          </table:table-cell>
          <table:table-cell/>
          <table:table-cell table:style-name="ce12" table:formula="of:=CONCATENATE([.D12];[$przecinki.$B$2];[$przecinki.$C$2];[.E12];[$przecinki.$D$2])" office:value-type="string" office:string-value="&quot;F*&quot;: &quot;{&amp;f}&quot;," calcext:value-type="string">
            <text:p>"F*": "{&amp;f}",</text:p>
          </table:table-cell>
        </table:table-row>
        <table:table-row table:style-name="ro1">
          <table:table-cell table:style-name="ce2" office:value-type="string" calcext:value-type="string">
            <text:p>XK</text:p>
          </table:table-cell>
          <table:table-cell table:style-name="ce25" office:value-type="string" calcext:value-type="string">
            <text:p>g</text:p>
          </table:table-cell>
          <table:table-cell/>
          <table:table-cell table:formula="of:=CONCATENATE([$przecinki.$A$2];[.A13];[$przecinki.$H$2];[$przecinki.$A$2])" office:value-type="string" office:string-value="&quot;XK*&quot;" calcext:value-type="string">
            <text:p>"XK*"</text:p>
          </table:table-cell>
          <table:table-cell table:formula="of:=CONCATENATE([$przecinki.$A$2];[$przecinki.$E$2];[$przecinki.$G$2];[.B13];[$przecinki.$F$2];[$przecinki.$A$2])" office:value-type="string" office:string-value="&quot;{&amp;g}&quot;" calcext:value-type="string">
            <text:p>"{&amp;g}"</text:p>
          </table:table-cell>
          <table:table-cell/>
          <table:table-cell table:style-name="ce12" table:formula="of:=CONCATENATE([.D13];[$przecinki.$B$2];[$przecinki.$C$2];[.E13];[$przecinki.$D$2])" office:value-type="string" office:string-value="&quot;XK*&quot;: &quot;{&amp;g}&quot;," calcext:value-type="string">
            <text:p>"XK*": "{&amp;g}",</text:p>
          </table:table-cell>
        </table:table-row>
        <table:table-row table:style-name="ro1">
          <table:table-cell table:style-name="ce2" office:value-type="string" calcext:value-type="string">
            <text:p>XKT</text:p>
          </table:table-cell>
          <table:table-cell table:style-name="ce25" office:value-type="string" calcext:value-type="string">
            <text:p>h</text:p>
          </table:table-cell>
          <table:table-cell/>
          <table:table-cell table:formula="of:=CONCATENATE([$przecinki.$A$2];[.A14];[$przecinki.$H$2];[$przecinki.$A$2])" office:value-type="string" office:string-value="&quot;XKT*&quot;" calcext:value-type="string">
            <text:p>"XKT*"</text:p>
          </table:table-cell>
          <table:table-cell table:formula="of:=CONCATENATE([$przecinki.$A$2];[$przecinki.$E$2];[$przecinki.$G$2];[.B14];[$przecinki.$F$2];[$przecinki.$A$2])" office:value-type="string" office:string-value="&quot;{&amp;h}&quot;" calcext:value-type="string">
            <text:p>"{&amp;h}"</text:p>
          </table:table-cell>
          <table:table-cell/>
          <table:table-cell table:style-name="ce12" table:formula="of:=CONCATENATE([.D14];[$przecinki.$B$2];[$przecinki.$C$2];[.E14];[$przecinki.$D$2])" office:value-type="string" office:string-value="&quot;XKT*&quot;: &quot;{&amp;h}&quot;," calcext:value-type="string">
            <text:p>"XKT*": "{&amp;h}",</text:p>
          </table:table-cell>
        </table:table-row>
        <table:table-row table:style-name="ro1">
          <table:table-cell table:style-name="ce2" office:value-type="string" calcext:value-type="string">
            <text:p>KT</text:p>
          </table:table-cell>
          <table:table-cell table:style-name="ce52" office:value-type="string" calcext:value-type="string">
            <text:p>ch</text:p>
          </table:table-cell>
          <table:table-cell/>
          <table:table-cell table:formula="of:=CONCATENATE([$przecinki.$A$2];[.A15];[$przecinki.$H$2];[$przecinki.$A$2])" office:value-type="string" office:string-value="&quot;KT*&quot;" calcext:value-type="string">
            <text:p>"KT*"</text:p>
          </table:table-cell>
          <table:table-cell table:formula="of:=CONCATENATE([$przecinki.$A$2];[$przecinki.$E$2];[$przecinki.$G$2];[.B15];[$przecinki.$F$2];[$przecinki.$A$2])" office:value-type="string" office:string-value="&quot;{&amp;ch}&quot;" calcext:value-type="string">
            <text:p>"{&amp;ch}"</text:p>
          </table:table-cell>
          <table:table-cell/>
          <table:table-cell table:style-name="ce12" table:formula="of:=CONCATENATE([.D15];[$przecinki.$B$2];[$przecinki.$C$2];[.E15];[$przecinki.$D$2])" office:value-type="string" office:string-value="&quot;KT*&quot;: &quot;{&amp;ch}&quot;," calcext:value-type="string">
            <text:p>"KT*": "{&amp;ch}",</text:p>
          </table:table-cell>
        </table:table-row>
        <table:table-row table:style-name="ro1">
          <table:table-cell table:style-name="ce2" office:value-type="string" calcext:value-type="string">
            <text:p>J</text:p>
          </table:table-cell>
          <table:table-cell table:style-name="ce25" office:value-type="string" calcext:value-type="string">
            <text:p>j</text:p>
          </table:table-cell>
          <table:table-cell/>
          <table:table-cell table:formula="of:=CONCATENATE([$przecinki.$A$2];[.A16];[$przecinki.$H$2];[$przecinki.$A$2])" office:value-type="string" office:string-value="&quot;J*&quot;" calcext:value-type="string">
            <text:p>"J*"</text:p>
          </table:table-cell>
          <table:table-cell table:formula="of:=CONCATENATE([$przecinki.$A$2];[$przecinki.$E$2];[$przecinki.$G$2];[.B16];[$przecinki.$F$2];[$przecinki.$A$2])" office:value-type="string" office:string-value="&quot;{&amp;j}&quot;" calcext:value-type="string">
            <text:p>"{&amp;j}"</text:p>
          </table:table-cell>
          <table:table-cell/>
          <table:table-cell table:style-name="ce12" table:formula="of:=CONCATENATE([.D16];[$przecinki.$B$2];[$przecinki.$C$2];[.E16];[$przecinki.$D$2])" office:value-type="string" office:string-value="&quot;J*&quot;: &quot;{&amp;j}&quot;," calcext:value-type="string">
            <text:p>"J*": "{&amp;j}",</text:p>
          </table:table-cell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5" office:value-type="string" calcext:value-type="string">
            <text:p>k</text:p>
          </table:table-cell>
          <table:table-cell/>
          <table:table-cell table:formula="of:=CONCATENATE([$przecinki.$A$2];[.A17];[$przecinki.$H$2];[$przecinki.$A$2])" office:value-type="string" office:string-value="&quot;K*&quot;" calcext:value-type="string">
            <text:p>"K*"</text:p>
          </table:table-cell>
          <table:table-cell table:formula="of:=CONCATENATE([$przecinki.$A$2];[$przecinki.$E$2];[$przecinki.$G$2];[.B17];[$przecinki.$F$2];[$przecinki.$A$2])" office:value-type="string" office:string-value="&quot;{&amp;k}&quot;" calcext:value-type="string">
            <text:p>"{&amp;k}"</text:p>
          </table:table-cell>
          <table:table-cell/>
          <table:table-cell table:style-name="ce12" table:formula="of:=CONCATENATE([.D17];[$przecinki.$B$2];[$przecinki.$C$2];[.E17];[$przecinki.$D$2])" office:value-type="string" office:string-value="&quot;K*&quot;: &quot;{&amp;k}&quot;," calcext:value-type="string">
            <text:p>"K*": "{&amp;k}",</text:p>
          </table:table-cell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25" office:value-type="string" calcext:value-type="string">
            <text:p>l</text:p>
          </table:table-cell>
          <table:table-cell/>
          <table:table-cell table:formula="of:=CONCATENATE([$przecinki.$A$2];[.A18];[$przecinki.$H$2];[$przecinki.$A$2])" office:value-type="string" office:string-value="&quot;L*&quot;" calcext:value-type="string">
            <text:p>"L*"</text:p>
          </table:table-cell>
          <table:table-cell table:formula="of:=CONCATENATE([$przecinki.$A$2];[$przecinki.$E$2];[$przecinki.$G$2];[.B18];[$przecinki.$F$2];[$przecinki.$A$2])" office:value-type="string" office:string-value="&quot;{&amp;l}&quot;" calcext:value-type="string">
            <text:p>"{&amp;l}"</text:p>
          </table:table-cell>
          <table:table-cell/>
          <table:table-cell table:style-name="ce12" table:formula="of:=CONCATENATE([.D18];[$przecinki.$B$2];[$przecinki.$C$2];[.E18];[$przecinki.$D$2])" office:value-type="string" office:string-value="&quot;L*&quot;: &quot;{&amp;l}&quot;," calcext:value-type="string">
            <text:p>"L*": "{&amp;l}",</text:p>
          </table:table-cell>
        </table:table-row>
        <table:table-row table:style-name="ro1">
          <table:table-cell table:style-name="ce2" office:value-type="string" calcext:value-type="string">
            <text:p>LJ</text:p>
          </table:table-cell>
          <table:table-cell table:style-name="ce25" office:value-type="string" calcext:value-type="string">
            <text:p>ł</text:p>
          </table:table-cell>
          <table:table-cell/>
          <table:table-cell table:formula="of:=CONCATENATE([$przecinki.$A$2];[.A19];[$przecinki.$H$2];[$przecinki.$A$2])" office:value-type="string" office:string-value="&quot;LJ*&quot;" calcext:value-type="string">
            <text:p>"LJ*"</text:p>
          </table:table-cell>
          <table:table-cell table:formula="of:=CONCATENATE([$przecinki.$A$2];[$przecinki.$E$2];[$przecinki.$G$2];[.B19];[$przecinki.$F$2];[$przecinki.$A$2])" office:value-type="string" office:string-value="&quot;{&amp;ł}&quot;" calcext:value-type="string">
            <text:p>"{&amp;ł}"</text:p>
          </table:table-cell>
          <table:table-cell/>
          <table:table-cell table:style-name="ce12" table:formula="of:=CONCATENATE([.D19];[$przecinki.$B$2];[$przecinki.$C$2];[.E19];[$przecinki.$D$2])" office:value-type="string" office:string-value="&quot;LJ*&quot;: &quot;{&amp;ł}&quot;," calcext:value-type="string">
            <text:p>"LJ*": "{&amp;ł}",</text:p>
          </table:table-cell>
        </table:table-row>
        <table:table-row table:style-name="ro1">
          <table:table-cell table:style-name="ce2" office:value-type="string" calcext:value-type="string">
            <text:p>TV</text:p>
          </table:table-cell>
          <table:table-cell table:style-name="ce25" office:value-type="string" calcext:value-type="string">
            <text:p>m</text:p>
          </table:table-cell>
          <table:table-cell/>
          <table:table-cell table:formula="of:=CONCATENATE([$przecinki.$A$2];[.A20];[$przecinki.$H$2];[$przecinki.$A$2])" office:value-type="string" office:string-value="&quot;TV*&quot;" calcext:value-type="string">
            <text:p>"TV*"</text:p>
          </table:table-cell>
          <table:table-cell table:formula="of:=CONCATENATE([$przecinki.$A$2];[$przecinki.$E$2];[$przecinki.$G$2];[.B20];[$przecinki.$F$2];[$przecinki.$A$2])" office:value-type="string" office:string-value="&quot;{&amp;m}&quot;" calcext:value-type="string">
            <text:p>"{&amp;m}"</text:p>
          </table:table-cell>
          <table:table-cell/>
          <table:table-cell table:style-name="ce12" table:formula="of:=CONCATENATE([.D20];[$przecinki.$B$2];[$przecinki.$C$2];[.E20];[$przecinki.$D$2])" office:value-type="string" office:string-value="&quot;TV*&quot;: &quot;{&amp;m}&quot;," calcext:value-type="string">
            <text:p>"TV*": "{&amp;m}",</text:p>
          </table:table-cell>
        </table:table-row>
        <table:table-row table:style-name="ro1">
          <table:table-cell table:style-name="ce2" office:value-type="string" calcext:value-type="string">
            <text:p>LR</text:p>
          </table:table-cell>
          <table:table-cell table:style-name="ce25" office:value-type="string" calcext:value-type="string">
            <text:p>n</text:p>
          </table:table-cell>
          <table:table-cell/>
          <table:table-cell table:formula="of:=CONCATENATE([$przecinki.$A$2];[.A21];[$przecinki.$H$2];[$przecinki.$A$2])" office:value-type="string" office:string-value="&quot;LR*&quot;" calcext:value-type="string">
            <text:p>"LR*"</text:p>
          </table:table-cell>
          <table:table-cell table:formula="of:=CONCATENATE([$przecinki.$A$2];[$przecinki.$E$2];[$przecinki.$G$2];[.B21];[$przecinki.$F$2];[$przecinki.$A$2])" office:value-type="string" office:string-value="&quot;{&amp;n}&quot;" calcext:value-type="string">
            <text:p>"{&amp;n}"</text:p>
          </table:table-cell>
          <table:table-cell/>
          <table:table-cell table:style-name="ce12" table:formula="of:=CONCATENATE([.D21];[$przecinki.$B$2];[$przecinki.$C$2];[.E21];[$przecinki.$D$2])" office:value-type="string" office:string-value="&quot;LR*&quot;: &quot;{&amp;n}&quot;," calcext:value-type="string">
            <text:p>"LR*": "{&amp;n}",</text:p>
          </table:table-cell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25" office:value-type="string" calcext:value-type="string">
            <text:p>p</text:p>
          </table:table-cell>
          <table:table-cell/>
          <table:table-cell table:formula="of:=CONCATENATE([$przecinki.$A$2];[.A22];[$przecinki.$H$2];[$przecinki.$A$2])" office:value-type="string" office:string-value="&quot;P*&quot;" calcext:value-type="string">
            <text:p>"P*"</text:p>
          </table:table-cell>
          <table:table-cell table:formula="of:=CONCATENATE([$przecinki.$A$2];[$przecinki.$E$2];[$przecinki.$G$2];[.B22];[$przecinki.$F$2];[$przecinki.$A$2])" office:value-type="string" office:string-value="&quot;{&amp;p}&quot;" calcext:value-type="string">
            <text:p>"{&amp;p}"</text:p>
          </table:table-cell>
          <table:table-cell/>
          <table:table-cell table:style-name="ce12" table:formula="of:=CONCATENATE([.D22];[$przecinki.$B$2];[$przecinki.$C$2];[.E22];[$przecinki.$D$2])" office:value-type="string" office:string-value="&quot;P*&quot;: &quot;{&amp;p}&quot;," calcext:value-type="string">
            <text:p>"P*": "{&amp;p}",</text:p>
          </table:table-cell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5" office:value-type="string" calcext:value-type="string">
            <text:p>r</text:p>
          </table:table-cell>
          <table:table-cell/>
          <table:table-cell table:formula="of:=CONCATENATE([$przecinki.$A$2];[.A23];[$przecinki.$H$2];[$przecinki.$A$2])" office:value-type="string" office:string-value="&quot;R*&quot;" calcext:value-type="string">
            <text:p>"R*"</text:p>
          </table:table-cell>
          <table:table-cell table:formula="of:=CONCATENATE([$przecinki.$A$2];[$przecinki.$E$2];[$przecinki.$G$2];[.B23];[$przecinki.$F$2];[$przecinki.$A$2])" office:value-type="string" office:string-value="&quot;{&amp;r}&quot;" calcext:value-type="string">
            <text:p>"{&amp;r}"</text:p>
          </table:table-cell>
          <table:table-cell/>
          <table:table-cell table:style-name="ce12" table:formula="of:=CONCATENATE([.D23];[$przecinki.$B$2];[$przecinki.$C$2];[.E23];[$przecinki.$D$2])" office:value-type="string" office:string-value="&quot;R*&quot;: &quot;{&amp;r}&quot;," calcext:value-type="string">
            <text:p>"R*": "{&amp;r}",</text:p>
          </table:table-cell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style-name="ce25" office:value-type="string" calcext:value-type="string">
            <text:p>s</text:p>
          </table:table-cell>
          <table:table-cell/>
          <table:table-cell table:formula="of:=CONCATENATE([$przecinki.$A$2];[.A24];[$przecinki.$H$2];[$przecinki.$A$2])" office:value-type="string" office:string-value="&quot;S*&quot;" calcext:value-type="string">
            <text:p>"S*"</text:p>
          </table:table-cell>
          <table:table-cell table:formula="of:=CONCATENATE([$przecinki.$A$2];[$przecinki.$E$2];[$przecinki.$G$2];[.B24];[$przecinki.$F$2];[$przecinki.$A$2])" office:value-type="string" office:string-value="&quot;{&amp;s}&quot;" calcext:value-type="string">
            <text:p>"{&amp;s}"</text:p>
          </table:table-cell>
          <table:table-cell/>
          <table:table-cell table:style-name="ce12" table:formula="of:=CONCATENATE([.D24];[$przecinki.$B$2];[$przecinki.$C$2];[.E24];[$przecinki.$D$2])" office:value-type="string" office:string-value="&quot;S*&quot;: &quot;{&amp;s}&quot;," calcext:value-type="string">
            <text:p>"S*": "{&amp;s}",</text:p>
          </table:table-cell>
        </table:table-row>
        <table:table-row table:style-name="ro1">
          <table:table-cell table:style-name="ce2" office:value-type="string" calcext:value-type="string">
            <text:p>TP</text:p>
          </table:table-cell>
          <table:table-cell table:style-name="ce25" office:value-type="string" calcext:value-type="string">
            <text:p>sz</text:p>
          </table:table-cell>
          <table:table-cell/>
          <table:table-cell table:formula="of:=CONCATENATE([$przecinki.$A$2];[.A25];[$przecinki.$H$2];[$przecinki.$A$2])" office:value-type="string" office:string-value="&quot;TP*&quot;" calcext:value-type="string">
            <text:p>"TP*"</text:p>
          </table:table-cell>
          <table:table-cell table:formula="of:=CONCATENATE([$przecinki.$A$2];[$przecinki.$E$2];[$przecinki.$G$2];[.B25];[$przecinki.$F$2];[$przecinki.$A$2])" office:value-type="string" office:string-value="&quot;{&amp;sz}&quot;" calcext:value-type="string">
            <text:p>"{&amp;sz}"</text:p>
          </table:table-cell>
          <table:table-cell/>
          <table:table-cell table:style-name="ce12" table:formula="of:=CONCATENATE([.D25];[$przecinki.$B$2];[$przecinki.$C$2];[.E25];[$przecinki.$D$2])" office:value-type="string" office:string-value="&quot;TP*&quot;: &quot;{&amp;sz}&quot;," calcext:value-type="string">
            <text:p>"TP*": "{&amp;sz}",</text:p>
          </table:table-cell>
        </table:table-row>
        <table:table-row table:style-name="ro1">
          <table:table-cell table:style-name="ce2" office:value-type="string" calcext:value-type="string">
            <text:p>TPV</text:p>
          </table:table-cell>
          <table:table-cell table:style-name="ce25" office:value-type="string" calcext:value-type="string">
            <text:p>szcz</text:p>
          </table:table-cell>
          <table:table-cell/>
          <table:table-cell table:formula="of:=CONCATENATE([$przecinki.$A$2];[.A26];[$przecinki.$H$2];[$przecinki.$A$2])" office:value-type="string" office:string-value="&quot;TPV*&quot;" calcext:value-type="string">
            <text:p>"TPV*"</text:p>
          </table:table-cell>
          <table:table-cell table:formula="of:=CONCATENATE([$przecinki.$A$2];[$przecinki.$E$2];[$przecinki.$G$2];[.B26];[$przecinki.$F$2];[$przecinki.$A$2])" office:value-type="string" office:string-value="&quot;{&amp;szcz}&quot;" calcext:value-type="string">
            <text:p>"{&amp;szcz}"</text:p>
          </table:table-cell>
          <table:table-cell/>
          <table:table-cell table:style-name="ce12" table:formula="of:=CONCATENATE([.D26];[$przecinki.$B$2];[$przecinki.$C$2];[.E26];[$przecinki.$D$2])" office:value-type="string" office:string-value="&quot;TPV*&quot;: &quot;{&amp;szcz}&quot;," calcext:value-type="string">
            <text:p>"TPV*": "{&amp;szcz}",</text:p>
          </table:table-cell>
        </table:table-row>
        <table:table-row table:style-name="ro1">
          <table:table-cell table:style-name="ce2" office:value-type="string" calcext:value-type="string">
            <text:p>XSJ</text:p>
          </table:table-cell>
          <table:table-cell table:style-name="ce25" office:value-type="string" calcext:value-type="string">
            <text:p>ś</text:p>
          </table:table-cell>
          <table:table-cell/>
          <table:table-cell table:formula="of:=CONCATENATE([$przecinki.$A$2];[.A27];[$przecinki.$H$2];[$przecinki.$A$2])" office:value-type="string" office:string-value="&quot;XSJ*&quot;" calcext:value-type="string">
            <text:p>"XSJ*"</text:p>
          </table:table-cell>
          <table:table-cell table:formula="of:=CONCATENATE([$przecinki.$A$2];[$przecinki.$E$2];[$przecinki.$G$2];[.B27];[$przecinki.$F$2];[$przecinki.$A$2])" office:value-type="string" office:string-value="&quot;{&amp;ś}&quot;" calcext:value-type="string">
            <text:p>"{&amp;ś}"</text:p>
          </table:table-cell>
          <table:table-cell/>
          <table:table-cell table:style-name="ce12" table:formula="of:=CONCATENATE([.D27];[$przecinki.$B$2];[$przecinki.$C$2];[.E27];[$przecinki.$D$2])" office:value-type="string" office:string-value="&quot;XSJ*&quot;: &quot;{&amp;ś}&quot;," calcext:value-type="string">
            <text:p>"XSJ*": "{&amp;ś}",</text:p>
          </table:table-cell>
        </table:table-row>
        <table:table-row table:style-name="ro1">
          <table:table-cell table:style-name="ce2" office:value-type="string" calcext:value-type="string">
            <text:p>SJ</text:p>
          </table:table-cell>
          <table:table-cell table:style-name="ce25" office:value-type="string" calcext:value-type="string">
            <text:p>si</text:p>
          </table:table-cell>
          <table:table-cell/>
          <table:table-cell table:formula="of:=CONCATENATE([$przecinki.$A$2];[.A28];[$przecinki.$H$2];[$przecinki.$A$2])" office:value-type="string" office:string-value="&quot;SJ*&quot;" calcext:value-type="string">
            <text:p>"SJ*"</text:p>
          </table:table-cell>
          <table:table-cell table:formula="of:=CONCATENATE([$przecinki.$A$2];[$przecinki.$E$2];[$przecinki.$G$2];[.B28];[$przecinki.$F$2];[$przecinki.$A$2])" office:value-type="string" office:string-value="&quot;{&amp;si}&quot;" calcext:value-type="string">
            <text:p>"{&amp;si}"</text:p>
          </table:table-cell>
          <table:table-cell/>
          <table:table-cell table:style-name="ce12" table:formula="of:=CONCATENATE([.D28];[$przecinki.$B$2];[$przecinki.$C$2];[.E28];[$przecinki.$D$2])" office:value-type="string" office:string-value="&quot;SJ*&quot;: &quot;{&amp;si}&quot;," calcext:value-type="string">
            <text:p>"SJ*": "{&amp;si}",</text:p>
          </table:table-cell>
        </table:table-row>
        <table:table-row table:style-name="ro1">
          <table:table-cell table:style-name="ce2" office:value-type="string" calcext:value-type="string">
            <text:p>SJ~</text:p>
          </table:table-cell>
          <table:table-cell table:style-name="ce25" office:value-type="string" calcext:value-type="string">
            <text:p>sj</text:p>
          </table:table-cell>
          <table:table-cell/>
          <table:table-cell table:formula="of:=CONCATENATE([$przecinki.$A$2];[.A29];[$przecinki.$H$2];[$przecinki.$A$2])" office:value-type="string" office:string-value="&quot;SJ~*&quot;" calcext:value-type="string">
            <text:p>"SJ~*"</text:p>
          </table:table-cell>
          <table:table-cell table:formula="of:=CONCATENATE([$przecinki.$A$2];[$przecinki.$E$2];[$przecinki.$G$2];[.B29];[$przecinki.$F$2];[$przecinki.$A$2])" office:value-type="string" office:string-value="&quot;{&amp;sj}&quot;" calcext:value-type="string">
            <text:p>"{&amp;sj}"</text:p>
          </table:table-cell>
          <table:table-cell/>
          <table:table-cell table:style-name="ce12" table:formula="of:=CONCATENATE([.D29];[$przecinki.$B$2];[$przecinki.$C$2];[.E29];[$przecinki.$D$2])" office:value-type="string" office:string-value="&quot;SJ~*&quot;: &quot;{&amp;sj}&quot;," calcext:value-type="string">
            <text:p>"SJ~*": "{&amp;sj}",</text:p>
          </table:table-cell>
        </table:table-row>
        <table:table-row table:style-name="ro1">
          <table:table-cell table:style-name="ce2" office:value-type="string" calcext:value-type="string">
            <text:p>ZST</text:p>
          </table:table-cell>
          <table:table-cell table:style-name="ce52" office:value-type="string" calcext:value-type="string">
            <text:p>śc</text:p>
          </table:table-cell>
          <table:table-cell/>
          <table:table-cell table:formula="of:=CONCATENATE([$przecinki.$A$2];[.A30];[$przecinki.$H$2];[$przecinki.$A$2])" office:value-type="string" office:string-value="&quot;ZST*&quot;" calcext:value-type="string">
            <text:p>"ZST*"</text:p>
          </table:table-cell>
          <table:table-cell table:formula="of:=CONCATENATE([$przecinki.$A$2];[$przecinki.$E$2];[$przecinki.$G$2];[.B30];[$przecinki.$F$2];[$przecinki.$A$2])" office:value-type="string" office:string-value="&quot;{&amp;śc}&quot;" calcext:value-type="string">
            <text:p>"{&amp;śc}"</text:p>
          </table:table-cell>
          <table:table-cell/>
          <table:table-cell table:style-name="ce12" table:formula="of:=CONCATENATE([.D30];[$przecinki.$B$2];[$przecinki.$C$2];[.E30];[$przecinki.$D$2])" office:value-type="string" office:string-value="&quot;ZST*&quot;: &quot;{&amp;śc}&quot;," calcext:value-type="string">
            <text:p>"ZST*": "{&amp;śc}",</text:p>
          </table:table-cell>
        </table:table-row>
        <table:table-row table:style-name="ro1">
          <table:table-cell table:style-name="ce2" office:value-type="string" calcext:value-type="string">
            <text:p>ZSTJ</text:p>
          </table:table-cell>
          <table:table-cell table:style-name="ce52" office:value-type="string" calcext:value-type="string">
            <text:p>ści</text:p>
          </table:table-cell>
          <table:table-cell/>
          <table:table-cell table:formula="of:=CONCATENATE([$przecinki.$A$2];[.A31];[$przecinki.$H$2];[$przecinki.$A$2])" office:value-type="string" office:string-value="&quot;ZSTJ*&quot;" calcext:value-type="string">
            <text:p>"ZSTJ*"</text:p>
          </table:table-cell>
          <table:table-cell table:formula="of:=CONCATENATE([$przecinki.$A$2];[$przecinki.$E$2];[$przecinki.$G$2];[.B31];[$przecinki.$F$2];[$przecinki.$A$2])" office:value-type="string" office:string-value="&quot;{&amp;ści}&quot;" calcext:value-type="string">
            <text:p>"{&amp;ści}"</text:p>
          </table:table-cell>
          <table:table-cell/>
          <table:table-cell table:style-name="ce12" table:formula="of:=CONCATENATE([.D31];[$przecinki.$B$2];[$przecinki.$C$2];[.E31];[$przecinki.$D$2])" office:value-type="string" office:string-value="&quot;ZSTJ*&quot;: &quot;{&amp;ści}&quot;," calcext:value-type="string">
            <text:p>"ZSTJ*": "{&amp;ści}",</text:p>
          </table:table-cell>
        </table:table-row>
        <table:table-row table:style-name="ro1">
          <table:table-cell table:style-name="ce2" office:value-type="string" calcext:value-type="string">
            <text:p>T</text:p>
          </table:table-cell>
          <table:table-cell table:style-name="ce25" office:value-type="string" calcext:value-type="string">
            <text:p>t</text:p>
          </table:table-cell>
          <table:table-cell/>
          <table:table-cell table:formula="of:=CONCATENATE([$przecinki.$A$2];[.A32];[$przecinki.$H$2];[$przecinki.$A$2])" office:value-type="string" office:string-value="&quot;T*&quot;" calcext:value-type="string">
            <text:p>"T*"</text:p>
          </table:table-cell>
          <table:table-cell table:formula="of:=CONCATENATE([$przecinki.$A$2];[$przecinki.$E$2];[$przecinki.$G$2];[.B32];[$przecinki.$F$2];[$przecinki.$A$2])" office:value-type="string" office:string-value="&quot;{&amp;t}&quot;" calcext:value-type="string">
            <text:p>"{&amp;t}"</text:p>
          </table:table-cell>
          <table:table-cell/>
          <table:table-cell table:style-name="ce12" table:formula="of:=CONCATENATE([.D32];[$przecinki.$B$2];[$przecinki.$C$2];[.E32];[$przecinki.$D$2])" office:value-type="string" office:string-value="&quot;T*&quot;: &quot;{&amp;t}&quot;," calcext:value-type="string">
            <text:p>"T*": "{&amp;t}",</text:p>
          </table:table-cell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52" office:value-type="string" calcext:value-type="string">
            <text:p>w</text:p>
          </table:table-cell>
          <table:table-cell/>
          <table:table-cell table:formula="of:=CONCATENATE([$przecinki.$A$2];[.A33];[$przecinki.$H$2];[$przecinki.$A$2])" office:value-type="string" office:string-value="&quot;V*&quot;" calcext:value-type="string">
            <text:p>"V*"</text:p>
          </table:table-cell>
          <table:table-cell table:formula="of:=CONCATENATE([$przecinki.$A$2];[$przecinki.$E$2];[$przecinki.$G$2];[.B33];[$przecinki.$F$2];[$przecinki.$A$2])" office:value-type="string" office:string-value="&quot;{&amp;w}&quot;" calcext:value-type="string">
            <text:p>"{&amp;w}"</text:p>
          </table:table-cell>
          <table:table-cell/>
          <table:table-cell table:style-name="ce12" table:formula="of:=CONCATENATE([.D33];[$przecinki.$B$2];[$przecinki.$C$2];[.E33];[$przecinki.$D$2])" office:value-type="string" office:string-value="&quot;V*&quot;: &quot;{&amp;w}&quot;," calcext:value-type="string">
            <text:p>"V*": "{&amp;w}",</text:p>
          </table:table-cell>
        </table:table-row>
        <table:table-row table:style-name="ro1">
          <table:table-cell table:style-name="ce2" office:value-type="string" calcext:value-type="string">
            <text:p>SK</text:p>
          </table:table-cell>
          <table:table-cell table:style-name="ce52" office:value-type="string" calcext:value-type="string">
            <text:p>x</text:p>
          </table:table-cell>
          <table:table-cell/>
          <table:table-cell table:formula="of:=CONCATENATE([$przecinki.$A$2];[.A34];[$przecinki.$H$2];[$przecinki.$A$2])" office:value-type="string" office:string-value="&quot;SK*&quot;" calcext:value-type="string">
            <text:p>"SK*"</text:p>
          </table:table-cell>
          <table:table-cell table:formula="of:=CONCATENATE([$przecinki.$A$2];[$przecinki.$E$2];[$przecinki.$G$2];[.B34];[$przecinki.$F$2];[$przecinki.$A$2])" office:value-type="string" office:string-value="&quot;{&amp;x}&quot;" calcext:value-type="string">
            <text:p>"{&amp;x}"</text:p>
          </table:table-cell>
          <table:table-cell/>
          <table:table-cell table:style-name="ce12" table:formula="of:=CONCATENATE([.D34];[$przecinki.$B$2];[$przecinki.$C$2];[.E34];[$przecinki.$D$2])" office:value-type="string" office:string-value="&quot;SK*&quot;: &quot;{&amp;x}&quot;," calcext:value-type="string">
            <text:p>"SK*": "{&amp;x}",</text:p>
          </table:table-cell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52" office:value-type="string" calcext:value-type="string">
            <text:p>z</text:p>
          </table:table-cell>
          <table:table-cell/>
          <table:table-cell table:formula="of:=CONCATENATE([$przecinki.$A$2];[.A35];[$przecinki.$H$2];[$przecinki.$A$2])" office:value-type="string" office:string-value="&quot;Z*&quot;" calcext:value-type="string">
            <text:p>"Z*"</text:p>
          </table:table-cell>
          <table:table-cell table:formula="of:=CONCATENATE([$przecinki.$A$2];[$przecinki.$E$2];[$przecinki.$G$2];[.B35];[$przecinki.$F$2];[$przecinki.$A$2])" office:value-type="string" office:string-value="&quot;{&amp;z}&quot;" calcext:value-type="string">
            <text:p>"{&amp;z}"</text:p>
          </table:table-cell>
          <table:table-cell/>
          <table:table-cell table:style-name="ce12" table:formula="of:=CONCATENATE([.D35];[$przecinki.$B$2];[$przecinki.$C$2];[.E35];[$przecinki.$D$2])" office:value-type="string" office:string-value="&quot;Z*&quot;: &quot;{&amp;z}&quot;," calcext:value-type="string">
            <text:p>"Z*": "{&amp;z}",</text:p>
          </table:table-cell>
        </table:table-row>
        <table:table-row table:style-name="ro1">
          <table:table-cell table:style-name="ce2" office:value-type="string" calcext:value-type="string">
            <text:p>ZI</text:p>
          </table:table-cell>
          <table:table-cell table:style-name="ce52" office:value-type="string" calcext:value-type="string">
            <text:p>ź</text:p>
          </table:table-cell>
          <table:table-cell/>
          <table:table-cell table:formula="of:=CONCATENATE([$przecinki.$A$2];[.A36];[$przecinki.$H$2];[$przecinki.$A$2])" office:value-type="string" office:string-value="&quot;ZI*&quot;" calcext:value-type="string">
            <text:p>"ZI*"</text:p>
          </table:table-cell>
          <table:table-cell table:formula="of:=CONCATENATE([$przecinki.$A$2];[$przecinki.$E$2];[$przecinki.$G$2];[.B36];[$przecinki.$F$2];[$przecinki.$A$2])" office:value-type="string" office:string-value="&quot;{&amp;ź}&quot;" calcext:value-type="string">
            <text:p>"{&amp;ź}"</text:p>
          </table:table-cell>
          <table:table-cell/>
          <table:table-cell table:style-name="ce12" table:formula="of:=CONCATENATE([.D36];[$przecinki.$B$2];[$przecinki.$C$2];[.E36];[$przecinki.$D$2])" office:value-type="string" office:string-value="&quot;ZI*&quot;: &quot;{&amp;ź}&quot;," calcext:value-type="string">
            <text:p>"ZI*": "{&amp;ź}",</text:p>
          </table:table-cell>
        </table:table-row>
        <table:table-row table:style-name="ro1">
          <table:table-cell table:style-name="ce2" office:value-type="string" calcext:value-type="string">
            <text:p>ZJ</text:p>
          </table:table-cell>
          <table:table-cell table:style-name="ce52" office:value-type="string" calcext:value-type="string">
            <text:p>zi</text:p>
          </table:table-cell>
          <table:table-cell/>
          <table:table-cell table:formula="of:=CONCATENATE([$przecinki.$A$2];[.A37];[$przecinki.$H$2];[$przecinki.$A$2])" office:value-type="string" office:string-value="&quot;ZJ*&quot;" calcext:value-type="string">
            <text:p>"ZJ*"</text:p>
          </table:table-cell>
          <table:table-cell table:formula="of:=CONCATENATE([$przecinki.$A$2];[$przecinki.$E$2];[$przecinki.$G$2];[.B37];[$przecinki.$F$2];[$przecinki.$A$2])" office:value-type="string" office:string-value="&quot;{&amp;zi}&quot;" calcext:value-type="string">
            <text:p>"{&amp;zi}"</text:p>
          </table:table-cell>
          <table:table-cell/>
          <table:table-cell table:style-name="ce12" table:formula="of:=CONCATENATE([.D37];[$przecinki.$B$2];[$przecinki.$C$2];[.E37];[$przecinki.$D$2])" office:value-type="string" office:string-value="&quot;ZJ*&quot;: &quot;{&amp;zi}&quot;," calcext:value-type="string">
            <text:p>"ZJ*": "{&amp;zi}",</text:p>
          </table:table-cell>
        </table:table-row>
        <table:table-row table:style-name="ro1">
          <table:table-cell table:style-name="ce2" office:value-type="string" calcext:value-type="string">
            <text:p>ZJ~</text:p>
          </table:table-cell>
          <table:table-cell table:style-name="ce52" office:value-type="string" calcext:value-type="string">
            <text:p>zj</text:p>
          </table:table-cell>
          <table:table-cell/>
          <table:table-cell table:formula="of:=CONCATENATE([$przecinki.$A$2];[.A38];[$przecinki.$H$2];[$przecinki.$A$2])" office:value-type="string" office:string-value="&quot;ZJ~*&quot;" calcext:value-type="string">
            <text:p>"ZJ~*"</text:p>
          </table:table-cell>
          <table:table-cell table:formula="of:=CONCATENATE([$przecinki.$A$2];[$przecinki.$E$2];[$przecinki.$G$2];[.B38];[$przecinki.$F$2];[$przecinki.$A$2])" office:value-type="string" office:string-value="&quot;{&amp;zj}&quot;" calcext:value-type="string">
            <text:p>"{&amp;zj}"</text:p>
          </table:table-cell>
          <table:table-cell/>
          <table:table-cell table:style-name="ce12" table:formula="of:=CONCATENATE([.D38];[$przecinki.$B$2];[$przecinki.$C$2];[.E38];[$przecinki.$D$2])" office:value-type="string" office:string-value="&quot;ZJ~*&quot;: &quot;{&amp;zj}&quot;," calcext:value-type="string">
            <text:p>"ZJ~*": "{&amp;zj}",</text:p>
          </table:table-cell>
        </table:table-row>
        <table:table-row table:style-name="ro1">
          <table:table-cell table:style-name="ce2" office:value-type="string" calcext:value-type="string">
            <text:p>ZST</text:p>
          </table:table-cell>
          <table:table-cell table:style-name="ce25" office:value-type="string" calcext:value-type="string">
            <text:p>ździ</text:p>
          </table:table-cell>
          <table:table-cell/>
          <table:table-cell table:formula="of:=CONCATENATE([$przecinki.$A$2];[.A39];[$przecinki.$H$2];[$przecinki.$A$2])" office:value-type="string" office:string-value="&quot;ZST*&quot;" calcext:value-type="string">
            <text:p>"ZST*"</text:p>
          </table:table-cell>
          <table:table-cell table:formula="of:=CONCATENATE([$przecinki.$A$2];[$przecinki.$E$2];[$przecinki.$G$2];[.B39];[$przecinki.$F$2];[$przecinki.$A$2])" office:value-type="string" office:string-value="&quot;{&amp;ździ}&quot;" calcext:value-type="string">
            <text:p>"{&amp;ździ}"</text:p>
          </table:table-cell>
          <table:table-cell/>
          <table:table-cell table:style-name="ce12" table:formula="of:=CONCATENATE([.D39];[$przecinki.$B$2];[$przecinki.$C$2];[.E39];[$przecinki.$D$2])" office:value-type="string" office:string-value="&quot;ZST*&quot;: &quot;{&amp;ździ}&quot;," calcext:value-type="string">
            <text:p>"ZST*": "{&amp;ździ}",</text:p>
          </table:table-cell>
        </table:table-row>
        <table:table-row table:style-name="ro1">
          <table:table-cell table:style-name="ce2" office:value-type="string" calcext:value-type="string">
            <text:p>XTP</text:p>
          </table:table-cell>
          <table:table-cell table:style-name="ce52" office:value-type="string" calcext:value-type="string">
            <text:p>ż</text:p>
          </table:table-cell>
          <table:table-cell/>
          <table:table-cell table:formula="of:=CONCATENATE([$przecinki.$A$2];[.A40];[$przecinki.$H$2];[$przecinki.$A$2])" office:value-type="string" office:string-value="&quot;XTP*&quot;" calcext:value-type="string">
            <text:p>"XTP*"</text:p>
          </table:table-cell>
          <table:table-cell table:formula="of:=CONCATENATE([$przecinki.$A$2];[$przecinki.$E$2];[$przecinki.$G$2];[.B40];[$przecinki.$F$2];[$przecinki.$A$2])" office:value-type="string" office:string-value="&quot;{&amp;ż}&quot;" calcext:value-type="string">
            <text:p>"{&amp;ż}"</text:p>
          </table:table-cell>
          <table:table-cell/>
          <table:table-cell table:style-name="ce12" table:formula="of:=CONCATENATE([.D40];[$przecinki.$B$2];[$przecinki.$C$2];[.E40];[$przecinki.$D$2])" office:value-type="string" office:string-value="&quot;XTP*&quot;: &quot;{&amp;ż}&quot;," calcext:value-type="string">
            <text:p>"XTP*": "{&amp;ż}",</text:p>
          </table:table-cell>
        </table:table-row>
        <table:table-row table:style-name="ro1">
          <table:table-cell table:style-name="ce2" office:value-type="string" calcext:value-type="string">
            <text:p>RJ</text:p>
          </table:table-cell>
          <table:table-cell table:style-name="ce52" office:value-type="string" calcext:value-type="string">
            <text:p>rz</text:p>
          </table:table-cell>
          <table:table-cell/>
          <table:table-cell table:formula="of:=CONCATENATE([$przecinki.$A$2];[.A41];[$przecinki.$H$2];[$przecinki.$A$2])" office:value-type="string" office:string-value="&quot;RJ*&quot;" calcext:value-type="string">
            <text:p>"RJ*"</text:p>
          </table:table-cell>
          <table:table-cell table:formula="of:=CONCATENATE([$przecinki.$A$2];[$przecinki.$E$2];[$przecinki.$G$2];[.B41];[$przecinki.$F$2];[$przecinki.$A$2])" office:value-type="string" office:string-value="&quot;{&amp;rz}&quot;" calcext:value-type="string">
            <text:p>"{&amp;rz}"</text:p>
          </table:table-cell>
          <table:table-cell/>
          <table:table-cell table:style-name="ce12" table:formula="of:=CONCATENATE([.D41];[$przecinki.$B$2];[$przecinki.$C$2];[.E41];[$przecinki.$D$2])" office:value-type="string" office:string-value="&quot;RJ*&quot;: &quot;{&amp;rz}&quot;," calcext:value-type="string">
            <text:p>"RJ*": "{&amp;rz}",</text:p>
          </table:table-cell>
        </table:table-row>
        <table:table-row table:style-name="ro2" table:number-rows-repeated="104853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naglosy-edycja" table:style-name="ta1">
        <office:forms form:automatic-focus="false" form:apply-design-mode="false"/>
        <table:table-column table:style-name="co8" table:default-cell-style-name="ce3"/>
        <table:table-column table:style-name="co9" table:default-cell-style-name="ce52"/>
        <table:table-column table:style-name="co5" table:number-columns-repeated="2" table:default-cell-style-name="ce28"/>
        <table:table-column table:style-name="co10" table:default-cell-style-name="ce28"/>
        <table:table-column table:style-name="co11" table:default-cell-style-name="ce61"/>
        <table:table-column table:style-name="co12" table:default-cell-style-name="ce62"/>
        <table:table-row table:style-name="ro2">
          <table:table-cell table:style-name="ce15" office:value-type="string" calcext:value-type="string">
            <text:p>freq</text:p>
          </table:table-cell>
          <table:table-cell table:style-name="ce23" table:formula="of:=COUNTA([.B2:.B541])" office:value-type="float" office:value="540" calcext:value-type="float">
            <text:p>540</text:p>
          </table:table-cell>
          <table:table-cell table:style-name="ce30" office:value-type="string" calcext:value-type="string">
            <text:p>translat</text:p>
          </table:table-cell>
          <table:table-cell table:style-name="ce30" office:value-type="string" calcext:value-type="string">
            <text:p>propo1</text:p>
          </table:table-cell>
          <table:table-cell table:style-name="ce30" office:value-type="string" calcext:value-type="string">
            <text:p>propo2</text:p>
          </table:table-cell>
          <table:table-cell table:style-name="ce32" office:value-type="string" calcext:value-type="string">
            <text:p>Uwagi – propozycje – pytania</text:p>
          </table:table-cell>
          <table:table-cell table:style-name="ce20" office:value-type="string" calcext:value-type="string">
            <text:p>ew. przykłady</text:p>
          </table:table-cell>
        </table:table-row>
        <table:table-row table:style-name="ro1">
          <table:table-cell table:style-name="ce10" office:value-type="float" office:value="445993" calcext:value-type="float">
            <text:p>445 993</text:p>
          </table:table-cell>
          <table:table-cell table:style-name="ce14" office:value-type="string" calcext:value-type="string">
            <text:p>b</text:p>
          </table:table-cell>
          <table:table-cell office:value-type="string" calcext:value-type="string">
            <text:p>XP</text:p>
          </table:table-cell>
          <table:table-cell table:number-columns-repeated="3"/>
          <table:table-cell office:value-type="string" calcext:value-type="string">
            <text:p>banan</text:p>
          </table:table-cell>
        </table:table-row>
        <table:table-row table:style-name="ro1" table:visibility="filter">
          <table:table-cell office:value-type="float" office:value="13173" calcext:value-type="float">
            <text:p>13 173</text:p>
          </table:table-cell>
          <table:table-cell table:style-name="ce19" office:value-type="string" calcext:value-type="string">
            <text:p>bl</text:p>
          </table:table-cell>
          <table:table-cell office:value-type="string" calcext:value-type="string">
            <text:p>XPL</text:p>
          </table:table-cell>
          <table:table-cell table:number-columns-repeated="3"/>
          <table:table-cell office:value-type="string" calcext:value-type="string">
            <text:p>blamaż</text:p>
          </table:table-cell>
        </table:table-row>
        <table:table-row table:style-name="ro1" table:visibility="filter">
          <table:table-cell office:value-type="float" office:value="4342" calcext:value-type="float">
            <text:p>4 342</text:p>
          </table:table-cell>
          <table:table-cell table:style-name="ce19" office:value-type="string" calcext:value-type="string">
            <text:p>bli</text:p>
          </table:table-cell>
          <table:table-cell/>
          <table:table-cell office:value-type="string" calcext:value-type="string">
            <text:p>XPLI</text:p>
          </table:table-cell>
          <table:table-cell office:value-type="string" calcext:value-type="string">
            <text:p>XPLJI</text:p>
          </table:table-cell>
          <table:table-cell office:value-type="string" calcext:value-type="string">
            <text:p>XPLJI=bli[aeouyąę] ; XPLI=blizna</text:p>
          </table:table-cell>
          <table:table-cell office:value-type="string" calcext:value-type="string">
            <text:p>blizna</text:p>
          </table:table-cell>
        </table:table-row>
        <table:table-row table:style-name="ro1" table:visibility="filter">
          <table:table-cell office:value-type="float" office:value="7449" calcext:value-type="float">
            <text:p>7 449</text:p>
          </table:table-cell>
          <table:table-cell table:style-name="ce19" office:value-type="string" calcext:value-type="string">
            <text:p>bł</text:p>
          </table:table-cell>
          <table:table-cell office:value-type="string" calcext:value-type="string">
            <text:p>XPLJ</text:p>
          </table:table-cell>
          <table:table-cell table:number-columns-repeated="3"/>
          <table:table-cell office:value-type="string" calcext:value-type="string">
            <text:p>błogo</text:p>
          </table:table-cell>
        </table:table-row>
        <table:table-row table:style-name="ro1" table:visibility="filter">
          <table:table-cell office:value-type="float" office:value="28150" calcext:value-type="float">
            <text:p>28 150</text:p>
          </table:table-cell>
          <table:table-cell table:style-name="ce19" office:value-type="string" calcext:value-type="string">
            <text:p>br</text:p>
          </table:table-cell>
          <table:table-cell office:value-type="string" calcext:value-type="string">
            <text:p>XPR</text:p>
          </table:table-cell>
          <table:table-cell table:number-columns-repeated="3"/>
          <table:table-cell office:value-type="string" calcext:value-type="string">
            <text:p>broń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table:style-name="ce19" office:value-type="string" calcext:value-type="string">
            <text:p>brd</text:p>
          </table:table-cell>
          <table:table-cell office:value-type="string" calcext:value-type="string">
            <text:p>XTPR</text:p>
          </table:table-cell>
          <table:table-cell table:number-columns-repeated="3"/>
          <table:table-cell office:value-type="string" calcext:value-type="string">
            <text:p>brda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brdz</text:p>
          </table:table-cell>
          <table:table-cell office:value-type="string" calcext:value-type="string">
            <text:p>XZTPR</text:p>
          </table:table-cell>
          <table:table-cell table:number-columns-repeated="3"/>
          <table:table-cell office:value-type="string" calcext:value-type="string">
            <text:p>brdzie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table:style-name="ce19" office:value-type="string" calcext:value-type="string">
            <text:p>brn</text:p>
          </table:table-cell>
          <table:table-cell office:value-type="string" calcext:value-type="string">
            <text:p>XPVLR</text:p>
          </table:table-cell>
          <table:table-cell table:number-columns-repeated="3"/>
          <table:table-cell office:value-type="string" calcext:value-type="string">
            <text:p>brnąć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table:style-name="ce19" office:value-type="string" calcext:value-type="string">
            <text:p>brni</text:p>
          </table:table-cell>
          <table:table-cell/>
          <table:table-cell office:value-type="string" calcext:value-type="string">
            <text:p>XPVLRJ</text:p>
          </table:table-cell>
          <table:table-cell table:number-columns-repeated="2"/>
          <table:table-cell office:value-type="string" calcext:value-type="string">
            <text:p>brnie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style-name="ce19" office:value-type="string" calcext:value-type="string">
            <text:p>brw</text:p>
          </table:table-cell>
          <table:table-cell office:value-type="string" calcext:value-type="string">
            <text:p>XPVR</text:p>
          </table:table-cell>
          <table:table-cell table:number-columns-repeated="3"/>
          <table:table-cell office:value-type="string" calcext:value-type="string">
            <text:p>brwi</text:p>
          </table:table-cell>
        </table:table-row>
        <table:table-row table:style-name="ro1" table:visibility="filter">
          <table:table-cell office:value-type="float" office:value="7663" calcext:value-type="float">
            <text:p>7 663</text:p>
          </table:table-cell>
          <table:table-cell table:style-name="ce19" office:value-type="string" calcext:value-type="string">
            <text:p>brz</text:p>
          </table:table-cell>
          <table:table-cell office:value-type="string" calcext:value-type="string">
            <text:p>XPRJ</text:p>
          </table:table-cell>
          <table:table-cell table:number-columns-repeated="3"/>
          <table:table-cell office:value-type="string" calcext:value-type="string">
            <text:p>brzeg</text:p>
          </table:table-cell>
        </table:table-row>
        <table:table-row table:style-name="ro1" table:visibility="filter">
          <table:table-cell office:value-type="float" office:value="732" calcext:value-type="float">
            <text:p>732</text:p>
          </table:table-cell>
          <table:table-cell table:style-name="ce19" office:value-type="string" calcext:value-type="string">
            <text:p>brzd</text:p>
          </table:table-cell>
          <table:table-cell/>
          <table:table-cell office:value-type="string" calcext:value-type="string">
            <text:p>XPVRJ</text:p>
          </table:table-cell>
          <table:table-cell table:number-columns-repeated="2"/>
          <table:table-cell office:value-type="string" calcext:value-type="string">
            <text:p>brzdąc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brzm</text:p>
          </table:table-cell>
          <table:table-cell office:value-type="string" calcext:value-type="string">
            <text:p>XTPVRJ</text:p>
          </table:table-cell>
          <table:table-cell table:number-columns-repeated="2"/>
          <table:table-cell table:style-name="Default"/>
          <table:table-cell office:value-type="string" calcext:value-type="string">
            <text:p>?</text:p>
          </table:table-cell>
        </table:table-row>
        <table:table-row table:style-name="ro1" table:visibility="filter">
          <table:table-cell office:value-type="float" office:value="1064" calcext:value-type="float">
            <text:p>1 064</text:p>
          </table:table-cell>
          <table:table-cell table:style-name="ce19" office:value-type="string" calcext:value-type="string">
            <text:p>brzmi</text:p>
          </table:table-cell>
          <table:table-cell/>
          <table:table-cell office:value-type="string" calcext:value-type="string">
            <text:p>XTPVLRJ</text:p>
          </table:table-cell>
          <table:table-cell/>
          <table:table-cell office:value-type="string" calcext:value-type="string">
            <text:p>tylko „brzmi-” nie ma twardego</text:p>
          </table:table-cell>
          <table:table-cell office:value-type="string" calcext:value-type="string">
            <text:p>brzmienie</text:p>
          </table:table-cell>
        </table:table-row>
        <table:table-row table:style-name="ro1" table:visibility="filter">
          <table:table-cell office:value-type="float" office:value="485" calcext:value-type="float">
            <text:p>485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XZP</text:p>
          </table:table-cell>
          <table:table-cell table:number-columns-repeated="3"/>
          <table:table-cell office:value-type="string" calcext:value-type="string">
            <text:p>bzy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string" calcext:value-type="string">
            <text:p>bzi</text:p>
          </table:table-cell>
          <table:table-cell/>
          <table:table-cell office:value-type="string" calcext:value-type="string">
            <text:p>XZPJ</text:p>
          </table:table-cell>
          <table:table-cell table:number-columns-repeated="2"/>
          <table:table-cell office:value-type="string" calcext:value-type="string">
            <text:p>bzik, bzie</text:p>
          </table:table-cell>
        </table:table-row>
        <table:table-row table:style-name="ro1" table:visibility="filter">
          <table:table-cell office:value-type="float" office:value="454" calcext:value-type="float">
            <text:p>454</text:p>
          </table:table-cell>
          <table:table-cell table:style-name="ce19" office:value-type="string" calcext:value-type="string">
            <text:p>bzd</text:p>
          </table:table-cell>
          <table:table-cell office:value-type="string" calcext:value-type="string">
            <text:p>XZTP</text:p>
          </table:table-cell>
          <table:table-cell office:value-type="string" calcext:value-type="string">
            <text:p>XZT</text:p>
          </table:table-cell>
          <table:table-cell office:value-type="string" calcext:value-type="string">
            <text:p>ZTP</text:p>
          </table:table-cell>
          <table:table-cell/>
          <table:table-cell office:value-type="string" calcext:value-type="string">
            <text:p>bzdura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style-name="ce19" office:value-type="string" calcext:value-type="string">
            <text:p>bzdr</text:p>
          </table:table-cell>
          <table:table-cell office:value-type="string" calcext:value-type="string">
            <text:p>XZTPR</text:p>
          </table:table-cell>
          <table:table-cell office:value-type="string" calcext:value-type="string">
            <text:p>XZTR</text:p>
          </table:table-cell>
          <table:table-cell office:value-type="string" calcext:value-type="string">
            <text:p>ZTPR</text:p>
          </table:table-cell>
          <table:table-cell/>
          <table:table-cell office:value-type="string" calcext:value-type="string">
            <text:p>u=bzdryngolić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bźdz</text:p>
          </table:table-cell>
          <table:table-cell office:value-type="string" calcext:value-type="string">
            <text:p>XZTP</text:p>
          </table:table-cell>
          <table:table-cell table:number-columns-repeated="3"/>
          <table:table-cell office:value-type="string" calcext:value-type="string">
            <text:p>bździć</text:p>
          </table:table-cell>
        </table:table-row>
        <table:table-row table:style-name="ro1" table:visibility="filter">
          <table:table-cell table:style-name="ce10" office:value-type="float" office:value="78" calcext:value-type="float">
            <text:p>78</text:p>
          </table:table-cell>
          <table:table-cell table:style-name="ce14" office:value-type="string" calcext:value-type="string">
            <text:p>bżdż</text:p>
          </table:table-cell>
          <table:table-cell office:value-type="string" calcext:value-type="string">
            <text:p>XZTPV</text:p>
          </table:table-cell>
          <table:table-cell table:number-columns-repeated="3"/>
          <table:table-cell office:value-type="string" calcext:value-type="string">
            <text:p>bżdżę</text:p>
          </table:table-cell>
        </table:table-row>
        <table:table-row table:style-name="ro1">
          <table:table-cell table:style-name="ce10" office:value-type="float" office:value="331295" calcext:value-type="float">
            <text:p>331 295</text:p>
          </table:table-cell>
          <table:table-cell table:style-name="ce14" office:value-type="string" calcext:value-type="string">
            <text:p>c</text:p>
          </table:table-cell>
          <table:table-cell office:value-type="string" calcext:value-type="string">
            <text:p>ZT</text:p>
          </table:table-cell>
          <table:table-cell table:number-columns-repeated="3"/>
          <table:table-cell office:value-type="string" calcext:value-type="string">
            <text:p>centrum</text:p>
          </table:table-cell>
        </table:table-row>
        <table:table-row table:style-name="ro1">
          <table:table-cell table:style-name="ce10" office:value-type="float" office:value="130917" calcext:value-type="float">
            <text:p>130 917</text:p>
          </table:table-cell>
          <table:table-cell table:style-name="ce14" office:value-type="string" calcext:value-type="string">
            <text:p>ci</text:p>
          </table:table-cell>
          <table:table-cell/>
          <table:table-cell office:value-type="string" calcext:value-type="string">
            <text:p>ZTI / ZTJ</text:p>
          </table:table-cell>
          <table:table-cell/>
          <table:table-cell office:value-type="string" calcext:value-type="string">
            <text:p>ć != ci → cisnę != cieszę</text:p>
          </table:table-cell>
          <table:table-cell office:value-type="string" calcext:value-type="string">
            <text:p>oko=cim</text:p>
          </table:table-cell>
        </table:table-row>
        <table:table-row table:style-name="ro1">
          <table:table-cell office:value-type="float" office:value="30269" calcext:value-type="float">
            <text:p>30 269</text:p>
          </table:table-cell>
          <table:table-cell table:style-name="ce19" office:value-type="string" calcext:value-type="string">
            <text:p>cj</text:p>
          </table:table-cell>
          <table:table-cell office:value-type="string" calcext:value-type="string">
            <text:p>ZTJ</text:p>
          </table:table-cell>
          <table:table-cell table:number-columns-repeated="3"/>
          <table:table-cell office:value-type="string" calcext:value-type="string">
            <text:p>aka=cja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table:style-name="ce19" office:value-type="string" calcext:value-type="string">
            <text:p>ckl</text:p>
          </table:table-cell>
          <table:table-cell office:value-type="string" calcext:value-type="string">
            <text:p>ZKTL</text:p>
          </table:table-cell>
          <table:table-cell table:number-columns-repeated="3"/>
          <table:table-cell office:value-type="string" calcext:value-type="string">
            <text:p>ckliwy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ckn</text:p>
          </table:table-cell>
          <table:table-cell office:value-type="string" calcext:value-type="string">
            <text:p>ZKTLR</text:p>
          </table:table-cell>
          <table:table-cell table:number-columns-repeated="3"/>
          <table:table-cell office:value-type="string" calcext:value-type="string">
            <text:p>cknić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  <table:table-cell table:style-name="ce19" office:value-type="string" calcext:value-type="string">
            <text:p>cl</text:p>
          </table:table-cell>
          <table:table-cell office:value-type="string" calcext:value-type="string">
            <text:p>ZTL</text:p>
          </table:table-cell>
          <table:table-cell table:number-columns-repeated="3"/>
          <table:table-cell office:value-type="string" calcext:value-type="string">
            <text:p>clić</text:p>
          </table:table-cell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table:style-name="ce19" office:value-type="string" calcext:value-type="string">
            <text:p>cł</text:p>
          </table:table-cell>
          <table:table-cell office:value-type="string" calcext:value-type="string">
            <text:p>ZTLJ</text:p>
          </table:table-cell>
          <table:table-cell table:number-columns-repeated="3"/>
          <table:table-cell office:value-type="string" calcext:value-type="string">
            <text:p>cło</text:p>
          </table:table-cell>
        </table:table-row>
        <table:table-row table:style-name="ro1" table:visibility="filter">
          <table:table-cell office:value-type="float" office:value="1136" calcext:value-type="float">
            <text:p>1 136</text:p>
          </table:table-cell>
          <table:table-cell table:style-name="ce19" office:value-type="string" calcext:value-type="string">
            <text:p>cm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cmok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table:style-name="ce19" office:value-type="string" calcext:value-type="string">
            <text:p>cn</text:p>
          </table:table-cell>
          <table:table-cell office:value-type="string" calcext:value-type="string">
            <text:p>ZTLR</text:p>
          </table:table-cell>
          <table:table-cell table:number-columns-repeated="3"/>
          <table:table-cell office:value-type="string" calcext:value-type="string">
            <text:p>za=cny</text:p>
          </table:table-cell>
        </table:table-row>
        <table:table-row table:style-name="ro1" table:visibility="filter">
          <table:table-cell table:style-name="ce10" office:value-type="float" office:value="681" calcext:value-type="float">
            <text:p>681</text:p>
          </table:table-cell>
          <table:table-cell table:style-name="ce14" office:value-type="string" calcext:value-type="string">
            <text:p>cw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cwaniak</text:p>
          </table:table-cell>
        </table:table-row>
        <table:table-row table:style-name="ro1">
          <table:table-cell table:style-name="ce10" office:value-type="float" office:value="171891" calcext:value-type="float">
            <text:p>171 891</text:p>
          </table:table-cell>
          <table:table-cell table:style-name="ce14" office:value-type="string" calcext:value-type="string">
            <text:p>cz</text:p>
          </table:table-cell>
          <table:table-cell office:value-type="string" calcext:value-type="string">
            <text:p>PV</text:p>
          </table:table-cell>
          <table:table-cell table:number-columns-repeated="3"/>
          <table:table-cell office:value-type="string" calcext:value-type="string">
            <text:p>często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czc</text:p>
          </table:table-cell>
          <table:table-cell office:value-type="string" calcext:value-type="string">
            <text:p>ZTPV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 table:visibility="filter">
          <table:table-cell office:value-type="float" office:value="349" calcext:value-type="float">
            <text:p>349</text:p>
          </table:table-cell>
          <table:table-cell table:style-name="ce19" office:value-type="string" calcext:value-type="string">
            <text:p>czci</text:p>
          </table:table-cell>
          <table:table-cell/>
          <table:table-cell office:value-type="string" calcext:value-type="string">
            <text:p>ZTPVJ</text:p>
          </table:table-cell>
          <table:table-cell/>
          <table:table-cell office:value-type="string" calcext:value-type="string">
            <text:p>tylko „czci-” nie ma „czc-”</text:p>
          </table:table-cell>
          <table:table-cell office:value-type="string" calcext:value-type="string">
            <text:p>czcić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table:style-name="ce19" office:value-type="string" calcext:value-type="string">
            <text:p>czch</text:p>
          </table:table-cell>
          <table:table-cell office:value-type="string" calcext:value-type="string">
            <text:p>KTPV</text:p>
          </table:table-cell>
          <table:table-cell table:number-columns-repeated="3"/>
          <table:table-cell office:value-type="string" calcext:value-type="string">
            <text:p>czchowianie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table:style-name="ce19" office:value-type="string" calcext:value-type="string">
            <text:p>czcz</text:p>
          </table:table-cell>
          <table:table-cell office:value-type="string" calcext:value-type="string">
            <text:p>PV</text:p>
          </table:table-cell>
          <table:table-cell table:number-columns-repeated="3"/>
          <table:table-cell office:value-type="string" calcext:value-type="string">
            <text:p>czczenie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style-name="ce19" office:value-type="string" calcext:value-type="string">
            <text:p>czk</text:p>
          </table:table-cell>
          <table:table-cell office:value-type="string" calcext:value-type="string">
            <text:p>KPV</text:p>
          </table:table-cell>
          <table:table-cell table:number-columns-repeated="3"/>
          <table:table-cell office:value-type="string" calcext:value-type="string">
            <text:p>czkanie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style-name="ce19" office:value-type="string" calcext:value-type="string">
            <text:p>czkn</text:p>
          </table:table-cell>
          <table:table-cell office:value-type="string" calcext:value-type="string">
            <text:p>KPVLR</text:p>
          </table:table-cell>
          <table:table-cell table:number-columns-repeated="3"/>
          <table:table-cell office:value-type="string" calcext:value-type="string">
            <text:p>czknięcie</text:p>
          </table:table-cell>
        </table:table-row>
        <table:table-row table:style-name="ro1" table:visibility="filter">
          <table:table-cell office:value-type="float" office:value="1566" calcext:value-type="float">
            <text:p>1 566</text:p>
          </table:table-cell>
          <table:table-cell table:style-name="ce19" office:value-type="string" calcext:value-type="string">
            <text:p>czł</text:p>
          </table:table-cell>
          <table:table-cell office:value-type="string" calcext:value-type="string">
            <text:p>PVLJ</text:p>
          </table:table-cell>
          <table:table-cell table:number-columns-repeated="3"/>
          <table:table-cell office:value-type="string" calcext:value-type="string">
            <text:p>człowiek</text:p>
          </table:table-cell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table:style-name="ce19" office:value-type="string" calcext:value-type="string">
            <text:p>czm</text:p>
          </table:table-cell>
          <table:table-cell office:value-type="string" calcext:value-type="string">
            <text:p>TPV</text:p>
          </table:table-cell>
          <table:table-cell table:number-columns-repeated="3"/>
          <table:table-cell office:value-type="string" calcext:value-type="string">
            <text:p>czmychać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czn</text:p>
          </table:table-cell>
          <table:table-cell office:value-type="string" calcext:value-type="string">
            <text:p>PVLR</text:p>
          </table:table-cell>
          <table:table-cell table:number-columns-repeated="3"/>
          <table:table-cell office:value-type="string" calcext:value-type="string">
            <text:p>po=cznę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table:style-name="ce19" office:value-type="string" calcext:value-type="string">
            <text:p>czni</text:p>
          </table:table-cell>
          <table:table-cell/>
          <table:table-cell office:value-type="string" calcext:value-type="string">
            <text:p>PVLRJ</text:p>
          </table:table-cell>
          <table:table-cell table:number-columns-repeated="2"/>
          <table:table-cell office:value-type="string" calcext:value-type="string">
            <text:p>czniać</text:p>
          </table:table-cell>
        </table:table-row>
        <table:table-row table:style-name="ro1" table:visibility="filter">
          <table:table-cell office:value-type="float" office:value="1251" calcext:value-type="float">
            <text:p>1 251</text:p>
          </table:table-cell>
          <table:table-cell table:style-name="ce19" office:value-type="string" calcext:value-type="string">
            <text:p>czt</text:p>
          </table:table-cell>
          <table:table-cell office:value-type="string" calcext:value-type="string">
            <text:p>TPV</text:p>
          </table:table-cell>
          <table:table-cell table:number-columns-repeated="3"/>
          <table:table-cell office:value-type="string" calcext:value-type="string">
            <text:p>cztery</text:p>
          </table:table-cell>
        </table:table-row>
        <table:table-row table:style-name="ro1" table:visibility="filter">
          <table:table-cell table:style-name="ce10" office:value-type="float" office:value="957" calcext:value-type="float">
            <text:p>957</text:p>
          </table:table-cell>
          <table:table-cell table:style-name="ce14" office:value-type="string" calcext:value-type="string">
            <text:p>czw</text:p>
          </table:table-cell>
          <table:table-cell office:value-type="string" calcext:value-type="string">
            <text:p>TPV</text:p>
          </table:table-cell>
          <table:table-cell table:number-columns-repeated="3"/>
          <table:table-cell office:value-type="string" calcext:value-type="string">
            <text:p>czwartek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ć (ci)</text:p>
          </table:table-cell>
          <table:table-cell office:value-type="string" calcext:value-type="string">
            <text:p>TJ</text:p>
          </table:table-cell>
          <table:table-cell table:number-columns-repeated="3"/>
          <table:table-cell office:value-type="string" calcext:value-type="string">
            <text:p>cienko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style-name="ce19" office:value-type="string" calcext:value-type="string">
            <text:p>ćk</text:p>
          </table:table-cell>
          <table:table-cell office:value-type="string" calcext:value-type="string">
            <text:p>ZKT</text:p>
          </table:table-cell>
          <table:table-cell table:number-columns-repeated="3"/>
          <table:table-cell office:value-type="string" calcext:value-type="string">
            <text:p>ćkać</text:p>
          </table:table-cell>
        </table:table-row>
        <table:table-row table:style-name="ro1" table:visibility="filter">
          <table:table-cell office:value-type="float" office:value="513" calcext:value-type="float">
            <text:p>513</text:p>
          </table:table-cell>
          <table:table-cell table:style-name="ce19" office:value-type="string" calcext:value-type="string">
            <text:p>ćm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ćma</text:p>
          </table:table-cell>
        </table:table-row>
        <table:table-row table:style-name="ro1" table:visibility="filter">
          <table:table-cell office:value-type="float" office:value="459" calcext:value-type="float">
            <text:p>459</text:p>
          </table:table-cell>
          <table:table-cell table:style-name="ce19" office:value-type="string" calcext:value-type="string">
            <text:p>ćmi</text:p>
          </table:table-cell>
          <table:table-cell/>
          <table:table-cell office:value-type="string" calcext:value-type="string">
            <text:p>ZTVJ</text:p>
          </table:table-cell>
          <table:table-cell table:number-columns-repeated="2"/>
          <table:table-cell office:value-type="string" calcext:value-type="string">
            <text:p>ćmić</text:p>
          </table:table-cell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table:style-name="ce19" office:value-type="string" calcext:value-type="string">
            <text:p>ćp</text:p>
          </table:table-cell>
          <table:table-cell office:value-type="string" calcext:value-type="string">
            <text:p>ZTP</text:p>
          </table:table-cell>
          <table:table-cell table:number-columns-repeated="3"/>
          <table:table-cell office:value-type="string" calcext:value-type="string">
            <text:p>ćpać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ćpi</text:p>
          </table:table-cell>
          <table:table-cell/>
          <table:table-cell office:value-type="string" calcext:value-type="string">
            <text:p>ZTPJ</text:p>
          </table:table-cell>
          <table:table-cell/>
          <table:table-cell office:value-type="string" calcext:value-type="string">
            <text:p>w słowniku nie ma, ale słowo znam</text:p>
          </table:table-cell>
          <table:table-cell office:value-type="string" calcext:value-type="string">
            <text:p>ćpie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ćpn</text:p>
          </table:table-cell>
          <table:table-cell office:value-type="string" calcext:value-type="string">
            <text:p>ZTPLR</text:p>
          </table:table-cell>
          <table:table-cell table:number-columns-repeated="3"/>
          <table:table-cell office:value-type="string" calcext:value-type="string">
            <text:p>ćpnąć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ćpni</text:p>
          </table:table-cell>
          <table:table-cell/>
          <table:table-cell office:value-type="string" calcext:value-type="string">
            <text:p>ZTPLRJ</text:p>
          </table:table-cell>
          <table:table-cell table:number-columns-repeated="2"/>
          <table:table-cell office:value-type="string" calcext:value-type="string">
            <text:p>ćpnie</text:p>
          </table:table-cell>
        </table:table-row>
        <table:table-row table:style-name="ro1" table:visibility="filter">
          <table:table-cell table:style-name="ce10" office:value-type="float" office:value="32" calcext:value-type="float">
            <text:p>32</text:p>
          </table:table-cell>
          <table:table-cell table:style-name="ce14" office:value-type="string" calcext:value-type="string">
            <text:p>ćw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ćwok</text:p>
          </table:table-cell>
        </table:table-row>
        <table:table-row table:style-name="ro1" table:visibility="filter">
          <table:table-cell table:style-name="ce10" office:value-type="float" office:value="2358" calcext:value-type="float">
            <text:p>2 358</text:p>
          </table:table-cell>
          <table:table-cell table:style-name="ce14" office:value-type="string" calcext:value-type="string">
            <text:p>ćwi</text:p>
          </table:table-cell>
          <table:table-cell/>
          <table:table-cell office:value-type="string" calcext:value-type="string">
            <text:p>ZTVJ</text:p>
          </table:table-cell>
          <table:table-cell table:number-columns-repeated="2"/>
          <table:table-cell office:value-type="string" calcext:value-type="string">
            <text:p>ćwicz</text:p>
          </table:table-cell>
        </table:table-row>
        <table:table-row table:style-name="ro1">
          <table:table-cell table:style-name="ce10" office:value-type="float" office:value="291255" calcext:value-type="float">
            <text:p>291 255</text:p>
          </table:table-cell>
          <table:table-cell table:style-name="ce14" office:value-type="string" calcext:value-type="string">
            <text:p>d</text:p>
          </table:table-cell>
          <table:table-cell office:value-type="string" calcext:value-type="string">
            <text:p>XT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daj</text:p>
          </table:table-cell>
        </table:table-row>
        <table:table-row table:style-name="ro1" table:visibility="filter">
          <table:table-cell office:value-type="float" office:value="347" calcext:value-type="float">
            <text:p>347</text:p>
          </table:table-cell>
          <table:table-cell table:style-name="ce19" office:value-type="string" calcext:value-type="string">
            <text:p>db</text:p>
          </table:table-cell>
          <table:table-cell office:value-type="string" calcext:value-type="string">
            <text:p>XTP</text:p>
          </table:table-cell>
          <table:table-cell table:number-columns-repeated="3"/>
          <table:table-cell office:value-type="string" calcext:value-type="string">
            <text:p>dbaj</text:p>
          </table:table-cell>
        </table:table-row>
        <table:table-row table:style-name="ro1" table:visibility="filter">
          <table:table-cell office:value-type="float" office:value="12034" calcext:value-type="float">
            <text:p>12 034</text:p>
          </table:table-cell>
          <table:table-cell table:style-name="ce19" office:value-type="string" calcext:value-type="string">
            <text:p>dl</text:p>
          </table:table-cell>
          <table:table-cell office:value-type="string" calcext:value-type="string">
            <text:p>XTL</text:p>
          </table:table-cell>
          <table:table-cell table:number-columns-repeated="3"/>
          <table:table-cell office:value-type="string" calcext:value-type="string">
            <text:p>dla</text:p>
          </table:table-cell>
        </table:table-row>
        <table:table-row table:style-name="ro1" table:visibility="filter">
          <table:table-cell office:value-type="float" office:value="13311" calcext:value-type="float">
            <text:p>13 311</text:p>
          </table:table-cell>
          <table:table-cell table:style-name="ce19" office:value-type="string" calcext:value-type="string">
            <text:p>dł</text:p>
          </table:table-cell>
          <table:table-cell office:value-type="string" calcext:value-type="string">
            <text:p>XTLJ</text:p>
          </table:table-cell>
          <table:table-cell table:number-columns-repeated="3"/>
          <table:table-cell office:value-type="string" calcext:value-type="string">
            <text:p>długo</text:p>
          </table:table-cell>
        </table:table-row>
        <table:table-row table:style-name="ro1" table:visibility="filter">
          <table:table-cell office:value-type="float" office:value="1845" calcext:value-type="float">
            <text:p>1 845</text:p>
          </table:table-cell>
          <table:table-cell table:style-name="ce19" office:value-type="string" calcext:value-type="string">
            <text:p>dm</text:p>
          </table:table-cell>
          <table:table-cell office:value-type="string" calcext:value-type="string">
            <text:p>XTV</text:p>
          </table:table-cell>
          <table:table-cell table:number-columns-repeated="3"/>
          <table:table-cell office:value-type="string" calcext:value-type="string">
            <text:p>dmący</text:p>
          </table:table-cell>
        </table:table-row>
        <table:table-row table:style-name="ro1" table:visibility="filter">
          <table:table-cell office:value-type="float" office:value="397" calcext:value-type="float">
            <text:p>397</text:p>
          </table:table-cell>
          <table:table-cell table:style-name="ce19" office:value-type="string" calcext:value-type="string">
            <text:p>dmi</text:p>
          </table:table-cell>
          <table:table-cell/>
          <table:table-cell office:value-type="string" calcext:value-type="string">
            <text:p>XTVJ</text:p>
          </table:table-cell>
          <table:table-cell table:number-columns-repeated="2"/>
          <table:table-cell office:value-type="string" calcext:value-type="string">
            <text:p>dmie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style-name="ce19" office:value-type="string" calcext:value-type="string">
            <text:p>dn</text:p>
          </table:table-cell>
          <table:table-cell office:value-type="string" calcext:value-type="string">
            <text:p>XTLR</text:p>
          </table:table-cell>
          <table:table-cell table:number-columns-repeated="3"/>
          <table:table-cell office:value-type="string" calcext:value-type="string">
            <text:p>dno</text:p>
          </table:table-cell>
        </table:table-row>
        <table:table-row table:style-name="ro1" table:visibility="filter">
          <table:table-cell office:value-type="float" office:value="1671" calcext:value-type="float">
            <text:p>1 671</text:p>
          </table:table-cell>
          <table:table-cell table:style-name="ce19" office:value-type="string" calcext:value-type="string">
            <text:p>dni</text:p>
          </table:table-cell>
          <table:table-cell/>
          <table:table-cell office:value-type="string" calcext:value-type="string">
            <text:p>XTLRJ</text:p>
          </table:table-cell>
          <table:table-cell table:number-columns-repeated="2"/>
          <table:table-cell office:value-type="string" calcext:value-type="string">
            <text:p>dnie</text:p>
          </table:table-cell>
        </table:table-row>
        <table:table-row table:style-name="ro1" table:visibility="filter">
          <table:table-cell office:value-type="float" office:value="28568" calcext:value-type="float">
            <text:p>28 568</text:p>
          </table:table-cell>
          <table:table-cell table:style-name="ce19" office:value-type="string" calcext:value-type="string">
            <text:p>dr</text:p>
          </table:table-cell>
          <table:table-cell office:value-type="string" calcext:value-type="string">
            <text:p>XTR</text:p>
          </table:table-cell>
          <table:table-cell table:number-columns-repeated="3"/>
          <table:table-cell office:value-type="string" calcext:value-type="string">
            <text:p>drań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table:style-name="ce19" office:value-type="string" calcext:value-type="string">
            <text:p>drg</text:p>
          </table:table-cell>
          <table:table-cell office:value-type="string" calcext:value-type="string">
            <text:p>XKTR</text:p>
          </table:table-cell>
          <table:table-cell table:number-columns-repeated="3"/>
          <table:table-cell office:value-type="string" calcext:value-type="string">
            <text:p>drga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drgn</text:p>
          </table:table-cell>
          <table:table-cell office:value-type="string" calcext:value-type="string">
            <text:p>XKTVLR</text:p>
          </table:table-cell>
          <table:table-cell office:value-type="string" calcext:value-type="string">
            <text:p>XKTLR</text:p>
          </table:table-cell>
          <table:table-cell table:number-columns-repeated="2"/>
          <table:table-cell office:value-type="string" calcext:value-type="string">
            <text:p>drgnąć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table:style-name="ce19" office:value-type="string" calcext:value-type="string">
            <text:p>drgni</text:p>
          </table:table-cell>
          <table:table-cell/>
          <table:table-cell office:value-type="string" calcext:value-type="string">
            <text:p>XKTLRJ</text:p>
          </table:table-cell>
          <table:table-cell/>
          <table:table-cell office:value-type="string" calcext:value-type="string">
            <text:p>ZKTVLRJ</text:p>
          </table:table-cell>
          <table:table-cell office:value-type="string" calcext:value-type="string">
            <text:p>drgnie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table:style-name="ce19" office:value-type="string" calcext:value-type="string">
            <text:p>drw</text:p>
          </table:table-cell>
          <table:table-cell office:value-type="string" calcext:value-type="string">
            <text:p>XTVR</text:p>
          </table:table-cell>
          <table:table-cell table:number-columns-repeated="3"/>
          <table:table-cell office:value-type="string" calcext:value-type="string">
            <text:p>drwal</text:p>
          </table:table-cell>
        </table:table-row>
        <table:table-row table:style-name="ro1" table:visibility="filter">
          <table:table-cell office:value-type="float" office:value="861" calcext:value-type="float">
            <text:p>861</text:p>
          </table:table-cell>
          <table:table-cell table:style-name="ce19" office:value-type="string" calcext:value-type="string">
            <text:p>drwi</text:p>
          </table:table-cell>
          <table:table-cell/>
          <table:table-cell office:value-type="string" calcext:value-type="string">
            <text:p>XKTVRJ</text:p>
          </table:table-cell>
          <table:table-cell table:number-columns-repeated="2"/>
          <table:table-cell office:value-type="string" calcext:value-type="string">
            <text:p>drwić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table:style-name="ce19" office:value-type="string" calcext:value-type="string">
            <text:p>drż</text:p>
          </table:table-cell>
          <table:table-cell office:value-type="string" calcext:value-type="string">
            <text:p>XTPR</text:p>
          </table:table-cell>
          <table:table-cell table:number-columns-repeated="3"/>
          <table:table-cell office:value-type="string" calcext:value-type="string">
            <text:p>drżenie</text:p>
          </table:table-cell>
        </table:table-row>
        <table:table-row table:style-name="ro1" table:visibility="filter">
          <table:table-cell table:style-name="ce10" office:value-type="float" office:value="9269" calcext:value-type="float">
            <text:p>9 269</text:p>
          </table:table-cell>
          <table:table-cell table:style-name="ce14" office:value-type="string" calcext:value-type="string">
            <text:p>dw</text:p>
          </table:table-cell>
          <table:table-cell office:value-type="string" calcext:value-type="string">
            <text:p>XTV</text:p>
          </table:table-cell>
          <table:table-cell table:number-columns-repeated="3"/>
          <table:table-cell office:value-type="string" calcext:value-type="string">
            <text:p>dwoje</text:p>
          </table:table-cell>
        </table:table-row>
        <table:table-row table:style-name="ro1" table:visibility="filter">
          <table:table-cell table:style-name="ce10" office:value-type="float" office:value="1178" calcext:value-type="float">
            <text:p>1 178</text:p>
          </table:table-cell>
          <table:table-cell table:style-name="ce14" office:value-type="string" calcext:value-type="string">
            <text:p>dwi</text:p>
          </table:table-cell>
          <table:table-cell/>
          <table:table-cell office:value-type="string" calcext:value-type="string">
            <text:p>XTVJ</text:p>
          </table:table-cell>
          <table:table-cell table:number-columns-repeated="2"/>
          <table:table-cell office:value-type="string" calcext:value-type="string">
            <text:p>dwie</text:p>
          </table:table-cell>
        </table:table-row>
        <table:table-row table:style-name="ro1">
          <table:table-cell table:style-name="ce10" office:value-type="float" office:value="41991" calcext:value-type="float">
            <text:p>41 991</text:p>
          </table:table-cell>
          <table:table-cell table:style-name="ce14" office:value-type="string" calcext:value-type="string">
            <text:p>dz</text:p>
          </table:table-cell>
          <table:table-cell office:value-type="string" calcext:value-type="string">
            <text:p>XZT</text:p>
          </table:table-cell>
          <table:table-cell table:number-columns-repeated="3"/>
          <table:table-cell office:value-type="string" calcext:value-type="string">
            <text:p>dzyń</text:p>
          </table:table-cell>
        </table:table-row>
        <table:table-row table:style-name="ro1">
          <table:table-cell table:style-name="ce10" office:value-type="float" office:value="28120" calcext:value-type="float">
            <text:p>28 120</text:p>
          </table:table-cell>
          <table:table-cell table:style-name="ce14" office:value-type="string" calcext:value-type="string">
            <text:p>dzi</text:p>
          </table:table-cell>
          <table:table-cell/>
          <table:table-cell office:value-type="string" calcext:value-type="string">
            <text:p>XZTJ</text:p>
          </table:table-cell>
          <table:table-cell table:number-columns-repeated="2"/>
          <table:table-cell office:value-type="string" calcext:value-type="string">
            <text:p>dzik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table:style-name="ce19" office:value-type="string" calcext:value-type="string">
            <text:p>dzb</text:p>
          </table:table-cell>
          <table:table-cell office:value-type="string" calcext:value-type="string">
            <text:p>XZTP</text:p>
          </table:table-cell>
          <table:table-cell table:number-columns-repeated="3"/>
          <table:table-cell office:value-type="string" calcext:value-type="string">
            <text:p>dzban</text:p>
          </table:table-cell>
        </table:table-row>
        <table:table-row table:style-name="ro1" table:visibility="filter">
          <table:table-cell table:style-name="ce10" office:value-type="float" office:value="1322" calcext:value-type="float">
            <text:p>1 322</text:p>
          </table:table-cell>
          <table:table-cell table:style-name="ce14" office:value-type="string" calcext:value-type="string">
            <text:p>dzw</text:p>
          </table:table-cell>
          <table:table-cell office:value-type="string" calcext:value-type="string">
            <text:p>XZTV</text:p>
          </table:table-cell>
          <table:table-cell table:number-columns-repeated="3"/>
          <table:table-cell office:value-type="string" calcext:value-type="string">
            <text:p>dzwon</text:p>
          </table:table-cell>
        </table:table-row>
        <table:table-row table:style-name="ro1">
          <table:table-cell table:style-name="ce10" office:value-type="float" office:value="28120" calcext:value-type="float">
            <text:p>28 120</text:p>
          </table:table-cell>
          <table:table-cell table:style-name="ce14" office:value-type="string" calcext:value-type="string">
            <text:p>dź</text:p>
          </table:table-cell>
          <table:table-cell/>
          <table:table-cell office:value-type="string" calcext:value-type="string">
            <text:p>ZTJ</text:p>
          </table:table-cell>
          <table:table-cell/>
          <table:table-cell office:value-type="string" calcext:value-type="string">
            <text:p>dzi=dź</text:p>
          </table:table-cell>
          <table:table-cell office:value-type="string" calcext:value-type="string">
            <text:p>dzięki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table:style-name="ce19" office:value-type="string" calcext:value-type="string">
            <text:p>dźg</text:p>
          </table:table-cell>
          <table:table-cell office:value-type="string" calcext:value-type="string">
            <text:p>XZKT</text:p>
          </table:table-cell>
          <table:table-cell table:number-columns-repeated="3"/>
          <table:table-cell office:value-type="string" calcext:value-type="string">
            <text:p>dźgać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dźgn</text:p>
          </table:table-cell>
          <table:table-cell office:value-type="string" calcext:value-type="string">
            <text:p>XZKTLR</text:p>
          </table:table-cell>
          <table:table-cell table:number-columns-repeated="3"/>
          <table:table-cell office:value-type="string" calcext:value-type="string">
            <text:p>dźgnąć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dźgni</text:p>
          </table:table-cell>
          <table:table-cell office:value-type="string" calcext:value-type="string">
            <text:p>XZKTLRJ</text:p>
          </table:table-cell>
          <table:table-cell table:number-columns-repeated="3"/>
          <table:table-cell office:value-type="string" calcext:value-type="string">
            <text:p>dźgnij</text:p>
          </table:table-cell>
        </table:table-row>
        <table:table-row table:style-name="ro1" table:visibility="filter"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dźw</text:p>
          </table:table-cell>
          <table:table-cell office:value-type="string" calcext:value-type="string">
            <text:p>XZTV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 table:visibility="filter">
          <table:table-cell table:style-name="ce10" office:value-type="float" office:value="2288" calcext:value-type="float">
            <text:p>2 288</text:p>
          </table:table-cell>
          <table:table-cell table:style-name="ce14" office:value-type="string" calcext:value-type="string">
            <text:p>dźwi</text:p>
          </table:table-cell>
          <table:table-cell/>
          <table:table-cell office:value-type="string" calcext:value-type="string">
            <text:p>XZTVJ</text:p>
          </table:table-cell>
          <table:table-cell/>
          <table:table-cell office:value-type="string" calcext:value-type="string">
            <text:p>nie ma „dźw-” tylko „dźwi-”</text:p>
          </table:table-cell>
          <table:table-cell office:value-type="string" calcext:value-type="string">
            <text:p>dźwięk</text:p>
          </table:table-cell>
        </table:table-row>
        <table:table-row table:style-name="ro1">
          <table:table-cell table:style-name="ce10" office:value-type="float" office:value="7244" calcext:value-type="float">
            <text:p>7 244</text:p>
          </table:table-cell>
          <table:table-cell table:style-name="ce14" office:value-type="string" calcext:value-type="string">
            <text:p>dż</text:p>
          </table:table-cell>
          <table:table-cell office:value-type="string" calcext:value-type="string">
            <text:p>XPV</text:p>
          </table:table-cell>
          <table:table-cell table:number-columns-repeated="3"/>
          <table:table-cell office:value-type="string" calcext:value-type="string">
            <text:p>dżem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table:style-name="ce19" office:value-type="string" calcext:value-type="string">
            <text:p>dżdż</text:p>
          </table:table-cell>
          <table:table-cell office:value-type="string" calcext:value-type="string">
            <text:p>XPV</text:p>
          </table:table-cell>
          <table:table-cell table:number-columns-repeated="3"/>
          <table:table-cell office:value-type="string" calcext:value-type="string">
            <text:p>dżdżownica</text:p>
          </table:table-cell>
        </table:table-row>
        <table:table-row table:style-name="ro1" table:visibility="filter">
          <table:table-cell office:value-type="float" office:value="4081" calcext:value-type="float">
            <text:p>4 081</text:p>
          </table:table-cell>
          <table:table-cell table:style-name="ce19" office:value-type="string" calcext:value-type="string">
            <text:p>drz</text:p>
          </table:table-cell>
          <table:table-cell office:value-type="string" calcext:value-type="string">
            <text:p>XTRJ</text:p>
          </table:table-cell>
          <table:table-cell office:value-type="string" calcext:value-type="string">
            <text:p>XPVJ</text:p>
          </table:table-cell>
          <table:table-cell/>
          <table:table-cell office:value-type="string" calcext:value-type="string">
            <text:p>XPVJ (równoważne)</text:p>
          </table:table-cell>
          <table:table-cell office:value-type="string" calcext:value-type="string">
            <text:p>drzewo</text:p>
          </table:table-cell>
        </table:table-row>
        <table:table-row table:style-name="ro1" table:visibility="filter"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drzw</text:p>
          </table:table-cell>
          <table:table-cell office:value-type="string" calcext:value-type="string">
            <text:p>XTVRJ</text:p>
          </table:table-cell>
          <table:table-cell table:number-columns-repeated="2"/>
          <table:table-cell office:value-type="string" calcext:value-type="string">
            <text:p>nie ma drzw[aeouóyąę] tylko drzwi</text:p>
          </table:table-cell>
          <table:table-cell office:value-type="string" calcext:value-type="string">
            <text:p>?</text:p>
          </table:table-cell>
        </table:table-row>
        <table:table-row table:style-name="ro1" table:visibility="filter">
          <table:table-cell table:style-name="ce10" office:value-type="float" office:value="141" calcext:value-type="float">
            <text:p>141</text:p>
          </table:table-cell>
          <table:table-cell table:style-name="ce14" office:value-type="string" calcext:value-type="string">
            <text:p>drzwi</text:p>
          </table:table-cell>
          <table:table-cell/>
          <table:table-cell office:value-type="string" calcext:value-type="string">
            <text:p>XTVRJ</text:p>
          </table:table-cell>
          <table:table-cell/>
          <table:table-cell office:value-type="string" calcext:value-type="string">
            <text:p>nie ma „drzw-” tylko „drzwi-”</text:p>
          </table:table-cell>
          <table:table-cell office:value-type="string" calcext:value-type="string">
            <text:p>drzwiom</text:p>
          </table:table-cell>
        </table:table-row>
        <table:table-row table:style-name="ro1">
          <table:table-cell table:style-name="ce10" office:value-type="float" office:value="105567" calcext:value-type="float">
            <text:p>105 567</text:p>
          </table:table-cell>
          <table:table-cell table:style-name="ce14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akt</text:p>
          </table:table-cell>
        </table:table-row>
        <table:table-row table:style-name="ro1" table:visibility="filter">
          <table:table-cell office:value-type="float" office:value="8832" calcext:value-type="float">
            <text:p>8 832</text:p>
          </table:table-cell>
          <table:table-cell table:style-name="ce19" office:value-type="string" calcext:value-type="string">
            <text:p>fl</text:p>
          </table:table-cell>
          <table:table-cell office:value-type="string" calcext:value-type="string">
            <text:p>FL</text:p>
          </table:table-cell>
          <table:table-cell table:number-columns-repeated="3"/>
          <table:table-cell office:value-type="string" calcext:value-type="string">
            <text:p>flak</text:p>
          </table:table-cell>
        </table:table-row>
        <table:table-row table:style-name="ro1" table:visibility="filter">
          <table:table-cell office:value-type="float" office:value="11310" calcext:value-type="float">
            <text:p>11 310</text:p>
          </table:table-cell>
          <table:table-cell table:style-name="ce19" office:value-type="string" calcext:value-type="string">
            <text:p>fr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frak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frz</text:p>
          </table:table-cell>
          <table:table-cell office:value-type="string" calcext:value-type="string">
            <text:p>FRJ</text:p>
          </table:table-cell>
          <table:table-cell table:number-columns-repeated="2"/>
          <table:table-cell office:value-type="string" calcext:value-type="string">
            <text:p>może dla wsz?</text:p>
          </table:table-cell>
          <table:table-cell office:value-type="string" calcext:value-type="string">
            <text:p>?</text:p>
          </table:table-cell>
        </table:table-row>
        <table:table-row table:style-name="ro1" table:visibility="filter">
          <table:table-cell table:style-name="ce10" office:value-type="float" office:value="155" calcext:value-type="float">
            <text:p>155</text:p>
          </table:table-cell>
          <table:table-cell table:style-name="ce14" office:value-type="string" calcext:value-type="string">
            <text:p>ft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ftalowa</text:p>
          </table:table-cell>
        </table:table-row>
        <table:table-row table:style-name="ro1">
          <table:table-cell table:style-name="ce10" office:value-type="float" office:value="258205" calcext:value-type="float">
            <text:p>258 205</text:p>
          </table:table-cell>
          <table:table-cell table:style-name="ce14" office:value-type="string" calcext:value-type="string">
            <text:p>g</text:p>
          </table:table-cell>
          <table:table-cell office:value-type="string" calcext:value-type="string">
            <text:p>XK</text:p>
          </table:table-cell>
          <table:table-cell table:number-columns-repeated="3"/>
          <table:table-cell office:value-type="string" calcext:value-type="string">
            <text:p>gęganie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table:style-name="ce19" office:value-type="string" calcext:value-type="string">
            <text:p>gb</text:p>
          </table:table-cell>
          <table:table-cell office:value-type="string" calcext:value-type="string">
            <text:p>XKP</text:p>
          </table:table-cell>
          <table:table-cell table:number-columns-repeated="3"/>
          <table:table-cell office:value-type="string" calcext:value-type="string">
            <text:p>gbur</text:p>
          </table:table-cell>
        </table:table-row>
        <table:table-row table:style-name="ro1" table:visibility="filter">
          <table:table-cell office:value-type="float" office:value="1113" calcext:value-type="float">
            <text:p>1 113</text:p>
          </table:table-cell>
          <table:table-cell table:style-name="ce19" office:value-type="string" calcext:value-type="string">
            <text:p>gd</text:p>
          </table:table-cell>
          <table:table-cell office:value-type="string" calcext:value-type="string">
            <text:p>KT</text:p>
          </table:table-cell>
          <table:table-cell table:number-columns-repeated="3"/>
          <table:table-cell office:value-type="string" calcext:value-type="string">
            <text:p>gdy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gdz</text:p>
          </table:table-cell>
          <table:table-cell/>
          <table:table-cell office:value-type="string" calcext:value-type="string">
            <text:p>XZKT</text:p>
          </table:table-cell>
          <table:table-cell/>
          <table:table-cell office:value-type="string" calcext:value-type="string">
            <text:p>nie ma „gdz-” tylko „gdzi-” i warianty</text:p>
          </table:table-cell>
          <table:table-cell office:value-type="string" calcext:value-type="string">
            <text:p>?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table:style-name="ce19" office:value-type="string" calcext:value-type="string">
            <text:p>gdzi</text:p>
          </table:table-cell>
          <table:table-cell/>
          <table:table-cell office:value-type="string" calcext:value-type="string">
            <text:p>XZKTJ</text:p>
          </table:table-cell>
          <table:table-cell/>
          <table:table-cell office:value-type="string" calcext:value-type="string">
            <text:p>GDZIE (ważne słowo i moduł – przyda się skrót dla niego)</text:p>
          </table:table-cell>
          <table:table-cell office:value-type="string" calcext:value-type="string">
            <text:p>gdzie</text:p>
          </table:table-cell>
        </table:table-row>
        <table:table-row table:style-name="ro1" table:visibility="filter">
          <table:table-cell office:value-type="float" office:value="17806" calcext:value-type="float">
            <text:p>17 806</text:p>
          </table:table-cell>
          <table:table-cell table:style-name="ce19" office:value-type="string" calcext:value-type="string">
            <text:p>gl</text:p>
          </table:table-cell>
          <table:table-cell office:value-type="string" calcext:value-type="string">
            <text:p>XKL</text:p>
          </table:table-cell>
          <table:table-cell table:number-columns-repeated="3"/>
          <table:table-cell office:value-type="string" calcext:value-type="string">
            <text:p>glut</text:p>
          </table:table-cell>
        </table:table-row>
        <table:table-row table:style-name="ro1" table:visibility="filter">
          <table:table-cell office:value-type="float" office:value="16058" calcext:value-type="float">
            <text:p>16 058</text:p>
          </table:table-cell>
          <table:table-cell table:style-name="ce19" office:value-type="string" calcext:value-type="string">
            <text:p>gł</text:p>
          </table:table-cell>
          <table:table-cell office:value-type="string" calcext:value-type="string">
            <text:p>XKLJ</text:p>
          </table:table-cell>
          <table:table-cell table:number-columns-repeated="3"/>
          <table:table-cell office:value-type="string" calcext:value-type="string">
            <text:p>gładź</text:p>
          </table:table-cell>
        </table:table-row>
        <table:table-row table:style-name="ro1" table:visibility="filter">
          <table:table-cell office:value-type="float" office:value="984" calcext:value-type="float">
            <text:p>984</text:p>
          </table:table-cell>
          <table:table-cell table:style-name="ce19" office:value-type="string" calcext:value-type="string">
            <text:p>gm</text:p>
          </table:table-cell>
          <table:table-cell office:value-type="string" calcext:value-type="string">
            <text:p>XKTV</text:p>
          </table:table-cell>
          <table:table-cell table:number-columns-repeated="3"/>
          <table:table-cell office:value-type="string" calcext:value-type="string">
            <text:p>gmach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table:style-name="ce19" office:value-type="string" calcext:value-type="string">
            <text:p>gmi</text:p>
          </table:table-cell>
          <table:table-cell/>
          <table:table-cell office:value-type="string" calcext:value-type="string">
            <text:p>XKTVJ</text:p>
          </table:table-cell>
          <table:table-cell table:number-columns-repeated="2"/>
          <table:table-cell office:value-type="string" calcext:value-type="string">
            <text:p>gmina</text:p>
          </table:table-cell>
        </table:table-row>
        <table:table-row table:style-name="ro1" table:visibility="filter">
          <table:table-cell office:value-type="float" office:value="10991" calcext:value-type="float">
            <text:p>10 991</text:p>
          </table:table-cell>
          <table:table-cell table:style-name="ce19" office:value-type="string" calcext:value-type="string">
            <text:p>gn</text:p>
          </table:table-cell>
          <table:table-cell office:value-type="string" calcext:value-type="string">
            <text:p>XKLR</text:p>
          </table:table-cell>
          <table:table-cell table:number-columns-repeated="3"/>
          <table:table-cell office:value-type="string" calcext:value-type="string">
            <text:p>gna</text:p>
          </table:table-cell>
        </table:table-row>
        <table:table-row table:style-name="ro1" table:visibility="filter">
          <table:table-cell office:value-type="float" office:value="11024" calcext:value-type="float">
            <text:p>11 024</text:p>
          </table:table-cell>
          <table:table-cell table:style-name="ce19" office:value-type="string" calcext:value-type="string">
            <text:p>gni</text:p>
          </table:table-cell>
          <table:table-cell/>
          <table:table-cell office:value-type="string" calcext:value-type="string">
            <text:p>XKLRJ</text:p>
          </table:table-cell>
          <table:table-cell table:number-columns-repeated="2"/>
          <table:table-cell office:value-type="string" calcext:value-type="string">
            <text:p>gnije</text:p>
          </table:table-cell>
        </table:table-row>
        <table:table-row table:style-name="ro1" table:visibility="filter">
          <table:table-cell office:value-type="float" office:value="43025" calcext:value-type="float">
            <text:p>43 025</text:p>
          </table:table-cell>
          <table:table-cell table:style-name="ce19" office:value-type="string" calcext:value-type="string">
            <text:p>gr</text:p>
          </table:table-cell>
          <table:table-cell office:value-type="string" calcext:value-type="string">
            <text:p>XKR</text:p>
          </table:table-cell>
          <table:table-cell table:number-columns-repeated="3"/>
          <table:table-cell office:value-type="string" calcext:value-type="string">
            <text:p>gram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grd</text:p>
          </table:table-cell>
          <table:table-cell office:value-type="string" calcext:value-type="string">
            <text:p>XKTR</text:p>
          </table:table-cell>
          <table:table-cell table:number-columns-repeated="3"/>
          <table:table-cell office:value-type="string" calcext:value-type="string">
            <text:p>grdyka</text:p>
          </table:table-cell>
        </table:table-row>
        <table:table-row table:style-name="ro1" table:visibility="filter">
          <table:table-cell office:value-type="float" office:value="6618" calcext:value-type="float">
            <text:p>6 618</text:p>
          </table:table-cell>
          <table:table-cell table:style-name="ce19" office:value-type="string" calcext:value-type="string">
            <text:p>grz</text:p>
          </table:table-cell>
          <table:table-cell office:value-type="string" calcext:value-type="string">
            <text:p>XKRJ</text:p>
          </table:table-cell>
          <table:table-cell table:number-columns-repeated="3"/>
          <table:table-cell office:value-type="string" calcext:value-type="string">
            <text:p>grzeje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table:style-name="ce19" office:value-type="string" calcext:value-type="string">
            <text:p>grzb</text:p>
          </table:table-cell>
          <table:table-cell office:value-type="string" calcext:value-type="string">
            <text:p>XKPRJ</text:p>
          </table:table-cell>
          <table:table-cell table:number-columns-repeated="3"/>
          <table:table-cell office:value-type="string" calcext:value-type="string">
            <text:p>grzbiet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grzd</text:p>
          </table:table-cell>
          <table:table-cell office:value-type="string" calcext:value-type="string">
            <text:p>XKTRJ</text:p>
          </table:table-cell>
          <table:table-cell table:number-columns-repeated="2"/>
          <table:table-cell office:value-type="string" calcext:value-type="string">
            <text:p>tylko grzdyl i warianty</text:p>
          </table:table-cell>
          <table:table-cell office:value-type="string" calcext:value-type="string">
            <text:p>grzdyl</text:p>
          </table:table-cell>
        </table:table-row>
        <table:table-row table:style-name="ro1" table:visibility="filter">
          <table:table-cell office:value-type="float" office:value="608" calcext:value-type="float">
            <text:p>608</text:p>
          </table:table-cell>
          <table:table-cell table:style-name="ce19" office:value-type="string" calcext:value-type="string">
            <text:p>grzm</text:p>
          </table:table-cell>
          <table:table-cell office:value-type="string" calcext:value-type="string">
            <text:p>XKTVRJ</text:p>
          </table:table-cell>
          <table:table-cell table:number-columns-repeated="3"/>
          <table:table-cell office:value-type="string" calcext:value-type="string">
            <text:p>grzmieć</text:p>
          </table:table-cell>
        </table:table-row>
        <table:table-row table:style-name="ro1" table:visibility="filter">
          <table:table-cell office:value-type="float" office:value="5667" calcext:value-type="float">
            <text:p>5 667</text:p>
          </table:table-cell>
          <table:table-cell table:style-name="ce19" office:value-type="string" calcext:value-type="string">
            <text:p>gw</text:p>
          </table:table-cell>
          <table:table-cell office:value-type="string" calcext:value-type="string">
            <text:p>XKV</text:p>
          </table:table-cell>
          <table:table-cell table:number-columns-repeated="3"/>
          <table:table-cell office:value-type="string" calcext:value-type="string">
            <text:p>gwarancja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gwd</text:p>
          </table:table-cell>
          <table:table-cell/>
          <table:table-cell office:value-type="string" calcext:value-type="string">
            <text:p>XZKTV</text:p>
          </table:table-cell>
          <table:table-cell/>
          <table:table-cell office:value-type="string" calcext:value-type="string">
            <text:p>tylko Gwda</text:p>
          </table:table-cell>
          <table:table-cell office:value-type="string" calcext:value-type="string">
            <text:p>Gwda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gwdz</text:p>
          </table:table-cell>
          <table:table-cell/>
          <table:table-cell office:value-type="string" calcext:value-type="string">
            <text:p>XZKTVJ</text:p>
          </table:table-cell>
          <table:table-cell/>
          <table:table-cell office:value-type="string" calcext:value-type="string">
            <text:p>tylko gwdzie i gwdzianie</text:p>
          </table:table-cell>
          <table:table-cell office:value-type="string" calcext:value-type="string">
            <text:p>gwdzianie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table:style-name="ce19" office:value-type="string" calcext:value-type="string">
            <text:p>gz</text:p>
          </table:table-cell>
          <table:table-cell office:value-type="string" calcext:value-type="string">
            <text:p>XZK</text:p>
          </table:table-cell>
          <table:table-cell table:number-columns-repeated="3"/>
          <table:table-cell office:value-type="string" calcext:value-type="string">
            <text:p>gzy</text:p>
          </table:table-cell>
        </table:table-row>
        <table:table-row table:style-name="ro1" table:visibility="filter">
          <table:table-cell table:style-name="ce10" office:value-type="float" office:value="50" calcext:value-type="float">
            <text:p>50</text:p>
          </table:table-cell>
          <table:table-cell table:style-name="ce14" office:value-type="string" calcext:value-type="string">
            <text:p>gż</text:p>
          </table:table-cell>
          <table:table-cell office:value-type="string" calcext:value-type="string">
            <text:p>XKRJ</text:p>
          </table:table-cell>
          <table:table-cell table:number-columns-repeated="3"/>
          <table:table-cell office:value-type="string" calcext:value-type="string">
            <text:p>gżą</text:p>
          </table:table-cell>
        </table:table-row>
        <table:table-row table:style-name="ro1">
          <table:table-cell table:style-name="ce10" office:value-type="float" office:value="48384" calcext:value-type="float">
            <text:p>48 384</text:p>
          </table:table-cell>
          <table:table-cell table:style-name="ce14" office:value-type="string" calcext:value-type="string">
            <text:p>h</text:p>
          </table:table-cell>
          <table:table-cell office:value-type="string" calcext:value-type="string">
            <text:p>XKT</text:p>
          </table:table-cell>
          <table:table-cell table:number-columns-repeated="3"/>
          <table:table-cell office:value-type="string" calcext:value-type="string">
            <text:p>herbata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table:style-name="ce19" office:value-type="string" calcext:value-type="string">
            <text:p>hl</text:p>
          </table:table-cell>
          <table:table-cell office:value-type="string" calcext:value-type="string">
            <text:p>XKTL</text:p>
          </table:table-cell>
          <table:table-cell table:number-columns-repeated="2"/>
          <table:table-cell office:value-type="string" calcext:value-type="string">
            <text:p>tylko „uhla”+warianty oraz ew. Wyrazy obce</text:p>
          </table:table-cell>
          <table:table-cell office:value-type="string" calcext:value-type="string">
            <text:p>uhla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hm</text:p>
          </table:table-cell>
          <table:table-cell office:value-type="string" calcext:value-type="string">
            <text:p>XKTV</text:p>
          </table:table-cell>
          <table:table-cell table:number-columns-repeated="2"/>
          <table:table-cell office:value-type="string" calcext:value-type="string">
            <text:p>tylko wyrazy obce</text:p>
          </table:table-cell>
          <table:table-cell office:value-type="string" calcext:value-type="string">
            <text:p>?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table:style-name="ce19" office:value-type="string" calcext:value-type="string">
            <text:p>hr</text:p>
          </table:table-cell>
          <table:table-cell office:value-type="string" calcext:value-type="string">
            <text:p>XKTR</text:p>
          </table:table-cell>
          <table:table-cell table:number-columns-repeated="3"/>
          <table:table-cell office:value-type="string" calcext:value-type="string">
            <text:p>hrabia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hw</text:p>
          </table:table-cell>
          <table:table-cell office:value-type="string" calcext:value-type="string">
            <text:p>XKTV</text:p>
          </table:table-cell>
          <table:table-cell table:number-columns-repeated="2"/>
          <table:table-cell office:value-type="string" calcext:value-type="string">
            <text:p>w moim słowniku tylko warianty „hwarscy”</text:p>
          </table:table-cell>
          <table:table-cell office:value-type="string" calcext:value-type="string">
            <text:p>hwar</text:p>
          </table:table-cell>
        </table:table-row>
        <table:table-row table:style-name="ro1">
          <table:table-cell office:value-type="float" office:value="71044" calcext:value-type="float">
            <text:p>71 044</text:p>
          </table:table-cell>
          <table:table-cell table:style-name="ce19" office:value-type="string" calcext:value-type="string">
            <text:p>ch</text:p>
          </table:table-cell>
          <table:table-cell office:value-type="string" calcext:value-type="string">
            <text:p>KT</text:p>
          </table:table-cell>
          <table:table-cell table:number-columns-repeated="3"/>
          <table:table-cell office:value-type="string" calcext:value-type="string">
            <text:p>chemia</text:p>
          </table:table-cell>
        </table:table-row>
        <table:table-row table:style-name="ro1" table:visibility="filter">
          <table:table-cell office:value-type="float" office:value="497" calcext:value-type="float">
            <text:p>497</text:p>
          </table:table-cell>
          <table:table-cell table:style-name="ce19" office:value-type="string" calcext:value-type="string">
            <text:p>chc</text:p>
          </table:table-cell>
          <table:table-cell office:value-type="string" calcext:value-type="string">
            <text:p>ZKT</text:p>
          </table:table-cell>
          <table:table-cell table:number-columns-repeated="3"/>
          <table:table-cell office:value-type="string" calcext:value-type="string">
            <text:p>chcę</text:p>
          </table:table-cell>
        </table:table-row>
        <table:table-row table:style-name="ro1" table:visibility="filter">
          <table:table-cell office:value-type="float" office:value="8632" calcext:value-type="float">
            <text:p>8 632</text:p>
          </table:table-cell>
          <table:table-cell table:style-name="ce19" office:value-type="string" calcext:value-type="string">
            <text:p>chl</text:p>
          </table:table-cell>
          <table:table-cell office:value-type="string" calcext:value-type="string">
            <text:p>KTL</text:p>
          </table:table-cell>
          <table:table-cell table:number-columns-repeated="3"/>
          <table:table-cell office:value-type="string" calcext:value-type="string">
            <text:p>chlam</text:p>
          </table:table-cell>
        </table:table-row>
        <table:table-row table:style-name="ro1" table:visibility="filter">
          <table:table-cell office:value-type="float" office:value="5225" calcext:value-type="float">
            <text:p>5 225</text:p>
          </table:table-cell>
          <table:table-cell table:style-name="ce19" office:value-type="string" calcext:value-type="string">
            <text:p>chł</text:p>
          </table:table-cell>
          <table:table-cell office:value-type="string" calcext:value-type="string">
            <text:p>KTLJ</text:p>
          </table:table-cell>
          <table:table-cell table:number-columns-repeated="3"/>
          <table:table-cell office:value-type="string" calcext:value-type="string">
            <text:p>chłam</text:p>
          </table:table-cell>
        </table:table-row>
        <table:table-row table:style-name="ro1" table:visibility="filter">
          <table:table-cell office:value-type="float" office:value="1428" calcext:value-type="float">
            <text:p>1 428</text:p>
          </table:table-cell>
          <table:table-cell table:style-name="ce19" office:value-type="string" calcext:value-type="string">
            <text:p>chm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chmura</text:p>
          </table:table-cell>
        </table:table-row>
        <table:table-row table:style-name="ro1" table:visibility="filter">
          <table:table-cell/>
          <table:table-cell table:style-name="ce19" office:value-type="string" calcext:value-type="string">
            <text:p>chmi</text:p>
          </table:table-cell>
          <table:table-cell/>
          <table:table-cell office:value-type="string" calcext:value-type="string">
            <text:p>KTVJ</text:p>
          </table:table-cell>
          <table:table-cell table:number-columns-repeated="2"/>
          <table:table-cell office:value-type="string" calcext:value-type="string">
            <text:p>chmiel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chn</text:p>
          </table:table-cell>
          <table:table-cell/>
          <table:table-cell office:value-type="string" calcext:value-type="string">
            <text:p>KTLR</text:p>
          </table:table-cell>
          <table:table-cell/>
          <table:table-cell office:value-type="string" calcext:value-type="string">
            <text:p>poprawione</text:p>
          </table:table-cell>
          <table:table-cell office:value-type="string" calcext:value-type="string">
            <text:p>chna</text:p>
          </table:table-cell>
        </table:table-row>
        <table:table-row table:style-name="ro1" table:visibility="filter">
          <table:table-cell office:value-type="float" office:value="7810" calcext:value-type="float">
            <text:p>7 810</text:p>
          </table:table-cell>
          <table:table-cell table:style-name="ce19" office:value-type="string" calcext:value-type="string">
            <text:p>chr</text:p>
          </table:table-cell>
          <table:table-cell office:value-type="string" calcext:value-type="string">
            <text:p>KTR</text:p>
          </table:table-cell>
          <table:table-cell table:number-columns-repeated="3"/>
          <table:table-cell office:value-type="string" calcext:value-type="string">
            <text:p>chrapać</text:p>
          </table:table-cell>
        </table:table-row>
        <table:table-row table:style-name="ro1" table:visibility="filter">
          <table:table-cell office:value-type="float" office:value="2741" calcext:value-type="float">
            <text:p>2 741</text:p>
          </table:table-cell>
          <table:table-cell table:style-name="ce19" office:value-type="string" calcext:value-type="string">
            <text:p>chrz</text:p>
          </table:table-cell>
          <table:table-cell office:value-type="string" calcext:value-type="string">
            <text:p>KTRJ</text:p>
          </table:table-cell>
          <table:table-cell table:number-columns-repeated="3"/>
          <table:table-cell office:value-type="string" calcext:value-type="string">
            <text:p>chrzan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table:style-name="ce19" office:value-type="string" calcext:value-type="string">
            <text:p>chrzc</text:p>
          </table:table-cell>
          <table:table-cell office:value-type="string" calcext:value-type="string">
            <text:p>ZKTRJ</text:p>
          </table:table-cell>
          <table:table-cell office:value-type="string" calcext:value-type="string">
            <text:p>ZKTPVJ / KTPVJ</text:p>
          </table:table-cell>
          <table:table-cell/>
          <table:table-cell office:value-type="string" calcext:value-type="string">
            <text:p><text:s/>„chrzc-” tylko w gwarach, inaczej „chrzci-”</text:p>
          </table:table-cell>
          <table:table-cell office:value-type="string" calcext:value-type="string">
            <text:p>chrzcić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table:style-name="ce19" office:value-type="string" calcext:value-type="string">
            <text:p>chrzcz</text:p>
          </table:table-cell>
          <table:table-cell office:value-type="string" calcext:value-type="string">
            <text:p>KTPVRJ</text:p>
          </table:table-cell>
          <table:table-cell table:number-columns-repeated="3"/>
          <table:table-cell office:value-type="string" calcext:value-type="string">
            <text:p>chrzczę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table:style-name="ce19" office:value-type="string" calcext:value-type="string">
            <text:p>chrzt</text:p>
          </table:table-cell>
          <table:table-cell office:value-type="string" calcext:value-type="string">
            <text:p>KTRJ</text:p>
          </table:table-cell>
          <table:table-cell table:number-columns-repeated="3"/>
          <table:table-cell office:value-type="string" calcext:value-type="string">
            <text:p>chrzty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table:style-name="ce19" office:value-type="string" calcext:value-type="string">
            <text:p>cht</text:p>
          </table:table-cell>
          <table:table-cell office:value-type="string" calcext:value-type="string">
            <text:p>ZKT</text:p>
          </table:table-cell>
          <table:table-cell table:number-columns-repeated="3"/>
          <table:table-cell office:value-type="string" calcext:value-type="string">
            <text:p>chtoniczny</text:p>
          </table:table-cell>
        </table:table-row>
        <table:table-row table:style-name="ro1" table:visibility="filter">
          <table:table-cell table:style-name="ce10" office:value-type="float" office:value="4759" calcext:value-type="float">
            <text:p>4 759</text:p>
          </table:table-cell>
          <table:table-cell table:style-name="ce14" office:value-type="string" calcext:value-type="string">
            <text:p>chw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chwalebny</text:p>
          </table:table-cell>
        </table:table-row>
        <table:table-row table:style-name="ro1" table:visibility="filter">
          <table:table-cell table:style-name="ce10" office:value-type="float" office:value="938" calcext:value-type="float">
            <text:p>938</text:p>
          </table:table-cell>
          <table:table-cell table:style-name="ce14" office:value-type="string" calcext:value-type="string">
            <text:p>chwi</text:p>
          </table:table-cell>
          <table:table-cell/>
          <table:table-cell office:value-type="string" calcext:value-type="string">
            <text:p>KTVJ</text:p>
          </table:table-cell>
          <table:table-cell table:number-columns-repeated="2"/>
          <table:table-cell office:value-type="string" calcext:value-type="string">
            <text:p>chwila, chwiejny</text:p>
          </table:table-cell>
        </table:table-row>
        <table:table-row table:style-name="ro1">
          <table:table-cell table:style-name="ce10" office:value-type="float" office:value="273359" calcext:value-type="float">
            <text:p>273 359</text:p>
          </table:table-cell>
          <table:table-cell table:style-name="ce14"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table:number-columns-repeated="3"/>
          <table:table-cell office:value-type="string" calcext:value-type="string">
            <text:p>jasny</text:p>
          </table:table-cell>
        </table:table-row>
        <table:table-row table:style-name="ro1">
          <table:table-cell table:style-name="ce10" office:value-type="float" office:value="564493" calcext:value-type="float">
            <text:p>564 493</text:p>
          </table:table-cell>
          <table:table-cell table:style-name="ce14"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ara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table:style-name="ce19" office:value-type="string" calcext:value-type="string">
            <text:p>kc</text:p>
          </table:table-cell>
          <table:table-cell office:value-type="string" calcext:value-type="string">
            <text:p>ZKT</text:p>
          </table:table-cell>
          <table:table-cell table:number-columns-repeated="3"/>
          <table:table-cell office:value-type="string" calcext:value-type="string">
            <text:p>o=kcy=dentalny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kci</text:p>
          </table:table-cell>
          <table:table-cell/>
          <table:table-cell office:value-type="string" calcext:value-type="string">
            <text:p>ZKTJ</text:p>
          </table:table-cell>
          <table:table-cell table:number-columns-repeated="2"/>
          <table:table-cell office:value-type="string" calcext:value-type="string">
            <text:p>kciuk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table:style-name="ce19" office:value-type="string" calcext:value-type="string">
            <text:p>kh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XKT</text:p>
          </table:table-cell>
          <table:table-cell table:number-columns-repeated="2"/>
          <table:table-cell office:value-type="string" calcext:value-type="string">
            <text:p>khaki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khm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Khmer</text:p>
          </table:table-cell>
        </table:table-row>
        <table:table-row table:style-name="ro1" table:visibility="filter">
          <table:table-cell office:value-type="float" office:value="24186" calcext:value-type="float">
            <text:p>24 186</text:p>
          </table:table-cell>
          <table:table-cell table:style-name="ce19" office:value-type="string" calcext:value-type="string">
            <text:p>kl</text:p>
          </table:table-cell>
          <table:table-cell office:value-type="string" calcext:value-type="string">
            <text:p>KL</text:p>
          </table:table-cell>
          <table:table-cell table:number-columns-repeated="3"/>
          <table:table-cell office:value-type="string" calcext:value-type="string">
            <text:p>klucz</text:p>
          </table:table-cell>
        </table:table-row>
        <table:table-row table:style-name="ro1" table:visibility="filter">
          <table:table-cell office:value-type="float" office:value="6774" calcext:value-type="float">
            <text:p>6 774</text:p>
          </table:table-cell>
          <table:table-cell table:style-name="ce19" office:value-type="string" calcext:value-type="string">
            <text:p>kli</text:p>
          </table:table-cell>
          <table:table-cell/>
          <table:table-cell office:value-type="string" calcext:value-type="string">
            <text:p>KLJ</text:p>
          </table:table-cell>
          <table:table-cell/>
          <table:table-cell office:value-type="string" calcext:value-type="string">
            <text:p>KLI???</text:p>
          </table:table-cell>
          <table:table-cell office:value-type="string" calcext:value-type="string">
            <text:p>klika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table:style-name="ce19" office:value-type="string" calcext:value-type="string">
            <text:p>kln</text:p>
          </table:table-cell>
          <table:table-cell office:value-type="string" calcext:value-type="string">
            <text:p>KLR</text:p>
          </table:table-cell>
          <table:table-cell table:number-columns-repeated="3"/>
          <table:table-cell office:value-type="string" calcext:value-type="string">
            <text:p>klną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19" office:value-type="string" calcext:value-type="string">
            <text:p>klni</text:p>
          </table:table-cell>
          <table:table-cell/>
          <table:table-cell office:value-type="string" calcext:value-type="string">
            <text:p>KLRJ</text:p>
          </table:table-cell>
          <table:table-cell table:number-columns-repeated="2"/>
          <table:table-cell office:value-type="string" calcext:value-type="string">
            <text:p>klnie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klw</text:p>
          </table:table-cell>
          <table:table-cell office:value-type="string" calcext:value-type="string">
            <text:p>KVL</text:p>
          </table:table-cell>
          <table:table-cell table:number-columns-repeated="2"/>
          <table:table-cell office:value-type="string" calcext:value-type="string">
            <text:p>tylko wariany od nazwy „Klwów”</text:p>
          </table:table-cell>
          <table:table-cell office:value-type="string" calcext:value-type="string">
            <text:p>klwowianie</text:p>
          </table:table-cell>
        </table:table-row>
        <table:table-row table:style-name="ro1" table:visibility="filter">
          <table:table-cell office:value-type="float" office:value="15612" calcext:value-type="float">
            <text:p>15 612</text:p>
          </table:table-cell>
          <table:table-cell table:style-name="ce19" office:value-type="string" calcext:value-type="string">
            <text:p>kł</text:p>
          </table:table-cell>
          <table:table-cell office:value-type="string" calcext:value-type="string">
            <text:p>KLJ</text:p>
          </table:table-cell>
          <table:table-cell table:number-columns-repeated="2"/>
          <table:table-cell office:value-type="string" calcext:value-type="string">
            <text:p>chyba nie będzie konfliktu kły-kli</text:p>
          </table:table-cell>
          <table:table-cell office:value-type="string" calcext:value-type="string">
            <text:p>kłak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table:style-name="ce19" office:value-type="string" calcext:value-type="string">
            <text:p>km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kmotr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table:style-name="ce19" office:value-type="string" calcext:value-type="string">
            <text:p>kmi</text:p>
          </table:table-cell>
          <table:table-cell/>
          <table:table-cell office:value-type="string" calcext:value-type="string">
            <text:p>KTVJ</text:p>
          </table:table-cell>
          <table:table-cell table:number-columns-repeated="2"/>
          <table:table-cell office:value-type="string" calcext:value-type="string">
            <text:p>kmieć</text:p>
          </table:table-cell>
        </table:table-row>
        <table:table-row table:style-name="ro1" table:visibility="filter">
          <table:table-cell office:value-type="float" office:value="1411" calcext:value-type="float">
            <text:p>1 411</text:p>
          </table:table-cell>
          <table:table-cell table:style-name="ce19" office:value-type="string" calcext:value-type="string">
            <text:p>kn</text:p>
          </table:table-cell>
          <table:table-cell office:value-type="string" calcext:value-type="string">
            <text:p>KLR</text:p>
          </table:table-cell>
          <table:table-cell table:number-columns-repeated="3"/>
          <table:table-cell office:value-type="string" calcext:value-type="string">
            <text:p>knaga</text:p>
          </table:table-cell>
        </table:table-row>
        <table:table-row table:style-name="ro1" table:visibility="filter">
          <table:table-cell office:value-type="float" office:value="393" calcext:value-type="float">
            <text:p>393</text:p>
          </table:table-cell>
          <table:table-cell table:style-name="ce19" office:value-type="string" calcext:value-type="string">
            <text:p>kni</text:p>
          </table:table-cell>
          <table:table-cell/>
          <table:table-cell office:value-type="string" calcext:value-type="string">
            <text:p>KLRJ</text:p>
          </table:table-cell>
          <table:table-cell table:number-columns-repeated="2"/>
          <table:table-cell office:value-type="string" calcext:value-type="string">
            <text:p>knieja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kp</text:p>
          </table:table-cell>
          <table:table-cell office:value-type="string" calcext:value-type="string">
            <text:p>KP</text:p>
          </table:table-cell>
          <table:table-cell table:number-columns-repeated="3"/>
          <table:table-cell office:value-type="string" calcext:value-type="string">
            <text:p>kpem</text:p>
          </table:table-cell>
        </table:table-row>
        <table:table-row table:style-name="ro1" table:visibility="filter">
          <table:table-cell office:value-type="float" office:value="990" calcext:value-type="float">
            <text:p>990</text:p>
          </table:table-cell>
          <table:table-cell table:style-name="ce19" office:value-type="string" calcext:value-type="string">
            <text:p>kpi</text:p>
          </table:table-cell>
          <table:table-cell/>
          <table:table-cell office:value-type="string" calcext:value-type="string">
            <text:p>KPJ</text:p>
          </table:table-cell>
          <table:table-cell table:number-columns-repeated="2"/>
          <table:table-cell office:value-type="string" calcext:value-type="string">
            <text:p>kpina</text:p>
          </table:table-cell>
        </table:table-row>
        <table:table-row table:style-name="ro1" table:visibility="filter">
          <table:table-cell office:value-type="float" office:value="51674" calcext:value-type="float">
            <text:p>51 674</text:p>
          </table:table-cell>
          <table:table-cell table:style-name="ce19" office:value-type="string" calcext:value-type="string">
            <text:p>kr</text:p>
          </table:table-cell>
          <table:table-cell office:value-type="string" calcext:value-type="string">
            <text:p>KR</text:p>
          </table:table-cell>
          <table:table-cell table:number-columns-repeated="3"/>
          <table:table-cell office:value-type="string" calcext:value-type="string">
            <text:p>kruk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table:style-name="ce19" office:value-type="string" calcext:value-type="string">
            <text:p>krn</text:p>
          </table:table-cell>
          <table:table-cell office:value-type="string" calcext:value-type="string">
            <text:p>KVLR</text:p>
          </table:table-cell>
          <table:table-cell table:number-columns-repeated="3"/>
          <table:table-cell office:value-type="string" calcext:value-type="string">
            <text:p>krnąbrny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style-name="ce19" office:value-type="string" calcext:value-type="string">
            <text:p>krt</text:p>
          </table:table-cell>
          <table:table-cell office:value-type="string" calcext:value-type="string">
            <text:p>KTR</text:p>
          </table:table-cell>
          <table:table-cell table:number-columns-repeated="3"/>
          <table:table-cell office:value-type="string" calcext:value-type="string">
            <text:p>krtań</text:p>
          </table:table-cell>
        </table:table-row>
        <table:table-row table:style-name="ro1" table:visibility="filter">
          <table:table-cell office:value-type="float" office:value="1118" calcext:value-type="float">
            <text:p>1 118</text:p>
          </table:table-cell>
          <table:table-cell table:style-name="ce19" office:value-type="string" calcext:value-type="string">
            <text:p>krw</text:p>
          </table:table-cell>
          <table:table-cell office:value-type="string" calcext:value-type="string">
            <text:p>KVR</text:p>
          </table:table-cell>
          <table:table-cell table:number-columns-repeated="3"/>
          <table:table-cell office:value-type="string" calcext:value-type="string">
            <text:p>krwawy</text:p>
          </table:table-cell>
        </table:table-row>
        <table:table-row table:style-name="ro1" table:visibility="filter">
          <table:table-cell office:value-type="float" office:value="628" calcext:value-type="float">
            <text:p>628</text:p>
          </table:table-cell>
          <table:table-cell table:style-name="ce19" office:value-type="string" calcext:value-type="string">
            <text:p>krwi</text:p>
          </table:table-cell>
          <table:table-cell/>
          <table:table-cell office:value-type="string" calcext:value-type="string">
            <text:p>KVRJ</text:p>
          </table:table-cell>
          <table:table-cell table:number-columns-repeated="2"/>
          <table:table-cell office:value-type="string" calcext:value-type="string">
            <text:p>krwie</text:p>
          </table:table-cell>
        </table:table-row>
        <table:table-row table:style-name="ro1" table:visibility="filter">
          <table:table-cell office:value-type="float" office:value="9957" calcext:value-type="float">
            <text:p>9 957</text:p>
          </table:table-cell>
          <table:table-cell table:style-name="ce19" office:value-type="string" calcext:value-type="string">
            <text:p>krz</text:p>
          </table:table-cell>
          <table:table-cell office:value-type="string" calcext:value-type="string">
            <text:p>KRJ</text:p>
          </table:table-cell>
          <table:table-cell table:number-columns-repeated="3"/>
          <table:table-cell office:value-type="string" calcext:value-type="string">
            <text:p>krzew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krzc</text:p>
          </table:table-cell>
          <table:table-cell office:value-type="string" calcext:value-type="string">
            <text:p>ZKTRJ</text:p>
          </table:table-cell>
          <table:table-cell table:number-columns-repeated="2"/>
          <table:table-cell office:value-type="string" calcext:value-type="string">
            <text:p>tylko „krzci-” nie ma „krzc-”</text:p>
          </table:table-cell>
          <table:table-cell office:value-type="string" calcext:value-type="string">
            <text:p>krzcie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krzcz</text:p>
          </table:table-cell>
          <table:table-cell office:value-type="string" calcext:value-type="string">
            <text:p>KPVRJ</text:p>
          </table:table-cell>
          <table:table-cell table:number-columns-repeated="2"/>
          <table:table-cell office:value-type="string" calcext:value-type="string">
            <text:p>tylko warianty krzczonowskich</text:p>
          </table:table-cell>
          <table:table-cell office:value-type="string" calcext:value-type="string">
            <text:p>krzczonowscy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krzn</text:p>
          </table:table-cell>
          <table:table-cell office:value-type="string" calcext:value-type="string">
            <text:p>KTPLR</text:p>
          </table:table-cell>
          <table:table-cell table:number-columns-repeated="2"/>
          <table:table-cell office:value-type="string" calcext:value-type="string">
            <text:p>tylko Krzna – rzeka</text:p>
          </table:table-cell>
          <table:table-cell office:value-type="string" calcext:value-type="string">
            <text:p>krzna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krzni</text:p>
          </table:table-cell>
          <table:table-cell/>
          <table:table-cell office:value-type="string" calcext:value-type="string">
            <text:p>KTPLRJ</text:p>
          </table:table-cell>
          <table:table-cell/>
          <table:table-cell office:value-type="string" calcext:value-type="string">
            <text:p>wariant od Krzna</text:p>
          </table:table-cell>
          <table:table-cell office:value-type="string" calcext:value-type="string">
            <text:p>krzniańscy</text:p>
          </table:table-cell>
        </table:table-row>
        <table:table-row table:style-name="ro1" table:visibility="filter">
          <table:table-cell office:value-type="float" office:value="430" calcext:value-type="float">
            <text:p>430</text:p>
          </table:table-cell>
          <table:table-cell table:style-name="ce19" office:value-type="string" calcext:value-type="string">
            <text:p>krzt</text:p>
          </table:table-cell>
          <table:table-cell office:value-type="string" calcext:value-type="string">
            <text:p>KTRJ</text:p>
          </table:table-cell>
          <table:table-cell table:number-columns-repeated="3"/>
          <table:table-cell office:value-type="string" calcext:value-type="string">
            <text:p>krztusiec</text:p>
          </table:table-cell>
        </table:table-row>
        <table:table-row table:style-name="ro1" table:visibility="filter">
          <table:table-cell office:value-type="float" office:value="2542" calcext:value-type="float">
            <text:p>2 542</text:p>
          </table:table-cell>
          <table:table-cell table:style-name="ce19" office:value-type="string" calcext:value-type="string">
            <text:p>ks</text:p>
          </table:table-cell>
          <table:table-cell office:value-type="string" calcext:value-type="string">
            <text:p>SK</text:p>
          </table:table-cell>
          <table:table-cell table:number-columns-repeated="3"/>
          <table:table-cell office:value-type="string" calcext:value-type="string">
            <text:p>ksantofil</text:p>
          </table:table-cell>
        </table:table-row>
        <table:table-row table:style-name="ro1" table:visibility="filter">
          <table:table-cell office:value-type="float" office:value="1166" calcext:value-type="float">
            <text:p>1 166</text:p>
          </table:table-cell>
          <table:table-cell table:style-name="ce19" office:value-type="string" calcext:value-type="string">
            <text:p>ksi</text:p>
          </table:table-cell>
          <table:table-cell/>
          <table:table-cell office:value-type="string" calcext:value-type="string">
            <text:p>SKJ</text:p>
          </table:table-cell>
          <table:table-cell table:number-columns-repeated="2"/>
          <table:table-cell office:value-type="string" calcext:value-type="string">
            <text:p>książę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table:style-name="ce19" office:value-type="string" calcext:value-type="string">
            <text:p>ksz</text:p>
          </table:table-cell>
          <table:table-cell office:value-type="string" calcext:value-type="string">
            <text:p>KRJ</text:p>
          </table:table-cell>
          <table:table-cell/>
          <table:table-cell office:value-type="string" calcext:value-type="string">
            <text:p>ZSK</text:p>
          </table:table-cell>
          <table:table-cell/>
          <table:table-cell office:value-type="string" calcext:value-type="string">
            <text:p>o=ksza</text:p>
          </table:table-cell>
        </table:table-row>
        <table:table-row table:style-name="ro1" table:visibility="filter">
          <table:table-cell office:value-type="float" office:value="1586" calcext:value-type="float">
            <text:p>1 586</text:p>
          </table:table-cell>
          <table:table-cell table:style-name="ce19" office:value-type="string" calcext:value-type="string">
            <text:p>kszt</text:p>
          </table:table-cell>
          <table:table-cell office:value-type="string" calcext:value-type="string">
            <text:p>KTRJ</text:p>
          </table:table-cell>
          <table:table-cell/>
          <table:table-cell office:value-type="string" calcext:value-type="string">
            <text:p>ZSKTJ</text:p>
          </table:table-cell>
          <table:table-cell office:value-type="string" calcext:value-type="string">
            <text:p>tylko warianty kształt kształcić</text:p>
          </table:table-cell>
          <table:table-cell office:value-type="string" calcext:value-type="string">
            <text:p>kształt</text:p>
          </table:table-cell>
        </table:table-row>
        <table:table-row table:style-name="ro1" table:visibility="filter">
          <table:table-cell office:value-type="float" office:value="353" calcext:value-type="float">
            <text:p>353</text:p>
          </table:table-cell>
          <table:table-cell table:style-name="ce19" office:value-type="string" calcext:value-type="string">
            <text:p>kt</text:p>
          </table:table-cell>
          <table:table-cell office:value-type="string" calcext:value-type="string">
            <text:p>KT</text:p>
          </table:table-cell>
          <table:table-cell table:number-columns-repeated="3"/>
          <table:table-cell office:value-type="string" calcext:value-type="string">
            <text:p>ktoś</text:p>
          </table:table-cell>
        </table:table-row>
        <table:table-row table:style-name="ro1" table:visibility="filter">
          <table:table-cell table:style-name="ce10" office:value-type="float" office:value="8599" calcext:value-type="float">
            <text:p>8 599</text:p>
          </table:table-cell>
          <table:table-cell table:style-name="ce14" office:value-type="string" calcext:value-type="string">
            <text:p>kw</text:p>
          </table:table-cell>
          <table:table-cell office:value-type="string" calcext:value-type="string">
            <text:p>KV</text:p>
          </table:table-cell>
          <table:table-cell table:number-columns-repeated="3"/>
          <table:table-cell office:value-type="string" calcext:value-type="string">
            <text:p>kwas</text:p>
          </table:table-cell>
        </table:table-row>
        <table:table-row table:style-name="ro1" table:visibility="filter">
          <table:table-cell table:style-name="ce10" office:value-type="float" office:value="6207" calcext:value-type="float">
            <text:p>6 207</text:p>
          </table:table-cell>
          <table:table-cell table:style-name="ce14" office:value-type="string" calcext:value-type="string">
            <text:p>kwi</text:p>
          </table:table-cell>
          <table:table-cell/>
          <table:table-cell office:value-type="string" calcext:value-type="string">
            <text:p>KVJ</text:p>
          </table:table-cell>
          <table:table-cell/>
          <table:table-cell office:value-type="string" calcext:value-type="string">
            <text:p>Kwisatz Haderach ;-)</text:p>
          </table:table-cell>
          <table:table-cell office:value-type="string" calcext:value-type="string">
            <text:p>kwiat</text:p>
          </table:table-cell>
        </table:table-row>
        <table:table-row table:style-name="ro1">
          <table:table-cell table:style-name="ce10" office:value-type="float" office:value="439781" calcext:value-type="float">
            <text:p>439 781</text:p>
          </table:table-cell>
          <table:table-cell table:style-name="ce14"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table:number-columns-repeated="3"/>
          <table:table-cell office:value-type="string" calcext:value-type="string">
            <text:p>laga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table:style-name="ce19" office:value-type="string" calcext:value-type="string">
            <text:p>lg</text:p>
          </table:table-cell>
          <table:table-cell office:value-type="string" calcext:value-type="string">
            <text:p>XKL</text:p>
          </table:table-cell>
          <table:table-cell table:number-columns-repeated="3"/>
          <table:table-cell office:value-type="string" calcext:value-type="string">
            <text:p>przy=lga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table:style-name="ce19" office:value-type="string" calcext:value-type="string">
            <text:p>lgn</text:p>
          </table:table-cell>
          <table:table-cell office:value-type="string" calcext:value-type="string">
            <text:p>XKLR</text:p>
          </table:table-cell>
          <table:table-cell table:number-columns-repeated="3"/>
          <table:table-cell office:value-type="string" calcext:value-type="string">
            <text:p>lgnąć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table:style-name="ce19" office:value-type="string" calcext:value-type="string">
            <text:p>lgni</text:p>
          </table:table-cell>
          <table:table-cell/>
          <table:table-cell office:value-type="string" calcext:value-type="string">
            <text:p>XKLRJ</text:p>
          </table:table-cell>
          <table:table-cell table:number-columns-repeated="2"/>
          <table:table-cell office:value-type="string" calcext:value-type="string">
            <text:p>lgnie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style-name="ce19" office:value-type="string" calcext:value-type="string">
            <text:p>lh</text:p>
          </table:table-cell>
          <table:table-cell office:value-type="string" calcext:value-type="string">
            <text:p>XKTL</text:p>
          </table:table-cell>
          <table:table-cell table:number-columns-repeated="2"/>
          <table:table-cell office:value-type="string" calcext:value-type="string">
            <text:p>połączyć lh i lg?</text:p>
          </table:table-cell>
          <table:table-cell office:value-type="string" calcext:value-type="string">
            <text:p>Lhasa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table:style-name="ce19" office:value-type="string" calcext:value-type="string">
            <text:p>ll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tylko obce</text:p>
          </table:table-cell>
          <table:table-cell office:value-type="string" calcext:value-type="string">
            <text:p>llanos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ln</text:p>
          </table:table-cell>
          <table:table-cell office:value-type="string" calcext:value-type="string">
            <text:p>VLR</text:p>
          </table:table-cell>
          <table:table-cell table:number-columns-repeated="3"/>
          <table:table-cell office:value-type="string" calcext:value-type="string">
            <text:p>lnu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table:style-name="ce19" office:value-type="string" calcext:value-type="string">
            <text:p>lni</text:p>
          </table:table-cell>
          <table:table-cell/>
          <table:table-cell office:value-type="string" calcext:value-type="string">
            <text:p>VLRJ</text:p>
          </table:table-cell>
          <table:table-cell table:number-columns-repeated="2"/>
          <table:table-cell office:value-type="string" calcext:value-type="string">
            <text:p>lniany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lśn</text:p>
          </table:table-cell>
          <table:table-cell office:value-type="string" calcext:value-type="string">
            <text:p>SVLR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 table:visibility="filter">
          <table:table-cell office:value-type="float" office:value="452" calcext:value-type="float">
            <text:p>452</text:p>
          </table:table-cell>
          <table:table-cell table:style-name="ce19" office:value-type="string" calcext:value-type="string">
            <text:p>lśni</text:p>
          </table:table-cell>
          <table:table-cell/>
          <table:table-cell office:value-type="string" calcext:value-type="string">
            <text:p>SVLRJ</text:p>
          </table:table-cell>
          <table:table-cell/>
          <table:table-cell office:value-type="string" calcext:value-type="string">
            <text:p>nie ma „lśn-” tylko „lśni-”</text:p>
          </table:table-cell>
          <table:table-cell office:value-type="string" calcext:value-type="string">
            <text:p>lśniący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table:style-name="ce19" office:value-type="string" calcext:value-type="string">
            <text:p>lw</text:p>
          </table:table-cell>
          <table:table-cell office:value-type="string" calcext:value-type="string">
            <text:p>VL</text:p>
          </table:table-cell>
          <table:table-cell table:number-columns-repeated="3"/>
          <table:table-cell office:value-type="string" calcext:value-type="string">
            <text:p>lwa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table:style-name="ce19" office:value-type="string" calcext:value-type="string">
            <text:p>lwi</text:p>
          </table:table-cell>
          <table:table-cell/>
          <table:table-cell office:value-type="string" calcext:value-type="string">
            <text:p>VLJ</text:p>
          </table:table-cell>
          <table:table-cell/>
          <table:table-cell office:value-type="string" calcext:value-type="string">
            <text:p>VLJ</text:p>
          </table:table-cell>
          <table:table-cell office:value-type="string" calcext:value-type="string">
            <text:p>lwią</text:p>
          </table:table-cell>
        </table:table-row>
        <table:table-row table:style-name="ro1" table:visibility="filter">
          <table:table-cell table:style-name="ce10" office:value-type="float" office:value="342" calcext:value-type="float">
            <text:p>342</text:p>
          </table:table-cell>
          <table:table-cell table:style-name="ce14" office:value-type="string" calcext:value-type="string">
            <text:p>lż</text:p>
          </table:table-cell>
          <table:table-cell office:value-type="string" calcext:value-type="string">
            <text:p>TPL</text:p>
          </table:table-cell>
          <table:table-cell table:number-columns-repeated="2"/>
          <table:table-cell office:value-type="string" calcext:value-type="string">
            <text:p>LRJ ^ XKLJ</text:p>
          </table:table-cell>
          <table:table-cell office:value-type="string" calcext:value-type="string">
            <text:p>lży</text:p>
          </table:table-cell>
        </table:table-row>
        <table:table-row table:style-name="ro1">
          <table:table-cell table:style-name="ce10" office:value-type="float" office:value="371631" calcext:value-type="float">
            <text:p>371 631</text:p>
          </table:table-cell>
          <table:table-cell table:style-name="ce14" office:value-type="string" calcext:value-type="string">
            <text:p>ł</text:p>
          </table:table-cell>
          <table:table-cell office:value-type="string" calcext:value-type="string">
            <text:p>LJ</text:p>
          </table:table-cell>
          <table:table-cell table:number-columns-repeated="3"/>
          <table:table-cell office:value-type="string" calcext:value-type="string">
            <text:p>łamana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łb</text:p>
          </table:table-cell>
          <table:table-cell office:value-type="string" calcext:value-type="string">
            <text:p>XPLJ</text:p>
          </table:table-cell>
          <table:table-cell table:number-columns-repeated="3"/>
          <table:table-cell office:value-type="string" calcext:value-type="string">
            <text:p>łbem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19" office:value-type="string" calcext:value-type="string">
            <text:p>łbi</text:p>
          </table:table-cell>
          <table:table-cell/>
          <table:table-cell office:value-type="string" calcext:value-type="string">
            <text:p>XPLJ</text:p>
          </table:table-cell>
          <table:table-cell table:number-columns-repeated="2"/>
          <table:table-cell office:value-type="string" calcext:value-type="string">
            <text:p>łbie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  <table:table-cell table:style-name="ce19" office:value-type="string" calcext:value-type="string">
            <text:p>łg</text:p>
          </table:table-cell>
          <table:table-cell office:value-type="string" calcext:value-type="string">
            <text:p>XKLJ</text:p>
          </table:table-cell>
          <table:table-cell table:number-columns-repeated="2"/>
          <table:table-cell office:value-type="string" calcext:value-type="string">
            <text:p>Sprytne ;-)</text:p>
          </table:table-cell>
          <table:table-cell office:value-type="string" calcext:value-type="string">
            <text:p>łgać</text:p>
          </table:table-cell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table:style-name="ce19" office:value-type="string" calcext:value-type="string">
            <text:p>łk</text:p>
          </table:table-cell>
          <table:table-cell office:value-type="string" calcext:value-type="string">
            <text:p>KLJ</text:p>
          </table:table-cell>
          <table:table-cell table:number-columns-repeated="2"/>
          <table:table-cell office:value-type="string" calcext:value-type="string">
            <text:p>Sprytne ;-)</text:p>
          </table:table-cell>
          <table:table-cell office:value-type="string" calcext:value-type="string">
            <text:p>łkać</text:p>
          </table:table-cell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table:style-name="ce19" office:value-type="string" calcext:value-type="string">
            <text:p>łz</text:p>
          </table:table-cell>
          <table:table-cell/>
          <table:table-cell office:value-type="string" calcext:value-type="string">
            <text:p>ZLJ</text:p>
          </table:table-cell>
          <table:table-cell/>
          <table:table-cell office:value-type="string" calcext:value-type="string">
            <text:p>zły-łzy (konflikt)</text:p>
          </table:table-cell>
          <table:table-cell office:value-type="string" calcext:value-type="string">
            <text:p>łzy</text:p>
          </table:table-cell>
        </table:table-row>
        <table:table-row table:style-name="ro1" table:visibility="filter">
          <table:table-cell table:style-name="ce10" office:value-type="float" office:value="115" calcext:value-type="float">
            <text:p>115</text:p>
          </table:table-cell>
          <table:table-cell table:style-name="ce14" office:value-type="string" calcext:value-type="string">
            <text:p>łż</text:p>
          </table:table-cell>
          <table:table-cell/>
          <table:table-cell office:value-type="string" calcext:value-type="string">
            <text:p>XTPLJ</text:p>
          </table:table-cell>
          <table:table-cell table:number-columns-repeated="2"/>
          <table:table-cell office:value-type="string" calcext:value-type="string">
            <text:p>łże</text:p>
          </table:table-cell>
        </table:table-row>
        <table:table-row table:style-name="ro1">
          <table:table-cell table:style-name="ce10" office:value-type="float" office:value="650770" calcext:value-type="float">
            <text:p>650 770</text:p>
          </table:table-cell>
          <table:table-cell table:style-name="ce14" office:value-type="string" calcext:value-type="string">
            <text:p>m</text:p>
          </table:table-cell>
          <table:table-cell office:value-type="string" calcext:value-type="string">
            <text:p>TV</text:p>
          </table:table-cell>
          <table:table-cell table:number-columns-repeated="2"/>
          <table:table-cell office:value-type="string" calcext:value-type="string">
            <text:p>marz=twarz (konflikt)</text:p>
          </table:table-cell>
          <table:table-cell office:value-type="string" calcext:value-type="string">
            <text:p>matka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table:style-name="ce19" office:value-type="string" calcext:value-type="string">
            <text:p>mb</text:p>
          </table:table-cell>
          <table:table-cell office:value-type="string" calcext:value-type="string">
            <text:p>XTPV</text:p>
          </table:table-cell>
          <table:table-cell table:number-columns-repeated="2"/>
          <table:table-cell office:value-type="string" calcext:value-type="string">
            <text:p>tylko obce</text:p>
          </table:table-cell>
          <table:table-cell office:value-type="string" calcext:value-type="string">
            <text:p>mbana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table:style-name="ce19" office:value-type="string" calcext:value-type="string">
            <text:p>mch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mchy</text:p>
          </table:table-cell>
        </table:table-row>
        <table:table-row table:style-name="ro1" table:visibility="filter">
          <table:table-cell office:value-type="float" office:value="427" calcext:value-type="float">
            <text:p>427</text:p>
          </table:table-cell>
          <table:table-cell table:style-name="ce19" office:value-type="string" calcext:value-type="string">
            <text:p>mdl</text:p>
          </table:table-cell>
          <table:table-cell office:value-type="string" calcext:value-type="string">
            <text:p>XTVL</text:p>
          </table:table-cell>
          <table:table-cell table:number-columns-repeated="2"/>
          <table:table-cell office:value-type="string" calcext:value-type="string">
            <text:p>niełatwy akord</text:p>
          </table:table-cell>
          <table:table-cell office:value-type="string" calcext:value-type="string">
            <text:p>mdleć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table:style-name="ce19" office:value-type="string" calcext:value-type="string">
            <text:p>mdli</text:p>
          </table:table-cell>
          <table:table-cell office:value-type="string" calcext:value-type="string">
            <text:p>XTVLJ</text:p>
          </table:table-cell>
          <table:table-cell table:number-columns-repeated="3"/>
          <table:table-cell office:value-type="string" calcext:value-type="string">
            <text:p>mdli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table:style-name="ce19" office:value-type="string" calcext:value-type="string">
            <text:p>mdł</text:p>
          </table:table-cell>
          <table:table-cell office:value-type="string" calcext:value-type="string">
            <text:p>XTVLJ</text:p>
          </table:table-cell>
          <table:table-cell table:number-columns-repeated="3"/>
          <table:table-cell office:value-type="string" calcext:value-type="string">
            <text:p>mdły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style-name="ce19" office:value-type="string" calcext:value-type="string">
            <text:p>mg</text:p>
          </table:table-cell>
          <table:table-cell office:value-type="string" calcext:value-type="string">
            <text:p>XKTV</text:p>
          </table:table-cell>
          <table:table-cell table:number-columns-repeated="2"/>
          <table:table-cell office:value-type="string" calcext:value-type="string">
            <text:p>po poprawkach zniknął</text:p>
          </table:table-cell>
          <table:table-cell office:value-type="string" calcext:value-type="string">
            <text:p>?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table:style-name="ce19" office:value-type="string" calcext:value-type="string">
            <text:p>mgl</text:p>
          </table:table-cell>
          <table:table-cell office:value-type="string" calcext:value-type="string">
            <text:p>XKTVL</text:p>
          </table:table-cell>
          <table:table-cell table:number-columns-repeated="3"/>
          <table:table-cell office:value-type="string" calcext:value-type="string">
            <text:p>mgle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table:style-name="ce19" office:value-type="string" calcext:value-type="string">
            <text:p>mgli</text:p>
          </table:table-cell>
          <table:table-cell/>
          <table:table-cell office:value-type="string" calcext:value-type="string">
            <text:p>XKTVLI</text:p>
          </table:table-cell>
          <table:table-cell/>
          <table:table-cell office:value-type="string" calcext:value-type="string">
            <text:p>nie ma tu „lie/lia/lio/liu”</text:p>
          </table:table-cell>
          <table:table-cell office:value-type="string" calcext:value-type="string">
            <text:p>mglisty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table:style-name="ce19" office:value-type="string" calcext:value-type="string">
            <text:p>mgł</text:p>
          </table:table-cell>
          <table:table-cell office:value-type="string" calcext:value-type="string">
            <text:p>XKTVLJ</text:p>
          </table:table-cell>
          <table:table-cell table:number-columns-repeated="3"/>
          <table:table-cell office:value-type="string" calcext:value-type="string">
            <text:p>mgły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mgn</text:p>
          </table:table-cell>
          <table:table-cell office:value-type="string" calcext:value-type="string">
            <text:p>XKTVLR</text:p>
          </table:table-cell>
          <table:table-cell office:value-type="string" calcext:value-type="string">
            <text:p>XKTVR</text:p>
          </table:table-cell>
          <table:table-cell/>
          <table:table-cell office:value-type="string" calcext:value-type="string">
            <text:p>trudny akord</text:p>
          </table:table-cell>
          <table:table-cell office:value-type="string" calcext:value-type="string">
            <text:p>?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table:style-name="ce19" office:value-type="string" calcext:value-type="string">
            <text:p>mgni</text:p>
          </table:table-cell>
          <table:table-cell/>
          <table:table-cell office:value-type="string" calcext:value-type="string">
            <text:p>XKTVRJ</text:p>
          </table:table-cell>
          <table:table-cell/>
          <table:table-cell office:value-type="string" calcext:value-type="string">
            <text:p>tylko „mgni-” nie ma „mgn-”</text:p>
          </table:table-cell>
          <table:table-cell office:value-type="string" calcext:value-type="string">
            <text:p>mgnieni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mkl</text:p>
          </table:table-cell>
          <table:table-cell/>
          <table:table-cell office:value-type="string" calcext:value-type="string">
            <text:p>KTVL</text:p>
          </table:table-cell>
          <table:table-cell/>
          <table:table-cell office:value-type="string" calcext:value-type="string">
            <text:p>tylko mklik i warianty</text:p>
          </table:table-cell>
          <table:table-cell office:value-type="string" calcext:value-type="string">
            <text:p>?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mkli</text:p>
          </table:table-cell>
          <table:table-cell/>
          <table:table-cell office:value-type="string" calcext:value-type="string">
            <text:p>KTVLJ</text:p>
          </table:table-cell>
          <table:table-cell/>
          <table:table-cell office:value-type="string" calcext:value-type="string">
            <text:p>nie ma „mkl-” tylko „mkli-”</text:p>
          </table:table-cell>
          <table:table-cell office:value-type="string" calcext:value-type="string">
            <text:p>mklik</text:p>
          </table:table-cell>
        </table:table-row>
        <table:table-row table:style-name="ro1" table:visibility="filter">
          <table:table-cell office:value-type="float" office:value="420" calcext:value-type="float">
            <text:p>420</text:p>
          </table:table-cell>
          <table:table-cell table:style-name="ce19" office:value-type="string" calcext:value-type="string">
            <text:p>mkn</text:p>
          </table:table-cell>
          <table:table-cell office:value-type="string" calcext:value-type="string">
            <text:p>KTVLR</text:p>
          </table:table-cell>
          <table:table-cell office:value-type="string" calcext:value-type="string">
            <text:p>KTVR</text:p>
          </table:table-cell>
          <table:table-cell table:number-columns-repeated="2"/>
          <table:table-cell office:value-type="string" calcext:value-type="string">
            <text:p>mknę</text:p>
          </table:table-cell>
        </table:table-row>
        <table:table-row table:style-name="ro1" table:visibility="filter">
          <table:table-cell office:value-type="float" office:value="496" calcext:value-type="float">
            <text:p>496</text:p>
          </table:table-cell>
          <table:table-cell table:style-name="ce19" office:value-type="string" calcext:value-type="string">
            <text:p>mkni</text:p>
          </table:table-cell>
          <table:table-cell/>
          <table:table-cell office:value-type="string" calcext:value-type="string">
            <text:p>KTVRJ</text:p>
          </table:table-cell>
          <table:table-cell/>
          <table:table-cell office:value-type="string" calcext:value-type="string">
            <text:p>KTVLRJ</text:p>
          </table:table-cell>
          <table:table-cell office:value-type="string" calcext:value-type="string">
            <text:p>mknie</text:p>
          </table:table-cell>
        </table:table-row>
        <table:table-row table:style-name="ro1" table:visibility="filter">
          <table:table-cell office:value-type="float" office:value="892" calcext:value-type="float">
            <text:p>892</text:p>
          </table:table-cell>
          <table:table-cell table:style-name="ce19" office:value-type="string" calcext:value-type="string">
            <text:p>ml</text:p>
          </table:table-cell>
          <table:table-cell office:value-type="string" calcext:value-type="string">
            <text:p>TVL</text:p>
          </table:table-cell>
          <table:table-cell table:number-columns-repeated="3"/>
          <table:table-cell office:value-type="string" calcext:value-type="string">
            <text:p>mleć</text:p>
          </table:table-cell>
        </table:table-row>
        <table:table-row table:style-name="ro1" table:visibility="filter">
          <table:table-cell office:value-type="float" office:value="3013" calcext:value-type="float">
            <text:p>3 013</text:p>
          </table:table-cell>
          <table:table-cell table:style-name="ce19" office:value-type="string" calcext:value-type="string">
            <text:p>mł</text:p>
          </table:table-cell>
          <table:table-cell office:value-type="string" calcext:value-type="string">
            <text:p>TVLJ</text:p>
          </table:table-cell>
          <table:table-cell table:number-columns-repeated="3"/>
          <table:table-cell office:value-type="string" calcext:value-type="string">
            <text:p>młyn</text:p>
          </table:table-cell>
        </table:table-row>
        <table:table-row table:style-name="ro1" table:visibility="filter">
          <table:table-cell office:value-type="float" office:value="3092" calcext:value-type="float">
            <text:p>3 092</text:p>
          </table:table-cell>
          <table:table-cell table:style-name="ce19" office:value-type="string" calcext:value-type="string">
            <text:p>mn</text:p>
          </table:table-cell>
          <table:table-cell office:value-type="string" calcext:value-type="string">
            <text:p>TVLR</text:p>
          </table:table-cell>
          <table:table-cell table:number-columns-repeated="3"/>
          <table:table-cell office:value-type="string" calcext:value-type="string">
            <text:p>mną</text:p>
          </table:table-cell>
        </table:table-row>
        <table:table-row table:style-name="ro1" table:visibility="filter">
          <table:table-cell office:value-type="float" office:value="1453" calcext:value-type="float">
            <text:p>1 453</text:p>
          </table:table-cell>
          <table:table-cell table:style-name="ce19" office:value-type="string" calcext:value-type="string">
            <text:p>mni</text:p>
          </table:table-cell>
          <table:table-cell/>
          <table:table-cell office:value-type="string" calcext:value-type="string">
            <text:p>TVLRJ</text:p>
          </table:table-cell>
          <table:table-cell table:number-columns-repeated="2"/>
          <table:table-cell office:value-type="string" calcext:value-type="string">
            <text:p>mnie</text:p>
          </table:table-cell>
        </table:table-row>
        <table:table-row table:style-name="ro1" table:visibility="filter">
          <table:table-cell office:value-type="float" office:value="4619" calcext:value-type="float">
            <text:p>4 619</text:p>
          </table:table-cell>
          <table:table-cell table:style-name="ce19" office:value-type="string" calcext:value-type="string">
            <text:p>mr</text:p>
          </table:table-cell>
          <table:table-cell office:value-type="string" calcext:value-type="string">
            <text:p>TVR</text:p>
          </table:table-cell>
          <table:table-cell table:number-columns-repeated="3"/>
          <table:table-cell office:value-type="string" calcext:value-type="string">
            <text:p>mróz</text:p>
          </table:table-cell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table:style-name="ce19" office:value-type="string" calcext:value-type="string">
            <text:p>mrz</text:p>
          </table:table-cell>
          <table:table-cell office:value-type="string" calcext:value-type="string">
            <text:p>TVRJ</text:p>
          </table:table-cell>
          <table:table-cell table:number-columns-repeated="3"/>
          <table:table-cell office:value-type="string" calcext:value-type="string">
            <text:p>mrzeć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table:style-name="ce19" office:value-type="string" calcext:value-type="string">
            <text:p>mst</text:p>
          </table:table-cell>
          <table:table-cell office:value-type="string" calcext:value-type="string">
            <text:p>STV</text:p>
          </table:table-cell>
          <table:table-cell table:number-columns-repeated="3"/>
          <table:table-cell office:value-type="string" calcext:value-type="string">
            <text:p>ze=msta</text:p>
          </table:table-cell>
        </table:table-row>
        <table:table-row table:style-name="ro1" table:visibility="filter">
          <table:table-cell office:value-type="float" office:value="636" calcext:value-type="float">
            <text:p>636</text:p>
          </table:table-cell>
          <table:table-cell table:style-name="ce19" office:value-type="string" calcext:value-type="string">
            <text:p>msz</text:p>
          </table:table-cell>
          <table:table-cell office:value-type="string" calcext:value-type="string">
            <text:p>TVRJ</text:p>
          </table:table-cell>
          <table:table-cell/>
          <table:table-cell office:value-type="string" calcext:value-type="string">
            <text:p>ZSTP</text:p>
          </table:table-cell>
          <table:table-cell/>
          <table:table-cell office:value-type="string" calcext:value-type="string">
            <text:p>msza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table:style-name="ce19" office:value-type="string" calcext:value-type="string">
            <text:p>mszcz</text:p>
          </table:table-cell>
          <table:table-cell office:value-type="string" calcext:value-type="string">
            <text:p>TPVRJ</text:p>
          </table:table-cell>
          <table:table-cell/>
          <table:table-cell office:value-type="string" calcext:value-type="string">
            <text:p>ZSTPV</text:p>
          </table:table-cell>
          <table:table-cell/>
          <table:table-cell office:value-type="string" calcext:value-type="string">
            <text:p>mszczę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table:style-name="ce19" office:value-type="string" calcext:value-type="string">
            <text:p>mści</text:p>
          </table:table-cell>
          <table:table-cell office:value-type="string" calcext:value-type="string">
            <text:p>STV</text:p>
          </table:table-cell>
          <table:table-cell office:value-type="string" calcext:value-type="string">
            <text:p>STVJ</text:p>
          </table:table-cell>
          <table:table-cell table:number-columns-repeated="2"/>
          <table:table-cell office:value-type="string" calcext:value-type="string">
            <text:p>mścić</text:p>
          </table:table-cell>
        </table:table-row>
        <table:table-row table:style-name="ro1" table:visibility="filter">
          <table:table-cell table:style-name="ce10" office:value-type="float" office:value="125" calcext:value-type="float">
            <text:p>125</text:p>
          </table:table-cell>
          <table:table-cell table:style-name="ce14" office:value-type="string" calcext:value-type="string">
            <text:p>mż</text:p>
          </table:table-cell>
          <table:table-cell office:value-type="string" calcext:value-type="string">
            <text:p>TVRJ</text:p>
          </table:table-cell>
          <table:table-cell table:number-columns-repeated="3"/>
          <table:table-cell office:value-type="string" calcext:value-type="string">
            <text:p>mżawka</text:p>
          </table:table-cell>
        </table:table-row>
        <table:table-row table:style-name="ro1">
          <table:table-cell table:style-name="ce10" office:value-type="float" office:value="1791436" calcext:value-type="float">
            <text:p>1 791 436</text:p>
          </table:table-cell>
          <table:table-cell table:style-name="ce14" office:value-type="string" calcext:value-type="string">
            <text:p>n</text:p>
          </table:table-cell>
          <table:table-cell office:value-type="string" calcext:value-type="string">
            <text:p>LR</text:p>
          </table:table-cell>
          <table:table-cell table:number-columns-repeated="3"/>
          <table:table-cell office:value-type="string" calcext:value-type="string">
            <text:p>natarcie</text:p>
          </table:table-cell>
        </table:table-row>
        <table:table-row table:style-name="ro1" table:visibility="filter">
          <table:table-cell table:style-name="ce10" office:value-type="float" office:value="33" calcext:value-type="float">
            <text:p>33</text:p>
          </table:table-cell>
          <table:table-cell table:style-name="ce14" office:value-type="string" calcext:value-type="string">
            <text:p>ndż</text:p>
          </table:table-cell>
          <table:table-cell office:value-type="string" calcext:value-type="string">
            <text:p>XPVLR</text:p>
          </table:table-cell>
          <table:table-cell table:number-columns-repeated="2"/>
          <table:table-cell office:value-type="string" calcext:value-type="string">
            <text:p>naprawdę, nie musiałaś!</text:p>
          </table:table-cell>
          <table:table-cell office:value-type="string" calcext:value-type="string">
            <text:p>ndżamena</text:p>
          </table:table-cell>
        </table:table-row>
        <table:table-row table:style-name="ro1">
          <table:table-cell table:style-name="ce10" office:value-type="float" office:value="562004" calcext:value-type="float">
            <text:p>562 004</text:p>
          </table:table-cell>
          <table:table-cell table:style-name="ce25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portmonetka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c</text:p>
          </table:table-cell>
          <table:table-cell office:value-type="string" calcext:value-type="string">
            <text:p>ZTP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table:style-name="ce19" office:value-type="string" calcext:value-type="string">
            <text:p>pci</text:p>
          </table:table-cell>
          <table:table-cell/>
          <table:table-cell office:value-type="string" calcext:value-type="string">
            <text:p>ZTPJ</text:p>
          </table:table-cell>
          <table:table-cell/>
          <table:table-cell office:value-type="string" calcext:value-type="string">
            <text:p>tylko „pci-” nie ma „pc-”</text:p>
          </table:table-cell>
          <table:table-cell office:value-type="string" calcext:value-type="string">
            <text:p>pcim</text:p>
          </table:table-cell>
        </table:table-row>
        <table:table-row table:style-name="ro1" table:visibility="filter">
          <table:table-cell office:value-type="float" office:value="765" calcext:value-type="float">
            <text:p>765</text:p>
          </table:table-cell>
          <table:table-cell table:style-name="ce19" office:value-type="string" calcext:value-type="string">
            <text:p>pch</text:p>
          </table:table-cell>
          <table:table-cell office:value-type="string" calcext:value-type="string">
            <text:p>KTP</text:p>
          </table:table-cell>
          <table:table-cell table:number-columns-repeated="3"/>
          <table:table-cell office:value-type="string" calcext:value-type="string">
            <text:p>pcha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table:style-name="ce19" office:value-type="string" calcext:value-type="string">
            <text:p>pchl</text:p>
          </table:table-cell>
          <table:table-cell office:value-type="string" calcext:value-type="string">
            <text:p>KTPL</text:p>
          </table:table-cell>
          <table:table-cell table:number-columns-repeated="3"/>
          <table:table-cell office:value-type="string" calcext:value-type="string">
            <text:p>za=pchlony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pchł</text:p>
          </table:table-cell>
          <table:table-cell office:value-type="string" calcext:value-type="string">
            <text:p>KTPLJ</text:p>
          </table:table-cell>
          <table:table-cell table:number-columns-repeated="3"/>
          <table:table-cell office:value-type="string" calcext:value-type="string">
            <text:p>pchły</text:p>
          </table:table-cell>
        </table:table-row>
        <table:table-row table:style-name="ro1" table:visibility="filter">
          <table:table-cell office:value-type="float" office:value="788" calcext:value-type="float">
            <text:p>788</text:p>
          </table:table-cell>
          <table:table-cell table:style-name="ce19" office:value-type="string" calcext:value-type="string">
            <text:p>pchn</text:p>
          </table:table-cell>
          <table:table-cell office:value-type="string" calcext:value-type="string">
            <text:p>KTPLR</text:p>
          </table:table-cell>
          <table:table-cell table:number-columns-repeated="3"/>
          <table:table-cell office:value-type="string" calcext:value-type="string">
            <text:p>pchnę</text:p>
          </table:table-cell>
        </table:table-row>
        <table:table-row table:style-name="ro1" table:visibility="filter">
          <table:table-cell/>
          <table:table-cell table:style-name="ce19" office:value-type="string" calcext:value-type="string">
            <text:p>pchni</text:p>
          </table:table-cell>
          <table:table-cell/>
          <table:table-cell office:value-type="string" calcext:value-type="string">
            <text:p>KTPLRJ</text:p>
          </table:table-cell>
          <table:table-cell table:number-columns-repeated="2"/>
          <table:table-cell office:value-type="string" calcext:value-type="string">
            <text:p>pchnięty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phr</text:p>
          </table:table-cell>
          <table:table-cell office:value-type="string" calcext:value-type="string">
            <text:p>VR</text:p>
          </table:table-cell>
          <table:table-cell table:number-columns-repeated="2"/>
          <table:table-cell office:value-type="string" calcext:value-type="string">
            <text:p>FR? - tylko obce</text:p>
          </table:table-cell>
          <table:table-cell office:value-type="string" calcext:value-type="string">
            <text:p>phreaker</text:p>
          </table:table-cell>
        </table:table-row>
        <table:table-row table:style-name="ro1" table:visibility="filter">
          <table:table-cell office:value-type="float" office:value="31125" calcext:value-type="float">
            <text:p>31 125</text:p>
          </table:table-cell>
          <table:table-cell table:style-name="ce19" office:value-type="string" calcext:value-type="string">
            <text:p>pl</text:p>
          </table:table-cell>
          <table:table-cell office:value-type="string" calcext:value-type="string">
            <text:p>PL</text:p>
          </table:table-cell>
          <table:table-cell table:number-columns-repeated="3"/>
          <table:table-cell office:value-type="string" calcext:value-type="string">
            <text:p>pluć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19" office:value-type="string" calcext:value-type="string">
            <text:p>plw</text:p>
          </table:table-cell>
          <table:table-cell office:value-type="string" calcext:value-type="string">
            <text:p>PVL</text:p>
          </table:table-cell>
          <table:table-cell table:number-columns-repeated="3"/>
          <table:table-cell office:value-type="string" calcext:value-type="string">
            <text:p>plwać</text:p>
          </table:table-cell>
        </table:table-row>
        <table:table-row table:style-name="ro1" table:visibility="filter">
          <table:table-cell office:value-type="float" office:value="18245" calcext:value-type="float">
            <text:p>18 245</text:p>
          </table:table-cell>
          <table:table-cell table:style-name="ce19" office:value-type="string" calcext:value-type="string">
            <text:p>pł</text:p>
          </table:table-cell>
          <table:table-cell office:value-type="string" calcext:value-type="string">
            <text:p>PLJ</text:p>
          </table:table-cell>
          <table:table-cell table:number-columns-repeated="3"/>
          <table:table-cell office:value-type="string" calcext:value-type="string">
            <text:p>płynie</text:p>
          </table:table-cell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table:style-name="ce19" office:value-type="string" calcext:value-type="string">
            <text:p>płc</text:p>
          </table:table-cell>
          <table:table-cell office:value-type="string" calcext:value-type="string">
            <text:p>ZTPLJ</text:p>
          </table:table-cell>
          <table:table-cell table:number-columns-repeated="3"/>
          <table:table-cell office:value-type="string" calcext:value-type="string">
            <text:p>płci</text:p>
          </table:table-cell>
        </table:table-row>
        <table:table-row table:style-name="ro1" table:visibility="filter">
          <table:table-cell office:value-type="float" office:value="653" calcext:value-type="float">
            <text:p>653</text:p>
          </table:table-cell>
          <table:table-cell table:style-name="ce19" office:value-type="string" calcext:value-type="string">
            <text:p>pn</text:p>
          </table:table-cell>
          <table:table-cell office:value-type="string" calcext:value-type="string">
            <text:p>PLR</text:p>
          </table:table-cell>
          <table:table-cell table:number-columns-repeated="3"/>
          <table:table-cell office:value-type="string" calcext:value-type="string">
            <text:p>pnąc</text:p>
          </table:table-cell>
        </table:table-row>
        <table:table-row table:style-name="ro1" table:visibility="filter">
          <table:table-cell office:value-type="float" office:value="55287" calcext:value-type="float">
            <text:p>55 287</text:p>
          </table:table-cell>
          <table:table-cell table:style-name="ce19" office:value-type="string" calcext:value-type="string">
            <text:p>pr</text:p>
          </table:table-cell>
          <table:table-cell office:value-type="string" calcext:value-type="string">
            <text:p>PR</text:p>
          </table:table-cell>
          <table:table-cell table:number-columns-repeated="3"/>
          <table:table-cell office:value-type="string" calcext:value-type="string">
            <text:p>prać</text:p>
          </table:table-cell>
        </table:table-row>
        <table:table-row table:style-name="ro1" table:visibility="filter">
          <table:table-cell office:value-type="float" office:value="126857" calcext:value-type="float">
            <text:p>126 857</text:p>
          </table:table-cell>
          <table:table-cell table:style-name="ce19" office:value-type="string" calcext:value-type="string">
            <text:p>prz</text:p>
          </table:table-cell>
          <table:table-cell office:value-type="string" calcext:value-type="string">
            <text:p>PRJ</text:p>
          </table:table-cell>
          <table:table-cell table:number-columns-repeated="3"/>
          <table:table-cell office:value-type="string" calcext:value-type="string">
            <text:p>przeć</text:p>
          </table:table-cell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table:style-name="ce19" office:value-type="string" calcext:value-type="string">
            <text:p>przt</text:p>
          </table:table-cell>
          <table:table-cell office:value-type="string" calcext:value-type="string">
            <text:p>TPRJ</text:p>
          </table:table-cell>
          <table:table-cell table:number-columns-repeated="3"/>
          <table:table-cell office:value-type="string" calcext:value-type="string">
            <text:p>prztyczek</text:p>
          </table:table-cell>
        </table:table-row>
        <table:table-row table:style-name="ro1" table:visibility="filter">
          <table:table-cell office:value-type="float" office:value="4374" calcext:value-type="float">
            <text:p>4 374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SP</text:p>
          </table:table-cell>
          <table:table-cell table:number-columns-repeated="3"/>
          <table:table-cell office:value-type="string" calcext:value-type="string">
            <text:p>psa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table:style-name="ce19" office:value-type="string" calcext:value-type="string">
            <text:p>psk</text:p>
          </table:table-cell>
          <table:table-cell office:value-type="string" calcext:value-type="string">
            <text:p>SKP</text:p>
          </table:table-cell>
          <table:table-cell table:number-columns-repeated="3"/>
          <table:table-cell office:value-type="string" calcext:value-type="string">
            <text:p>psków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table:style-name="ce19" office:value-type="string" calcext:value-type="string">
            <text:p>psn</text:p>
          </table:table-cell>
          <table:table-cell office:value-type="string" calcext:value-type="string">
            <text:p>SPLR</text:p>
          </table:table-cell>
          <table:table-cell table:number-columns-repeated="3"/>
          <table:table-cell office:value-type="string" calcext:value-type="string">
            <text:p>wy=psnę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st</text:p>
          </table:table-cell>
          <table:table-cell office:value-type="string" calcext:value-type="string">
            <text:p>STP</text:p>
          </table:table-cell>
          <table:table-cell table:number-columns-repeated="2"/>
          <table:table-cell office:value-type="string" calcext:value-type="string">
            <text:p>nie ma</text:p>
          </table:table-cell>
          <table:table-cell office:value-type="string" calcext:value-type="string">
            <text:p>?</text:p>
          </table:table-cell>
        </table:table-row>
        <table:table-row table:style-name="ro1" table:visibility="filter">
          <table:table-cell office:value-type="float" office:value="679" calcext:value-type="float">
            <text:p>679</text:p>
          </table:table-cell>
          <table:table-cell table:style-name="ce19" office:value-type="string" calcext:value-type="string">
            <text:p>pstr</text:p>
          </table:table-cell>
          <table:table-cell office:value-type="string" calcext:value-type="string">
            <text:p>STPR</text:p>
          </table:table-cell>
          <table:table-cell table:number-columns-repeated="3"/>
          <table:table-cell office:value-type="string" calcext:value-type="string">
            <text:p>pstryczek</text:p>
          </table:table-cell>
        </table:table-row>
        <table:table-row table:style-name="ro1" table:visibility="filter">
          <table:table-cell office:value-type="float" office:value="430" calcext:value-type="float">
            <text:p>430</text:p>
          </table:table-cell>
          <table:table-cell table:style-name="ce19" office:value-type="string" calcext:value-type="string">
            <text:p>pstrz</text:p>
          </table:table-cell>
          <table:table-cell office:value-type="string" calcext:value-type="string">
            <text:p>STPRJ</text:p>
          </table:table-cell>
          <table:table-cell table:number-columns-repeated="3"/>
          <table:table-cell office:value-type="string" calcext:value-type="string">
            <text:p>pstrzy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table:style-name="ce19" office:value-type="string" calcext:value-type="string">
            <text:p>psz</text:p>
          </table:table-cell>
          <table:table-cell office:value-type="string" calcext:value-type="string">
            <text:p>PRJ</text:p>
          </table:table-cell>
          <table:table-cell/>
          <table:table-cell office:value-type="string" calcext:value-type="string">
            <text:p>ZSPJ</text:p>
          </table:table-cell>
          <table:table-cell/>
          <table:table-cell office:value-type="string" calcext:value-type="string">
            <text:p>pszenica</text:p>
          </table:table-cell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table:style-name="ce19" office:value-type="string" calcext:value-type="string">
            <text:p>pszcz</text:p>
          </table:table-cell>
          <table:table-cell office:value-type="string" calcext:value-type="string">
            <text:p>PVRJ</text:p>
          </table:table-cell>
          <table:table-cell/>
          <table:table-cell office:value-type="string" calcext:value-type="string">
            <text:p>ZSPVJ</text:p>
          </table:table-cell>
          <table:table-cell/>
          <table:table-cell office:value-type="string" calcext:value-type="string">
            <text:p>pszczoły</text:p>
          </table:table-cell>
        </table:table-row>
        <table:table-row table:style-name="ro1" table:visibility="filter">
          <table:table-cell table:style-name="ce10" office:value-type="float" office:value="683" calcext:value-type="float">
            <text:p>683</text:p>
          </table:table-cell>
          <table:table-cell table:style-name="ce14" office:value-type="string" calcext:value-type="string">
            <text:p>pt</text:p>
          </table:table-cell>
          <table:table-cell office:value-type="string" calcext:value-type="string">
            <text:p>TP</text:p>
          </table:table-cell>
          <table:table-cell table:number-columns-repeated="3"/>
          <table:table-cell office:value-type="string" calcext:value-type="string">
            <text:p>ptolemeusz, ptak</text:p>
          </table:table-cell>
        </table:table-row>
        <table:table-row table:style-name="ro1">
          <table:table-cell table:style-name="ce10" office:value-type="float" office:value="414127" calcext:value-type="float">
            <text:p>414 127</text:p>
          </table:table-cell>
          <table:table-cell table:style-name="ce14"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azem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table:style-name="ce19" office:value-type="string" calcext:value-type="string">
            <text:p>rd</text:p>
          </table:table-cell>
          <table:table-cell office:value-type="string" calcext:value-type="string">
            <text:p>XTR</text:p>
          </table:table-cell>
          <table:table-cell table:number-columns-repeated="3"/>
          <table:table-cell office:value-type="string" calcext:value-type="string">
            <text:p>rdest</text:p>
          </table:table-cell>
        </table:table-row>
        <table:table-row table:style-name="ro1" table:visibility="filter">
          <table:table-cell office:value-type="float" office:value="1320" calcext:value-type="float">
            <text:p>1 320</text:p>
          </table:table-cell>
          <table:table-cell table:style-name="ce19" office:value-type="string" calcext:value-type="string">
            <text:p>rdz</text:p>
          </table:table-cell>
          <table:table-cell office:value-type="string" calcext:value-type="string">
            <text:p>XZTR</text:p>
          </table:table-cell>
          <table:table-cell table:number-columns-repeated="3"/>
          <table:table-cell office:value-type="string" calcext:value-type="string">
            <text:p>rdza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rh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hino=ceratops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style-name="ce19" office:value-type="string" calcext:value-type="string">
            <text:p>rt</text:p>
          </table:table-cell>
          <table:table-cell office:value-type="string" calcext:value-type="string">
            <text:p>TR</text:p>
          </table:table-cell>
          <table:table-cell table:number-columns-repeated="3"/>
          <table:table-cell office:value-type="string" calcext:value-type="string">
            <text:p>rtęć</text:p>
          </table:table-cell>
        </table:table-row>
        <table:table-row table:style-name="ro1" table:visibility="filter">
          <table:table-cell office:value-type="float" office:value="1373" calcext:value-type="float">
            <text:p>1 373</text:p>
          </table:table-cell>
          <table:table-cell table:style-name="ce19" office:value-type="string" calcext:value-type="string">
            <text:p>rw</text:p>
          </table:table-cell>
          <table:table-cell office:value-type="string" calcext:value-type="string">
            <text:p>VR</text:p>
          </table:table-cell>
          <table:table-cell table:number-columns-repeated="3"/>
          <table:table-cell office:value-type="string" calcext:value-type="string">
            <text:p>rwa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table:style-name="ce19" office:value-type="string" calcext:value-type="string">
            <text:p>rż</text:p>
          </table:table-cell>
          <table:table-cell office:value-type="string" calcext:value-type="string">
            <text:p>XTPR</text:p>
          </table:table-cell>
          <table:table-cell table:number-columns-repeated="3"/>
          <table:table-cell office:value-type="string" calcext:value-type="string">
            <text:p>rżeć</text:p>
          </table:table-cell>
        </table:table-row>
        <table:table-row table:style-name="ro1" table:visibility="filter">
          <table:table-cell table:style-name="ce10" office:value-type="float" office:value="1079" calcext:value-type="float">
            <text:p>1 079</text:p>
          </table:table-cell>
          <table:table-cell table:style-name="ce14" office:value-type="string" calcext:value-type="string">
            <text:p>rżn</text:p>
          </table:table-cell>
          <table:table-cell office:value-type="string" calcext:value-type="string">
            <text:p>XTPVLR</text:p>
          </table:table-cell>
          <table:table-cell table:number-columns-repeated="3"/>
          <table:table-cell office:value-type="string" calcext:value-type="string">
            <text:p>rżnąć</text:p>
          </table:table-cell>
        </table:table-row>
        <table:table-row table:style-name="ro1">
          <table:table-cell table:style-name="ce10" office:value-type="float" office:value="246960" calcext:value-type="float">
            <text:p>246 960</text:p>
          </table:table-cell>
          <table:table-cell table:style-name="ce14"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amemu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XZP</text:p>
          </table:table-cell>
          <table:table-cell table:number-columns-repeated="3"/>
          <table:table-cell office:value-type="string" calcext:value-type="string">
            <text:p>aug=sburg</text:p>
          </table:table-cell>
        </table:table-row>
        <table:table-row table:style-name="ro1" table:visibility="filter">
          <table:table-cell office:value-type="float" office:value="14002" calcext:value-type="float">
            <text:p>14 002</text:p>
          </table:table-cell>
          <table:table-cell table:style-name="ce19" office:value-type="string" calcext:value-type="string">
            <text:p>sc</text:p>
          </table:table-cell>
          <table:table-cell office:value-type="string" calcext:value-type="string">
            <text:p>ZST</text:p>
          </table:table-cell>
          <table:table-cell office:value-type="string" calcext:value-type="string">
            <text:p>XZST</text:p>
          </table:table-cell>
          <table:table-cell table:number-columns-repeated="2"/>
          <table:table-cell office:value-type="string" calcext:value-type="string">
            <text:p>scena</text:p>
          </table:table-cell>
        </table:table-row>
        <table:table-row table:style-name="ro1" table:visibility="filter">
          <table:table-cell office:value-type="float" office:value="2127" calcext:value-type="float">
            <text:p>2 127</text:p>
          </table:table-cell>
          <table:table-cell table:style-name="ce19" office:value-type="string" calcext:value-type="string">
            <text:p>sch</text:p>
          </table:table-cell>
          <table:table-cell office:value-type="string" calcext:value-type="string">
            <text:p>SKT</text:p>
          </table:table-cell>
          <table:table-cell table:number-columns-repeated="3"/>
          <table:table-cell office:value-type="string" calcext:value-type="string">
            <text:p>schamieć</text:p>
          </table:table-cell>
        </table:table-row>
        <table:table-row table:style-name="ro1" table:visibility="filter">
          <table:table-cell office:value-type="float" office:value="619" calcext:value-type="float">
            <text:p>619</text:p>
          </table:table-cell>
          <table:table-cell table:style-name="ce19" office:value-type="string" calcext:value-type="string">
            <text:p>schl</text:p>
          </table:table-cell>
          <table:table-cell office:value-type="string" calcext:value-type="string">
            <text:p>SKTL</text:p>
          </table:table-cell>
          <table:table-cell table:number-columns-repeated="3"/>
          <table:table-cell office:value-type="string" calcext:value-type="string">
            <text:p>schlać</text:p>
          </table:table-cell>
        </table:table-row>
        <table:table-row table:style-name="ro1" table:visibility="filter">
          <table:table-cell office:value-type="float" office:value="840" calcext:value-type="float">
            <text:p>840</text:p>
          </table:table-cell>
          <table:table-cell table:style-name="ce19" office:value-type="string" calcext:value-type="string">
            <text:p>schł</text:p>
          </table:table-cell>
          <table:table-cell office:value-type="string" calcext:value-type="string">
            <text:p>SKTLJ</text:p>
          </table:table-cell>
          <table:table-cell table:number-columns-repeated="3"/>
          <table:table-cell office:value-type="string" calcext:value-type="string">
            <text:p>schły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table:style-name="ce19" office:value-type="string" calcext:value-type="string">
            <text:p>schm</text:p>
          </table:table-cell>
          <table:table-cell/>
          <table:table-cell office:value-type="string" calcext:value-type="string">
            <text:p>SKTV</text:p>
          </table:table-cell>
          <table:table-cell table:number-columns-repeated="2"/>
          <table:table-cell office:value-type="string" calcext:value-type="string">
            <text:p>nie=schmur=niały</text:p>
          </table:table-cell>
        </table:table-row>
        <table:table-row table:style-name="ro1" table:visibility="filter">
          <table:table-cell office:value-type="float" office:value="630" calcext:value-type="float">
            <text:p>630</text:p>
          </table:table-cell>
          <table:table-cell table:style-name="ce19" office:value-type="string" calcext:value-type="string">
            <text:p>schn</text:p>
          </table:table-cell>
          <table:table-cell office:value-type="string" calcext:value-type="string">
            <text:p>SKTLR</text:p>
          </table:table-cell>
          <table:table-cell table:number-columns-repeated="3"/>
          <table:table-cell office:value-type="string" calcext:value-type="string">
            <text:p>schnę</text:p>
          </table:table-cell>
        </table:table-row>
        <table:table-row table:style-name="ro1" table:visibility="filter">
          <table:table-cell office:value-type="float" office:value="359" calcext:value-type="float">
            <text:p>359</text:p>
          </table:table-cell>
          <table:table-cell table:style-name="ce19" office:value-type="string" calcext:value-type="string">
            <text:p>schr</text:p>
          </table:table-cell>
          <table:table-cell office:value-type="string" calcext:value-type="string">
            <text:p>SKTR</text:p>
          </table:table-cell>
          <table:table-cell table:number-columns-repeated="3"/>
          <table:table-cell office:value-type="string" calcext:value-type="string">
            <text:p>schron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table:style-name="ce19" office:value-type="string" calcext:value-type="string">
            <text:p>schrz</text:p>
          </table:table-cell>
          <table:table-cell office:value-type="string" calcext:value-type="string">
            <text:p>SKTRJ</text:p>
          </table:table-cell>
          <table:table-cell table:number-columns-repeated="3"/>
          <table:table-cell office:value-type="string" calcext:value-type="string">
            <text:p>schrzanić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table:style-name="ce19" office:value-type="string" calcext:value-type="string">
            <text:p>schw</text:p>
          </table:table-cell>
          <table:table-cell office:value-type="string" calcext:value-type="string">
            <text:p>SKTV</text:p>
          </table:table-cell>
          <table:table-cell table:number-columns-repeated="3"/>
          <table:table-cell office:value-type="string" calcext:value-type="string">
            <text:p>schwytać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schv</text:p>
          </table:table-cell>
          <table:table-cell office:value-type="string" calcext:value-type="string">
            <text:p>SKTV</text:p>
          </table:table-cell>
          <table:table-cell table:number-columns-repeated="2"/>
          <table:table-cell office:value-type="string" calcext:value-type="string">
            <text:p>tylko obce</text:p>
          </table:table-cell>
          <table:table-cell office:value-type="string" calcext:value-type="string">
            <text:p>?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table:style-name="ce19" office:value-type="string" calcext:value-type="string">
            <text:p>scj</text:p>
          </table:table-cell>
          <table:table-cell office:value-type="string" calcext:value-type="string">
            <text:p>ZSTJ</text:p>
          </table:table-cell>
          <table:table-cell table:number-columns-repeated="3"/>
          <table:table-cell office:value-type="string" calcext:value-type="string">
            <text:p>scjentyzm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scl</text:p>
          </table:table-cell>
          <table:table-cell office:value-type="string" calcext:value-type="string">
            <text:p>SKL</text:p>
          </table:table-cell>
          <table:table-cell table:number-columns-repeated="3"/>
          <table:table-cell office:value-type="string" calcext:value-type="string">
            <text:p>sclerom, sclić</text:p>
          </table:table-cell>
        </table:table-row>
        <table:table-row table:style-name="ro1" table:visibility="filter">
          <table:table-cell office:value-type="float" office:value="1283" calcext:value-type="float">
            <text:p>1 283</text:p>
          </table:table-cell>
          <table:table-cell table:style-name="ce19" office:value-type="string" calcext:value-type="string">
            <text:p>scz</text:p>
          </table:table-cell>
          <table:table-cell office:value-type="string" calcext:value-type="string">
            <text:p>SPV</text:p>
          </table:table-cell>
          <table:table-cell table:number-columns-repeated="3"/>
          <table:table-cell office:value-type="string" calcext:value-type="string">
            <text:p>sczepić</text:p>
          </table:table-cell>
        </table:table-row>
        <table:table-row table:style-name="ro1" table:visibility="filter">
          <table:table-cell office:value-type="float" office:value="2830" calcext:value-type="float">
            <text:p>2 830</text:p>
          </table:table-cell>
          <table:table-cell table:style-name="ce19" office:value-type="string" calcext:value-type="string">
            <text:p>sf</text:p>
          </table:table-cell>
          <table:table-cell office:value-type="string" calcext:value-type="string">
            <text:p>SV</text:p>
          </table:table-cell>
          <table:table-cell table:number-columns-repeated="3"/>
          <table:table-cell office:value-type="string" calcext:value-type="string">
            <text:p>sfabrykować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table:style-name="ce19" office:value-type="string" calcext:value-type="string">
            <text:p>sfl</text:p>
          </table:table-cell>
          <table:table-cell office:value-type="string" calcext:value-type="string">
            <text:p>SVL</text:p>
          </table:table-cell>
          <table:table-cell table:number-columns-repeated="3"/>
          <table:table-cell office:value-type="string" calcext:value-type="string">
            <text:p>sflaczeć</text:p>
          </table:table-cell>
        </table:table-row>
        <table:table-row table:style-name="ro1" table:visibility="filter">
          <table:table-cell office:value-type="float" office:value="573" calcext:value-type="float">
            <text:p>573</text:p>
          </table:table-cell>
          <table:table-cell table:style-name="ce19" office:value-type="string" calcext:value-type="string">
            <text:p>sfr</text:p>
          </table:table-cell>
          <table:table-cell office:value-type="string" calcext:value-type="string">
            <text:p>SVR</text:p>
          </table:table-cell>
          <table:table-cell table:number-columns-repeated="3"/>
          <table:table-cell office:value-type="string" calcext:value-type="string">
            <text:p>sfrunąć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sg</text:p>
          </table:table-cell>
          <table:table-cell office:value-type="string" calcext:value-type="string">
            <text:p>XZK</text:p>
          </table:table-cell>
          <table:table-cell table:number-columns-repeated="3"/>
          <table:table-cell office:value-type="string" calcext:value-type="string">
            <text:p>sgabella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sgr</text:p>
          </table:table-cell>
          <table:table-cell office:value-type="string" calcext:value-type="string">
            <text:p>XZKT</text:p>
          </table:table-cell>
          <table:table-cell table:number-columns-repeated="3"/>
          <table:table-cell office:value-type="string" calcext:value-type="string">
            <text:p>sgrafitto</text:p>
          </table:table-cell>
        </table:table-row>
        <table:table-row table:style-name="ro1" table:visibility="filter">
          <table:table-cell office:value-type="float" office:value="4150" calcext:value-type="float">
            <text:p>4 150</text:p>
          </table:table-cell>
          <table:table-cell table:style-name="ce19" office:value-type="string" calcext:value-type="string">
            <text:p>sj</text:p>
          </table:table-cell>
          <table:table-cell office:value-type="string" calcext:value-type="string">
            <text:p>SJ</text:p>
          </table:table-cell>
          <table:table-cell table:number-columns-repeated="3"/>
          <table:table-cell office:value-type="string" calcext:value-type="string">
            <text:p>sjena</text:p>
          </table:table-cell>
        </table:table-row>
        <table:table-row table:style-name="ro1" table:visibility="filter">
          <table:table-cell office:value-type="float" office:value="148783" calcext:value-type="float">
            <text:p>148 783</text:p>
          </table:table-cell>
          <table:table-cell table:style-name="ce19" office:value-type="string" calcext:value-type="string">
            <text:p>sk</text:p>
          </table:table-cell>
          <table:table-cell office:value-type="string" calcext:value-type="string">
            <text:p>SK</text:p>
          </table:table-cell>
          <table:table-cell table:number-columns-repeated="3"/>
          <table:table-cell office:value-type="string" calcext:value-type="string">
            <text:p>skóra</text:p>
          </table:table-cell>
        </table:table-row>
        <table:table-row table:style-name="ro1" table:visibility="filter">
          <table:table-cell office:value-type="float" office:value="3029" calcext:value-type="float">
            <text:p>3 029</text:p>
          </table:table-cell>
          <table:table-cell table:style-name="ce19" office:value-type="string" calcext:value-type="string">
            <text:p>skl</text:p>
          </table:table-cell>
          <table:table-cell office:value-type="string" calcext:value-type="string">
            <text:p>SKL</text:p>
          </table:table-cell>
          <table:table-cell table:number-columns-repeated="3"/>
          <table:table-cell office:value-type="string" calcext:value-type="string">
            <text:p>sklarować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skln</text:p>
          </table:table-cell>
          <table:table-cell office:value-type="string" calcext:value-type="string">
            <text:p>SKVLR</text:p>
          </table:table-cell>
          <table:table-cell table:number-columns-repeated="3"/>
          <table:table-cell office:value-type="string" calcext:value-type="string">
            <text:p>sklnę</text:p>
          </table:table-cell>
        </table:table-row>
        <table:table-row table:style-name="ro1" table:visibility="filter">
          <table:table-cell office:value-type="float" office:value="1896" calcext:value-type="float">
            <text:p>1 896</text:p>
          </table:table-cell>
          <table:table-cell table:style-name="ce19" office:value-type="string" calcext:value-type="string">
            <text:p>skł</text:p>
          </table:table-cell>
          <table:table-cell office:value-type="string" calcext:value-type="string">
            <text:p>SKLJ</text:p>
          </table:table-cell>
          <table:table-cell table:number-columns-repeated="3"/>
          <table:table-cell office:value-type="string" calcext:value-type="string">
            <text:p>składam</text:p>
          </table:table-cell>
        </table:table-row>
        <table:table-row table:style-name="ro1" table:visibility="filter">
          <table:table-cell/>
          <table:table-cell table:style-name="ce19" office:value-type="string" calcext:value-type="string">
            <text:p>skm</text:p>
          </table:table-cell>
          <table:table-cell office:value-type="string" calcext:value-type="string">
            <text:p>SKTV</text:p>
          </table:table-cell>
          <table:table-cell table:number-columns-repeated="4"/>
        </table:table-row>
        <table:table-row table:style-name="ro1" table:visibility="filter">
          <table:table-cell office:value-type="float" office:value="412" calcext:value-type="float">
            <text:p>412</text:p>
          </table:table-cell>
          <table:table-cell table:style-name="ce19" office:value-type="string" calcext:value-type="string">
            <text:p>skn</text:p>
          </table:table-cell>
          <table:table-cell office:value-type="string" calcext:value-type="string">
            <text:p>SKLR</text:p>
          </table:table-cell>
          <table:table-cell table:number-columns-repeated="3"/>
          <table:table-cell office:value-type="string" calcext:value-type="string">
            <text:p>sknocę</text:p>
          </table:table-cell>
        </table:table-row>
        <table:table-row table:style-name="ro1" table:visibility="filter">
          <table:table-cell office:value-type="float" office:value="7635" calcext:value-type="float">
            <text:p>7 635</text:p>
          </table:table-cell>
          <table:table-cell table:style-name="ce19" office:value-type="string" calcext:value-type="string">
            <text:p>skr</text:p>
          </table:table-cell>
          <table:table-cell office:value-type="string" calcext:value-type="string">
            <text:p>SKR</text:p>
          </table:table-cell>
          <table:table-cell table:number-columns-repeated="3"/>
          <table:table-cell office:value-type="string" calcext:value-type="string">
            <text:p>skreślę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table:style-name="ce19" office:value-type="string" calcext:value-type="string">
            <text:p>skrn</text:p>
          </table:table-cell>
          <table:table-cell office:value-type="string" calcext:value-type="string">
            <text:p>SKVLR</text:p>
          </table:table-cell>
          <table:table-cell table:number-columns-repeated="3"/>
          <table:table-cell office:value-type="string" calcext:value-type="string">
            <text:p>skrnąbrniał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table:style-name="ce19" office:value-type="string" calcext:value-type="string">
            <text:p>skrw</text:p>
          </table:table-cell>
          <table:table-cell office:value-type="string" calcext:value-type="string">
            <text:p>SKVR</text:p>
          </table:table-cell>
          <table:table-cell table:number-columns-repeated="3"/>
          <table:table-cell office:value-type="string" calcext:value-type="string">
            <text:p>skrwawił</text:p>
          </table:table-cell>
        </table:table-row>
        <table:table-row table:style-name="ro1" table:visibility="filter">
          <table:table-cell office:value-type="float" office:value="3053" calcext:value-type="float">
            <text:p>3 053</text:p>
          </table:table-cell>
          <table:table-cell table:style-name="ce19" office:value-type="string" calcext:value-type="string">
            <text:p>skrz</text:p>
          </table:table-cell>
          <table:table-cell office:value-type="string" calcext:value-type="string">
            <text:p>SKRJ</text:p>
          </table:table-cell>
          <table:table-cell table:number-columns-repeated="3"/>
          <table:table-cell office:value-type="string" calcext:value-type="string">
            <text:p>skrzypiał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style-name="ce19" office:value-type="string" calcext:value-type="string">
            <text:p>sks</text:p>
          </table:table-cell>
          <table:table-cell office:value-type="string" calcext:value-type="string">
            <text:p>FSK</text:p>
          </table:table-cell>
          <table:table-cell table:number-columns-repeated="3"/>
          <table:table-cell office:value-type="string" calcext:value-type="string">
            <text:p>skserował</text:p>
          </table:table-cell>
        </table:table-row>
        <table:table-row table:style-name="ro1" table:visibility="filter">
          <table:table-cell office:value-type="float" office:value="1425" calcext:value-type="float">
            <text:p>1 425</text:p>
          </table:table-cell>
          <table:table-cell table:style-name="ce19" office:value-type="string" calcext:value-type="string">
            <text:p>skw</text:p>
          </table:table-cell>
          <table:table-cell office:value-type="string" calcext:value-type="string">
            <text:p>SKV</text:p>
          </table:table-cell>
          <table:table-cell table:number-columns-repeated="3"/>
          <table:table-cell office:value-type="string" calcext:value-type="string">
            <text:p>skwasił</text:p>
          </table:table-cell>
        </table:table-row>
        <table:table-row table:style-name="ro1" table:visibility="filter">
          <table:table-cell office:value-type="float" office:value="2119" calcext:value-type="float">
            <text:p>2 119</text:p>
          </table:table-cell>
          <table:table-cell table:style-name="ce19" office:value-type="string" calcext:value-type="string">
            <text:p>sl</text:p>
          </table:table-cell>
          <table:table-cell office:value-type="string" calcext:value-type="string">
            <text:p>SL</text:p>
          </table:table-cell>
          <table:table-cell table:number-columns-repeated="3"/>
          <table:table-cell office:value-type="string" calcext:value-type="string">
            <text:p>slup, slajd</text:p>
          </table:table-cell>
        </table:table-row>
        <table:table-row table:style-name="ro1" table:visibility="filter">
          <table:table-cell office:value-type="float" office:value="20468" calcext:value-type="float">
            <text:p>20 468</text:p>
          </table:table-cell>
          <table:table-cell table:style-name="ce19" office:value-type="string" calcext:value-type="string">
            <text:p>sł</text:p>
          </table:table-cell>
          <table:table-cell office:value-type="string" calcext:value-type="string">
            <text:p>SLJ</text:p>
          </table:table-cell>
          <table:table-cell table:number-columns-repeated="3"/>
          <table:table-cell office:value-type="string" calcext:value-type="string">
            <text:p>słaby</text:p>
          </table:table-cell>
        </table:table-row>
        <table:table-row table:style-name="ro1" table:visibility="filter">
          <table:table-cell office:value-type="float" office:value="12678" calcext:value-type="float">
            <text:p>12 678</text:p>
          </table:table-cell>
          <table:table-cell table:style-name="ce19" office:value-type="string" calcext:value-type="string">
            <text:p>sm</text:p>
          </table:table-cell>
          <table:table-cell office:value-type="string" calcext:value-type="string">
            <text:p>STV</text:p>
          </table:table-cell>
          <table:table-cell table:number-columns-repeated="3"/>
          <table:table-cell office:value-type="string" calcext:value-type="string">
            <text:p>smar</text:p>
          </table:table-cell>
        </table:table-row>
        <table:table-row table:style-name="ro1" table:visibility="filter">
          <table:table-cell office:value-type="float" office:value="509" calcext:value-type="float">
            <text:p>509</text:p>
          </table:table-cell>
          <table:table-cell table:style-name="ce19" office:value-type="string" calcext:value-type="string">
            <text:p>smr</text:p>
          </table:table-cell>
          <table:table-cell office:value-type="string" calcext:value-type="string">
            <text:p>STVR</text:p>
          </table:table-cell>
          <table:table-cell table:number-columns-repeated="3"/>
          <table:table-cell office:value-type="string" calcext:value-type="string">
            <text:p>smród</text:p>
          </table:table-cell>
        </table:table-row>
        <table:table-row table:style-name="ro1" table:visibility="filter">
          <table:table-cell office:value-type="float" office:value="7060" calcext:value-type="float">
            <text:p>7 060</text:p>
          </table:table-cell>
          <table:table-cell table:style-name="ce19" office:value-type="string" calcext:value-type="string">
            <text:p>sn</text:p>
          </table:table-cell>
          <table:table-cell office:value-type="string" calcext:value-type="string">
            <text:p>SLR</text:p>
          </table:table-cell>
          <table:table-cell table:number-columns-repeated="3"/>
          <table:table-cell office:value-type="string" calcext:value-type="string">
            <text:p>snadź, sny</text:p>
          </table:table-cell>
        </table:table-row>
        <table:table-row table:style-name="ro1" table:visibility="filter">
          <table:table-cell office:value-type="float" office:value="30391" calcext:value-type="float">
            <text:p>30 391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P</text:p>
          </table:table-cell>
          <table:table-cell table:number-columns-repeated="3"/>
          <table:table-cell office:value-type="string" calcext:value-type="string">
            <text:p>spadź, spychacz</text:p>
          </table:table-cell>
        </table:table-row>
        <table:table-row table:style-name="ro1" table:visibility="filter">
          <table:table-cell office:value-type="float" office:value="1748" calcext:value-type="float">
            <text:p>1 748</text:p>
          </table:table-cell>
          <table:table-cell table:style-name="ce19" office:value-type="string" calcext:value-type="string">
            <text:p>spl</text:p>
          </table:table-cell>
          <table:table-cell office:value-type="string" calcext:value-type="string">
            <text:p>SPL</text:p>
          </table:table-cell>
          <table:table-cell table:number-columns-repeated="3"/>
          <table:table-cell office:value-type="string" calcext:value-type="string">
            <text:p>splamił</text:p>
          </table:table-cell>
        </table:table-row>
        <table:table-row table:style-name="ro1" table:visibility="filter">
          <table:table-cell office:value-type="float" office:value="2295" calcext:value-type="float">
            <text:p>2 295</text:p>
          </table:table-cell>
          <table:table-cell table:style-name="ce19" office:value-type="string" calcext:value-type="string">
            <text:p>spł</text:p>
          </table:table-cell>
          <table:table-cell office:value-type="string" calcext:value-type="string">
            <text:p>SPLJ</text:p>
          </table:table-cell>
          <table:table-cell table:number-columns-repeated="3"/>
          <table:table-cell office:value-type="string" calcext:value-type="string">
            <text:p>spływ</text:p>
          </table:table-cell>
        </table:table-row>
        <table:table-row table:style-name="ro1" table:visibility="filter">
          <table:table-cell office:value-type="float" office:value="5102" calcext:value-type="float">
            <text:p>5 102</text:p>
          </table:table-cell>
          <table:table-cell table:style-name="ce19" office:value-type="string" calcext:value-type="string">
            <text:p>spr</text:p>
          </table:table-cell>
          <table:table-cell office:value-type="string" calcext:value-type="string">
            <text:p>SPR</text:p>
          </table:table-cell>
          <table:table-cell table:number-columns-repeated="3"/>
          <table:table-cell office:value-type="string" calcext:value-type="string">
            <text:p>sprawa</text:p>
          </table:table-cell>
        </table:table-row>
        <table:table-row table:style-name="ro1" table:visibility="filter">
          <table:table-cell office:value-type="float" office:value="2498" calcext:value-type="float">
            <text:p>2 498</text:p>
          </table:table-cell>
          <table:table-cell table:style-name="ce19" office:value-type="string" calcext:value-type="string">
            <text:p>sprz</text:p>
          </table:table-cell>
          <table:table-cell office:value-type="string" calcext:value-type="string">
            <text:p>SPRJ</text:p>
          </table:table-cell>
          <table:table-cell table:number-columns-repeated="3"/>
          <table:table-cell office:value-type="string" calcext:value-type="string">
            <text:p>sprzedaż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table:style-name="ce19" office:value-type="string" calcext:value-type="string">
            <text:p>sps</text:p>
          </table:table-cell>
          <table:table-cell office:value-type="string" calcext:value-type="string">
            <text:p>FSP</text:p>
          </table:table-cell>
          <table:table-cell table:number-columns-repeated="3"/>
          <table:table-cell office:value-type="string" calcext:value-type="string">
            <text:p>spsocić</text:p>
          </table:table-cell>
        </table:table-row>
        <table:table-row table:style-name="ro1" table:visibility="filter">
          <table:table-cell/>
          <table:table-cell table:style-name="ce19" office:value-type="string" calcext:value-type="string">
            <text:p>spsi</text:p>
          </table:table-cell>
          <table:table-cell/>
          <table:table-cell office:value-type="string" calcext:value-type="string">
            <text:p>FSPJ</text:p>
          </table:table-cell>
          <table:table-cell table:number-columns-repeated="2"/>
          <table:table-cell office:value-type="string" calcext:value-type="string">
            <text:p>spsiali</text:p>
          </table:table-cell>
        </table:table-row>
        <table:table-row table:style-name="ro1" table:visibility="filter">
          <table:table-cell office:value-type="float" office:value="3457" calcext:value-type="float">
            <text:p>3 457</text:p>
          </table:table-cell>
          <table:table-cell table:style-name="ce19" office:value-type="string" calcext:value-type="string">
            <text:p>sr</text:p>
          </table:table-cell>
          <table:table-cell office:value-type="string" calcext:value-type="string">
            <text:p>SR</text:p>
          </table:table-cell>
          <table:table-cell table:number-columns-repeated="3"/>
          <table:table-cell office:value-type="string" calcext:value-type="string">
            <text:p>sraczyk</text:p>
          </table:table-cell>
        </table:table-row>
        <table:table-row table:style-name="ro1" table:visibility="filter">
          <table:table-cell office:value-type="float" office:value="791" calcext:value-type="float">
            <text:p>791</text:p>
          </table:table-cell>
          <table:table-cell table:style-name="ce19" office:value-type="string" calcext:value-type="string">
            <text:p>ss</text:p>
          </table:table-cell>
          <table:table-cell office:value-type="string" calcext:value-type="string">
            <text:p>FS</text:p>
          </table:table-cell>
          <table:table-cell table:number-columns-repeated="3"/>
          <table:table-cell office:value-type="string" calcext:value-type="string">
            <text:p>ssać</text:p>
          </table:table-cell>
        </table:table-row>
        <table:table-row table:style-name="ro1" table:visibility="filter">
          <table:table-cell office:value-type="float" office:value="98260" calcext:value-type="float">
            <text:p>98 260</text:p>
          </table:table-cell>
          <table:table-cell table:style-name="ce19" office:value-type="string" calcext:value-type="string">
            <text:p>st</text:p>
          </table:table-cell>
          <table:table-cell office:value-type="string" calcext:value-type="string">
            <text:p>ST</text:p>
          </table:table-cell>
          <table:table-cell table:number-columns-repeated="3"/>
          <table:table-cell office:value-type="string" calcext:value-type="string">
            <text:p>stać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table:style-name="ce19" office:value-type="string" calcext:value-type="string">
            <text:p>stch</text:p>
          </table:table-cell>
          <table:table-cell/>
          <table:table-cell office:value-type="string" calcext:value-type="string">
            <text:p>SKT</text:p>
          </table:table-cell>
          <table:table-cell table:number-columns-repeated="2"/>
          <table:table-cell office:value-type="string" calcext:value-type="string">
            <text:p>stchórzyć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stchn</text:p>
          </table:table-cell>
          <table:table-cell office:value-type="string" calcext:value-type="string">
            <text:p>SKTLR</text:p>
          </table:table-cell>
          <table:table-cell table:number-columns-repeated="3"/>
          <table:table-cell office:value-type="string" calcext:value-type="string">
            <text:p>we=stchnie?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table:style-name="ce19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table:number-columns-repeated="3"/>
          <table:table-cell office:value-type="string" calcext:value-type="string">
            <text:p>stlali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  <table:table-cell table:style-name="ce19" office:value-type="string" calcext:value-type="string">
            <text:p>stł</text:p>
          </table:table-cell>
          <table:table-cell office:value-type="string" calcext:value-type="string">
            <text:p>STLJ</text:p>
          </table:table-cell>
          <table:table-cell table:number-columns-repeated="3"/>
          <table:table-cell office:value-type="string" calcext:value-type="string">
            <text:p>stłoczeni</text:p>
          </table:table-cell>
        </table:table-row>
        <table:table-row table:style-name="ro1" table:visibility="filter">
          <table:table-cell office:value-type="float" office:value="19624" calcext:value-type="float">
            <text:p>19 624</text:p>
          </table:table-cell>
          <table:table-cell table:style-name="ce19" office:value-type="string" calcext:value-type="string">
            <text:p>str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strona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table:style-name="ce19" office:value-type="string" calcext:value-type="string">
            <text:p>strw</text:p>
          </table:table-cell>
          <table:table-cell office:value-type="string" calcext:value-type="string">
            <text:p>STVR</text:p>
          </table:table-cell>
          <table:table-cell table:number-columns-repeated="3"/>
          <table:table-cell office:value-type="string" calcext:value-type="string">
            <text:p>strwonić</text:p>
          </table:table-cell>
        </table:table-row>
        <table:table-row table:style-name="ro1" table:visibility="filter">
          <table:table-cell office:value-type="float" office:value="9056" calcext:value-type="float">
            <text:p>9 056</text:p>
          </table:table-cell>
          <table:table-cell table:style-name="ce19" office:value-type="string" calcext:value-type="string">
            <text:p>strz</text:p>
          </table:table-cell>
          <table:table-cell office:value-type="string" calcext:value-type="string">
            <text:p>STRJ</text:p>
          </table:table-cell>
          <table:table-cell table:number-columns-repeated="3"/>
          <table:table-cell office:value-type="string" calcext:value-type="string">
            <text:p>strzelać</text:p>
          </table:table-cell>
        </table:table-row>
        <table:table-row table:style-name="ro1" table:visibility="filter">
          <table:table-cell office:value-type="float" office:value="10722" calcext:value-type="float">
            <text:p>10 722</text:p>
          </table:table-cell>
          <table:table-cell table:style-name="ce19" office:value-type="string" calcext:value-type="string">
            <text:p>stw</text:p>
          </table:table-cell>
          <table:table-cell office:value-type="string" calcext:value-type="string">
            <text:p>STV</text:p>
          </table:table-cell>
          <table:table-cell table:number-columns-repeated="3"/>
          <table:table-cell office:value-type="string" calcext:value-type="string">
            <text:p>stworzyć</text:p>
          </table:table-cell>
        </table:table-row>
        <table:table-row table:style-name="ro1" table:visibility="filter">
          <table:table-cell table:style-name="ce10" office:value-type="float" office:value="2561" calcext:value-type="float">
            <text:p>2 561</text:p>
          </table:table-cell>
          <table:table-cell table:style-name="ce14" office:value-type="string" calcext:value-type="string">
            <text:p>sw</text:p>
          </table:table-cell>
          <table:table-cell office:value-type="string" calcext:value-type="string">
            <text:p>SV</text:p>
          </table:table-cell>
          <table:table-cell table:number-columns-repeated="2"/>
          <table:table-cell office:value-type="string" calcext:value-type="string">
            <text:p>swąd != świąd</text:p>
          </table:table-cell>
          <table:table-cell office:value-type="string" calcext:value-type="string">
            <text:p>swój</text:p>
          </table:table-cell>
        </table:table-row>
        <table:table-row table:style-name="ro1">
          <table:table-cell table:style-name="ce10" office:value-type="float" office:value="117964" calcext:value-type="float">
            <text:p>117 964</text:p>
          </table:table-cell>
          <table:table-cell table:style-name="ce14" office:value-type="string" calcext:value-type="string">
            <text:p>sz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ZS</text:p>
          </table:table-cell>
          <table:table-cell/>
          <table:table-cell office:value-type="string" calcext:value-type="string">
            <text:p>szansa</text:p>
          </table:table-cell>
        </table:table-row>
        <table:table-row table:style-name="ro1" table:visibility="filter">
          <table:table-cell office:value-type="float" office:value="2875" calcext:value-type="float">
            <text:p>2 875</text:p>
          </table:table-cell>
          <table:table-cell table:style-name="ce19" office:value-type="string" calcext:value-type="string">
            <text:p>szk</text:p>
          </table:table-cell>
          <table:table-cell office:value-type="string" calcext:value-type="string">
            <text:p>KTP</text:p>
          </table:table-cell>
          <table:table-cell/>
          <table:table-cell office:value-type="string" calcext:value-type="string">
            <text:p>ZSK</text:p>
          </table:table-cell>
          <table:table-cell/>
          <table:table-cell office:value-type="string" calcext:value-type="string">
            <text:p>szkoła</text:p>
          </table:table-cell>
        </table:table-row>
        <table:table-row table:style-name="ro1" table:visibility="filter">
          <table:table-cell office:value-type="float" office:value="844" calcext:value-type="float">
            <text:p>844</text:p>
          </table:table-cell>
          <table:table-cell table:style-name="ce19" office:value-type="string" calcext:value-type="string">
            <text:p>szkl</text:p>
          </table:table-cell>
          <table:table-cell office:value-type="string" calcext:value-type="string">
            <text:p>KTPL</text:p>
          </table:table-cell>
          <table:table-cell/>
          <table:table-cell office:value-type="string" calcext:value-type="string">
            <text:p>ZSKL</text:p>
          </table:table-cell>
          <table:table-cell/>
          <table:table-cell office:value-type="string" calcext:value-type="string">
            <text:p>szklarz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table:style-name="ce19" office:value-type="string" calcext:value-type="string">
            <text:p>szkł</text:p>
          </table:table-cell>
          <table:table-cell office:value-type="string" calcext:value-type="string">
            <text:p>KTPLJ</text:p>
          </table:table-cell>
          <table:table-cell/>
          <table:table-cell office:value-type="string" calcext:value-type="string">
            <text:p>ZSKLJ</text:p>
          </table:table-cell>
          <table:table-cell/>
          <table:table-cell office:value-type="string" calcext:value-type="string">
            <text:p>szkło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szkr</text:p>
          </table:table-cell>
          <table:table-cell office:value-type="string" calcext:value-type="string">
            <text:p>KTPR</text:p>
          </table:table-cell>
          <table:table-cell/>
          <table:table-cell office:value-type="string" calcext:value-type="string">
            <text:p>ZSKR</text:p>
          </table:table-cell>
          <table:table-cell/>
          <table:table-cell office:value-type="string" calcext:value-type="string">
            <text:p>szkrab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table:style-name="ce19" office:value-type="string" calcext:value-type="string">
            <text:p>szkw</text:p>
          </table:table-cell>
          <table:table-cell office:value-type="string" calcext:value-type="string">
            <text:p>KTPV</text:p>
          </table:table-cell>
          <table:table-cell/>
          <table:table-cell office:value-type="string" calcext:value-type="string">
            <text:p>ZSKV</text:p>
          </table:table-cell>
          <table:table-cell/>
          <table:table-cell office:value-type="string" calcext:value-type="string">
            <text:p>szkwał</text:p>
          </table:table-cell>
        </table:table-row>
        <table:table-row table:style-name="ro1" table:visibility="filter">
          <table:table-cell office:value-type="float" office:value="2724" calcext:value-type="float">
            <text:p>2 724</text:p>
          </table:table-cell>
          <table:table-cell table:style-name="ce19" office:value-type="string" calcext:value-type="string">
            <text:p>szl</text:p>
          </table:table-cell>
          <table:table-cell office:value-type="string" calcext:value-type="string">
            <text:p>TPL</text:p>
          </table:table-cell>
          <table:table-cell/>
          <table:table-cell office:value-type="string" calcext:value-type="string">
            <text:p>ZSL</text:p>
          </table:table-cell>
          <table:table-cell/>
          <table:table-cell office:value-type="string" calcext:value-type="string">
            <text:p>szlak</text:p>
          </table:table-cell>
        </table:table-row>
        <table:table-row table:style-name="ro1" table:visibility="filter">
          <table:table-cell office:value-type="float" office:value="572" calcext:value-type="float">
            <text:p>572</text:p>
          </table:table-cell>
          <table:table-cell table:style-name="ce19" office:value-type="string" calcext:value-type="string">
            <text:p>szł</text:p>
          </table:table-cell>
          <table:table-cell/>
          <table:table-cell office:value-type="string" calcext:value-type="string">
            <text:p>TPLJ</text:p>
          </table:table-cell>
          <table:table-cell office:value-type="string" calcext:value-type="string">
            <text:p>ZSLJ</text:p>
          </table:table-cell>
          <table:table-cell/>
          <table:table-cell office:value-type="string" calcext:value-type="string">
            <text:p>szła</text:p>
          </table:table-cell>
        </table:table-row>
        <table:table-row table:style-name="ro1" table:visibility="filter">
          <table:table-cell office:value-type="float" office:value="1724" calcext:value-type="float">
            <text:p>1 724</text:p>
          </table:table-cell>
          <table:table-cell table:style-name="ce19" office:value-type="string" calcext:value-type="string">
            <text:p>szm</text:p>
          </table:table-cell>
          <table:table-cell office:value-type="string" calcext:value-type="string">
            <text:p>TPV</text:p>
          </table:table-cell>
          <table:table-cell/>
          <table:table-cell office:value-type="string" calcext:value-type="string">
            <text:p>ZSPV</text:p>
          </table:table-cell>
          <table:table-cell/>
          <table:table-cell office:value-type="string" calcext:value-type="string">
            <text:p>szmata</text:p>
          </table:table-cell>
        </table:table-row>
        <table:table-row table:style-name="ro1" table:visibility="filter">
          <table:table-cell office:value-type="float" office:value="1039" calcext:value-type="float">
            <text:p>1 039</text:p>
          </table:table-cell>
          <table:table-cell table:style-name="ce19" office:value-type="string" calcext:value-type="string">
            <text:p>szn</text:p>
          </table:table-cell>
          <table:table-cell office:value-type="string" calcext:value-type="string">
            <text:p>TPLR</text:p>
          </table:table-cell>
          <table:table-cell/>
          <table:table-cell office:value-type="string" calcext:value-type="string">
            <text:p>ZSLR</text:p>
          </table:table-cell>
          <table:table-cell/>
          <table:table-cell office:value-type="string" calcext:value-type="string">
            <text:p>sznyt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szni</text:p>
          </table:table-cell>
          <table:table-cell/>
          <table:table-cell office:value-type="string" calcext:value-type="string">
            <text:p>TPLRJ</text:p>
          </table:table-cell>
          <table:table-cell office:value-type="string" calcext:value-type="string">
            <text:p>ZSLRJ</text:p>
          </table:table-cell>
          <table:table-cell/>
          <table:table-cell office:value-type="string" calcext:value-type="string">
            <text:p>sznik</text:p>
          </table:table-cell>
        </table:table-row>
        <table:table-row table:style-name="ro1" table:visibility="filter">
          <table:table-cell office:value-type="float" office:value="4023" calcext:value-type="float">
            <text:p>4 023</text:p>
          </table:table-cell>
          <table:table-cell table:style-name="ce19" office:value-type="string" calcext:value-type="string">
            <text:p>szp</text:p>
          </table:table-cell>
          <table:table-cell office:value-type="string" calcext:value-type="string">
            <text:p>XZTP</text:p>
          </table:table-cell>
          <table:table-cell/>
          <table:table-cell office:value-type="string" calcext:value-type="string">
            <text:p>ZSP</text:p>
          </table:table-cell>
          <table:table-cell/>
          <table:table-cell office:value-type="string" calcext:value-type="string">
            <text:p>szpan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szpl</text:p>
          </table:table-cell>
          <table:table-cell office:value-type="string" calcext:value-type="string">
            <text:p>XZTPL</text:p>
          </table:table-cell>
          <table:table-cell/>
          <table:table-cell office:value-type="string" calcext:value-type="string">
            <text:p>ZSPL</text:p>
          </table:table-cell>
          <table:table-cell/>
          <table:table-cell office:value-type="string" calcext:value-type="string">
            <text:p>szplajs</text:p>
          </table:table-cell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table:style-name="ce19" office:value-type="string" calcext:value-type="string">
            <text:p>szpr</text:p>
          </table:table-cell>
          <table:table-cell office:value-type="string" calcext:value-type="string">
            <text:p>XZTPR</text:p>
          </table:table-cell>
          <table:table-cell/>
          <table:table-cell office:value-type="string" calcext:value-type="string">
            <text:p>ZSPR</text:p>
          </table:table-cell>
          <table:table-cell/>
          <table:table-cell office:value-type="string" calcext:value-type="string">
            <text:p>szprot</text:p>
          </table:table-cell>
        </table:table-row>
        <table:table-row table:style-name="ro1" table:visibility="filter">
          <table:table-cell office:value-type="float" office:value="513" calcext:value-type="float">
            <text:p>513</text:p>
          </table:table-cell>
          <table:table-cell table:style-name="ce19" office:value-type="string" calcext:value-type="string">
            <text:p>szr</text:p>
          </table:table-cell>
          <table:table-cell office:value-type="string" calcext:value-type="string">
            <text:p>TPR</text:p>
          </table:table-cell>
          <table:table-cell/>
          <table:table-cell office:value-type="string" calcext:value-type="string">
            <text:p>ZSR</text:p>
          </table:table-cell>
          <table:table-cell/>
          <table:table-cell office:value-type="string" calcext:value-type="string">
            <text:p>szrot</text:p>
          </table:table-cell>
        </table:table-row>
        <table:table-row table:style-name="ro1" table:visibility="filter">
          <table:table-cell office:value-type="float" office:value="4782" calcext:value-type="float">
            <text:p>4 782</text:p>
          </table:table-cell>
          <table:table-cell table:style-name="ce19" office:value-type="string" calcext:value-type="string">
            <text:p>szt</text:p>
          </table:table-cell>
          <table:table-cell office:value-type="string" calcext:value-type="string">
            <text:p>XZTP</text:p>
          </table:table-cell>
          <table:table-cell/>
          <table:table-cell office:value-type="string" calcext:value-type="string">
            <text:p>ZST</text:p>
          </table:table-cell>
          <table:table-cell/>
          <table:table-cell office:value-type="string" calcext:value-type="string">
            <text:p>sztuka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style-name="ce19" office:value-type="string" calcext:value-type="string">
            <text:p>sztr</text:p>
          </table:table-cell>
          <table:table-cell office:value-type="string" calcext:value-type="string">
            <text:p>XZTPR</text:p>
          </table:table-cell>
          <table:table-cell/>
          <table:table-cell office:value-type="string" calcext:value-type="string">
            <text:p>ZSTR</text:p>
          </table:table-cell>
          <table:table-cell/>
          <table:table-cell office:value-type="string" calcext:value-type="string">
            <text:p>sztruks</text:p>
          </table:table-cell>
        </table:table-row>
        <table:table-row table:style-name="ro1" table:visibility="filter">
          <table:table-cell office:value-type="float" office:value="1368" calcext:value-type="float">
            <text:p>1 368</text:p>
          </table:table-cell>
          <table:table-cell table:style-name="ce19" office:value-type="string" calcext:value-type="string">
            <text:p>szw</text:p>
          </table:table-cell>
          <table:table-cell office:value-type="string" calcext:value-type="string">
            <text:p>TPV</text:p>
          </table:table-cell>
          <table:table-cell/>
          <table:table-cell office:value-type="string" calcext:value-type="string">
            <text:p>ZSV</text:p>
          </table:table-cell>
          <table:table-cell/>
          <table:table-cell office:value-type="string" calcext:value-type="string">
            <text:p>szwaczka</text:p>
          </table:table-cell>
        </table:table-row>
        <table:table-row table:style-name="ro1">
          <table:table-cell table:style-name="ce10" office:value-type="float" office:value="10966" calcext:value-type="float">
            <text:p>10 966</text:p>
          </table:table-cell>
          <table:table-cell table:style-name="ce14" office:value-type="string" calcext:value-type="string">
            <text:p>szcz</text:p>
          </table:table-cell>
          <table:table-cell office:value-type="string" calcext:value-type="string">
            <text:p>TPV</text:p>
          </table:table-cell>
          <table:table-cell/>
          <table:table-cell office:value-type="string" calcext:value-type="string">
            <text:p>ZSPV</text:p>
          </table:table-cell>
          <table:table-cell/>
          <table:table-cell office:value-type="string" calcext:value-type="string">
            <text:p>szczęsny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szczm</text:p>
          </table:table-cell>
          <table:table-cell office:value-type="string" calcext:value-type="string">
            <text:p>KTPV</text:p>
          </table:table-cell>
          <table:table-cell/>
          <table:table-cell office:value-type="string" calcext:value-type="string">
            <text:p>ZSKPV</text:p>
          </table:table-cell>
          <table:table-cell/>
          <table:table-cell office:value-type="string" calcext:value-type="string">
            <text:p>szczmiel</text:p>
          </table:table-cell>
        </table:table-row>
        <table:table-row table:style-name="ro1" table:visibility="filter">
          <table:table-cell table:style-name="ce10" office:value-type="float" office:value="43" calcext:value-type="float">
            <text:p>43</text:p>
          </table:table-cell>
          <table:table-cell table:style-name="ce14" office:value-type="string" calcext:value-type="string">
            <text:p>szczw</text:p>
          </table:table-cell>
          <table:table-cell office:value-type="string" calcext:value-type="string">
            <text:p>KTPV</text:p>
          </table:table-cell>
          <table:table-cell/>
          <table:table-cell office:value-type="string" calcext:value-type="string">
            <text:p>ZSTPV</text:p>
          </table:table-cell>
          <table:table-cell/>
          <table:table-cell office:value-type="string" calcext:value-type="string">
            <text:p>szczwany</text:p>
          </table:table-cell>
        </table:table-row>
        <table:table-row table:style-name="ro1">
          <table:table-cell table:style-name="ce10" office:value-type="float" office:value="54537" calcext:value-type="float">
            <text:p>54 537</text:p>
          </table:table-cell>
          <table:table-cell table:style-name="ce14" office:value-type="string" calcext:value-type="string">
            <text:p>ś/si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iak != sak potencjalny konflikt → wtedy SJ</text:p>
          </table:table-cell>
          <table:table-cell office:value-type="string" calcext:value-type="string">
            <text:p>sia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śc</text:p>
          </table:table-cell>
          <table:table-cell office:value-type="string" calcext:value-type="string">
            <text:p>ZST</text:p>
          </table:table-cell>
          <table:table-cell table:number-columns-repeated="2"/>
          <table:table-cell office:value-type="string" calcext:value-type="string">
            <text:p>tylko „ści-” - nie ma twardego „śc-”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82992" calcext:value-type="float">
            <text:p>82 992</text:p>
          </table:table-cell>
          <table:table-cell table:style-name="ce19" office:value-type="string" calcext:value-type="string">
            <text:p>ści</text:p>
          </table:table-cell>
          <table:table-cell/>
          <table:table-cell office:value-type="string" calcext:value-type="string">
            <text:p>ZSTJ</text:p>
          </table:table-cell>
          <table:table-cell table:number-columns-repeated="2"/>
          <table:table-cell office:value-type="string" calcext:value-type="string">
            <text:p>ściana</text:p>
          </table:table-cell>
        </table:table-row>
        <table:table-row table:style-name="ro1" table:visibility="filter">
          <table:table-cell office:value-type="float" office:value="15666" calcext:value-type="float">
            <text:p>15 666</text:p>
          </table:table-cell>
          <table:table-cell table:style-name="ce19" office:value-type="string" calcext:value-type="string">
            <text:p>śl</text:p>
          </table:table-cell>
          <table:table-cell office:value-type="string" calcext:value-type="string">
            <text:p>SL</text:p>
          </table:table-cell>
          <table:table-cell table:number-columns-repeated="3"/>
          <table:table-cell office:value-type="string" calcext:value-type="string">
            <text:p>ślad</text:p>
          </table:table-cell>
        </table:table-row>
        <table:table-row table:style-name="ro1" table:visibility="filter">
          <table:table-cell office:value-type="float" office:value="61179" calcext:value-type="float">
            <text:p>61 179</text:p>
          </table:table-cell>
          <table:table-cell table:style-name="ce19" office:value-type="string" calcext:value-type="string">
            <text:p>śm</text:p>
          </table:table-cell>
          <table:table-cell office:value-type="string" calcext:value-type="string">
            <text:p>STV</text:p>
          </table:table-cell>
          <table:table-cell/>
          <table:table-cell office:value-type="string" calcext:value-type="string">
            <text:p>ZSPVJ</text:p>
          </table:table-cell>
          <table:table-cell/>
          <table:table-cell office:value-type="string" calcext:value-type="string">
            <text:p>śmego</text:p>
          </table:table-cell>
        </table:table-row>
        <table:table-row table:style-name="ro1" table:visibility="filter">
          <table:table-cell office:value-type="float" office:value="4073" calcext:value-type="float">
            <text:p>4 073</text:p>
          </table:table-cell>
          <table:table-cell table:style-name="ce19" office:value-type="string" calcext:value-type="string">
            <text:p>śmi</text:p>
          </table:table-cell>
          <table:table-cell/>
          <table:table-cell office:value-type="string" calcext:value-type="string">
            <text:p>STVJ</text:p>
          </table:table-cell>
          <table:table-cell table:number-columns-repeated="2"/>
          <table:table-cell office:value-type="string" calcext:value-type="string">
            <text:p>śmiali</text:p>
          </table:table-cell>
        </table:table-row>
        <table:table-row table:style-name="ro1" table:visibility="filter">
          <table:table-cell office:value-type="float" office:value="2161" calcext:value-type="float">
            <text:p>2 161</text:p>
          </table:table-cell>
          <table:table-cell table:style-name="ce19" office:value-type="string" calcext:value-type="string">
            <text:p>śn</text:p>
          </table:table-cell>
          <table:table-cell office:value-type="string" calcext:value-type="string">
            <text:p>SLR</text:p>
          </table:table-cell>
          <table:table-cell table:number-columns-repeated="3"/>
          <table:table-cell office:value-type="string" calcext:value-type="string">
            <text:p>no=śna</text:p>
          </table:table-cell>
        </table:table-row>
        <table:table-row table:style-name="ro1" table:visibility="filter">
          <table:table-cell office:value-type="float" office:value="11418" calcext:value-type="float">
            <text:p>11 418</text:p>
          </table:table-cell>
          <table:table-cell table:style-name="ce19" office:value-type="string" calcext:value-type="string">
            <text:p>śni</text:p>
          </table:table-cell>
          <table:table-cell/>
          <table:table-cell office:value-type="string" calcext:value-type="string">
            <text:p>SLRJ</text:p>
          </table:table-cell>
          <table:table-cell table:number-columns-repeated="2"/>
          <table:table-cell office:value-type="string" calcext:value-type="string">
            <text:p>śnił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19" office:value-type="string" calcext:value-type="string">
            <text:p>śp</text:p>
          </table:table-cell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tylko śparóg i warianty</text:p>
          </table:table-cell>
          <table:table-cell office:value-type="string" calcext:value-type="string">
            <text:p>śparóg</text:p>
          </table:table-cell>
        </table:table-row>
        <table:table-row table:style-name="ro1" table:visibility="filter">
          <table:table-cell office:value-type="float" office:value="2227" calcext:value-type="float">
            <text:p>2 227</text:p>
          </table:table-cell>
          <table:table-cell table:style-name="ce19" office:value-type="string" calcext:value-type="string">
            <text:p>śpi</text:p>
          </table:table-cell>
          <table:table-cell/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śpi</text:p>
          </table:table-cell>
        </table:table-row>
        <table:table-row table:style-name="ro1" table:visibility="filter">
          <table:table-cell office:value-type="float" office:value="4429" calcext:value-type="float">
            <text:p>4 429</text:p>
          </table:table-cell>
          <table:table-cell table:style-name="ce19" office:value-type="string" calcext:value-type="string">
            <text:p>śr</text:p>
          </table:table-cell>
          <table:table-cell office:value-type="string" calcext:value-type="string">
            <text:p>SR</text:p>
          </table:table-cell>
          <table:table-cell table:number-columns-repeated="3"/>
          <table:table-cell office:value-type="string" calcext:value-type="string">
            <text:p>środa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św</text:p>
          </table:table-cell>
          <table:table-cell office:value-type="string" calcext:value-type="string">
            <text:p>SV</text:p>
          </table:table-cell>
          <table:table-cell table:number-columns-repeated="2"/>
          <table:table-cell office:value-type="string" calcext:value-type="string">
            <text:p>swąd != świąd</text:p>
          </table:table-cell>
          <table:table-cell office:value-type="string" calcext:value-type="string">
            <text:p>?</text:p>
          </table:table-cell>
        </table:table-row>
        <table:table-row table:style-name="ro1" table:visibility="filter">
          <table:table-cell table:style-name="ce10" office:value-type="float" office:value="2604" calcext:value-type="float">
            <text:p>2 604</text:p>
          </table:table-cell>
          <table:table-cell table:style-name="ce14" office:value-type="string" calcext:value-type="string">
            <text:p>świ</text:p>
          </table:table-cell>
          <table:table-cell/>
          <table:table-cell office:value-type="string" calcext:value-type="string">
            <text:p>SVJ</text:p>
          </table:table-cell>
          <table:table-cell/>
          <table:table-cell office:value-type="string" calcext:value-type="string">
            <text:p>tylko „świ-” - nie ma twardego „św-” (hind -śwara?)</text:p>
          </table:table-cell>
          <table:table-cell office:value-type="string" calcext:value-type="string">
            <text:p>świat</text:p>
          </table:table-cell>
        </table:table-row>
        <table:table-row table:style-name="ro1">
          <table:table-cell table:style-name="ce10" office:value-type="float" office:value="477164" calcext:value-type="float">
            <text:p>477 164</text:p>
          </table:table-cell>
          <table:table-cell table:style-name="ce14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tatarak</text:p>
          </table:table-cell>
        </table:table-row>
        <table:table-row table:style-name="ro1" table:visibility="filter">
          <table:table-cell office:value-type="float" office:value="424" calcext:value-type="float">
            <text:p>424</text:p>
          </table:table-cell>
          <table:table-cell table:style-name="ce19" office:value-type="string" calcext:value-type="string">
            <text:p>tch</text:p>
          </table:table-cell>
          <table:table-cell office:value-type="string" calcext:value-type="string">
            <text:p>KT</text:p>
          </table:table-cell>
          <table:table-cell table:number-columns-repeated="3"/>
          <table:table-cell office:value-type="string" calcext:value-type="string">
            <text:p>tchawica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tchl</text:p>
          </table:table-cell>
          <table:table-cell/>
          <table:table-cell office:value-type="string" calcext:value-type="string">
            <text:p>KTL</text:p>
          </table:table-cell>
          <table:table-cell table:number-columns-repeated="2"/>
          <table:table-cell office:value-type="string" calcext:value-type="string">
            <text:p>prze=tchlinka</text:p>
          </table:table-cell>
        </table:table-row>
        <table:table-row table:style-name="ro1" table:visibility="filter">
          <table:table-cell office:value-type="float" office:value="446" calcext:value-type="float">
            <text:p>446</text:p>
          </table:table-cell>
          <table:table-cell table:style-name="ce19" office:value-type="string" calcext:value-type="string">
            <text:p>tchn</text:p>
          </table:table-cell>
          <table:table-cell office:value-type="string" calcext:value-type="string">
            <text:p>KTLR</text:p>
          </table:table-cell>
          <table:table-cell table:number-columns-repeated="3"/>
          <table:table-cell office:value-type="string" calcext:value-type="string">
            <text:p>tchnął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style-name="ce19" office:value-type="string" calcext:value-type="string">
            <text:p>tcz</text:p>
          </table:table-cell>
          <table:table-cell office:value-type="string" calcext:value-type="string">
            <text:p>TPV</text:p>
          </table:table-cell>
          <table:table-cell table:number-columns-repeated="2"/>
          <table:table-cell office:value-type="string" calcext:value-type="string">
            <text:p>tylko Tczew i tczowski</text:p>
          </table:table-cell>
          <table:table-cell office:value-type="string" calcext:value-type="string">
            <text:p>Tczew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table:style-name="ce19" office:value-type="string" calcext:value-type="string">
            <text:p>thl</text:p>
          </table:table-cell>
          <table:table-cell/>
          <table:table-cell office:value-type="string" calcext:value-type="string">
            <text:p>TL</text:p>
          </table:table-cell>
          <table:table-cell table:number-columns-repeated="2"/>
          <table:table-cell office:value-type="string" calcext:value-type="string">
            <text:p>bia=thlon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style-name="ce19" office:value-type="string" calcext:value-type="string">
            <text:p>thr</text:p>
          </table:table-cell>
          <table:table-cell office:value-type="string" calcext:value-type="string">
            <text:p>TR</text:p>
          </table:table-cell>
          <table:table-cell table:number-columns-repeated="3"/>
          <table:table-cell office:value-type="string" calcext:value-type="string">
            <text:p>Thrasz-metal</text:p>
          </table:table-cell>
        </table:table-row>
        <table:table-row table:style-name="ro1" table:visibility="filter">
          <table:table-cell office:value-type="float" office:value="995" calcext:value-type="float">
            <text:p>995</text:p>
          </table:table-cell>
          <table:table-cell table:style-name="ce19" office:value-type="string" calcext:value-type="string">
            <text:p>tk</text:p>
          </table:table-cell>
          <table:table-cell office:value-type="string" calcext:value-type="string">
            <text:p>KT</text:p>
          </table:table-cell>
          <table:table-cell table:number-columns-repeated="3"/>
          <table:table-cell office:value-type="string" calcext:value-type="string">
            <text:p>tkanina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table:style-name="ce19" office:value-type="string" calcext:value-type="string">
            <text:p>tkl</text:p>
          </table:table-cell>
          <table:table-cell office:value-type="string" calcext:value-type="string">
            <text:p>KTL</text:p>
          </table:table-cell>
          <table:table-cell table:number-columns-repeated="3"/>
          <table:table-cell office:value-type="string" calcext:value-type="string">
            <text:p>tkliwy</text:p>
          </table:table-cell>
        </table:table-row>
        <table:table-row table:style-name="ro1" table:visibility="filter">
          <table:table-cell office:value-type="float" office:value="760" calcext:value-type="float">
            <text:p>760</text:p>
          </table:table-cell>
          <table:table-cell table:style-name="ce19" office:value-type="string" calcext:value-type="string">
            <text:p>tkn</text:p>
          </table:table-cell>
          <table:table-cell office:value-type="string" calcext:value-type="string">
            <text:p>KTLR</text:p>
          </table:table-cell>
          <table:table-cell table:number-columns-repeated="3"/>
          <table:table-cell office:value-type="string" calcext:value-type="string">
            <text:p>tknięty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table:style-name="ce19" office:value-type="string" calcext:value-type="string">
            <text:p>tkw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tkwi</text:p>
          </table:table-cell>
        </table:table-row>
        <table:table-row table:style-name="ro1" table:visibility="filter">
          <table:table-cell office:value-type="float" office:value="5721" calcext:value-type="float">
            <text:p>5 721</text:p>
          </table:table-cell>
          <table:table-cell table:style-name="ce19" office:value-type="string" calcext:value-type="string">
            <text:p>tl</text:p>
          </table:table-cell>
          <table:table-cell office:value-type="string" calcext:value-type="string">
            <text:p>TL</text:p>
          </table:table-cell>
          <table:table-cell table:number-columns-repeated="3"/>
          <table:table-cell office:value-type="string" calcext:value-type="string">
            <text:p>tlący</text:p>
          </table:table-cell>
        </table:table-row>
        <table:table-row table:style-name="ro1" table:visibility="filter">
          <table:table-cell office:value-type="float" office:value="2681" calcext:value-type="float">
            <text:p>2 681</text:p>
          </table:table-cell>
          <table:table-cell table:style-name="ce19" office:value-type="string" calcext:value-type="string">
            <text:p>tli</text:p>
          </table:table-cell>
          <table:table-cell/>
          <table:table-cell office:value-type="string" calcext:value-type="string">
            <text:p>TLI</text:p>
          </table:table-cell>
          <table:table-cell/>
          <table:table-cell office:value-type="string" calcext:value-type="string">
            <text:p>nie ma „tlie/tlio/tliu/tlia”</text:p>
          </table:table-cell>
          <table:table-cell office:value-type="string" calcext:value-type="string">
            <text:p>tlić</text:p>
          </table:table-cell>
        </table:table-row>
        <table:table-row table:style-name="ro1" table:visibility="filter">
          <table:table-cell office:value-type="float" office:value="9182" calcext:value-type="float">
            <text:p>9 182</text:p>
          </table:table-cell>
          <table:table-cell table:style-name="ce19" office:value-type="string" calcext:value-type="string">
            <text:p>tł</text:p>
          </table:table-cell>
          <table:table-cell office:value-type="string" calcext:value-type="string">
            <text:p>TLJ</text:p>
          </table:table-cell>
          <table:table-cell table:number-columns-repeated="3"/>
          <table:table-cell office:value-type="string" calcext:value-type="string">
            <text:p>tłumok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19" office:value-type="string" calcext:value-type="string">
            <text:p>tn</text:p>
          </table:table-cell>
          <table:table-cell office:value-type="string" calcext:value-type="string">
            <text:p>TLR</text:p>
          </table:table-cell>
          <table:table-cell table:number-columns-repeated="3"/>
          <table:table-cell office:value-type="string" calcext:value-type="string">
            <text:p>tnę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table:style-name="ce19" office:value-type="string" calcext:value-type="string">
            <text:p>tni</text:p>
          </table:table-cell>
          <table:table-cell/>
          <table:table-cell office:value-type="string" calcext:value-type="string">
            <text:p>TLRJ</text:p>
          </table:table-cell>
          <table:table-cell table:number-columns-repeated="2"/>
          <table:table-cell office:value-type="string" calcext:value-type="string">
            <text:p>tnij</text:p>
          </table:table-cell>
        </table:table-row>
        <table:table-row table:style-name="ro1" table:visibility="filter">
          <table:table-cell office:value-type="float" office:value="67695" calcext:value-type="float">
            <text:p>67 695</text:p>
          </table:table-cell>
          <table:table-cell table:style-name="ce19" office:value-type="string" calcext:value-type="string">
            <text:p>tr</text:p>
          </table:table-cell>
          <table:table-cell office:value-type="string" calcext:value-type="string">
            <text:p>TR</text:p>
          </table:table-cell>
          <table:table-cell table:number-columns-repeated="3"/>
          <table:table-cell office:value-type="string" calcext:value-type="string">
            <text:p>traci</text:p>
          </table:table-cell>
        </table:table-row>
        <table:table-row table:style-name="ro1" table:visibility="filter">
          <table:table-cell office:value-type="float" office:value="1685" calcext:value-type="float">
            <text:p>1 685</text:p>
          </table:table-cell>
          <table:table-cell table:style-name="ce19" office:value-type="string" calcext:value-type="string">
            <text:p>trw</text:p>
          </table:table-cell>
          <table:table-cell office:value-type="string" calcext:value-type="string">
            <text:p>TVR</text:p>
          </table:table-cell>
          <table:table-cell table:number-columns-repeated="3"/>
          <table:table-cell office:value-type="string" calcext:value-type="string">
            <text:p>trwały</text:p>
          </table:table-cell>
        </table:table-row>
        <table:table-row table:style-name="ro1" table:visibility="filter">
          <table:table-cell office:value-type="float" office:value="18868" calcext:value-type="float">
            <text:p>18 868</text:p>
          </table:table-cell>
          <table:table-cell table:style-name="ce19" office:value-type="string" calcext:value-type="string">
            <text:p>trz</text:p>
          </table:table-cell>
          <table:table-cell office:value-type="string" calcext:value-type="string">
            <text:p>TRJ</text:p>
          </table:table-cell>
          <table:table-cell table:number-columns-repeated="3"/>
          <table:table-cell office:value-type="string" calcext:value-type="string">
            <text:p>trzeba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trzc</text:p>
          </table:table-cell>
          <table:table-cell office:value-type="string" calcext:value-type="string">
            <text:p>ZTRJ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table:style-name="ce19" office:value-type="string" calcext:value-type="string">
            <text:p>trzci</text:p>
          </table:table-cell>
          <table:table-cell/>
          <table:table-cell office:value-type="string" calcext:value-type="string">
            <text:p>ZTRJ</text:p>
          </table:table-cell>
          <table:table-cell/>
          <table:table-cell office:value-type="string" calcext:value-type="string">
            <text:p>tylko „trzci-” - nie ma twardego „trzc-”</text:p>
          </table:table-cell>
          <table:table-cell office:value-type="string" calcext:value-type="string">
            <text:p>trzcina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trzm</text:p>
          </table:table-cell>
          <table:table-cell office:value-type="string" calcext:value-type="string">
            <text:p>TVRJ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table:style-name="ce19" office:value-type="string" calcext:value-type="string">
            <text:p>trzmi</text:p>
          </table:table-cell>
          <table:table-cell/>
          <table:table-cell office:value-type="string" calcext:value-type="string">
            <text:p>TVRJ</text:p>
          </table:table-cell>
          <table:table-cell/>
          <table:table-cell office:value-type="string" calcext:value-type="string">
            <text:p>tylko „trzmi-” - nie ma twardego „trzm-”</text:p>
          </table:table-cell>
          <table:table-cell office:value-type="string" calcext:value-type="string">
            <text:p>trzmiel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trzn</text:p>
          </table:table-cell>
          <table:table-cell office:value-type="string" calcext:value-type="string">
            <text:p>TLRJ</text:p>
          </table:table-cell>
          <table:table-cell table:number-columns-repeated="2"/>
          <table:table-cell office:value-type="string" calcext:value-type="string">
            <text:p>TPLRJ = tylko trznadel i warianty</text:p>
          </table:table-cell>
          <table:table-cell office:value-type="string" calcext:value-type="string">
            <text:p>trznadel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style-name="ce19" office:value-type="string" calcext:value-type="string">
            <text:p>trzni</text:p>
          </table:table-cell>
          <table:table-cell/>
          <table:table-cell office:value-type="string" calcext:value-type="string">
            <text:p>TPLRJ</text:p>
          </table:table-cell>
          <table:table-cell/>
          <table:table-cell office:value-type="string" calcext:value-type="string">
            <text:p>strasznie rzadkie słowo</text:p>
          </table:table-cell>
          <table:table-cell office:value-type="string" calcext:value-type="string">
            <text:p>trzniają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trzp</text:p>
          </table:table-cell>
          <table:table-cell office:value-type="string" calcext:value-type="string">
            <text:p>TPRJ</text:p>
          </table:table-cell>
          <table:table-cell table:number-columns-repeated="4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style-name="ce19" office:value-type="string" calcext:value-type="string">
            <text:p>trzpi</text:p>
          </table:table-cell>
          <table:table-cell office:value-type="string" calcext:value-type="string">
            <text:p>TPRJ</text:p>
          </table:table-cell>
          <table:table-cell table:number-columns-repeated="2"/>
          <table:table-cell office:value-type="string" calcext:value-type="string">
            <text:p>tylko „trzpi-” - nie ma twardego</text:p>
          </table:table-cell>
          <table:table-cell office:value-type="string" calcext:value-type="string">
            <text:p>trzpień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style-name="ce19" office:value-type="string" calcext:value-type="string">
            <text:p>ts</text:p>
          </table:table-cell>
          <table:table-cell office:value-type="string" calcext:value-type="string">
            <text:p>ZT</text:p>
          </table:table-cell>
          <table:table-cell table:number-columns-repeated="3"/>
          <table:table-cell office:value-type="string" calcext:value-type="string">
            <text:p>tsuba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table:style-name="ce19" office:value-type="string" calcext:value-type="string">
            <text:p>tsch</text:p>
          </table:table-cell>
          <table:table-cell office:value-type="string" calcext:value-type="string">
            <text:p>PV</text:p>
          </table:table-cell>
          <table:table-cell table:number-columns-repeated="2"/>
          <table:table-cell office:value-type="string" calcext:value-type="string">
            <text:p>tylko obce</text:p>
          </table:table-cell>
          <table:table-cell office:value-type="string" calcext:value-type="string">
            <text:p>ni=tsche</text:p>
          </table:table-cell>
        </table:table-row>
        <table:table-row table:style-name="ro1" table:visibility="filter">
          <table:table-cell table:style-name="ce10" office:value-type="float" office:value="9943" calcext:value-type="float">
            <text:p>9 943</text:p>
          </table:table-cell>
          <table:table-cell table:style-name="ce14" office:value-type="string" calcext:value-type="string">
            <text:p>tw</text:p>
          </table:table-cell>
          <table:table-cell office:value-type="string" calcext:value-type="string">
            <text:p>TV</text:p>
          </table:table-cell>
          <table:table-cell table:number-columns-repeated="2"/>
          <table:table-cell office:value-type="string" calcext:value-type="string">
            <text:p>marz=twarz (konflikt)</text:p>
          </table:table-cell>
          <table:table-cell office:value-type="string" calcext:value-type="string">
            <text:p>twardy</text:p>
          </table:table-cell>
        </table:table-row>
        <table:table-row table:style-name="ro1" table:visibility="filter">
          <table:table-cell table:style-name="ce10" office:value-type="float" office:value="4582" calcext:value-type="float">
            <text:p>4 582</text:p>
          </table:table-cell>
          <table:table-cell table:style-name="ce14" office:value-type="string" calcext:value-type="string">
            <text:p>twi</text:p>
          </table:table-cell>
          <table:table-cell/>
          <table:table-cell office:value-type="string" calcext:value-type="string">
            <text:p>TVJ</text:p>
          </table:table-cell>
          <table:table-cell table:number-columns-repeated="2"/>
          <table:table-cell office:value-type="string" calcext:value-type="string">
            <text:p>twierdza</text:p>
          </table:table-cell>
        </table:table-row>
        <table:table-row table:style-name="ro1">
          <table:table-cell office:value-type="float" office:value="871699" calcext:value-type="float">
            <text:p>871 699</text:p>
          </table:table-cell>
          <table:table-cell table:style-name="ce19" office:value-type="string" calcext:value-type="string">
            <text:p>w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warzywa</text:p>
          </table:table-cell>
        </table:table-row>
        <table:table-row table:style-name="ro1" table:visibility="filter">
          <table:table-cell office:value-type="float" office:value="180210" calcext:value-type="float">
            <text:p>180 210</text:p>
          </table:table-cell>
          <table:table-cell table:style-name="ce19" office:value-type="string" calcext:value-type="string">
            <text:p>wi</text:p>
          </table:table-cell>
          <table:table-cell/>
          <table:table-cell office:value-type="string" calcext:value-type="string">
            <text:p>VJ</text:p>
          </table:table-cell>
          <table:table-cell/>
          <table:table-cell office:value-type="string" calcext:value-type="string">
            <text:p>VI != VJ wisi=VI; wiara=VJA</text:p>
          </table:table-cell>
          <table:table-cell office:value-type="string" calcext:value-type="string">
            <text:p>więzy</text:p>
          </table:table-cell>
        </table:table-row>
        <table:table-row table:style-name="ro1" table:visibility="filter">
          <table:table-cell office:value-type="float" office:value="709" calcext:value-type="float">
            <text:p>709</text:p>
          </table:table-cell>
          <table:table-cell table:style-name="ce19" office:value-type="string" calcext:value-type="string">
            <text:p>wb</text:p>
          </table:table-cell>
          <table:table-cell office:value-type="string" calcext:value-type="string">
            <text:p>FP</text:p>
          </table:table-cell>
          <table:table-cell table:number-columns-repeated="3"/>
          <table:table-cell office:value-type="string" calcext:value-type="string">
            <text:p>wbić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wbr</text:p>
          </table:table-cell>
          <table:table-cell office:value-type="string" calcext:value-type="string">
            <text:p>FPR</text:p>
          </table:table-cell>
          <table:table-cell table:number-columns-repeated="3"/>
          <table:table-cell office:value-type="string" calcext:value-type="string">
            <text:p>wbrew</text:p>
          </table:table-cell>
        </table:table-row>
        <table:table-row table:style-name="ro1" table:visibility="filter">
          <table:table-cell office:value-type="float" office:value="412" calcext:value-type="float">
            <text:p>412</text:p>
          </table:table-cell>
          <table:table-cell table:style-name="ce19" office:value-type="string" calcext:value-type="string">
            <text:p>wc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wcale</text:p>
          </table:table-cell>
        </table:table-row>
        <table:table-row table:style-name="ro1" table:visibility="filter">
          <table:table-cell office:value-type="float" office:value="1757" calcext:value-type="float">
            <text:p>1 757</text:p>
          </table:table-cell>
          <table:table-cell table:style-name="ce19" office:value-type="string" calcext:value-type="string">
            <text:p>wci</text:p>
          </table:table-cell>
          <table:table-cell/>
          <table:table-cell office:value-type="string" calcext:value-type="string">
            <text:p>ZTVJ</text:p>
          </table:table-cell>
          <table:table-cell table:number-columns-repeated="2"/>
          <table:table-cell office:value-type="string" calcext:value-type="string">
            <text:p>wciąć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table:style-name="ce19" office:value-type="string" calcext:value-type="string">
            <text:p>wch</text:p>
          </table:table-cell>
          <table:table-cell/>
          <table:table-cell office:value-type="string" calcext:value-type="string">
            <text:p>FKT</text:p>
          </table:table-cell>
          <table:table-cell table:number-columns-repeated="2"/>
          <table:table-cell office:value-type="string" calcext:value-type="string">
            <text:p>wchodzić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table:style-name="ce19" office:value-type="string" calcext:value-type="string">
            <text:p>wchł</text:p>
          </table:table-cell>
          <table:table-cell office:value-type="string" calcext:value-type="string">
            <text:p>FKTLJ</text:p>
          </table:table-cell>
          <table:table-cell table:number-columns-repeated="3"/>
          <table:table-cell office:value-type="string" calcext:value-type="string">
            <text:p>wchłonąć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table:style-name="ce19" office:value-type="string" calcext:value-type="string">
            <text:p>wchrz</text:p>
          </table:table-cell>
          <table:table-cell office:value-type="string" calcext:value-type="string">
            <text:p>FKTRJ</text:p>
          </table:table-cell>
          <table:table-cell table:number-columns-repeated="3"/>
          <table:table-cell office:value-type="string" calcext:value-type="string">
            <text:p>wchrzanić</text:p>
          </table:table-cell>
        </table:table-row>
        <table:table-row table:style-name="ro1" table:visibility="filter">
          <table:table-cell office:value-type="float" office:value="1242" calcext:value-type="float">
            <text:p>1 242</text:p>
          </table:table-cell>
          <table:table-cell table:style-name="ce19" office:value-type="string" calcext:value-type="string">
            <text:p>wcz</text:p>
          </table:table-cell>
          <table:table-cell office:value-type="string" calcext:value-type="string">
            <text:p>FPV</text:p>
          </table:table-cell>
          <table:table-cell table:number-columns-repeated="3"/>
          <table:table-cell office:value-type="string" calcext:value-type="string">
            <text:p>wczepić</text:p>
          </table:table-cell>
        </table:table-row>
        <table:table-row table:style-name="ro1" table:visibility="filter">
          <table:table-cell office:value-type="float" office:value="1230" calcext:value-type="float">
            <text:p>1 230</text:p>
          </table:table-cell>
          <table:table-cell table:style-name="ce19" office:value-type="string" calcext:value-type="string">
            <text:p>wd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wdusić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table:style-name="ce19" office:value-type="string" calcext:value-type="string">
            <text:p>wdm</text:p>
          </table:table-cell>
          <table:table-cell office:value-type="string" calcext:value-type="string">
            <text:p>FTV</text:p>
          </table:table-cell>
          <table:table-cell table:number-columns-repeated="3"/>
          <table:table-cell office:value-type="string" calcext:value-type="string">
            <text:p>wdmuchnąć</text:p>
          </table:table-cell>
        </table:table-row>
        <table:table-row table:style-name="ro1" table:visibility="filter">
          <table:table-cell office:value-type="float" office:value="749" calcext:value-type="float">
            <text:p>749</text:p>
          </table:table-cell>
          <table:table-cell table:style-name="ce19" office:value-type="string" calcext:value-type="string">
            <text:p>wdr</text:p>
          </table:table-cell>
          <table:table-cell office:value-type="string" calcext:value-type="string">
            <text:p>FTR</text:p>
          </table:table-cell>
          <table:table-cell table:number-columns-repeated="3"/>
          <table:table-cell office:value-type="string" calcext:value-type="string">
            <text:p>wdrożyć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wdz</text:p>
          </table:table-cell>
          <table:table-cell office:value-type="string" calcext:value-type="string">
            <text:p>FTV</text:p>
          </table:table-cell>
          <table:table-cell table:number-columns-repeated="3"/>
          <table:table-cell office:value-type="string" calcext:value-type="string">
            <text:p>wdzydz</text:p>
          </table:table-cell>
        </table:table-row>
        <table:table-row table:style-name="ro1" table:visibility="filter">
          <table:table-cell office:value-type="float" office:value="892" calcext:value-type="float">
            <text:p>892</text:p>
          </table:table-cell>
          <table:table-cell table:style-name="ce19" office:value-type="string" calcext:value-type="string">
            <text:p>wdzi</text:p>
          </table:table-cell>
          <table:table-cell/>
          <table:table-cell office:value-type="string" calcext:value-type="string">
            <text:p>FTVJ</text:p>
          </table:table-cell>
          <table:table-cell table:number-columns-repeated="2"/>
          <table:table-cell office:value-type="string" calcext:value-type="string">
            <text:p>wdzianko</text:p>
          </table:table-cell>
        </table:table-row>
        <table:table-row table:style-name="ro1" table:visibility="filter">
          <table:table-cell office:value-type="float" office:value="583" calcext:value-type="float">
            <text:p>583</text:p>
          </table:table-cell>
          <table:table-cell table:style-name="ce19" office:value-type="string" calcext:value-type="string">
            <text:p>wg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XFK</text:p>
          </table:table-cell>
          <table:table-cell table:number-columns-repeated="2"/>
          <table:table-cell office:value-type="string" calcext:value-type="string">
            <text:p>wganiać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table:style-name="ce19" office:value-type="string" calcext:value-type="string">
            <text:p>wgi</text:p>
          </table:table-cell>
          <table:table-cell/>
          <table:table-cell office:value-type="string" calcext:value-type="string">
            <text:p>FKJ</text:p>
          </table:table-cell>
          <table:table-cell table:number-columns-repeated="2"/>
          <table:table-cell office:value-type="string" calcext:value-type="string">
            <text:p>wgięty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table:style-name="ce19" office:value-type="string" calcext:value-type="string">
            <text:p>wgl</text:p>
          </table:table-cell>
          <table:table-cell office:value-type="string" calcext:value-type="string">
            <text:p>FKL</text:p>
          </table:table-cell>
          <table:table-cell office:value-type="string" calcext:value-type="string">
            <text:p>XFKL</text:p>
          </table:table-cell>
          <table:table-cell table:number-columns-repeated="2"/>
          <table:table-cell office:value-type="string" calcext:value-type="string">
            <text:p>wgląd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table:style-name="ce19" office:value-type="string" calcext:value-type="string">
            <text:p>wgł</text:p>
          </table:table-cell>
          <table:table-cell office:value-type="string" calcext:value-type="string">
            <text:p>FKLJ</text:p>
          </table:table-cell>
          <table:table-cell office:value-type="string" calcext:value-type="string">
            <text:p>XFKLJ</text:p>
          </table:table-cell>
          <table:table-cell table:number-columns-repeated="2"/>
          <table:table-cell office:value-type="string" calcext:value-type="string">
            <text:p>wgłębiać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table:style-name="ce19" office:value-type="string" calcext:value-type="string">
            <text:p>wgni</text:p>
          </table:table-cell>
          <table:table-cell office:value-type="string" calcext:value-type="string">
            <text:p>FKLR</text:p>
          </table:table-cell>
          <table:table-cell office:value-type="string" calcext:value-type="string">
            <text:p>XFKLR</text:p>
          </table:table-cell>
          <table:table-cell/>
          <table:table-cell office:value-type="string" calcext:value-type="string">
            <text:p>tylko „wgni-” nie ma twardego (teoretycznie: wgnać?)</text:p>
          </table:table-cell>
          <table:table-cell office:value-type="string" calcext:value-type="string">
            <text:p>wgnieść</text:p>
          </table:table-cell>
        </table:table-row>
        <table:table-row table:style-name="ro1" table:visibility="filter">
          <table:table-cell office:value-type="float" office:value="429" calcext:value-type="float">
            <text:p>429</text:p>
          </table:table-cell>
          <table:table-cell table:style-name="ce19" office:value-type="string" calcext:value-type="string">
            <text:p>wgr</text:p>
          </table:table-cell>
          <table:table-cell office:value-type="string" calcext:value-type="string">
            <text:p>FKR</text:p>
          </table:table-cell>
          <table:table-cell office:value-type="string" calcext:value-type="string">
            <text:p>XFKR</text:p>
          </table:table-cell>
          <table:table-cell table:number-columns-repeated="2"/>
          <table:table-cell office:value-type="string" calcext:value-type="string">
            <text:p>wgryźć</text:p>
          </table:table-cell>
        </table:table-row>
        <table:table-row table:style-name="ro1" table:visibility="filter">
          <table:table-cell table:style-name="ce6" office:value-type="float" office:value="53" calcext:value-type="float">
            <text:p>53</text:p>
          </table:table-cell>
          <table:table-cell table:style-name="ce22" office:value-type="string" calcext:value-type="string">
            <text:p>wh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tylko obce</text:p>
          </table:table-cell>
          <table:table-cell office:value-type="string" calcext:value-type="string">
            <text:p>whisky</text:p>
          </table:table-cell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table:style-name="ce19" office:value-type="string" calcext:value-type="string">
            <text:p>wj</text:p>
          </table:table-cell>
          <table:table-cell office:value-type="string" calcext:value-type="string">
            <text:p>VJ</text:p>
          </table:table-cell>
          <table:table-cell table:number-columns-repeated="2"/>
          <table:table-cell office:value-type="string" calcext:value-type="string">
            <text:p>wiechał=wjechał nie powoduje problemu jak objad i obiad</text:p>
          </table:table-cell>
          <table:table-cell office:value-type="string" calcext:value-type="string">
            <text:p>wjechać</text:p>
          </table:table-cell>
        </table:table-row>
        <table:table-row table:style-name="ro1" table:visibility="filter">
          <table:table-cell office:value-type="float" office:value="1780" calcext:value-type="float">
            <text:p>1 780</text:p>
          </table:table-cell>
          <table:table-cell table:style-name="ce19" office:value-type="string" calcext:value-type="string">
            <text:p>wk</text:p>
          </table:table-cell>
          <table:table-cell office:value-type="string" calcext:value-type="string">
            <text:p>FK</text:p>
          </table:table-cell>
          <table:table-cell table:number-columns-repeated="3"/>
          <table:table-cell office:value-type="string" calcext:value-type="string">
            <text:p>wkalkulować</text:p>
          </table:table-cell>
        </table:table-row>
        <table:table-row table:style-name="ro1" table:visibility="filter">
          <table:table-cell office:value-type="float" office:value="1066" calcext:value-type="float">
            <text:p>1 066</text:p>
          </table:table-cell>
          <table:table-cell table:style-name="ce19" office:value-type="string" calcext:value-type="string">
            <text:p>wkl</text:p>
          </table:table-cell>
          <table:table-cell office:value-type="string" calcext:value-type="string">
            <text:p>FKL</text:p>
          </table:table-cell>
          <table:table-cell table:number-columns-repeated="3"/>
          <table:table-cell office:value-type="string" calcext:value-type="string">
            <text:p>wklasyfikować</text:p>
          </table:table-cell>
        </table:table-row>
        <table:table-row table:style-name="ro1" table:visibility="filter">
          <table:table-cell office:value-type="float" office:value="481" calcext:value-type="float">
            <text:p>481</text:p>
          </table:table-cell>
          <table:table-cell table:style-name="ce19" office:value-type="string" calcext:value-type="string">
            <text:p>wkł</text:p>
          </table:table-cell>
          <table:table-cell office:value-type="string" calcext:value-type="string">
            <text:p>FKLJ</text:p>
          </table:table-cell>
          <table:table-cell table:number-columns-repeated="3"/>
          <table:table-cell office:value-type="string" calcext:value-type="string">
            <text:p>wkładać</text:p>
          </table:table-cell>
        </table:table-row>
        <table:table-row table:style-name="ro1" table:visibility="filter">
          <table:table-cell office:value-type="float" office:value="1363" calcext:value-type="float">
            <text:p>1 363</text:p>
          </table:table-cell>
          <table:table-cell table:style-name="ce19" office:value-type="string" calcext:value-type="string">
            <text:p>wkr</text:p>
          </table:table-cell>
          <table:table-cell office:value-type="string" calcext:value-type="string">
            <text:p>FKR</text:p>
          </table:table-cell>
          <table:table-cell table:number-columns-repeated="3"/>
          <table:table-cell office:value-type="string" calcext:value-type="string">
            <text:p>wkradać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wkrz</text:p>
          </table:table-cell>
          <table:table-cell/>
          <table:table-cell office:value-type="string" calcext:value-type="string">
            <text:p>FKRJ</text:p>
          </table:table-cell>
          <table:table-cell/>
          <table:table-cell office:value-type="string" calcext:value-type="string">
            <text:p>od rzeki Wkry</text:p>
          </table:table-cell>
          <table:table-cell office:value-type="string" calcext:value-type="string">
            <text:p>wkrzańscy</text:p>
          </table:table-cell>
        </table:table-row>
        <table:table-row table:style-name="ro1" table:visibility="filter">
          <table:table-cell office:value-type="float" office:value="3720" calcext:value-type="float">
            <text:p>3 720</text:p>
          </table:table-cell>
          <table:table-cell table:style-name="ce19" office:value-type="string" calcext:value-type="string">
            <text:p>wl</text:p>
          </table:table-cell>
          <table:table-cell office:value-type="string" calcext:value-type="string">
            <text:p>VL</text:p>
          </table:table-cell>
          <table:table-cell table:number-columns-repeated="3"/>
          <table:table-cell office:value-type="string" calcext:value-type="string">
            <text:p>wlecieć</text:p>
          </table:table-cell>
        </table:table-row>
        <table:table-row table:style-name="ro1" table:visibility="filter">
          <table:table-cell office:value-type="float" office:value="7368" calcext:value-type="float">
            <text:p>7 368</text:p>
          </table:table-cell>
          <table:table-cell table:style-name="ce19" office:value-type="string" calcext:value-type="string">
            <text:p>wł</text:p>
          </table:table-cell>
          <table:table-cell office:value-type="string" calcext:value-type="string">
            <text:p>VLJ</text:p>
          </table:table-cell>
          <table:table-cell table:number-columns-repeated="3"/>
          <table:table-cell office:value-type="string" calcext:value-type="string">
            <text:p>włamać</text:p>
          </table:table-cell>
        </table:table-row>
        <table:table-row table:style-name="ro1" table:visibility="filter">
          <table:table-cell office:value-type="float" office:value="2226" calcext:value-type="float">
            <text:p>2 226</text:p>
          </table:table-cell>
          <table:table-cell table:style-name="ce19" office:value-type="string" calcext:value-type="string">
            <text:p>wm</text:p>
          </table:table-cell>
          <table:table-cell office:value-type="string" calcext:value-type="string">
            <text:p>FTV</text:p>
          </table:table-cell>
          <table:table-cell table:number-columns-repeated="3"/>
          <table:table-cell office:value-type="string" calcext:value-type="string">
            <text:p>wmanewrować</text:p>
          </table:table-cell>
        </table:table-row>
        <table:table-row table:style-name="ro1" table:visibility="filter">
          <table:table-cell office:value-type="float" office:value="1453" calcext:value-type="float">
            <text:p>1 453</text:p>
          </table:table-cell>
          <table:table-cell table:style-name="ce19" office:value-type="string" calcext:value-type="string">
            <text:p>wn</text:p>
          </table:table-cell>
          <table:table-cell office:value-type="string" calcext:value-type="string">
            <text:p>FLR</text:p>
          </table:table-cell>
          <table:table-cell table:number-columns-repeated="3"/>
          <table:table-cell office:value-type="string" calcext:value-type="string">
            <text:p>wnosić</text:p>
          </table:table-cell>
        </table:table-row>
        <table:table-row table:style-name="ro1" table:visibility="filter">
          <table:table-cell office:value-type="float" office:value="634" calcext:value-type="float">
            <text:p>634</text:p>
          </table:table-cell>
          <table:table-cell table:style-name="ce19" office:value-type="string" calcext:value-type="string">
            <text:p>wni</text:p>
          </table:table-cell>
          <table:table-cell/>
          <table:table-cell office:value-type="string" calcext:value-type="string">
            <text:p>FLRJ</text:p>
          </table:table-cell>
          <table:table-cell table:number-columns-repeated="2"/>
          <table:table-cell office:value-type="string" calcext:value-type="string">
            <text:p>wniknąć</text:p>
          </table:table-cell>
        </table:table-row>
        <table:table-row table:style-name="ro1" table:visibility="filter">
          <table:table-cell office:value-type="float" office:value="5127" calcext:value-type="float">
            <text:p>5 127</text:p>
          </table:table-cell>
          <table:table-cell table:style-name="ce19" office:value-type="string" calcext:value-type="string">
            <text:p>wp</text:p>
          </table:table-cell>
          <table:table-cell office:value-type="string" calcext:value-type="string">
            <text:p>FP</text:p>
          </table:table-cell>
          <table:table-cell table:number-columns-repeated="3"/>
          <table:table-cell office:value-type="string" calcext:value-type="string">
            <text:p>wpasować</text:p>
          </table:table-cell>
        </table:table-row>
        <table:table-row table:style-name="ro1" table:visibility="filter">
          <table:table-cell office:value-type="float" office:value="508" calcext:value-type="float">
            <text:p>508</text:p>
          </table:table-cell>
          <table:table-cell table:style-name="ce19" office:value-type="string" calcext:value-type="string">
            <text:p>wpl</text:p>
          </table:table-cell>
          <table:table-cell office:value-type="string" calcext:value-type="string">
            <text:p>FPL</text:p>
          </table:table-cell>
          <table:table-cell table:number-columns-repeated="3"/>
          <table:table-cell office:value-type="string" calcext:value-type="string">
            <text:p>wpleść</text:p>
          </table:table-cell>
        </table:table-row>
        <table:table-row table:style-name="ro1" table:visibility="filter">
          <table:table-cell office:value-type="float" office:value="662" calcext:value-type="float">
            <text:p>662</text:p>
          </table:table-cell>
          <table:table-cell table:style-name="ce19" office:value-type="string" calcext:value-type="string">
            <text:p>wpł</text:p>
          </table:table-cell>
          <table:table-cell office:value-type="string" calcext:value-type="string">
            <text:p>FPLJ</text:p>
          </table:table-cell>
          <table:table-cell table:number-columns-repeated="3"/>
          <table:table-cell office:value-type="string" calcext:value-type="string">
            <text:p>wpław</text:p>
          </table:table-cell>
        </table:table-row>
        <table:table-row table:style-name="ro1" table:visibility="filter">
          <table:table-cell office:value-type="float" office:value="798" calcext:value-type="float">
            <text:p>798</text:p>
          </table:table-cell>
          <table:table-cell table:style-name="ce19" office:value-type="string" calcext:value-type="string">
            <text:p>wpr</text:p>
          </table:table-cell>
          <table:table-cell office:value-type="string" calcext:value-type="string">
            <text:p>FPR</text:p>
          </table:table-cell>
          <table:table-cell table:number-columns-repeated="3"/>
          <table:table-cell office:value-type="string" calcext:value-type="string">
            <text:p>wprost</text:p>
          </table:table-cell>
        </table:table-row>
        <table:table-row table:style-name="ro1" table:visibility="filter">
          <table:table-cell office:value-type="float" office:value="367" calcext:value-type="float">
            <text:p>367</text:p>
          </table:table-cell>
          <table:table-cell table:style-name="ce19" office:value-type="string" calcext:value-type="string">
            <text:p>wprz</text:p>
          </table:table-cell>
          <table:table-cell office:value-type="string" calcext:value-type="string">
            <text:p>FPRJ</text:p>
          </table:table-cell>
          <table:table-cell table:number-columns-repeated="3"/>
          <table:table-cell office:value-type="string" calcext:value-type="string">
            <text:p>wprząc</text:p>
          </table:table-cell>
        </table:table-row>
        <table:table-row table:style-name="ro1" table:visibility="filter">
          <table:table-cell office:value-type="float" office:value="5831" calcext:value-type="float">
            <text:p>5 831</text:p>
          </table:table-cell>
          <table:table-cell table:style-name="ce19" office:value-type="string" calcext:value-type="string">
            <text:p>wr</text:p>
          </table:table-cell>
          <table:table-cell office:value-type="string" calcext:value-type="string">
            <text:p>VR</text:p>
          </table:table-cell>
          <table:table-cell table:number-columns-repeated="3"/>
          <table:table-cell office:value-type="string" calcext:value-type="string">
            <text:p>wracać</text:p>
          </table:table-cell>
        </table:table-row>
        <table:table-row table:style-name="ro1" table:visibility="filter">
          <table:table-cell office:value-type="float" office:value="2422" calcext:value-type="float">
            <text:p>2 422</text:p>
          </table:table-cell>
          <table:table-cell table:style-name="ce19" office:value-type="string" calcext:value-type="string">
            <text:p>wrz</text:p>
          </table:table-cell>
          <table:table-cell office:value-type="string" calcext:value-type="string">
            <text:p>VRJ</text:p>
          </table:table-cell>
          <table:table-cell table:number-columns-repeated="3"/>
          <table:table-cell office:value-type="string" calcext:value-type="string">
            <text:p>wrzeszczeć</text:p>
          </table:table-cell>
        </table:table-row>
        <table:table-row table:style-name="ro1" table:visibility="filter">
          <table:table-cell office:value-type="float" office:value="2249" calcext:value-type="float">
            <text:p>2 249</text:p>
          </table:table-cell>
          <table:table-cell table:style-name="ce19" office:value-type="string" calcext:value-type="string">
            <text:p>ws</text:p>
          </table:table-cell>
          <table:table-cell office:value-type="string" calcext:value-type="string">
            <text:p>FS</text:p>
          </table:table-cell>
          <table:table-cell table:number-columns-repeated="3"/>
          <table:table-cell office:value-type="string" calcext:value-type="string">
            <text:p>wsadzić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table:style-name="ce19" office:value-type="string" calcext:value-type="string">
            <text:p>wsch</text:p>
          </table:table-cell>
          <table:table-cell office:value-type="string" calcext:value-type="string">
            <text:p>FSKT</text:p>
          </table:table-cell>
          <table:table-cell table:number-columns-repeated="3"/>
          <table:table-cell office:value-type="string" calcext:value-type="string">
            <text:p>wschodzić</text:p>
          </table:table-cell>
        </table:table-row>
        <table:table-row table:style-name="ro1" table:visibility="filter">
          <table:table-cell office:value-type="float" office:value="376" calcext:value-type="float">
            <text:p>376</text:p>
          </table:table-cell>
          <table:table-cell table:style-name="ce19" office:value-type="string" calcext:value-type="string">
            <text:p>wsk</text:p>
          </table:table-cell>
          <table:table-cell office:value-type="string" calcext:value-type="string">
            <text:p>FSK</text:p>
          </table:table-cell>
          <table:table-cell table:number-columns-repeated="3"/>
          <table:table-cell office:value-type="string" calcext:value-type="string">
            <text:p>wskoczyć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wskr</text:p>
          </table:table-cell>
          <table:table-cell office:value-type="string" calcext:value-type="string">
            <text:p>FSKR</text:p>
          </table:table-cell>
          <table:table-cell table:number-columns-repeated="3"/>
          <table:table-cell office:value-type="string" calcext:value-type="string">
            <text:p>wskroś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table:style-name="ce19" office:value-type="string" calcext:value-type="string">
            <text:p>wskrz</text:p>
          </table:table-cell>
          <table:table-cell office:value-type="string" calcext:value-type="string">
            <text:p>FSKRJ</text:p>
          </table:table-cell>
          <table:table-cell table:number-columns-repeated="3"/>
          <table:table-cell office:value-type="string" calcext:value-type="string">
            <text:p>wskrzesić</text:p>
          </table:table-cell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table:style-name="ce19" office:value-type="string" calcext:value-type="string">
            <text:p>wsł</text:p>
          </table:table-cell>
          <table:table-cell office:value-type="string" calcext:value-type="string">
            <text:p>FSLJ</text:p>
          </table:table-cell>
          <table:table-cell table:number-columns-repeated="3"/>
          <table:table-cell office:value-type="string" calcext:value-type="string">
            <text:p>wsławić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table:style-name="ce19" office:value-type="string" calcext:value-type="string">
            <text:p>wsm</text:p>
          </table:table-cell>
          <table:table-cell office:value-type="string" calcext:value-type="string">
            <text:p>FSTV</text:p>
          </table:table-cell>
          <table:table-cell table:number-columns-repeated="3"/>
          <table:table-cell office:value-type="string" calcext:value-type="string">
            <text:p>wsmarować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table:style-name="ce19" office:value-type="string" calcext:value-type="string">
            <text:p>wsn</text:p>
          </table:table-cell>
          <table:table-cell office:value-type="string" calcext:value-type="string">
            <text:p>FSLR</text:p>
          </table:table-cell>
          <table:table-cell table:number-columns-repeated="3"/>
          <table:table-cell office:value-type="string" calcext:value-type="string">
            <text:p>wsnuć</text:p>
          </table:table-cell>
        </table:table-row>
        <table:table-row table:style-name="ro1" table:visibility="filter">
          <table:table-cell office:value-type="float" office:value="4133" calcext:value-type="float">
            <text:p>4 133</text:p>
          </table:table-cell>
          <table:table-cell table:style-name="ce19" office:value-type="string" calcext:value-type="string">
            <text:p>wsp</text:p>
          </table:table-cell>
          <table:table-cell office:value-type="string" calcext:value-type="string">
            <text:p>FSP</text:p>
          </table:table-cell>
          <table:table-cell table:number-columns-repeated="3"/>
          <table:table-cell office:value-type="string" calcext:value-type="string">
            <text:p>wspak</text:p>
          </table:table-cell>
        </table:table-row>
        <table:table-row table:style-name="ro1" table:visibility="filter">
          <table:table-cell office:value-type="float" office:value="513" calcext:value-type="float">
            <text:p>513</text:p>
          </table:table-cell>
          <table:table-cell table:style-name="ce19" office:value-type="string" calcext:value-type="string">
            <text:p>wspi</text:p>
          </table:table-cell>
          <table:table-cell/>
          <table:table-cell office:value-type="string" calcext:value-type="string">
            <text:p>FSPJ</text:p>
          </table:table-cell>
          <table:table-cell/>
          <table:table-cell office:value-type="string" calcext:value-type="string">
            <text:p>FSPJ konflikt „wspierać = wzbierać” spr czy zmiękcz nie nadmiar</text:p>
          </table:table-cell>
          <table:table-cell office:value-type="string" calcext:value-type="string">
            <text:p>wspierać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table:style-name="ce19" office:value-type="string" calcext:value-type="string">
            <text:p>wspł</text:p>
          </table:table-cell>
          <table:table-cell office:value-type="string" calcext:value-type="string">
            <text:p>FSPLJ</text:p>
          </table:table-cell>
          <table:table-cell table:number-columns-repeated="3"/>
          <table:table-cell office:value-type="string" calcext:value-type="string">
            <text:p>wspływ</text:p>
          </table:table-cell>
        </table:table-row>
        <table:table-row table:style-name="ro1" table:visibility="filter">
          <table:table-cell office:value-type="float" office:value="2084" calcext:value-type="float">
            <text:p>2 084</text:p>
          </table:table-cell>
          <table:table-cell table:style-name="ce19" office:value-type="string" calcext:value-type="string">
            <text:p>wst</text:p>
          </table:table-cell>
          <table:table-cell office:value-type="string" calcext:value-type="string">
            <text:p>FST</text:p>
          </table:table-cell>
          <table:table-cell table:number-columns-repeated="3"/>
          <table:table-cell office:value-type="string" calcext:value-type="string">
            <text:p>wstań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style-name="ce19" office:value-type="string" calcext:value-type="string">
            <text:p>wstr</text:p>
          </table:table-cell>
          <table:table-cell office:value-type="string" calcext:value-type="string">
            <text:p>FSTR</text:p>
          </table:table-cell>
          <table:table-cell table:number-columns-repeated="3"/>
          <table:table-cell office:value-type="string" calcext:value-type="string">
            <text:p>wstręt</text:p>
          </table:table-cell>
        </table:table-row>
        <table:table-row table:style-name="ro1" table:visibility="filter">
          <table:table-cell office:value-type="float" office:value="871" calcext:value-type="float">
            <text:p>871</text:p>
          </table:table-cell>
          <table:table-cell table:style-name="ce19" office:value-type="string" calcext:value-type="string">
            <text:p>wstrz</text:p>
          </table:table-cell>
          <table:table-cell office:value-type="string" calcext:value-type="string">
            <text:p>FSTRJ</text:p>
          </table:table-cell>
          <table:table-cell table:number-columns-repeated="3"/>
          <table:table-cell office:value-type="string" calcext:value-type="string">
            <text:p>wstrzelić</text:p>
          </table:table-cell>
        </table:table-row>
        <table:table-row table:style-name="ro1" table:visibility="filter">
          <table:table-cell office:value-type="float" office:value="1988" calcext:value-type="float">
            <text:p>1 988</text:p>
          </table:table-cell>
          <table:table-cell table:style-name="ce19" office:value-type="string" calcext:value-type="string">
            <text:p>wsz</text:p>
          </table:table-cell>
          <table:table-cell office:value-type="string" calcext:value-type="string">
            <text:p>FTP</text:p>
          </table:table-cell>
          <table:table-cell/>
          <table:table-cell office:value-type="string" calcext:value-type="string">
            <text:p>FZS</text:p>
          </table:table-cell>
          <table:table-cell/>
          <table:table-cell office:value-type="string" calcext:value-type="string">
            <text:p>wszelki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table:style-name="ce19" office:value-type="string" calcext:value-type="string">
            <text:p>wszl</text:p>
          </table:table-cell>
          <table:table-cell office:value-type="string" calcext:value-type="string">
            <text:p>FTPL</text:p>
          </table:table-cell>
          <table:table-cell/>
          <table:table-cell office:value-type="string" calcext:value-type="string">
            <text:p>FZSL</text:p>
          </table:table-cell>
          <table:table-cell/>
          <table:table-cell office:value-type="string" calcext:value-type="string">
            <text:p>wszlifować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table:style-name="ce19" office:value-type="string" calcext:value-type="string">
            <text:p>wszt</text:p>
          </table:table-cell>
          <table:table-cell office:value-type="string" calcext:value-type="string">
            <text:p>FTP</text:p>
          </table:table-cell>
          <table:table-cell/>
          <table:table-cell office:value-type="string" calcext:value-type="string">
            <text:p>FZST</text:p>
          </table:table-cell>
          <table:table-cell/>
          <table:table-cell office:value-type="string" calcext:value-type="string">
            <text:p>wsztukować</text:p>
          </table:table-cell>
        </table:table-row>
        <table:table-row table:style-name="ro1" table:visibility="filter">
          <table:table-cell office:value-type="float" office:value="391" calcext:value-type="float">
            <text:p>391</text:p>
          </table:table-cell>
          <table:table-cell table:style-name="ce19" office:value-type="string" calcext:value-type="string">
            <text:p>wszcz</text:p>
          </table:table-cell>
          <table:table-cell office:value-type="string" calcext:value-type="string">
            <text:p>FTPV</text:p>
          </table:table-cell>
          <table:table-cell/>
          <table:table-cell office:value-type="string" calcext:value-type="string">
            <text:p>FZSPV</text:p>
          </table:table-cell>
          <table:table-cell/>
          <table:table-cell office:value-type="string" calcext:value-type="string">
            <text:p>wszcząć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wszczn</text:p>
          </table:table-cell>
          <table:table-cell office:value-type="string" calcext:value-type="string">
            <text:p>FTPVLR</text:p>
          </table:table-cell>
          <table:table-cell/>
          <table:table-cell office:value-type="string" calcext:value-type="string">
            <text:p>FZSPVLR</text:p>
          </table:table-cell>
          <table:table-cell/>
          <table:table-cell office:value-type="string" calcext:value-type="string">
            <text:p>wszcznie</text:p>
          </table:table-cell>
        </table:table-row>
        <table:table-row table:style-name="ro1" table:visibility="filter">
          <table:table-cell office:value-type="float" office:value="1232" calcext:value-type="float">
            <text:p>1 232</text:p>
          </table:table-cell>
          <table:table-cell table:style-name="ce19" office:value-type="string" calcext:value-type="string">
            <text:p>wści</text:p>
          </table:table-cell>
          <table:table-cell office:value-type="string" calcext:value-type="string">
            <text:p>FST</text:p>
          </table:table-cell>
          <table:table-cell table:number-columns-repeated="3"/>
          <table:table-cell office:value-type="string" calcext:value-type="string">
            <text:p>wściekły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  <table:table-cell table:style-name="ce19" office:value-type="string" calcext:value-type="string">
            <text:p>wśl</text:p>
          </table:table-cell>
          <table:table-cell office:value-type="string" calcext:value-type="string">
            <text:p>FSL</text:p>
          </table:table-cell>
          <table:table-cell table:number-columns-repeated="3"/>
          <table:table-cell office:value-type="string" calcext:value-type="string">
            <text:p>wślad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table:style-name="ce19" office:value-type="string" calcext:value-type="string">
            <text:p>wśp</text:p>
          </table:table-cell>
          <table:table-cell office:value-type="string" calcext:value-type="string">
            <text:p>FSP</text:p>
          </table:table-cell>
          <table:table-cell table:number-columns-repeated="3"/>
          <table:table-cell office:value-type="string" calcext:value-type="string">
            <text:p>wślep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table:style-name="ce19" office:value-type="string" calcext:value-type="string">
            <text:p>wśr</text:p>
          </table:table-cell>
          <table:table-cell office:value-type="string" calcext:value-type="string">
            <text:p>FSR</text:p>
          </table:table-cell>
          <table:table-cell table:number-columns-repeated="3"/>
          <table:table-cell office:value-type="string" calcext:value-type="string">
            <text:p>wśród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table:style-name="ce19" office:value-type="string" calcext:value-type="string">
            <text:p>wśw</text:p>
          </table:table-cell>
          <table:table-cell office:value-type="string" calcext:value-type="string">
            <text:p>FSV</text:p>
          </table:table-cell>
          <table:table-cell table:number-columns-repeated="3"/>
          <table:table-cell office:value-type="string" calcext:value-type="string">
            <text:p>wświdrować</text:p>
          </table:table-cell>
        </table:table-row>
        <table:table-row table:style-name="ro1" table:visibility="filter">
          <table:table-cell office:value-type="float" office:value="2657" calcext:value-type="float">
            <text:p>2 657</text:p>
          </table:table-cell>
          <table:table-cell table:style-name="ce19" office:value-type="string" calcext:value-type="string">
            <text:p>wt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wtopić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table:style-name="ce19" office:value-type="string" calcext:value-type="string">
            <text:p>wtł</text:p>
          </table:table-cell>
          <table:table-cell office:value-type="string" calcext:value-type="string">
            <text:p>FTLJ</text:p>
          </table:table-cell>
          <table:table-cell table:number-columns-repeated="3"/>
          <table:table-cell office:value-type="string" calcext:value-type="string">
            <text:p>wtłoczyć</text:p>
          </table:table-cell>
        </table:table-row>
        <table:table-row table:style-name="ro1" table:visibility="filter">
          <table:table-cell office:value-type="float" office:value="1182" calcext:value-type="float">
            <text:p>1 182</text:p>
          </table:table-cell>
          <table:table-cell table:style-name="ce19" office:value-type="string" calcext:value-type="string">
            <text:p>wtr</text:p>
          </table:table-cell>
          <table:table-cell office:value-type="string" calcext:value-type="string">
            <text:p>FTR</text:p>
          </table:table-cell>
          <table:table-cell table:number-columns-repeated="3"/>
          <table:table-cell office:value-type="string" calcext:value-type="string">
            <text:p>wtrącić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table:style-name="ce19" office:value-type="string" calcext:value-type="string">
            <text:p>wtrz</text:p>
          </table:table-cell>
          <table:table-cell office:value-type="string" calcext:value-type="string">
            <text:p>FTRJ</text:p>
          </table:table-cell>
          <table:table-cell table:number-columns-repeated="3"/>
          <table:table-cell office:value-type="string" calcext:value-type="string">
            <text:p>wtrząchać</text:p>
          </table:table-cell>
        </table:table-row>
        <table:table-row table:style-name="ro1" table:visibility="filter">
          <table:table-cell office:value-type="float" office:value="1043" calcext:value-type="float">
            <text:p>1 043</text:p>
          </table:table-cell>
          <table:table-cell table:style-name="ce19" office:value-type="string" calcext:value-type="string">
            <text:p>ww</text:p>
          </table:table-cell>
          <table:table-cell office:value-type="string" calcext:value-type="string">
            <text:p>FV</text:p>
          </table:table-cell>
          <table:table-cell table:number-columns-repeated="3"/>
          <table:table-cell office:value-type="string" calcext:value-type="string">
            <text:p>wwieźć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table:style-name="ce19" office:value-type="string" calcext:value-type="string">
            <text:p>wwl</text:p>
          </table:table-cell>
          <table:table-cell office:value-type="string" calcext:value-type="string">
            <text:p>FVL</text:p>
          </table:table-cell>
          <table:table-cell table:number-columns-repeated="3"/>
          <table:table-cell office:value-type="string" calcext:value-type="string">
            <text:p>wwlec</text:p>
          </table:table-cell>
        </table:table-row>
        <table:table-row table:style-name="ro1" table:visibility="filter">
          <table:table-cell office:value-type="float" office:value="1448" calcext:value-type="float">
            <text:p>1 448</text:p>
          </table:table-cell>
          <table:table-cell table:style-name="ce19" office:value-type="string" calcext:value-type="string">
            <text:p>wz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FZ</text:p>
          </table:table-cell>
          <table:table-cell/>
          <table:table-cell office:value-type="string" calcext:value-type="string">
            <text:p>wzajem</text:p>
          </table:table-cell>
        </table:table-row>
        <table:table-row table:style-name="ro1" table:visibility="filter">
          <table:table-cell office:value-type="float" office:value="693" calcext:value-type="float">
            <text:p>693</text:p>
          </table:table-cell>
          <table:table-cell table:style-name="ce19" office:value-type="string" calcext:value-type="string">
            <text:p>wzi</text:p>
          </table:table-cell>
          <table:table-cell/>
          <table:table-cell office:value-type="string" calcext:value-type="string">
            <text:p>FSJ</text:p>
          </table:table-cell>
          <table:table-cell office:value-type="string" calcext:value-type="string">
            <text:p>FZJ</text:p>
          </table:table-cell>
          <table:table-cell/>
          <table:table-cell office:value-type="string" calcext:value-type="string">
            <text:p>wziąć, wziernik</text:p>
          </table:table-cell>
        </table:table-row>
        <table:table-row table:style-name="ro1" table:visibility="filter">
          <table:table-cell office:value-type="float" office:value="654" calcext:value-type="float">
            <text:p>654</text:p>
          </table:table-cell>
          <table:table-cell table:style-name="ce19" office:value-type="string" calcext:value-type="string">
            <text:p>wzb</text:p>
          </table:table-cell>
          <table:table-cell office:value-type="string" calcext:value-type="string">
            <text:p>FSP</text:p>
          </table:table-cell>
          <table:table-cell office:value-type="string" calcext:value-type="string">
            <text:p>XFSP</text:p>
          </table:table-cell>
          <table:table-cell office:value-type="string" calcext:value-type="string">
            <text:p>FZP</text:p>
          </table:table-cell>
          <table:table-cell/>
          <table:table-cell office:value-type="string" calcext:value-type="string">
            <text:p>wzbogacić</text:p>
          </table:table-cell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table:style-name="ce19" office:value-type="string" calcext:value-type="string">
            <text:p>wzbi</text:p>
          </table:table-cell>
          <table:table-cell/>
          <table:table-cell office:value-type="string" calcext:value-type="string">
            <text:p>XFSPJ</text:p>
          </table:table-cell>
          <table:table-cell/>
          <table:table-cell office:value-type="string" calcext:value-type="string">
            <text:p>FSPJ konflikt „wspierać = wzbierać” spr czy zmiękcz nie nadmiar</text:p>
          </table:table-cell>
          <table:table-cell office:value-type="string" calcext:value-type="string">
            <text:p>wzbić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table:style-name="ce19" office:value-type="string" calcext:value-type="string">
            <text:p>wzbr</text:p>
          </table:table-cell>
          <table:table-cell office:value-type="string" calcext:value-type="string">
            <text:p>FSPR</text:p>
          </table:table-cell>
          <table:table-cell office:value-type="string" calcext:value-type="string">
            <text:p>XFSPR</text:p>
          </table:table-cell>
          <table:table-cell office:value-type="string" calcext:value-type="string">
            <text:p>FZPR</text:p>
          </table:table-cell>
          <table:table-cell/>
          <table:table-cell office:value-type="string" calcext:value-type="string">
            <text:p>wzbraniać</text:p>
          </table:table-cell>
        </table:table-row>
        <table:table-row table:style-name="ro1" table:visibility="filter">
          <table:table-cell office:value-type="float" office:value="531" calcext:value-type="float">
            <text:p>531</text:p>
          </table:table-cell>
          <table:table-cell table:style-name="ce19" office:value-type="string" calcext:value-type="string">
            <text:p>wzd</text:p>
          </table:table-cell>
          <table:table-cell office:value-type="string" calcext:value-type="string">
            <text:p>FST</text:p>
          </table:table-cell>
          <table:table-cell office:value-type="string" calcext:value-type="string">
            <text:p>XFST</text:p>
          </table:table-cell>
          <table:table-cell office:value-type="string" calcext:value-type="string">
            <text:p>FZT</text:p>
          </table:table-cell>
          <table:table-cell/>
          <table:table-cell office:value-type="string" calcext:value-type="string">
            <text:p>wzdęcie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table:style-name="ce19" office:value-type="string" calcext:value-type="string">
            <text:p>wzdł</text:p>
          </table:table-cell>
          <table:table-cell office:value-type="string" calcext:value-type="string">
            <text:p>FSTLJ</text:p>
          </table:table-cell>
          <table:table-cell office:value-type="string" calcext:value-type="string">
            <text:p>XFSTLJ</text:p>
          </table:table-cell>
          <table:table-cell office:value-type="string" calcext:value-type="string">
            <text:p>FZTLJ</text:p>
          </table:table-cell>
          <table:table-cell/>
          <table:table-cell office:value-type="string" calcext:value-type="string">
            <text:p>wzdłuż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table:style-name="ce19" office:value-type="string" calcext:value-type="string">
            <text:p>wzdr</text:p>
          </table:table-cell>
          <table:table-cell office:value-type="string" calcext:value-type="string">
            <text:p>FSTR</text:p>
          </table:table-cell>
          <table:table-cell office:value-type="string" calcext:value-type="string">
            <text:p>XFSTR</text:p>
          </table:table-cell>
          <table:table-cell office:value-type="string" calcext:value-type="string">
            <text:p>FZTR</text:p>
          </table:table-cell>
          <table:table-cell/>
          <table:table-cell office:value-type="string" calcext:value-type="string">
            <text:p>wzdrygnąć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table:style-name="ce19" office:value-type="string" calcext:value-type="string">
            <text:p>wzg</text:p>
          </table:table-cell>
          <table:table-cell office:value-type="string" calcext:value-type="string">
            <text:p>FSK</text:p>
          </table:table-cell>
          <table:table-cell office:value-type="string" calcext:value-type="string">
            <text:p>XFSK</text:p>
          </table:table-cell>
          <table:table-cell office:value-type="string" calcext:value-type="string">
            <text:p>FZK</text:p>
          </table:table-cell>
          <table:table-cell/>
          <table:table-cell office:value-type="string" calcext:value-type="string">
            <text:p>wzgardzić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table:style-name="ce19" office:value-type="string" calcext:value-type="string">
            <text:p>wzgl</text:p>
          </table:table-cell>
          <table:table-cell office:value-type="string" calcext:value-type="string">
            <text:p>FSKL</text:p>
          </table:table-cell>
          <table:table-cell office:value-type="string" calcext:value-type="string">
            <text:p>XFSKL</text:p>
          </table:table-cell>
          <table:table-cell office:value-type="string" calcext:value-type="string">
            <text:p>FZKL</text:p>
          </table:table-cell>
          <table:table-cell/>
          <table:table-cell office:value-type="string" calcext:value-type="string">
            <text:p>wzgląd</text:p>
          </table:table-cell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table:style-name="ce19" office:value-type="string" calcext:value-type="string">
            <text:p>wzl</text:p>
          </table:table-cell>
          <table:table-cell office:value-type="string" calcext:value-type="string">
            <text:p>FSL</text:p>
          </table:table-cell>
          <table:table-cell office:value-type="string" calcext:value-type="string">
            <text:p>XFSL</text:p>
          </table:table-cell>
          <table:table-cell office:value-type="string" calcext:value-type="string">
            <text:p>FZL</text:p>
          </table:table-cell>
          <table:table-cell/>
          <table:table-cell office:value-type="string" calcext:value-type="string">
            <text:p>wzlecieć</text:p>
          </table:table-cell>
        </table:table-row>
        <table:table-row table:style-name="ro1" table:visibility="filter">
          <table:table-cell office:value-type="float" office:value="543" calcext:value-type="float">
            <text:p>543</text:p>
          </table:table-cell>
          <table:table-cell table:style-name="ce19" office:value-type="string" calcext:value-type="string">
            <text:p>wzm</text:p>
          </table:table-cell>
          <table:table-cell office:value-type="string" calcext:value-type="string">
            <text:p>FSTV</text:p>
          </table:table-cell>
          <table:table-cell office:value-type="string" calcext:value-type="string">
            <text:p>XFSTV</text:p>
          </table:table-cell>
          <table:table-cell office:value-type="string" calcext:value-type="string">
            <text:p>FZTV</text:p>
          </table:table-cell>
          <table:table-cell/>
          <table:table-cell office:value-type="string" calcext:value-type="string">
            <text:p>wzmacniać</text:p>
          </table:table-cell>
        </table:table-row>
        <table:table-row table:style-name="ro1" table:visibility="filter">
          <table:table-cell office:value-type="float" office:value="996" calcext:value-type="float">
            <text:p>996</text:p>
          </table:table-cell>
          <table:table-cell table:style-name="ce19" office:value-type="string" calcext:value-type="string">
            <text:p>wzn</text:p>
          </table:table-cell>
          <table:table-cell office:value-type="string" calcext:value-type="string">
            <text:p>FSLR</text:p>
          </table:table-cell>
          <table:table-cell office:value-type="string" calcext:value-type="string">
            <text:p>XFSLR</text:p>
          </table:table-cell>
          <table:table-cell office:value-type="string" calcext:value-type="string">
            <text:p>FZLR</text:p>
          </table:table-cell>
          <table:table-cell/>
          <table:table-cell office:value-type="string" calcext:value-type="string">
            <text:p>wznosić</text:p>
          </table:table-cell>
        </table:table-row>
        <table:table-row table:style-name="ro1" table:visibility="filter">
          <table:table-cell office:value-type="float" office:value="699" calcext:value-type="float">
            <text:p>699</text:p>
          </table:table-cell>
          <table:table-cell table:style-name="ce19" office:value-type="string" calcext:value-type="string">
            <text:p>wzr</text:p>
          </table:table-cell>
          <table:table-cell office:value-type="string" calcext:value-type="string">
            <text:p>FSR</text:p>
          </table:table-cell>
          <table:table-cell office:value-type="string" calcext:value-type="string">
            <text:p>XFSR</text:p>
          </table:table-cell>
          <table:table-cell office:value-type="string" calcext:value-type="string">
            <text:p>FZR</text:p>
          </table:table-cell>
          <table:table-cell/>
          <table:table-cell office:value-type="string" calcext:value-type="string">
            <text:p>wzruszyć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wzsz</text:p>
          </table:table-cell>
          <table:table-cell office:value-type="string" calcext:value-type="string">
            <text:p>FSTP</text:p>
          </table:table-cell>
          <table:table-cell office:value-type="string" calcext:value-type="string">
            <text:p>XFZSTP</text:p>
          </table:table-cell>
          <table:table-cell office:value-type="string" calcext:value-type="string">
            <text:p>FZSTP</text:p>
          </table:table-cell>
          <table:table-cell office:value-type="string" calcext:value-type="string">
            <text:p>SAMOTNY!!!</text:p>
          </table:table-cell>
          <table:table-cell office:value-type="string" calcext:value-type="string">
            <text:p>wzszedłszy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table:style-name="ce19" office:value-type="string" calcext:value-type="string">
            <text:p>wzw</text:p>
          </table:table-cell>
          <table:table-cell office:value-type="string" calcext:value-type="string">
            <text:p>FSV</text:p>
          </table:table-cell>
          <table:table-cell office:value-type="string" calcext:value-type="string">
            <text:p>XFSV</text:p>
          </table:table-cell>
          <table:table-cell office:value-type="string" calcext:value-type="string">
            <text:p>FZV</text:p>
          </table:table-cell>
          <table:table-cell/>
          <table:table-cell office:value-type="string" calcext:value-type="string">
            <text:p>wzwyż</text:p>
          </table:table-cell>
        </table:table-row>
        <table:table-row table:style-name="ro1" table:visibility="filter">
          <table:table-cell office:value-type="float" office:value="629" calcext:value-type="float">
            <text:p>629</text:p>
          </table:table-cell>
          <table:table-cell table:style-name="ce19" office:value-type="string" calcext:value-type="string">
            <text:p>wż</text:p>
          </table:table-cell>
          <table:table-cell office:value-type="string" calcext:value-type="string">
            <text:p>FTP</text:p>
          </table:table-cell>
          <table:table-cell office:value-type="string" calcext:value-type="string">
            <text:p>XFTP</text:p>
          </table:table-cell>
          <table:table-cell office:value-type="string" calcext:value-type="string">
            <text:p>FRJ</text:p>
          </table:table-cell>
          <table:table-cell/>
          <table:table-cell office:value-type="string" calcext:value-type="string">
            <text:p>wżarty</text:p>
          </table:table-cell>
        </table:table-row>
        <table:table-row table:style-name="ro1" table:visibility="filter"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wżd</text:p>
          </table:table-cell>
          <table:table-cell office:value-type="string" calcext:value-type="string">
            <text:p>FTP</text:p>
          </table:table-cell>
          <table:table-cell office:value-type="string" calcext:value-type="string">
            <text:p>XFTP</text:p>
          </table:table-cell>
          <table:table-cell office:value-type="string" calcext:value-type="string">
            <text:p>FTRJ</text:p>
          </table:table-cell>
          <table:table-cell office:value-type="string" calcext:value-type="string">
            <text:p>wsz=wszy;wżd=wżdy (rzadkie, ale konflikt)</text:p>
          </table:table-cell>
          <table:table-cell office:value-type="string" calcext:value-type="string">
            <text:p>wżd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x</text:p>
          </table:table-cell>
          <table:table-cell/>
          <table:table-cell office:value-type="string" calcext:value-type="string">
            <text:p>SK</text:p>
          </table:table-cell>
          <table:table-cell table:number-columns-repeated="2"/>
          <table:table-cell office:value-type="string" calcext:value-type="string">
            <text:p>xawery</text:p>
          </table:table-cell>
        </table:table-row>
        <table:table-row table:style-name="ro1">
          <table:table-cell office:value-type="float" office:value="288239" calcext:value-type="float">
            <text:p>288 239</text:p>
          </table:table-cell>
          <table:table-cell table:style-name="ce19" office:value-type="string" calcext:value-type="string">
            <text:p>z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zazula</text:p>
          </table:table-cell>
        </table:table-row>
        <table:table-row table:style-name="ro1">
          <table:table-cell office:value-type="float" office:value="21041" calcext:value-type="float">
            <text:p>21 041</text:p>
          </table:table-cell>
          <table:table-cell table:style-name="ce19" office:value-type="string" calcext:value-type="string">
            <text:p>zi / ź</text:p>
          </table:table-cell>
          <table:table-cell/>
          <table:table-cell office:value-type="string" calcext:value-type="string">
            <text:p>ZJ / ZI</text:p>
          </table:table-cell>
          <table:table-cell/>
          <table:table-cell office:value-type="string" calcext:value-type="string">
            <text:p>ZJ=ziemski;ZI=zimno</text:p>
          </table:table-cell>
          <table:table-cell office:value-type="string" calcext:value-type="string">
            <text:p>ziemniak, zimno</text:p>
          </table:table-cell>
        </table:table-row>
        <table:table-row table:style-name="ro1" table:visibility="filter">
          <table:table-cell office:value-type="float" office:value="7762" calcext:value-type="float">
            <text:p>7 762</text:p>
          </table:table-cell>
          <table:table-cell office:value-type="string" calcext:value-type="string">
            <text:p>zb</text:p>
          </table:table-cell>
          <table:table-cell office:value-type="string" calcext:value-type="string">
            <text:p>XZP</text:p>
          </table:table-cell>
          <table:table-cell table:number-columns-repeated="3"/>
          <table:table-cell office:value-type="string" calcext:value-type="string">
            <text:p>zboże</text:p>
          </table:table-cell>
        </table:table-row>
        <table:table-row table:style-name="ro1" table:visibility="filter">
          <table:table-cell office:value-type="float" office:value="1071" calcext:value-type="float">
            <text:p>1 071</text:p>
          </table:table-cell>
          <table:table-cell table:style-name="ce19" office:value-type="string" calcext:value-type="string">
            <text:p>zbl</text:p>
          </table:table-cell>
          <table:table-cell office:value-type="string" calcext:value-type="string">
            <text:p>ZPL</text:p>
          </table:table-cell>
          <table:table-cell table:number-columns-repeated="3"/>
          <table:table-cell office:value-type="string" calcext:value-type="string">
            <text:p>zblazowany</text:p>
          </table:table-cell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table:style-name="ce19" office:value-type="string" calcext:value-type="string">
            <text:p>zbł</text:p>
          </table:table-cell>
          <table:table-cell office:value-type="string" calcext:value-type="string">
            <text:p>ZPLJ</text:p>
          </table:table-cell>
          <table:table-cell table:number-columns-repeated="3"/>
          <table:table-cell office:value-type="string" calcext:value-type="string">
            <text:p>zbłaźnić</text:p>
          </table:table-cell>
        </table:table-row>
        <table:table-row table:style-name="ro1" table:visibility="filter">
          <table:table-cell office:value-type="float" office:value="2240" calcext:value-type="float">
            <text:p>2 240</text:p>
          </table:table-cell>
          <table:table-cell table:style-name="ce19" office:value-type="string" calcext:value-type="string">
            <text:p>zbr</text:p>
          </table:table-cell>
          <table:table-cell office:value-type="string" calcext:value-type="string">
            <text:p>ZPR</text:p>
          </table:table-cell>
          <table:table-cell table:number-columns-repeated="3"/>
          <table:table-cell office:value-type="string" calcext:value-type="string">
            <text:p>zbrodniarz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table:style-name="ce19" office:value-type="string" calcext:value-type="string">
            <text:p>zbrz</text:p>
          </table:table-cell>
          <table:table-cell office:value-type="string" calcext:value-type="string">
            <text:p>ZPRJ</text:p>
          </table:table-cell>
          <table:table-cell table:number-columns-repeated="3"/>
          <table:table-cell office:value-type="string" calcext:value-type="string">
            <text:p>zbrzydnąć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zbz</text:p>
          </table:table-cell>
          <table:table-cell office:value-type="string" calcext:value-type="string">
            <text:p>ZSP</text:p>
          </table:table-cell>
          <table:table-cell table:number-columns-repeated="3"/>
          <table:table-cell office:value-type="string" calcext:value-type="string">
            <text:p>zbzykać?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style-name="ce19" office:value-type="string" calcext:value-type="string">
            <text:p>zbzi</text:p>
          </table:table-cell>
          <table:table-cell/>
          <table:table-cell office:value-type="string" calcext:value-type="string">
            <text:p>ZSPJ</text:p>
          </table:table-cell>
          <table:table-cell/>
          <table:table-cell office:value-type="string" calcext:value-type="string">
            <text:p>tylko „zbzi-” nie ma twardego „zbz=” (zbzykać?)</text:p>
          </table:table-cell>
          <table:table-cell office:value-type="string" calcext:value-type="string">
            <text:p>zbzikować</text:p>
          </table:table-cell>
        </table:table-row>
        <table:table-row table:style-name="ro1" table:visibility="filter">
          <table:table-cell office:value-type="float" office:value="7635" calcext:value-type="float">
            <text:p>7 635</text:p>
          </table:table-cell>
          <table:table-cell table:style-name="ce19" office:value-type="string" calcext:value-type="string">
            <text:p>zd</text:p>
          </table:table-cell>
          <table:table-cell office:value-type="string" calcext:value-type="string">
            <text:p>XZT</text:p>
          </table:table-cell>
          <table:table-cell table:number-columns-repeated="3"/>
          <table:table-cell office:value-type="string" calcext:value-type="string">
            <text:p>zdarzenie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style-name="ce19" office:value-type="string" calcext:value-type="string">
            <text:p>zdj</text:p>
          </table:table-cell>
          <table:table-cell office:value-type="string" calcext:value-type="string">
            <text:p>XZTJ</text:p>
          </table:table-cell>
          <table:table-cell table:number-columns-repeated="3"/>
          <table:table-cell office:value-type="string" calcext:value-type="string">
            <text:p>zdjęcie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style-name="ce19" office:value-type="string" calcext:value-type="string">
            <text:p>zdł</text:p>
          </table:table-cell>
          <table:table-cell/>
          <table:table-cell office:value-type="string" calcext:value-type="string">
            <text:p>ZTLJ</text:p>
          </table:table-cell>
          <table:table-cell/>
          <table:table-cell office:value-type="string" calcext:value-type="string">
            <text:p>Cł = zdł</text:p>
          </table:table-cell>
          <table:table-cell office:value-type="string" calcext:value-type="string">
            <text:p>zdławić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table:style-name="ce19" office:value-type="string" calcext:value-type="string">
            <text:p>zdm</text:p>
          </table:table-cell>
          <table:table-cell office:value-type="string" calcext:value-type="string">
            <text:p>XZTV</text:p>
          </table:table-cell>
          <table:table-cell/>
          <table:table-cell office:value-type="string" calcext:value-type="string">
            <text:p>ZTV</text:p>
          </table:table-cell>
          <table:table-cell office:value-type="string" calcext:value-type="string">
            <text:p>w zasadzie tylko słowo „zdmuchiwać” i warianty</text:p>
          </table:table-cell>
          <table:table-cell office:value-type="string" calcext:value-type="string">
            <text:p>zdmuchnąć</text:p>
          </table:table-cell>
        </table:table-row>
        <table:table-row table:style-name="ro1" table:visibility="filter">
          <table:table-cell office:value-type="float" office:value="2835" calcext:value-type="float">
            <text:p>2 835</text:p>
          </table:table-cell>
          <table:table-cell table:style-name="ce19" office:value-type="string" calcext:value-type="string">
            <text:p>zdr</text:p>
          </table:table-cell>
          <table:table-cell office:value-type="string" calcext:value-type="string">
            <text:p>XZTR</text:p>
          </table:table-cell>
          <table:table-cell/>
          <table:table-cell office:value-type="string" calcext:value-type="string">
            <text:p>ZTR</text:p>
          </table:table-cell>
          <table:table-cell/>
          <table:table-cell office:value-type="string" calcext:value-type="string">
            <text:p>zdrowie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style-name="ce19" office:value-type="string" calcext:value-type="string">
            <text:p>zdrz</text:p>
          </table:table-cell>
          <table:table-cell office:value-type="string" calcext:value-type="string">
            <text:p>XZTRJ</text:p>
          </table:table-cell>
          <table:table-cell table:number-columns-repeated="2" office:value-type="string" calcext:value-type="string">
            <text:p>ZTRJ</text:p>
          </table:table-cell>
          <table:table-cell/>
          <table:table-cell office:value-type="string" calcext:value-type="string">
            <text:p>zdrzemnąć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table:style-name="ce19" office:value-type="string" calcext:value-type="string">
            <text:p>zdw</text:p>
          </table:table-cell>
          <table:table-cell office:value-type="string" calcext:value-type="string">
            <text:p>XZTV</text:p>
          </table:table-cell>
          <table:table-cell/>
          <table:table-cell office:value-type="string" calcext:value-type="string">
            <text:p>ZTV</text:p>
          </table:table-cell>
          <table:table-cell/>
          <table:table-cell office:value-type="string" calcext:value-type="string">
            <text:p>zdwoić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zdz</text:p>
          </table:table-cell>
          <table:table-cell office:value-type="string" calcext:value-type="string">
            <text:p>ZST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 table:visibility="filter">
          <table:table-cell office:value-type="float" office:value="1229" calcext:value-type="float">
            <text:p>1 229</text:p>
          </table:table-cell>
          <table:table-cell table:style-name="ce19" office:value-type="string" calcext:value-type="string">
            <text:p>zdzi</text:p>
          </table:table-cell>
          <table:table-cell/>
          <table:table-cell office:value-type="string" calcext:value-type="string">
            <text:p>ZSTJ</text:p>
          </table:table-cell>
          <table:table-cell/>
          <table:table-cell office:value-type="string" calcext:value-type="string">
            <text:p>tylko „zdzi-” nie ma twardego „zdz-”</text:p>
          </table:table-cell>
          <table:table-cell office:value-type="string" calcext:value-type="string">
            <text:p>zdziobać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table:style-name="ce19" office:value-type="string" calcext:value-type="string">
            <text:p>zdzw</text:p>
          </table:table-cell>
          <table:table-cell office:value-type="string" calcext:value-type="string">
            <text:p>ZSTV</text:p>
          </table:table-cell>
          <table:table-cell table:number-columns-repeated="3"/>
          <table:table-cell office:value-type="string" calcext:value-type="string">
            <text:p>zdzwonić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table:style-name="ce19" office:value-type="string" calcext:value-type="string">
            <text:p>zdźw</text:p>
          </table:table-cell>
          <table:table-cell office:value-type="string" calcext:value-type="string">
            <text:p>ZSTV</text:p>
          </table:table-cell>
          <table:table-cell table:number-columns-repeated="3"/>
          <table:table-cell office:value-type="string" calcext:value-type="string">
            <text:p>zdźwigać, zdziwić(?)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zdż</text:p>
          </table:table-cell>
          <table:table-cell office:value-type="string" calcext:value-type="string">
            <text:p>ZTRJ</text:p>
          </table:table-cell>
          <table:table-cell table:number-columns-repeated="3"/>
          <table:table-cell office:value-type="string" calcext:value-type="string">
            <text:p>zdżary</text:p>
          </table:table-cell>
        </table:table-row>
        <table:table-row table:style-name="ro1" table:visibility="filter">
          <table:table-cell office:value-type="float" office:value="8568" calcext:value-type="float">
            <text:p>8 568</text:p>
          </table:table-cell>
          <table:table-cell table:style-name="ce19" office:value-type="string" calcext:value-type="string">
            <text:p>zg</text:p>
          </table:table-cell>
          <table:table-cell office:value-type="string" calcext:value-type="string">
            <text:p>XZK</text:p>
          </table:table-cell>
          <table:table-cell table:number-columns-repeated="3"/>
          <table:table-cell office:value-type="string" calcext:value-type="string">
            <text:p>zgoda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table:style-name="ce19" office:value-type="string" calcext:value-type="string">
            <text:p>zgb</text:p>
          </table:table-cell>
          <table:table-cell office:value-type="string" calcext:value-type="string">
            <text:p>ZKP</text:p>
          </table:table-cell>
          <table:table-cell table:number-columns-repeated="3"/>
          <table:table-cell office:value-type="string" calcext:value-type="string">
            <text:p>zgburowacieć</text:p>
          </table:table-cell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table:style-name="ce19" office:value-type="string" calcext:value-type="string">
            <text:p>zgl</text:p>
          </table:table-cell>
          <table:table-cell office:value-type="string" calcext:value-type="string">
            <text:p>ZKL</text:p>
          </table:table-cell>
          <table:table-cell table:number-columns-repeated="3"/>
          <table:table-cell office:value-type="string" calcext:value-type="string">
            <text:p>zglanować</text:p>
          </table:table-cell>
        </table:table-row>
        <table:table-row table:style-name="ro1" table:visibility="filter">
          <table:table-cell office:value-type="float" office:value="1269" calcext:value-type="float">
            <text:p>1 269</text:p>
          </table:table-cell>
          <table:table-cell table:style-name="ce19" office:value-type="string" calcext:value-type="string">
            <text:p>zgł</text:p>
          </table:table-cell>
          <table:table-cell office:value-type="string" calcext:value-type="string">
            <text:p>ZKLJ</text:p>
          </table:table-cell>
          <table:table-cell table:number-columns-repeated="3"/>
          <table:table-cell office:value-type="string" calcext:value-type="string">
            <text:p>zgładzić</text:p>
          </table:table-cell>
        </table:table-row>
        <table:table-row table:style-name="ro1" table:visibility="filter">
          <table:table-cell office:value-type="float" office:value="1524" calcext:value-type="float">
            <text:p>1 524</text:p>
          </table:table-cell>
          <table:table-cell table:style-name="ce19" office:value-type="string" calcext:value-type="string">
            <text:p>zgn</text:p>
          </table:table-cell>
          <table:table-cell office:value-type="string" calcext:value-type="string">
            <text:p>ZKLR</text:p>
          </table:table-cell>
          <table:table-cell table:number-columns-repeated="3"/>
          <table:table-cell office:value-type="string" calcext:value-type="string">
            <text:p>zgnoić</text:p>
          </table:table-cell>
        </table:table-row>
        <table:table-row table:style-name="ro1" table:visibility="filter">
          <table:table-cell office:value-type="float" office:value="3138" calcext:value-type="float">
            <text:p>3 138</text:p>
          </table:table-cell>
          <table:table-cell table:style-name="ce19" office:value-type="string" calcext:value-type="string">
            <text:p>zgr</text:p>
          </table:table-cell>
          <table:table-cell office:value-type="string" calcext:value-type="string">
            <text:p>ZKR</text:p>
          </table:table-cell>
          <table:table-cell table:number-columns-repeated="3"/>
          <table:table-cell office:value-type="string" calcext:value-type="string">
            <text:p>zgrabnie</text:p>
          </table:table-cell>
        </table:table-row>
        <table:table-row table:style-name="ro1" table:visibility="filter">
          <table:table-cell office:value-type="float" office:value="1012" calcext:value-type="float">
            <text:p>1 012</text:p>
          </table:table-cell>
          <table:table-cell table:style-name="ce19" office:value-type="string" calcext:value-type="string">
            <text:p>zgrz</text:p>
          </table:table-cell>
          <table:table-cell office:value-type="string" calcext:value-type="string">
            <text:p>ZKRJ</text:p>
          </table:table-cell>
          <table:table-cell table:number-columns-repeated="3"/>
          <table:table-cell office:value-type="string" calcext:value-type="string">
            <text:p>zgrzybieć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table:style-name="ce19" office:value-type="string" calcext:value-type="string">
            <text:p>zgw</text:p>
          </table:table-cell>
          <table:table-cell office:value-type="string" calcext:value-type="string">
            <text:p>ZKV</text:p>
          </table:table-cell>
          <table:table-cell table:number-columns-repeated="3"/>
          <table:table-cell office:value-type="string" calcext:value-type="string">
            <text:p>zgwałcić</text:p>
          </table:table-cell>
        </table:table-row>
        <table:table-row table:style-name="ro1" table:visibility="filter">
          <table:table-cell office:value-type="float" office:value="1344" calcext:value-type="float">
            <text:p>1 344</text:p>
          </table:table-cell>
          <table:table-cell table:style-name="ce19" office:value-type="string" calcext:value-type="string">
            <text:p>zh</text:p>
          </table:table-cell>
          <table:table-cell office:value-type="string" calcext:value-type="string">
            <text:p>ZKT</text:p>
          </table:table-cell>
          <table:table-cell table:number-columns-repeated="3"/>
          <table:table-cell office:value-type="string" calcext:value-type="string">
            <text:p>zhaftować</text:p>
          </table:table-cell>
        </table:table-row>
        <table:table-row table:style-name="ro1" table:visibility="filter">
          <table:table-cell office:value-type="float" office:value="6372" calcext:value-type="float">
            <text:p>6 372</text:p>
          </table:table-cell>
          <table:table-cell table:style-name="ce19" office:value-type="string" calcext:value-type="string">
            <text:p>zj</text:p>
          </table:table-cell>
          <table:table-cell office:value-type="string" calcext:value-type="string">
            <text:p>ZJ</text:p>
          </table:table-cell>
          <table:table-cell table:number-columns-repeated="3"/>
          <table:table-cell office:value-type="string" calcext:value-type="string">
            <text:p>zjeść</text:p>
          </table:table-cell>
        </table:table-row>
        <table:table-row table:style-name="ro1" table:visibility="filter">
          <table:table-cell office:value-type="float" office:value="4127" calcext:value-type="float">
            <text:p>4 127</text:p>
          </table:table-cell>
          <table:table-cell table:style-name="ce19" office:value-type="string" calcext:value-type="string">
            <text:p>zl</text:p>
          </table:table-cell>
          <table:table-cell office:value-type="string" calcext:value-type="string">
            <text:p>ZL</text:p>
          </table:table-cell>
          <table:table-cell table:number-columns-repeated="3"/>
          <table:table-cell office:value-type="string" calcext:value-type="string">
            <text:p>zlecieć</text:p>
          </table:table-cell>
        </table:table-row>
        <table:table-row table:style-name="ro1" table:visibility="filter">
          <table:table-cell office:value-type="float" office:value="8617" calcext:value-type="float">
            <text:p>8 617</text:p>
          </table:table-cell>
          <table:table-cell table:style-name="ce19" office:value-type="string" calcext:value-type="string">
            <text:p>zł</text:p>
          </table:table-cell>
          <table:table-cell office:value-type="string" calcext:value-type="string">
            <text:p>ZLJ</text:p>
          </table:table-cell>
          <table:table-cell table:number-columns-repeated="3"/>
          <table:table-cell office:value-type="string" calcext:value-type="string">
            <text:p>złoto</text:p>
          </table:table-cell>
        </table:table-row>
        <table:table-row table:style-name="ro1" table:visibility="filter">
          <table:table-cell office:value-type="float" office:value="26377" calcext:value-type="float">
            <text:p>26 377</text:p>
          </table:table-cell>
          <table:table-cell table:style-name="ce19" office:value-type="string" calcext:value-type="string">
            <text:p>zm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zmywak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style-name="ce19" office:value-type="string" calcext:value-type="string">
            <text:p>zmł</text:p>
          </table:table-cell>
          <table:table-cell office:value-type="string" calcext:value-type="string">
            <text:p>ZTVLJ</text:p>
          </table:table-cell>
          <table:table-cell table:number-columns-repeated="3"/>
          <table:table-cell office:value-type="string" calcext:value-type="string">
            <text:p>zmłócić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table:style-name="ce19" office:value-type="string" calcext:value-type="string">
            <text:p>zmn</text:p>
          </table:table-cell>
          <table:table-cell office:value-type="string" calcext:value-type="string">
            <text:p>ZTVLR</text:p>
          </table:table-cell>
          <table:table-cell table:number-columns-repeated="2"/>
          <table:table-cell office:value-type="string" calcext:value-type="string">
            <text:p>tylko „zmni-” nie ma twardego</text:p>
          </table:table-cell>
          <table:table-cell office:value-type="string" calcext:value-type="string">
            <text:p>zmniejszyć</text:p>
          </table:table-cell>
        </table:table-row>
        <table:table-row table:style-name="ro1" table:visibility="filter">
          <table:table-cell office:value-type="float" office:value="594" calcext:value-type="float">
            <text:p>594</text:p>
          </table:table-cell>
          <table:table-cell table:style-name="ce19" office:value-type="string" calcext:value-type="string">
            <text:p>zmr</text:p>
          </table:table-cell>
          <table:table-cell office:value-type="string" calcext:value-type="string">
            <text:p>ZTVR</text:p>
          </table:table-cell>
          <table:table-cell table:number-columns-repeated="3"/>
          <table:table-cell office:value-type="string" calcext:value-type="string">
            <text:p>zmrozić</text:p>
          </table:table-cell>
        </table:table-row>
        <table:table-row table:style-name="ro1" table:visibility="filter">
          <table:table-cell office:value-type="float" office:value="12852" calcext:value-type="float">
            <text:p>12 852</text:p>
          </table:table-cell>
          <table:table-cell table:style-name="ce19" office:value-type="string" calcext:value-type="string">
            <text:p>zn</text:p>
          </table:table-cell>
          <table:table-cell office:value-type="string" calcext:value-type="string">
            <text:p>ZLR</text:p>
          </table:table-cell>
          <table:table-cell table:number-columns-repeated="3"/>
          <table:table-cell office:value-type="string" calcext:value-type="string">
            <text:p>znaczyć</text:p>
          </table:table-cell>
        </table:table-row>
        <table:table-row table:style-name="ro1" table:visibility="filter">
          <table:table-cell office:value-type="float" office:value="3407" calcext:value-type="float">
            <text:p>3 407</text:p>
          </table:table-cell>
          <table:table-cell table:style-name="ce19" office:value-type="string" calcext:value-type="string">
            <text:p>zni</text:p>
          </table:table-cell>
          <table:table-cell office:value-type="string" calcext:value-type="string">
            <text:p>ZLRJ</text:p>
          </table:table-cell>
          <table:table-cell table:number-columns-repeated="3"/>
          <table:table-cell office:value-type="string" calcext:value-type="string">
            <text:p>zniszczyć</text:p>
          </table:table-cell>
        </table:table-row>
        <table:table-row table:style-name="ro1" table:visibility="filter">
          <table:table-cell office:value-type="float" office:value="8034" calcext:value-type="float">
            <text:p>8 034</text:p>
          </table:table-cell>
          <table:table-cell table:style-name="ce19" office:value-type="string" calcext:value-type="string">
            <text:p>zr</text:p>
          </table:table-cell>
          <table:table-cell office:value-type="string" calcext:value-type="string">
            <text:p>ZR</text:p>
          </table:table-cell>
          <table:table-cell table:number-columns-repeated="3"/>
          <table:table-cell office:value-type="string" calcext:value-type="string">
            <text:p>zrozumieć</text:p>
          </table:table-cell>
        </table:table-row>
        <table:table-row table:style-name="ro1" table:visibility="filter">
          <table:table-cell office:value-type="float" office:value="1656" calcext:value-type="float">
            <text:p>1 656</text:p>
          </table:table-cell>
          <table:table-cell table:style-name="ce19" office:value-type="string" calcext:value-type="string">
            <text:p>zrz</text:p>
          </table:table-cell>
          <table:table-cell office:value-type="string" calcext:value-type="string">
            <text:p>ZRJ</text:p>
          </table:table-cell>
          <table:table-cell table:number-columns-repeated="3"/>
          <table:table-cell office:value-type="string" calcext:value-type="string">
            <text:p>zrzeszać</text:p>
          </table:table-cell>
        </table:table-row>
        <table:table-row table:style-name="ro1" table:visibility="filter">
          <table:table-cell office:value-type="float" office:value="2470" calcext:value-type="float">
            <text:p>2 470</text:p>
          </table:table-cell>
          <table:table-cell table:style-name="ce19" office:value-type="string" calcext:value-type="string">
            <text:p>zs</text:p>
          </table:table-cell>
          <table:table-cell office:value-type="string" calcext:value-type="string">
            <text:p>ZS</text:p>
          </table:table-cell>
          <table:table-cell/>
          <table:table-cell office:value-type="string" calcext:value-type="string">
            <text:p>XZS</text:p>
          </table:table-cell>
          <table:table-cell/>
          <table:table-cell office:value-type="string" calcext:value-type="string">
            <text:p>zsyp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table:style-name="ce19" office:value-type="string" calcext:value-type="string">
            <text:p>zst</text:p>
          </table:table-cell>
          <table:table-cell office:value-type="string" calcext:value-type="string">
            <text:p>ZST</text:p>
          </table:table-cell>
          <table:table-cell table:number-columns-repeated="3"/>
          <table:table-cell office:value-type="string" calcext:value-type="string">
            <text:p>zstąpić</text:p>
          </table:table-cell>
        </table:table-row>
        <table:table-row table:style-name="ro1" table:visibility="filter">
          <table:table-cell office:value-type="float" office:value="937" calcext:value-type="float">
            <text:p>937</text:p>
          </table:table-cell>
          <table:table-cell table:style-name="ce19" office:value-type="string" calcext:value-type="string">
            <text:p>zsz</text:p>
          </table:table-cell>
          <table:table-cell office:value-type="string" calcext:value-type="string">
            <text:p>ZTP</text:p>
          </table:table-cell>
          <table:table-cell/>
          <table:table-cell office:value-type="string" calcext:value-type="string">
            <text:p>ZSTP</text:p>
          </table:table-cell>
          <table:table-cell office:value-type="string" calcext:value-type="string">
            <text:p>zżyć != zszyć</text:p>
          </table:table-cell>
          <table:table-cell office:value-type="string" calcext:value-type="string">
            <text:p>zszyć</text:p>
          </table:table-cell>
        </table:table-row>
        <table:table-row table:style-name="ro1" table:visibility="filter">
          <table:table-cell office:value-type="float" office:value="9495" calcext:value-type="float">
            <text:p>9 495</text:p>
          </table:table-cell>
          <table:table-cell table:style-name="ce19" office:value-type="string" calcext:value-type="string">
            <text:p>zw</text:p>
          </table:table-cell>
          <table:table-cell office:value-type="string" calcext:value-type="string">
            <text:p>ZV</text:p>
          </table:table-cell>
          <table:table-cell table:number-columns-repeated="3"/>
          <table:table-cell office:value-type="string" calcext:value-type="string">
            <text:p>zwalić</text:p>
          </table:table-cell>
        </table:table-row>
        <table:table-row table:style-name="ro1" table:visibility="filter">
          <table:table-cell office:value-type="float" office:value="5620" calcext:value-type="float">
            <text:p>5 620</text:p>
          </table:table-cell>
          <table:table-cell table:style-name="ce19" office:value-type="string" calcext:value-type="string">
            <text:p>zwi</text:p>
          </table:table-cell>
          <table:table-cell office:value-type="string" calcext:value-type="string">
            <text:p>ZVJ</text:p>
          </table:table-cell>
          <table:table-cell table:number-columns-repeated="3"/>
          <table:table-cell office:value-type="string" calcext:value-type="string">
            <text:p>zwiad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table:style-name="ce19" office:value-type="string" calcext:value-type="string">
            <text:p>zwl</text:p>
          </table:table-cell>
          <table:table-cell office:value-type="string" calcext:value-type="string">
            <text:p>ZVL</text:p>
          </table:table-cell>
          <table:table-cell table:number-columns-repeated="3"/>
          <table:table-cell office:value-type="string" calcext:value-type="string">
            <text:p>zwlekać</text:p>
          </table:table-cell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table:style-name="ce19" office:value-type="string" calcext:value-type="string">
            <text:p>zwł</text:p>
          </table:table-cell>
          <table:table-cell office:value-type="string" calcext:value-type="string">
            <text:p>ZWLJ</text:p>
          </table:table-cell>
          <table:table-cell table:number-columns-repeated="3"/>
          <table:table-cell office:value-type="string" calcext:value-type="string">
            <text:p>zwłaszcza</text:p>
          </table:table-cell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table:style-name="ce19" office:value-type="string" calcext:value-type="string">
            <text:p>zwr</text:p>
          </table:table-cell>
          <table:table-cell office:value-type="string" calcext:value-type="string">
            <text:p>ZVR</text:p>
          </table:table-cell>
          <table:table-cell table:number-columns-repeated="3"/>
          <table:table-cell office:value-type="string" calcext:value-type="string">
            <text:p>zwrot</text:p>
          </table:table-cell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table:style-name="ce19" office:value-type="string" calcext:value-type="string">
            <text:p>zz</text:p>
          </table:table-cell>
          <table:table-cell office:value-type="string" calcext:value-type="string">
            <text:p>ZS</text:p>
          </table:table-cell>
          <table:table-cell table:number-columns-repeated="3"/>
          <table:table-cell office:value-type="string" calcext:value-type="string">
            <text:p>zzuć</text:p>
          </table:table-cell>
        </table:table-row>
        <table:table-row table:style-name="ro1" table:visibility="filter">
          <table:table-cell table:style-name="ce10" office:value-type="float" office:value="1656" calcext:value-type="float">
            <text:p>1 656</text:p>
          </table:table-cell>
          <table:table-cell table:style-name="ce14" office:value-type="string" calcext:value-type="string">
            <text:p>zż</text:p>
          </table:table-cell>
          <table:table-cell office:value-type="string" calcext:value-type="string">
            <text:p>ZTP</text:p>
          </table:table-cell>
          <table:table-cell office:value-type="string" calcext:value-type="string">
            <text:p>XZTP</text:p>
          </table:table-cell>
          <table:table-cell office:value-type="string" calcext:value-type="string">
            <text:p>XZSTP</text:p>
          </table:table-cell>
          <table:table-cell office:value-type="string" calcext:value-type="string">
            <text:p>zżyć != zszyć</text:p>
          </table:table-cell>
          <table:table-cell office:value-type="string" calcext:value-type="string">
            <text:p>zżyć</text:p>
          </table:table-cell>
        </table:table-row>
        <table:table-row table:style-name="ro1">
          <table:table-cell table:style-name="ce10" office:value-type="float" office:value="149" calcext:value-type="float">
            <text:p>149</text:p>
          </table:table-cell>
          <table:table-cell table:style-name="ce14" office:value-type="string" calcext:value-type="string">
            <text:p>ździ</text:p>
          </table:table-cell>
          <table:table-cell office:value-type="string" calcext:value-type="string">
            <text:p>ZST</text:p>
          </table:table-cell>
          <table:table-cell table:number-columns-repeated="3"/>
          <table:table-cell office:value-type="string" calcext:value-type="string">
            <text:p>ździebełko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źdźb</text:p>
          </table:table-cell>
          <table:table-cell office:value-type="string" calcext:value-type="string">
            <text:p>ZSTP</text:p>
          </table:table-cell>
          <table:table-cell table:number-columns-repeated="3"/>
          <table:table-cell office:value-type="string" calcext:value-type="string">
            <text:p>źdźbeł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źdźbl</text:p>
          </table:table-cell>
          <table:table-cell office:value-type="string" calcext:value-type="string">
            <text:p>ZSTPL</text:p>
          </table:table-cell>
          <table:table-cell table:number-columns-repeated="3"/>
          <table:table-cell office:value-type="string" calcext:value-type="string">
            <text:p>źdźblarz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table:style-name="ce19" office:value-type="string" calcext:value-type="string">
            <text:p>źdźbł</text:p>
          </table:table-cell>
          <table:table-cell office:value-type="string" calcext:value-type="string">
            <text:p>ZSTPLJ</text:p>
          </table:table-cell>
          <table:table-cell table:number-columns-repeated="3"/>
          <table:table-cell office:value-type="string" calcext:value-type="string">
            <text:p>źdźbło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table:style-name="ce19" office:value-type="string" calcext:value-type="string">
            <text:p>źg</text:p>
          </table:table-cell>
          <table:table-cell office:value-type="string" calcext:value-type="string">
            <text:p>XZK</text:p>
          </table:table-cell>
          <table:table-cell table:number-columns-repeated="3"/>
          <table:table-cell office:value-type="string" calcext:value-type="string">
            <text:p>źgać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style-name="ce19" office:value-type="string" calcext:value-type="string">
            <text:p>źgn</text:p>
          </table:table-cell>
          <table:table-cell office:value-type="string" calcext:value-type="string">
            <text:p>XZKLR</text:p>
          </table:table-cell>
          <table:table-cell table:number-columns-repeated="3"/>
          <table:table-cell office:value-type="string" calcext:value-type="string">
            <text:p>źgnąć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table:style-name="ce19" office:value-type="string" calcext:value-type="string">
            <text:p>źl</text:p>
          </table:table-cell>
          <table:table-cell office:value-type="string" calcext:value-type="string">
            <text:p>ZL</text:p>
          </table:table-cell>
          <table:table-cell table:number-columns-repeated="3"/>
          <table:table-cell office:value-type="string" calcext:value-type="string">
            <text:p>źle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table:style-name="ce19" office:value-type="string" calcext:value-type="string">
            <text:p>źr</text:p>
          </table:table-cell>
          <table:table-cell office:value-type="string" calcext:value-type="string">
            <text:p>ZR</text:p>
          </table:table-cell>
          <table:table-cell table:number-columns-repeated="3"/>
          <table:table-cell office:value-type="string" calcext:value-type="string">
            <text:p>źródło</text:p>
          </table:table-cell>
        </table:table-row>
        <table:table-row table:style-name="ro1" table:visibility="filter">
          <table:table-cell table:style-name="ce10" office:value-type="float" office:value="35" calcext:value-type="float">
            <text:p>35</text:p>
          </table:table-cell>
          <table:table-cell table:style-name="ce14" office:value-type="string" calcext:value-type="string">
            <text:p>źrz</text:p>
          </table:table-cell>
          <table:table-cell office:value-type="string" calcext:value-type="string">
            <text:p>ZRJ</text:p>
          </table:table-cell>
          <table:table-cell table:number-columns-repeated="3"/>
          <table:table-cell office:value-type="string" calcext:value-type="string">
            <text:p>źrzałe</text:p>
          </table:table-cell>
        </table:table-row>
        <table:table-row table:style-name="ro1">
          <table:table-cell office:value-type="float" office:value="115007" calcext:value-type="float">
            <text:p>115 007</text:p>
          </table:table-cell>
          <table:table-cell table:style-name="ce19" office:value-type="string" calcext:value-type="string">
            <text:p>ż</text:p>
          </table:table-cell>
          <table:table-cell office:value-type="string" calcext:value-type="string">
            <text:p>XTP</text:p>
          </table:table-cell>
          <table:table-cell office:value-type="string" calcext:value-type="string">
            <text:p>ZKP</text:p>
          </table:table-cell>
          <table:table-cell/>
          <table:table-cell office:value-type="string" calcext:value-type="string">
            <text:p>ż i rz stosowane zamiennie jak F i V</text:p>
          </table:table-cell>
          <table:table-cell office:value-type="string" calcext:value-type="string">
            <text:p>żebro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style-name="ce19" office:value-type="string" calcext:value-type="string">
            <text:p>żb</text:p>
          </table:table-cell>
          <table:table-cell office:value-type="string" calcext:value-type="string">
            <text:p>XPRJ</text:p>
          </table:table-cell>
          <table:table-cell table:number-columns-repeated="3"/>
          <table:table-cell office:value-type="string" calcext:value-type="string">
            <text:p>żbik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żd</text:p>
          </table:table-cell>
          <table:table-cell office:value-type="string" calcext:value-type="string">
            <text:p>XPV</text:p>
          </table:table-cell>
          <table:table-cell table:number-columns-repeated="3"/>
          <table:table-cell office:value-type="string" calcext:value-type="string">
            <text:p>żdanowscy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table:style-name="ce19" office:value-type="string" calcext:value-type="string">
            <text:p>żg</text:p>
          </table:table-cell>
          <table:table-cell office:value-type="string" calcext:value-type="string">
            <text:p>XKRJ</text:p>
          </table:table-cell>
          <table:table-cell office:value-type="string" calcext:value-type="string">
            <text:p>ZKTP</text:p>
          </table:table-cell>
          <table:table-cell table:number-columns-repeated="2"/>
          <table:table-cell office:value-type="string" calcext:value-type="string">
            <text:p>żgać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style-name="ce19" office:value-type="string" calcext:value-type="string">
            <text:p>żgn</text:p>
          </table:table-cell>
          <table:table-cell office:value-type="string" calcext:value-type="string">
            <text:p>ZKTPLR</text:p>
          </table:table-cell>
          <table:table-cell table:number-columns-repeated="3"/>
          <table:table-cell office:value-type="string" calcext:value-type="string">
            <text:p>żgnąć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style-name="ce19" office:value-type="string" calcext:value-type="string">
            <text:p>żl</text:p>
          </table:table-cell>
          <table:table-cell office:value-type="string" calcext:value-type="string">
            <text:p>ZTPL</text:p>
          </table:table-cell>
          <table:table-cell office:value-type="string" calcext:value-type="string">
            <text:p>ZKPL</text:p>
          </table:table-cell>
          <table:table-cell table:number-columns-repeated="2"/>
          <table:table-cell office:value-type="string" calcext:value-type="string">
            <text:p>żleb</text:p>
          </table:table-cell>
        </table:table-row>
        <table:table-row table:style-name="ro1" table:visibility="filter">
          <table:table-cell office:value-type="float" office:value="1132" calcext:value-type="float">
            <text:p>1 132</text:p>
          </table:table-cell>
          <table:table-cell table:style-name="ce19" office:value-type="string" calcext:value-type="string">
            <text:p>żł</text:p>
          </table:table-cell>
          <table:table-cell office:value-type="string" calcext:value-type="string">
            <text:p>ZTPLJ</text:p>
          </table:table-cell>
          <table:table-cell office:value-type="string" calcext:value-type="string">
            <text:p>ZKPLJ</text:p>
          </table:table-cell>
          <table:table-cell table:number-columns-repeated="2"/>
          <table:table-cell office:value-type="string" calcext:value-type="string">
            <text:p>żłób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table:style-name="ce19" office:value-type="string" calcext:value-type="string">
            <text:p>żm</text:p>
          </table:table-cell>
          <table:table-cell office:value-type="string" calcext:value-type="string">
            <text:p>XTPV</text:p>
          </table:table-cell>
          <table:table-cell office:value-type="string" calcext:value-type="string">
            <text:p>ZKPV</text:p>
          </table:table-cell>
          <table:table-cell table:number-columns-repeated="2"/>
          <table:table-cell office:value-type="string" calcext:value-type="string">
            <text:p>żmąc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table:style-name="ce19" office:value-type="string" calcext:value-type="string">
            <text:p>żmi</text:p>
          </table:table-cell>
          <table:table-cell/>
          <table:table-cell office:value-type="string" calcext:value-type="string">
            <text:p>ZKPVJ</text:p>
          </table:table-cell>
          <table:table-cell table:number-columns-repeated="2"/>
          <table:table-cell office:value-type="string" calcext:value-type="string">
            <text:p>żmie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table:style-name="ce19" office:value-type="string" calcext:value-type="string">
            <text:p>żn</text:p>
          </table:table-cell>
          <table:table-cell office:value-type="string" calcext:value-type="string">
            <text:p>XTPLR</text:p>
          </table:table-cell>
          <table:table-cell office:value-type="string" calcext:value-type="string">
            <text:p>ZKPLR</text:p>
          </table:table-cell>
          <table:table-cell table:number-columns-repeated="2"/>
          <table:table-cell office:value-type="string" calcext:value-type="string">
            <text:p>żną</text:p>
          </table:table-cell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table:style-name="ce19" office:value-type="string" calcext:value-type="string">
            <text:p>żni</text:p>
          </table:table-cell>
          <table:table-cell/>
          <table:table-cell office:value-type="string" calcext:value-type="string">
            <text:p>ZKPLRJ</text:p>
          </table:table-cell>
          <table:table-cell table:number-columns-repeated="2"/>
          <table:table-cell office:value-type="string" calcext:value-type="string">
            <text:p>żniwa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table:style-name="ce19" office:value-type="string" calcext:value-type="string">
            <text:p>żr</text:p>
          </table:table-cell>
          <table:table-cell office:value-type="string" calcext:value-type="string">
            <text:p>XTPR</text:p>
          </table:table-cell>
          <table:table-cell office:value-type="string" calcext:value-type="string">
            <text:p>ZKPR</text:p>
          </table:table-cell>
          <table:table-cell table:number-columns-repeated="2"/>
          <table:table-cell office:value-type="string" calcext:value-type="string">
            <text:p>żrą</text:p>
          </table:table-cell>
        </table:table-row>
        <table:table-row table:style-name="ro1" table:visibility="filter">
          <table:table-cell office:value-type="float" office:value="422" calcext:value-type="float">
            <text:p>422</text:p>
          </table:table-cell>
          <table:table-cell table:style-name="ce19" office:value-type="string" calcext:value-type="string">
            <text:p>żw</text:p>
          </table:table-cell>
          <table:table-cell office:value-type="string" calcext:value-type="string">
            <text:p>XTPV</text:p>
          </table:table-cell>
          <table:table-cell office:value-type="string" calcext:value-type="string">
            <text:p>ZKPV</text:p>
          </table:table-cell>
          <table:table-cell table:number-columns-repeated="2"/>
          <table:table-cell office:value-type="string" calcext:value-type="string">
            <text:p>żwawo</text:p>
          </table:table-cell>
        </table:table-row>
        <table:table-row table:style-name="ro1">
          <table:table-cell office:value-type="float" office:value="68383" calcext:value-type="float">
            <text:p>68 383</text:p>
          </table:table-cell>
          <table:table-cell table:style-name="ce19" office:value-type="string" calcext:value-type="string">
            <text:p>rz</text:p>
          </table:table-cell>
          <table:table-cell office:value-type="string" calcext:value-type="string">
            <text:p>RJ</text:p>
          </table:table-cell>
          <table:table-cell table:number-columns-repeated="2"/>
          <table:table-cell office:value-type="string" calcext:value-type="string">
            <text:p>ż i rz stosowane zamiennie jak F i V</text:p>
          </table:table-cell>
          <table:table-cell office:value-type="string" calcext:value-type="string">
            <text:p>rzyg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rzg</text:p>
          </table:table-cell>
          <table:table-cell office:value-type="string" calcext:value-type="string">
            <text:p>XKRJ</text:p>
          </table:table-cell>
          <table:table-cell table:number-columns-repeated="3"/>
          <table:table-cell office:value-type="string" calcext:value-type="string">
            <text:p>rzgowscy</text:p>
          </table:table-cell>
        </table:table-row>
        <table:table-row table:style-name="ro1" table:visibility="filter">
          <table:table-cell table:style-name="ce10" office:value-type="float" office:value="461" calcext:value-type="float">
            <text:p>461</text:p>
          </table:table-cell>
          <table:table-cell table:style-name="ce14" office:value-type="string" calcext:value-type="string">
            <text:p>rzn</text:p>
          </table:table-cell>
          <table:table-cell office:value-type="string" calcext:value-type="string">
            <text:p>XTPLR</text:p>
          </table:table-cell>
          <table:table-cell table:number-columns-repeated="3"/>
          <table:table-cell office:value-type="string" calcext:value-type="string">
            <text:p>rzną</text:p>
          </table:table-cell>
        </table:table-row>
        <table:table-row table:style-name="ro1" table:visibility="filter">
          <table:table-cell table:style-name="ce10" office:value-type="float" office:value="585" calcext:value-type="float">
            <text:p>585</text:p>
          </table:table-cell>
          <table:table-cell table:style-name="ce14" office:value-type="string" calcext:value-type="string">
            <text:p>rzni</text:p>
          </table:table-cell>
          <table:table-cell/>
          <table:table-cell office:value-type="string" calcext:value-type="string">
            <text:p>XTPLRJ</text:p>
          </table:table-cell>
          <table:table-cell table:number-columns-repeated="2"/>
          <table:table-cell office:value-type="string" calcext:value-type="string">
            <text:p>rznie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wgrz</text:p>
          </table:table-cell>
          <table:table-cell office:value-type="string" calcext:value-type="string">
            <text:p>FKRJ</text:p>
          </table:table-cell>
          <table:table-cell office:value-type="string" calcext:value-type="string">
            <text:p>XFKRJ</text:p>
          </table:table-cell>
          <table:table-cell/>
          <table:table-cell office:value-type="string" calcext:value-type="string">
            <text:p>brak w słowniku?</text:p>
          </table:table-cell>
          <table:table-cell office:value-type="string" calcext:value-type="string">
            <text:p>wgrzebać?</text:p>
          </table:table-cell>
        </table:table-row>
        <table:table-row table:style-name="ro1" table:number-rows-repeated="3">
          <table:table-cell/>
          <table:table-cell table:style-name="ce19"/>
          <table:table-cell table:number-columns-repeated="5"/>
        </table:table-row>
        <table:table-row table:style-name="ro1" table:number-rows-repeated="104803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do_pliku" table:style-name="ta1">
        <office:forms form:automatic-focus="false" form:apply-design-mode="false"/>
        <table:table-column table:style-name="co7" table:default-cell-style-name="ce4"/>
        <table:table-column table:style-name="co2" table:default-cell-style-name="ce36"/>
        <table:table-column table:style-name="co13" table:default-cell-style-name="ce36"/>
        <table:table-column table:style-name="co14" table:default-cell-style-name="ce36"/>
        <table:table-column table:style-name="co7" table:number-columns-repeated="3" table:default-cell-style-name="ce11"/>
        <table:table-column table:style-name="co15" table:default-cell-style-name="ce13"/>
        <table:table-row table:style-name="ro2">
          <table:table-cell table:formula="of:=[$'naglosy-edycja'.B2]" office:value-type="string" office:string-value="b" calcext:value-type="string">
            <text:p>b</text:p>
          </table:table-cell>
          <table:table-cell table:formula="of:=[$'naglosy-edycja'.C2]" office:value-type="string" office:string-value="XP" calcext:value-type="string">
            <text:p>XP</text:p>
          </table:table-cell>
          <table:table-cell table:formula="of:=[$'naglosy-edycja'.D2]" office:value-type="float" office:value="0" calcext:value-type="float">
            <text:p>0</text:p>
          </table:table-cell>
          <table:table-cell table:formula="of:=[$'naglosy-edycja'.E2]" office:value-type="float" office:value="0" calcext:value-type="float">
            <text:p>0</text:p>
          </table:table-cell>
          <table:table-cell table:formula="of:=IF([.B1]=0;[.C1];[.B1])" office:value-type="string" office:string-value="XP" calcext:value-type="string">
            <text:p>XP</text:p>
          </table:table-cell>
          <table:table-cell table:formula="of:=CONCATENATE([$przecinki.$A$2];[.E1];[$przecinki.$A$2];)" office:value-type="string" office:string-value="&quot;XP&quot;" calcext:value-type="string">
            <text:p>"XP"</text:p>
          </table:table-cell>
          <table:table-cell table:formula="of:=CONCATENATE([$przecinki.$A$2];[.A1];[$przecinki.$A$2])" office:value-type="string" office:string-value="&quot;b&quot;" calcext:value-type="string">
            <text:p>"b"</text:p>
          </table:table-cell>
          <table:table-cell table:formula="of:=CONCATENATE([.G1];[.F1];)" office:value-type="string" office:string-value="&quot;b&quot;&quot;XP&quot;" calcext:value-type="string">
            <text:p>"b""XP"</text:p>
          </table:table-cell>
        </table:table-row>
        <table:table-row table:style-name="ro2">
          <table:table-cell table:formula="of:=[$'naglosy-edycja'.B3]" office:value-type="string" office:string-value="bl" calcext:value-type="string">
            <text:p>bl</text:p>
          </table:table-cell>
          <table:table-cell table:formula="of:=[$'naglosy-edycja'.C3]" office:value-type="string" office:string-value="XPL" calcext:value-type="string">
            <text:p>XPL</text:p>
          </table:table-cell>
          <table:table-cell table:formula="of:=[$'naglosy-edycja'.D3]" office:value-type="float" office:value="0" calcext:value-type="float">
            <text:p>0</text:p>
          </table:table-cell>
          <table:table-cell table:formula="of:=[$'naglosy-edycja'.E3]" office:value-type="float" office:value="0" calcext:value-type="float">
            <text:p>0</text:p>
          </table:table-cell>
          <table:table-cell table:formula="of:=IF([.B2]=0;[.C2];[.B2])" office:value-type="string" office:string-value="XPL" calcext:value-type="string">
            <text:p>XPL</text:p>
          </table:table-cell>
          <table:table-cell table:number-columns-repeated="2"/>
          <table:table-cell table:formula="of:=CONCATENATE([$przecinki.$A$2];[.E2];[$przecinki.$A$2];[$przecinki.$B$2];[$przecinki.$C$2];[$przecinki.$A$2];[.E2];[$przecinki.$A$2];[$przecinki.$D$2])" office:value-type="string" office:string-value="&quot;XPL&quot;: &quot;XPL&quot;," calcext:value-type="string">
            <text:p>"XPL": "XPL",</text:p>
          </table:table-cell>
        </table:table-row>
        <table:table-row table:style-name="ro2">
          <table:table-cell table:formula="of:=[$'naglosy-edycja'.B4]" office:value-type="string" office:string-value="bli" calcext:value-type="string">
            <text:p>bli</text:p>
          </table:table-cell>
          <table:table-cell table:formula="of:=[$'naglosy-edycja'.C4]" office:value-type="float" office:value="0" calcext:value-type="float">
            <text:p>0</text:p>
          </table:table-cell>
          <table:table-cell table:formula="of:=[$'naglosy-edycja'.D4]" office:value-type="string" office:string-value="XPLI" calcext:value-type="string">
            <text:p>XPLI</text:p>
          </table:table-cell>
          <table:table-cell table:formula="of:=[$'naglosy-edycja'.E4]" office:value-type="string" office:string-value="XPLJI" calcext:value-type="string">
            <text:p>XPLJI</text:p>
          </table:table-cell>
          <table:table-cell table:formula="of:=IF([.B3]=0;[.C3];[.B3])" office:value-type="string" office:string-value="XPLI" calcext:value-type="string">
            <text:p>XPLI</text:p>
          </table:table-cell>
          <table:table-cell table:number-columns-repeated="2"/>
          <table:table-cell table:formula="of:=CONCATENATE([$przecinki.$A$2];[.E3];[$przecinki.$A$2];[$przecinki.$B$2];[$przecinki.$C$2];[$przecinki.$A$2];[.E3];[$przecinki.$A$2];[$przecinki.$D$2])" office:value-type="string" office:string-value="&quot;XPLI&quot;: &quot;XPLI&quot;," calcext:value-type="string">
            <text:p>"XPLI": "XPLI",</text:p>
          </table:table-cell>
        </table:table-row>
        <table:table-row table:style-name="ro2">
          <table:table-cell table:formula="of:=[$'naglosy-edycja'.B5]" office:value-type="string" office:string-value="bł" calcext:value-type="string">
            <text:p>bł</text:p>
          </table:table-cell>
          <table:table-cell table:formula="of:=[$'naglosy-edycja'.C5]" office:value-type="string" office:string-value="XPLJ" calcext:value-type="string">
            <text:p>XPLJ</text:p>
          </table:table-cell>
          <table:table-cell table:formula="of:=[$'naglosy-edycja'.D5]" office:value-type="float" office:value="0" calcext:value-type="float">
            <text:p>0</text:p>
          </table:table-cell>
          <table:table-cell table:formula="of:=[$'naglosy-edycja'.E5]" office:value-type="float" office:value="0" calcext:value-type="float">
            <text:p>0</text:p>
          </table:table-cell>
          <table:table-cell table:formula="of:=IF([.B4]=0;[.C4];[.B4])" office:value-type="string" office:string-value="XPLJ" calcext:value-type="string">
            <text:p>XPLJ</text:p>
          </table:table-cell>
          <table:table-cell table:number-columns-repeated="2"/>
          <table:table-cell table:formula="of:=CONCATENATE([$przecinki.$A$2];[.E4];[$przecinki.$A$2];[$przecinki.$B$2];[$przecinki.$C$2];[$przecinki.$A$2];[.E4];[$przecinki.$A$2];[$przecinki.$D$2])" office:value-type="string" office:string-value="&quot;XPLJ&quot;: &quot;XPLJ&quot;," calcext:value-type="string">
            <text:p>"XPLJ": "XPLJ",</text:p>
          </table:table-cell>
        </table:table-row>
        <table:table-row table:style-name="ro2">
          <table:table-cell table:formula="of:=[$'naglosy-edycja'.B6]" office:value-type="string" office:string-value="br" calcext:value-type="string">
            <text:p>br</text:p>
          </table:table-cell>
          <table:table-cell table:formula="of:=[$'naglosy-edycja'.C6]" office:value-type="string" office:string-value="XPR" calcext:value-type="string">
            <text:p>XPR</text:p>
          </table:table-cell>
          <table:table-cell table:formula="of:=[$'naglosy-edycja'.D6]" office:value-type="float" office:value="0" calcext:value-type="float">
            <text:p>0</text:p>
          </table:table-cell>
          <table:table-cell table:formula="of:=[$'naglosy-edycja'.E6]" office:value-type="float" office:value="0" calcext:value-type="float">
            <text:p>0</text:p>
          </table:table-cell>
          <table:table-cell table:formula="of:=IF([.B5]=0;[.C5];[.B5])" office:value-type="string" office:string-value="XPR" calcext:value-type="string">
            <text:p>XPR</text:p>
          </table:table-cell>
          <table:table-cell table:number-columns-repeated="2"/>
          <table:table-cell table:formula="of:=CONCATENATE([$przecinki.$A$2];[.E5];[$przecinki.$A$2];[$przecinki.$B$2];[$przecinki.$C$2];[$przecinki.$A$2];[.E5];[$przecinki.$A$2];[$przecinki.$D$2])" office:value-type="string" office:string-value="&quot;XPR&quot;: &quot;XPR&quot;," calcext:value-type="string">
            <text:p>"XPR": "XPR",</text:p>
          </table:table-cell>
        </table:table-row>
        <table:table-row table:style-name="ro2">
          <table:table-cell table:formula="of:=[$'naglosy-edycja'.B7]" office:value-type="string" office:string-value="brd" calcext:value-type="string">
            <text:p>brd</text:p>
          </table:table-cell>
          <table:table-cell table:formula="of:=[$'naglosy-edycja'.C7]" office:value-type="string" office:string-value="XTPR" calcext:value-type="string">
            <text:p>XTPR</text:p>
          </table:table-cell>
          <table:table-cell table:formula="of:=[$'naglosy-edycja'.D7]" office:value-type="float" office:value="0" calcext:value-type="float">
            <text:p>0</text:p>
          </table:table-cell>
          <table:table-cell table:formula="of:=[$'naglosy-edycja'.E7]" office:value-type="float" office:value="0" calcext:value-type="float">
            <text:p>0</text:p>
          </table:table-cell>
          <table:table-cell table:formula="of:=IF([.B6]=0;[.C6];[.B6])" office:value-type="string" office:string-value="XTPR" calcext:value-type="string">
            <text:p>XTPR</text:p>
          </table:table-cell>
          <table:table-cell table:number-columns-repeated="2"/>
          <table:table-cell table:formula="of:=CONCATENATE([$przecinki.$A$2];[.E6];[$przecinki.$A$2];[$przecinki.$B$2];[$przecinki.$C$2];[$przecinki.$A$2];[.E6];[$przecinki.$A$2];[$przecinki.$D$2])" office:value-type="string" office:string-value="&quot;XTPR&quot;: &quot;XTPR&quot;," calcext:value-type="string">
            <text:p>"XTPR": "XTPR",</text:p>
          </table:table-cell>
        </table:table-row>
        <table:table-row table:style-name="ro2">
          <table:table-cell table:formula="of:=[$'naglosy-edycja'.B8]" office:value-type="string" office:string-value="brdz" calcext:value-type="string">
            <text:p>brdz</text:p>
          </table:table-cell>
          <table:table-cell table:formula="of:=[$'naglosy-edycja'.C8]" office:value-type="string" office:string-value="XZTPR" calcext:value-type="string">
            <text:p>XZTPR</text:p>
          </table:table-cell>
          <table:table-cell table:formula="of:=[$'naglosy-edycja'.D8]" office:value-type="float" office:value="0" calcext:value-type="float">
            <text:p>0</text:p>
          </table:table-cell>
          <table:table-cell table:formula="of:=[$'naglosy-edycja'.E8]" office:value-type="float" office:value="0" calcext:value-type="float">
            <text:p>0</text:p>
          </table:table-cell>
          <table:table-cell table:formula="of:=IF([.B7]=0;[.C7];[.B7])" office:value-type="string" office:string-value="XZTPR" calcext:value-type="string">
            <text:p>XZTPR</text:p>
          </table:table-cell>
          <table:table-cell table:number-columns-repeated="2"/>
          <table:table-cell table:formula="of:=CONCATENATE([$przecinki.$A$2];[.E7];[$przecinki.$A$2];[$przecinki.$B$2];[$przecinki.$C$2];[$przecinki.$A$2];[.E7];[$przecinki.$A$2];[$przecinki.$D$2])" office:value-type="string" office:string-value="&quot;XZTPR&quot;: &quot;XZTPR&quot;," calcext:value-type="string">
            <text:p>"XZTPR": "XZTPR",</text:p>
          </table:table-cell>
        </table:table-row>
        <table:table-row table:style-name="ro2">
          <table:table-cell table:formula="of:=[$'naglosy-edycja'.B9]" office:value-type="string" office:string-value="brn" calcext:value-type="string">
            <text:p>brn</text:p>
          </table:table-cell>
          <table:table-cell table:formula="of:=[$'naglosy-edycja'.C9]" office:value-type="string" office:string-value="XPVLR" calcext:value-type="string">
            <text:p>XPVLR</text:p>
          </table:table-cell>
          <table:table-cell table:formula="of:=[$'naglosy-edycja'.D9]" office:value-type="float" office:value="0" calcext:value-type="float">
            <text:p>0</text:p>
          </table:table-cell>
          <table:table-cell table:formula="of:=[$'naglosy-edycja'.E9]" office:value-type="float" office:value="0" calcext:value-type="float">
            <text:p>0</text:p>
          </table:table-cell>
          <table:table-cell table:formula="of:=IF([.B8]=0;[.C8];[.B8])" office:value-type="string" office:string-value="XPVLR" calcext:value-type="string">
            <text:p>XPVLR</text:p>
          </table:table-cell>
          <table:table-cell table:number-columns-repeated="2"/>
          <table:table-cell table:formula="of:=CONCATENATE([$przecinki.$A$2];[.E8];[$przecinki.$A$2];[$przecinki.$B$2];[$przecinki.$C$2];[$przecinki.$A$2];[.E8];[$przecinki.$A$2];[$przecinki.$D$2])" office:value-type="string" office:string-value="&quot;XPVLR&quot;: &quot;XPVLR&quot;," calcext:value-type="string">
            <text:p>"XPVLR": "XPVLR",</text:p>
          </table:table-cell>
        </table:table-row>
        <table:table-row table:style-name="ro2">
          <table:table-cell table:formula="of:=[$'naglosy-edycja'.B10]" office:value-type="string" office:string-value="brni" calcext:value-type="string">
            <text:p>brni</text:p>
          </table:table-cell>
          <table:table-cell table:formula="of:=[$'naglosy-edycja'.C10]" office:value-type="float" office:value="0" calcext:value-type="float">
            <text:p>0</text:p>
          </table:table-cell>
          <table:table-cell table:formula="of:=[$'naglosy-edycja'.D10]" office:value-type="string" office:string-value="XPVLRJ" calcext:value-type="string">
            <text:p>XPVLRJ</text:p>
          </table:table-cell>
          <table:table-cell table:formula="of:=[$'naglosy-edycja'.E10]" office:value-type="float" office:value="0" calcext:value-type="float">
            <text:p>0</text:p>
          </table:table-cell>
          <table:table-cell table:formula="of:=IF([.B9]=0;[.C9];[.B9])" office:value-type="string" office:string-value="XPVLRJ" calcext:value-type="string">
            <text:p>XPVLRJ</text:p>
          </table:table-cell>
          <table:table-cell table:number-columns-repeated="2"/>
          <table:table-cell table:formula="of:=CONCATENATE([$przecinki.$A$2];[.E9];[$przecinki.$A$2];[$przecinki.$B$2];[$przecinki.$C$2];[$przecinki.$A$2];[.E9];[$przecinki.$A$2];[$przecinki.$D$2])" office:value-type="string" office:string-value="&quot;XPVLRJ&quot;: &quot;XPVLRJ&quot;," calcext:value-type="string">
            <text:p>"XPVLRJ": "XPVLRJ",</text:p>
          </table:table-cell>
        </table:table-row>
        <table:table-row table:style-name="ro2">
          <table:table-cell table:formula="of:=[$'naglosy-edycja'.B11]" office:value-type="string" office:string-value="brw" calcext:value-type="string">
            <text:p>brw</text:p>
          </table:table-cell>
          <table:table-cell table:formula="of:=[$'naglosy-edycja'.C11]" office:value-type="string" office:string-value="XPVR" calcext:value-type="string">
            <text:p>XPVR</text:p>
          </table:table-cell>
          <table:table-cell table:formula="of:=[$'naglosy-edycja'.D11]" office:value-type="float" office:value="0" calcext:value-type="float">
            <text:p>0</text:p>
          </table:table-cell>
          <table:table-cell table:formula="of:=[$'naglosy-edycja'.E11]" office:value-type="float" office:value="0" calcext:value-type="float">
            <text:p>0</text:p>
          </table:table-cell>
          <table:table-cell table:formula="of:=IF([.B10]=0;[.C10];[.B10])" office:value-type="string" office:string-value="XPVR" calcext:value-type="string">
            <text:p>XPVR</text:p>
          </table:table-cell>
          <table:table-cell table:number-columns-repeated="2"/>
          <table:table-cell table:formula="of:=CONCATENATE([$przecinki.$A$2];[.E10];[$przecinki.$A$2];[$przecinki.$B$2];[$przecinki.$C$2];[$przecinki.$A$2];[.E10];[$przecinki.$A$2];[$przecinki.$D$2])" office:value-type="string" office:string-value="&quot;XPVR&quot;: &quot;XPVR&quot;," calcext:value-type="string">
            <text:p>"XPVR": "XPVR",</text:p>
          </table:table-cell>
        </table:table-row>
        <table:table-row table:style-name="ro2">
          <table:table-cell table:formula="of:=[$'naglosy-edycja'.B12]" office:value-type="string" office:string-value="brz" calcext:value-type="string">
            <text:p>brz</text:p>
          </table:table-cell>
          <table:table-cell table:formula="of:=[$'naglosy-edycja'.C12]" office:value-type="string" office:string-value="XPRJ" calcext:value-type="string">
            <text:p>XPRJ</text:p>
          </table:table-cell>
          <table:table-cell table:formula="of:=[$'naglosy-edycja'.D12]" office:value-type="float" office:value="0" calcext:value-type="float">
            <text:p>0</text:p>
          </table:table-cell>
          <table:table-cell table:formula="of:=[$'naglosy-edycja'.E12]" office:value-type="float" office:value="0" calcext:value-type="float">
            <text:p>0</text:p>
          </table:table-cell>
          <table:table-cell table:formula="of:=IF([.B11]=0;[.C11];[.B11])" office:value-type="string" office:string-value="XPRJ" calcext:value-type="string">
            <text:p>XPRJ</text:p>
          </table:table-cell>
          <table:table-cell table:number-columns-repeated="2"/>
          <table:table-cell table:formula="of:=CONCATENATE([$przecinki.$A$2];[.E11];[$przecinki.$A$2];[$przecinki.$B$2];[$przecinki.$C$2];[$przecinki.$A$2];[.E11];[$przecinki.$A$2];[$przecinki.$D$2])" office:value-type="string" office:string-value="&quot;XPRJ&quot;: &quot;XPRJ&quot;," calcext:value-type="string">
            <text:p>"XPRJ": "XPRJ",</text:p>
          </table:table-cell>
        </table:table-row>
        <table:table-row table:style-name="ro2">
          <table:table-cell table:formula="of:=[$'naglosy-edycja'.B13]" office:value-type="string" office:string-value="brzd" calcext:value-type="string">
            <text:p>brzd</text:p>
          </table:table-cell>
          <table:table-cell table:formula="of:=[$'naglosy-edycja'.C13]" office:value-type="float" office:value="0" calcext:value-type="float">
            <text:p>0</text:p>
          </table:table-cell>
          <table:table-cell table:formula="of:=[$'naglosy-edycja'.D13]" office:value-type="string" office:string-value="XPVRJ" calcext:value-type="string">
            <text:p>XPVRJ</text:p>
          </table:table-cell>
          <table:table-cell table:formula="of:=[$'naglosy-edycja'.E13]" office:value-type="float" office:value="0" calcext:value-type="float">
            <text:p>0</text:p>
          </table:table-cell>
          <table:table-cell table:formula="of:=IF([.B12]=0;[.C12];[.B12])" office:value-type="string" office:string-value="XPVRJ" calcext:value-type="string">
            <text:p>XPVRJ</text:p>
          </table:table-cell>
          <table:table-cell table:number-columns-repeated="2"/>
          <table:table-cell table:formula="of:=CONCATENATE([$przecinki.$A$2];[.E12];[$przecinki.$A$2];[$przecinki.$B$2];[$przecinki.$C$2];[$przecinki.$A$2];[.E12];[$przecinki.$A$2];[$przecinki.$D$2])" office:value-type="string" office:string-value="&quot;XPVRJ&quot;: &quot;XPVRJ&quot;," calcext:value-type="string">
            <text:p>"XPVRJ": "XPVRJ",</text:p>
          </table:table-cell>
        </table:table-row>
        <table:table-row table:style-name="ro2">
          <table:table-cell table:formula="of:=[$'naglosy-edycja'.B14]" office:value-type="string" office:string-value="brzm" calcext:value-type="string">
            <text:p>brzm</text:p>
          </table:table-cell>
          <table:table-cell table:formula="of:=[$'naglosy-edycja'.C14]" office:value-type="string" office:string-value="XTPVRJ" calcext:value-type="string">
            <text:p>XTPVRJ</text:p>
          </table:table-cell>
          <table:table-cell table:formula="of:=[$'naglosy-edycja'.D14]" office:value-type="float" office:value="0" calcext:value-type="float">
            <text:p>0</text:p>
          </table:table-cell>
          <table:table-cell table:formula="of:=[$'naglosy-edycja'.E14]" office:value-type="float" office:value="0" calcext:value-type="float">
            <text:p>0</text:p>
          </table:table-cell>
          <table:table-cell table:formula="of:=IF([.B13]=0;[.C13];[.B13])" office:value-type="string" office:string-value="XTPVRJ" calcext:value-type="string">
            <text:p>XTPVRJ</text:p>
          </table:table-cell>
          <table:table-cell table:number-columns-repeated="2"/>
          <table:table-cell table:formula="of:=CONCATENATE([$przecinki.$A$2];[.E13];[$przecinki.$A$2];[$przecinki.$B$2];[$przecinki.$C$2];[$przecinki.$A$2];[.E13];[$przecinki.$A$2];[$przecinki.$D$2])" office:value-type="string" office:string-value="&quot;XTPVRJ&quot;: &quot;XTPVRJ&quot;," calcext:value-type="string">
            <text:p>"XTPVRJ": "XTPVRJ",</text:p>
          </table:table-cell>
        </table:table-row>
        <table:table-row table:style-name="ro2">
          <table:table-cell table:formula="of:=[$'naglosy-edycja'.B15]" office:value-type="string" office:string-value="brzmi" calcext:value-type="string">
            <text:p>brzmi</text:p>
          </table:table-cell>
          <table:table-cell table:formula="of:=[$'naglosy-edycja'.C15]" office:value-type="float" office:value="0" calcext:value-type="float">
            <text:p>0</text:p>
          </table:table-cell>
          <table:table-cell table:formula="of:=[$'naglosy-edycja'.D15]" office:value-type="string" office:string-value="XTPVLRJ" calcext:value-type="string">
            <text:p>XTPVLRJ</text:p>
          </table:table-cell>
          <table:table-cell table:formula="of:=[$'naglosy-edycja'.E15]" office:value-type="float" office:value="0" calcext:value-type="float">
            <text:p>0</text:p>
          </table:table-cell>
          <table:table-cell table:formula="of:=IF([.B14]=0;[.C14];[.B14])" office:value-type="string" office:string-value="XTPVLRJ" calcext:value-type="string">
            <text:p>XTPVLRJ</text:p>
          </table:table-cell>
          <table:table-cell table:number-columns-repeated="2"/>
          <table:table-cell table:formula="of:=CONCATENATE([$przecinki.$A$2];[.E14];[$przecinki.$A$2];[$przecinki.$B$2];[$przecinki.$C$2];[$przecinki.$A$2];[.E14];[$przecinki.$A$2];[$przecinki.$D$2])" office:value-type="string" office:string-value="&quot;XTPVLRJ&quot;: &quot;XTPVLRJ&quot;," calcext:value-type="string">
            <text:p>"XTPVLRJ": "XTPVLRJ",</text:p>
          </table:table-cell>
        </table:table-row>
        <table:table-row table:style-name="ro2">
          <table:table-cell table:formula="of:=[$'naglosy-edycja'.B16]" office:value-type="string" office:string-value="bz" calcext:value-type="string">
            <text:p>bz</text:p>
          </table:table-cell>
          <table:table-cell table:formula="of:=[$'naglosy-edycja'.C16]" office:value-type="string" office:string-value="XZP" calcext:value-type="string">
            <text:p>XZP</text:p>
          </table:table-cell>
          <table:table-cell table:formula="of:=[$'naglosy-edycja'.D16]" office:value-type="float" office:value="0" calcext:value-type="float">
            <text:p>0</text:p>
          </table:table-cell>
          <table:table-cell table:formula="of:=[$'naglosy-edycja'.E16]" office:value-type="float" office:value="0" calcext:value-type="float">
            <text:p>0</text:p>
          </table:table-cell>
          <table:table-cell table:formula="of:=IF([.B15]=0;[.C15];[.B15])" office:value-type="string" office:string-value="XZP" calcext:value-type="string">
            <text:p>XZP</text:p>
          </table:table-cell>
          <table:table-cell table:number-columns-repeated="2"/>
          <table:table-cell table:formula="of:=CONCATENATE([$przecinki.$A$2];[.E15];[$przecinki.$A$2];[$przecinki.$B$2];[$przecinki.$C$2];[$przecinki.$A$2];[.E15];[$przecinki.$A$2];[$przecinki.$D$2])" office:value-type="string" office:string-value="&quot;XZP&quot;: &quot;XZP&quot;," calcext:value-type="string">
            <text:p>"XZP": "XZP",</text:p>
          </table:table-cell>
        </table:table-row>
        <table:table-row table:style-name="ro2">
          <table:table-cell table:formula="of:=[$'naglosy-edycja'.B17]" office:value-type="string" office:string-value="bzi" calcext:value-type="string">
            <text:p>bzi</text:p>
          </table:table-cell>
          <table:table-cell table:formula="of:=[$'naglosy-edycja'.C17]" office:value-type="float" office:value="0" calcext:value-type="float">
            <text:p>0</text:p>
          </table:table-cell>
          <table:table-cell table:formula="of:=[$'naglosy-edycja'.D17]" office:value-type="string" office:string-value="XZPJ" calcext:value-type="string">
            <text:p>XZPJ</text:p>
          </table:table-cell>
          <table:table-cell table:formula="of:=[$'naglosy-edycja'.E17]" office:value-type="float" office:value="0" calcext:value-type="float">
            <text:p>0</text:p>
          </table:table-cell>
          <table:table-cell table:formula="of:=IF([.B16]=0;[.C16];[.B16])" office:value-type="string" office:string-value="XZPJ" calcext:value-type="string">
            <text:p>XZPJ</text:p>
          </table:table-cell>
          <table:table-cell table:number-columns-repeated="2"/>
          <table:table-cell table:formula="of:=CONCATENATE([$przecinki.$A$2];[.E16];[$przecinki.$A$2];[$przecinki.$B$2];[$przecinki.$C$2];[$przecinki.$A$2];[.E16];[$przecinki.$A$2];[$przecinki.$D$2])" office:value-type="string" office:string-value="&quot;XZPJ&quot;: &quot;XZPJ&quot;," calcext:value-type="string">
            <text:p>"XZPJ": "XZPJ",</text:p>
          </table:table-cell>
        </table:table-row>
        <table:table-row table:style-name="ro2">
          <table:table-cell table:formula="of:=[$'naglosy-edycja'.B18]" office:value-type="string" office:string-value="bzd" calcext:value-type="string">
            <text:p>bzd</text:p>
          </table:table-cell>
          <table:table-cell table:formula="of:=[$'naglosy-edycja'.C18]" office:value-type="string" office:string-value="XZTP" calcext:value-type="string">
            <text:p>XZTP</text:p>
          </table:table-cell>
          <table:table-cell table:formula="of:=[$'naglosy-edycja'.D18]" office:value-type="string" office:string-value="XZT" calcext:value-type="string">
            <text:p>XZT</text:p>
          </table:table-cell>
          <table:table-cell table:formula="of:=[$'naglosy-edycja'.E18]" office:value-type="string" office:string-value="ZTP" calcext:value-type="string">
            <text:p>ZTP</text:p>
          </table:table-cell>
          <table:table-cell table:formula="of:=IF([.B17]=0;[.C17];[.B17])" office:value-type="string" office:string-value="XZTP" calcext:value-type="string">
            <text:p>XZTP</text:p>
          </table:table-cell>
          <table:table-cell table:number-columns-repeated="2"/>
          <table:table-cell table:formula="of:=CONCATENATE([$przecinki.$A$2];[.E17];[$przecinki.$A$2];[$przecinki.$B$2];[$przecinki.$C$2];[$przecinki.$A$2];[.E17];[$przecinki.$A$2];[$przecinki.$D$2])" office:value-type="string" office:string-value="&quot;XZTP&quot;: &quot;XZTP&quot;," calcext:value-type="string">
            <text:p>"XZTP": "XZTP",</text:p>
          </table:table-cell>
        </table:table-row>
        <table:table-row table:style-name="ro2">
          <table:table-cell table:formula="of:=[$'naglosy-edycja'.B19]" office:value-type="string" office:string-value="bzdr" calcext:value-type="string">
            <text:p>bzdr</text:p>
          </table:table-cell>
          <table:table-cell table:formula="of:=[$'naglosy-edycja'.C19]" office:value-type="string" office:string-value="XZTPR" calcext:value-type="string">
            <text:p>XZTPR</text:p>
          </table:table-cell>
          <table:table-cell table:formula="of:=[$'naglosy-edycja'.D19]" office:value-type="string" office:string-value="XZTR" calcext:value-type="string">
            <text:p>XZTR</text:p>
          </table:table-cell>
          <table:table-cell table:formula="of:=[$'naglosy-edycja'.E19]" office:value-type="string" office:string-value="ZTPR" calcext:value-type="string">
            <text:p>ZTPR</text:p>
          </table:table-cell>
          <table:table-cell table:formula="of:=IF([.B18]=0;[.C18];[.B18])" office:value-type="string" office:string-value="XZTPR" calcext:value-type="string">
            <text:p>XZTPR</text:p>
          </table:table-cell>
          <table:table-cell table:number-columns-repeated="2"/>
          <table:table-cell table:formula="of:=CONCATENATE([$przecinki.$A$2];[.E18];[$przecinki.$A$2];[$przecinki.$B$2];[$przecinki.$C$2];[$przecinki.$A$2];[.E18];[$przecinki.$A$2];[$przecinki.$D$2])" office:value-type="string" office:string-value="&quot;XZTPR&quot;: &quot;XZTPR&quot;," calcext:value-type="string">
            <text:p>"XZTPR": "XZTPR",</text:p>
          </table:table-cell>
        </table:table-row>
        <table:table-row table:style-name="ro2">
          <table:table-cell table:formula="of:=[$'naglosy-edycja'.B20]" office:value-type="string" office:string-value="bźdz" calcext:value-type="string">
            <text:p>bźdz</text:p>
          </table:table-cell>
          <table:table-cell table:formula="of:=[$'naglosy-edycja'.C20]" office:value-type="string" office:string-value="XZTP" calcext:value-type="string">
            <text:p>XZTP</text:p>
          </table:table-cell>
          <table:table-cell table:formula="of:=[$'naglosy-edycja'.D20]" office:value-type="float" office:value="0" calcext:value-type="float">
            <text:p>0</text:p>
          </table:table-cell>
          <table:table-cell table:formula="of:=[$'naglosy-edycja'.E20]" office:value-type="float" office:value="0" calcext:value-type="float">
            <text:p>0</text:p>
          </table:table-cell>
          <table:table-cell table:formula="of:=IF([.B19]=0;[.C19];[.B19])" office:value-type="string" office:string-value="XZTP" calcext:value-type="string">
            <text:p>XZTP</text:p>
          </table:table-cell>
          <table:table-cell table:number-columns-repeated="2"/>
          <table:table-cell table:formula="of:=CONCATENATE([$przecinki.$A$2];[.E19];[$przecinki.$A$2];[$przecinki.$B$2];[$przecinki.$C$2];[$przecinki.$A$2];[.E19];[$przecinki.$A$2];[$przecinki.$D$2])" office:value-type="string" office:string-value="&quot;XZTP&quot;: &quot;XZTP&quot;," calcext:value-type="string">
            <text:p>"XZTP": "XZTP",</text:p>
          </table:table-cell>
        </table:table-row>
        <table:table-row table:style-name="ro2">
          <table:table-cell table:formula="of:=[$'naglosy-edycja'.B21]" office:value-type="string" office:string-value="bżdż" calcext:value-type="string">
            <text:p>bżdż</text:p>
          </table:table-cell>
          <table:table-cell table:formula="of:=[$'naglosy-edycja'.C21]" office:value-type="string" office:string-value="XZTPV" calcext:value-type="string">
            <text:p>XZTPV</text:p>
          </table:table-cell>
          <table:table-cell table:formula="of:=[$'naglosy-edycja'.D21]" office:value-type="float" office:value="0" calcext:value-type="float">
            <text:p>0</text:p>
          </table:table-cell>
          <table:table-cell table:formula="of:=[$'naglosy-edycja'.E21]" office:value-type="float" office:value="0" calcext:value-type="float">
            <text:p>0</text:p>
          </table:table-cell>
          <table:table-cell table:formula="of:=IF([.B20]=0;[.C20];[.B20])" office:value-type="string" office:string-value="XZTPV" calcext:value-type="string">
            <text:p>XZTPV</text:p>
          </table:table-cell>
          <table:table-cell table:number-columns-repeated="2"/>
          <table:table-cell table:formula="of:=CONCATENATE([$przecinki.$A$2];[.E20];[$przecinki.$A$2];[$przecinki.$B$2];[$przecinki.$C$2];[$przecinki.$A$2];[.E20];[$przecinki.$A$2];[$przecinki.$D$2])" office:value-type="string" office:string-value="&quot;XZTPV&quot;: &quot;XZTPV&quot;," calcext:value-type="string">
            <text:p>"XZTPV": "XZTPV",</text:p>
          </table:table-cell>
        </table:table-row>
        <table:table-row table:style-name="ro2">
          <table:table-cell table:formula="of:=[$'naglosy-edycja'.B22]" office:value-type="string" office:string-value="c" calcext:value-type="string">
            <text:p>c</text:p>
          </table:table-cell>
          <table:table-cell table:formula="of:=[$'naglosy-edycja'.C22]" office:value-type="string" office:string-value="ZT" calcext:value-type="string">
            <text:p>ZT</text:p>
          </table:table-cell>
          <table:table-cell table:formula="of:=[$'naglosy-edycja'.D22]" office:value-type="float" office:value="0" calcext:value-type="float">
            <text:p>0</text:p>
          </table:table-cell>
          <table:table-cell table:formula="of:=[$'naglosy-edycja'.E22]" office:value-type="float" office:value="0" calcext:value-type="float">
            <text:p>0</text:p>
          </table:table-cell>
          <table:table-cell table:formula="of:=IF([.B21]=0;[.C21];[.B21])" office:value-type="string" office:string-value="ZT" calcext:value-type="string">
            <text:p>ZT</text:p>
          </table:table-cell>
          <table:table-cell table:number-columns-repeated="2"/>
          <table:table-cell table:formula="of:=CONCATENATE([$przecinki.$A$2];[.E21];[$przecinki.$A$2];[$przecinki.$B$2];[$przecinki.$C$2];[$przecinki.$A$2];[.E21];[$przecinki.$A$2];[$przecinki.$D$2])" office:value-type="string" office:string-value="&quot;ZT&quot;: &quot;ZT&quot;," calcext:value-type="string">
            <text:p>"ZT": "ZT",</text:p>
          </table:table-cell>
        </table:table-row>
        <table:table-row table:style-name="ro2">
          <table:table-cell table:formula="of:=[$'naglosy-edycja'.B23]" office:value-type="string" office:string-value="ci" calcext:value-type="string">
            <text:p>ci</text:p>
          </table:table-cell>
          <table:table-cell table:formula="of:=[$'naglosy-edycja'.C23]" office:value-type="float" office:value="0" calcext:value-type="float">
            <text:p>0</text:p>
          </table:table-cell>
          <table:table-cell table:formula="of:=[$'naglosy-edycja'.D23]" office:value-type="string" office:string-value="ZTI / ZTJ" calcext:value-type="string">
            <text:p>ZTI / ZTJ</text:p>
          </table:table-cell>
          <table:table-cell table:formula="of:=[$'naglosy-edycja'.E23]" office:value-type="float" office:value="0" calcext:value-type="float">
            <text:p>0</text:p>
          </table:table-cell>
          <table:table-cell table:formula="of:=IF([.B22]=0;[.C22];[.B22])" office:value-type="string" office:string-value="ZTI / ZTJ" calcext:value-type="string">
            <text:p>ZTI / ZTJ</text:p>
          </table:table-cell>
          <table:table-cell table:number-columns-repeated="2"/>
          <table:table-cell table:formula="of:=CONCATENATE([$przecinki.$A$2];[.E22];[$przecinki.$A$2];[$przecinki.$B$2];[$przecinki.$C$2];[$przecinki.$A$2];[.E22];[$przecinki.$A$2];[$przecinki.$D$2])" office:value-type="string" office:string-value="&quot;ZTI / ZTJ&quot;: &quot;ZTI / ZTJ&quot;," calcext:value-type="string">
            <text:p>"ZTI / ZTJ": "ZTI / ZTJ",</text:p>
          </table:table-cell>
        </table:table-row>
        <table:table-row table:style-name="ro2">
          <table:table-cell table:formula="of:=[$'naglosy-edycja'.B24]" office:value-type="string" office:string-value="cj" calcext:value-type="string">
            <text:p>cj</text:p>
          </table:table-cell>
          <table:table-cell table:formula="of:=[$'naglosy-edycja'.C24]" office:value-type="string" office:string-value="ZTJ" calcext:value-type="string">
            <text:p>ZTJ</text:p>
          </table:table-cell>
          <table:table-cell table:formula="of:=[$'naglosy-edycja'.D24]" office:value-type="float" office:value="0" calcext:value-type="float">
            <text:p>0</text:p>
          </table:table-cell>
          <table:table-cell table:formula="of:=[$'naglosy-edycja'.E24]" office:value-type="float" office:value="0" calcext:value-type="float">
            <text:p>0</text:p>
          </table:table-cell>
          <table:table-cell table:formula="of:=IF([.B23]=0;[.C23];[.B23])" office:value-type="string" office:string-value="ZTJ" calcext:value-type="string">
            <text:p>ZTJ</text:p>
          </table:table-cell>
          <table:table-cell table:number-columns-repeated="2"/>
          <table:table-cell table:formula="of:=CONCATENATE([$przecinki.$A$2];[.E23];[$przecinki.$A$2];[$przecinki.$B$2];[$przecinki.$C$2];[$przecinki.$A$2];[.E23];[$przecinki.$A$2];[$przecinki.$D$2])" office:value-type="string" office:string-value="&quot;ZTJ&quot;: &quot;ZTJ&quot;," calcext:value-type="string">
            <text:p>"ZTJ": "ZTJ",</text:p>
          </table:table-cell>
        </table:table-row>
        <table:table-row table:style-name="ro2">
          <table:table-cell table:formula="of:=[$'naglosy-edycja'.B25]" office:value-type="string" office:string-value="ckl" calcext:value-type="string">
            <text:p>ckl</text:p>
          </table:table-cell>
          <table:table-cell table:formula="of:=[$'naglosy-edycja'.C25]" office:value-type="string" office:string-value="ZKTL" calcext:value-type="string">
            <text:p>ZKTL</text:p>
          </table:table-cell>
          <table:table-cell table:formula="of:=[$'naglosy-edycja'.D25]" office:value-type="float" office:value="0" calcext:value-type="float">
            <text:p>0</text:p>
          </table:table-cell>
          <table:table-cell table:formula="of:=[$'naglosy-edycja'.E25]" office:value-type="float" office:value="0" calcext:value-type="float">
            <text:p>0</text:p>
          </table:table-cell>
          <table:table-cell table:formula="of:=IF([.B24]=0;[.C24];[.B24])" office:value-type="string" office:string-value="ZKTL" calcext:value-type="string">
            <text:p>ZKTL</text:p>
          </table:table-cell>
          <table:table-cell table:number-columns-repeated="2"/>
          <table:table-cell table:formula="of:=CONCATENATE([$przecinki.$A$2];[.E24];[$przecinki.$A$2];[$przecinki.$B$2];[$przecinki.$C$2];[$przecinki.$A$2];[.E24];[$przecinki.$A$2];[$przecinki.$D$2])" office:value-type="string" office:string-value="&quot;ZKTL&quot;: &quot;ZKTL&quot;," calcext:value-type="string">
            <text:p>"ZKTL": "ZKTL",</text:p>
          </table:table-cell>
        </table:table-row>
        <table:table-row table:style-name="ro2">
          <table:table-cell table:formula="of:=[$'naglosy-edycja'.B26]" office:value-type="string" office:string-value="ckn" calcext:value-type="string">
            <text:p>ckn</text:p>
          </table:table-cell>
          <table:table-cell table:formula="of:=[$'naglosy-edycja'.C26]" office:value-type="string" office:string-value="ZKTLR" calcext:value-type="string">
            <text:p>ZKTLR</text:p>
          </table:table-cell>
          <table:table-cell table:formula="of:=[$'naglosy-edycja'.D26]" office:value-type="float" office:value="0" calcext:value-type="float">
            <text:p>0</text:p>
          </table:table-cell>
          <table:table-cell table:formula="of:=[$'naglosy-edycja'.E26]" office:value-type="float" office:value="0" calcext:value-type="float">
            <text:p>0</text:p>
          </table:table-cell>
          <table:table-cell table:formula="of:=IF([.B25]=0;[.C25];[.B25])" office:value-type="string" office:string-value="ZKTLR" calcext:value-type="string">
            <text:p>ZKTLR</text:p>
          </table:table-cell>
          <table:table-cell table:number-columns-repeated="2"/>
          <table:table-cell table:formula="of:=CONCATENATE([$przecinki.$A$2];[.E25];[$przecinki.$A$2];[$przecinki.$B$2];[$przecinki.$C$2];[$przecinki.$A$2];[.E25];[$przecinki.$A$2];[$przecinki.$D$2])" office:value-type="string" office:string-value="&quot;ZKTLR&quot;: &quot;ZKTLR&quot;," calcext:value-type="string">
            <text:p>"ZKTLR": "ZKTLR",</text:p>
          </table:table-cell>
        </table:table-row>
        <table:table-row table:style-name="ro2">
          <table:table-cell table:formula="of:=[$'naglosy-edycja'.B27]" office:value-type="string" office:string-value="cl" calcext:value-type="string">
            <text:p>cl</text:p>
          </table:table-cell>
          <table:table-cell table:formula="of:=[$'naglosy-edycja'.C27]" office:value-type="string" office:string-value="ZTL" calcext:value-type="string">
            <text:p>ZTL</text:p>
          </table:table-cell>
          <table:table-cell table:formula="of:=[$'naglosy-edycja'.D27]" office:value-type="float" office:value="0" calcext:value-type="float">
            <text:p>0</text:p>
          </table:table-cell>
          <table:table-cell table:formula="of:=[$'naglosy-edycja'.E27]" office:value-type="float" office:value="0" calcext:value-type="float">
            <text:p>0</text:p>
          </table:table-cell>
          <table:table-cell table:formula="of:=IF([.B26]=0;[.C26];[.B26])" office:value-type="string" office:string-value="ZTL" calcext:value-type="string">
            <text:p>ZTL</text:p>
          </table:table-cell>
          <table:table-cell table:number-columns-repeated="2"/>
          <table:table-cell table:formula="of:=CONCATENATE([$przecinki.$A$2];[.E26];[$przecinki.$A$2];[$przecinki.$B$2];[$przecinki.$C$2];[$przecinki.$A$2];[.E26];[$przecinki.$A$2];[$przecinki.$D$2])" office:value-type="string" office:string-value="&quot;ZTL&quot;: &quot;ZTL&quot;," calcext:value-type="string">
            <text:p>"ZTL": "ZTL",</text:p>
          </table:table-cell>
        </table:table-row>
        <table:table-row table:style-name="ro2">
          <table:table-cell table:formula="of:=[$'naglosy-edycja'.B28]" office:value-type="string" office:string-value="cł" calcext:value-type="string">
            <text:p>cł</text:p>
          </table:table-cell>
          <table:table-cell table:formula="of:=[$'naglosy-edycja'.C28]" office:value-type="string" office:string-value="ZTLJ" calcext:value-type="string">
            <text:p>ZTLJ</text:p>
          </table:table-cell>
          <table:table-cell table:formula="of:=[$'naglosy-edycja'.D28]" office:value-type="float" office:value="0" calcext:value-type="float">
            <text:p>0</text:p>
          </table:table-cell>
          <table:table-cell table:formula="of:=[$'naglosy-edycja'.E28]" office:value-type="float" office:value="0" calcext:value-type="float">
            <text:p>0</text:p>
          </table:table-cell>
          <table:table-cell table:formula="of:=IF([.B27]=0;[.C27];[.B27])" office:value-type="string" office:string-value="ZTLJ" calcext:value-type="string">
            <text:p>ZTLJ</text:p>
          </table:table-cell>
          <table:table-cell table:number-columns-repeated="2"/>
          <table:table-cell table:formula="of:=CONCATENATE([$przecinki.$A$2];[.E27];[$przecinki.$A$2];[$przecinki.$B$2];[$przecinki.$C$2];[$przecinki.$A$2];[.E27];[$przecinki.$A$2];[$przecinki.$D$2])" office:value-type="string" office:string-value="&quot;ZTLJ&quot;: &quot;ZTLJ&quot;," calcext:value-type="string">
            <text:p>"ZTLJ": "ZTLJ",</text:p>
          </table:table-cell>
        </table:table-row>
        <table:table-row table:style-name="ro2">
          <table:table-cell table:formula="of:=[$'naglosy-edycja'.B29]" office:value-type="string" office:string-value="cm" calcext:value-type="string">
            <text:p>cm</text:p>
          </table:table-cell>
          <table:table-cell table:formula="of:=[$'naglosy-edycja'.C29]" office:value-type="string" office:string-value="ZTV" calcext:value-type="string">
            <text:p>ZTV</text:p>
          </table:table-cell>
          <table:table-cell table:formula="of:=[$'naglosy-edycja'.D29]" office:value-type="float" office:value="0" calcext:value-type="float">
            <text:p>0</text:p>
          </table:table-cell>
          <table:table-cell table:formula="of:=[$'naglosy-edycja'.E29]" office:value-type="float" office:value="0" calcext:value-type="float">
            <text:p>0</text:p>
          </table:table-cell>
          <table:table-cell table:formula="of:=IF([.B28]=0;[.C28];[.B28])" office:value-type="string" office:string-value="ZTV" calcext:value-type="string">
            <text:p>ZTV</text:p>
          </table:table-cell>
          <table:table-cell table:number-columns-repeated="2"/>
          <table:table-cell table:formula="of:=CONCATENATE([$przecinki.$A$2];[.E28];[$przecinki.$A$2];[$przecinki.$B$2];[$przecinki.$C$2];[$przecinki.$A$2];[.E28];[$przecinki.$A$2];[$przecinki.$D$2])" office:value-type="string" office:string-value="&quot;ZTV&quot;: &quot;ZTV&quot;," calcext:value-type="string">
            <text:p>"ZTV": "ZTV",</text:p>
          </table:table-cell>
        </table:table-row>
        <table:table-row table:style-name="ro2">
          <table:table-cell table:formula="of:=[$'naglosy-edycja'.B30]" office:value-type="string" office:string-value="cn" calcext:value-type="string">
            <text:p>cn</text:p>
          </table:table-cell>
          <table:table-cell table:formula="of:=[$'naglosy-edycja'.C30]" office:value-type="string" office:string-value="ZTLR" calcext:value-type="string">
            <text:p>ZTLR</text:p>
          </table:table-cell>
          <table:table-cell table:formula="of:=[$'naglosy-edycja'.D30]" office:value-type="float" office:value="0" calcext:value-type="float">
            <text:p>0</text:p>
          </table:table-cell>
          <table:table-cell table:formula="of:=[$'naglosy-edycja'.E30]" office:value-type="float" office:value="0" calcext:value-type="float">
            <text:p>0</text:p>
          </table:table-cell>
          <table:table-cell table:formula="of:=IF([.B29]=0;[.C29];[.B29])" office:value-type="string" office:string-value="ZTLR" calcext:value-type="string">
            <text:p>ZTLR</text:p>
          </table:table-cell>
          <table:table-cell table:number-columns-repeated="2"/>
          <table:table-cell table:formula="of:=CONCATENATE([$przecinki.$A$2];[.E29];[$przecinki.$A$2];[$przecinki.$B$2];[$przecinki.$C$2];[$przecinki.$A$2];[.E29];[$przecinki.$A$2];[$przecinki.$D$2])" office:value-type="string" office:string-value="&quot;ZTLR&quot;: &quot;ZTLR&quot;," calcext:value-type="string">
            <text:p>"ZTLR": "ZTLR",</text:p>
          </table:table-cell>
        </table:table-row>
        <table:table-row table:style-name="ro2">
          <table:table-cell table:formula="of:=[$'naglosy-edycja'.B31]" office:value-type="string" office:string-value="cw" calcext:value-type="string">
            <text:p>cw</text:p>
          </table:table-cell>
          <table:table-cell table:formula="of:=[$'naglosy-edycja'.C31]" office:value-type="string" office:string-value="ZTV" calcext:value-type="string">
            <text:p>ZTV</text:p>
          </table:table-cell>
          <table:table-cell table:formula="of:=[$'naglosy-edycja'.D31]" office:value-type="float" office:value="0" calcext:value-type="float">
            <text:p>0</text:p>
          </table:table-cell>
          <table:table-cell table:formula="of:=[$'naglosy-edycja'.E31]" office:value-type="float" office:value="0" calcext:value-type="float">
            <text:p>0</text:p>
          </table:table-cell>
          <table:table-cell table:formula="of:=IF([.B30]=0;[.C30];[.B30])" office:value-type="string" office:string-value="ZTV" calcext:value-type="string">
            <text:p>ZTV</text:p>
          </table:table-cell>
          <table:table-cell table:number-columns-repeated="2"/>
          <table:table-cell table:formula="of:=CONCATENATE([$przecinki.$A$2];[.E30];[$przecinki.$A$2];[$przecinki.$B$2];[$przecinki.$C$2];[$przecinki.$A$2];[.E30];[$przecinki.$A$2];[$przecinki.$D$2])" office:value-type="string" office:string-value="&quot;ZTV&quot;: &quot;ZTV&quot;," calcext:value-type="string">
            <text:p>"ZTV": "ZTV",</text:p>
          </table:table-cell>
        </table:table-row>
        <table:table-row table:style-name="ro2">
          <table:table-cell table:formula="of:=[$'naglosy-edycja'.B32]" office:value-type="string" office:string-value="cz" calcext:value-type="string">
            <text:p>cz</text:p>
          </table:table-cell>
          <table:table-cell table:formula="of:=[$'naglosy-edycja'.C32]" office:value-type="string" office:string-value="PV" calcext:value-type="string">
            <text:p>PV</text:p>
          </table:table-cell>
          <table:table-cell table:formula="of:=[$'naglosy-edycja'.D32]" office:value-type="float" office:value="0" calcext:value-type="float">
            <text:p>0</text:p>
          </table:table-cell>
          <table:table-cell table:formula="of:=[$'naglosy-edycja'.E32]" office:value-type="float" office:value="0" calcext:value-type="float">
            <text:p>0</text:p>
          </table:table-cell>
          <table:table-cell table:formula="of:=IF([.B31]=0;[.C31];[.B31])" office:value-type="string" office:string-value="PV" calcext:value-type="string">
            <text:p>PV</text:p>
          </table:table-cell>
          <table:table-cell table:number-columns-repeated="2"/>
          <table:table-cell table:formula="of:=CONCATENATE([$przecinki.$A$2];[.E31];[$przecinki.$A$2];[$przecinki.$B$2];[$przecinki.$C$2];[$przecinki.$A$2];[.E31];[$przecinki.$A$2];[$przecinki.$D$2])" office:value-type="string" office:string-value="&quot;PV&quot;: &quot;PV&quot;," calcext:value-type="string">
            <text:p>"PV": "PV",</text:p>
          </table:table-cell>
        </table:table-row>
        <table:table-row table:style-name="ro2">
          <table:table-cell table:formula="of:=[$'naglosy-edycja'.B33]" office:value-type="string" office:string-value="czc" calcext:value-type="string">
            <text:p>czc</text:p>
          </table:table-cell>
          <table:table-cell table:formula="of:=[$'naglosy-edycja'.C33]" office:value-type="string" office:string-value="ZTPV" calcext:value-type="string">
            <text:p>ZTPV</text:p>
          </table:table-cell>
          <table:table-cell table:formula="of:=[$'naglosy-edycja'.D33]" office:value-type="float" office:value="0" calcext:value-type="float">
            <text:p>0</text:p>
          </table:table-cell>
          <table:table-cell table:formula="of:=[$'naglosy-edycja'.E33]" office:value-type="float" office:value="0" calcext:value-type="float">
            <text:p>0</text:p>
          </table:table-cell>
          <table:table-cell table:formula="of:=IF([.B32]=0;[.C32];[.B32])" office:value-type="string" office:string-value="ZTPV" calcext:value-type="string">
            <text:p>ZTPV</text:p>
          </table:table-cell>
          <table:table-cell table:number-columns-repeated="2"/>
          <table:table-cell table:formula="of:=CONCATENATE([$przecinki.$A$2];[.E32];[$przecinki.$A$2];[$przecinki.$B$2];[$przecinki.$C$2];[$przecinki.$A$2];[.E32];[$przecinki.$A$2];[$przecinki.$D$2])" office:value-type="string" office:string-value="&quot;ZTPV&quot;: &quot;ZTPV&quot;," calcext:value-type="string">
            <text:p>"ZTPV": "ZTPV",</text:p>
          </table:table-cell>
        </table:table-row>
        <table:table-row table:style-name="ro2">
          <table:table-cell table:formula="of:=[$'naglosy-edycja'.B34]" office:value-type="string" office:string-value="czci" calcext:value-type="string">
            <text:p>czci</text:p>
          </table:table-cell>
          <table:table-cell table:formula="of:=[$'naglosy-edycja'.C34]" office:value-type="float" office:value="0" calcext:value-type="float">
            <text:p>0</text:p>
          </table:table-cell>
          <table:table-cell table:formula="of:=[$'naglosy-edycja'.D34]" office:value-type="string" office:string-value="ZTPVJ" calcext:value-type="string">
            <text:p>ZTPVJ</text:p>
          </table:table-cell>
          <table:table-cell table:formula="of:=[$'naglosy-edycja'.E34]" office:value-type="float" office:value="0" calcext:value-type="float">
            <text:p>0</text:p>
          </table:table-cell>
          <table:table-cell table:formula="of:=IF([.B33]=0;[.C33];[.B33])" office:value-type="string" office:string-value="ZTPVJ" calcext:value-type="string">
            <text:p>ZTPVJ</text:p>
          </table:table-cell>
          <table:table-cell table:number-columns-repeated="2"/>
          <table:table-cell table:formula="of:=CONCATENATE([$przecinki.$A$2];[.E33];[$przecinki.$A$2];[$przecinki.$B$2];[$przecinki.$C$2];[$przecinki.$A$2];[.E33];[$przecinki.$A$2];[$przecinki.$D$2])" office:value-type="string" office:string-value="&quot;ZTPVJ&quot;: &quot;ZTPVJ&quot;," calcext:value-type="string">
            <text:p>"ZTPVJ": "ZTPVJ",</text:p>
          </table:table-cell>
        </table:table-row>
        <table:table-row table:style-name="ro2">
          <table:table-cell table:formula="of:=[$'naglosy-edycja'.B35]" office:value-type="string" office:string-value="czch" calcext:value-type="string">
            <text:p>czch</text:p>
          </table:table-cell>
          <table:table-cell table:formula="of:=[$'naglosy-edycja'.C35]" office:value-type="string" office:string-value="KTPV" calcext:value-type="string">
            <text:p>KTPV</text:p>
          </table:table-cell>
          <table:table-cell table:formula="of:=[$'naglosy-edycja'.D35]" office:value-type="float" office:value="0" calcext:value-type="float">
            <text:p>0</text:p>
          </table:table-cell>
          <table:table-cell table:formula="of:=[$'naglosy-edycja'.E35]" office:value-type="float" office:value="0" calcext:value-type="float">
            <text:p>0</text:p>
          </table:table-cell>
          <table:table-cell table:formula="of:=IF([.B34]=0;[.C34];[.B34])" office:value-type="string" office:string-value="KTPV" calcext:value-type="string">
            <text:p>KTPV</text:p>
          </table:table-cell>
          <table:table-cell table:number-columns-repeated="2"/>
          <table:table-cell table:formula="of:=CONCATENATE([$przecinki.$A$2];[.E34];[$przecinki.$A$2];[$przecinki.$B$2];[$przecinki.$C$2];[$przecinki.$A$2];[.E34];[$przecinki.$A$2];[$przecinki.$D$2])" office:value-type="string" office:string-value="&quot;KTPV&quot;: &quot;KTPV&quot;," calcext:value-type="string">
            <text:p>"KTPV": "KTPV",</text:p>
          </table:table-cell>
        </table:table-row>
        <table:table-row table:style-name="ro2">
          <table:table-cell table:formula="of:=[$'naglosy-edycja'.B36]" office:value-type="string" office:string-value="czcz" calcext:value-type="string">
            <text:p>czcz</text:p>
          </table:table-cell>
          <table:table-cell table:formula="of:=[$'naglosy-edycja'.C36]" office:value-type="string" office:string-value="PV" calcext:value-type="string">
            <text:p>PV</text:p>
          </table:table-cell>
          <table:table-cell table:formula="of:=[$'naglosy-edycja'.D36]" office:value-type="float" office:value="0" calcext:value-type="float">
            <text:p>0</text:p>
          </table:table-cell>
          <table:table-cell table:formula="of:=[$'naglosy-edycja'.E36]" office:value-type="float" office:value="0" calcext:value-type="float">
            <text:p>0</text:p>
          </table:table-cell>
          <table:table-cell table:formula="of:=IF([.B35]=0;[.C35];[.B35])" office:value-type="string" office:string-value="PV" calcext:value-type="string">
            <text:p>PV</text:p>
          </table:table-cell>
          <table:table-cell table:number-columns-repeated="2"/>
          <table:table-cell table:formula="of:=CONCATENATE([$przecinki.$A$2];[.E35];[$przecinki.$A$2];[$przecinki.$B$2];[$przecinki.$C$2];[$przecinki.$A$2];[.E35];[$przecinki.$A$2];[$przecinki.$D$2])" office:value-type="string" office:string-value="&quot;PV&quot;: &quot;PV&quot;," calcext:value-type="string">
            <text:p>"PV": "PV",</text:p>
          </table:table-cell>
        </table:table-row>
        <table:table-row table:style-name="ro2">
          <table:table-cell table:formula="of:=[$'naglosy-edycja'.B37]" office:value-type="string" office:string-value="czk" calcext:value-type="string">
            <text:p>czk</text:p>
          </table:table-cell>
          <table:table-cell table:formula="of:=[$'naglosy-edycja'.C37]" office:value-type="string" office:string-value="KPV" calcext:value-type="string">
            <text:p>KPV</text:p>
          </table:table-cell>
          <table:table-cell table:formula="of:=[$'naglosy-edycja'.D37]" office:value-type="float" office:value="0" calcext:value-type="float">
            <text:p>0</text:p>
          </table:table-cell>
          <table:table-cell table:formula="of:=[$'naglosy-edycja'.E37]" office:value-type="float" office:value="0" calcext:value-type="float">
            <text:p>0</text:p>
          </table:table-cell>
          <table:table-cell table:formula="of:=IF([.B36]=0;[.C36];[.B36])" office:value-type="string" office:string-value="KPV" calcext:value-type="string">
            <text:p>KPV</text:p>
          </table:table-cell>
          <table:table-cell table:number-columns-repeated="2"/>
          <table:table-cell table:formula="of:=CONCATENATE([$przecinki.$A$2];[.E36];[$przecinki.$A$2];[$przecinki.$B$2];[$przecinki.$C$2];[$przecinki.$A$2];[.E36];[$przecinki.$A$2];[$przecinki.$D$2])" office:value-type="string" office:string-value="&quot;KPV&quot;: &quot;KPV&quot;," calcext:value-type="string">
            <text:p>"KPV": "KPV",</text:p>
          </table:table-cell>
        </table:table-row>
        <table:table-row table:style-name="ro2">
          <table:table-cell table:formula="of:=[$'naglosy-edycja'.B38]" office:value-type="string" office:string-value="czkn" calcext:value-type="string">
            <text:p>czkn</text:p>
          </table:table-cell>
          <table:table-cell table:formula="of:=[$'naglosy-edycja'.C38]" office:value-type="string" office:string-value="KPVLR" calcext:value-type="string">
            <text:p>KPVLR</text:p>
          </table:table-cell>
          <table:table-cell table:formula="of:=[$'naglosy-edycja'.D38]" office:value-type="float" office:value="0" calcext:value-type="float">
            <text:p>0</text:p>
          </table:table-cell>
          <table:table-cell table:formula="of:=[$'naglosy-edycja'.E38]" office:value-type="float" office:value="0" calcext:value-type="float">
            <text:p>0</text:p>
          </table:table-cell>
          <table:table-cell table:formula="of:=IF([.B37]=0;[.C37];[.B37])" office:value-type="string" office:string-value="KPVLR" calcext:value-type="string">
            <text:p>KPVLR</text:p>
          </table:table-cell>
          <table:table-cell table:number-columns-repeated="2"/>
          <table:table-cell table:formula="of:=CONCATENATE([$przecinki.$A$2];[.E37];[$przecinki.$A$2];[$przecinki.$B$2];[$przecinki.$C$2];[$przecinki.$A$2];[.E37];[$przecinki.$A$2];[$przecinki.$D$2])" office:value-type="string" office:string-value="&quot;KPVLR&quot;: &quot;KPVLR&quot;," calcext:value-type="string">
            <text:p>"KPVLR": "KPVLR",</text:p>
          </table:table-cell>
        </table:table-row>
        <table:table-row table:style-name="ro2">
          <table:table-cell table:formula="of:=[$'naglosy-edycja'.B39]" office:value-type="string" office:string-value="czł" calcext:value-type="string">
            <text:p>czł</text:p>
          </table:table-cell>
          <table:table-cell table:formula="of:=[$'naglosy-edycja'.C39]" office:value-type="string" office:string-value="PVLJ" calcext:value-type="string">
            <text:p>PVLJ</text:p>
          </table:table-cell>
          <table:table-cell table:formula="of:=[$'naglosy-edycja'.D39]" office:value-type="float" office:value="0" calcext:value-type="float">
            <text:p>0</text:p>
          </table:table-cell>
          <table:table-cell table:formula="of:=[$'naglosy-edycja'.E39]" office:value-type="float" office:value="0" calcext:value-type="float">
            <text:p>0</text:p>
          </table:table-cell>
          <table:table-cell table:formula="of:=IF([.B38]=0;[.C38];[.B38])" office:value-type="string" office:string-value="PVLJ" calcext:value-type="string">
            <text:p>PVLJ</text:p>
          </table:table-cell>
          <table:table-cell table:number-columns-repeated="2"/>
          <table:table-cell table:formula="of:=CONCATENATE([$przecinki.$A$2];[.E38];[$przecinki.$A$2];[$przecinki.$B$2];[$przecinki.$C$2];[$przecinki.$A$2];[.E38];[$przecinki.$A$2];[$przecinki.$D$2])" office:value-type="string" office:string-value="&quot;PVLJ&quot;: &quot;PVLJ&quot;," calcext:value-type="string">
            <text:p>"PVLJ": "PVLJ",</text:p>
          </table:table-cell>
        </table:table-row>
        <table:table-row table:style-name="ro2">
          <table:table-cell table:formula="of:=[$'naglosy-edycja'.B40]" office:value-type="string" office:string-value="czm" calcext:value-type="string">
            <text:p>czm</text:p>
          </table:table-cell>
          <table:table-cell table:formula="of:=[$'naglosy-edycja'.C40]" office:value-type="string" office:string-value="TPV" calcext:value-type="string">
            <text:p>TPV</text:p>
          </table:table-cell>
          <table:table-cell table:formula="of:=[$'naglosy-edycja'.D40]" office:value-type="float" office:value="0" calcext:value-type="float">
            <text:p>0</text:p>
          </table:table-cell>
          <table:table-cell table:formula="of:=[$'naglosy-edycja'.E40]" office:value-type="float" office:value="0" calcext:value-type="float">
            <text:p>0</text:p>
          </table:table-cell>
          <table:table-cell table:formula="of:=IF([.B39]=0;[.C39];[.B39])" office:value-type="string" office:string-value="TPV" calcext:value-type="string">
            <text:p>TPV</text:p>
          </table:table-cell>
          <table:table-cell table:number-columns-repeated="2"/>
          <table:table-cell table:formula="of:=CONCATENATE([$przecinki.$A$2];[.E39];[$przecinki.$A$2];[$przecinki.$B$2];[$przecinki.$C$2];[$przecinki.$A$2];[.E39];[$przecinki.$A$2];[$przecinki.$D$2])" office:value-type="string" office:string-value="&quot;TPV&quot;: &quot;TPV&quot;," calcext:value-type="string">
            <text:p>"TPV": "TPV",</text:p>
          </table:table-cell>
        </table:table-row>
        <table:table-row table:style-name="ro2">
          <table:table-cell table:formula="of:=[$'naglosy-edycja'.B41]" office:value-type="string" office:string-value="czn" calcext:value-type="string">
            <text:p>czn</text:p>
          </table:table-cell>
          <table:table-cell table:formula="of:=[$'naglosy-edycja'.C41]" office:value-type="string" office:string-value="PVLR" calcext:value-type="string">
            <text:p>PVLR</text:p>
          </table:table-cell>
          <table:table-cell table:formula="of:=[$'naglosy-edycja'.D41]" office:value-type="float" office:value="0" calcext:value-type="float">
            <text:p>0</text:p>
          </table:table-cell>
          <table:table-cell table:formula="of:=[$'naglosy-edycja'.E41]" office:value-type="float" office:value="0" calcext:value-type="float">
            <text:p>0</text:p>
          </table:table-cell>
          <table:table-cell table:formula="of:=IF([.B40]=0;[.C40];[.B40])" office:value-type="string" office:string-value="PVLR" calcext:value-type="string">
            <text:p>PVLR</text:p>
          </table:table-cell>
          <table:table-cell table:number-columns-repeated="2"/>
          <table:table-cell table:formula="of:=CONCATENATE([$przecinki.$A$2];[.E40];[$przecinki.$A$2];[$przecinki.$B$2];[$przecinki.$C$2];[$przecinki.$A$2];[.E40];[$przecinki.$A$2];[$przecinki.$D$2])" office:value-type="string" office:string-value="&quot;PVLR&quot;: &quot;PVLR&quot;," calcext:value-type="string">
            <text:p>"PVLR": "PVLR",</text:p>
          </table:table-cell>
        </table:table-row>
        <table:table-row table:style-name="ro2">
          <table:table-cell table:formula="of:=[$'naglosy-edycja'.B42]" office:value-type="string" office:string-value="czni" calcext:value-type="string">
            <text:p>czni</text:p>
          </table:table-cell>
          <table:table-cell table:formula="of:=[$'naglosy-edycja'.C42]" office:value-type="float" office:value="0" calcext:value-type="float">
            <text:p>0</text:p>
          </table:table-cell>
          <table:table-cell table:formula="of:=[$'naglosy-edycja'.D42]" office:value-type="string" office:string-value="PVLRJ" calcext:value-type="string">
            <text:p>PVLRJ</text:p>
          </table:table-cell>
          <table:table-cell table:formula="of:=[$'naglosy-edycja'.E42]" office:value-type="float" office:value="0" calcext:value-type="float">
            <text:p>0</text:p>
          </table:table-cell>
          <table:table-cell table:formula="of:=IF([.B41]=0;[.C41];[.B41])" office:value-type="string" office:string-value="PVLRJ" calcext:value-type="string">
            <text:p>PVLRJ</text:p>
          </table:table-cell>
          <table:table-cell table:number-columns-repeated="2"/>
          <table:table-cell table:formula="of:=CONCATENATE([$przecinki.$A$2];[.E41];[$przecinki.$A$2];[$przecinki.$B$2];[$przecinki.$C$2];[$przecinki.$A$2];[.E41];[$przecinki.$A$2];[$przecinki.$D$2])" office:value-type="string" office:string-value="&quot;PVLRJ&quot;: &quot;PVLRJ&quot;," calcext:value-type="string">
            <text:p>"PVLRJ": "PVLRJ",</text:p>
          </table:table-cell>
        </table:table-row>
        <table:table-row table:style-name="ro2">
          <table:table-cell table:formula="of:=[$'naglosy-edycja'.B43]" office:value-type="string" office:string-value="czt" calcext:value-type="string">
            <text:p>czt</text:p>
          </table:table-cell>
          <table:table-cell table:formula="of:=[$'naglosy-edycja'.C43]" office:value-type="string" office:string-value="TPV" calcext:value-type="string">
            <text:p>TPV</text:p>
          </table:table-cell>
          <table:table-cell table:formula="of:=[$'naglosy-edycja'.D43]" office:value-type="float" office:value="0" calcext:value-type="float">
            <text:p>0</text:p>
          </table:table-cell>
          <table:table-cell table:formula="of:=[$'naglosy-edycja'.E43]" office:value-type="float" office:value="0" calcext:value-type="float">
            <text:p>0</text:p>
          </table:table-cell>
          <table:table-cell table:formula="of:=IF([.B42]=0;[.C42];[.B42])" office:value-type="string" office:string-value="TPV" calcext:value-type="string">
            <text:p>TPV</text:p>
          </table:table-cell>
          <table:table-cell table:number-columns-repeated="2"/>
          <table:table-cell table:formula="of:=CONCATENATE([$przecinki.$A$2];[.E42];[$przecinki.$A$2];[$przecinki.$B$2];[$przecinki.$C$2];[$przecinki.$A$2];[.E42];[$przecinki.$A$2];[$przecinki.$D$2])" office:value-type="string" office:string-value="&quot;TPV&quot;: &quot;TPV&quot;," calcext:value-type="string">
            <text:p>"TPV": "TPV",</text:p>
          </table:table-cell>
        </table:table-row>
        <table:table-row table:style-name="ro2">
          <table:table-cell table:formula="of:=[$'naglosy-edycja'.B44]" office:value-type="string" office:string-value="czw" calcext:value-type="string">
            <text:p>czw</text:p>
          </table:table-cell>
          <table:table-cell table:formula="of:=[$'naglosy-edycja'.C44]" office:value-type="string" office:string-value="TPV" calcext:value-type="string">
            <text:p>TPV</text:p>
          </table:table-cell>
          <table:table-cell table:formula="of:=[$'naglosy-edycja'.D44]" office:value-type="float" office:value="0" calcext:value-type="float">
            <text:p>0</text:p>
          </table:table-cell>
          <table:table-cell table:formula="of:=[$'naglosy-edycja'.E44]" office:value-type="float" office:value="0" calcext:value-type="float">
            <text:p>0</text:p>
          </table:table-cell>
          <table:table-cell table:formula="of:=IF([.B43]=0;[.C43];[.B43])" office:value-type="string" office:string-value="TPV" calcext:value-type="string">
            <text:p>TPV</text:p>
          </table:table-cell>
          <table:table-cell table:number-columns-repeated="2"/>
          <table:table-cell table:formula="of:=CONCATENATE([$przecinki.$A$2];[.E43];[$przecinki.$A$2];[$przecinki.$B$2];[$przecinki.$C$2];[$przecinki.$A$2];[.E43];[$przecinki.$A$2];[$przecinki.$D$2])" office:value-type="string" office:string-value="&quot;TPV&quot;: &quot;TPV&quot;," calcext:value-type="string">
            <text:p>"TPV": "TPV",</text:p>
          </table:table-cell>
        </table:table-row>
        <table:table-row table:style-name="ro2">
          <table:table-cell table:formula="of:=[$'naglosy-edycja'.B45]" office:value-type="string" office:string-value="ć (ci)" calcext:value-type="string">
            <text:p>ć (ci)</text:p>
          </table:table-cell>
          <table:table-cell table:formula="of:=[$'naglosy-edycja'.C45]" office:value-type="string" office:string-value="TJ" calcext:value-type="string">
            <text:p>TJ</text:p>
          </table:table-cell>
          <table:table-cell table:formula="of:=[$'naglosy-edycja'.D45]" office:value-type="float" office:value="0" calcext:value-type="float">
            <text:p>0</text:p>
          </table:table-cell>
          <table:table-cell table:formula="of:=[$'naglosy-edycja'.E45]" office:value-type="float" office:value="0" calcext:value-type="float">
            <text:p>0</text:p>
          </table:table-cell>
          <table:table-cell table:formula="of:=IF([.B44]=0;[.C44];[.B44])" office:value-type="string" office:string-value="TJ" calcext:value-type="string">
            <text:p>TJ</text:p>
          </table:table-cell>
          <table:table-cell table:number-columns-repeated="2"/>
          <table:table-cell table:formula="of:=CONCATENATE([$przecinki.$A$2];[.E44];[$przecinki.$A$2];[$przecinki.$B$2];[$przecinki.$C$2];[$przecinki.$A$2];[.E44];[$przecinki.$A$2];[$przecinki.$D$2])" office:value-type="string" office:string-value="&quot;TJ&quot;: &quot;TJ&quot;," calcext:value-type="string">
            <text:p>"TJ": "TJ",</text:p>
          </table:table-cell>
        </table:table-row>
        <table:table-row table:style-name="ro2">
          <table:table-cell table:formula="of:=[$'naglosy-edycja'.B46]" office:value-type="string" office:string-value="ćk" calcext:value-type="string">
            <text:p>ćk</text:p>
          </table:table-cell>
          <table:table-cell table:formula="of:=[$'naglosy-edycja'.C46]" office:value-type="string" office:string-value="ZKT" calcext:value-type="string">
            <text:p>ZKT</text:p>
          </table:table-cell>
          <table:table-cell table:formula="of:=[$'naglosy-edycja'.D46]" office:value-type="float" office:value="0" calcext:value-type="float">
            <text:p>0</text:p>
          </table:table-cell>
          <table:table-cell table:formula="of:=[$'naglosy-edycja'.E46]" office:value-type="float" office:value="0" calcext:value-type="float">
            <text:p>0</text:p>
          </table:table-cell>
          <table:table-cell table:formula="of:=IF([.B45]=0;[.C45];[.B45])" office:value-type="string" office:string-value="ZKT" calcext:value-type="string">
            <text:p>ZKT</text:p>
          </table:table-cell>
          <table:table-cell table:number-columns-repeated="2"/>
          <table:table-cell table:formula="of:=CONCATENATE([$przecinki.$A$2];[.E45];[$przecinki.$A$2];[$przecinki.$B$2];[$przecinki.$C$2];[$przecinki.$A$2];[.E45];[$przecinki.$A$2];[$przecinki.$D$2])" office:value-type="string" office:string-value="&quot;ZKT&quot;: &quot;ZKT&quot;," calcext:value-type="string">
            <text:p>"ZKT": "ZKT",</text:p>
          </table:table-cell>
        </table:table-row>
        <table:table-row table:style-name="ro2">
          <table:table-cell table:formula="of:=[$'naglosy-edycja'.B47]" office:value-type="string" office:string-value="ćm" calcext:value-type="string">
            <text:p>ćm</text:p>
          </table:table-cell>
          <table:table-cell table:formula="of:=[$'naglosy-edycja'.C47]" office:value-type="string" office:string-value="ZTV" calcext:value-type="string">
            <text:p>ZTV</text:p>
          </table:table-cell>
          <table:table-cell table:formula="of:=[$'naglosy-edycja'.D47]" office:value-type="float" office:value="0" calcext:value-type="float">
            <text:p>0</text:p>
          </table:table-cell>
          <table:table-cell table:formula="of:=[$'naglosy-edycja'.E47]" office:value-type="float" office:value="0" calcext:value-type="float">
            <text:p>0</text:p>
          </table:table-cell>
          <table:table-cell table:formula="of:=IF([.B46]=0;[.C46];[.B46])" office:value-type="string" office:string-value="ZTV" calcext:value-type="string">
            <text:p>ZTV</text:p>
          </table:table-cell>
          <table:table-cell table:number-columns-repeated="2"/>
          <table:table-cell table:formula="of:=CONCATENATE([$przecinki.$A$2];[.E46];[$przecinki.$A$2];[$przecinki.$B$2];[$przecinki.$C$2];[$przecinki.$A$2];[.E46];[$przecinki.$A$2];[$przecinki.$D$2])" office:value-type="string" office:string-value="&quot;ZTV&quot;: &quot;ZTV&quot;," calcext:value-type="string">
            <text:p>"ZTV": "ZTV",</text:p>
          </table:table-cell>
        </table:table-row>
        <table:table-row table:style-name="ro2">
          <table:table-cell table:formula="of:=[$'naglosy-edycja'.B48]" office:value-type="string" office:string-value="ćmi" calcext:value-type="string">
            <text:p>ćmi</text:p>
          </table:table-cell>
          <table:table-cell table:formula="of:=[$'naglosy-edycja'.C48]" office:value-type="float" office:value="0" calcext:value-type="float">
            <text:p>0</text:p>
          </table:table-cell>
          <table:table-cell table:formula="of:=[$'naglosy-edycja'.D48]" office:value-type="string" office:string-value="ZTVJ" calcext:value-type="string">
            <text:p>ZTVJ</text:p>
          </table:table-cell>
          <table:table-cell table:formula="of:=[$'naglosy-edycja'.E48]" office:value-type="float" office:value="0" calcext:value-type="float">
            <text:p>0</text:p>
          </table:table-cell>
          <table:table-cell table:formula="of:=IF([.B47]=0;[.C47];[.B47])" office:value-type="string" office:string-value="ZTVJ" calcext:value-type="string">
            <text:p>ZTVJ</text:p>
          </table:table-cell>
          <table:table-cell table:number-columns-repeated="2"/>
          <table:table-cell table:formula="of:=CONCATENATE([$przecinki.$A$2];[.E47];[$przecinki.$A$2];[$przecinki.$B$2];[$przecinki.$C$2];[$przecinki.$A$2];[.E47];[$przecinki.$A$2];[$przecinki.$D$2])" office:value-type="string" office:string-value="&quot;ZTVJ&quot;: &quot;ZTVJ&quot;," calcext:value-type="string">
            <text:p>"ZTVJ": "ZTVJ",</text:p>
          </table:table-cell>
        </table:table-row>
        <table:table-row table:style-name="ro2">
          <table:table-cell table:formula="of:=[$'naglosy-edycja'.B49]" office:value-type="string" office:string-value="ćp" calcext:value-type="string">
            <text:p>ćp</text:p>
          </table:table-cell>
          <table:table-cell table:formula="of:=[$'naglosy-edycja'.C49]" office:value-type="string" office:string-value="ZTP" calcext:value-type="string">
            <text:p>ZTP</text:p>
          </table:table-cell>
          <table:table-cell table:formula="of:=[$'naglosy-edycja'.D49]" office:value-type="float" office:value="0" calcext:value-type="float">
            <text:p>0</text:p>
          </table:table-cell>
          <table:table-cell table:formula="of:=[$'naglosy-edycja'.E49]" office:value-type="float" office:value="0" calcext:value-type="float">
            <text:p>0</text:p>
          </table:table-cell>
          <table:table-cell table:formula="of:=IF([.B48]=0;[.C48];[.B48])" office:value-type="string" office:string-value="ZTP" calcext:value-type="string">
            <text:p>ZTP</text:p>
          </table:table-cell>
          <table:table-cell table:number-columns-repeated="2"/>
          <table:table-cell table:formula="of:=CONCATENATE([$przecinki.$A$2];[.E48];[$przecinki.$A$2];[$przecinki.$B$2];[$przecinki.$C$2];[$przecinki.$A$2];[.E48];[$przecinki.$A$2];[$przecinki.$D$2])" office:value-type="string" office:string-value="&quot;ZTP&quot;: &quot;ZTP&quot;," calcext:value-type="string">
            <text:p>"ZTP": "ZTP",</text:p>
          </table:table-cell>
        </table:table-row>
        <table:table-row table:style-name="ro2">
          <table:table-cell table:formula="of:=[$'naglosy-edycja'.B50]" office:value-type="string" office:string-value="ćpi" calcext:value-type="string">
            <text:p>ćpi</text:p>
          </table:table-cell>
          <table:table-cell table:formula="of:=[$'naglosy-edycja'.C50]" office:value-type="float" office:value="0" calcext:value-type="float">
            <text:p>0</text:p>
          </table:table-cell>
          <table:table-cell table:formula="of:=[$'naglosy-edycja'.D50]" office:value-type="string" office:string-value="ZTPJ" calcext:value-type="string">
            <text:p>ZTPJ</text:p>
          </table:table-cell>
          <table:table-cell table:formula="of:=[$'naglosy-edycja'.E50]" office:value-type="float" office:value="0" calcext:value-type="float">
            <text:p>0</text:p>
          </table:table-cell>
          <table:table-cell table:formula="of:=IF([.B49]=0;[.C49];[.B49])" office:value-type="string" office:string-value="ZTPJ" calcext:value-type="string">
            <text:p>ZTPJ</text:p>
          </table:table-cell>
          <table:table-cell table:number-columns-repeated="2"/>
          <table:table-cell table:formula="of:=CONCATENATE([$przecinki.$A$2];[.E49];[$przecinki.$A$2];[$przecinki.$B$2];[$przecinki.$C$2];[$przecinki.$A$2];[.E49];[$przecinki.$A$2];[$przecinki.$D$2])" office:value-type="string" office:string-value="&quot;ZTPJ&quot;: &quot;ZTPJ&quot;," calcext:value-type="string">
            <text:p>"ZTPJ": "ZTPJ",</text:p>
          </table:table-cell>
        </table:table-row>
        <table:table-row table:style-name="ro2">
          <table:table-cell table:formula="of:=[$'naglosy-edycja'.B51]" office:value-type="string" office:string-value="ćpn" calcext:value-type="string">
            <text:p>ćpn</text:p>
          </table:table-cell>
          <table:table-cell table:formula="of:=[$'naglosy-edycja'.C51]" office:value-type="string" office:string-value="ZTPLR" calcext:value-type="string">
            <text:p>ZTPLR</text:p>
          </table:table-cell>
          <table:table-cell table:formula="of:=[$'naglosy-edycja'.D51]" office:value-type="float" office:value="0" calcext:value-type="float">
            <text:p>0</text:p>
          </table:table-cell>
          <table:table-cell table:formula="of:=[$'naglosy-edycja'.E51]" office:value-type="float" office:value="0" calcext:value-type="float">
            <text:p>0</text:p>
          </table:table-cell>
          <table:table-cell table:formula="of:=IF([.B50]=0;[.C50];[.B50])" office:value-type="string" office:string-value="ZTPLR" calcext:value-type="string">
            <text:p>ZTPLR</text:p>
          </table:table-cell>
          <table:table-cell table:number-columns-repeated="2"/>
          <table:table-cell table:formula="of:=CONCATENATE([$przecinki.$A$2];[.E50];[$przecinki.$A$2];[$przecinki.$B$2];[$przecinki.$C$2];[$przecinki.$A$2];[.E50];[$przecinki.$A$2];[$przecinki.$D$2])" office:value-type="string" office:string-value="&quot;ZTPLR&quot;: &quot;ZTPLR&quot;," calcext:value-type="string">
            <text:p>"ZTPLR": "ZTPLR",</text:p>
          </table:table-cell>
        </table:table-row>
        <table:table-row table:style-name="ro2">
          <table:table-cell table:formula="of:=[$'naglosy-edycja'.B52]" office:value-type="string" office:string-value="ćpni" calcext:value-type="string">
            <text:p>ćpni</text:p>
          </table:table-cell>
          <table:table-cell table:formula="of:=[$'naglosy-edycja'.C52]" office:value-type="float" office:value="0" calcext:value-type="float">
            <text:p>0</text:p>
          </table:table-cell>
          <table:table-cell table:formula="of:=[$'naglosy-edycja'.D52]" office:value-type="string" office:string-value="ZTPLRJ" calcext:value-type="string">
            <text:p>ZTPLRJ</text:p>
          </table:table-cell>
          <table:table-cell table:formula="of:=[$'naglosy-edycja'.E52]" office:value-type="float" office:value="0" calcext:value-type="float">
            <text:p>0</text:p>
          </table:table-cell>
          <table:table-cell table:formula="of:=IF([.B51]=0;[.C51];[.B51])" office:value-type="string" office:string-value="ZTPLRJ" calcext:value-type="string">
            <text:p>ZTPLRJ</text:p>
          </table:table-cell>
          <table:table-cell table:number-columns-repeated="2"/>
          <table:table-cell table:formula="of:=CONCATENATE([$przecinki.$A$2];[.E51];[$przecinki.$A$2];[$przecinki.$B$2];[$przecinki.$C$2];[$przecinki.$A$2];[.E51];[$przecinki.$A$2];[$przecinki.$D$2])" office:value-type="string" office:string-value="&quot;ZTPLRJ&quot;: &quot;ZTPLRJ&quot;," calcext:value-type="string">
            <text:p>"ZTPLRJ": "ZTPLRJ",</text:p>
          </table:table-cell>
        </table:table-row>
        <table:table-row table:style-name="ro2">
          <table:table-cell table:formula="of:=[$'naglosy-edycja'.B53]" office:value-type="string" office:string-value="ćw" calcext:value-type="string">
            <text:p>ćw</text:p>
          </table:table-cell>
          <table:table-cell table:formula="of:=[$'naglosy-edycja'.C53]" office:value-type="string" office:string-value="ZTV" calcext:value-type="string">
            <text:p>ZTV</text:p>
          </table:table-cell>
          <table:table-cell table:formula="of:=[$'naglosy-edycja'.D53]" office:value-type="float" office:value="0" calcext:value-type="float">
            <text:p>0</text:p>
          </table:table-cell>
          <table:table-cell table:formula="of:=[$'naglosy-edycja'.E53]" office:value-type="float" office:value="0" calcext:value-type="float">
            <text:p>0</text:p>
          </table:table-cell>
          <table:table-cell table:formula="of:=IF([.B52]=0;[.C52];[.B52])" office:value-type="string" office:string-value="ZTV" calcext:value-type="string">
            <text:p>ZTV</text:p>
          </table:table-cell>
          <table:table-cell table:number-columns-repeated="2"/>
          <table:table-cell table:formula="of:=CONCATENATE([$przecinki.$A$2];[.E52];[$przecinki.$A$2];[$przecinki.$B$2];[$przecinki.$C$2];[$przecinki.$A$2];[.E52];[$przecinki.$A$2];[$przecinki.$D$2])" office:value-type="string" office:string-value="&quot;ZTV&quot;: &quot;ZTV&quot;," calcext:value-type="string">
            <text:p>"ZTV": "ZTV",</text:p>
          </table:table-cell>
        </table:table-row>
        <table:table-row table:style-name="ro2">
          <table:table-cell table:formula="of:=[$'naglosy-edycja'.B54]" office:value-type="string" office:string-value="ćwi" calcext:value-type="string">
            <text:p>ćwi</text:p>
          </table:table-cell>
          <table:table-cell table:formula="of:=[$'naglosy-edycja'.C54]" office:value-type="float" office:value="0" calcext:value-type="float">
            <text:p>0</text:p>
          </table:table-cell>
          <table:table-cell table:formula="of:=[$'naglosy-edycja'.D54]" office:value-type="string" office:string-value="ZTVJ" calcext:value-type="string">
            <text:p>ZTVJ</text:p>
          </table:table-cell>
          <table:table-cell table:formula="of:=[$'naglosy-edycja'.E54]" office:value-type="float" office:value="0" calcext:value-type="float">
            <text:p>0</text:p>
          </table:table-cell>
          <table:table-cell table:formula="of:=IF([.B53]=0;[.C53];[.B53])" office:value-type="string" office:string-value="ZTVJ" calcext:value-type="string">
            <text:p>ZTVJ</text:p>
          </table:table-cell>
          <table:table-cell table:number-columns-repeated="2"/>
          <table:table-cell table:formula="of:=CONCATENATE([$przecinki.$A$2];[.E53];[$przecinki.$A$2];[$przecinki.$B$2];[$przecinki.$C$2];[$przecinki.$A$2];[.E53];[$przecinki.$A$2];[$przecinki.$D$2])" office:value-type="string" office:string-value="&quot;ZTVJ&quot;: &quot;ZTVJ&quot;," calcext:value-type="string">
            <text:p>"ZTVJ": "ZTVJ",</text:p>
          </table:table-cell>
        </table:table-row>
        <table:table-row table:style-name="ro2">
          <table:table-cell table:formula="of:=[$'naglosy-edycja'.B55]" office:value-type="string" office:string-value="d" calcext:value-type="string">
            <text:p>d</text:p>
          </table:table-cell>
          <table:table-cell table:formula="of:=[$'naglosy-edycja'.C55]" office:value-type="string" office:string-value="XT" calcext:value-type="string">
            <text:p>XT</text:p>
          </table:table-cell>
          <table:table-cell table:formula="of:=[$'naglosy-edycja'.D55]" office:value-type="float" office:value="0" calcext:value-type="float">
            <text:p>0</text:p>
          </table:table-cell>
          <table:table-cell table:formula="of:=[$'naglosy-edycja'.E55]" office:value-type="string" office:string-value="FT" calcext:value-type="string">
            <text:p>FT</text:p>
          </table:table-cell>
          <table:table-cell table:formula="of:=IF([.B54]=0;[.C54];[.B54])" office:value-type="string" office:string-value="XT" calcext:value-type="string">
            <text:p>XT</text:p>
          </table:table-cell>
          <table:table-cell table:number-columns-repeated="2"/>
          <table:table-cell table:formula="of:=CONCATENATE([$przecinki.$A$2];[.E54];[$przecinki.$A$2];[$przecinki.$B$2];[$przecinki.$C$2];[$przecinki.$A$2];[.E54];[$przecinki.$A$2];[$przecinki.$D$2])" office:value-type="string" office:string-value="&quot;XT&quot;: &quot;XT&quot;," calcext:value-type="string">
            <text:p>"XT": "XT",</text:p>
          </table:table-cell>
        </table:table-row>
        <table:table-row table:style-name="ro2">
          <table:table-cell table:formula="of:=[$'naglosy-edycja'.B56]" office:value-type="string" office:string-value="db" calcext:value-type="string">
            <text:p>db</text:p>
          </table:table-cell>
          <table:table-cell table:formula="of:=[$'naglosy-edycja'.C56]" office:value-type="string" office:string-value="XTP" calcext:value-type="string">
            <text:p>XTP</text:p>
          </table:table-cell>
          <table:table-cell table:formula="of:=[$'naglosy-edycja'.D56]" office:value-type="float" office:value="0" calcext:value-type="float">
            <text:p>0</text:p>
          </table:table-cell>
          <table:table-cell table:formula="of:=[$'naglosy-edycja'.E56]" office:value-type="float" office:value="0" calcext:value-type="float">
            <text:p>0</text:p>
          </table:table-cell>
          <table:table-cell table:formula="of:=IF([.B55]=0;[.C55];[.B55])" office:value-type="string" office:string-value="XTP" calcext:value-type="string">
            <text:p>XTP</text:p>
          </table:table-cell>
          <table:table-cell table:number-columns-repeated="2"/>
          <table:table-cell table:formula="of:=CONCATENATE([$przecinki.$A$2];[.E55];[$przecinki.$A$2];[$przecinki.$B$2];[$przecinki.$C$2];[$przecinki.$A$2];[.E55];[$przecinki.$A$2];[$przecinki.$D$2])" office:value-type="string" office:string-value="&quot;XTP&quot;: &quot;XTP&quot;," calcext:value-type="string">
            <text:p>"XTP": "XTP",</text:p>
          </table:table-cell>
        </table:table-row>
        <table:table-row table:style-name="ro2">
          <table:table-cell table:formula="of:=[$'naglosy-edycja'.B57]" office:value-type="string" office:string-value="dl" calcext:value-type="string">
            <text:p>dl</text:p>
          </table:table-cell>
          <table:table-cell table:formula="of:=[$'naglosy-edycja'.C57]" office:value-type="string" office:string-value="XTL" calcext:value-type="string">
            <text:p>XTL</text:p>
          </table:table-cell>
          <table:table-cell table:formula="of:=[$'naglosy-edycja'.D57]" office:value-type="float" office:value="0" calcext:value-type="float">
            <text:p>0</text:p>
          </table:table-cell>
          <table:table-cell table:formula="of:=[$'naglosy-edycja'.E57]" office:value-type="float" office:value="0" calcext:value-type="float">
            <text:p>0</text:p>
          </table:table-cell>
          <table:table-cell table:formula="of:=IF([.B56]=0;[.C56];[.B56])" office:value-type="string" office:string-value="XTL" calcext:value-type="string">
            <text:p>XTL</text:p>
          </table:table-cell>
          <table:table-cell table:number-columns-repeated="2"/>
          <table:table-cell table:formula="of:=CONCATENATE([$przecinki.$A$2];[.E56];[$przecinki.$A$2];[$przecinki.$B$2];[$przecinki.$C$2];[$przecinki.$A$2];[.E56];[$przecinki.$A$2];[$przecinki.$D$2])" office:value-type="string" office:string-value="&quot;XTL&quot;: &quot;XTL&quot;," calcext:value-type="string">
            <text:p>"XTL": "XTL",</text:p>
          </table:table-cell>
        </table:table-row>
        <table:table-row table:style-name="ro2">
          <table:table-cell table:formula="of:=[$'naglosy-edycja'.B58]" office:value-type="string" office:string-value="dł" calcext:value-type="string">
            <text:p>dł</text:p>
          </table:table-cell>
          <table:table-cell table:formula="of:=[$'naglosy-edycja'.C58]" office:value-type="string" office:string-value="XTLJ" calcext:value-type="string">
            <text:p>XTLJ</text:p>
          </table:table-cell>
          <table:table-cell table:formula="of:=[$'naglosy-edycja'.D58]" office:value-type="float" office:value="0" calcext:value-type="float">
            <text:p>0</text:p>
          </table:table-cell>
          <table:table-cell table:formula="of:=[$'naglosy-edycja'.E58]" office:value-type="float" office:value="0" calcext:value-type="float">
            <text:p>0</text:p>
          </table:table-cell>
          <table:table-cell table:formula="of:=IF([.B57]=0;[.C57];[.B57])" office:value-type="string" office:string-value="XTLJ" calcext:value-type="string">
            <text:p>XTLJ</text:p>
          </table:table-cell>
          <table:table-cell table:number-columns-repeated="2"/>
          <table:table-cell table:formula="of:=CONCATENATE([$przecinki.$A$2];[.E57];[$przecinki.$A$2];[$przecinki.$B$2];[$przecinki.$C$2];[$przecinki.$A$2];[.E57];[$przecinki.$A$2];[$przecinki.$D$2])" office:value-type="string" office:string-value="&quot;XTLJ&quot;: &quot;XTLJ&quot;," calcext:value-type="string">
            <text:p>"XTLJ": "XTLJ",</text:p>
          </table:table-cell>
        </table:table-row>
        <table:table-row table:style-name="ro2">
          <table:table-cell table:formula="of:=[$'naglosy-edycja'.B59]" office:value-type="string" office:string-value="dm" calcext:value-type="string">
            <text:p>dm</text:p>
          </table:table-cell>
          <table:table-cell table:formula="of:=[$'naglosy-edycja'.C59]" office:value-type="string" office:string-value="XTV" calcext:value-type="string">
            <text:p>XTV</text:p>
          </table:table-cell>
          <table:table-cell table:formula="of:=[$'naglosy-edycja'.D59]" office:value-type="float" office:value="0" calcext:value-type="float">
            <text:p>0</text:p>
          </table:table-cell>
          <table:table-cell table:formula="of:=[$'naglosy-edycja'.E59]" office:value-type="float" office:value="0" calcext:value-type="float">
            <text:p>0</text:p>
          </table:table-cell>
          <table:table-cell table:formula="of:=IF([.B58]=0;[.C58];[.B58])" office:value-type="string" office:string-value="XTV" calcext:value-type="string">
            <text:p>XTV</text:p>
          </table:table-cell>
          <table:table-cell table:number-columns-repeated="2"/>
          <table:table-cell table:formula="of:=CONCATENATE([$przecinki.$A$2];[.E58];[$przecinki.$A$2];[$przecinki.$B$2];[$przecinki.$C$2];[$przecinki.$A$2];[.E58];[$przecinki.$A$2];[$przecinki.$D$2])" office:value-type="string" office:string-value="&quot;XTV&quot;: &quot;XTV&quot;," calcext:value-type="string">
            <text:p>"XTV": "XTV",</text:p>
          </table:table-cell>
        </table:table-row>
        <table:table-row table:style-name="ro2">
          <table:table-cell table:formula="of:=[$'naglosy-edycja'.B60]" office:value-type="string" office:string-value="dmi" calcext:value-type="string">
            <text:p>dmi</text:p>
          </table:table-cell>
          <table:table-cell table:formula="of:=[$'naglosy-edycja'.C60]" office:value-type="float" office:value="0" calcext:value-type="float">
            <text:p>0</text:p>
          </table:table-cell>
          <table:table-cell table:formula="of:=[$'naglosy-edycja'.D60]" office:value-type="string" office:string-value="XTVJ" calcext:value-type="string">
            <text:p>XTVJ</text:p>
          </table:table-cell>
          <table:table-cell table:formula="of:=[$'naglosy-edycja'.E60]" office:value-type="float" office:value="0" calcext:value-type="float">
            <text:p>0</text:p>
          </table:table-cell>
          <table:table-cell table:formula="of:=IF([.B59]=0;[.C59];[.B59])" office:value-type="string" office:string-value="XTVJ" calcext:value-type="string">
            <text:p>XTVJ</text:p>
          </table:table-cell>
          <table:table-cell table:number-columns-repeated="2"/>
          <table:table-cell table:formula="of:=CONCATENATE([$przecinki.$A$2];[.E59];[$przecinki.$A$2];[$przecinki.$B$2];[$przecinki.$C$2];[$przecinki.$A$2];[.E59];[$przecinki.$A$2];[$przecinki.$D$2])" office:value-type="string" office:string-value="&quot;XTVJ&quot;: &quot;XTVJ&quot;," calcext:value-type="string">
            <text:p>"XTVJ": "XTVJ",</text:p>
          </table:table-cell>
        </table:table-row>
        <table:table-row table:style-name="ro2">
          <table:table-cell table:formula="of:=[$'naglosy-edycja'.B61]" office:value-type="string" office:string-value="dn" calcext:value-type="string">
            <text:p>dn</text:p>
          </table:table-cell>
          <table:table-cell table:formula="of:=[$'naglosy-edycja'.C61]" office:value-type="string" office:string-value="XTLR" calcext:value-type="string">
            <text:p>XTLR</text:p>
          </table:table-cell>
          <table:table-cell table:formula="of:=[$'naglosy-edycja'.D61]" office:value-type="float" office:value="0" calcext:value-type="float">
            <text:p>0</text:p>
          </table:table-cell>
          <table:table-cell table:formula="of:=[$'naglosy-edycja'.E61]" office:value-type="float" office:value="0" calcext:value-type="float">
            <text:p>0</text:p>
          </table:table-cell>
          <table:table-cell table:formula="of:=IF([.B60]=0;[.C60];[.B60])" office:value-type="string" office:string-value="XTLR" calcext:value-type="string">
            <text:p>XTLR</text:p>
          </table:table-cell>
          <table:table-cell table:number-columns-repeated="2"/>
          <table:table-cell table:formula="of:=CONCATENATE([$przecinki.$A$2];[.E60];[$przecinki.$A$2];[$przecinki.$B$2];[$przecinki.$C$2];[$przecinki.$A$2];[.E60];[$przecinki.$A$2];[$przecinki.$D$2])" office:value-type="string" office:string-value="&quot;XTLR&quot;: &quot;XTLR&quot;," calcext:value-type="string">
            <text:p>"XTLR": "XTLR",</text:p>
          </table:table-cell>
        </table:table-row>
        <table:table-row table:style-name="ro2">
          <table:table-cell table:formula="of:=[$'naglosy-edycja'.B62]" office:value-type="string" office:string-value="dni" calcext:value-type="string">
            <text:p>dni</text:p>
          </table:table-cell>
          <table:table-cell table:formula="of:=[$'naglosy-edycja'.C62]" office:value-type="float" office:value="0" calcext:value-type="float">
            <text:p>0</text:p>
          </table:table-cell>
          <table:table-cell table:formula="of:=[$'naglosy-edycja'.D62]" office:value-type="string" office:string-value="XTLRJ" calcext:value-type="string">
            <text:p>XTLRJ</text:p>
          </table:table-cell>
          <table:table-cell table:formula="of:=[$'naglosy-edycja'.E62]" office:value-type="float" office:value="0" calcext:value-type="float">
            <text:p>0</text:p>
          </table:table-cell>
          <table:table-cell table:formula="of:=IF([.B61]=0;[.C61];[.B61])" office:value-type="string" office:string-value="XTLRJ" calcext:value-type="string">
            <text:p>XTLRJ</text:p>
          </table:table-cell>
          <table:table-cell table:number-columns-repeated="2"/>
          <table:table-cell table:formula="of:=CONCATENATE([$przecinki.$A$2];[.E61];[$przecinki.$A$2];[$przecinki.$B$2];[$przecinki.$C$2];[$przecinki.$A$2];[.E61];[$przecinki.$A$2];[$przecinki.$D$2])" office:value-type="string" office:string-value="&quot;XTLRJ&quot;: &quot;XTLRJ&quot;," calcext:value-type="string">
            <text:p>"XTLRJ": "XTLRJ",</text:p>
          </table:table-cell>
        </table:table-row>
        <table:table-row table:style-name="ro2">
          <table:table-cell table:formula="of:=[$'naglosy-edycja'.B63]" office:value-type="string" office:string-value="dr" calcext:value-type="string">
            <text:p>dr</text:p>
          </table:table-cell>
          <table:table-cell table:formula="of:=[$'naglosy-edycja'.C63]" office:value-type="string" office:string-value="XTR" calcext:value-type="string">
            <text:p>XTR</text:p>
          </table:table-cell>
          <table:table-cell table:formula="of:=[$'naglosy-edycja'.D63]" office:value-type="float" office:value="0" calcext:value-type="float">
            <text:p>0</text:p>
          </table:table-cell>
          <table:table-cell table:formula="of:=[$'naglosy-edycja'.E63]" office:value-type="float" office:value="0" calcext:value-type="float">
            <text:p>0</text:p>
          </table:table-cell>
          <table:table-cell table:formula="of:=IF([.B62]=0;[.C62];[.B62])" office:value-type="string" office:string-value="XTR" calcext:value-type="string">
            <text:p>XTR</text:p>
          </table:table-cell>
          <table:table-cell table:number-columns-repeated="2"/>
          <table:table-cell table:formula="of:=CONCATENATE([$przecinki.$A$2];[.E62];[$przecinki.$A$2];[$przecinki.$B$2];[$przecinki.$C$2];[$przecinki.$A$2];[.E62];[$przecinki.$A$2];[$przecinki.$D$2])" office:value-type="string" office:string-value="&quot;XTR&quot;: &quot;XTR&quot;," calcext:value-type="string">
            <text:p>"XTR": "XTR",</text:p>
          </table:table-cell>
        </table:table-row>
        <table:table-row table:style-name="ro2">
          <table:table-cell table:formula="of:=[$'naglosy-edycja'.B64]" office:value-type="string" office:string-value="drg" calcext:value-type="string">
            <text:p>drg</text:p>
          </table:table-cell>
          <table:table-cell table:formula="of:=[$'naglosy-edycja'.C64]" office:value-type="string" office:string-value="XKTR" calcext:value-type="string">
            <text:p>XKTR</text:p>
          </table:table-cell>
          <table:table-cell table:formula="of:=[$'naglosy-edycja'.D64]" office:value-type="float" office:value="0" calcext:value-type="float">
            <text:p>0</text:p>
          </table:table-cell>
          <table:table-cell table:formula="of:=[$'naglosy-edycja'.E64]" office:value-type="float" office:value="0" calcext:value-type="float">
            <text:p>0</text:p>
          </table:table-cell>
          <table:table-cell table:formula="of:=IF([.B63]=0;[.C63];[.B63])" office:value-type="string" office:string-value="XKTR" calcext:value-type="string">
            <text:p>XKTR</text:p>
          </table:table-cell>
          <table:table-cell table:number-columns-repeated="2"/>
          <table:table-cell table:formula="of:=CONCATENATE([$przecinki.$A$2];[.E63];[$przecinki.$A$2];[$przecinki.$B$2];[$przecinki.$C$2];[$przecinki.$A$2];[.E63];[$przecinki.$A$2];[$przecinki.$D$2])" office:value-type="string" office:string-value="&quot;XKTR&quot;: &quot;XKTR&quot;," calcext:value-type="string">
            <text:p>"XKTR": "XKTR",</text:p>
          </table:table-cell>
        </table:table-row>
        <table:table-row table:style-name="ro2">
          <table:table-cell table:formula="of:=[$'naglosy-edycja'.B65]" office:value-type="string" office:string-value="drgn" calcext:value-type="string">
            <text:p>drgn</text:p>
          </table:table-cell>
          <table:table-cell table:formula="of:=[$'naglosy-edycja'.C65]" office:value-type="string" office:string-value="XKTVLR" calcext:value-type="string">
            <text:p>XKTVLR</text:p>
          </table:table-cell>
          <table:table-cell table:formula="of:=[$'naglosy-edycja'.D65]" office:value-type="string" office:string-value="XKTLR" calcext:value-type="string">
            <text:p>XKTLR</text:p>
          </table:table-cell>
          <table:table-cell table:formula="of:=[$'naglosy-edycja'.E65]" office:value-type="float" office:value="0" calcext:value-type="float">
            <text:p>0</text:p>
          </table:table-cell>
          <table:table-cell table:formula="of:=IF([.B64]=0;[.C64];[.B64])" office:value-type="string" office:string-value="XKTVLR" calcext:value-type="string">
            <text:p>XKTVLR</text:p>
          </table:table-cell>
          <table:table-cell table:number-columns-repeated="2"/>
          <table:table-cell table:formula="of:=CONCATENATE([$przecinki.$A$2];[.E64];[$przecinki.$A$2];[$przecinki.$B$2];[$przecinki.$C$2];[$przecinki.$A$2];[.E64];[$przecinki.$A$2];[$przecinki.$D$2])" office:value-type="string" office:string-value="&quot;XKTVLR&quot;: &quot;XKTVLR&quot;," calcext:value-type="string">
            <text:p>"XKTVLR": "XKTVLR",</text:p>
          </table:table-cell>
        </table:table-row>
        <table:table-row table:style-name="ro2">
          <table:table-cell table:formula="of:=[$'naglosy-edycja'.B66]" office:value-type="string" office:string-value="drgni" calcext:value-type="string">
            <text:p>drgni</text:p>
          </table:table-cell>
          <table:table-cell table:formula="of:=[$'naglosy-edycja'.C66]" office:value-type="float" office:value="0" calcext:value-type="float">
            <text:p>0</text:p>
          </table:table-cell>
          <table:table-cell table:formula="of:=[$'naglosy-edycja'.D66]" office:value-type="string" office:string-value="XKTLRJ" calcext:value-type="string">
            <text:p>XKTLRJ</text:p>
          </table:table-cell>
          <table:table-cell table:formula="of:=[$'naglosy-edycja'.E66]" office:value-type="float" office:value="0" calcext:value-type="float">
            <text:p>0</text:p>
          </table:table-cell>
          <table:table-cell table:formula="of:=IF([.B65]=0;[.C65];[.B65])" office:value-type="string" office:string-value="XKTLRJ" calcext:value-type="string">
            <text:p>XKTLRJ</text:p>
          </table:table-cell>
          <table:table-cell table:number-columns-repeated="2"/>
          <table:table-cell table:formula="of:=CONCATENATE([$przecinki.$A$2];[.E65];[$przecinki.$A$2];[$przecinki.$B$2];[$przecinki.$C$2];[$przecinki.$A$2];[.E65];[$przecinki.$A$2];[$przecinki.$D$2])" office:value-type="string" office:string-value="&quot;XKTLRJ&quot;: &quot;XKTLRJ&quot;," calcext:value-type="string">
            <text:p>"XKTLRJ": "XKTLRJ",</text:p>
          </table:table-cell>
        </table:table-row>
        <table:table-row table:style-name="ro2">
          <table:table-cell table:formula="of:=[$'naglosy-edycja'.B67]" office:value-type="string" office:string-value="drw" calcext:value-type="string">
            <text:p>drw</text:p>
          </table:table-cell>
          <table:table-cell table:formula="of:=[$'naglosy-edycja'.C67]" office:value-type="string" office:string-value="XTVR" calcext:value-type="string">
            <text:p>XTVR</text:p>
          </table:table-cell>
          <table:table-cell table:formula="of:=[$'naglosy-edycja'.D67]" office:value-type="float" office:value="0" calcext:value-type="float">
            <text:p>0</text:p>
          </table:table-cell>
          <table:table-cell table:formula="of:=[$'naglosy-edycja'.E67]" office:value-type="float" office:value="0" calcext:value-type="float">
            <text:p>0</text:p>
          </table:table-cell>
          <table:table-cell table:formula="of:=IF([.B66]=0;[.C66];[.B66])" office:value-type="string" office:string-value="XTVR" calcext:value-type="string">
            <text:p>XTVR</text:p>
          </table:table-cell>
          <table:table-cell table:number-columns-repeated="2"/>
          <table:table-cell table:formula="of:=CONCATENATE([$przecinki.$A$2];[.E66];[$przecinki.$A$2];[$przecinki.$B$2];[$przecinki.$C$2];[$przecinki.$A$2];[.E66];[$przecinki.$A$2];[$przecinki.$D$2])" office:value-type="string" office:string-value="&quot;XTVR&quot;: &quot;XTVR&quot;," calcext:value-type="string">
            <text:p>"XTVR": "XTVR",</text:p>
          </table:table-cell>
        </table:table-row>
        <table:table-row table:style-name="ro2">
          <table:table-cell table:formula="of:=[$'naglosy-edycja'.B68]" office:value-type="string" office:string-value="drwi" calcext:value-type="string">
            <text:p>drwi</text:p>
          </table:table-cell>
          <table:table-cell table:formula="of:=[$'naglosy-edycja'.C68]" office:value-type="float" office:value="0" calcext:value-type="float">
            <text:p>0</text:p>
          </table:table-cell>
          <table:table-cell table:formula="of:=[$'naglosy-edycja'.D68]" office:value-type="string" office:string-value="XKTVRJ" calcext:value-type="string">
            <text:p>XKTVRJ</text:p>
          </table:table-cell>
          <table:table-cell table:formula="of:=[$'naglosy-edycja'.E68]" office:value-type="float" office:value="0" calcext:value-type="float">
            <text:p>0</text:p>
          </table:table-cell>
          <table:table-cell table:formula="of:=IF([.B67]=0;[.C67];[.B67])" office:value-type="string" office:string-value="XKTVRJ" calcext:value-type="string">
            <text:p>XKTVRJ</text:p>
          </table:table-cell>
          <table:table-cell table:number-columns-repeated="2"/>
          <table:table-cell table:formula="of:=CONCATENATE([$przecinki.$A$2];[.E67];[$przecinki.$A$2];[$przecinki.$B$2];[$przecinki.$C$2];[$przecinki.$A$2];[.E67];[$przecinki.$A$2];[$przecinki.$D$2])" office:value-type="string" office:string-value="&quot;XKTVRJ&quot;: &quot;XKTVRJ&quot;," calcext:value-type="string">
            <text:p>"XKTVRJ": "XKTVRJ",</text:p>
          </table:table-cell>
        </table:table-row>
        <table:table-row table:style-name="ro2">
          <table:table-cell table:formula="of:=[$'naglosy-edycja'.B69]" office:value-type="string" office:string-value="drż" calcext:value-type="string">
            <text:p>drż</text:p>
          </table:table-cell>
          <table:table-cell table:formula="of:=[$'naglosy-edycja'.C69]" office:value-type="string" office:string-value="XTPR" calcext:value-type="string">
            <text:p>XTPR</text:p>
          </table:table-cell>
          <table:table-cell table:formula="of:=[$'naglosy-edycja'.D69]" office:value-type="float" office:value="0" calcext:value-type="float">
            <text:p>0</text:p>
          </table:table-cell>
          <table:table-cell table:formula="of:=[$'naglosy-edycja'.E69]" office:value-type="float" office:value="0" calcext:value-type="float">
            <text:p>0</text:p>
          </table:table-cell>
          <table:table-cell table:formula="of:=IF([.B68]=0;[.C68];[.B68])" office:value-type="string" office:string-value="XTPR" calcext:value-type="string">
            <text:p>XTPR</text:p>
          </table:table-cell>
          <table:table-cell table:number-columns-repeated="2"/>
          <table:table-cell table:formula="of:=CONCATENATE([$przecinki.$A$2];[.E68];[$przecinki.$A$2];[$przecinki.$B$2];[$przecinki.$C$2];[$przecinki.$A$2];[.E68];[$przecinki.$A$2];[$przecinki.$D$2])" office:value-type="string" office:string-value="&quot;XTPR&quot;: &quot;XTPR&quot;," calcext:value-type="string">
            <text:p>"XTPR": "XTPR",</text:p>
          </table:table-cell>
        </table:table-row>
        <table:table-row table:style-name="ro2">
          <table:table-cell table:formula="of:=[$'naglosy-edycja'.B70]" office:value-type="string" office:string-value="dw" calcext:value-type="string">
            <text:p>dw</text:p>
          </table:table-cell>
          <table:table-cell table:formula="of:=[$'naglosy-edycja'.C70]" office:value-type="string" office:string-value="XTV" calcext:value-type="string">
            <text:p>XTV</text:p>
          </table:table-cell>
          <table:table-cell table:formula="of:=[$'naglosy-edycja'.D70]" office:value-type="float" office:value="0" calcext:value-type="float">
            <text:p>0</text:p>
          </table:table-cell>
          <table:table-cell table:formula="of:=[$'naglosy-edycja'.E70]" office:value-type="float" office:value="0" calcext:value-type="float">
            <text:p>0</text:p>
          </table:table-cell>
          <table:table-cell table:formula="of:=IF([.B69]=0;[.C69];[.B69])" office:value-type="string" office:string-value="XTV" calcext:value-type="string">
            <text:p>XTV</text:p>
          </table:table-cell>
          <table:table-cell table:number-columns-repeated="2"/>
          <table:table-cell table:formula="of:=CONCATENATE([$przecinki.$A$2];[.E69];[$przecinki.$A$2];[$przecinki.$B$2];[$przecinki.$C$2];[$przecinki.$A$2];[.E69];[$przecinki.$A$2];[$przecinki.$D$2])" office:value-type="string" office:string-value="&quot;XTV&quot;: &quot;XTV&quot;," calcext:value-type="string">
            <text:p>"XTV": "XTV",</text:p>
          </table:table-cell>
        </table:table-row>
        <table:table-row table:style-name="ro2">
          <table:table-cell table:formula="of:=[$'naglosy-edycja'.B71]" office:value-type="string" office:string-value="dwi" calcext:value-type="string">
            <text:p>dwi</text:p>
          </table:table-cell>
          <table:table-cell table:formula="of:=[$'naglosy-edycja'.C71]" office:value-type="float" office:value="0" calcext:value-type="float">
            <text:p>0</text:p>
          </table:table-cell>
          <table:table-cell table:formula="of:=[$'naglosy-edycja'.D71]" office:value-type="string" office:string-value="XTVJ" calcext:value-type="string">
            <text:p>XTVJ</text:p>
          </table:table-cell>
          <table:table-cell table:formula="of:=[$'naglosy-edycja'.E71]" office:value-type="float" office:value="0" calcext:value-type="float">
            <text:p>0</text:p>
          </table:table-cell>
          <table:table-cell table:formula="of:=IF([.B70]=0;[.C70];[.B70])" office:value-type="string" office:string-value="XTVJ" calcext:value-type="string">
            <text:p>XTVJ</text:p>
          </table:table-cell>
          <table:table-cell table:number-columns-repeated="2"/>
          <table:table-cell table:formula="of:=CONCATENATE([$przecinki.$A$2];[.E70];[$przecinki.$A$2];[$przecinki.$B$2];[$przecinki.$C$2];[$przecinki.$A$2];[.E70];[$przecinki.$A$2];[$przecinki.$D$2])" office:value-type="string" office:string-value="&quot;XTVJ&quot;: &quot;XTVJ&quot;," calcext:value-type="string">
            <text:p>"XTVJ": "XTVJ",</text:p>
          </table:table-cell>
        </table:table-row>
        <table:table-row table:style-name="ro2">
          <table:table-cell table:formula="of:=[$'naglosy-edycja'.B72]" office:value-type="string" office:string-value="dz" calcext:value-type="string">
            <text:p>dz</text:p>
          </table:table-cell>
          <table:table-cell table:formula="of:=[$'naglosy-edycja'.C72]" office:value-type="string" office:string-value="XZT" calcext:value-type="string">
            <text:p>XZT</text:p>
          </table:table-cell>
          <table:table-cell table:formula="of:=[$'naglosy-edycja'.D72]" office:value-type="float" office:value="0" calcext:value-type="float">
            <text:p>0</text:p>
          </table:table-cell>
          <table:table-cell table:formula="of:=[$'naglosy-edycja'.E72]" office:value-type="float" office:value="0" calcext:value-type="float">
            <text:p>0</text:p>
          </table:table-cell>
          <table:table-cell table:formula="of:=IF([.B71]=0;[.C71];[.B71])" office:value-type="string" office:string-value="XZT" calcext:value-type="string">
            <text:p>XZT</text:p>
          </table:table-cell>
          <table:table-cell table:number-columns-repeated="2"/>
          <table:table-cell table:formula="of:=CONCATENATE([$przecinki.$A$2];[.E71];[$przecinki.$A$2];[$przecinki.$B$2];[$przecinki.$C$2];[$przecinki.$A$2];[.E71];[$przecinki.$A$2];[$przecinki.$D$2])" office:value-type="string" office:string-value="&quot;XZT&quot;: &quot;XZT&quot;," calcext:value-type="string">
            <text:p>"XZT": "XZT",</text:p>
          </table:table-cell>
        </table:table-row>
        <table:table-row table:style-name="ro2">
          <table:table-cell table:formula="of:=[$'naglosy-edycja'.B73]" office:value-type="string" office:string-value="dzi" calcext:value-type="string">
            <text:p>dzi</text:p>
          </table:table-cell>
          <table:table-cell table:formula="of:=[$'naglosy-edycja'.C73]" office:value-type="float" office:value="0" calcext:value-type="float">
            <text:p>0</text:p>
          </table:table-cell>
          <table:table-cell table:formula="of:=[$'naglosy-edycja'.D73]" office:value-type="string" office:string-value="XZTJ" calcext:value-type="string">
            <text:p>XZTJ</text:p>
          </table:table-cell>
          <table:table-cell table:formula="of:=[$'naglosy-edycja'.E73]" office:value-type="float" office:value="0" calcext:value-type="float">
            <text:p>0</text:p>
          </table:table-cell>
          <table:table-cell table:formula="of:=IF([.B72]=0;[.C72];[.B72])" office:value-type="string" office:string-value="XZTJ" calcext:value-type="string">
            <text:p>XZTJ</text:p>
          </table:table-cell>
          <table:table-cell table:number-columns-repeated="2"/>
          <table:table-cell table:formula="of:=CONCATENATE([$przecinki.$A$2];[.E72];[$przecinki.$A$2];[$przecinki.$B$2];[$przecinki.$C$2];[$przecinki.$A$2];[.E72];[$przecinki.$A$2];[$przecinki.$D$2])" office:value-type="string" office:string-value="&quot;XZTJ&quot;: &quot;XZTJ&quot;," calcext:value-type="string">
            <text:p>"XZTJ": "XZTJ",</text:p>
          </table:table-cell>
        </table:table-row>
        <table:table-row table:style-name="ro2">
          <table:table-cell table:formula="of:=[$'naglosy-edycja'.B74]" office:value-type="string" office:string-value="dzb" calcext:value-type="string">
            <text:p>dzb</text:p>
          </table:table-cell>
          <table:table-cell table:formula="of:=[$'naglosy-edycja'.C74]" office:value-type="string" office:string-value="XZTP" calcext:value-type="string">
            <text:p>XZTP</text:p>
          </table:table-cell>
          <table:table-cell table:formula="of:=[$'naglosy-edycja'.D74]" office:value-type="float" office:value="0" calcext:value-type="float">
            <text:p>0</text:p>
          </table:table-cell>
          <table:table-cell table:formula="of:=[$'naglosy-edycja'.E74]" office:value-type="float" office:value="0" calcext:value-type="float">
            <text:p>0</text:p>
          </table:table-cell>
          <table:table-cell table:formula="of:=IF([.B73]=0;[.C73];[.B73])" office:value-type="string" office:string-value="XZTP" calcext:value-type="string">
            <text:p>XZTP</text:p>
          </table:table-cell>
          <table:table-cell table:number-columns-repeated="2"/>
          <table:table-cell table:formula="of:=CONCATENATE([$przecinki.$A$2];[.E73];[$przecinki.$A$2];[$przecinki.$B$2];[$przecinki.$C$2];[$przecinki.$A$2];[.E73];[$przecinki.$A$2];[$przecinki.$D$2])" office:value-type="string" office:string-value="&quot;XZTP&quot;: &quot;XZTP&quot;," calcext:value-type="string">
            <text:p>"XZTP": "XZTP",</text:p>
          </table:table-cell>
        </table:table-row>
        <table:table-row table:style-name="ro2">
          <table:table-cell table:formula="of:=[$'naglosy-edycja'.B75]" office:value-type="string" office:string-value="dzw" calcext:value-type="string">
            <text:p>dzw</text:p>
          </table:table-cell>
          <table:table-cell table:formula="of:=[$'naglosy-edycja'.C75]" office:value-type="string" office:string-value="XZTV" calcext:value-type="string">
            <text:p>XZTV</text:p>
          </table:table-cell>
          <table:table-cell table:formula="of:=[$'naglosy-edycja'.D75]" office:value-type="float" office:value="0" calcext:value-type="float">
            <text:p>0</text:p>
          </table:table-cell>
          <table:table-cell table:formula="of:=[$'naglosy-edycja'.E75]" office:value-type="float" office:value="0" calcext:value-type="float">
            <text:p>0</text:p>
          </table:table-cell>
          <table:table-cell table:formula="of:=IF([.B74]=0;[.C74];[.B74])" office:value-type="string" office:string-value="XZTV" calcext:value-type="string">
            <text:p>XZTV</text:p>
          </table:table-cell>
          <table:table-cell table:number-columns-repeated="2"/>
          <table:table-cell table:formula="of:=CONCATENATE([$przecinki.$A$2];[.E74];[$przecinki.$A$2];[$przecinki.$B$2];[$przecinki.$C$2];[$przecinki.$A$2];[.E74];[$przecinki.$A$2];[$przecinki.$D$2])" office:value-type="string" office:string-value="&quot;XZTV&quot;: &quot;XZTV&quot;," calcext:value-type="string">
            <text:p>"XZTV": "XZTV",</text:p>
          </table:table-cell>
        </table:table-row>
        <table:table-row table:style-name="ro2">
          <table:table-cell table:formula="of:=[$'naglosy-edycja'.B76]" office:value-type="string" office:string-value="dź" calcext:value-type="string">
            <text:p>dź</text:p>
          </table:table-cell>
          <table:table-cell table:formula="of:=[$'naglosy-edycja'.C76]" office:value-type="float" office:value="0" calcext:value-type="float">
            <text:p>0</text:p>
          </table:table-cell>
          <table:table-cell table:formula="of:=[$'naglosy-edycja'.D76]" office:value-type="string" office:string-value="ZTJ" calcext:value-type="string">
            <text:p>ZTJ</text:p>
          </table:table-cell>
          <table:table-cell table:formula="of:=[$'naglosy-edycja'.E76]" office:value-type="float" office:value="0" calcext:value-type="float">
            <text:p>0</text:p>
          </table:table-cell>
          <table:table-cell table:formula="of:=IF([.B75]=0;[.C75];[.B75])" office:value-type="string" office:string-value="ZTJ" calcext:value-type="string">
            <text:p>ZTJ</text:p>
          </table:table-cell>
          <table:table-cell table:number-columns-repeated="2"/>
          <table:table-cell table:formula="of:=CONCATENATE([$przecinki.$A$2];[.E75];[$przecinki.$A$2];[$przecinki.$B$2];[$przecinki.$C$2];[$przecinki.$A$2];[.E75];[$przecinki.$A$2];[$przecinki.$D$2])" office:value-type="string" office:string-value="&quot;ZTJ&quot;: &quot;ZTJ&quot;," calcext:value-type="string">
            <text:p>"ZTJ": "ZTJ",</text:p>
          </table:table-cell>
        </table:table-row>
        <table:table-row table:style-name="ro2">
          <table:table-cell table:formula="of:=[$'naglosy-edycja'.B77]" office:value-type="string" office:string-value="dźg" calcext:value-type="string">
            <text:p>dźg</text:p>
          </table:table-cell>
          <table:table-cell table:formula="of:=[$'naglosy-edycja'.C77]" office:value-type="string" office:string-value="XZKT" calcext:value-type="string">
            <text:p>XZKT</text:p>
          </table:table-cell>
          <table:table-cell table:formula="of:=[$'naglosy-edycja'.D77]" office:value-type="float" office:value="0" calcext:value-type="float">
            <text:p>0</text:p>
          </table:table-cell>
          <table:table-cell table:formula="of:=[$'naglosy-edycja'.E77]" office:value-type="float" office:value="0" calcext:value-type="float">
            <text:p>0</text:p>
          </table:table-cell>
          <table:table-cell table:formula="of:=IF([.B76]=0;[.C76];[.B76])" office:value-type="string" office:string-value="XZKT" calcext:value-type="string">
            <text:p>XZKT</text:p>
          </table:table-cell>
          <table:table-cell table:number-columns-repeated="2"/>
          <table:table-cell table:formula="of:=CONCATENATE([$przecinki.$A$2];[.E76];[$przecinki.$A$2];[$przecinki.$B$2];[$przecinki.$C$2];[$przecinki.$A$2];[.E76];[$przecinki.$A$2];[$przecinki.$D$2])" office:value-type="string" office:string-value="&quot;XZKT&quot;: &quot;XZKT&quot;," calcext:value-type="string">
            <text:p>"XZKT": "XZKT",</text:p>
          </table:table-cell>
        </table:table-row>
        <table:table-row table:style-name="ro2">
          <table:table-cell table:formula="of:=[$'naglosy-edycja'.B78]" office:value-type="string" office:string-value="dźgn" calcext:value-type="string">
            <text:p>dźgn</text:p>
          </table:table-cell>
          <table:table-cell table:formula="of:=[$'naglosy-edycja'.C78]" office:value-type="string" office:string-value="XZKTLR" calcext:value-type="string">
            <text:p>XZKTLR</text:p>
          </table:table-cell>
          <table:table-cell table:formula="of:=[$'naglosy-edycja'.D78]" office:value-type="float" office:value="0" calcext:value-type="float">
            <text:p>0</text:p>
          </table:table-cell>
          <table:table-cell table:formula="of:=[$'naglosy-edycja'.E78]" office:value-type="float" office:value="0" calcext:value-type="float">
            <text:p>0</text:p>
          </table:table-cell>
          <table:table-cell table:formula="of:=IF([.B77]=0;[.C77];[.B77])" office:value-type="string" office:string-value="XZKTLR" calcext:value-type="string">
            <text:p>XZKTLR</text:p>
          </table:table-cell>
          <table:table-cell table:number-columns-repeated="2"/>
          <table:table-cell table:formula="of:=CONCATENATE([$przecinki.$A$2];[.E77];[$przecinki.$A$2];[$przecinki.$B$2];[$przecinki.$C$2];[$przecinki.$A$2];[.E77];[$przecinki.$A$2];[$przecinki.$D$2])" office:value-type="string" office:string-value="&quot;XZKTLR&quot;: &quot;XZKTLR&quot;," calcext:value-type="string">
            <text:p>"XZKTLR": "XZKTLR",</text:p>
          </table:table-cell>
        </table:table-row>
        <table:table-row table:style-name="ro2">
          <table:table-cell table:formula="of:=[$'naglosy-edycja'.B79]" office:value-type="string" office:string-value="dźgni" calcext:value-type="string">
            <text:p>dźgni</text:p>
          </table:table-cell>
          <table:table-cell table:formula="of:=[$'naglosy-edycja'.C79]" office:value-type="string" office:string-value="XZKTLRJ" calcext:value-type="string">
            <text:p>XZKTLRJ</text:p>
          </table:table-cell>
          <table:table-cell table:formula="of:=[$'naglosy-edycja'.D79]" office:value-type="float" office:value="0" calcext:value-type="float">
            <text:p>0</text:p>
          </table:table-cell>
          <table:table-cell table:formula="of:=[$'naglosy-edycja'.E79]" office:value-type="float" office:value="0" calcext:value-type="float">
            <text:p>0</text:p>
          </table:table-cell>
          <table:table-cell table:formula="of:=IF([.B78]=0;[.C78];[.B78])" office:value-type="string" office:string-value="XZKTLRJ" calcext:value-type="string">
            <text:p>XZKTLRJ</text:p>
          </table:table-cell>
          <table:table-cell table:number-columns-repeated="2"/>
          <table:table-cell table:formula="of:=CONCATENATE([$przecinki.$A$2];[.E78];[$przecinki.$A$2];[$przecinki.$B$2];[$przecinki.$C$2];[$przecinki.$A$2];[.E78];[$przecinki.$A$2];[$przecinki.$D$2])" office:value-type="string" office:string-value="&quot;XZKTLRJ&quot;: &quot;XZKTLRJ&quot;," calcext:value-type="string">
            <text:p>"XZKTLRJ": "XZKTLRJ",</text:p>
          </table:table-cell>
        </table:table-row>
        <table:table-row table:style-name="ro2">
          <table:table-cell table:formula="of:=[$'naglosy-edycja'.B80]" office:value-type="string" office:string-value="dźw" calcext:value-type="string">
            <text:p>dźw</text:p>
          </table:table-cell>
          <table:table-cell table:formula="of:=[$'naglosy-edycja'.C80]" office:value-type="string" office:string-value="XZTV" calcext:value-type="string">
            <text:p>XZTV</text:p>
          </table:table-cell>
          <table:table-cell table:formula="of:=[$'naglosy-edycja'.D80]" office:value-type="float" office:value="0" calcext:value-type="float">
            <text:p>0</text:p>
          </table:table-cell>
          <table:table-cell table:formula="of:=[$'naglosy-edycja'.E80]" office:value-type="float" office:value="0" calcext:value-type="float">
            <text:p>0</text:p>
          </table:table-cell>
          <table:table-cell table:formula="of:=IF([.B79]=0;[.C79];[.B79])" office:value-type="string" office:string-value="XZTV" calcext:value-type="string">
            <text:p>XZTV</text:p>
          </table:table-cell>
          <table:table-cell table:number-columns-repeated="2"/>
          <table:table-cell table:formula="of:=CONCATENATE([$przecinki.$A$2];[.E79];[$przecinki.$A$2];[$przecinki.$B$2];[$przecinki.$C$2];[$przecinki.$A$2];[.E79];[$przecinki.$A$2];[$przecinki.$D$2])" office:value-type="string" office:string-value="&quot;XZTV&quot;: &quot;XZTV&quot;," calcext:value-type="string">
            <text:p>"XZTV": "XZTV",</text:p>
          </table:table-cell>
        </table:table-row>
        <table:table-row table:style-name="ro2">
          <table:table-cell table:formula="of:=[$'naglosy-edycja'.B81]" office:value-type="string" office:string-value="dźwi" calcext:value-type="string">
            <text:p>dźwi</text:p>
          </table:table-cell>
          <table:table-cell table:formula="of:=[$'naglosy-edycja'.C81]" office:value-type="float" office:value="0" calcext:value-type="float">
            <text:p>0</text:p>
          </table:table-cell>
          <table:table-cell table:formula="of:=[$'naglosy-edycja'.D81]" office:value-type="string" office:string-value="XZTVJ" calcext:value-type="string">
            <text:p>XZTVJ</text:p>
          </table:table-cell>
          <table:table-cell table:formula="of:=[$'naglosy-edycja'.E81]" office:value-type="float" office:value="0" calcext:value-type="float">
            <text:p>0</text:p>
          </table:table-cell>
          <table:table-cell table:formula="of:=IF([.B80]=0;[.C80];[.B80])" office:value-type="string" office:string-value="XZTVJ" calcext:value-type="string">
            <text:p>XZTVJ</text:p>
          </table:table-cell>
          <table:table-cell table:number-columns-repeated="2"/>
          <table:table-cell table:formula="of:=CONCATENATE([$przecinki.$A$2];[.E80];[$przecinki.$A$2];[$przecinki.$B$2];[$przecinki.$C$2];[$przecinki.$A$2];[.E80];[$przecinki.$A$2];[$przecinki.$D$2])" office:value-type="string" office:string-value="&quot;XZTVJ&quot;: &quot;XZTVJ&quot;," calcext:value-type="string">
            <text:p>"XZTVJ": "XZTVJ",</text:p>
          </table:table-cell>
        </table:table-row>
        <table:table-row table:style-name="ro2">
          <table:table-cell table:formula="of:=[$'naglosy-edycja'.B82]" office:value-type="string" office:string-value="dż" calcext:value-type="string">
            <text:p>dż</text:p>
          </table:table-cell>
          <table:table-cell table:formula="of:=[$'naglosy-edycja'.C82]" office:value-type="string" office:string-value="XPV" calcext:value-type="string">
            <text:p>XPV</text:p>
          </table:table-cell>
          <table:table-cell table:formula="of:=[$'naglosy-edycja'.D82]" office:value-type="float" office:value="0" calcext:value-type="float">
            <text:p>0</text:p>
          </table:table-cell>
          <table:table-cell table:formula="of:=[$'naglosy-edycja'.E82]" office:value-type="float" office:value="0" calcext:value-type="float">
            <text:p>0</text:p>
          </table:table-cell>
          <table:table-cell table:formula="of:=IF([.B81]=0;[.C81];[.B81])" office:value-type="string" office:string-value="XPV" calcext:value-type="string">
            <text:p>XPV</text:p>
          </table:table-cell>
          <table:table-cell table:number-columns-repeated="2"/>
          <table:table-cell table:formula="of:=CONCATENATE([$przecinki.$A$2];[.E81];[$przecinki.$A$2];[$przecinki.$B$2];[$przecinki.$C$2];[$przecinki.$A$2];[.E81];[$przecinki.$A$2];[$przecinki.$D$2])" office:value-type="string" office:string-value="&quot;XPV&quot;: &quot;XPV&quot;," calcext:value-type="string">
            <text:p>"XPV": "XPV",</text:p>
          </table:table-cell>
        </table:table-row>
        <table:table-row table:style-name="ro2">
          <table:table-cell table:formula="of:=[$'naglosy-edycja'.B83]" office:value-type="string" office:string-value="dżdż" calcext:value-type="string">
            <text:p>dżdż</text:p>
          </table:table-cell>
          <table:table-cell table:formula="of:=[$'naglosy-edycja'.C83]" office:value-type="string" office:string-value="XPV" calcext:value-type="string">
            <text:p>XPV</text:p>
          </table:table-cell>
          <table:table-cell table:formula="of:=[$'naglosy-edycja'.D83]" office:value-type="float" office:value="0" calcext:value-type="float">
            <text:p>0</text:p>
          </table:table-cell>
          <table:table-cell table:formula="of:=[$'naglosy-edycja'.E83]" office:value-type="float" office:value="0" calcext:value-type="float">
            <text:p>0</text:p>
          </table:table-cell>
          <table:table-cell table:formula="of:=IF([.B82]=0;[.C82];[.B82])" office:value-type="string" office:string-value="XPV" calcext:value-type="string">
            <text:p>XPV</text:p>
          </table:table-cell>
          <table:table-cell table:number-columns-repeated="2"/>
          <table:table-cell table:formula="of:=CONCATENATE([$przecinki.$A$2];[.E82];[$przecinki.$A$2];[$przecinki.$B$2];[$przecinki.$C$2];[$przecinki.$A$2];[.E82];[$przecinki.$A$2];[$przecinki.$D$2])" office:value-type="string" office:string-value="&quot;XPV&quot;: &quot;XPV&quot;," calcext:value-type="string">
            <text:p>"XPV": "XPV",</text:p>
          </table:table-cell>
        </table:table-row>
        <table:table-row table:style-name="ro2">
          <table:table-cell table:formula="of:=[$'naglosy-edycja'.B84]" office:value-type="string" office:string-value="drz" calcext:value-type="string">
            <text:p>drz</text:p>
          </table:table-cell>
          <table:table-cell table:formula="of:=[$'naglosy-edycja'.C84]" office:value-type="string" office:string-value="XTRJ" calcext:value-type="string">
            <text:p>XTRJ</text:p>
          </table:table-cell>
          <table:table-cell table:formula="of:=[$'naglosy-edycja'.D84]" office:value-type="string" office:string-value="XPVJ" calcext:value-type="string">
            <text:p>XPVJ</text:p>
          </table:table-cell>
          <table:table-cell table:formula="of:=[$'naglosy-edycja'.E84]" office:value-type="float" office:value="0" calcext:value-type="float">
            <text:p>0</text:p>
          </table:table-cell>
          <table:table-cell table:formula="of:=IF([.B83]=0;[.C83];[.B83])" office:value-type="string" office:string-value="XTRJ" calcext:value-type="string">
            <text:p>XTRJ</text:p>
          </table:table-cell>
          <table:table-cell table:number-columns-repeated="2"/>
          <table:table-cell table:formula="of:=CONCATENATE([$przecinki.$A$2];[.E83];[$przecinki.$A$2];[$przecinki.$B$2];[$przecinki.$C$2];[$przecinki.$A$2];[.E83];[$przecinki.$A$2];[$przecinki.$D$2])" office:value-type="string" office:string-value="&quot;XTRJ&quot;: &quot;XTRJ&quot;," calcext:value-type="string">
            <text:p>"XTRJ": "XTRJ",</text:p>
          </table:table-cell>
        </table:table-row>
        <table:table-row table:style-name="ro2">
          <table:table-cell table:formula="of:=[$'naglosy-edycja'.B85]" office:value-type="string" office:string-value="drzw" calcext:value-type="string">
            <text:p>drzw</text:p>
          </table:table-cell>
          <table:table-cell table:formula="of:=[$'naglosy-edycja'.C85]" office:value-type="string" office:string-value="XTVRJ" calcext:value-type="string">
            <text:p>XTVRJ</text:p>
          </table:table-cell>
          <table:table-cell table:formula="of:=[$'naglosy-edycja'.D85]" office:value-type="float" office:value="0" calcext:value-type="float">
            <text:p>0</text:p>
          </table:table-cell>
          <table:table-cell table:formula="of:=[$'naglosy-edycja'.E85]" office:value-type="float" office:value="0" calcext:value-type="float">
            <text:p>0</text:p>
          </table:table-cell>
          <table:table-cell table:formula="of:=IF([.B84]=0;[.C84];[.B84])" office:value-type="string" office:string-value="XTVRJ" calcext:value-type="string">
            <text:p>XTVRJ</text:p>
          </table:table-cell>
          <table:table-cell table:number-columns-repeated="2"/>
          <table:table-cell table:formula="of:=CONCATENATE([$przecinki.$A$2];[.E84];[$przecinki.$A$2];[$przecinki.$B$2];[$przecinki.$C$2];[$przecinki.$A$2];[.E84];[$przecinki.$A$2];[$przecinki.$D$2])" office:value-type="string" office:string-value="&quot;XTVRJ&quot;: &quot;XTVRJ&quot;," calcext:value-type="string">
            <text:p>"XTVRJ": "XTVRJ",</text:p>
          </table:table-cell>
        </table:table-row>
        <table:table-row table:style-name="ro2">
          <table:table-cell table:formula="of:=[$'naglosy-edycja'.B86]" office:value-type="string" office:string-value="drzwi" calcext:value-type="string">
            <text:p>drzwi</text:p>
          </table:table-cell>
          <table:table-cell table:formula="of:=[$'naglosy-edycja'.C86]" office:value-type="float" office:value="0" calcext:value-type="float">
            <text:p>0</text:p>
          </table:table-cell>
          <table:table-cell table:formula="of:=[$'naglosy-edycja'.D86]" office:value-type="string" office:string-value="XTVRJ" calcext:value-type="string">
            <text:p>XTVRJ</text:p>
          </table:table-cell>
          <table:table-cell table:formula="of:=[$'naglosy-edycja'.E86]" office:value-type="float" office:value="0" calcext:value-type="float">
            <text:p>0</text:p>
          </table:table-cell>
          <table:table-cell table:formula="of:=IF([.B85]=0;[.C85];[.B85])" office:value-type="string" office:string-value="XTVRJ" calcext:value-type="string">
            <text:p>XTVRJ</text:p>
          </table:table-cell>
          <table:table-cell table:number-columns-repeated="2"/>
          <table:table-cell table:formula="of:=CONCATENATE([$przecinki.$A$2];[.E85];[$przecinki.$A$2];[$przecinki.$B$2];[$przecinki.$C$2];[$przecinki.$A$2];[.E85];[$przecinki.$A$2];[$przecinki.$D$2])" office:value-type="string" office:string-value="&quot;XTVRJ&quot;: &quot;XTVRJ&quot;," calcext:value-type="string">
            <text:p>"XTVRJ": "XTVRJ",</text:p>
          </table:table-cell>
        </table:table-row>
        <table:table-row table:style-name="ro2">
          <table:table-cell table:formula="of:=[$'naglosy-edycja'.B87]" office:value-type="string" office:string-value="f" calcext:value-type="string">
            <text:p>f</text:p>
          </table:table-cell>
          <table:table-cell table:formula="of:=[$'naglosy-edycja'.C87]" office:value-type="string" office:string-value="F" calcext:value-type="string">
            <text:p>F</text:p>
          </table:table-cell>
          <table:table-cell table:formula="of:=[$'naglosy-edycja'.D87]" office:value-type="float" office:value="0" calcext:value-type="float">
            <text:p>0</text:p>
          </table:table-cell>
          <table:table-cell table:formula="of:=[$'naglosy-edycja'.E87]" office:value-type="float" office:value="0" calcext:value-type="float">
            <text:p>0</text:p>
          </table:table-cell>
          <table:table-cell table:formula="of:=IF([.B86]=0;[.C86];[.B86])" office:value-type="string" office:string-value="F" calcext:value-type="string">
            <text:p>F</text:p>
          </table:table-cell>
          <table:table-cell table:number-columns-repeated="2"/>
          <table:table-cell table:formula="of:=CONCATENATE([$przecinki.$A$2];[.E86];[$przecinki.$A$2];[$przecinki.$B$2];[$przecinki.$C$2];[$przecinki.$A$2];[.E86];[$przecinki.$A$2];[$przecinki.$D$2])" office:value-type="string" office:string-value="&quot;F&quot;: &quot;F&quot;," calcext:value-type="string">
            <text:p>"F": "F",</text:p>
          </table:table-cell>
        </table:table-row>
        <table:table-row table:style-name="ro2">
          <table:table-cell table:formula="of:=[$'naglosy-edycja'.B88]" office:value-type="string" office:string-value="fl" calcext:value-type="string">
            <text:p>fl</text:p>
          </table:table-cell>
          <table:table-cell table:formula="of:=[$'naglosy-edycja'.C88]" office:value-type="string" office:string-value="FL" calcext:value-type="string">
            <text:p>FL</text:p>
          </table:table-cell>
          <table:table-cell table:formula="of:=[$'naglosy-edycja'.D88]" office:value-type="float" office:value="0" calcext:value-type="float">
            <text:p>0</text:p>
          </table:table-cell>
          <table:table-cell table:formula="of:=[$'naglosy-edycja'.E88]" office:value-type="float" office:value="0" calcext:value-type="float">
            <text:p>0</text:p>
          </table:table-cell>
          <table:table-cell table:formula="of:=IF([.B87]=0;[.C87];[.B87])" office:value-type="string" office:string-value="FL" calcext:value-type="string">
            <text:p>FL</text:p>
          </table:table-cell>
          <table:table-cell table:number-columns-repeated="2"/>
          <table:table-cell table:formula="of:=CONCATENATE([$przecinki.$A$2];[.E87];[$przecinki.$A$2];[$przecinki.$B$2];[$przecinki.$C$2];[$przecinki.$A$2];[.E87];[$przecinki.$A$2];[$przecinki.$D$2])" office:value-type="string" office:string-value="&quot;FL&quot;: &quot;FL&quot;," calcext:value-type="string">
            <text:p>"FL": "FL",</text:p>
          </table:table-cell>
        </table:table-row>
        <table:table-row table:style-name="ro2">
          <table:table-cell table:formula="of:=[$'naglosy-edycja'.B89]" office:value-type="string" office:string-value="fr" calcext:value-type="string">
            <text:p>fr</text:p>
          </table:table-cell>
          <table:table-cell table:formula="of:=[$'naglosy-edycja'.C89]" office:value-type="string" office:string-value="FR" calcext:value-type="string">
            <text:p>FR</text:p>
          </table:table-cell>
          <table:table-cell table:formula="of:=[$'naglosy-edycja'.D89]" office:value-type="float" office:value="0" calcext:value-type="float">
            <text:p>0</text:p>
          </table:table-cell>
          <table:table-cell table:formula="of:=[$'naglosy-edycja'.E89]" office:value-type="float" office:value="0" calcext:value-type="float">
            <text:p>0</text:p>
          </table:table-cell>
          <table:table-cell table:formula="of:=IF([.B88]=0;[.C88];[.B88])" office:value-type="string" office:string-value="FR" calcext:value-type="string">
            <text:p>FR</text:p>
          </table:table-cell>
          <table:table-cell table:number-columns-repeated="2"/>
          <table:table-cell table:formula="of:=CONCATENATE([$przecinki.$A$2];[.E88];[$przecinki.$A$2];[$przecinki.$B$2];[$przecinki.$C$2];[$przecinki.$A$2];[.E88];[$przecinki.$A$2];[$przecinki.$D$2])" office:value-type="string" office:string-value="&quot;FR&quot;: &quot;FR&quot;," calcext:value-type="string">
            <text:p>"FR": "FR",</text:p>
          </table:table-cell>
        </table:table-row>
        <table:table-row table:style-name="ro2">
          <table:table-cell table:formula="of:=[$'naglosy-edycja'.B90]" office:value-type="string" office:string-value="frz" calcext:value-type="string">
            <text:p>frz</text:p>
          </table:table-cell>
          <table:table-cell table:formula="of:=[$'naglosy-edycja'.C90]" office:value-type="string" office:string-value="FRJ" calcext:value-type="string">
            <text:p>FRJ</text:p>
          </table:table-cell>
          <table:table-cell table:formula="of:=[$'naglosy-edycja'.D90]" office:value-type="float" office:value="0" calcext:value-type="float">
            <text:p>0</text:p>
          </table:table-cell>
          <table:table-cell table:formula="of:=[$'naglosy-edycja'.E90]" office:value-type="float" office:value="0" calcext:value-type="float">
            <text:p>0</text:p>
          </table:table-cell>
          <table:table-cell table:formula="of:=IF([.B89]=0;[.C89];[.B89])" office:value-type="string" office:string-value="FRJ" calcext:value-type="string">
            <text:p>FRJ</text:p>
          </table:table-cell>
          <table:table-cell table:number-columns-repeated="2"/>
          <table:table-cell table:formula="of:=CONCATENATE([$przecinki.$A$2];[.E89];[$przecinki.$A$2];[$przecinki.$B$2];[$przecinki.$C$2];[$przecinki.$A$2];[.E89];[$przecinki.$A$2];[$przecinki.$D$2])" office:value-type="string" office:string-value="&quot;FRJ&quot;: &quot;FRJ&quot;," calcext:value-type="string">
            <text:p>"FRJ": "FRJ",</text:p>
          </table:table-cell>
        </table:table-row>
        <table:table-row table:style-name="ro2">
          <table:table-cell table:formula="of:=[$'naglosy-edycja'.B91]" office:value-type="string" office:string-value="ft" calcext:value-type="string">
            <text:p>ft</text:p>
          </table:table-cell>
          <table:table-cell table:formula="of:=[$'naglosy-edycja'.C91]" office:value-type="string" office:string-value="FT" calcext:value-type="string">
            <text:p>FT</text:p>
          </table:table-cell>
          <table:table-cell table:formula="of:=[$'naglosy-edycja'.D91]" office:value-type="float" office:value="0" calcext:value-type="float">
            <text:p>0</text:p>
          </table:table-cell>
          <table:table-cell table:formula="of:=[$'naglosy-edycja'.E91]" office:value-type="float" office:value="0" calcext:value-type="float">
            <text:p>0</text:p>
          </table:table-cell>
          <table:table-cell table:formula="of:=IF([.B90]=0;[.C90];[.B90])" office:value-type="string" office:string-value="FT" calcext:value-type="string">
            <text:p>FT</text:p>
          </table:table-cell>
          <table:table-cell table:number-columns-repeated="2"/>
          <table:table-cell table:formula="of:=CONCATENATE([$przecinki.$A$2];[.E90];[$przecinki.$A$2];[$przecinki.$B$2];[$przecinki.$C$2];[$przecinki.$A$2];[.E90];[$przecinki.$A$2];[$przecinki.$D$2])" office:value-type="string" office:string-value="&quot;FT&quot;: &quot;FT&quot;," calcext:value-type="string">
            <text:p>"FT": "FT",</text:p>
          </table:table-cell>
        </table:table-row>
        <table:table-row table:style-name="ro2">
          <table:table-cell table:formula="of:=[$'naglosy-edycja'.B92]" office:value-type="string" office:string-value="g" calcext:value-type="string">
            <text:p>g</text:p>
          </table:table-cell>
          <table:table-cell table:formula="of:=[$'naglosy-edycja'.C92]" office:value-type="string" office:string-value="XK" calcext:value-type="string">
            <text:p>XK</text:p>
          </table:table-cell>
          <table:table-cell table:formula="of:=[$'naglosy-edycja'.D92]" office:value-type="float" office:value="0" calcext:value-type="float">
            <text:p>0</text:p>
          </table:table-cell>
          <table:table-cell table:formula="of:=[$'naglosy-edycja'.E92]" office:value-type="float" office:value="0" calcext:value-type="float">
            <text:p>0</text:p>
          </table:table-cell>
          <table:table-cell table:formula="of:=IF([.B91]=0;[.C91];[.B91])" office:value-type="string" office:string-value="XK" calcext:value-type="string">
            <text:p>XK</text:p>
          </table:table-cell>
          <table:table-cell table:number-columns-repeated="2"/>
          <table:table-cell table:formula="of:=CONCATENATE([$przecinki.$A$2];[.E91];[$przecinki.$A$2];[$przecinki.$B$2];[$przecinki.$C$2];[$przecinki.$A$2];[.E91];[$przecinki.$A$2];[$przecinki.$D$2])" office:value-type="string" office:string-value="&quot;XK&quot;: &quot;XK&quot;," calcext:value-type="string">
            <text:p>"XK": "XK",</text:p>
          </table:table-cell>
        </table:table-row>
        <table:table-row table:style-name="ro2">
          <table:table-cell table:formula="of:=[$'naglosy-edycja'.B93]" office:value-type="string" office:string-value="gb" calcext:value-type="string">
            <text:p>gb</text:p>
          </table:table-cell>
          <table:table-cell table:formula="of:=[$'naglosy-edycja'.C93]" office:value-type="string" office:string-value="XKP" calcext:value-type="string">
            <text:p>XKP</text:p>
          </table:table-cell>
          <table:table-cell table:formula="of:=[$'naglosy-edycja'.D93]" office:value-type="float" office:value="0" calcext:value-type="float">
            <text:p>0</text:p>
          </table:table-cell>
          <table:table-cell table:formula="of:=[$'naglosy-edycja'.E93]" office:value-type="float" office:value="0" calcext:value-type="float">
            <text:p>0</text:p>
          </table:table-cell>
          <table:table-cell table:formula="of:=IF([.B92]=0;[.C92];[.B92])" office:value-type="string" office:string-value="XKP" calcext:value-type="string">
            <text:p>XKP</text:p>
          </table:table-cell>
          <table:table-cell table:number-columns-repeated="2"/>
          <table:table-cell table:formula="of:=CONCATENATE([$przecinki.$A$2];[.E92];[$przecinki.$A$2];[$przecinki.$B$2];[$przecinki.$C$2];[$przecinki.$A$2];[.E92];[$przecinki.$A$2];[$przecinki.$D$2])" office:value-type="string" office:string-value="&quot;XKP&quot;: &quot;XKP&quot;," calcext:value-type="string">
            <text:p>"XKP": "XKP",</text:p>
          </table:table-cell>
        </table:table-row>
        <table:table-row table:style-name="ro2">
          <table:table-cell table:formula="of:=[$'naglosy-edycja'.B94]" office:value-type="string" office:string-value="gd" calcext:value-type="string">
            <text:p>gd</text:p>
          </table:table-cell>
          <table:table-cell table:formula="of:=[$'naglosy-edycja'.C94]" office:value-type="string" office:string-value="KT" calcext:value-type="string">
            <text:p>KT</text:p>
          </table:table-cell>
          <table:table-cell table:formula="of:=[$'naglosy-edycja'.D94]" office:value-type="float" office:value="0" calcext:value-type="float">
            <text:p>0</text:p>
          </table:table-cell>
          <table:table-cell table:formula="of:=[$'naglosy-edycja'.E94]" office:value-type="float" office:value="0" calcext:value-type="float">
            <text:p>0</text:p>
          </table:table-cell>
          <table:table-cell table:formula="of:=IF([.B93]=0;[.C93];[.B93])" office:value-type="string" office:string-value="KT" calcext:value-type="string">
            <text:p>KT</text:p>
          </table:table-cell>
          <table:table-cell table:number-columns-repeated="2"/>
          <table:table-cell table:formula="of:=CONCATENATE([$przecinki.$A$2];[.E93];[$przecinki.$A$2];[$przecinki.$B$2];[$przecinki.$C$2];[$przecinki.$A$2];[.E93];[$przecinki.$A$2];[$przecinki.$D$2])" office:value-type="string" office:string-value="&quot;KT&quot;: &quot;KT&quot;," calcext:value-type="string">
            <text:p>"KT": "KT",</text:p>
          </table:table-cell>
        </table:table-row>
        <table:table-row table:style-name="ro2">
          <table:table-cell table:formula="of:=[$'naglosy-edycja'.B95]" office:value-type="string" office:string-value="gdz" calcext:value-type="string">
            <text:p>gdz</text:p>
          </table:table-cell>
          <table:table-cell table:formula="of:=[$'naglosy-edycja'.C95]" office:value-type="float" office:value="0" calcext:value-type="float">
            <text:p>0</text:p>
          </table:table-cell>
          <table:table-cell table:formula="of:=[$'naglosy-edycja'.D95]" office:value-type="string" office:string-value="XZKT" calcext:value-type="string">
            <text:p>XZKT</text:p>
          </table:table-cell>
          <table:table-cell table:formula="of:=[$'naglosy-edycja'.E95]" office:value-type="float" office:value="0" calcext:value-type="float">
            <text:p>0</text:p>
          </table:table-cell>
          <table:table-cell table:formula="of:=IF([.B94]=0;[.C94];[.B94])" office:value-type="string" office:string-value="XZKT" calcext:value-type="string">
            <text:p>XZKT</text:p>
          </table:table-cell>
          <table:table-cell table:number-columns-repeated="2"/>
          <table:table-cell table:formula="of:=CONCATENATE([$przecinki.$A$2];[.E94];[$przecinki.$A$2];[$przecinki.$B$2];[$przecinki.$C$2];[$przecinki.$A$2];[.E94];[$przecinki.$A$2];[$przecinki.$D$2])" office:value-type="string" office:string-value="&quot;XZKT&quot;: &quot;XZKT&quot;," calcext:value-type="string">
            <text:p>"XZKT": "XZKT",</text:p>
          </table:table-cell>
        </table:table-row>
        <table:table-row table:style-name="ro2">
          <table:table-cell table:formula="of:=[$'naglosy-edycja'.B96]" office:value-type="string" office:string-value="gdzi" calcext:value-type="string">
            <text:p>gdzi</text:p>
          </table:table-cell>
          <table:table-cell table:formula="of:=[$'naglosy-edycja'.C96]" office:value-type="float" office:value="0" calcext:value-type="float">
            <text:p>0</text:p>
          </table:table-cell>
          <table:table-cell table:formula="of:=[$'naglosy-edycja'.D96]" office:value-type="string" office:string-value="XZKTJ" calcext:value-type="string">
            <text:p>XZKTJ</text:p>
          </table:table-cell>
          <table:table-cell table:formula="of:=[$'naglosy-edycja'.E96]" office:value-type="float" office:value="0" calcext:value-type="float">
            <text:p>0</text:p>
          </table:table-cell>
          <table:table-cell table:formula="of:=IF([.B95]=0;[.C95];[.B95])" office:value-type="string" office:string-value="XZKTJ" calcext:value-type="string">
            <text:p>XZKTJ</text:p>
          </table:table-cell>
          <table:table-cell table:number-columns-repeated="2"/>
          <table:table-cell table:formula="of:=CONCATENATE([$przecinki.$A$2];[.E95];[$przecinki.$A$2];[$przecinki.$B$2];[$przecinki.$C$2];[$przecinki.$A$2];[.E95];[$przecinki.$A$2];[$przecinki.$D$2])" office:value-type="string" office:string-value="&quot;XZKTJ&quot;: &quot;XZKTJ&quot;," calcext:value-type="string">
            <text:p>"XZKTJ": "XZKTJ",</text:p>
          </table:table-cell>
        </table:table-row>
        <table:table-row table:style-name="ro2">
          <table:table-cell table:formula="of:=[$'naglosy-edycja'.B97]" office:value-type="string" office:string-value="gl" calcext:value-type="string">
            <text:p>gl</text:p>
          </table:table-cell>
          <table:table-cell table:formula="of:=[$'naglosy-edycja'.C97]" office:value-type="string" office:string-value="XKL" calcext:value-type="string">
            <text:p>XKL</text:p>
          </table:table-cell>
          <table:table-cell table:formula="of:=[$'naglosy-edycja'.D97]" office:value-type="float" office:value="0" calcext:value-type="float">
            <text:p>0</text:p>
          </table:table-cell>
          <table:table-cell table:formula="of:=[$'naglosy-edycja'.E97]" office:value-type="float" office:value="0" calcext:value-type="float">
            <text:p>0</text:p>
          </table:table-cell>
          <table:table-cell table:formula="of:=IF([.B96]=0;[.C96];[.B96])" office:value-type="string" office:string-value="XKL" calcext:value-type="string">
            <text:p>XKL</text:p>
          </table:table-cell>
          <table:table-cell table:number-columns-repeated="2"/>
          <table:table-cell table:formula="of:=CONCATENATE([$przecinki.$A$2];[.E96];[$przecinki.$A$2];[$przecinki.$B$2];[$przecinki.$C$2];[$przecinki.$A$2];[.E96];[$przecinki.$A$2];[$przecinki.$D$2])" office:value-type="string" office:string-value="&quot;XKL&quot;: &quot;XKL&quot;," calcext:value-type="string">
            <text:p>"XKL": "XKL",</text:p>
          </table:table-cell>
        </table:table-row>
        <table:table-row table:style-name="ro2">
          <table:table-cell table:formula="of:=[$'naglosy-edycja'.B98]" office:value-type="string" office:string-value="gł" calcext:value-type="string">
            <text:p>gł</text:p>
          </table:table-cell>
          <table:table-cell table:formula="of:=[$'naglosy-edycja'.C98]" office:value-type="string" office:string-value="XKLJ" calcext:value-type="string">
            <text:p>XKLJ</text:p>
          </table:table-cell>
          <table:table-cell table:formula="of:=[$'naglosy-edycja'.D98]" office:value-type="float" office:value="0" calcext:value-type="float">
            <text:p>0</text:p>
          </table:table-cell>
          <table:table-cell table:formula="of:=[$'naglosy-edycja'.E98]" office:value-type="float" office:value="0" calcext:value-type="float">
            <text:p>0</text:p>
          </table:table-cell>
          <table:table-cell table:formula="of:=IF([.B97]=0;[.C97];[.B97])" office:value-type="string" office:string-value="XKLJ" calcext:value-type="string">
            <text:p>XKLJ</text:p>
          </table:table-cell>
          <table:table-cell table:number-columns-repeated="2"/>
          <table:table-cell table:formula="of:=CONCATENATE([$przecinki.$A$2];[.E97];[$przecinki.$A$2];[$przecinki.$B$2];[$przecinki.$C$2];[$przecinki.$A$2];[.E97];[$przecinki.$A$2];[$przecinki.$D$2])" office:value-type="string" office:string-value="&quot;XKLJ&quot;: &quot;XKLJ&quot;," calcext:value-type="string">
            <text:p>"XKLJ": "XKLJ",</text:p>
          </table:table-cell>
        </table:table-row>
        <table:table-row table:style-name="ro2">
          <table:table-cell table:formula="of:=[$'naglosy-edycja'.B99]" office:value-type="string" office:string-value="gm" calcext:value-type="string">
            <text:p>gm</text:p>
          </table:table-cell>
          <table:table-cell table:formula="of:=[$'naglosy-edycja'.C99]" office:value-type="string" office:string-value="XKTV" calcext:value-type="string">
            <text:p>XKTV</text:p>
          </table:table-cell>
          <table:table-cell table:formula="of:=[$'naglosy-edycja'.D99]" office:value-type="float" office:value="0" calcext:value-type="float">
            <text:p>0</text:p>
          </table:table-cell>
          <table:table-cell table:formula="of:=[$'naglosy-edycja'.E99]" office:value-type="float" office:value="0" calcext:value-type="float">
            <text:p>0</text:p>
          </table:table-cell>
          <table:table-cell table:formula="of:=IF([.B98]=0;[.C98];[.B98])" office:value-type="string" office:string-value="XKTV" calcext:value-type="string">
            <text:p>XKTV</text:p>
          </table:table-cell>
          <table:table-cell table:number-columns-repeated="2"/>
          <table:table-cell table:formula="of:=CONCATENATE([$przecinki.$A$2];[.E98];[$przecinki.$A$2];[$przecinki.$B$2];[$przecinki.$C$2];[$przecinki.$A$2];[.E98];[$przecinki.$A$2];[$przecinki.$D$2])" office:value-type="string" office:string-value="&quot;XKTV&quot;: &quot;XKTV&quot;," calcext:value-type="string">
            <text:p>"XKTV": "XKTV",</text:p>
          </table:table-cell>
        </table:table-row>
        <table:table-row table:style-name="ro2">
          <table:table-cell table:formula="of:=[$'naglosy-edycja'.B100]" office:value-type="string" office:string-value="gmi" calcext:value-type="string">
            <text:p>gmi</text:p>
          </table:table-cell>
          <table:table-cell table:formula="of:=[$'naglosy-edycja'.C100]" office:value-type="float" office:value="0" calcext:value-type="float">
            <text:p>0</text:p>
          </table:table-cell>
          <table:table-cell table:formula="of:=[$'naglosy-edycja'.D100]" office:value-type="string" office:string-value="XKTVJ" calcext:value-type="string">
            <text:p>XKTVJ</text:p>
          </table:table-cell>
          <table:table-cell table:formula="of:=[$'naglosy-edycja'.E100]" office:value-type="float" office:value="0" calcext:value-type="float">
            <text:p>0</text:p>
          </table:table-cell>
          <table:table-cell table:formula="of:=IF([.B99]=0;[.C99];[.B99])" office:value-type="string" office:string-value="XKTVJ" calcext:value-type="string">
            <text:p>XKTVJ</text:p>
          </table:table-cell>
          <table:table-cell table:number-columns-repeated="2"/>
          <table:table-cell table:formula="of:=CONCATENATE([$przecinki.$A$2];[.E99];[$przecinki.$A$2];[$przecinki.$B$2];[$przecinki.$C$2];[$przecinki.$A$2];[.E99];[$przecinki.$A$2];[$przecinki.$D$2])" office:value-type="string" office:string-value="&quot;XKTVJ&quot;: &quot;XKTVJ&quot;," calcext:value-type="string">
            <text:p>"XKTVJ": "XKTVJ",</text:p>
          </table:table-cell>
        </table:table-row>
        <table:table-row table:style-name="ro2">
          <table:table-cell table:formula="of:=[$'naglosy-edycja'.B101]" office:value-type="string" office:string-value="gn" calcext:value-type="string">
            <text:p>gn</text:p>
          </table:table-cell>
          <table:table-cell table:formula="of:=[$'naglosy-edycja'.C101]" office:value-type="string" office:string-value="XKLR" calcext:value-type="string">
            <text:p>XKLR</text:p>
          </table:table-cell>
          <table:table-cell table:formula="of:=[$'naglosy-edycja'.D101]" office:value-type="float" office:value="0" calcext:value-type="float">
            <text:p>0</text:p>
          </table:table-cell>
          <table:table-cell table:formula="of:=[$'naglosy-edycja'.E101]" office:value-type="float" office:value="0" calcext:value-type="float">
            <text:p>0</text:p>
          </table:table-cell>
          <table:table-cell table:formula="of:=IF([.B100]=0;[.C100];[.B100])" office:value-type="string" office:string-value="XKLR" calcext:value-type="string">
            <text:p>XKLR</text:p>
          </table:table-cell>
          <table:table-cell table:number-columns-repeated="2"/>
          <table:table-cell table:formula="of:=CONCATENATE([$przecinki.$A$2];[.E100];[$przecinki.$A$2];[$przecinki.$B$2];[$przecinki.$C$2];[$przecinki.$A$2];[.E100];[$przecinki.$A$2];[$przecinki.$D$2])" office:value-type="string" office:string-value="&quot;XKLR&quot;: &quot;XKLR&quot;," calcext:value-type="string">
            <text:p>"XKLR": "XKLR",</text:p>
          </table:table-cell>
        </table:table-row>
        <table:table-row table:style-name="ro2">
          <table:table-cell table:formula="of:=[$'naglosy-edycja'.B102]" office:value-type="string" office:string-value="gni" calcext:value-type="string">
            <text:p>gni</text:p>
          </table:table-cell>
          <table:table-cell table:formula="of:=[$'naglosy-edycja'.C102]" office:value-type="float" office:value="0" calcext:value-type="float">
            <text:p>0</text:p>
          </table:table-cell>
          <table:table-cell table:formula="of:=[$'naglosy-edycja'.D102]" office:value-type="string" office:string-value="XKLRJ" calcext:value-type="string">
            <text:p>XKLRJ</text:p>
          </table:table-cell>
          <table:table-cell table:formula="of:=[$'naglosy-edycja'.E102]" office:value-type="float" office:value="0" calcext:value-type="float">
            <text:p>0</text:p>
          </table:table-cell>
          <table:table-cell table:formula="of:=IF([.B101]=0;[.C101];[.B101])" office:value-type="string" office:string-value="XKLRJ" calcext:value-type="string">
            <text:p>XKLRJ</text:p>
          </table:table-cell>
          <table:table-cell table:number-columns-repeated="2"/>
          <table:table-cell table:formula="of:=CONCATENATE([$przecinki.$A$2];[.E101];[$przecinki.$A$2];[$przecinki.$B$2];[$przecinki.$C$2];[$przecinki.$A$2];[.E101];[$przecinki.$A$2];[$przecinki.$D$2])" office:value-type="string" office:string-value="&quot;XKLRJ&quot;: &quot;XKLRJ&quot;," calcext:value-type="string">
            <text:p>"XKLRJ": "XKLRJ",</text:p>
          </table:table-cell>
        </table:table-row>
        <table:table-row table:style-name="ro2">
          <table:table-cell table:formula="of:=[$'naglosy-edycja'.B103]" office:value-type="string" office:string-value="gr" calcext:value-type="string">
            <text:p>gr</text:p>
          </table:table-cell>
          <table:table-cell table:formula="of:=[$'naglosy-edycja'.C103]" office:value-type="string" office:string-value="XKR" calcext:value-type="string">
            <text:p>XKR</text:p>
          </table:table-cell>
          <table:table-cell table:formula="of:=[$'naglosy-edycja'.D103]" office:value-type="float" office:value="0" calcext:value-type="float">
            <text:p>0</text:p>
          </table:table-cell>
          <table:table-cell table:formula="of:=[$'naglosy-edycja'.E103]" office:value-type="float" office:value="0" calcext:value-type="float">
            <text:p>0</text:p>
          </table:table-cell>
          <table:table-cell table:formula="of:=IF([.B102]=0;[.C102];[.B102])" office:value-type="string" office:string-value="XKR" calcext:value-type="string">
            <text:p>XKR</text:p>
          </table:table-cell>
          <table:table-cell table:number-columns-repeated="2"/>
          <table:table-cell table:formula="of:=CONCATENATE([$przecinki.$A$2];[.E102];[$przecinki.$A$2];[$przecinki.$B$2];[$przecinki.$C$2];[$przecinki.$A$2];[.E102];[$przecinki.$A$2];[$przecinki.$D$2])" office:value-type="string" office:string-value="&quot;XKR&quot;: &quot;XKR&quot;," calcext:value-type="string">
            <text:p>"XKR": "XKR",</text:p>
          </table:table-cell>
        </table:table-row>
        <table:table-row table:style-name="ro2">
          <table:table-cell table:formula="of:=[$'naglosy-edycja'.B104]" office:value-type="string" office:string-value="grd" calcext:value-type="string">
            <text:p>grd</text:p>
          </table:table-cell>
          <table:table-cell table:formula="of:=[$'naglosy-edycja'.C104]" office:value-type="string" office:string-value="XKTR" calcext:value-type="string">
            <text:p>XKTR</text:p>
          </table:table-cell>
          <table:table-cell table:formula="of:=[$'naglosy-edycja'.D104]" office:value-type="float" office:value="0" calcext:value-type="float">
            <text:p>0</text:p>
          </table:table-cell>
          <table:table-cell table:formula="of:=[$'naglosy-edycja'.E104]" office:value-type="float" office:value="0" calcext:value-type="float">
            <text:p>0</text:p>
          </table:table-cell>
          <table:table-cell table:formula="of:=IF([.B103]=0;[.C103];[.B103])" office:value-type="string" office:string-value="XKTR" calcext:value-type="string">
            <text:p>XKTR</text:p>
          </table:table-cell>
          <table:table-cell table:number-columns-repeated="2"/>
          <table:table-cell table:formula="of:=CONCATENATE([$przecinki.$A$2];[.E103];[$przecinki.$A$2];[$przecinki.$B$2];[$przecinki.$C$2];[$przecinki.$A$2];[.E103];[$przecinki.$A$2];[$przecinki.$D$2])" office:value-type="string" office:string-value="&quot;XKTR&quot;: &quot;XKTR&quot;," calcext:value-type="string">
            <text:p>"XKTR": "XKTR",</text:p>
          </table:table-cell>
        </table:table-row>
        <table:table-row table:style-name="ro2">
          <table:table-cell table:formula="of:=[$'naglosy-edycja'.B105]" office:value-type="string" office:string-value="grz" calcext:value-type="string">
            <text:p>grz</text:p>
          </table:table-cell>
          <table:table-cell table:formula="of:=[$'naglosy-edycja'.C105]" office:value-type="string" office:string-value="XKRJ" calcext:value-type="string">
            <text:p>XKRJ</text:p>
          </table:table-cell>
          <table:table-cell table:formula="of:=[$'naglosy-edycja'.D105]" office:value-type="float" office:value="0" calcext:value-type="float">
            <text:p>0</text:p>
          </table:table-cell>
          <table:table-cell table:formula="of:=[$'naglosy-edycja'.E105]" office:value-type="float" office:value="0" calcext:value-type="float">
            <text:p>0</text:p>
          </table:table-cell>
          <table:table-cell table:formula="of:=IF([.B104]=0;[.C104];[.B104])" office:value-type="string" office:string-value="XKRJ" calcext:value-type="string">
            <text:p>XKRJ</text:p>
          </table:table-cell>
          <table:table-cell table:number-columns-repeated="2"/>
          <table:table-cell table:formula="of:=CONCATENATE([$przecinki.$A$2];[.E104];[$przecinki.$A$2];[$przecinki.$B$2];[$przecinki.$C$2];[$przecinki.$A$2];[.E104];[$przecinki.$A$2];[$przecinki.$D$2])" office:value-type="string" office:string-value="&quot;XKRJ&quot;: &quot;XKRJ&quot;," calcext:value-type="string">
            <text:p>"XKRJ": "XKRJ",</text:p>
          </table:table-cell>
        </table:table-row>
        <table:table-row table:style-name="ro2">
          <table:table-cell table:formula="of:=[$'naglosy-edycja'.B106]" office:value-type="string" office:string-value="grzb" calcext:value-type="string">
            <text:p>grzb</text:p>
          </table:table-cell>
          <table:table-cell table:formula="of:=[$'naglosy-edycja'.C106]" office:value-type="string" office:string-value="XKPRJ" calcext:value-type="string">
            <text:p>XKPRJ</text:p>
          </table:table-cell>
          <table:table-cell table:formula="of:=[$'naglosy-edycja'.D106]" office:value-type="float" office:value="0" calcext:value-type="float">
            <text:p>0</text:p>
          </table:table-cell>
          <table:table-cell table:formula="of:=[$'naglosy-edycja'.E106]" office:value-type="float" office:value="0" calcext:value-type="float">
            <text:p>0</text:p>
          </table:table-cell>
          <table:table-cell table:formula="of:=IF([.B105]=0;[.C105];[.B105])" office:value-type="string" office:string-value="XKPRJ" calcext:value-type="string">
            <text:p>XKPRJ</text:p>
          </table:table-cell>
          <table:table-cell table:number-columns-repeated="2"/>
          <table:table-cell table:formula="of:=CONCATENATE([$przecinki.$A$2];[.E105];[$przecinki.$A$2];[$przecinki.$B$2];[$przecinki.$C$2];[$przecinki.$A$2];[.E105];[$przecinki.$A$2];[$przecinki.$D$2])" office:value-type="string" office:string-value="&quot;XKPRJ&quot;: &quot;XKPRJ&quot;," calcext:value-type="string">
            <text:p>"XKPRJ": "XKPRJ",</text:p>
          </table:table-cell>
        </table:table-row>
        <table:table-row table:style-name="ro2">
          <table:table-cell table:formula="of:=[$'naglosy-edycja'.B107]" office:value-type="string" office:string-value="grzd" calcext:value-type="string">
            <text:p>grzd</text:p>
          </table:table-cell>
          <table:table-cell table:formula="of:=[$'naglosy-edycja'.C107]" office:value-type="string" office:string-value="XKTRJ" calcext:value-type="string">
            <text:p>XKTRJ</text:p>
          </table:table-cell>
          <table:table-cell table:formula="of:=[$'naglosy-edycja'.D107]" office:value-type="float" office:value="0" calcext:value-type="float">
            <text:p>0</text:p>
          </table:table-cell>
          <table:table-cell table:formula="of:=[$'naglosy-edycja'.E107]" office:value-type="float" office:value="0" calcext:value-type="float">
            <text:p>0</text:p>
          </table:table-cell>
          <table:table-cell table:formula="of:=IF([.B106]=0;[.C106];[.B106])" office:value-type="string" office:string-value="XKTRJ" calcext:value-type="string">
            <text:p>XKTRJ</text:p>
          </table:table-cell>
          <table:table-cell table:number-columns-repeated="2"/>
          <table:table-cell table:formula="of:=CONCATENATE([$przecinki.$A$2];[.E106];[$przecinki.$A$2];[$przecinki.$B$2];[$przecinki.$C$2];[$przecinki.$A$2];[.E106];[$przecinki.$A$2];[$przecinki.$D$2])" office:value-type="string" office:string-value="&quot;XKTRJ&quot;: &quot;XKTRJ&quot;," calcext:value-type="string">
            <text:p>"XKTRJ": "XKTRJ",</text:p>
          </table:table-cell>
        </table:table-row>
        <table:table-row table:style-name="ro2">
          <table:table-cell table:formula="of:=[$'naglosy-edycja'.B108]" office:value-type="string" office:string-value="grzm" calcext:value-type="string">
            <text:p>grzm</text:p>
          </table:table-cell>
          <table:table-cell table:formula="of:=[$'naglosy-edycja'.C108]" office:value-type="string" office:string-value="XKTVRJ" calcext:value-type="string">
            <text:p>XKTVRJ</text:p>
          </table:table-cell>
          <table:table-cell table:formula="of:=[$'naglosy-edycja'.D108]" office:value-type="float" office:value="0" calcext:value-type="float">
            <text:p>0</text:p>
          </table:table-cell>
          <table:table-cell table:formula="of:=[$'naglosy-edycja'.E108]" office:value-type="float" office:value="0" calcext:value-type="float">
            <text:p>0</text:p>
          </table:table-cell>
          <table:table-cell table:formula="of:=IF([.B107]=0;[.C107];[.B107])" office:value-type="string" office:string-value="XKTVRJ" calcext:value-type="string">
            <text:p>XKTVRJ</text:p>
          </table:table-cell>
          <table:table-cell table:number-columns-repeated="2"/>
          <table:table-cell table:formula="of:=CONCATENATE([$przecinki.$A$2];[.E107];[$przecinki.$A$2];[$przecinki.$B$2];[$przecinki.$C$2];[$przecinki.$A$2];[.E107];[$przecinki.$A$2];[$przecinki.$D$2])" office:value-type="string" office:string-value="&quot;XKTVRJ&quot;: &quot;XKTVRJ&quot;," calcext:value-type="string">
            <text:p>"XKTVRJ": "XKTVRJ",</text:p>
          </table:table-cell>
        </table:table-row>
        <table:table-row table:style-name="ro2">
          <table:table-cell table:formula="of:=[$'naglosy-edycja'.B109]" office:value-type="string" office:string-value="gw" calcext:value-type="string">
            <text:p>gw</text:p>
          </table:table-cell>
          <table:table-cell table:formula="of:=[$'naglosy-edycja'.C109]" office:value-type="string" office:string-value="XKV" calcext:value-type="string">
            <text:p>XKV</text:p>
          </table:table-cell>
          <table:table-cell table:formula="of:=[$'naglosy-edycja'.D109]" office:value-type="float" office:value="0" calcext:value-type="float">
            <text:p>0</text:p>
          </table:table-cell>
          <table:table-cell table:formula="of:=[$'naglosy-edycja'.E109]" office:value-type="float" office:value="0" calcext:value-type="float">
            <text:p>0</text:p>
          </table:table-cell>
          <table:table-cell table:formula="of:=IF([.B108]=0;[.C108];[.B108])" office:value-type="string" office:string-value="XKV" calcext:value-type="string">
            <text:p>XKV</text:p>
          </table:table-cell>
          <table:table-cell table:number-columns-repeated="2"/>
          <table:table-cell table:formula="of:=CONCATENATE([$przecinki.$A$2];[.E108];[$przecinki.$A$2];[$przecinki.$B$2];[$przecinki.$C$2];[$przecinki.$A$2];[.E108];[$przecinki.$A$2];[$przecinki.$D$2])" office:value-type="string" office:string-value="&quot;XKV&quot;: &quot;XKV&quot;," calcext:value-type="string">
            <text:p>"XKV": "XKV",</text:p>
          </table:table-cell>
        </table:table-row>
        <table:table-row table:style-name="ro2">
          <table:table-cell table:formula="of:=[$'naglosy-edycja'.B110]" office:value-type="string" office:string-value="gwd" calcext:value-type="string">
            <text:p>gwd</text:p>
          </table:table-cell>
          <table:table-cell table:formula="of:=[$'naglosy-edycja'.C110]" office:value-type="float" office:value="0" calcext:value-type="float">
            <text:p>0</text:p>
          </table:table-cell>
          <table:table-cell table:formula="of:=[$'naglosy-edycja'.D110]" office:value-type="string" office:string-value="XZKTV" calcext:value-type="string">
            <text:p>XZKTV</text:p>
          </table:table-cell>
          <table:table-cell table:formula="of:=[$'naglosy-edycja'.E110]" office:value-type="float" office:value="0" calcext:value-type="float">
            <text:p>0</text:p>
          </table:table-cell>
          <table:table-cell table:formula="of:=IF([.B109]=0;[.C109];[.B109])" office:value-type="string" office:string-value="XZKTV" calcext:value-type="string">
            <text:p>XZKTV</text:p>
          </table:table-cell>
          <table:table-cell table:number-columns-repeated="2"/>
          <table:table-cell table:formula="of:=CONCATENATE([$przecinki.$A$2];[.E109];[$przecinki.$A$2];[$przecinki.$B$2];[$przecinki.$C$2];[$przecinki.$A$2];[.E109];[$przecinki.$A$2];[$przecinki.$D$2])" office:value-type="string" office:string-value="&quot;XZKTV&quot;: &quot;XZKTV&quot;," calcext:value-type="string">
            <text:p>"XZKTV": "XZKTV",</text:p>
          </table:table-cell>
        </table:table-row>
        <table:table-row table:style-name="ro2">
          <table:table-cell table:formula="of:=[$'naglosy-edycja'.B111]" office:value-type="string" office:string-value="gwdz" calcext:value-type="string">
            <text:p>gwdz</text:p>
          </table:table-cell>
          <table:table-cell table:formula="of:=[$'naglosy-edycja'.C111]" office:value-type="float" office:value="0" calcext:value-type="float">
            <text:p>0</text:p>
          </table:table-cell>
          <table:table-cell table:formula="of:=[$'naglosy-edycja'.D111]" office:value-type="string" office:string-value="XZKTVJ" calcext:value-type="string">
            <text:p>XZKTVJ</text:p>
          </table:table-cell>
          <table:table-cell table:formula="of:=[$'naglosy-edycja'.E111]" office:value-type="float" office:value="0" calcext:value-type="float">
            <text:p>0</text:p>
          </table:table-cell>
          <table:table-cell table:formula="of:=IF([.B110]=0;[.C110];[.B110])" office:value-type="string" office:string-value="XZKTVJ" calcext:value-type="string">
            <text:p>XZKTVJ</text:p>
          </table:table-cell>
          <table:table-cell table:number-columns-repeated="2"/>
          <table:table-cell table:formula="of:=CONCATENATE([$przecinki.$A$2];[.E110];[$przecinki.$A$2];[$przecinki.$B$2];[$przecinki.$C$2];[$przecinki.$A$2];[.E110];[$przecinki.$A$2];[$przecinki.$D$2])" office:value-type="string" office:string-value="&quot;XZKTVJ&quot;: &quot;XZKTVJ&quot;," calcext:value-type="string">
            <text:p>"XZKTVJ": "XZKTVJ",</text:p>
          </table:table-cell>
        </table:table-row>
        <table:table-row table:style-name="ro2">
          <table:table-cell table:formula="of:=[$'naglosy-edycja'.B112]" office:value-type="string" office:string-value="gz" calcext:value-type="string">
            <text:p>gz</text:p>
          </table:table-cell>
          <table:table-cell table:formula="of:=[$'naglosy-edycja'.C112]" office:value-type="string" office:string-value="XZK" calcext:value-type="string">
            <text:p>XZK</text:p>
          </table:table-cell>
          <table:table-cell table:formula="of:=[$'naglosy-edycja'.D112]" office:value-type="float" office:value="0" calcext:value-type="float">
            <text:p>0</text:p>
          </table:table-cell>
          <table:table-cell table:formula="of:=[$'naglosy-edycja'.E112]" office:value-type="float" office:value="0" calcext:value-type="float">
            <text:p>0</text:p>
          </table:table-cell>
          <table:table-cell table:formula="of:=IF([.B111]=0;[.C111];[.B111])" office:value-type="string" office:string-value="XZK" calcext:value-type="string">
            <text:p>XZK</text:p>
          </table:table-cell>
          <table:table-cell table:number-columns-repeated="2"/>
          <table:table-cell table:formula="of:=CONCATENATE([$przecinki.$A$2];[.E111];[$przecinki.$A$2];[$przecinki.$B$2];[$przecinki.$C$2];[$przecinki.$A$2];[.E111];[$przecinki.$A$2];[$przecinki.$D$2])" office:value-type="string" office:string-value="&quot;XZK&quot;: &quot;XZK&quot;," calcext:value-type="string">
            <text:p>"XZK": "XZK",</text:p>
          </table:table-cell>
        </table:table-row>
        <table:table-row table:style-name="ro2">
          <table:table-cell table:formula="of:=[$'naglosy-edycja'.B113]" office:value-type="string" office:string-value="gż" calcext:value-type="string">
            <text:p>gż</text:p>
          </table:table-cell>
          <table:table-cell table:formula="of:=[$'naglosy-edycja'.C113]" office:value-type="string" office:string-value="XKRJ" calcext:value-type="string">
            <text:p>XKRJ</text:p>
          </table:table-cell>
          <table:table-cell table:formula="of:=[$'naglosy-edycja'.D113]" office:value-type="float" office:value="0" calcext:value-type="float">
            <text:p>0</text:p>
          </table:table-cell>
          <table:table-cell table:formula="of:=[$'naglosy-edycja'.E113]" office:value-type="float" office:value="0" calcext:value-type="float">
            <text:p>0</text:p>
          </table:table-cell>
          <table:table-cell table:formula="of:=IF([.B112]=0;[.C112];[.B112])" office:value-type="string" office:string-value="XKRJ" calcext:value-type="string">
            <text:p>XKRJ</text:p>
          </table:table-cell>
          <table:table-cell table:number-columns-repeated="2"/>
          <table:table-cell table:formula="of:=CONCATENATE([$przecinki.$A$2];[.E112];[$przecinki.$A$2];[$przecinki.$B$2];[$przecinki.$C$2];[$przecinki.$A$2];[.E112];[$przecinki.$A$2];[$przecinki.$D$2])" office:value-type="string" office:string-value="&quot;XKRJ&quot;: &quot;XKRJ&quot;," calcext:value-type="string">
            <text:p>"XKRJ": "XKRJ",</text:p>
          </table:table-cell>
        </table:table-row>
        <table:table-row table:style-name="ro2">
          <table:table-cell table:formula="of:=[$'naglosy-edycja'.B114]" office:value-type="string" office:string-value="h" calcext:value-type="string">
            <text:p>h</text:p>
          </table:table-cell>
          <table:table-cell table:formula="of:=[$'naglosy-edycja'.C114]" office:value-type="string" office:string-value="XKT" calcext:value-type="string">
            <text:p>XKT</text:p>
          </table:table-cell>
          <table:table-cell table:formula="of:=[$'naglosy-edycja'.D114]" office:value-type="float" office:value="0" calcext:value-type="float">
            <text:p>0</text:p>
          </table:table-cell>
          <table:table-cell table:formula="of:=[$'naglosy-edycja'.E114]" office:value-type="float" office:value="0" calcext:value-type="float">
            <text:p>0</text:p>
          </table:table-cell>
          <table:table-cell table:formula="of:=IF([.B113]=0;[.C113];[.B113])" office:value-type="string" office:string-value="XKT" calcext:value-type="string">
            <text:p>XKT</text:p>
          </table:table-cell>
          <table:table-cell table:number-columns-repeated="2"/>
          <table:table-cell table:formula="of:=CONCATENATE([$przecinki.$A$2];[.E113];[$przecinki.$A$2];[$przecinki.$B$2];[$przecinki.$C$2];[$przecinki.$A$2];[.E113];[$przecinki.$A$2];[$przecinki.$D$2])" office:value-type="string" office:string-value="&quot;XKT&quot;: &quot;XKT&quot;," calcext:value-type="string">
            <text:p>"XKT": "XKT",</text:p>
          </table:table-cell>
        </table:table-row>
        <table:table-row table:style-name="ro2">
          <table:table-cell table:formula="of:=[$'naglosy-edycja'.B115]" office:value-type="string" office:string-value="hl" calcext:value-type="string">
            <text:p>hl</text:p>
          </table:table-cell>
          <table:table-cell table:formula="of:=[$'naglosy-edycja'.C115]" office:value-type="string" office:string-value="XKTL" calcext:value-type="string">
            <text:p>XKTL</text:p>
          </table:table-cell>
          <table:table-cell table:formula="of:=[$'naglosy-edycja'.D115]" office:value-type="float" office:value="0" calcext:value-type="float">
            <text:p>0</text:p>
          </table:table-cell>
          <table:table-cell table:formula="of:=[$'naglosy-edycja'.E115]" office:value-type="float" office:value="0" calcext:value-type="float">
            <text:p>0</text:p>
          </table:table-cell>
          <table:table-cell table:formula="of:=IF([.B114]=0;[.C114];[.B114])" office:value-type="string" office:string-value="XKTL" calcext:value-type="string">
            <text:p>XKTL</text:p>
          </table:table-cell>
          <table:table-cell table:number-columns-repeated="2"/>
          <table:table-cell table:formula="of:=CONCATENATE([$przecinki.$A$2];[.E114];[$przecinki.$A$2];[$przecinki.$B$2];[$przecinki.$C$2];[$przecinki.$A$2];[.E114];[$przecinki.$A$2];[$przecinki.$D$2])" office:value-type="string" office:string-value="&quot;XKTL&quot;: &quot;XKTL&quot;," calcext:value-type="string">
            <text:p>"XKTL": "XKTL",</text:p>
          </table:table-cell>
        </table:table-row>
        <table:table-row table:style-name="ro2">
          <table:table-cell table:formula="of:=[$'naglosy-edycja'.B116]" office:value-type="string" office:string-value="hm" calcext:value-type="string">
            <text:p>hm</text:p>
          </table:table-cell>
          <table:table-cell table:formula="of:=[$'naglosy-edycja'.C116]" office:value-type="string" office:string-value="XKTV" calcext:value-type="string">
            <text:p>XKTV</text:p>
          </table:table-cell>
          <table:table-cell table:formula="of:=[$'naglosy-edycja'.D116]" office:value-type="float" office:value="0" calcext:value-type="float">
            <text:p>0</text:p>
          </table:table-cell>
          <table:table-cell table:formula="of:=[$'naglosy-edycja'.E116]" office:value-type="float" office:value="0" calcext:value-type="float">
            <text:p>0</text:p>
          </table:table-cell>
          <table:table-cell table:formula="of:=IF([.B115]=0;[.C115];[.B115])" office:value-type="string" office:string-value="XKTV" calcext:value-type="string">
            <text:p>XKTV</text:p>
          </table:table-cell>
          <table:table-cell table:number-columns-repeated="2"/>
          <table:table-cell table:formula="of:=CONCATENATE([$przecinki.$A$2];[.E115];[$przecinki.$A$2];[$przecinki.$B$2];[$przecinki.$C$2];[$przecinki.$A$2];[.E115];[$przecinki.$A$2];[$przecinki.$D$2])" office:value-type="string" office:string-value="&quot;XKTV&quot;: &quot;XKTV&quot;," calcext:value-type="string">
            <text:p>"XKTV": "XKTV",</text:p>
          </table:table-cell>
        </table:table-row>
        <table:table-row table:style-name="ro2">
          <table:table-cell table:formula="of:=[$'naglosy-edycja'.B117]" office:value-type="string" office:string-value="hr" calcext:value-type="string">
            <text:p>hr</text:p>
          </table:table-cell>
          <table:table-cell table:formula="of:=[$'naglosy-edycja'.C117]" office:value-type="string" office:string-value="XKTR" calcext:value-type="string">
            <text:p>XKTR</text:p>
          </table:table-cell>
          <table:table-cell table:formula="of:=[$'naglosy-edycja'.D117]" office:value-type="float" office:value="0" calcext:value-type="float">
            <text:p>0</text:p>
          </table:table-cell>
          <table:table-cell table:formula="of:=[$'naglosy-edycja'.E117]" office:value-type="float" office:value="0" calcext:value-type="float">
            <text:p>0</text:p>
          </table:table-cell>
          <table:table-cell table:formula="of:=IF([.B116]=0;[.C116];[.B116])" office:value-type="string" office:string-value="XKTR" calcext:value-type="string">
            <text:p>XKTR</text:p>
          </table:table-cell>
          <table:table-cell table:number-columns-repeated="2"/>
          <table:table-cell table:formula="of:=CONCATENATE([$przecinki.$A$2];[.E116];[$przecinki.$A$2];[$przecinki.$B$2];[$przecinki.$C$2];[$przecinki.$A$2];[.E116];[$przecinki.$A$2];[$przecinki.$D$2])" office:value-type="string" office:string-value="&quot;XKTR&quot;: &quot;XKTR&quot;," calcext:value-type="string">
            <text:p>"XKTR": "XKTR",</text:p>
          </table:table-cell>
        </table:table-row>
        <table:table-row table:style-name="ro2">
          <table:table-cell table:formula="of:=[$'naglosy-edycja'.B118]" office:value-type="string" office:string-value="hw" calcext:value-type="string">
            <text:p>hw</text:p>
          </table:table-cell>
          <table:table-cell table:formula="of:=[$'naglosy-edycja'.C118]" office:value-type="string" office:string-value="XKTV" calcext:value-type="string">
            <text:p>XKTV</text:p>
          </table:table-cell>
          <table:table-cell table:formula="of:=[$'naglosy-edycja'.D118]" office:value-type="float" office:value="0" calcext:value-type="float">
            <text:p>0</text:p>
          </table:table-cell>
          <table:table-cell table:formula="of:=[$'naglosy-edycja'.E118]" office:value-type="float" office:value="0" calcext:value-type="float">
            <text:p>0</text:p>
          </table:table-cell>
          <table:table-cell table:formula="of:=IF([.B117]=0;[.C117];[.B117])" office:value-type="string" office:string-value="XKTV" calcext:value-type="string">
            <text:p>XKTV</text:p>
          </table:table-cell>
          <table:table-cell table:number-columns-repeated="2"/>
          <table:table-cell table:formula="of:=CONCATENATE([$przecinki.$A$2];[.E117];[$przecinki.$A$2];[$przecinki.$B$2];[$przecinki.$C$2];[$przecinki.$A$2];[.E117];[$przecinki.$A$2];[$przecinki.$D$2])" office:value-type="string" office:string-value="&quot;XKTV&quot;: &quot;XKTV&quot;," calcext:value-type="string">
            <text:p>"XKTV": "XKTV",</text:p>
          </table:table-cell>
        </table:table-row>
        <table:table-row table:style-name="ro2">
          <table:table-cell table:formula="of:=[$'naglosy-edycja'.B119]" office:value-type="string" office:string-value="ch" calcext:value-type="string">
            <text:p>ch</text:p>
          </table:table-cell>
          <table:table-cell table:formula="of:=[$'naglosy-edycja'.C119]" office:value-type="string" office:string-value="KT" calcext:value-type="string">
            <text:p>KT</text:p>
          </table:table-cell>
          <table:table-cell table:formula="of:=[$'naglosy-edycja'.D119]" office:value-type="float" office:value="0" calcext:value-type="float">
            <text:p>0</text:p>
          </table:table-cell>
          <table:table-cell table:formula="of:=[$'naglosy-edycja'.E119]" office:value-type="float" office:value="0" calcext:value-type="float">
            <text:p>0</text:p>
          </table:table-cell>
          <table:table-cell table:formula="of:=IF([.B118]=0;[.C118];[.B118])" office:value-type="string" office:string-value="KT" calcext:value-type="string">
            <text:p>KT</text:p>
          </table:table-cell>
          <table:table-cell table:number-columns-repeated="2"/>
          <table:table-cell table:formula="of:=CONCATENATE([$przecinki.$A$2];[.E118];[$przecinki.$A$2];[$przecinki.$B$2];[$przecinki.$C$2];[$przecinki.$A$2];[.E118];[$przecinki.$A$2];[$przecinki.$D$2])" office:value-type="string" office:string-value="&quot;KT&quot;: &quot;KT&quot;," calcext:value-type="string">
            <text:p>"KT": "KT",</text:p>
          </table:table-cell>
        </table:table-row>
        <table:table-row table:style-name="ro2">
          <table:table-cell table:formula="of:=[$'naglosy-edycja'.B120]" office:value-type="string" office:string-value="chc" calcext:value-type="string">
            <text:p>chc</text:p>
          </table:table-cell>
          <table:table-cell table:formula="of:=[$'naglosy-edycja'.C120]" office:value-type="string" office:string-value="ZKT" calcext:value-type="string">
            <text:p>ZKT</text:p>
          </table:table-cell>
          <table:table-cell table:formula="of:=[$'naglosy-edycja'.D120]" office:value-type="float" office:value="0" calcext:value-type="float">
            <text:p>0</text:p>
          </table:table-cell>
          <table:table-cell table:formula="of:=[$'naglosy-edycja'.E120]" office:value-type="float" office:value="0" calcext:value-type="float">
            <text:p>0</text:p>
          </table:table-cell>
          <table:table-cell table:formula="of:=IF([.B119]=0;[.C119];[.B119])" office:value-type="string" office:string-value="ZKT" calcext:value-type="string">
            <text:p>ZKT</text:p>
          </table:table-cell>
          <table:table-cell table:number-columns-repeated="2"/>
          <table:table-cell table:formula="of:=CONCATENATE([$przecinki.$A$2];[.E119];[$przecinki.$A$2];[$przecinki.$B$2];[$przecinki.$C$2];[$przecinki.$A$2];[.E119];[$przecinki.$A$2];[$przecinki.$D$2])" office:value-type="string" office:string-value="&quot;ZKT&quot;: &quot;ZKT&quot;," calcext:value-type="string">
            <text:p>"ZKT": "ZKT",</text:p>
          </table:table-cell>
        </table:table-row>
        <table:table-row table:style-name="ro2">
          <table:table-cell table:formula="of:=[$'naglosy-edycja'.B121]" office:value-type="string" office:string-value="chl" calcext:value-type="string">
            <text:p>chl</text:p>
          </table:table-cell>
          <table:table-cell table:formula="of:=[$'naglosy-edycja'.C121]" office:value-type="string" office:string-value="KTL" calcext:value-type="string">
            <text:p>KTL</text:p>
          </table:table-cell>
          <table:table-cell table:formula="of:=[$'naglosy-edycja'.D121]" office:value-type="float" office:value="0" calcext:value-type="float">
            <text:p>0</text:p>
          </table:table-cell>
          <table:table-cell table:formula="of:=[$'naglosy-edycja'.E121]" office:value-type="float" office:value="0" calcext:value-type="float">
            <text:p>0</text:p>
          </table:table-cell>
          <table:table-cell table:formula="of:=IF([.B120]=0;[.C120];[.B120])" office:value-type="string" office:string-value="KTL" calcext:value-type="string">
            <text:p>KTL</text:p>
          </table:table-cell>
          <table:table-cell table:number-columns-repeated="2"/>
          <table:table-cell table:formula="of:=CONCATENATE([$przecinki.$A$2];[.E120];[$przecinki.$A$2];[$przecinki.$B$2];[$przecinki.$C$2];[$przecinki.$A$2];[.E120];[$przecinki.$A$2];[$przecinki.$D$2])" office:value-type="string" office:string-value="&quot;KTL&quot;: &quot;KTL&quot;," calcext:value-type="string">
            <text:p>"KTL": "KTL",</text:p>
          </table:table-cell>
        </table:table-row>
        <table:table-row table:style-name="ro2">
          <table:table-cell table:formula="of:=[$'naglosy-edycja'.B122]" office:value-type="string" office:string-value="chł" calcext:value-type="string">
            <text:p>chł</text:p>
          </table:table-cell>
          <table:table-cell table:formula="of:=[$'naglosy-edycja'.C122]" office:value-type="string" office:string-value="KTLJ" calcext:value-type="string">
            <text:p>KTLJ</text:p>
          </table:table-cell>
          <table:table-cell table:formula="of:=[$'naglosy-edycja'.D122]" office:value-type="float" office:value="0" calcext:value-type="float">
            <text:p>0</text:p>
          </table:table-cell>
          <table:table-cell table:formula="of:=[$'naglosy-edycja'.E122]" office:value-type="float" office:value="0" calcext:value-type="float">
            <text:p>0</text:p>
          </table:table-cell>
          <table:table-cell table:formula="of:=IF([.B121]=0;[.C121];[.B121])" office:value-type="string" office:string-value="KTLJ" calcext:value-type="string">
            <text:p>KTLJ</text:p>
          </table:table-cell>
          <table:table-cell table:number-columns-repeated="2"/>
          <table:table-cell table:formula="of:=CONCATENATE([$przecinki.$A$2];[.E121];[$przecinki.$A$2];[$przecinki.$B$2];[$przecinki.$C$2];[$przecinki.$A$2];[.E121];[$przecinki.$A$2];[$przecinki.$D$2])" office:value-type="string" office:string-value="&quot;KTLJ&quot;: &quot;KTLJ&quot;," calcext:value-type="string">
            <text:p>"KTLJ": "KTLJ",</text:p>
          </table:table-cell>
        </table:table-row>
        <table:table-row table:style-name="ro2">
          <table:table-cell table:formula="of:=[$'naglosy-edycja'.B123]" office:value-type="string" office:string-value="chm" calcext:value-type="string">
            <text:p>chm</text:p>
          </table:table-cell>
          <table:table-cell table:formula="of:=[$'naglosy-edycja'.C123]" office:value-type="string" office:string-value="KTV" calcext:value-type="string">
            <text:p>KTV</text:p>
          </table:table-cell>
          <table:table-cell table:formula="of:=[$'naglosy-edycja'.D123]" office:value-type="float" office:value="0" calcext:value-type="float">
            <text:p>0</text:p>
          </table:table-cell>
          <table:table-cell table:formula="of:=[$'naglosy-edycja'.E123]" office:value-type="float" office:value="0" calcext:value-type="float">
            <text:p>0</text:p>
          </table:table-cell>
          <table:table-cell table:formula="of:=IF([.B122]=0;[.C122];[.B122])" office:value-type="string" office:string-value="KTV" calcext:value-type="string">
            <text:p>KTV</text:p>
          </table:table-cell>
          <table:table-cell table:number-columns-repeated="2"/>
          <table:table-cell table:formula="of:=CONCATENATE([$przecinki.$A$2];[.E122];[$przecinki.$A$2];[$przecinki.$B$2];[$przecinki.$C$2];[$przecinki.$A$2];[.E122];[$przecinki.$A$2];[$przecinki.$D$2])" office:value-type="string" office:string-value="&quot;KTV&quot;: &quot;KTV&quot;," calcext:value-type="string">
            <text:p>"KTV": "KTV",</text:p>
          </table:table-cell>
        </table:table-row>
        <table:table-row table:style-name="ro2">
          <table:table-cell table:formula="of:=[$'naglosy-edycja'.B124]" office:value-type="string" office:string-value="chmi" calcext:value-type="string">
            <text:p>chmi</text:p>
          </table:table-cell>
          <table:table-cell table:formula="of:=[$'naglosy-edycja'.C124]" office:value-type="float" office:value="0" calcext:value-type="float">
            <text:p>0</text:p>
          </table:table-cell>
          <table:table-cell table:formula="of:=[$'naglosy-edycja'.D124]" office:value-type="string" office:string-value="KTVJ" calcext:value-type="string">
            <text:p>KTVJ</text:p>
          </table:table-cell>
          <table:table-cell table:formula="of:=[$'naglosy-edycja'.E124]" office:value-type="float" office:value="0" calcext:value-type="float">
            <text:p>0</text:p>
          </table:table-cell>
          <table:table-cell table:formula="of:=IF([.B123]=0;[.C123];[.B123])" office:value-type="string" office:string-value="KTVJ" calcext:value-type="string">
            <text:p>KTVJ</text:p>
          </table:table-cell>
          <table:table-cell table:number-columns-repeated="2"/>
          <table:table-cell table:formula="of:=CONCATENATE([$przecinki.$A$2];[.E123];[$przecinki.$A$2];[$przecinki.$B$2];[$przecinki.$C$2];[$przecinki.$A$2];[.E123];[$przecinki.$A$2];[$przecinki.$D$2])" office:value-type="string" office:string-value="&quot;KTVJ&quot;: &quot;KTVJ&quot;," calcext:value-type="string">
            <text:p>"KTVJ": "KTVJ",</text:p>
          </table:table-cell>
        </table:table-row>
        <table:table-row table:style-name="ro2">
          <table:table-cell table:formula="of:=[$'naglosy-edycja'.B125]" office:value-type="string" office:string-value="chn" calcext:value-type="string">
            <text:p>chn</text:p>
          </table:table-cell>
          <table:table-cell table:formula="of:=[$'naglosy-edycja'.C125]" office:value-type="float" office:value="0" calcext:value-type="float">
            <text:p>0</text:p>
          </table:table-cell>
          <table:table-cell table:formula="of:=[$'naglosy-edycja'.D125]" office:value-type="string" office:string-value="KTLR" calcext:value-type="string">
            <text:p>KTLR</text:p>
          </table:table-cell>
          <table:table-cell table:formula="of:=[$'naglosy-edycja'.E125]" office:value-type="float" office:value="0" calcext:value-type="float">
            <text:p>0</text:p>
          </table:table-cell>
          <table:table-cell table:formula="of:=IF([.B124]=0;[.C124];[.B124])" office:value-type="string" office:string-value="KTLR" calcext:value-type="string">
            <text:p>KTLR</text:p>
          </table:table-cell>
          <table:table-cell table:number-columns-repeated="2"/>
          <table:table-cell table:formula="of:=CONCATENATE([$przecinki.$A$2];[.E124];[$przecinki.$A$2];[$przecinki.$B$2];[$przecinki.$C$2];[$przecinki.$A$2];[.E124];[$przecinki.$A$2];[$przecinki.$D$2])" office:value-type="string" office:string-value="&quot;KTLR&quot;: &quot;KTLR&quot;," calcext:value-type="string">
            <text:p>"KTLR": "KTLR",</text:p>
          </table:table-cell>
        </table:table-row>
        <table:table-row table:style-name="ro2">
          <table:table-cell table:formula="of:=[$'naglosy-edycja'.B126]" office:value-type="string" office:string-value="chr" calcext:value-type="string">
            <text:p>chr</text:p>
          </table:table-cell>
          <table:table-cell table:formula="of:=[$'naglosy-edycja'.C126]" office:value-type="string" office:string-value="KTR" calcext:value-type="string">
            <text:p>KTR</text:p>
          </table:table-cell>
          <table:table-cell table:formula="of:=[$'naglosy-edycja'.D126]" office:value-type="float" office:value="0" calcext:value-type="float">
            <text:p>0</text:p>
          </table:table-cell>
          <table:table-cell table:formula="of:=[$'naglosy-edycja'.E126]" office:value-type="float" office:value="0" calcext:value-type="float">
            <text:p>0</text:p>
          </table:table-cell>
          <table:table-cell table:formula="of:=IF([.B125]=0;[.C125];[.B125])" office:value-type="string" office:string-value="KTR" calcext:value-type="string">
            <text:p>KTR</text:p>
          </table:table-cell>
          <table:table-cell table:number-columns-repeated="2"/>
          <table:table-cell table:formula="of:=CONCATENATE([$przecinki.$A$2];[.E125];[$przecinki.$A$2];[$przecinki.$B$2];[$przecinki.$C$2];[$przecinki.$A$2];[.E125];[$przecinki.$A$2];[$przecinki.$D$2])" office:value-type="string" office:string-value="&quot;KTR&quot;: &quot;KTR&quot;," calcext:value-type="string">
            <text:p>"KTR": "KTR",</text:p>
          </table:table-cell>
        </table:table-row>
        <table:table-row table:style-name="ro2">
          <table:table-cell table:formula="of:=[$'naglosy-edycja'.B127]" office:value-type="string" office:string-value="chrz" calcext:value-type="string">
            <text:p>chrz</text:p>
          </table:table-cell>
          <table:table-cell table:formula="of:=[$'naglosy-edycja'.C127]" office:value-type="string" office:string-value="KTRJ" calcext:value-type="string">
            <text:p>KTRJ</text:p>
          </table:table-cell>
          <table:table-cell table:formula="of:=[$'naglosy-edycja'.D127]" office:value-type="float" office:value="0" calcext:value-type="float">
            <text:p>0</text:p>
          </table:table-cell>
          <table:table-cell table:formula="of:=[$'naglosy-edycja'.E127]" office:value-type="float" office:value="0" calcext:value-type="float">
            <text:p>0</text:p>
          </table:table-cell>
          <table:table-cell table:formula="of:=IF([.B126]=0;[.C126];[.B126])" office:value-type="string" office:string-value="KTRJ" calcext:value-type="string">
            <text:p>KTRJ</text:p>
          </table:table-cell>
          <table:table-cell table:number-columns-repeated="2"/>
          <table:table-cell table:formula="of:=CONCATENATE([$przecinki.$A$2];[.E126];[$przecinki.$A$2];[$przecinki.$B$2];[$przecinki.$C$2];[$przecinki.$A$2];[.E126];[$przecinki.$A$2];[$przecinki.$D$2])" office:value-type="string" office:string-value="&quot;KTRJ&quot;: &quot;KTRJ&quot;," calcext:value-type="string">
            <text:p>"KTRJ": "KTRJ",</text:p>
          </table:table-cell>
        </table:table-row>
        <table:table-row table:style-name="ro2">
          <table:table-cell table:formula="of:=[$'naglosy-edycja'.B128]" office:value-type="string" office:string-value="chrzc" calcext:value-type="string">
            <text:p>chrzc</text:p>
          </table:table-cell>
          <table:table-cell table:formula="of:=[$'naglosy-edycja'.C128]" office:value-type="string" office:string-value="ZKTRJ" calcext:value-type="string">
            <text:p>ZKTRJ</text:p>
          </table:table-cell>
          <table:table-cell table:formula="of:=[$'naglosy-edycja'.D128]" office:value-type="string" office:string-value="ZKTPVJ / KTPVJ" calcext:value-type="string">
            <text:p>ZKTPVJ / KTPVJ</text:p>
          </table:table-cell>
          <table:table-cell table:formula="of:=[$'naglosy-edycja'.E128]" office:value-type="float" office:value="0" calcext:value-type="float">
            <text:p>0</text:p>
          </table:table-cell>
          <table:table-cell table:formula="of:=IF([.B127]=0;[.C127];[.B127])" office:value-type="string" office:string-value="ZKTRJ" calcext:value-type="string">
            <text:p>ZKTRJ</text:p>
          </table:table-cell>
          <table:table-cell table:number-columns-repeated="2"/>
          <table:table-cell table:formula="of:=CONCATENATE([$przecinki.$A$2];[.E127];[$przecinki.$A$2];[$przecinki.$B$2];[$przecinki.$C$2];[$przecinki.$A$2];[.E127];[$przecinki.$A$2];[$przecinki.$D$2])" office:value-type="string" office:string-value="&quot;ZKTRJ&quot;: &quot;ZKTRJ&quot;," calcext:value-type="string">
            <text:p>"ZKTRJ": "ZKTRJ",</text:p>
          </table:table-cell>
        </table:table-row>
        <table:table-row table:style-name="ro2">
          <table:table-cell table:formula="of:=[$'naglosy-edycja'.B129]" office:value-type="string" office:string-value="chrzcz" calcext:value-type="string">
            <text:p>chrzcz</text:p>
          </table:table-cell>
          <table:table-cell table:formula="of:=[$'naglosy-edycja'.C129]" office:value-type="string" office:string-value="KTPVRJ" calcext:value-type="string">
            <text:p>KTPVRJ</text:p>
          </table:table-cell>
          <table:table-cell table:formula="of:=[$'naglosy-edycja'.D129]" office:value-type="float" office:value="0" calcext:value-type="float">
            <text:p>0</text:p>
          </table:table-cell>
          <table:table-cell table:formula="of:=[$'naglosy-edycja'.E129]" office:value-type="float" office:value="0" calcext:value-type="float">
            <text:p>0</text:p>
          </table:table-cell>
          <table:table-cell table:formula="of:=IF([.B128]=0;[.C128];[.B128])" office:value-type="string" office:string-value="KTPVRJ" calcext:value-type="string">
            <text:p>KTPVRJ</text:p>
          </table:table-cell>
          <table:table-cell table:number-columns-repeated="2"/>
          <table:table-cell table:formula="of:=CONCATENATE([$przecinki.$A$2];[.E128];[$przecinki.$A$2];[$przecinki.$B$2];[$przecinki.$C$2];[$przecinki.$A$2];[.E128];[$przecinki.$A$2];[$przecinki.$D$2])" office:value-type="string" office:string-value="&quot;KTPVRJ&quot;: &quot;KTPVRJ&quot;," calcext:value-type="string">
            <text:p>"KTPVRJ": "KTPVRJ",</text:p>
          </table:table-cell>
        </table:table-row>
        <table:table-row table:style-name="ro2">
          <table:table-cell table:formula="of:=[$'naglosy-edycja'.B130]" office:value-type="string" office:string-value="chrzt" calcext:value-type="string">
            <text:p>chrzt</text:p>
          </table:table-cell>
          <table:table-cell table:formula="of:=[$'naglosy-edycja'.C130]" office:value-type="string" office:string-value="KTRJ" calcext:value-type="string">
            <text:p>KTRJ</text:p>
          </table:table-cell>
          <table:table-cell table:formula="of:=[$'naglosy-edycja'.D130]" office:value-type="float" office:value="0" calcext:value-type="float">
            <text:p>0</text:p>
          </table:table-cell>
          <table:table-cell table:formula="of:=[$'naglosy-edycja'.E130]" office:value-type="float" office:value="0" calcext:value-type="float">
            <text:p>0</text:p>
          </table:table-cell>
          <table:table-cell table:formula="of:=IF([.B129]=0;[.C129];[.B129])" office:value-type="string" office:string-value="KTRJ" calcext:value-type="string">
            <text:p>KTRJ</text:p>
          </table:table-cell>
          <table:table-cell table:number-columns-repeated="2"/>
          <table:table-cell table:formula="of:=CONCATENATE([$przecinki.$A$2];[.E129];[$przecinki.$A$2];[$przecinki.$B$2];[$przecinki.$C$2];[$przecinki.$A$2];[.E129];[$przecinki.$A$2];[$przecinki.$D$2])" office:value-type="string" office:string-value="&quot;KTRJ&quot;: &quot;KTRJ&quot;," calcext:value-type="string">
            <text:p>"KTRJ": "KTRJ",</text:p>
          </table:table-cell>
        </table:table-row>
        <table:table-row table:style-name="ro2">
          <table:table-cell table:formula="of:=[$'naglosy-edycja'.B131]" office:value-type="string" office:string-value="cht" calcext:value-type="string">
            <text:p>cht</text:p>
          </table:table-cell>
          <table:table-cell table:formula="of:=[$'naglosy-edycja'.C131]" office:value-type="string" office:string-value="ZKT" calcext:value-type="string">
            <text:p>ZKT</text:p>
          </table:table-cell>
          <table:table-cell table:formula="of:=[$'naglosy-edycja'.D131]" office:value-type="float" office:value="0" calcext:value-type="float">
            <text:p>0</text:p>
          </table:table-cell>
          <table:table-cell table:formula="of:=[$'naglosy-edycja'.E131]" office:value-type="float" office:value="0" calcext:value-type="float">
            <text:p>0</text:p>
          </table:table-cell>
          <table:table-cell table:formula="of:=IF([.B130]=0;[.C130];[.B130])" office:value-type="string" office:string-value="ZKT" calcext:value-type="string">
            <text:p>ZKT</text:p>
          </table:table-cell>
          <table:table-cell table:number-columns-repeated="2"/>
          <table:table-cell table:formula="of:=CONCATENATE([$przecinki.$A$2];[.E130];[$przecinki.$A$2];[$przecinki.$B$2];[$przecinki.$C$2];[$przecinki.$A$2];[.E130];[$przecinki.$A$2];[$przecinki.$D$2])" office:value-type="string" office:string-value="&quot;ZKT&quot;: &quot;ZKT&quot;," calcext:value-type="string">
            <text:p>"ZKT": "ZKT",</text:p>
          </table:table-cell>
        </table:table-row>
        <table:table-row table:style-name="ro2">
          <table:table-cell table:formula="of:=[$'naglosy-edycja'.B132]" office:value-type="string" office:string-value="chw" calcext:value-type="string">
            <text:p>chw</text:p>
          </table:table-cell>
          <table:table-cell table:formula="of:=[$'naglosy-edycja'.C132]" office:value-type="string" office:string-value="KTV" calcext:value-type="string">
            <text:p>KTV</text:p>
          </table:table-cell>
          <table:table-cell table:formula="of:=[$'naglosy-edycja'.D132]" office:value-type="float" office:value="0" calcext:value-type="float">
            <text:p>0</text:p>
          </table:table-cell>
          <table:table-cell table:formula="of:=[$'naglosy-edycja'.E132]" office:value-type="float" office:value="0" calcext:value-type="float">
            <text:p>0</text:p>
          </table:table-cell>
          <table:table-cell table:formula="of:=IF([.B131]=0;[.C131];[.B131])" office:value-type="string" office:string-value="KTV" calcext:value-type="string">
            <text:p>KTV</text:p>
          </table:table-cell>
          <table:table-cell table:number-columns-repeated="2"/>
          <table:table-cell table:formula="of:=CONCATENATE([$przecinki.$A$2];[.E131];[$przecinki.$A$2];[$przecinki.$B$2];[$przecinki.$C$2];[$przecinki.$A$2];[.E131];[$przecinki.$A$2];[$przecinki.$D$2])" office:value-type="string" office:string-value="&quot;KTV&quot;: &quot;KTV&quot;," calcext:value-type="string">
            <text:p>"KTV": "KTV",</text:p>
          </table:table-cell>
        </table:table-row>
        <table:table-row table:style-name="ro2">
          <table:table-cell table:formula="of:=[$'naglosy-edycja'.B133]" office:value-type="string" office:string-value="chwi" calcext:value-type="string">
            <text:p>chwi</text:p>
          </table:table-cell>
          <table:table-cell table:formula="of:=[$'naglosy-edycja'.C133]" office:value-type="float" office:value="0" calcext:value-type="float">
            <text:p>0</text:p>
          </table:table-cell>
          <table:table-cell table:formula="of:=[$'naglosy-edycja'.D133]" office:value-type="string" office:string-value="KTVJ" calcext:value-type="string">
            <text:p>KTVJ</text:p>
          </table:table-cell>
          <table:table-cell table:formula="of:=[$'naglosy-edycja'.E133]" office:value-type="float" office:value="0" calcext:value-type="float">
            <text:p>0</text:p>
          </table:table-cell>
          <table:table-cell table:formula="of:=IF([.B132]=0;[.C132];[.B132])" office:value-type="string" office:string-value="KTVJ" calcext:value-type="string">
            <text:p>KTVJ</text:p>
          </table:table-cell>
          <table:table-cell table:number-columns-repeated="2"/>
          <table:table-cell table:formula="of:=CONCATENATE([$przecinki.$A$2];[.E132];[$przecinki.$A$2];[$przecinki.$B$2];[$przecinki.$C$2];[$przecinki.$A$2];[.E132];[$przecinki.$A$2];[$przecinki.$D$2])" office:value-type="string" office:string-value="&quot;KTVJ&quot;: &quot;KTVJ&quot;," calcext:value-type="string">
            <text:p>"KTVJ": "KTVJ",</text:p>
          </table:table-cell>
        </table:table-row>
        <table:table-row table:style-name="ro2">
          <table:table-cell table:formula="of:=[$'naglosy-edycja'.B134]" office:value-type="string" office:string-value="j" calcext:value-type="string">
            <text:p>j</text:p>
          </table:table-cell>
          <table:table-cell table:formula="of:=[$'naglosy-edycja'.C134]" office:value-type="string" office:string-value="J" calcext:value-type="string">
            <text:p>J</text:p>
          </table:table-cell>
          <table:table-cell table:formula="of:=[$'naglosy-edycja'.D134]" office:value-type="float" office:value="0" calcext:value-type="float">
            <text:p>0</text:p>
          </table:table-cell>
          <table:table-cell table:formula="of:=[$'naglosy-edycja'.E134]" office:value-type="float" office:value="0" calcext:value-type="float">
            <text:p>0</text:p>
          </table:table-cell>
          <table:table-cell table:formula="of:=IF([.B133]=0;[.C133];[.B133])" office:value-type="string" office:string-value="J" calcext:value-type="string">
            <text:p>J</text:p>
          </table:table-cell>
          <table:table-cell table:number-columns-repeated="2"/>
          <table:table-cell table:formula="of:=CONCATENATE([$przecinki.$A$2];[.E133];[$przecinki.$A$2];[$przecinki.$B$2];[$przecinki.$C$2];[$przecinki.$A$2];[.E133];[$przecinki.$A$2];[$przecinki.$D$2])" office:value-type="string" office:string-value="&quot;J&quot;: &quot;J&quot;," calcext:value-type="string">
            <text:p>"J": "J",</text:p>
          </table:table-cell>
        </table:table-row>
        <table:table-row table:style-name="ro2">
          <table:table-cell table:formula="of:=[$'naglosy-edycja'.B135]" office:value-type="string" office:string-value="k" calcext:value-type="string">
            <text:p>k</text:p>
          </table:table-cell>
          <table:table-cell table:formula="of:=[$'naglosy-edycja'.C135]" office:value-type="string" office:string-value="K" calcext:value-type="string">
            <text:p>K</text:p>
          </table:table-cell>
          <table:table-cell table:formula="of:=[$'naglosy-edycja'.D135]" office:value-type="float" office:value="0" calcext:value-type="float">
            <text:p>0</text:p>
          </table:table-cell>
          <table:table-cell table:formula="of:=[$'naglosy-edycja'.E135]" office:value-type="float" office:value="0" calcext:value-type="float">
            <text:p>0</text:p>
          </table:table-cell>
          <table:table-cell table:formula="of:=IF([.B134]=0;[.C134];[.B134])" office:value-type="string" office:string-value="K" calcext:value-type="string">
            <text:p>K</text:p>
          </table:table-cell>
          <table:table-cell table:number-columns-repeated="2"/>
          <table:table-cell table:formula="of:=CONCATENATE([$przecinki.$A$2];[.E134];[$przecinki.$A$2];[$przecinki.$B$2];[$przecinki.$C$2];[$przecinki.$A$2];[.E134];[$przecinki.$A$2];[$przecinki.$D$2])" office:value-type="string" office:string-value="&quot;K&quot;: &quot;K&quot;," calcext:value-type="string">
            <text:p>"K": "K",</text:p>
          </table:table-cell>
        </table:table-row>
        <table:table-row table:style-name="ro2">
          <table:table-cell table:formula="of:=[$'naglosy-edycja'.B136]" office:value-type="string" office:string-value="kc" calcext:value-type="string">
            <text:p>kc</text:p>
          </table:table-cell>
          <table:table-cell table:formula="of:=[$'naglosy-edycja'.C136]" office:value-type="string" office:string-value="ZKT" calcext:value-type="string">
            <text:p>ZKT</text:p>
          </table:table-cell>
          <table:table-cell table:formula="of:=[$'naglosy-edycja'.D136]" office:value-type="float" office:value="0" calcext:value-type="float">
            <text:p>0</text:p>
          </table:table-cell>
          <table:table-cell table:formula="of:=[$'naglosy-edycja'.E136]" office:value-type="float" office:value="0" calcext:value-type="float">
            <text:p>0</text:p>
          </table:table-cell>
          <table:table-cell table:formula="of:=IF([.B135]=0;[.C135];[.B135])" office:value-type="string" office:string-value="ZKT" calcext:value-type="string">
            <text:p>ZKT</text:p>
          </table:table-cell>
          <table:table-cell table:number-columns-repeated="2"/>
          <table:table-cell table:formula="of:=CONCATENATE([$przecinki.$A$2];[.E135];[$przecinki.$A$2];[$przecinki.$B$2];[$przecinki.$C$2];[$przecinki.$A$2];[.E135];[$przecinki.$A$2];[$przecinki.$D$2])" office:value-type="string" office:string-value="&quot;ZKT&quot;: &quot;ZKT&quot;," calcext:value-type="string">
            <text:p>"ZKT": "ZKT",</text:p>
          </table:table-cell>
        </table:table-row>
        <table:table-row table:style-name="ro2">
          <table:table-cell table:formula="of:=[$'naglosy-edycja'.B137]" office:value-type="string" office:string-value="kci" calcext:value-type="string">
            <text:p>kci</text:p>
          </table:table-cell>
          <table:table-cell table:formula="of:=[$'naglosy-edycja'.C137]" office:value-type="float" office:value="0" calcext:value-type="float">
            <text:p>0</text:p>
          </table:table-cell>
          <table:table-cell table:formula="of:=[$'naglosy-edycja'.D137]" office:value-type="string" office:string-value="ZKTJ" calcext:value-type="string">
            <text:p>ZKTJ</text:p>
          </table:table-cell>
          <table:table-cell table:formula="of:=[$'naglosy-edycja'.E137]" office:value-type="float" office:value="0" calcext:value-type="float">
            <text:p>0</text:p>
          </table:table-cell>
          <table:table-cell table:formula="of:=IF([.B136]=0;[.C136];[.B136])" office:value-type="string" office:string-value="ZKTJ" calcext:value-type="string">
            <text:p>ZKTJ</text:p>
          </table:table-cell>
          <table:table-cell table:number-columns-repeated="2"/>
          <table:table-cell table:formula="of:=CONCATENATE([$przecinki.$A$2];[.E136];[$przecinki.$A$2];[$przecinki.$B$2];[$przecinki.$C$2];[$przecinki.$A$2];[.E136];[$przecinki.$A$2];[$przecinki.$D$2])" office:value-type="string" office:string-value="&quot;ZKTJ&quot;: &quot;ZKTJ&quot;," calcext:value-type="string">
            <text:p>"ZKTJ": "ZKTJ",</text:p>
          </table:table-cell>
        </table:table-row>
        <table:table-row table:style-name="ro2">
          <table:table-cell table:formula="of:=[$'naglosy-edycja'.B138]" office:value-type="string" office:string-value="kh" calcext:value-type="string">
            <text:p>kh</text:p>
          </table:table-cell>
          <table:table-cell table:formula="of:=[$'naglosy-edycja'.C138]" office:value-type="string" office:string-value="KT" calcext:value-type="string">
            <text:p>KT</text:p>
          </table:table-cell>
          <table:table-cell table:formula="of:=[$'naglosy-edycja'.D138]" office:value-type="string" office:string-value="XKT" calcext:value-type="string">
            <text:p>XKT</text:p>
          </table:table-cell>
          <table:table-cell table:formula="of:=[$'naglosy-edycja'.E138]" office:value-type="float" office:value="0" calcext:value-type="float">
            <text:p>0</text:p>
          </table:table-cell>
          <table:table-cell table:formula="of:=IF([.B137]=0;[.C137];[.B137])" office:value-type="string" office:string-value="KT" calcext:value-type="string">
            <text:p>KT</text:p>
          </table:table-cell>
          <table:table-cell table:number-columns-repeated="2"/>
          <table:table-cell table:formula="of:=CONCATENATE([$przecinki.$A$2];[.E137];[$przecinki.$A$2];[$przecinki.$B$2];[$przecinki.$C$2];[$przecinki.$A$2];[.E137];[$przecinki.$A$2];[$przecinki.$D$2])" office:value-type="string" office:string-value="&quot;KT&quot;: &quot;KT&quot;," calcext:value-type="string">
            <text:p>"KT": "KT",</text:p>
          </table:table-cell>
        </table:table-row>
        <table:table-row table:style-name="ro2">
          <table:table-cell table:formula="of:=[$'naglosy-edycja'.B139]" office:value-type="string" office:string-value="khm" calcext:value-type="string">
            <text:p>khm</text:p>
          </table:table-cell>
          <table:table-cell table:formula="of:=[$'naglosy-edycja'.C139]" office:value-type="string" office:string-value="KTV" calcext:value-type="string">
            <text:p>KTV</text:p>
          </table:table-cell>
          <table:table-cell table:formula="of:=[$'naglosy-edycja'.D139]" office:value-type="float" office:value="0" calcext:value-type="float">
            <text:p>0</text:p>
          </table:table-cell>
          <table:table-cell table:formula="of:=[$'naglosy-edycja'.E139]" office:value-type="float" office:value="0" calcext:value-type="float">
            <text:p>0</text:p>
          </table:table-cell>
          <table:table-cell table:formula="of:=IF([.B138]=0;[.C138];[.B138])" office:value-type="string" office:string-value="KTV" calcext:value-type="string">
            <text:p>KTV</text:p>
          </table:table-cell>
          <table:table-cell table:number-columns-repeated="2"/>
          <table:table-cell table:formula="of:=CONCATENATE([$przecinki.$A$2];[.E138];[$przecinki.$A$2];[$przecinki.$B$2];[$przecinki.$C$2];[$przecinki.$A$2];[.E138];[$przecinki.$A$2];[$przecinki.$D$2])" office:value-type="string" office:string-value="&quot;KTV&quot;: &quot;KTV&quot;," calcext:value-type="string">
            <text:p>"KTV": "KTV",</text:p>
          </table:table-cell>
        </table:table-row>
        <table:table-row table:style-name="ro2">
          <table:table-cell table:formula="of:=[$'naglosy-edycja'.B140]" office:value-type="string" office:string-value="kl" calcext:value-type="string">
            <text:p>kl</text:p>
          </table:table-cell>
          <table:table-cell table:formula="of:=[$'naglosy-edycja'.C140]" office:value-type="string" office:string-value="KL" calcext:value-type="string">
            <text:p>KL</text:p>
          </table:table-cell>
          <table:table-cell table:formula="of:=[$'naglosy-edycja'.D140]" office:value-type="float" office:value="0" calcext:value-type="float">
            <text:p>0</text:p>
          </table:table-cell>
          <table:table-cell table:formula="of:=[$'naglosy-edycja'.E140]" office:value-type="float" office:value="0" calcext:value-type="float">
            <text:p>0</text:p>
          </table:table-cell>
          <table:table-cell table:formula="of:=IF([.B139]=0;[.C139];[.B139])" office:value-type="string" office:string-value="KL" calcext:value-type="string">
            <text:p>KL</text:p>
          </table:table-cell>
          <table:table-cell table:number-columns-repeated="2"/>
          <table:table-cell table:formula="of:=CONCATENATE([$przecinki.$A$2];[.E139];[$przecinki.$A$2];[$przecinki.$B$2];[$przecinki.$C$2];[$przecinki.$A$2];[.E139];[$przecinki.$A$2];[$przecinki.$D$2])" office:value-type="string" office:string-value="&quot;KL&quot;: &quot;KL&quot;," calcext:value-type="string">
            <text:p>"KL": "KL",</text:p>
          </table:table-cell>
        </table:table-row>
        <table:table-row table:style-name="ro2">
          <table:table-cell table:formula="of:=[$'naglosy-edycja'.B141]" office:value-type="string" office:string-value="kli" calcext:value-type="string">
            <text:p>kli</text:p>
          </table:table-cell>
          <table:table-cell table:formula="of:=[$'naglosy-edycja'.C141]" office:value-type="float" office:value="0" calcext:value-type="float">
            <text:p>0</text:p>
          </table:table-cell>
          <table:table-cell table:formula="of:=[$'naglosy-edycja'.D141]" office:value-type="string" office:string-value="KLJ" calcext:value-type="string">
            <text:p>KLJ</text:p>
          </table:table-cell>
          <table:table-cell table:formula="of:=[$'naglosy-edycja'.E141]" office:value-type="float" office:value="0" calcext:value-type="float">
            <text:p>0</text:p>
          </table:table-cell>
          <table:table-cell table:formula="of:=IF([.B140]=0;[.C140];[.B140])" office:value-type="string" office:string-value="KLJ" calcext:value-type="string">
            <text:p>KLJ</text:p>
          </table:table-cell>
          <table:table-cell table:number-columns-repeated="2"/>
          <table:table-cell table:formula="of:=CONCATENATE([$przecinki.$A$2];[.E140];[$przecinki.$A$2];[$przecinki.$B$2];[$przecinki.$C$2];[$przecinki.$A$2];[.E140];[$przecinki.$A$2];[$przecinki.$D$2])" office:value-type="string" office:string-value="&quot;KLJ&quot;: &quot;KLJ&quot;," calcext:value-type="string">
            <text:p>"KLJ": "KLJ",</text:p>
          </table:table-cell>
        </table:table-row>
        <table:table-row table:style-name="ro2">
          <table:table-cell table:formula="of:=[$'naglosy-edycja'.B142]" office:value-type="string" office:string-value="kln" calcext:value-type="string">
            <text:p>kln</text:p>
          </table:table-cell>
          <table:table-cell table:formula="of:=[$'naglosy-edycja'.C142]" office:value-type="string" office:string-value="KLR" calcext:value-type="string">
            <text:p>KLR</text:p>
          </table:table-cell>
          <table:table-cell table:formula="of:=[$'naglosy-edycja'.D142]" office:value-type="float" office:value="0" calcext:value-type="float">
            <text:p>0</text:p>
          </table:table-cell>
          <table:table-cell table:formula="of:=[$'naglosy-edycja'.E142]" office:value-type="float" office:value="0" calcext:value-type="float">
            <text:p>0</text:p>
          </table:table-cell>
          <table:table-cell table:formula="of:=IF([.B141]=0;[.C141];[.B141])" office:value-type="string" office:string-value="KLR" calcext:value-type="string">
            <text:p>KLR</text:p>
          </table:table-cell>
          <table:table-cell table:number-columns-repeated="2"/>
          <table:table-cell table:formula="of:=CONCATENATE([$przecinki.$A$2];[.E141];[$przecinki.$A$2];[$przecinki.$B$2];[$przecinki.$C$2];[$przecinki.$A$2];[.E141];[$przecinki.$A$2];[$przecinki.$D$2])" office:value-type="string" office:string-value="&quot;KLR&quot;: &quot;KLR&quot;," calcext:value-type="string">
            <text:p>"KLR": "KLR",</text:p>
          </table:table-cell>
        </table:table-row>
        <table:table-row table:style-name="ro2">
          <table:table-cell table:formula="of:=[$'naglosy-edycja'.B143]" office:value-type="string" office:string-value="klni" calcext:value-type="string">
            <text:p>klni</text:p>
          </table:table-cell>
          <table:table-cell table:formula="of:=[$'naglosy-edycja'.C143]" office:value-type="float" office:value="0" calcext:value-type="float">
            <text:p>0</text:p>
          </table:table-cell>
          <table:table-cell table:formula="of:=[$'naglosy-edycja'.D143]" office:value-type="string" office:string-value="KLRJ" calcext:value-type="string">
            <text:p>KLRJ</text:p>
          </table:table-cell>
          <table:table-cell table:formula="of:=[$'naglosy-edycja'.E143]" office:value-type="float" office:value="0" calcext:value-type="float">
            <text:p>0</text:p>
          </table:table-cell>
          <table:table-cell table:formula="of:=IF([.B142]=0;[.C142];[.B142])" office:value-type="string" office:string-value="KLRJ" calcext:value-type="string">
            <text:p>KLRJ</text:p>
          </table:table-cell>
          <table:table-cell table:number-columns-repeated="2"/>
          <table:table-cell table:formula="of:=CONCATENATE([$przecinki.$A$2];[.E142];[$przecinki.$A$2];[$przecinki.$B$2];[$przecinki.$C$2];[$przecinki.$A$2];[.E142];[$przecinki.$A$2];[$przecinki.$D$2])" office:value-type="string" office:string-value="&quot;KLRJ&quot;: &quot;KLRJ&quot;," calcext:value-type="string">
            <text:p>"KLRJ": "KLRJ",</text:p>
          </table:table-cell>
        </table:table-row>
        <table:table-row table:style-name="ro2">
          <table:table-cell table:formula="of:=[$'naglosy-edycja'.B144]" office:value-type="string" office:string-value="klw" calcext:value-type="string">
            <text:p>klw</text:p>
          </table:table-cell>
          <table:table-cell table:formula="of:=[$'naglosy-edycja'.C144]" office:value-type="string" office:string-value="KVL" calcext:value-type="string">
            <text:p>KVL</text:p>
          </table:table-cell>
          <table:table-cell table:formula="of:=[$'naglosy-edycja'.D144]" office:value-type="float" office:value="0" calcext:value-type="float">
            <text:p>0</text:p>
          </table:table-cell>
          <table:table-cell table:formula="of:=[$'naglosy-edycja'.E144]" office:value-type="float" office:value="0" calcext:value-type="float">
            <text:p>0</text:p>
          </table:table-cell>
          <table:table-cell table:formula="of:=IF([.B143]=0;[.C143];[.B143])" office:value-type="string" office:string-value="KVL" calcext:value-type="string">
            <text:p>KVL</text:p>
          </table:table-cell>
          <table:table-cell table:number-columns-repeated="2"/>
          <table:table-cell table:formula="of:=CONCATENATE([$przecinki.$A$2];[.E143];[$przecinki.$A$2];[$przecinki.$B$2];[$przecinki.$C$2];[$przecinki.$A$2];[.E143];[$przecinki.$A$2];[$przecinki.$D$2])" office:value-type="string" office:string-value="&quot;KVL&quot;: &quot;KVL&quot;," calcext:value-type="string">
            <text:p>"KVL": "KVL",</text:p>
          </table:table-cell>
        </table:table-row>
        <table:table-row table:style-name="ro2">
          <table:table-cell table:formula="of:=[$'naglosy-edycja'.B145]" office:value-type="string" office:string-value="kł" calcext:value-type="string">
            <text:p>kł</text:p>
          </table:table-cell>
          <table:table-cell table:formula="of:=[$'naglosy-edycja'.C145]" office:value-type="string" office:string-value="KLJ" calcext:value-type="string">
            <text:p>KLJ</text:p>
          </table:table-cell>
          <table:table-cell table:formula="of:=[$'naglosy-edycja'.D145]" office:value-type="float" office:value="0" calcext:value-type="float">
            <text:p>0</text:p>
          </table:table-cell>
          <table:table-cell table:formula="of:=[$'naglosy-edycja'.E145]" office:value-type="float" office:value="0" calcext:value-type="float">
            <text:p>0</text:p>
          </table:table-cell>
          <table:table-cell table:formula="of:=IF([.B144]=0;[.C144];[.B144])" office:value-type="string" office:string-value="KLJ" calcext:value-type="string">
            <text:p>KLJ</text:p>
          </table:table-cell>
          <table:table-cell table:number-columns-repeated="2"/>
          <table:table-cell table:formula="of:=CONCATENATE([$przecinki.$A$2];[.E144];[$przecinki.$A$2];[$przecinki.$B$2];[$przecinki.$C$2];[$przecinki.$A$2];[.E144];[$przecinki.$A$2];[$przecinki.$D$2])" office:value-type="string" office:string-value="&quot;KLJ&quot;: &quot;KLJ&quot;," calcext:value-type="string">
            <text:p>"KLJ": "KLJ",</text:p>
          </table:table-cell>
        </table:table-row>
        <table:table-row table:style-name="ro2">
          <table:table-cell table:formula="of:=[$'naglosy-edycja'.B146]" office:value-type="string" office:string-value="km" calcext:value-type="string">
            <text:p>km</text:p>
          </table:table-cell>
          <table:table-cell table:formula="of:=[$'naglosy-edycja'.C146]" office:value-type="string" office:string-value="KTV" calcext:value-type="string">
            <text:p>KTV</text:p>
          </table:table-cell>
          <table:table-cell table:formula="of:=[$'naglosy-edycja'.D146]" office:value-type="float" office:value="0" calcext:value-type="float">
            <text:p>0</text:p>
          </table:table-cell>
          <table:table-cell table:formula="of:=[$'naglosy-edycja'.E146]" office:value-type="float" office:value="0" calcext:value-type="float">
            <text:p>0</text:p>
          </table:table-cell>
          <table:table-cell table:formula="of:=IF([.B145]=0;[.C145];[.B145])" office:value-type="string" office:string-value="KTV" calcext:value-type="string">
            <text:p>KTV</text:p>
          </table:table-cell>
          <table:table-cell table:number-columns-repeated="2"/>
          <table:table-cell table:formula="of:=CONCATENATE([$przecinki.$A$2];[.E145];[$przecinki.$A$2];[$przecinki.$B$2];[$przecinki.$C$2];[$przecinki.$A$2];[.E145];[$przecinki.$A$2];[$przecinki.$D$2])" office:value-type="string" office:string-value="&quot;KTV&quot;: &quot;KTV&quot;," calcext:value-type="string">
            <text:p>"KTV": "KTV",</text:p>
          </table:table-cell>
        </table:table-row>
        <table:table-row table:style-name="ro2">
          <table:table-cell table:formula="of:=[$'naglosy-edycja'.B147]" office:value-type="string" office:string-value="kmi" calcext:value-type="string">
            <text:p>kmi</text:p>
          </table:table-cell>
          <table:table-cell table:formula="of:=[$'naglosy-edycja'.C147]" office:value-type="float" office:value="0" calcext:value-type="float">
            <text:p>0</text:p>
          </table:table-cell>
          <table:table-cell table:formula="of:=[$'naglosy-edycja'.D147]" office:value-type="string" office:string-value="KTVJ" calcext:value-type="string">
            <text:p>KTVJ</text:p>
          </table:table-cell>
          <table:table-cell table:formula="of:=[$'naglosy-edycja'.E147]" office:value-type="float" office:value="0" calcext:value-type="float">
            <text:p>0</text:p>
          </table:table-cell>
          <table:table-cell table:formula="of:=IF([.B146]=0;[.C146];[.B146])" office:value-type="string" office:string-value="KTVJ" calcext:value-type="string">
            <text:p>KTVJ</text:p>
          </table:table-cell>
          <table:table-cell table:number-columns-repeated="2"/>
          <table:table-cell table:formula="of:=CONCATENATE([$przecinki.$A$2];[.E146];[$przecinki.$A$2];[$przecinki.$B$2];[$przecinki.$C$2];[$przecinki.$A$2];[.E146];[$przecinki.$A$2];[$przecinki.$D$2])" office:value-type="string" office:string-value="&quot;KTVJ&quot;: &quot;KTVJ&quot;," calcext:value-type="string">
            <text:p>"KTVJ": "KTVJ",</text:p>
          </table:table-cell>
        </table:table-row>
        <table:table-row table:style-name="ro2">
          <table:table-cell table:formula="of:=[$'naglosy-edycja'.B148]" office:value-type="string" office:string-value="kn" calcext:value-type="string">
            <text:p>kn</text:p>
          </table:table-cell>
          <table:table-cell table:formula="of:=[$'naglosy-edycja'.C148]" office:value-type="string" office:string-value="KLR" calcext:value-type="string">
            <text:p>KLR</text:p>
          </table:table-cell>
          <table:table-cell table:formula="of:=[$'naglosy-edycja'.D148]" office:value-type="float" office:value="0" calcext:value-type="float">
            <text:p>0</text:p>
          </table:table-cell>
          <table:table-cell table:formula="of:=[$'naglosy-edycja'.E148]" office:value-type="float" office:value="0" calcext:value-type="float">
            <text:p>0</text:p>
          </table:table-cell>
          <table:table-cell table:formula="of:=IF([.B147]=0;[.C147];[.B147])" office:value-type="string" office:string-value="KLR" calcext:value-type="string">
            <text:p>KLR</text:p>
          </table:table-cell>
          <table:table-cell table:number-columns-repeated="2"/>
          <table:table-cell table:formula="of:=CONCATENATE([$przecinki.$A$2];[.E147];[$przecinki.$A$2];[$przecinki.$B$2];[$przecinki.$C$2];[$przecinki.$A$2];[.E147];[$przecinki.$A$2];[$przecinki.$D$2])" office:value-type="string" office:string-value="&quot;KLR&quot;: &quot;KLR&quot;," calcext:value-type="string">
            <text:p>"KLR": "KLR",</text:p>
          </table:table-cell>
        </table:table-row>
        <table:table-row table:style-name="ro2">
          <table:table-cell table:formula="of:=[$'naglosy-edycja'.B149]" office:value-type="string" office:string-value="kni" calcext:value-type="string">
            <text:p>kni</text:p>
          </table:table-cell>
          <table:table-cell table:formula="of:=[$'naglosy-edycja'.C149]" office:value-type="float" office:value="0" calcext:value-type="float">
            <text:p>0</text:p>
          </table:table-cell>
          <table:table-cell table:formula="of:=[$'naglosy-edycja'.D149]" office:value-type="string" office:string-value="KLRJ" calcext:value-type="string">
            <text:p>KLRJ</text:p>
          </table:table-cell>
          <table:table-cell table:formula="of:=[$'naglosy-edycja'.E149]" office:value-type="float" office:value="0" calcext:value-type="float">
            <text:p>0</text:p>
          </table:table-cell>
          <table:table-cell table:formula="of:=IF([.B148]=0;[.C148];[.B148])" office:value-type="string" office:string-value="KLRJ" calcext:value-type="string">
            <text:p>KLRJ</text:p>
          </table:table-cell>
          <table:table-cell table:number-columns-repeated="2"/>
          <table:table-cell table:formula="of:=CONCATENATE([$przecinki.$A$2];[.E148];[$przecinki.$A$2];[$przecinki.$B$2];[$przecinki.$C$2];[$przecinki.$A$2];[.E148];[$przecinki.$A$2];[$przecinki.$D$2])" office:value-type="string" office:string-value="&quot;KLRJ&quot;: &quot;KLRJ&quot;," calcext:value-type="string">
            <text:p>"KLRJ": "KLRJ",</text:p>
          </table:table-cell>
        </table:table-row>
        <table:table-row table:style-name="ro2">
          <table:table-cell table:formula="of:=[$'naglosy-edycja'.B150]" office:value-type="string" office:string-value="kp" calcext:value-type="string">
            <text:p>kp</text:p>
          </table:table-cell>
          <table:table-cell table:formula="of:=[$'naglosy-edycja'.C150]" office:value-type="string" office:string-value="KP" calcext:value-type="string">
            <text:p>KP</text:p>
          </table:table-cell>
          <table:table-cell table:formula="of:=[$'naglosy-edycja'.D150]" office:value-type="float" office:value="0" calcext:value-type="float">
            <text:p>0</text:p>
          </table:table-cell>
          <table:table-cell table:formula="of:=[$'naglosy-edycja'.E150]" office:value-type="float" office:value="0" calcext:value-type="float">
            <text:p>0</text:p>
          </table:table-cell>
          <table:table-cell table:formula="of:=IF([.B149]=0;[.C149];[.B149])" office:value-type="string" office:string-value="KP" calcext:value-type="string">
            <text:p>KP</text:p>
          </table:table-cell>
          <table:table-cell table:number-columns-repeated="2"/>
          <table:table-cell table:formula="of:=CONCATENATE([$przecinki.$A$2];[.E149];[$przecinki.$A$2];[$przecinki.$B$2];[$przecinki.$C$2];[$przecinki.$A$2];[.E149];[$przecinki.$A$2];[$przecinki.$D$2])" office:value-type="string" office:string-value="&quot;KP&quot;: &quot;KP&quot;," calcext:value-type="string">
            <text:p>"KP": "KP",</text:p>
          </table:table-cell>
        </table:table-row>
        <table:table-row table:style-name="ro2">
          <table:table-cell table:formula="of:=[$'naglosy-edycja'.B151]" office:value-type="string" office:string-value="kpi" calcext:value-type="string">
            <text:p>kpi</text:p>
          </table:table-cell>
          <table:table-cell table:formula="of:=[$'naglosy-edycja'.C151]" office:value-type="float" office:value="0" calcext:value-type="float">
            <text:p>0</text:p>
          </table:table-cell>
          <table:table-cell table:formula="of:=[$'naglosy-edycja'.D151]" office:value-type="string" office:string-value="KPJ" calcext:value-type="string">
            <text:p>KPJ</text:p>
          </table:table-cell>
          <table:table-cell table:formula="of:=[$'naglosy-edycja'.E151]" office:value-type="float" office:value="0" calcext:value-type="float">
            <text:p>0</text:p>
          </table:table-cell>
          <table:table-cell table:formula="of:=IF([.B150]=0;[.C150];[.B150])" office:value-type="string" office:string-value="KPJ" calcext:value-type="string">
            <text:p>KPJ</text:p>
          </table:table-cell>
          <table:table-cell table:number-columns-repeated="2"/>
          <table:table-cell table:formula="of:=CONCATENATE([$przecinki.$A$2];[.E150];[$przecinki.$A$2];[$przecinki.$B$2];[$przecinki.$C$2];[$przecinki.$A$2];[.E150];[$przecinki.$A$2];[$przecinki.$D$2])" office:value-type="string" office:string-value="&quot;KPJ&quot;: &quot;KPJ&quot;," calcext:value-type="string">
            <text:p>"KPJ": "KPJ",</text:p>
          </table:table-cell>
        </table:table-row>
        <table:table-row table:style-name="ro2">
          <table:table-cell table:formula="of:=[$'naglosy-edycja'.B152]" office:value-type="string" office:string-value="kr" calcext:value-type="string">
            <text:p>kr</text:p>
          </table:table-cell>
          <table:table-cell table:formula="of:=[$'naglosy-edycja'.C152]" office:value-type="string" office:string-value="KR" calcext:value-type="string">
            <text:p>KR</text:p>
          </table:table-cell>
          <table:table-cell table:formula="of:=[$'naglosy-edycja'.D152]" office:value-type="float" office:value="0" calcext:value-type="float">
            <text:p>0</text:p>
          </table:table-cell>
          <table:table-cell table:formula="of:=[$'naglosy-edycja'.E152]" office:value-type="float" office:value="0" calcext:value-type="float">
            <text:p>0</text:p>
          </table:table-cell>
          <table:table-cell table:formula="of:=IF([.B151]=0;[.C151];[.B151])" office:value-type="string" office:string-value="KR" calcext:value-type="string">
            <text:p>KR</text:p>
          </table:table-cell>
          <table:table-cell table:number-columns-repeated="2"/>
          <table:table-cell table:formula="of:=CONCATENATE([$przecinki.$A$2];[.E151];[$przecinki.$A$2];[$przecinki.$B$2];[$przecinki.$C$2];[$przecinki.$A$2];[.E151];[$przecinki.$A$2];[$przecinki.$D$2])" office:value-type="string" office:string-value="&quot;KR&quot;: &quot;KR&quot;," calcext:value-type="string">
            <text:p>"KR": "KR",</text:p>
          </table:table-cell>
        </table:table-row>
        <table:table-row table:style-name="ro2">
          <table:table-cell table:formula="of:=[$'naglosy-edycja'.B153]" office:value-type="string" office:string-value="krn" calcext:value-type="string">
            <text:p>krn</text:p>
          </table:table-cell>
          <table:table-cell table:formula="of:=[$'naglosy-edycja'.C153]" office:value-type="string" office:string-value="KVLR" calcext:value-type="string">
            <text:p>KVLR</text:p>
          </table:table-cell>
          <table:table-cell table:formula="of:=[$'naglosy-edycja'.D153]" office:value-type="float" office:value="0" calcext:value-type="float">
            <text:p>0</text:p>
          </table:table-cell>
          <table:table-cell table:formula="of:=[$'naglosy-edycja'.E153]" office:value-type="float" office:value="0" calcext:value-type="float">
            <text:p>0</text:p>
          </table:table-cell>
          <table:table-cell table:formula="of:=IF([.B152]=0;[.C152];[.B152])" office:value-type="string" office:string-value="KVLR" calcext:value-type="string">
            <text:p>KVLR</text:p>
          </table:table-cell>
          <table:table-cell table:number-columns-repeated="2"/>
          <table:table-cell table:formula="of:=CONCATENATE([$przecinki.$A$2];[.E152];[$przecinki.$A$2];[$przecinki.$B$2];[$przecinki.$C$2];[$przecinki.$A$2];[.E152];[$przecinki.$A$2];[$przecinki.$D$2])" office:value-type="string" office:string-value="&quot;KVLR&quot;: &quot;KVLR&quot;," calcext:value-type="string">
            <text:p>"KVLR": "KVLR",</text:p>
          </table:table-cell>
        </table:table-row>
        <table:table-row table:style-name="ro2">
          <table:table-cell table:formula="of:=[$'naglosy-edycja'.B154]" office:value-type="string" office:string-value="krt" calcext:value-type="string">
            <text:p>krt</text:p>
          </table:table-cell>
          <table:table-cell table:formula="of:=[$'naglosy-edycja'.C154]" office:value-type="string" office:string-value="KTR" calcext:value-type="string">
            <text:p>KTR</text:p>
          </table:table-cell>
          <table:table-cell table:formula="of:=[$'naglosy-edycja'.D154]" office:value-type="float" office:value="0" calcext:value-type="float">
            <text:p>0</text:p>
          </table:table-cell>
          <table:table-cell table:formula="of:=[$'naglosy-edycja'.E154]" office:value-type="float" office:value="0" calcext:value-type="float">
            <text:p>0</text:p>
          </table:table-cell>
          <table:table-cell table:formula="of:=IF([.B153]=0;[.C153];[.B153])" office:value-type="string" office:string-value="KTR" calcext:value-type="string">
            <text:p>KTR</text:p>
          </table:table-cell>
          <table:table-cell table:number-columns-repeated="2"/>
          <table:table-cell table:formula="of:=CONCATENATE([$przecinki.$A$2];[.E153];[$przecinki.$A$2];[$przecinki.$B$2];[$przecinki.$C$2];[$przecinki.$A$2];[.E153];[$przecinki.$A$2];[$przecinki.$D$2])" office:value-type="string" office:string-value="&quot;KTR&quot;: &quot;KTR&quot;," calcext:value-type="string">
            <text:p>"KTR": "KTR",</text:p>
          </table:table-cell>
        </table:table-row>
        <table:table-row table:style-name="ro2">
          <table:table-cell table:formula="of:=[$'naglosy-edycja'.B155]" office:value-type="string" office:string-value="krw" calcext:value-type="string">
            <text:p>krw</text:p>
          </table:table-cell>
          <table:table-cell table:formula="of:=[$'naglosy-edycja'.C155]" office:value-type="string" office:string-value="KVR" calcext:value-type="string">
            <text:p>KVR</text:p>
          </table:table-cell>
          <table:table-cell table:formula="of:=[$'naglosy-edycja'.D155]" office:value-type="float" office:value="0" calcext:value-type="float">
            <text:p>0</text:p>
          </table:table-cell>
          <table:table-cell table:formula="of:=[$'naglosy-edycja'.E155]" office:value-type="float" office:value="0" calcext:value-type="float">
            <text:p>0</text:p>
          </table:table-cell>
          <table:table-cell table:formula="of:=IF([.B154]=0;[.C154];[.B154])" office:value-type="string" office:string-value="KVR" calcext:value-type="string">
            <text:p>KVR</text:p>
          </table:table-cell>
          <table:table-cell table:number-columns-repeated="2"/>
          <table:table-cell table:formula="of:=CONCATENATE([$przecinki.$A$2];[.E154];[$przecinki.$A$2];[$przecinki.$B$2];[$przecinki.$C$2];[$przecinki.$A$2];[.E154];[$przecinki.$A$2];[$przecinki.$D$2])" office:value-type="string" office:string-value="&quot;KVR&quot;: &quot;KVR&quot;," calcext:value-type="string">
            <text:p>"KVR": "KVR",</text:p>
          </table:table-cell>
        </table:table-row>
        <table:table-row table:style-name="ro2">
          <table:table-cell table:formula="of:=[$'naglosy-edycja'.B156]" office:value-type="string" office:string-value="krwi" calcext:value-type="string">
            <text:p>krwi</text:p>
          </table:table-cell>
          <table:table-cell table:formula="of:=[$'naglosy-edycja'.C156]" office:value-type="float" office:value="0" calcext:value-type="float">
            <text:p>0</text:p>
          </table:table-cell>
          <table:table-cell table:formula="of:=[$'naglosy-edycja'.D156]" office:value-type="string" office:string-value="KVRJ" calcext:value-type="string">
            <text:p>KVRJ</text:p>
          </table:table-cell>
          <table:table-cell table:formula="of:=[$'naglosy-edycja'.E156]" office:value-type="float" office:value="0" calcext:value-type="float">
            <text:p>0</text:p>
          </table:table-cell>
          <table:table-cell table:formula="of:=IF([.B155]=0;[.C155];[.B155])" office:value-type="string" office:string-value="KVRJ" calcext:value-type="string">
            <text:p>KVRJ</text:p>
          </table:table-cell>
          <table:table-cell table:number-columns-repeated="2"/>
          <table:table-cell table:formula="of:=CONCATENATE([$przecinki.$A$2];[.E155];[$przecinki.$A$2];[$przecinki.$B$2];[$przecinki.$C$2];[$przecinki.$A$2];[.E155];[$przecinki.$A$2];[$przecinki.$D$2])" office:value-type="string" office:string-value="&quot;KVRJ&quot;: &quot;KVRJ&quot;," calcext:value-type="string">
            <text:p>"KVRJ": "KVRJ",</text:p>
          </table:table-cell>
        </table:table-row>
        <table:table-row table:style-name="ro2">
          <table:table-cell table:formula="of:=[$'naglosy-edycja'.B157]" office:value-type="string" office:string-value="krz" calcext:value-type="string">
            <text:p>krz</text:p>
          </table:table-cell>
          <table:table-cell table:formula="of:=[$'naglosy-edycja'.C157]" office:value-type="string" office:string-value="KRJ" calcext:value-type="string">
            <text:p>KRJ</text:p>
          </table:table-cell>
          <table:table-cell table:formula="of:=[$'naglosy-edycja'.D157]" office:value-type="float" office:value="0" calcext:value-type="float">
            <text:p>0</text:p>
          </table:table-cell>
          <table:table-cell table:formula="of:=[$'naglosy-edycja'.E157]" office:value-type="float" office:value="0" calcext:value-type="float">
            <text:p>0</text:p>
          </table:table-cell>
          <table:table-cell table:formula="of:=IF([.B156]=0;[.C156];[.B156])" office:value-type="string" office:string-value="KRJ" calcext:value-type="string">
            <text:p>KRJ</text:p>
          </table:table-cell>
          <table:table-cell table:number-columns-repeated="2"/>
          <table:table-cell table:formula="of:=CONCATENATE([$przecinki.$A$2];[.E156];[$przecinki.$A$2];[$przecinki.$B$2];[$przecinki.$C$2];[$przecinki.$A$2];[.E156];[$przecinki.$A$2];[$przecinki.$D$2])" office:value-type="string" office:string-value="&quot;KRJ&quot;: &quot;KRJ&quot;," calcext:value-type="string">
            <text:p>"KRJ": "KRJ",</text:p>
          </table:table-cell>
        </table:table-row>
        <table:table-row table:style-name="ro2">
          <table:table-cell table:formula="of:=[$'naglosy-edycja'.B158]" office:value-type="string" office:string-value="krzc" calcext:value-type="string">
            <text:p>krzc</text:p>
          </table:table-cell>
          <table:table-cell table:formula="of:=[$'naglosy-edycja'.C158]" office:value-type="string" office:string-value="ZKTRJ" calcext:value-type="string">
            <text:p>ZKTRJ</text:p>
          </table:table-cell>
          <table:table-cell table:formula="of:=[$'naglosy-edycja'.D158]" office:value-type="float" office:value="0" calcext:value-type="float">
            <text:p>0</text:p>
          </table:table-cell>
          <table:table-cell table:formula="of:=[$'naglosy-edycja'.E158]" office:value-type="float" office:value="0" calcext:value-type="float">
            <text:p>0</text:p>
          </table:table-cell>
          <table:table-cell table:formula="of:=IF([.B157]=0;[.C157];[.B157])" office:value-type="string" office:string-value="ZKTRJ" calcext:value-type="string">
            <text:p>ZKTRJ</text:p>
          </table:table-cell>
          <table:table-cell table:number-columns-repeated="2"/>
          <table:table-cell table:formula="of:=CONCATENATE([$przecinki.$A$2];[.E157];[$przecinki.$A$2];[$przecinki.$B$2];[$przecinki.$C$2];[$przecinki.$A$2];[.E157];[$przecinki.$A$2];[$przecinki.$D$2])" office:value-type="string" office:string-value="&quot;ZKTRJ&quot;: &quot;ZKTRJ&quot;," calcext:value-type="string">
            <text:p>"ZKTRJ": "ZKTRJ",</text:p>
          </table:table-cell>
        </table:table-row>
        <table:table-row table:style-name="ro2">
          <table:table-cell table:formula="of:=[$'naglosy-edycja'.B159]" office:value-type="string" office:string-value="krzcz" calcext:value-type="string">
            <text:p>krzcz</text:p>
          </table:table-cell>
          <table:table-cell table:formula="of:=[$'naglosy-edycja'.C159]" office:value-type="string" office:string-value="KPVRJ" calcext:value-type="string">
            <text:p>KPVRJ</text:p>
          </table:table-cell>
          <table:table-cell table:formula="of:=[$'naglosy-edycja'.D159]" office:value-type="float" office:value="0" calcext:value-type="float">
            <text:p>0</text:p>
          </table:table-cell>
          <table:table-cell table:formula="of:=[$'naglosy-edycja'.E159]" office:value-type="float" office:value="0" calcext:value-type="float">
            <text:p>0</text:p>
          </table:table-cell>
          <table:table-cell table:formula="of:=IF([.B158]=0;[.C158];[.B158])" office:value-type="string" office:string-value="KPVRJ" calcext:value-type="string">
            <text:p>KPVRJ</text:p>
          </table:table-cell>
          <table:table-cell table:number-columns-repeated="2"/>
          <table:table-cell table:formula="of:=CONCATENATE([$przecinki.$A$2];[.E158];[$przecinki.$A$2];[$przecinki.$B$2];[$przecinki.$C$2];[$przecinki.$A$2];[.E158];[$przecinki.$A$2];[$przecinki.$D$2])" office:value-type="string" office:string-value="&quot;KPVRJ&quot;: &quot;KPVRJ&quot;," calcext:value-type="string">
            <text:p>"KPVRJ": "KPVRJ",</text:p>
          </table:table-cell>
        </table:table-row>
        <table:table-row table:style-name="ro2">
          <table:table-cell table:formula="of:=[$'naglosy-edycja'.B160]" office:value-type="string" office:string-value="krzn" calcext:value-type="string">
            <text:p>krzn</text:p>
          </table:table-cell>
          <table:table-cell table:formula="of:=[$'naglosy-edycja'.C160]" office:value-type="string" office:string-value="KTPLR" calcext:value-type="string">
            <text:p>KTPLR</text:p>
          </table:table-cell>
          <table:table-cell table:formula="of:=[$'naglosy-edycja'.D160]" office:value-type="float" office:value="0" calcext:value-type="float">
            <text:p>0</text:p>
          </table:table-cell>
          <table:table-cell table:formula="of:=[$'naglosy-edycja'.E160]" office:value-type="float" office:value="0" calcext:value-type="float">
            <text:p>0</text:p>
          </table:table-cell>
          <table:table-cell table:formula="of:=IF([.B159]=0;[.C159];[.B159])" office:value-type="string" office:string-value="KTPLR" calcext:value-type="string">
            <text:p>KTPLR</text:p>
          </table:table-cell>
          <table:table-cell table:number-columns-repeated="2"/>
          <table:table-cell table:formula="of:=CONCATENATE([$przecinki.$A$2];[.E159];[$przecinki.$A$2];[$przecinki.$B$2];[$przecinki.$C$2];[$przecinki.$A$2];[.E159];[$przecinki.$A$2];[$przecinki.$D$2])" office:value-type="string" office:string-value="&quot;KTPLR&quot;: &quot;KTPLR&quot;," calcext:value-type="string">
            <text:p>"KTPLR": "KTPLR",</text:p>
          </table:table-cell>
        </table:table-row>
        <table:table-row table:style-name="ro2">
          <table:table-cell table:formula="of:=[$'naglosy-edycja'.B161]" office:value-type="string" office:string-value="krzni" calcext:value-type="string">
            <text:p>krzni</text:p>
          </table:table-cell>
          <table:table-cell table:formula="of:=[$'naglosy-edycja'.C161]" office:value-type="float" office:value="0" calcext:value-type="float">
            <text:p>0</text:p>
          </table:table-cell>
          <table:table-cell table:formula="of:=[$'naglosy-edycja'.D161]" office:value-type="string" office:string-value="KTPLRJ" calcext:value-type="string">
            <text:p>KTPLRJ</text:p>
          </table:table-cell>
          <table:table-cell table:formula="of:=[$'naglosy-edycja'.E161]" office:value-type="float" office:value="0" calcext:value-type="float">
            <text:p>0</text:p>
          </table:table-cell>
          <table:table-cell table:formula="of:=IF([.B160]=0;[.C160];[.B160])" office:value-type="string" office:string-value="KTPLRJ" calcext:value-type="string">
            <text:p>KTPLRJ</text:p>
          </table:table-cell>
          <table:table-cell table:number-columns-repeated="2"/>
          <table:table-cell table:formula="of:=CONCATENATE([$przecinki.$A$2];[.E160];[$przecinki.$A$2];[$przecinki.$B$2];[$przecinki.$C$2];[$przecinki.$A$2];[.E160];[$przecinki.$A$2];[$przecinki.$D$2])" office:value-type="string" office:string-value="&quot;KTPLRJ&quot;: &quot;KTPLRJ&quot;," calcext:value-type="string">
            <text:p>"KTPLRJ": "KTPLRJ",</text:p>
          </table:table-cell>
        </table:table-row>
        <table:table-row table:style-name="ro2">
          <table:table-cell table:formula="of:=[$'naglosy-edycja'.B162]" office:value-type="string" office:string-value="krzt" calcext:value-type="string">
            <text:p>krzt</text:p>
          </table:table-cell>
          <table:table-cell table:formula="of:=[$'naglosy-edycja'.C162]" office:value-type="string" office:string-value="KTRJ" calcext:value-type="string">
            <text:p>KTRJ</text:p>
          </table:table-cell>
          <table:table-cell table:formula="of:=[$'naglosy-edycja'.D162]" office:value-type="float" office:value="0" calcext:value-type="float">
            <text:p>0</text:p>
          </table:table-cell>
          <table:table-cell table:formula="of:=[$'naglosy-edycja'.E162]" office:value-type="float" office:value="0" calcext:value-type="float">
            <text:p>0</text:p>
          </table:table-cell>
          <table:table-cell table:formula="of:=IF([.B161]=0;[.C161];[.B161])" office:value-type="string" office:string-value="KTRJ" calcext:value-type="string">
            <text:p>KTRJ</text:p>
          </table:table-cell>
          <table:table-cell table:number-columns-repeated="2"/>
          <table:table-cell table:formula="of:=CONCATENATE([$przecinki.$A$2];[.E161];[$przecinki.$A$2];[$przecinki.$B$2];[$przecinki.$C$2];[$przecinki.$A$2];[.E161];[$przecinki.$A$2];[$przecinki.$D$2])" office:value-type="string" office:string-value="&quot;KTRJ&quot;: &quot;KTRJ&quot;," calcext:value-type="string">
            <text:p>"KTRJ": "KTRJ",</text:p>
          </table:table-cell>
        </table:table-row>
        <table:table-row table:style-name="ro2">
          <table:table-cell table:formula="of:=[$'naglosy-edycja'.B163]" office:value-type="string" office:string-value="ks" calcext:value-type="string">
            <text:p>ks</text:p>
          </table:table-cell>
          <table:table-cell table:formula="of:=[$'naglosy-edycja'.C163]" office:value-type="string" office:string-value="SK" calcext:value-type="string">
            <text:p>SK</text:p>
          </table:table-cell>
          <table:table-cell table:formula="of:=[$'naglosy-edycja'.D163]" office:value-type="float" office:value="0" calcext:value-type="float">
            <text:p>0</text:p>
          </table:table-cell>
          <table:table-cell table:formula="of:=[$'naglosy-edycja'.E163]" office:value-type="float" office:value="0" calcext:value-type="float">
            <text:p>0</text:p>
          </table:table-cell>
          <table:table-cell table:formula="of:=IF([.B162]=0;[.C162];[.B162])" office:value-type="string" office:string-value="SK" calcext:value-type="string">
            <text:p>SK</text:p>
          </table:table-cell>
          <table:table-cell table:number-columns-repeated="2"/>
          <table:table-cell table:formula="of:=CONCATENATE([$przecinki.$A$2];[.E162];[$przecinki.$A$2];[$przecinki.$B$2];[$przecinki.$C$2];[$przecinki.$A$2];[.E162];[$przecinki.$A$2];[$przecinki.$D$2])" office:value-type="string" office:string-value="&quot;SK&quot;: &quot;SK&quot;," calcext:value-type="string">
            <text:p>"SK": "SK",</text:p>
          </table:table-cell>
        </table:table-row>
        <table:table-row table:style-name="ro2">
          <table:table-cell table:formula="of:=[$'naglosy-edycja'.B164]" office:value-type="string" office:string-value="ksi" calcext:value-type="string">
            <text:p>ksi</text:p>
          </table:table-cell>
          <table:table-cell table:formula="of:=[$'naglosy-edycja'.C164]" office:value-type="float" office:value="0" calcext:value-type="float">
            <text:p>0</text:p>
          </table:table-cell>
          <table:table-cell table:formula="of:=[$'naglosy-edycja'.D164]" office:value-type="string" office:string-value="SKJ" calcext:value-type="string">
            <text:p>SKJ</text:p>
          </table:table-cell>
          <table:table-cell table:formula="of:=[$'naglosy-edycja'.E164]" office:value-type="float" office:value="0" calcext:value-type="float">
            <text:p>0</text:p>
          </table:table-cell>
          <table:table-cell table:formula="of:=IF([.B163]=0;[.C163];[.B163])" office:value-type="string" office:string-value="SKJ" calcext:value-type="string">
            <text:p>SKJ</text:p>
          </table:table-cell>
          <table:table-cell table:number-columns-repeated="2"/>
          <table:table-cell table:formula="of:=CONCATENATE([$przecinki.$A$2];[.E163];[$przecinki.$A$2];[$przecinki.$B$2];[$przecinki.$C$2];[$przecinki.$A$2];[.E163];[$przecinki.$A$2];[$przecinki.$D$2])" office:value-type="string" office:string-value="&quot;SKJ&quot;: &quot;SKJ&quot;," calcext:value-type="string">
            <text:p>"SKJ": "SKJ",</text:p>
          </table:table-cell>
        </table:table-row>
        <table:table-row table:style-name="ro2">
          <table:table-cell table:formula="of:=[$'naglosy-edycja'.B165]" office:value-type="string" office:string-value="ksz" calcext:value-type="string">
            <text:p>ksz</text:p>
          </table:table-cell>
          <table:table-cell table:formula="of:=[$'naglosy-edycja'.C165]" office:value-type="string" office:string-value="KRJ" calcext:value-type="string">
            <text:p>KRJ</text:p>
          </table:table-cell>
          <table:table-cell table:formula="of:=[$'naglosy-edycja'.D165]" office:value-type="float" office:value="0" calcext:value-type="float">
            <text:p>0</text:p>
          </table:table-cell>
          <table:table-cell table:formula="of:=[$'naglosy-edycja'.E165]" office:value-type="string" office:string-value="ZSK" calcext:value-type="string">
            <text:p>ZSK</text:p>
          </table:table-cell>
          <table:table-cell table:formula="of:=IF([.B164]=0;[.C164];[.B164])" office:value-type="string" office:string-value="KRJ" calcext:value-type="string">
            <text:p>KRJ</text:p>
          </table:table-cell>
          <table:table-cell table:number-columns-repeated="2"/>
          <table:table-cell table:formula="of:=CONCATENATE([$przecinki.$A$2];[.E164];[$przecinki.$A$2];[$przecinki.$B$2];[$przecinki.$C$2];[$przecinki.$A$2];[.E164];[$przecinki.$A$2];[$przecinki.$D$2])" office:value-type="string" office:string-value="&quot;KRJ&quot;: &quot;KRJ&quot;," calcext:value-type="string">
            <text:p>"KRJ": "KRJ",</text:p>
          </table:table-cell>
        </table:table-row>
        <table:table-row table:style-name="ro2">
          <table:table-cell table:formula="of:=[$'naglosy-edycja'.B166]" office:value-type="string" office:string-value="kszt" calcext:value-type="string">
            <text:p>kszt</text:p>
          </table:table-cell>
          <table:table-cell table:formula="of:=[$'naglosy-edycja'.C166]" office:value-type="string" office:string-value="KTRJ" calcext:value-type="string">
            <text:p>KTRJ</text:p>
          </table:table-cell>
          <table:table-cell table:formula="of:=[$'naglosy-edycja'.D166]" office:value-type="float" office:value="0" calcext:value-type="float">
            <text:p>0</text:p>
          </table:table-cell>
          <table:table-cell table:formula="of:=[$'naglosy-edycja'.E166]" office:value-type="string" office:string-value="ZSKTJ" calcext:value-type="string">
            <text:p>ZSKTJ</text:p>
          </table:table-cell>
          <table:table-cell table:formula="of:=IF([.B165]=0;[.C165];[.B165])" office:value-type="string" office:string-value="KTRJ" calcext:value-type="string">
            <text:p>KTRJ</text:p>
          </table:table-cell>
          <table:table-cell table:number-columns-repeated="2"/>
          <table:table-cell table:formula="of:=CONCATENATE([$przecinki.$A$2];[.E165];[$przecinki.$A$2];[$przecinki.$B$2];[$przecinki.$C$2];[$przecinki.$A$2];[.E165];[$przecinki.$A$2];[$przecinki.$D$2])" office:value-type="string" office:string-value="&quot;KTRJ&quot;: &quot;KTRJ&quot;," calcext:value-type="string">
            <text:p>"KTRJ": "KTRJ",</text:p>
          </table:table-cell>
        </table:table-row>
        <table:table-row table:style-name="ro2">
          <table:table-cell table:formula="of:=[$'naglosy-edycja'.B167]" office:value-type="string" office:string-value="kt" calcext:value-type="string">
            <text:p>kt</text:p>
          </table:table-cell>
          <table:table-cell table:formula="of:=[$'naglosy-edycja'.C167]" office:value-type="string" office:string-value="KT" calcext:value-type="string">
            <text:p>KT</text:p>
          </table:table-cell>
          <table:table-cell table:formula="of:=[$'naglosy-edycja'.D167]" office:value-type="float" office:value="0" calcext:value-type="float">
            <text:p>0</text:p>
          </table:table-cell>
          <table:table-cell table:formula="of:=[$'naglosy-edycja'.E167]" office:value-type="float" office:value="0" calcext:value-type="float">
            <text:p>0</text:p>
          </table:table-cell>
          <table:table-cell table:formula="of:=IF([.B166]=0;[.C166];[.B166])" office:value-type="string" office:string-value="KT" calcext:value-type="string">
            <text:p>KT</text:p>
          </table:table-cell>
          <table:table-cell table:number-columns-repeated="2"/>
          <table:table-cell table:formula="of:=CONCATENATE([$przecinki.$A$2];[.E166];[$przecinki.$A$2];[$przecinki.$B$2];[$przecinki.$C$2];[$przecinki.$A$2];[.E166];[$przecinki.$A$2];[$przecinki.$D$2])" office:value-type="string" office:string-value="&quot;KT&quot;: &quot;KT&quot;," calcext:value-type="string">
            <text:p>"KT": "KT",</text:p>
          </table:table-cell>
        </table:table-row>
        <table:table-row table:style-name="ro2">
          <table:table-cell table:formula="of:=[$'naglosy-edycja'.B168]" office:value-type="string" office:string-value="kw" calcext:value-type="string">
            <text:p>kw</text:p>
          </table:table-cell>
          <table:table-cell table:formula="of:=[$'naglosy-edycja'.C168]" office:value-type="string" office:string-value="KV" calcext:value-type="string">
            <text:p>KV</text:p>
          </table:table-cell>
          <table:table-cell table:formula="of:=[$'naglosy-edycja'.D168]" office:value-type="float" office:value="0" calcext:value-type="float">
            <text:p>0</text:p>
          </table:table-cell>
          <table:table-cell table:formula="of:=[$'naglosy-edycja'.E168]" office:value-type="float" office:value="0" calcext:value-type="float">
            <text:p>0</text:p>
          </table:table-cell>
          <table:table-cell table:formula="of:=IF([.B167]=0;[.C167];[.B167])" office:value-type="string" office:string-value="KV" calcext:value-type="string">
            <text:p>KV</text:p>
          </table:table-cell>
          <table:table-cell table:number-columns-repeated="2"/>
          <table:table-cell table:formula="of:=CONCATENATE([$przecinki.$A$2];[.E167];[$przecinki.$A$2];[$przecinki.$B$2];[$przecinki.$C$2];[$przecinki.$A$2];[.E167];[$przecinki.$A$2];[$przecinki.$D$2])" office:value-type="string" office:string-value="&quot;KV&quot;: &quot;KV&quot;," calcext:value-type="string">
            <text:p>"KV": "KV",</text:p>
          </table:table-cell>
        </table:table-row>
        <table:table-row table:style-name="ro2">
          <table:table-cell table:formula="of:=[$'naglosy-edycja'.B169]" office:value-type="string" office:string-value="kwi" calcext:value-type="string">
            <text:p>kwi</text:p>
          </table:table-cell>
          <table:table-cell table:formula="of:=[$'naglosy-edycja'.C169]" office:value-type="float" office:value="0" calcext:value-type="float">
            <text:p>0</text:p>
          </table:table-cell>
          <table:table-cell table:formula="of:=[$'naglosy-edycja'.D169]" office:value-type="string" office:string-value="KVJ" calcext:value-type="string">
            <text:p>KVJ</text:p>
          </table:table-cell>
          <table:table-cell table:formula="of:=[$'naglosy-edycja'.E169]" office:value-type="float" office:value="0" calcext:value-type="float">
            <text:p>0</text:p>
          </table:table-cell>
          <table:table-cell table:formula="of:=IF([.B168]=0;[.C168];[.B168])" office:value-type="string" office:string-value="KVJ" calcext:value-type="string">
            <text:p>KVJ</text:p>
          </table:table-cell>
          <table:table-cell table:number-columns-repeated="2"/>
          <table:table-cell table:formula="of:=CONCATENATE([$przecinki.$A$2];[.E168];[$przecinki.$A$2];[$przecinki.$B$2];[$przecinki.$C$2];[$przecinki.$A$2];[.E168];[$przecinki.$A$2];[$przecinki.$D$2])" office:value-type="string" office:string-value="&quot;KVJ&quot;: &quot;KVJ&quot;," calcext:value-type="string">
            <text:p>"KVJ": "KVJ",</text:p>
          </table:table-cell>
        </table:table-row>
        <table:table-row table:style-name="ro2">
          <table:table-cell table:formula="of:=[$'naglosy-edycja'.B170]" office:value-type="string" office:string-value="l" calcext:value-type="string">
            <text:p>l</text:p>
          </table:table-cell>
          <table:table-cell table:formula="of:=[$'naglosy-edycja'.C170]" office:value-type="string" office:string-value="L" calcext:value-type="string">
            <text:p>L</text:p>
          </table:table-cell>
          <table:table-cell table:formula="of:=[$'naglosy-edycja'.D170]" office:value-type="float" office:value="0" calcext:value-type="float">
            <text:p>0</text:p>
          </table:table-cell>
          <table:table-cell table:formula="of:=[$'naglosy-edycja'.E170]" office:value-type="float" office:value="0" calcext:value-type="float">
            <text:p>0</text:p>
          </table:table-cell>
          <table:table-cell table:formula="of:=IF([.B169]=0;[.C169];[.B169])" office:value-type="string" office:string-value="L" calcext:value-type="string">
            <text:p>L</text:p>
          </table:table-cell>
          <table:table-cell table:number-columns-repeated="2"/>
          <table:table-cell table:formula="of:=CONCATENATE([$przecinki.$A$2];[.E169];[$przecinki.$A$2];[$przecinki.$B$2];[$przecinki.$C$2];[$przecinki.$A$2];[.E169];[$przecinki.$A$2];[$przecinki.$D$2])" office:value-type="string" office:string-value="&quot;L&quot;: &quot;L&quot;," calcext:value-type="string">
            <text:p>"L": "L",</text:p>
          </table:table-cell>
        </table:table-row>
        <table:table-row table:style-name="ro2">
          <table:table-cell table:formula="of:=[$'naglosy-edycja'.B171]" office:value-type="string" office:string-value="lg" calcext:value-type="string">
            <text:p>lg</text:p>
          </table:table-cell>
          <table:table-cell table:formula="of:=[$'naglosy-edycja'.C171]" office:value-type="string" office:string-value="XKL" calcext:value-type="string">
            <text:p>XKL</text:p>
          </table:table-cell>
          <table:table-cell table:formula="of:=[$'naglosy-edycja'.D171]" office:value-type="float" office:value="0" calcext:value-type="float">
            <text:p>0</text:p>
          </table:table-cell>
          <table:table-cell table:formula="of:=[$'naglosy-edycja'.E171]" office:value-type="float" office:value="0" calcext:value-type="float">
            <text:p>0</text:p>
          </table:table-cell>
          <table:table-cell table:formula="of:=IF([.B170]=0;[.C170];[.B170])" office:value-type="string" office:string-value="XKL" calcext:value-type="string">
            <text:p>XKL</text:p>
          </table:table-cell>
          <table:table-cell table:number-columns-repeated="2"/>
          <table:table-cell table:formula="of:=CONCATENATE([$przecinki.$A$2];[.E170];[$przecinki.$A$2];[$przecinki.$B$2];[$przecinki.$C$2];[$przecinki.$A$2];[.E170];[$przecinki.$A$2];[$przecinki.$D$2])" office:value-type="string" office:string-value="&quot;XKL&quot;: &quot;XKL&quot;," calcext:value-type="string">
            <text:p>"XKL": "XKL",</text:p>
          </table:table-cell>
        </table:table-row>
        <table:table-row table:style-name="ro2">
          <table:table-cell table:formula="of:=[$'naglosy-edycja'.B172]" office:value-type="string" office:string-value="lgn" calcext:value-type="string">
            <text:p>lgn</text:p>
          </table:table-cell>
          <table:table-cell table:formula="of:=[$'naglosy-edycja'.C172]" office:value-type="string" office:string-value="XKLR" calcext:value-type="string">
            <text:p>XKLR</text:p>
          </table:table-cell>
          <table:table-cell table:formula="of:=[$'naglosy-edycja'.D172]" office:value-type="float" office:value="0" calcext:value-type="float">
            <text:p>0</text:p>
          </table:table-cell>
          <table:table-cell table:formula="of:=[$'naglosy-edycja'.E172]" office:value-type="float" office:value="0" calcext:value-type="float">
            <text:p>0</text:p>
          </table:table-cell>
          <table:table-cell table:formula="of:=IF([.B171]=0;[.C171];[.B171])" office:value-type="string" office:string-value="XKLR" calcext:value-type="string">
            <text:p>XKLR</text:p>
          </table:table-cell>
          <table:table-cell table:number-columns-repeated="2"/>
          <table:table-cell table:formula="of:=CONCATENATE([$przecinki.$A$2];[.E171];[$przecinki.$A$2];[$przecinki.$B$2];[$przecinki.$C$2];[$przecinki.$A$2];[.E171];[$przecinki.$A$2];[$przecinki.$D$2])" office:value-type="string" office:string-value="&quot;XKLR&quot;: &quot;XKLR&quot;," calcext:value-type="string">
            <text:p>"XKLR": "XKLR",</text:p>
          </table:table-cell>
        </table:table-row>
        <table:table-row table:style-name="ro2">
          <table:table-cell table:formula="of:=[$'naglosy-edycja'.B173]" office:value-type="string" office:string-value="lgni" calcext:value-type="string">
            <text:p>lgni</text:p>
          </table:table-cell>
          <table:table-cell table:formula="of:=[$'naglosy-edycja'.C173]" office:value-type="float" office:value="0" calcext:value-type="float">
            <text:p>0</text:p>
          </table:table-cell>
          <table:table-cell table:formula="of:=[$'naglosy-edycja'.D173]" office:value-type="string" office:string-value="XKLRJ" calcext:value-type="string">
            <text:p>XKLRJ</text:p>
          </table:table-cell>
          <table:table-cell table:formula="of:=[$'naglosy-edycja'.E173]" office:value-type="float" office:value="0" calcext:value-type="float">
            <text:p>0</text:p>
          </table:table-cell>
          <table:table-cell table:formula="of:=IF([.B172]=0;[.C172];[.B172])" office:value-type="string" office:string-value="XKLRJ" calcext:value-type="string">
            <text:p>XKLRJ</text:p>
          </table:table-cell>
          <table:table-cell table:number-columns-repeated="2"/>
          <table:table-cell table:formula="of:=CONCATENATE([$przecinki.$A$2];[.E172];[$przecinki.$A$2];[$przecinki.$B$2];[$przecinki.$C$2];[$przecinki.$A$2];[.E172];[$przecinki.$A$2];[$przecinki.$D$2])" office:value-type="string" office:string-value="&quot;XKLRJ&quot;: &quot;XKLRJ&quot;," calcext:value-type="string">
            <text:p>"XKLRJ": "XKLRJ",</text:p>
          </table:table-cell>
        </table:table-row>
        <table:table-row table:style-name="ro2">
          <table:table-cell table:formula="of:=[$'naglosy-edycja'.B174]" office:value-type="string" office:string-value="lh" calcext:value-type="string">
            <text:p>lh</text:p>
          </table:table-cell>
          <table:table-cell table:formula="of:=[$'naglosy-edycja'.C174]" office:value-type="string" office:string-value="XKTL" calcext:value-type="string">
            <text:p>XKTL</text:p>
          </table:table-cell>
          <table:table-cell table:formula="of:=[$'naglosy-edycja'.D174]" office:value-type="float" office:value="0" calcext:value-type="float">
            <text:p>0</text:p>
          </table:table-cell>
          <table:table-cell table:formula="of:=[$'naglosy-edycja'.E174]" office:value-type="float" office:value="0" calcext:value-type="float">
            <text:p>0</text:p>
          </table:table-cell>
          <table:table-cell table:formula="of:=IF([.B173]=0;[.C173];[.B173])" office:value-type="string" office:string-value="XKTL" calcext:value-type="string">
            <text:p>XKTL</text:p>
          </table:table-cell>
          <table:table-cell table:number-columns-repeated="2"/>
          <table:table-cell table:formula="of:=CONCATENATE([$przecinki.$A$2];[.E173];[$przecinki.$A$2];[$przecinki.$B$2];[$przecinki.$C$2];[$przecinki.$A$2];[.E173];[$przecinki.$A$2];[$przecinki.$D$2])" office:value-type="string" office:string-value="&quot;XKTL&quot;: &quot;XKTL&quot;," calcext:value-type="string">
            <text:p>"XKTL": "XKTL",</text:p>
          </table:table-cell>
        </table:table-row>
        <table:table-row table:style-name="ro2">
          <table:table-cell table:formula="of:=[$'naglosy-edycja'.B175]" office:value-type="string" office:string-value="ll" calcext:value-type="string">
            <text:p>ll</text:p>
          </table:table-cell>
          <table:table-cell table:formula="of:=[$'naglosy-edycja'.C175]" office:value-type="string" office:string-value="L" calcext:value-type="string">
            <text:p>L</text:p>
          </table:table-cell>
          <table:table-cell table:formula="of:=[$'naglosy-edycja'.D175]" office:value-type="float" office:value="0" calcext:value-type="float">
            <text:p>0</text:p>
          </table:table-cell>
          <table:table-cell table:formula="of:=[$'naglosy-edycja'.E175]" office:value-type="float" office:value="0" calcext:value-type="float">
            <text:p>0</text:p>
          </table:table-cell>
          <table:table-cell table:formula="of:=IF([.B174]=0;[.C174];[.B174])" office:value-type="string" office:string-value="L" calcext:value-type="string">
            <text:p>L</text:p>
          </table:table-cell>
          <table:table-cell table:number-columns-repeated="2"/>
          <table:table-cell table:formula="of:=CONCATENATE([$przecinki.$A$2];[.E174];[$przecinki.$A$2];[$przecinki.$B$2];[$przecinki.$C$2];[$przecinki.$A$2];[.E174];[$przecinki.$A$2];[$przecinki.$D$2])" office:value-type="string" office:string-value="&quot;L&quot;: &quot;L&quot;," calcext:value-type="string">
            <text:p>"L": "L",</text:p>
          </table:table-cell>
        </table:table-row>
        <table:table-row table:style-name="ro2">
          <table:table-cell table:formula="of:=[$'naglosy-edycja'.B176]" office:value-type="string" office:string-value="ln" calcext:value-type="string">
            <text:p>ln</text:p>
          </table:table-cell>
          <table:table-cell table:formula="of:=[$'naglosy-edycja'.C176]" office:value-type="string" office:string-value="VLR" calcext:value-type="string">
            <text:p>VLR</text:p>
          </table:table-cell>
          <table:table-cell table:formula="of:=[$'naglosy-edycja'.D176]" office:value-type="float" office:value="0" calcext:value-type="float">
            <text:p>0</text:p>
          </table:table-cell>
          <table:table-cell table:formula="of:=[$'naglosy-edycja'.E176]" office:value-type="float" office:value="0" calcext:value-type="float">
            <text:p>0</text:p>
          </table:table-cell>
          <table:table-cell table:formula="of:=IF([.B175]=0;[.C175];[.B175])" office:value-type="string" office:string-value="VLR" calcext:value-type="string">
            <text:p>VLR</text:p>
          </table:table-cell>
          <table:table-cell table:number-columns-repeated="2"/>
          <table:table-cell table:formula="of:=CONCATENATE([$przecinki.$A$2];[.E175];[$przecinki.$A$2];[$przecinki.$B$2];[$przecinki.$C$2];[$przecinki.$A$2];[.E175];[$przecinki.$A$2];[$przecinki.$D$2])" office:value-type="string" office:string-value="&quot;VLR&quot;: &quot;VLR&quot;," calcext:value-type="string">
            <text:p>"VLR": "VLR",</text:p>
          </table:table-cell>
        </table:table-row>
        <table:table-row table:style-name="ro2">
          <table:table-cell table:formula="of:=[$'naglosy-edycja'.B177]" office:value-type="string" office:string-value="lni" calcext:value-type="string">
            <text:p>lni</text:p>
          </table:table-cell>
          <table:table-cell table:formula="of:=[$'naglosy-edycja'.C177]" office:value-type="float" office:value="0" calcext:value-type="float">
            <text:p>0</text:p>
          </table:table-cell>
          <table:table-cell table:formula="of:=[$'naglosy-edycja'.D177]" office:value-type="string" office:string-value="VLRJ" calcext:value-type="string">
            <text:p>VLRJ</text:p>
          </table:table-cell>
          <table:table-cell table:formula="of:=[$'naglosy-edycja'.E177]" office:value-type="float" office:value="0" calcext:value-type="float">
            <text:p>0</text:p>
          </table:table-cell>
          <table:table-cell table:formula="of:=IF([.B176]=0;[.C176];[.B176])" office:value-type="string" office:string-value="VLRJ" calcext:value-type="string">
            <text:p>VLRJ</text:p>
          </table:table-cell>
          <table:table-cell table:number-columns-repeated="2"/>
          <table:table-cell table:formula="of:=CONCATENATE([$przecinki.$A$2];[.E176];[$przecinki.$A$2];[$przecinki.$B$2];[$przecinki.$C$2];[$przecinki.$A$2];[.E176];[$przecinki.$A$2];[$przecinki.$D$2])" office:value-type="string" office:string-value="&quot;VLRJ&quot;: &quot;VLRJ&quot;," calcext:value-type="string">
            <text:p>"VLRJ": "VLRJ",</text:p>
          </table:table-cell>
        </table:table-row>
        <table:table-row table:style-name="ro2">
          <table:table-cell table:formula="of:=[$'naglosy-edycja'.B178]" office:value-type="string" office:string-value="lśn" calcext:value-type="string">
            <text:p>lśn</text:p>
          </table:table-cell>
          <table:table-cell table:formula="of:=[$'naglosy-edycja'.C178]" office:value-type="string" office:string-value="SVLR" calcext:value-type="string">
            <text:p>SVLR</text:p>
          </table:table-cell>
          <table:table-cell table:formula="of:=[$'naglosy-edycja'.D178]" office:value-type="float" office:value="0" calcext:value-type="float">
            <text:p>0</text:p>
          </table:table-cell>
          <table:table-cell table:formula="of:=[$'naglosy-edycja'.E178]" office:value-type="float" office:value="0" calcext:value-type="float">
            <text:p>0</text:p>
          </table:table-cell>
          <table:table-cell table:formula="of:=IF([.B177]=0;[.C177];[.B177])" office:value-type="string" office:string-value="SVLR" calcext:value-type="string">
            <text:p>SVLR</text:p>
          </table:table-cell>
          <table:table-cell table:number-columns-repeated="2"/>
          <table:table-cell table:formula="of:=CONCATENATE([$przecinki.$A$2];[.E177];[$przecinki.$A$2];[$przecinki.$B$2];[$przecinki.$C$2];[$przecinki.$A$2];[.E177];[$przecinki.$A$2];[$przecinki.$D$2])" office:value-type="string" office:string-value="&quot;SVLR&quot;: &quot;SVLR&quot;," calcext:value-type="string">
            <text:p>"SVLR": "SVLR",</text:p>
          </table:table-cell>
        </table:table-row>
        <table:table-row table:style-name="ro2">
          <table:table-cell table:formula="of:=[$'naglosy-edycja'.B179]" office:value-type="string" office:string-value="lśni" calcext:value-type="string">
            <text:p>lśni</text:p>
          </table:table-cell>
          <table:table-cell table:formula="of:=[$'naglosy-edycja'.C179]" office:value-type="float" office:value="0" calcext:value-type="float">
            <text:p>0</text:p>
          </table:table-cell>
          <table:table-cell table:formula="of:=[$'naglosy-edycja'.D179]" office:value-type="string" office:string-value="SVLRJ" calcext:value-type="string">
            <text:p>SVLRJ</text:p>
          </table:table-cell>
          <table:table-cell table:formula="of:=[$'naglosy-edycja'.E179]" office:value-type="float" office:value="0" calcext:value-type="float">
            <text:p>0</text:p>
          </table:table-cell>
          <table:table-cell table:formula="of:=IF([.B178]=0;[.C178];[.B178])" office:value-type="string" office:string-value="SVLRJ" calcext:value-type="string">
            <text:p>SVLRJ</text:p>
          </table:table-cell>
          <table:table-cell table:number-columns-repeated="2"/>
          <table:table-cell table:formula="of:=CONCATENATE([$przecinki.$A$2];[.E178];[$przecinki.$A$2];[$przecinki.$B$2];[$przecinki.$C$2];[$przecinki.$A$2];[.E178];[$przecinki.$A$2];[$przecinki.$D$2])" office:value-type="string" office:string-value="&quot;SVLRJ&quot;: &quot;SVLRJ&quot;," calcext:value-type="string">
            <text:p>"SVLRJ": "SVLRJ",</text:p>
          </table:table-cell>
        </table:table-row>
        <table:table-row table:style-name="ro2">
          <table:table-cell table:formula="of:=[$'naglosy-edycja'.B180]" office:value-type="string" office:string-value="lw" calcext:value-type="string">
            <text:p>lw</text:p>
          </table:table-cell>
          <table:table-cell table:formula="of:=[$'naglosy-edycja'.C180]" office:value-type="string" office:string-value="VL" calcext:value-type="string">
            <text:p>VL</text:p>
          </table:table-cell>
          <table:table-cell table:formula="of:=[$'naglosy-edycja'.D180]" office:value-type="float" office:value="0" calcext:value-type="float">
            <text:p>0</text:p>
          </table:table-cell>
          <table:table-cell table:formula="of:=[$'naglosy-edycja'.E180]" office:value-type="float" office:value="0" calcext:value-type="float">
            <text:p>0</text:p>
          </table:table-cell>
          <table:table-cell table:formula="of:=IF([.B179]=0;[.C179];[.B179])" office:value-type="string" office:string-value="VL" calcext:value-type="string">
            <text:p>VL</text:p>
          </table:table-cell>
          <table:table-cell table:number-columns-repeated="2"/>
          <table:table-cell table:formula="of:=CONCATENATE([$przecinki.$A$2];[.E179];[$przecinki.$A$2];[$przecinki.$B$2];[$przecinki.$C$2];[$przecinki.$A$2];[.E179];[$przecinki.$A$2];[$przecinki.$D$2])" office:value-type="string" office:string-value="&quot;VL&quot;: &quot;VL&quot;," calcext:value-type="string">
            <text:p>"VL": "VL",</text:p>
          </table:table-cell>
        </table:table-row>
        <table:table-row table:style-name="ro2">
          <table:table-cell table:formula="of:=[$'naglosy-edycja'.B181]" office:value-type="string" office:string-value="lwi" calcext:value-type="string">
            <text:p>lwi</text:p>
          </table:table-cell>
          <table:table-cell table:formula="of:=[$'naglosy-edycja'.C181]" office:value-type="float" office:value="0" calcext:value-type="float">
            <text:p>0</text:p>
          </table:table-cell>
          <table:table-cell table:formula="of:=[$'naglosy-edycja'.D181]" office:value-type="string" office:string-value="VLJ" calcext:value-type="string">
            <text:p>VLJ</text:p>
          </table:table-cell>
          <table:table-cell table:formula="of:=[$'naglosy-edycja'.E181]" office:value-type="float" office:value="0" calcext:value-type="float">
            <text:p>0</text:p>
          </table:table-cell>
          <table:table-cell table:formula="of:=IF([.B180]=0;[.C180];[.B180])" office:value-type="string" office:string-value="VLJ" calcext:value-type="string">
            <text:p>VLJ</text:p>
          </table:table-cell>
          <table:table-cell table:number-columns-repeated="2"/>
          <table:table-cell table:formula="of:=CONCATENATE([$przecinki.$A$2];[.E180];[$przecinki.$A$2];[$przecinki.$B$2];[$przecinki.$C$2];[$przecinki.$A$2];[.E180];[$przecinki.$A$2];[$przecinki.$D$2])" office:value-type="string" office:string-value="&quot;VLJ&quot;: &quot;VLJ&quot;," calcext:value-type="string">
            <text:p>"VLJ": "VLJ",</text:p>
          </table:table-cell>
        </table:table-row>
        <table:table-row table:style-name="ro2">
          <table:table-cell table:formula="of:=[$'naglosy-edycja'.B182]" office:value-type="string" office:string-value="lż" calcext:value-type="string">
            <text:p>lż</text:p>
          </table:table-cell>
          <table:table-cell table:formula="of:=[$'naglosy-edycja'.C182]" office:value-type="string" office:string-value="TPL" calcext:value-type="string">
            <text:p>TPL</text:p>
          </table:table-cell>
          <table:table-cell table:formula="of:=[$'naglosy-edycja'.D182]" office:value-type="float" office:value="0" calcext:value-type="float">
            <text:p>0</text:p>
          </table:table-cell>
          <table:table-cell table:formula="of:=[$'naglosy-edycja'.E182]" office:value-type="float" office:value="0" calcext:value-type="float">
            <text:p>0</text:p>
          </table:table-cell>
          <table:table-cell table:formula="of:=IF([.B181]=0;[.C181];[.B181])" office:value-type="string" office:string-value="TPL" calcext:value-type="string">
            <text:p>TPL</text:p>
          </table:table-cell>
          <table:table-cell table:number-columns-repeated="2"/>
          <table:table-cell table:formula="of:=CONCATENATE([$przecinki.$A$2];[.E181];[$przecinki.$A$2];[$przecinki.$B$2];[$przecinki.$C$2];[$przecinki.$A$2];[.E181];[$przecinki.$A$2];[$przecinki.$D$2])" office:value-type="string" office:string-value="&quot;TPL&quot;: &quot;TPL&quot;," calcext:value-type="string">
            <text:p>"TPL": "TPL",</text:p>
          </table:table-cell>
        </table:table-row>
        <table:table-row table:style-name="ro2">
          <table:table-cell table:formula="of:=[$'naglosy-edycja'.B183]" office:value-type="string" office:string-value="ł" calcext:value-type="string">
            <text:p>ł</text:p>
          </table:table-cell>
          <table:table-cell table:formula="of:=[$'naglosy-edycja'.C183]" office:value-type="string" office:string-value="LJ" calcext:value-type="string">
            <text:p>LJ</text:p>
          </table:table-cell>
          <table:table-cell table:formula="of:=[$'naglosy-edycja'.D183]" office:value-type="float" office:value="0" calcext:value-type="float">
            <text:p>0</text:p>
          </table:table-cell>
          <table:table-cell table:formula="of:=[$'naglosy-edycja'.E183]" office:value-type="float" office:value="0" calcext:value-type="float">
            <text:p>0</text:p>
          </table:table-cell>
          <table:table-cell table:formula="of:=IF([.B182]=0;[.C182];[.B182])" office:value-type="string" office:string-value="LJ" calcext:value-type="string">
            <text:p>LJ</text:p>
          </table:table-cell>
          <table:table-cell table:number-columns-repeated="2"/>
          <table:table-cell table:formula="of:=CONCATENATE([$przecinki.$A$2];[.E182];[$przecinki.$A$2];[$przecinki.$B$2];[$przecinki.$C$2];[$przecinki.$A$2];[.E182];[$przecinki.$A$2];[$przecinki.$D$2])" office:value-type="string" office:string-value="&quot;LJ&quot;: &quot;LJ&quot;," calcext:value-type="string">
            <text:p>"LJ": "LJ",</text:p>
          </table:table-cell>
        </table:table-row>
        <table:table-row table:style-name="ro2">
          <table:table-cell table:formula="of:=[$'naglosy-edycja'.B184]" office:value-type="string" office:string-value="łb" calcext:value-type="string">
            <text:p>łb</text:p>
          </table:table-cell>
          <table:table-cell table:formula="of:=[$'naglosy-edycja'.C184]" office:value-type="string" office:string-value="XPLJ" calcext:value-type="string">
            <text:p>XPLJ</text:p>
          </table:table-cell>
          <table:table-cell table:formula="of:=[$'naglosy-edycja'.D184]" office:value-type="float" office:value="0" calcext:value-type="float">
            <text:p>0</text:p>
          </table:table-cell>
          <table:table-cell table:formula="of:=[$'naglosy-edycja'.E184]" office:value-type="float" office:value="0" calcext:value-type="float">
            <text:p>0</text:p>
          </table:table-cell>
          <table:table-cell table:formula="of:=IF([.B183]=0;[.C183];[.B183])" office:value-type="string" office:string-value="XPLJ" calcext:value-type="string">
            <text:p>XPLJ</text:p>
          </table:table-cell>
          <table:table-cell table:number-columns-repeated="2"/>
          <table:table-cell table:formula="of:=CONCATENATE([$przecinki.$A$2];[.E183];[$przecinki.$A$2];[$przecinki.$B$2];[$przecinki.$C$2];[$przecinki.$A$2];[.E183];[$przecinki.$A$2];[$przecinki.$D$2])" office:value-type="string" office:string-value="&quot;XPLJ&quot;: &quot;XPLJ&quot;," calcext:value-type="string">
            <text:p>"XPLJ": "XPLJ",</text:p>
          </table:table-cell>
        </table:table-row>
        <table:table-row table:style-name="ro2">
          <table:table-cell table:formula="of:=[$'naglosy-edycja'.B185]" office:value-type="string" office:string-value="łbi" calcext:value-type="string">
            <text:p>łbi</text:p>
          </table:table-cell>
          <table:table-cell table:formula="of:=[$'naglosy-edycja'.C185]" office:value-type="float" office:value="0" calcext:value-type="float">
            <text:p>0</text:p>
          </table:table-cell>
          <table:table-cell table:formula="of:=[$'naglosy-edycja'.D185]" office:value-type="string" office:string-value="XPLJ" calcext:value-type="string">
            <text:p>XPLJ</text:p>
          </table:table-cell>
          <table:table-cell table:formula="of:=[$'naglosy-edycja'.E185]" office:value-type="float" office:value="0" calcext:value-type="float">
            <text:p>0</text:p>
          </table:table-cell>
          <table:table-cell table:formula="of:=IF([.B184]=0;[.C184];[.B184])" office:value-type="string" office:string-value="XPLJ" calcext:value-type="string">
            <text:p>XPLJ</text:p>
          </table:table-cell>
          <table:table-cell table:number-columns-repeated="2"/>
          <table:table-cell table:formula="of:=CONCATENATE([$przecinki.$A$2];[.E184];[$przecinki.$A$2];[$przecinki.$B$2];[$przecinki.$C$2];[$przecinki.$A$2];[.E184];[$przecinki.$A$2];[$przecinki.$D$2])" office:value-type="string" office:string-value="&quot;XPLJ&quot;: &quot;XPLJ&quot;," calcext:value-type="string">
            <text:p>"XPLJ": "XPLJ",</text:p>
          </table:table-cell>
        </table:table-row>
        <table:table-row table:style-name="ro2">
          <table:table-cell table:formula="of:=[$'naglosy-edycja'.B186]" office:value-type="string" office:string-value="łg" calcext:value-type="string">
            <text:p>łg</text:p>
          </table:table-cell>
          <table:table-cell table:formula="of:=[$'naglosy-edycja'.C186]" office:value-type="string" office:string-value="XKLJ" calcext:value-type="string">
            <text:p>XKLJ</text:p>
          </table:table-cell>
          <table:table-cell table:formula="of:=[$'naglosy-edycja'.D186]" office:value-type="float" office:value="0" calcext:value-type="float">
            <text:p>0</text:p>
          </table:table-cell>
          <table:table-cell table:formula="of:=[$'naglosy-edycja'.E186]" office:value-type="float" office:value="0" calcext:value-type="float">
            <text:p>0</text:p>
          </table:table-cell>
          <table:table-cell table:formula="of:=IF([.B185]=0;[.C185];[.B185])" office:value-type="string" office:string-value="XKLJ" calcext:value-type="string">
            <text:p>XKLJ</text:p>
          </table:table-cell>
          <table:table-cell table:number-columns-repeated="2"/>
          <table:table-cell table:formula="of:=CONCATENATE([$przecinki.$A$2];[.E185];[$przecinki.$A$2];[$przecinki.$B$2];[$przecinki.$C$2];[$przecinki.$A$2];[.E185];[$przecinki.$A$2];[$przecinki.$D$2])" office:value-type="string" office:string-value="&quot;XKLJ&quot;: &quot;XKLJ&quot;," calcext:value-type="string">
            <text:p>"XKLJ": "XKLJ",</text:p>
          </table:table-cell>
        </table:table-row>
        <table:table-row table:style-name="ro2">
          <table:table-cell table:formula="of:=[$'naglosy-edycja'.B187]" office:value-type="string" office:string-value="łk" calcext:value-type="string">
            <text:p>łk</text:p>
          </table:table-cell>
          <table:table-cell table:formula="of:=[$'naglosy-edycja'.C187]" office:value-type="string" office:string-value="KLJ" calcext:value-type="string">
            <text:p>KLJ</text:p>
          </table:table-cell>
          <table:table-cell table:formula="of:=[$'naglosy-edycja'.D187]" office:value-type="float" office:value="0" calcext:value-type="float">
            <text:p>0</text:p>
          </table:table-cell>
          <table:table-cell table:formula="of:=[$'naglosy-edycja'.E187]" office:value-type="float" office:value="0" calcext:value-type="float">
            <text:p>0</text:p>
          </table:table-cell>
          <table:table-cell table:formula="of:=IF([.B186]=0;[.C186];[.B186])" office:value-type="string" office:string-value="KLJ" calcext:value-type="string">
            <text:p>KLJ</text:p>
          </table:table-cell>
          <table:table-cell table:number-columns-repeated="2"/>
          <table:table-cell table:formula="of:=CONCATENATE([$przecinki.$A$2];[.E186];[$przecinki.$A$2];[$przecinki.$B$2];[$przecinki.$C$2];[$przecinki.$A$2];[.E186];[$przecinki.$A$2];[$przecinki.$D$2])" office:value-type="string" office:string-value="&quot;KLJ&quot;: &quot;KLJ&quot;," calcext:value-type="string">
            <text:p>"KLJ": "KLJ",</text:p>
          </table:table-cell>
        </table:table-row>
        <table:table-row table:style-name="ro2">
          <table:table-cell table:formula="of:=[$'naglosy-edycja'.B188]" office:value-type="string" office:string-value="łz" calcext:value-type="string">
            <text:p>łz</text:p>
          </table:table-cell>
          <table:table-cell table:formula="of:=[$'naglosy-edycja'.C188]" office:value-type="float" office:value="0" calcext:value-type="float">
            <text:p>0</text:p>
          </table:table-cell>
          <table:table-cell table:formula="of:=[$'naglosy-edycja'.D188]" office:value-type="string" office:string-value="ZLJ" calcext:value-type="string">
            <text:p>ZLJ</text:p>
          </table:table-cell>
          <table:table-cell table:formula="of:=[$'naglosy-edycja'.E188]" office:value-type="float" office:value="0" calcext:value-type="float">
            <text:p>0</text:p>
          </table:table-cell>
          <table:table-cell table:formula="of:=IF([.B187]=0;[.C187];[.B187])" office:value-type="string" office:string-value="ZLJ" calcext:value-type="string">
            <text:p>ZLJ</text:p>
          </table:table-cell>
          <table:table-cell table:number-columns-repeated="2"/>
          <table:table-cell table:formula="of:=CONCATENATE([$przecinki.$A$2];[.E187];[$przecinki.$A$2];[$przecinki.$B$2];[$przecinki.$C$2];[$przecinki.$A$2];[.E187];[$przecinki.$A$2];[$przecinki.$D$2])" office:value-type="string" office:string-value="&quot;ZLJ&quot;: &quot;ZLJ&quot;," calcext:value-type="string">
            <text:p>"ZLJ": "ZLJ",</text:p>
          </table:table-cell>
        </table:table-row>
        <table:table-row table:style-name="ro2">
          <table:table-cell table:formula="of:=[$'naglosy-edycja'.B189]" office:value-type="string" office:string-value="łż" calcext:value-type="string">
            <text:p>łż</text:p>
          </table:table-cell>
          <table:table-cell table:formula="of:=[$'naglosy-edycja'.C189]" office:value-type="float" office:value="0" calcext:value-type="float">
            <text:p>0</text:p>
          </table:table-cell>
          <table:table-cell table:formula="of:=[$'naglosy-edycja'.D189]" office:value-type="string" office:string-value="XTPLJ" calcext:value-type="string">
            <text:p>XTPLJ</text:p>
          </table:table-cell>
          <table:table-cell table:formula="of:=[$'naglosy-edycja'.E189]" office:value-type="float" office:value="0" calcext:value-type="float">
            <text:p>0</text:p>
          </table:table-cell>
          <table:table-cell table:formula="of:=IF([.B188]=0;[.C188];[.B188])" office:value-type="string" office:string-value="XTPLJ" calcext:value-type="string">
            <text:p>XTPLJ</text:p>
          </table:table-cell>
          <table:table-cell table:number-columns-repeated="2"/>
          <table:table-cell table:formula="of:=CONCATENATE([$przecinki.$A$2];[.E188];[$przecinki.$A$2];[$przecinki.$B$2];[$przecinki.$C$2];[$przecinki.$A$2];[.E188];[$przecinki.$A$2];[$przecinki.$D$2])" office:value-type="string" office:string-value="&quot;XTPLJ&quot;: &quot;XTPLJ&quot;," calcext:value-type="string">
            <text:p>"XTPLJ": "XTPLJ",</text:p>
          </table:table-cell>
        </table:table-row>
        <table:table-row table:style-name="ro2">
          <table:table-cell table:formula="of:=[$'naglosy-edycja'.B190]" office:value-type="string" office:string-value="m" calcext:value-type="string">
            <text:p>m</text:p>
          </table:table-cell>
          <table:table-cell table:formula="of:=[$'naglosy-edycja'.C190]" office:value-type="string" office:string-value="TV" calcext:value-type="string">
            <text:p>TV</text:p>
          </table:table-cell>
          <table:table-cell table:formula="of:=[$'naglosy-edycja'.D190]" office:value-type="float" office:value="0" calcext:value-type="float">
            <text:p>0</text:p>
          </table:table-cell>
          <table:table-cell table:formula="of:=[$'naglosy-edycja'.E190]" office:value-type="float" office:value="0" calcext:value-type="float">
            <text:p>0</text:p>
          </table:table-cell>
          <table:table-cell table:formula="of:=IF([.B189]=0;[.C189];[.B189])" office:value-type="string" office:string-value="TV" calcext:value-type="string">
            <text:p>TV</text:p>
          </table:table-cell>
          <table:table-cell table:number-columns-repeated="2"/>
          <table:table-cell table:formula="of:=CONCATENATE([$przecinki.$A$2];[.E189];[$przecinki.$A$2];[$przecinki.$B$2];[$przecinki.$C$2];[$przecinki.$A$2];[.E189];[$przecinki.$A$2];[$przecinki.$D$2])" office:value-type="string" office:string-value="&quot;TV&quot;: &quot;TV&quot;," calcext:value-type="string">
            <text:p>"TV": "TV",</text:p>
          </table:table-cell>
        </table:table-row>
        <table:table-row table:style-name="ro2">
          <table:table-cell table:formula="of:=[$'naglosy-edycja'.B191]" office:value-type="string" office:string-value="mb" calcext:value-type="string">
            <text:p>mb</text:p>
          </table:table-cell>
          <table:table-cell table:formula="of:=[$'naglosy-edycja'.C191]" office:value-type="string" office:string-value="XTPV" calcext:value-type="string">
            <text:p>XTPV</text:p>
          </table:table-cell>
          <table:table-cell table:formula="of:=[$'naglosy-edycja'.D191]" office:value-type="float" office:value="0" calcext:value-type="float">
            <text:p>0</text:p>
          </table:table-cell>
          <table:table-cell table:formula="of:=[$'naglosy-edycja'.E191]" office:value-type="float" office:value="0" calcext:value-type="float">
            <text:p>0</text:p>
          </table:table-cell>
          <table:table-cell table:formula="of:=IF([.B190]=0;[.C190];[.B190])" office:value-type="string" office:string-value="XTPV" calcext:value-type="string">
            <text:p>XTPV</text:p>
          </table:table-cell>
          <table:table-cell table:number-columns-repeated="2"/>
          <table:table-cell table:formula="of:=CONCATENATE([$przecinki.$A$2];[.E190];[$przecinki.$A$2];[$przecinki.$B$2];[$przecinki.$C$2];[$przecinki.$A$2];[.E190];[$przecinki.$A$2];[$przecinki.$D$2])" office:value-type="string" office:string-value="&quot;XTPV&quot;: &quot;XTPV&quot;," calcext:value-type="string">
            <text:p>"XTPV": "XTPV",</text:p>
          </table:table-cell>
        </table:table-row>
        <table:table-row table:style-name="ro2">
          <table:table-cell table:formula="of:=[$'naglosy-edycja'.B192]" office:value-type="string" office:string-value="mch" calcext:value-type="string">
            <text:p>mch</text:p>
          </table:table-cell>
          <table:table-cell table:formula="of:=[$'naglosy-edycja'.C192]" office:value-type="string" office:string-value="KTV" calcext:value-type="string">
            <text:p>KTV</text:p>
          </table:table-cell>
          <table:table-cell table:formula="of:=[$'naglosy-edycja'.D192]" office:value-type="float" office:value="0" calcext:value-type="float">
            <text:p>0</text:p>
          </table:table-cell>
          <table:table-cell table:formula="of:=[$'naglosy-edycja'.E192]" office:value-type="float" office:value="0" calcext:value-type="float">
            <text:p>0</text:p>
          </table:table-cell>
          <table:table-cell table:formula="of:=IF([.B191]=0;[.C191];[.B191])" office:value-type="string" office:string-value="KTV" calcext:value-type="string">
            <text:p>KTV</text:p>
          </table:table-cell>
          <table:table-cell table:number-columns-repeated="2"/>
          <table:table-cell table:formula="of:=CONCATENATE([$przecinki.$A$2];[.E191];[$przecinki.$A$2];[$przecinki.$B$2];[$przecinki.$C$2];[$przecinki.$A$2];[.E191];[$przecinki.$A$2];[$przecinki.$D$2])" office:value-type="string" office:string-value="&quot;KTV&quot;: &quot;KTV&quot;," calcext:value-type="string">
            <text:p>"KTV": "KTV",</text:p>
          </table:table-cell>
        </table:table-row>
        <table:table-row table:style-name="ro2">
          <table:table-cell table:formula="of:=[$'naglosy-edycja'.B193]" office:value-type="string" office:string-value="mdl" calcext:value-type="string">
            <text:p>mdl</text:p>
          </table:table-cell>
          <table:table-cell table:formula="of:=[$'naglosy-edycja'.C193]" office:value-type="string" office:string-value="XTVL" calcext:value-type="string">
            <text:p>XTVL</text:p>
          </table:table-cell>
          <table:table-cell table:formula="of:=[$'naglosy-edycja'.D193]" office:value-type="float" office:value="0" calcext:value-type="float">
            <text:p>0</text:p>
          </table:table-cell>
          <table:table-cell table:formula="of:=[$'naglosy-edycja'.E193]" office:value-type="float" office:value="0" calcext:value-type="float">
            <text:p>0</text:p>
          </table:table-cell>
          <table:table-cell table:formula="of:=IF([.B192]=0;[.C192];[.B192])" office:value-type="string" office:string-value="XTVL" calcext:value-type="string">
            <text:p>XTVL</text:p>
          </table:table-cell>
          <table:table-cell table:number-columns-repeated="2"/>
          <table:table-cell table:formula="of:=CONCATENATE([$przecinki.$A$2];[.E192];[$przecinki.$A$2];[$przecinki.$B$2];[$przecinki.$C$2];[$przecinki.$A$2];[.E192];[$przecinki.$A$2];[$przecinki.$D$2])" office:value-type="string" office:string-value="&quot;XTVL&quot;: &quot;XTVL&quot;," calcext:value-type="string">
            <text:p>"XTVL": "XTVL",</text:p>
          </table:table-cell>
        </table:table-row>
        <table:table-row table:style-name="ro2">
          <table:table-cell table:formula="of:=[$'naglosy-edycja'.B194]" office:value-type="string" office:string-value="mdli" calcext:value-type="string">
            <text:p>mdli</text:p>
          </table:table-cell>
          <table:table-cell table:formula="of:=[$'naglosy-edycja'.C194]" office:value-type="string" office:string-value="XTVLJ" calcext:value-type="string">
            <text:p>XTVLJ</text:p>
          </table:table-cell>
          <table:table-cell table:formula="of:=[$'naglosy-edycja'.D194]" office:value-type="float" office:value="0" calcext:value-type="float">
            <text:p>0</text:p>
          </table:table-cell>
          <table:table-cell table:formula="of:=[$'naglosy-edycja'.E194]" office:value-type="float" office:value="0" calcext:value-type="float">
            <text:p>0</text:p>
          </table:table-cell>
          <table:table-cell table:formula="of:=IF([.B193]=0;[.C193];[.B193])" office:value-type="string" office:string-value="XTVLJ" calcext:value-type="string">
            <text:p>XTVLJ</text:p>
          </table:table-cell>
          <table:table-cell table:number-columns-repeated="2"/>
          <table:table-cell table:formula="of:=CONCATENATE([$przecinki.$A$2];[.E193];[$przecinki.$A$2];[$przecinki.$B$2];[$przecinki.$C$2];[$przecinki.$A$2];[.E193];[$przecinki.$A$2];[$przecinki.$D$2])" office:value-type="string" office:string-value="&quot;XTVLJ&quot;: &quot;XTVLJ&quot;," calcext:value-type="string">
            <text:p>"XTVLJ": "XTVLJ",</text:p>
          </table:table-cell>
        </table:table-row>
        <table:table-row table:style-name="ro2">
          <table:table-cell table:formula="of:=[$'naglosy-edycja'.B195]" office:value-type="string" office:string-value="mdł" calcext:value-type="string">
            <text:p>mdł</text:p>
          </table:table-cell>
          <table:table-cell table:formula="of:=[$'naglosy-edycja'.C195]" office:value-type="string" office:string-value="XTVLJ" calcext:value-type="string">
            <text:p>XTVLJ</text:p>
          </table:table-cell>
          <table:table-cell table:formula="of:=[$'naglosy-edycja'.D195]" office:value-type="float" office:value="0" calcext:value-type="float">
            <text:p>0</text:p>
          </table:table-cell>
          <table:table-cell table:formula="of:=[$'naglosy-edycja'.E195]" office:value-type="float" office:value="0" calcext:value-type="float">
            <text:p>0</text:p>
          </table:table-cell>
          <table:table-cell table:formula="of:=IF([.B194]=0;[.C194];[.B194])" office:value-type="string" office:string-value="XTVLJ" calcext:value-type="string">
            <text:p>XTVLJ</text:p>
          </table:table-cell>
          <table:table-cell table:number-columns-repeated="2"/>
          <table:table-cell table:formula="of:=CONCATENATE([$przecinki.$A$2];[.E194];[$przecinki.$A$2];[$przecinki.$B$2];[$przecinki.$C$2];[$przecinki.$A$2];[.E194];[$przecinki.$A$2];[$przecinki.$D$2])" office:value-type="string" office:string-value="&quot;XTVLJ&quot;: &quot;XTVLJ&quot;," calcext:value-type="string">
            <text:p>"XTVLJ": "XTVLJ",</text:p>
          </table:table-cell>
        </table:table-row>
        <table:table-row table:style-name="ro2">
          <table:table-cell table:formula="of:=[$'naglosy-edycja'.B196]" office:value-type="string" office:string-value="mg" calcext:value-type="string">
            <text:p>mg</text:p>
          </table:table-cell>
          <table:table-cell table:formula="of:=[$'naglosy-edycja'.C196]" office:value-type="string" office:string-value="XKTV" calcext:value-type="string">
            <text:p>XKTV</text:p>
          </table:table-cell>
          <table:table-cell table:formula="of:=[$'naglosy-edycja'.D196]" office:value-type="float" office:value="0" calcext:value-type="float">
            <text:p>0</text:p>
          </table:table-cell>
          <table:table-cell table:formula="of:=[$'naglosy-edycja'.E196]" office:value-type="float" office:value="0" calcext:value-type="float">
            <text:p>0</text:p>
          </table:table-cell>
          <table:table-cell table:formula="of:=IF([.B195]=0;[.C195];[.B195])" office:value-type="string" office:string-value="XKTV" calcext:value-type="string">
            <text:p>XKTV</text:p>
          </table:table-cell>
          <table:table-cell table:number-columns-repeated="2"/>
          <table:table-cell table:formula="of:=CONCATENATE([$przecinki.$A$2];[.E195];[$przecinki.$A$2];[$przecinki.$B$2];[$przecinki.$C$2];[$przecinki.$A$2];[.E195];[$przecinki.$A$2];[$przecinki.$D$2])" office:value-type="string" office:string-value="&quot;XKTV&quot;: &quot;XKTV&quot;," calcext:value-type="string">
            <text:p>"XKTV": "XKTV",</text:p>
          </table:table-cell>
        </table:table-row>
        <table:table-row table:style-name="ro2">
          <table:table-cell table:formula="of:=[$'naglosy-edycja'.B197]" office:value-type="string" office:string-value="mgl" calcext:value-type="string">
            <text:p>mgl</text:p>
          </table:table-cell>
          <table:table-cell table:formula="of:=[$'naglosy-edycja'.C197]" office:value-type="string" office:string-value="XKTVL" calcext:value-type="string">
            <text:p>XKTVL</text:p>
          </table:table-cell>
          <table:table-cell table:formula="of:=[$'naglosy-edycja'.D197]" office:value-type="float" office:value="0" calcext:value-type="float">
            <text:p>0</text:p>
          </table:table-cell>
          <table:table-cell table:formula="of:=[$'naglosy-edycja'.E197]" office:value-type="float" office:value="0" calcext:value-type="float">
            <text:p>0</text:p>
          </table:table-cell>
          <table:table-cell table:formula="of:=IF([.B196]=0;[.C196];[.B196])" office:value-type="string" office:string-value="XKTVL" calcext:value-type="string">
            <text:p>XKTVL</text:p>
          </table:table-cell>
          <table:table-cell table:number-columns-repeated="2"/>
          <table:table-cell table:formula="of:=CONCATENATE([$przecinki.$A$2];[.E196];[$przecinki.$A$2];[$przecinki.$B$2];[$przecinki.$C$2];[$przecinki.$A$2];[.E196];[$przecinki.$A$2];[$przecinki.$D$2])" office:value-type="string" office:string-value="&quot;XKTVL&quot;: &quot;XKTVL&quot;," calcext:value-type="string">
            <text:p>"XKTVL": "XKTVL",</text:p>
          </table:table-cell>
        </table:table-row>
        <table:table-row table:style-name="ro2">
          <table:table-cell table:formula="of:=[$'naglosy-edycja'.B198]" office:value-type="string" office:string-value="mgli" calcext:value-type="string">
            <text:p>mgli</text:p>
          </table:table-cell>
          <table:table-cell table:formula="of:=[$'naglosy-edycja'.C198]" office:value-type="float" office:value="0" calcext:value-type="float">
            <text:p>0</text:p>
          </table:table-cell>
          <table:table-cell table:formula="of:=[$'naglosy-edycja'.D198]" office:value-type="string" office:string-value="XKTVLI" calcext:value-type="string">
            <text:p>XKTVLI</text:p>
          </table:table-cell>
          <table:table-cell table:formula="of:=[$'naglosy-edycja'.E198]" office:value-type="float" office:value="0" calcext:value-type="float">
            <text:p>0</text:p>
          </table:table-cell>
          <table:table-cell table:formula="of:=IF([.B197]=0;[.C197];[.B197])" office:value-type="string" office:string-value="XKTVLI" calcext:value-type="string">
            <text:p>XKTVLI</text:p>
          </table:table-cell>
          <table:table-cell table:number-columns-repeated="2"/>
          <table:table-cell table:formula="of:=CONCATENATE([$przecinki.$A$2];[.E197];[$przecinki.$A$2];[$przecinki.$B$2];[$przecinki.$C$2];[$przecinki.$A$2];[.E197];[$przecinki.$A$2];[$przecinki.$D$2])" office:value-type="string" office:string-value="&quot;XKTVLI&quot;: &quot;XKTVLI&quot;," calcext:value-type="string">
            <text:p>"XKTVLI": "XKTVLI",</text:p>
          </table:table-cell>
        </table:table-row>
        <table:table-row table:style-name="ro2">
          <table:table-cell table:formula="of:=[$'naglosy-edycja'.B199]" office:value-type="string" office:string-value="mgł" calcext:value-type="string">
            <text:p>mgł</text:p>
          </table:table-cell>
          <table:table-cell table:formula="of:=[$'naglosy-edycja'.C199]" office:value-type="string" office:string-value="XKTVLJ" calcext:value-type="string">
            <text:p>XKTVLJ</text:p>
          </table:table-cell>
          <table:table-cell table:formula="of:=[$'naglosy-edycja'.D199]" office:value-type="float" office:value="0" calcext:value-type="float">
            <text:p>0</text:p>
          </table:table-cell>
          <table:table-cell table:formula="of:=[$'naglosy-edycja'.E199]" office:value-type="float" office:value="0" calcext:value-type="float">
            <text:p>0</text:p>
          </table:table-cell>
          <table:table-cell table:formula="of:=IF([.B198]=0;[.C198];[.B198])" office:value-type="string" office:string-value="XKTVLJ" calcext:value-type="string">
            <text:p>XKTVLJ</text:p>
          </table:table-cell>
          <table:table-cell table:number-columns-repeated="2"/>
          <table:table-cell table:formula="of:=CONCATENATE([$przecinki.$A$2];[.E198];[$przecinki.$A$2];[$przecinki.$B$2];[$przecinki.$C$2];[$przecinki.$A$2];[.E198];[$przecinki.$A$2];[$przecinki.$D$2])" office:value-type="string" office:string-value="&quot;XKTVLJ&quot;: &quot;XKTVLJ&quot;," calcext:value-type="string">
            <text:p>"XKTVLJ": "XKTVLJ",</text:p>
          </table:table-cell>
        </table:table-row>
        <table:table-row table:style-name="ro2">
          <table:table-cell table:formula="of:=[$'naglosy-edycja'.B200]" office:value-type="string" office:string-value="mgn" calcext:value-type="string">
            <text:p>mgn</text:p>
          </table:table-cell>
          <table:table-cell table:formula="of:=[$'naglosy-edycja'.C200]" office:value-type="string" office:string-value="XKTVLR" calcext:value-type="string">
            <text:p>XKTVLR</text:p>
          </table:table-cell>
          <table:table-cell table:formula="of:=[$'naglosy-edycja'.D200]" office:value-type="string" office:string-value="XKTVR" calcext:value-type="string">
            <text:p>XKTVR</text:p>
          </table:table-cell>
          <table:table-cell table:formula="of:=[$'naglosy-edycja'.E200]" office:value-type="float" office:value="0" calcext:value-type="float">
            <text:p>0</text:p>
          </table:table-cell>
          <table:table-cell table:formula="of:=IF([.B199]=0;[.C199];[.B199])" office:value-type="string" office:string-value="XKTVLR" calcext:value-type="string">
            <text:p>XKTVLR</text:p>
          </table:table-cell>
          <table:table-cell table:number-columns-repeated="2"/>
          <table:table-cell table:formula="of:=CONCATENATE([$przecinki.$A$2];[.E199];[$przecinki.$A$2];[$przecinki.$B$2];[$przecinki.$C$2];[$przecinki.$A$2];[.E199];[$przecinki.$A$2];[$przecinki.$D$2])" office:value-type="string" office:string-value="&quot;XKTVLR&quot;: &quot;XKTVLR&quot;," calcext:value-type="string">
            <text:p>"XKTVLR": "XKTVLR",</text:p>
          </table:table-cell>
        </table:table-row>
        <table:table-row table:style-name="ro2">
          <table:table-cell table:formula="of:=[$'naglosy-edycja'.B201]" office:value-type="string" office:string-value="mgni" calcext:value-type="string">
            <text:p>mgni</text:p>
          </table:table-cell>
          <table:table-cell table:formula="of:=[$'naglosy-edycja'.C201]" office:value-type="float" office:value="0" calcext:value-type="float">
            <text:p>0</text:p>
          </table:table-cell>
          <table:table-cell table:formula="of:=[$'naglosy-edycja'.D201]" office:value-type="string" office:string-value="XKTVRJ" calcext:value-type="string">
            <text:p>XKTVRJ</text:p>
          </table:table-cell>
          <table:table-cell table:formula="of:=[$'naglosy-edycja'.E201]" office:value-type="float" office:value="0" calcext:value-type="float">
            <text:p>0</text:p>
          </table:table-cell>
          <table:table-cell table:formula="of:=IF([.B200]=0;[.C200];[.B200])" office:value-type="string" office:string-value="XKTVRJ" calcext:value-type="string">
            <text:p>XKTVRJ</text:p>
          </table:table-cell>
          <table:table-cell table:number-columns-repeated="2"/>
          <table:table-cell table:formula="of:=CONCATENATE([$przecinki.$A$2];[.E200];[$przecinki.$A$2];[$przecinki.$B$2];[$przecinki.$C$2];[$przecinki.$A$2];[.E200];[$przecinki.$A$2];[$przecinki.$D$2])" office:value-type="string" office:string-value="&quot;XKTVRJ&quot;: &quot;XKTVRJ&quot;," calcext:value-type="string">
            <text:p>"XKTVRJ": "XKTVRJ",</text:p>
          </table:table-cell>
        </table:table-row>
        <table:table-row table:style-name="ro2">
          <table:table-cell table:formula="of:=[$'naglosy-edycja'.B202]" office:value-type="string" office:string-value="mkl" calcext:value-type="string">
            <text:p>mkl</text:p>
          </table:table-cell>
          <table:table-cell table:formula="of:=[$'naglosy-edycja'.C202]" office:value-type="float" office:value="0" calcext:value-type="float">
            <text:p>0</text:p>
          </table:table-cell>
          <table:table-cell table:formula="of:=[$'naglosy-edycja'.D202]" office:value-type="string" office:string-value="KTVL" calcext:value-type="string">
            <text:p>KTVL</text:p>
          </table:table-cell>
          <table:table-cell table:formula="of:=[$'naglosy-edycja'.E202]" office:value-type="float" office:value="0" calcext:value-type="float">
            <text:p>0</text:p>
          </table:table-cell>
          <table:table-cell table:formula="of:=IF([.B201]=0;[.C201];[.B201])" office:value-type="string" office:string-value="KTVL" calcext:value-type="string">
            <text:p>KTVL</text:p>
          </table:table-cell>
          <table:table-cell table:number-columns-repeated="2"/>
          <table:table-cell table:formula="of:=CONCATENATE([$przecinki.$A$2];[.E201];[$przecinki.$A$2];[$przecinki.$B$2];[$przecinki.$C$2];[$przecinki.$A$2];[.E201];[$przecinki.$A$2];[$przecinki.$D$2])" office:value-type="string" office:string-value="&quot;KTVL&quot;: &quot;KTVL&quot;," calcext:value-type="string">
            <text:p>"KTVL": "KTVL",</text:p>
          </table:table-cell>
        </table:table-row>
        <table:table-row table:style-name="ro2">
          <table:table-cell table:formula="of:=[$'naglosy-edycja'.B203]" office:value-type="string" office:string-value="mkli" calcext:value-type="string">
            <text:p>mkli</text:p>
          </table:table-cell>
          <table:table-cell table:formula="of:=[$'naglosy-edycja'.C203]" office:value-type="float" office:value="0" calcext:value-type="float">
            <text:p>0</text:p>
          </table:table-cell>
          <table:table-cell table:formula="of:=[$'naglosy-edycja'.D203]" office:value-type="string" office:string-value="KTVLJ" calcext:value-type="string">
            <text:p>KTVLJ</text:p>
          </table:table-cell>
          <table:table-cell table:formula="of:=[$'naglosy-edycja'.E203]" office:value-type="float" office:value="0" calcext:value-type="float">
            <text:p>0</text:p>
          </table:table-cell>
          <table:table-cell table:formula="of:=IF([.B202]=0;[.C202];[.B202])" office:value-type="string" office:string-value="KTVLJ" calcext:value-type="string">
            <text:p>KTVLJ</text:p>
          </table:table-cell>
          <table:table-cell table:number-columns-repeated="2"/>
          <table:table-cell table:formula="of:=CONCATENATE([$przecinki.$A$2];[.E202];[$przecinki.$A$2];[$przecinki.$B$2];[$przecinki.$C$2];[$przecinki.$A$2];[.E202];[$przecinki.$A$2];[$przecinki.$D$2])" office:value-type="string" office:string-value="&quot;KTVLJ&quot;: &quot;KTVLJ&quot;," calcext:value-type="string">
            <text:p>"KTVLJ": "KTVLJ",</text:p>
          </table:table-cell>
        </table:table-row>
        <table:table-row table:style-name="ro2">
          <table:table-cell table:formula="of:=[$'naglosy-edycja'.B204]" office:value-type="string" office:string-value="mkn" calcext:value-type="string">
            <text:p>mkn</text:p>
          </table:table-cell>
          <table:table-cell table:formula="of:=[$'naglosy-edycja'.C204]" office:value-type="string" office:string-value="KTVLR" calcext:value-type="string">
            <text:p>KTVLR</text:p>
          </table:table-cell>
          <table:table-cell table:formula="of:=[$'naglosy-edycja'.D204]" office:value-type="string" office:string-value="KTVR" calcext:value-type="string">
            <text:p>KTVR</text:p>
          </table:table-cell>
          <table:table-cell table:formula="of:=[$'naglosy-edycja'.E204]" office:value-type="float" office:value="0" calcext:value-type="float">
            <text:p>0</text:p>
          </table:table-cell>
          <table:table-cell table:formula="of:=IF([.B203]=0;[.C203];[.B203])" office:value-type="string" office:string-value="KTVLR" calcext:value-type="string">
            <text:p>KTVLR</text:p>
          </table:table-cell>
          <table:table-cell table:number-columns-repeated="2"/>
          <table:table-cell table:formula="of:=CONCATENATE([$przecinki.$A$2];[.E203];[$przecinki.$A$2];[$przecinki.$B$2];[$przecinki.$C$2];[$przecinki.$A$2];[.E203];[$przecinki.$A$2];[$przecinki.$D$2])" office:value-type="string" office:string-value="&quot;KTVLR&quot;: &quot;KTVLR&quot;," calcext:value-type="string">
            <text:p>"KTVLR": "KTVLR",</text:p>
          </table:table-cell>
        </table:table-row>
        <table:table-row table:style-name="ro2">
          <table:table-cell table:formula="of:=[$'naglosy-edycja'.B205]" office:value-type="string" office:string-value="mkni" calcext:value-type="string">
            <text:p>mkni</text:p>
          </table:table-cell>
          <table:table-cell table:formula="of:=[$'naglosy-edycja'.C205]" office:value-type="float" office:value="0" calcext:value-type="float">
            <text:p>0</text:p>
          </table:table-cell>
          <table:table-cell table:formula="of:=[$'naglosy-edycja'.D205]" office:value-type="string" office:string-value="KTVRJ" calcext:value-type="string">
            <text:p>KTVRJ</text:p>
          </table:table-cell>
          <table:table-cell table:formula="of:=[$'naglosy-edycja'.E205]" office:value-type="float" office:value="0" calcext:value-type="float">
            <text:p>0</text:p>
          </table:table-cell>
          <table:table-cell table:formula="of:=IF([.B204]=0;[.C204];[.B204])" office:value-type="string" office:string-value="KTVRJ" calcext:value-type="string">
            <text:p>KTVRJ</text:p>
          </table:table-cell>
          <table:table-cell table:number-columns-repeated="2"/>
          <table:table-cell table:formula="of:=CONCATENATE([$przecinki.$A$2];[.E204];[$przecinki.$A$2];[$przecinki.$B$2];[$przecinki.$C$2];[$przecinki.$A$2];[.E204];[$przecinki.$A$2];[$przecinki.$D$2])" office:value-type="string" office:string-value="&quot;KTVRJ&quot;: &quot;KTVRJ&quot;," calcext:value-type="string">
            <text:p>"KTVRJ": "KTVRJ",</text:p>
          </table:table-cell>
        </table:table-row>
        <table:table-row table:style-name="ro2">
          <table:table-cell table:formula="of:=[$'naglosy-edycja'.B206]" office:value-type="string" office:string-value="ml" calcext:value-type="string">
            <text:p>ml</text:p>
          </table:table-cell>
          <table:table-cell table:formula="of:=[$'naglosy-edycja'.C206]" office:value-type="string" office:string-value="TVL" calcext:value-type="string">
            <text:p>TVL</text:p>
          </table:table-cell>
          <table:table-cell table:formula="of:=[$'naglosy-edycja'.D206]" office:value-type="float" office:value="0" calcext:value-type="float">
            <text:p>0</text:p>
          </table:table-cell>
          <table:table-cell table:formula="of:=[$'naglosy-edycja'.E206]" office:value-type="float" office:value="0" calcext:value-type="float">
            <text:p>0</text:p>
          </table:table-cell>
          <table:table-cell table:formula="of:=IF([.B205]=0;[.C205];[.B205])" office:value-type="string" office:string-value="TVL" calcext:value-type="string">
            <text:p>TVL</text:p>
          </table:table-cell>
          <table:table-cell table:number-columns-repeated="2"/>
          <table:table-cell table:formula="of:=CONCATENATE([$przecinki.$A$2];[.E205];[$przecinki.$A$2];[$przecinki.$B$2];[$przecinki.$C$2];[$przecinki.$A$2];[.E205];[$przecinki.$A$2];[$przecinki.$D$2])" office:value-type="string" office:string-value="&quot;TVL&quot;: &quot;TVL&quot;," calcext:value-type="string">
            <text:p>"TVL": "TVL",</text:p>
          </table:table-cell>
        </table:table-row>
        <table:table-row table:style-name="ro2">
          <table:table-cell table:formula="of:=[$'naglosy-edycja'.B207]" office:value-type="string" office:string-value="mł" calcext:value-type="string">
            <text:p>mł</text:p>
          </table:table-cell>
          <table:table-cell table:formula="of:=[$'naglosy-edycja'.C207]" office:value-type="string" office:string-value="TVLJ" calcext:value-type="string">
            <text:p>TVLJ</text:p>
          </table:table-cell>
          <table:table-cell table:formula="of:=[$'naglosy-edycja'.D207]" office:value-type="float" office:value="0" calcext:value-type="float">
            <text:p>0</text:p>
          </table:table-cell>
          <table:table-cell table:formula="of:=[$'naglosy-edycja'.E207]" office:value-type="float" office:value="0" calcext:value-type="float">
            <text:p>0</text:p>
          </table:table-cell>
          <table:table-cell table:formula="of:=IF([.B206]=0;[.C206];[.B206])" office:value-type="string" office:string-value="TVLJ" calcext:value-type="string">
            <text:p>TVLJ</text:p>
          </table:table-cell>
          <table:table-cell table:number-columns-repeated="2"/>
          <table:table-cell table:formula="of:=CONCATENATE([$przecinki.$A$2];[.E206];[$przecinki.$A$2];[$przecinki.$B$2];[$przecinki.$C$2];[$przecinki.$A$2];[.E206];[$przecinki.$A$2];[$przecinki.$D$2])" office:value-type="string" office:string-value="&quot;TVLJ&quot;: &quot;TVLJ&quot;," calcext:value-type="string">
            <text:p>"TVLJ": "TVLJ",</text:p>
          </table:table-cell>
        </table:table-row>
        <table:table-row table:style-name="ro2">
          <table:table-cell table:formula="of:=[$'naglosy-edycja'.B208]" office:value-type="string" office:string-value="mn" calcext:value-type="string">
            <text:p>mn</text:p>
          </table:table-cell>
          <table:table-cell table:formula="of:=[$'naglosy-edycja'.C208]" office:value-type="string" office:string-value="TVLR" calcext:value-type="string">
            <text:p>TVLR</text:p>
          </table:table-cell>
          <table:table-cell table:formula="of:=[$'naglosy-edycja'.D208]" office:value-type="float" office:value="0" calcext:value-type="float">
            <text:p>0</text:p>
          </table:table-cell>
          <table:table-cell table:formula="of:=[$'naglosy-edycja'.E208]" office:value-type="float" office:value="0" calcext:value-type="float">
            <text:p>0</text:p>
          </table:table-cell>
          <table:table-cell table:formula="of:=IF([.B207]=0;[.C207];[.B207])" office:value-type="string" office:string-value="TVLR" calcext:value-type="string">
            <text:p>TVLR</text:p>
          </table:table-cell>
          <table:table-cell table:number-columns-repeated="2"/>
          <table:table-cell table:formula="of:=CONCATENATE([$przecinki.$A$2];[.E207];[$przecinki.$A$2];[$przecinki.$B$2];[$przecinki.$C$2];[$przecinki.$A$2];[.E207];[$przecinki.$A$2];[$przecinki.$D$2])" office:value-type="string" office:string-value="&quot;TVLR&quot;: &quot;TVLR&quot;," calcext:value-type="string">
            <text:p>"TVLR": "TVLR",</text:p>
          </table:table-cell>
        </table:table-row>
        <table:table-row table:style-name="ro2">
          <table:table-cell table:formula="of:=[$'naglosy-edycja'.B209]" office:value-type="string" office:string-value="mni" calcext:value-type="string">
            <text:p>mni</text:p>
          </table:table-cell>
          <table:table-cell table:formula="of:=[$'naglosy-edycja'.C209]" office:value-type="float" office:value="0" calcext:value-type="float">
            <text:p>0</text:p>
          </table:table-cell>
          <table:table-cell table:formula="of:=[$'naglosy-edycja'.D209]" office:value-type="string" office:string-value="TVLRJ" calcext:value-type="string">
            <text:p>TVLRJ</text:p>
          </table:table-cell>
          <table:table-cell table:formula="of:=[$'naglosy-edycja'.E209]" office:value-type="float" office:value="0" calcext:value-type="float">
            <text:p>0</text:p>
          </table:table-cell>
          <table:table-cell table:formula="of:=IF([.B208]=0;[.C208];[.B208])" office:value-type="string" office:string-value="TVLRJ" calcext:value-type="string">
            <text:p>TVLRJ</text:p>
          </table:table-cell>
          <table:table-cell table:number-columns-repeated="2"/>
          <table:table-cell table:formula="of:=CONCATENATE([$przecinki.$A$2];[.E208];[$przecinki.$A$2];[$przecinki.$B$2];[$przecinki.$C$2];[$przecinki.$A$2];[.E208];[$przecinki.$A$2];[$przecinki.$D$2])" office:value-type="string" office:string-value="&quot;TVLRJ&quot;: &quot;TVLRJ&quot;," calcext:value-type="string">
            <text:p>"TVLRJ": "TVLRJ",</text:p>
          </table:table-cell>
        </table:table-row>
        <table:table-row table:style-name="ro2">
          <table:table-cell table:formula="of:=[$'naglosy-edycja'.B210]" office:value-type="string" office:string-value="mr" calcext:value-type="string">
            <text:p>mr</text:p>
          </table:table-cell>
          <table:table-cell table:formula="of:=[$'naglosy-edycja'.C210]" office:value-type="string" office:string-value="TVR" calcext:value-type="string">
            <text:p>TVR</text:p>
          </table:table-cell>
          <table:table-cell table:formula="of:=[$'naglosy-edycja'.D210]" office:value-type="float" office:value="0" calcext:value-type="float">
            <text:p>0</text:p>
          </table:table-cell>
          <table:table-cell table:formula="of:=[$'naglosy-edycja'.E210]" office:value-type="float" office:value="0" calcext:value-type="float">
            <text:p>0</text:p>
          </table:table-cell>
          <table:table-cell table:formula="of:=IF([.B209]=0;[.C209];[.B209])" office:value-type="string" office:string-value="TVR" calcext:value-type="string">
            <text:p>TVR</text:p>
          </table:table-cell>
          <table:table-cell table:number-columns-repeated="2"/>
          <table:table-cell table:formula="of:=CONCATENATE([$przecinki.$A$2];[.E209];[$przecinki.$A$2];[$przecinki.$B$2];[$przecinki.$C$2];[$przecinki.$A$2];[.E209];[$przecinki.$A$2];[$przecinki.$D$2])" office:value-type="string" office:string-value="&quot;TVR&quot;: &quot;TVR&quot;," calcext:value-type="string">
            <text:p>"TVR": "TVR",</text:p>
          </table:table-cell>
        </table:table-row>
        <table:table-row table:style-name="ro2">
          <table:table-cell table:formula="of:=[$'naglosy-edycja'.B211]" office:value-type="string" office:string-value="mrz" calcext:value-type="string">
            <text:p>mrz</text:p>
          </table:table-cell>
          <table:table-cell table:formula="of:=[$'naglosy-edycja'.C211]" office:value-type="string" office:string-value="TVRJ" calcext:value-type="string">
            <text:p>TVRJ</text:p>
          </table:table-cell>
          <table:table-cell table:formula="of:=[$'naglosy-edycja'.D211]" office:value-type="float" office:value="0" calcext:value-type="float">
            <text:p>0</text:p>
          </table:table-cell>
          <table:table-cell table:formula="of:=[$'naglosy-edycja'.E211]" office:value-type="float" office:value="0" calcext:value-type="float">
            <text:p>0</text:p>
          </table:table-cell>
          <table:table-cell table:formula="of:=IF([.B210]=0;[.C210];[.B210])" office:value-type="string" office:string-value="TVRJ" calcext:value-type="string">
            <text:p>TVRJ</text:p>
          </table:table-cell>
          <table:table-cell table:number-columns-repeated="2"/>
          <table:table-cell table:formula="of:=CONCATENATE([$przecinki.$A$2];[.E210];[$przecinki.$A$2];[$przecinki.$B$2];[$przecinki.$C$2];[$przecinki.$A$2];[.E210];[$przecinki.$A$2];[$przecinki.$D$2])" office:value-type="string" office:string-value="&quot;TVRJ&quot;: &quot;TVRJ&quot;," calcext:value-type="string">
            <text:p>"TVRJ": "TVRJ",</text:p>
          </table:table-cell>
        </table:table-row>
        <table:table-row table:style-name="ro2">
          <table:table-cell table:formula="of:=[$'naglosy-edycja'.B212]" office:value-type="string" office:string-value="mst" calcext:value-type="string">
            <text:p>mst</text:p>
          </table:table-cell>
          <table:table-cell table:formula="of:=[$'naglosy-edycja'.C212]" office:value-type="string" office:string-value="STV" calcext:value-type="string">
            <text:p>STV</text:p>
          </table:table-cell>
          <table:table-cell table:formula="of:=[$'naglosy-edycja'.D212]" office:value-type="float" office:value="0" calcext:value-type="float">
            <text:p>0</text:p>
          </table:table-cell>
          <table:table-cell table:formula="of:=[$'naglosy-edycja'.E212]" office:value-type="float" office:value="0" calcext:value-type="float">
            <text:p>0</text:p>
          </table:table-cell>
          <table:table-cell table:formula="of:=IF([.B211]=0;[.C211];[.B211])" office:value-type="string" office:string-value="STV" calcext:value-type="string">
            <text:p>STV</text:p>
          </table:table-cell>
          <table:table-cell table:number-columns-repeated="2"/>
          <table:table-cell table:formula="of:=CONCATENATE([$przecinki.$A$2];[.E211];[$przecinki.$A$2];[$przecinki.$B$2];[$przecinki.$C$2];[$przecinki.$A$2];[.E211];[$przecinki.$A$2];[$przecinki.$D$2])" office:value-type="string" office:string-value="&quot;STV&quot;: &quot;STV&quot;," calcext:value-type="string">
            <text:p>"STV": "STV",</text:p>
          </table:table-cell>
        </table:table-row>
        <table:table-row table:style-name="ro2">
          <table:table-cell table:formula="of:=[$'naglosy-edycja'.B213]" office:value-type="string" office:string-value="msz" calcext:value-type="string">
            <text:p>msz</text:p>
          </table:table-cell>
          <table:table-cell table:formula="of:=[$'naglosy-edycja'.C213]" office:value-type="string" office:string-value="TVRJ" calcext:value-type="string">
            <text:p>TVRJ</text:p>
          </table:table-cell>
          <table:table-cell table:formula="of:=[$'naglosy-edycja'.D213]" office:value-type="float" office:value="0" calcext:value-type="float">
            <text:p>0</text:p>
          </table:table-cell>
          <table:table-cell table:formula="of:=[$'naglosy-edycja'.E213]" office:value-type="string" office:string-value="ZSTP" calcext:value-type="string">
            <text:p>ZSTP</text:p>
          </table:table-cell>
          <table:table-cell table:formula="of:=IF([.B212]=0;[.C212];[.B212])" office:value-type="string" office:string-value="TVRJ" calcext:value-type="string">
            <text:p>TVRJ</text:p>
          </table:table-cell>
          <table:table-cell table:number-columns-repeated="2"/>
          <table:table-cell table:formula="of:=CONCATENATE([$przecinki.$A$2];[.E212];[$przecinki.$A$2];[$przecinki.$B$2];[$przecinki.$C$2];[$przecinki.$A$2];[.E212];[$przecinki.$A$2];[$przecinki.$D$2])" office:value-type="string" office:string-value="&quot;TVRJ&quot;: &quot;TVRJ&quot;," calcext:value-type="string">
            <text:p>"TVRJ": "TVRJ",</text:p>
          </table:table-cell>
        </table:table-row>
        <table:table-row table:style-name="ro2">
          <table:table-cell table:formula="of:=[$'naglosy-edycja'.B214]" office:value-type="string" office:string-value="mszcz" calcext:value-type="string">
            <text:p>mszcz</text:p>
          </table:table-cell>
          <table:table-cell table:formula="of:=[$'naglosy-edycja'.C214]" office:value-type="string" office:string-value="TPVRJ" calcext:value-type="string">
            <text:p>TPVRJ</text:p>
          </table:table-cell>
          <table:table-cell table:formula="of:=[$'naglosy-edycja'.D214]" office:value-type="float" office:value="0" calcext:value-type="float">
            <text:p>0</text:p>
          </table:table-cell>
          <table:table-cell table:formula="of:=[$'naglosy-edycja'.E214]" office:value-type="string" office:string-value="ZSTPV" calcext:value-type="string">
            <text:p>ZSTPV</text:p>
          </table:table-cell>
          <table:table-cell table:formula="of:=IF([.B213]=0;[.C213];[.B213])" office:value-type="string" office:string-value="TPVRJ" calcext:value-type="string">
            <text:p>TPVRJ</text:p>
          </table:table-cell>
          <table:table-cell table:number-columns-repeated="2"/>
          <table:table-cell table:formula="of:=CONCATENATE([$przecinki.$A$2];[.E213];[$przecinki.$A$2];[$przecinki.$B$2];[$przecinki.$C$2];[$przecinki.$A$2];[.E213];[$przecinki.$A$2];[$przecinki.$D$2])" office:value-type="string" office:string-value="&quot;TPVRJ&quot;: &quot;TPVRJ&quot;," calcext:value-type="string">
            <text:p>"TPVRJ": "TPVRJ",</text:p>
          </table:table-cell>
        </table:table-row>
        <table:table-row table:style-name="ro2">
          <table:table-cell table:formula="of:=[$'naglosy-edycja'.B215]" office:value-type="string" office:string-value="mści" calcext:value-type="string">
            <text:p>mści</text:p>
          </table:table-cell>
          <table:table-cell table:formula="of:=[$'naglosy-edycja'.C215]" office:value-type="string" office:string-value="STV" calcext:value-type="string">
            <text:p>STV</text:p>
          </table:table-cell>
          <table:table-cell table:formula="of:=[$'naglosy-edycja'.D215]" office:value-type="string" office:string-value="STVJ" calcext:value-type="string">
            <text:p>STVJ</text:p>
          </table:table-cell>
          <table:table-cell table:formula="of:=[$'naglosy-edycja'.E215]" office:value-type="float" office:value="0" calcext:value-type="float">
            <text:p>0</text:p>
          </table:table-cell>
          <table:table-cell table:formula="of:=IF([.B214]=0;[.C214];[.B214])" office:value-type="string" office:string-value="STV" calcext:value-type="string">
            <text:p>STV</text:p>
          </table:table-cell>
          <table:table-cell table:number-columns-repeated="2"/>
          <table:table-cell table:formula="of:=CONCATENATE([$przecinki.$A$2];[.E214];[$przecinki.$A$2];[$przecinki.$B$2];[$przecinki.$C$2];[$przecinki.$A$2];[.E214];[$przecinki.$A$2];[$przecinki.$D$2])" office:value-type="string" office:string-value="&quot;STV&quot;: &quot;STV&quot;," calcext:value-type="string">
            <text:p>"STV": "STV",</text:p>
          </table:table-cell>
        </table:table-row>
        <table:table-row table:style-name="ro2">
          <table:table-cell table:formula="of:=[$'naglosy-edycja'.B216]" office:value-type="string" office:string-value="mż" calcext:value-type="string">
            <text:p>mż</text:p>
          </table:table-cell>
          <table:table-cell table:formula="of:=[$'naglosy-edycja'.C216]" office:value-type="string" office:string-value="TVRJ" calcext:value-type="string">
            <text:p>TVRJ</text:p>
          </table:table-cell>
          <table:table-cell table:formula="of:=[$'naglosy-edycja'.D216]" office:value-type="float" office:value="0" calcext:value-type="float">
            <text:p>0</text:p>
          </table:table-cell>
          <table:table-cell table:formula="of:=[$'naglosy-edycja'.E216]" office:value-type="float" office:value="0" calcext:value-type="float">
            <text:p>0</text:p>
          </table:table-cell>
          <table:table-cell table:formula="of:=IF([.B215]=0;[.C215];[.B215])" office:value-type="string" office:string-value="TVRJ" calcext:value-type="string">
            <text:p>TVRJ</text:p>
          </table:table-cell>
          <table:table-cell table:number-columns-repeated="2"/>
          <table:table-cell table:formula="of:=CONCATENATE([$przecinki.$A$2];[.E215];[$przecinki.$A$2];[$przecinki.$B$2];[$przecinki.$C$2];[$przecinki.$A$2];[.E215];[$przecinki.$A$2];[$przecinki.$D$2])" office:value-type="string" office:string-value="&quot;TVRJ&quot;: &quot;TVRJ&quot;," calcext:value-type="string">
            <text:p>"TVRJ": "TVRJ",</text:p>
          </table:table-cell>
        </table:table-row>
        <table:table-row table:style-name="ro2">
          <table:table-cell table:formula="of:=[$'naglosy-edycja'.B217]" office:value-type="string" office:string-value="n" calcext:value-type="string">
            <text:p>n</text:p>
          </table:table-cell>
          <table:table-cell table:formula="of:=[$'naglosy-edycja'.C217]" office:value-type="string" office:string-value="LR" calcext:value-type="string">
            <text:p>LR</text:p>
          </table:table-cell>
          <table:table-cell table:formula="of:=[$'naglosy-edycja'.D217]" office:value-type="float" office:value="0" calcext:value-type="float">
            <text:p>0</text:p>
          </table:table-cell>
          <table:table-cell table:formula="of:=[$'naglosy-edycja'.E217]" office:value-type="float" office:value="0" calcext:value-type="float">
            <text:p>0</text:p>
          </table:table-cell>
          <table:table-cell table:formula="of:=IF([.B216]=0;[.C216];[.B216])" office:value-type="string" office:string-value="LR" calcext:value-type="string">
            <text:p>LR</text:p>
          </table:table-cell>
          <table:table-cell table:number-columns-repeated="2"/>
          <table:table-cell table:formula="of:=CONCATENATE([$przecinki.$A$2];[.E216];[$przecinki.$A$2];[$przecinki.$B$2];[$przecinki.$C$2];[$przecinki.$A$2];[.E216];[$przecinki.$A$2];[$przecinki.$D$2])" office:value-type="string" office:string-value="&quot;LR&quot;: &quot;LR&quot;," calcext:value-type="string">
            <text:p>"LR": "LR",</text:p>
          </table:table-cell>
        </table:table-row>
        <table:table-row table:style-name="ro2">
          <table:table-cell table:formula="of:=[$'naglosy-edycja'.B218]" office:value-type="string" office:string-value="ndż" calcext:value-type="string">
            <text:p>ndż</text:p>
          </table:table-cell>
          <table:table-cell table:formula="of:=[$'naglosy-edycja'.C218]" office:value-type="string" office:string-value="XPVLR" calcext:value-type="string">
            <text:p>XPVLR</text:p>
          </table:table-cell>
          <table:table-cell table:formula="of:=[$'naglosy-edycja'.D218]" office:value-type="float" office:value="0" calcext:value-type="float">
            <text:p>0</text:p>
          </table:table-cell>
          <table:table-cell table:formula="of:=[$'naglosy-edycja'.E218]" office:value-type="float" office:value="0" calcext:value-type="float">
            <text:p>0</text:p>
          </table:table-cell>
          <table:table-cell table:formula="of:=IF([.B217]=0;[.C217];[.B217])" office:value-type="string" office:string-value="XPVLR" calcext:value-type="string">
            <text:p>XPVLR</text:p>
          </table:table-cell>
          <table:table-cell table:number-columns-repeated="2"/>
          <table:table-cell table:formula="of:=CONCATENATE([$przecinki.$A$2];[.E217];[$przecinki.$A$2];[$przecinki.$B$2];[$przecinki.$C$2];[$przecinki.$A$2];[.E217];[$przecinki.$A$2];[$przecinki.$D$2])" office:value-type="string" office:string-value="&quot;XPVLR&quot;: &quot;XPVLR&quot;," calcext:value-type="string">
            <text:p>"XPVLR": "XPVLR",</text:p>
          </table:table-cell>
        </table:table-row>
        <table:table-row table:style-name="ro2">
          <table:table-cell table:formula="of:=[$'naglosy-edycja'.B219]" office:value-type="string" office:string-value="p" calcext:value-type="string">
            <text:p>p</text:p>
          </table:table-cell>
          <table:table-cell table:formula="of:=[$'naglosy-edycja'.C219]" office:value-type="string" office:string-value="P" calcext:value-type="string">
            <text:p>P</text:p>
          </table:table-cell>
          <table:table-cell table:formula="of:=[$'naglosy-edycja'.D219]" office:value-type="float" office:value="0" calcext:value-type="float">
            <text:p>0</text:p>
          </table:table-cell>
          <table:table-cell table:formula="of:=[$'naglosy-edycja'.E219]" office:value-type="float" office:value="0" calcext:value-type="float">
            <text:p>0</text:p>
          </table:table-cell>
          <table:table-cell table:formula="of:=IF([.B218]=0;[.C218];[.B218])" office:value-type="string" office:string-value="P" calcext:value-type="string">
            <text:p>P</text:p>
          </table:table-cell>
          <table:table-cell table:number-columns-repeated="2"/>
          <table:table-cell table:formula="of:=CONCATENATE([$przecinki.$A$2];[.E218];[$przecinki.$A$2];[$przecinki.$B$2];[$przecinki.$C$2];[$przecinki.$A$2];[.E218];[$przecinki.$A$2];[$przecinki.$D$2])" office:value-type="string" office:string-value="&quot;P&quot;: &quot;P&quot;," calcext:value-type="string">
            <text:p>"P": "P",</text:p>
          </table:table-cell>
        </table:table-row>
        <table:table-row table:style-name="ro2">
          <table:table-cell table:formula="of:=[$'naglosy-edycja'.B220]" office:value-type="string" office:string-value="pc" calcext:value-type="string">
            <text:p>pc</text:p>
          </table:table-cell>
          <table:table-cell table:formula="of:=[$'naglosy-edycja'.C220]" office:value-type="string" office:string-value="ZTP" calcext:value-type="string">
            <text:p>ZTP</text:p>
          </table:table-cell>
          <table:table-cell table:formula="of:=[$'naglosy-edycja'.D220]" office:value-type="float" office:value="0" calcext:value-type="float">
            <text:p>0</text:p>
          </table:table-cell>
          <table:table-cell table:formula="of:=[$'naglosy-edycja'.E220]" office:value-type="float" office:value="0" calcext:value-type="float">
            <text:p>0</text:p>
          </table:table-cell>
          <table:table-cell table:formula="of:=IF([.B219]=0;[.C219];[.B219])" office:value-type="string" office:string-value="ZTP" calcext:value-type="string">
            <text:p>ZTP</text:p>
          </table:table-cell>
          <table:table-cell table:number-columns-repeated="2"/>
          <table:table-cell table:formula="of:=CONCATENATE([$przecinki.$A$2];[.E219];[$przecinki.$A$2];[$przecinki.$B$2];[$przecinki.$C$2];[$przecinki.$A$2];[.E219];[$przecinki.$A$2];[$przecinki.$D$2])" office:value-type="string" office:string-value="&quot;ZTP&quot;: &quot;ZTP&quot;," calcext:value-type="string">
            <text:p>"ZTP": "ZTP",</text:p>
          </table:table-cell>
        </table:table-row>
        <table:table-row table:style-name="ro2">
          <table:table-cell table:formula="of:=[$'naglosy-edycja'.B221]" office:value-type="string" office:string-value="pci" calcext:value-type="string">
            <text:p>pci</text:p>
          </table:table-cell>
          <table:table-cell table:formula="of:=[$'naglosy-edycja'.C221]" office:value-type="float" office:value="0" calcext:value-type="float">
            <text:p>0</text:p>
          </table:table-cell>
          <table:table-cell table:formula="of:=[$'naglosy-edycja'.D221]" office:value-type="string" office:string-value="ZTPJ" calcext:value-type="string">
            <text:p>ZTPJ</text:p>
          </table:table-cell>
          <table:table-cell table:formula="of:=[$'naglosy-edycja'.E221]" office:value-type="float" office:value="0" calcext:value-type="float">
            <text:p>0</text:p>
          </table:table-cell>
          <table:table-cell table:formula="of:=IF([.B220]=0;[.C220];[.B220])" office:value-type="string" office:string-value="ZTPJ" calcext:value-type="string">
            <text:p>ZTPJ</text:p>
          </table:table-cell>
          <table:table-cell table:number-columns-repeated="2"/>
          <table:table-cell table:formula="of:=CONCATENATE([$przecinki.$A$2];[.E220];[$przecinki.$A$2];[$przecinki.$B$2];[$przecinki.$C$2];[$przecinki.$A$2];[.E220];[$przecinki.$A$2];[$przecinki.$D$2])" office:value-type="string" office:string-value="&quot;ZTPJ&quot;: &quot;ZTPJ&quot;," calcext:value-type="string">
            <text:p>"ZTPJ": "ZTPJ",</text:p>
          </table:table-cell>
        </table:table-row>
        <table:table-row table:style-name="ro2">
          <table:table-cell table:formula="of:=[$'naglosy-edycja'.B222]" office:value-type="string" office:string-value="pch" calcext:value-type="string">
            <text:p>pch</text:p>
          </table:table-cell>
          <table:table-cell table:formula="of:=[$'naglosy-edycja'.C222]" office:value-type="string" office:string-value="KTP" calcext:value-type="string">
            <text:p>KTP</text:p>
          </table:table-cell>
          <table:table-cell table:formula="of:=[$'naglosy-edycja'.D222]" office:value-type="float" office:value="0" calcext:value-type="float">
            <text:p>0</text:p>
          </table:table-cell>
          <table:table-cell table:formula="of:=[$'naglosy-edycja'.E222]" office:value-type="float" office:value="0" calcext:value-type="float">
            <text:p>0</text:p>
          </table:table-cell>
          <table:table-cell table:formula="of:=IF([.B221]=0;[.C221];[.B221])" office:value-type="string" office:string-value="KTP" calcext:value-type="string">
            <text:p>KTP</text:p>
          </table:table-cell>
          <table:table-cell table:number-columns-repeated="2"/>
          <table:table-cell table:formula="of:=CONCATENATE([$przecinki.$A$2];[.E221];[$przecinki.$A$2];[$przecinki.$B$2];[$przecinki.$C$2];[$przecinki.$A$2];[.E221];[$przecinki.$A$2];[$przecinki.$D$2])" office:value-type="string" office:string-value="&quot;KTP&quot;: &quot;KTP&quot;," calcext:value-type="string">
            <text:p>"KTP": "KTP",</text:p>
          </table:table-cell>
        </table:table-row>
        <table:table-row table:style-name="ro2">
          <table:table-cell table:formula="of:=[$'naglosy-edycja'.B223]" office:value-type="string" office:string-value="pchl" calcext:value-type="string">
            <text:p>pchl</text:p>
          </table:table-cell>
          <table:table-cell table:formula="of:=[$'naglosy-edycja'.C223]" office:value-type="string" office:string-value="KTPL" calcext:value-type="string">
            <text:p>KTPL</text:p>
          </table:table-cell>
          <table:table-cell table:formula="of:=[$'naglosy-edycja'.D223]" office:value-type="float" office:value="0" calcext:value-type="float">
            <text:p>0</text:p>
          </table:table-cell>
          <table:table-cell table:formula="of:=[$'naglosy-edycja'.E223]" office:value-type="float" office:value="0" calcext:value-type="float">
            <text:p>0</text:p>
          </table:table-cell>
          <table:table-cell table:formula="of:=IF([.B222]=0;[.C222];[.B222])" office:value-type="string" office:string-value="KTPL" calcext:value-type="string">
            <text:p>KTPL</text:p>
          </table:table-cell>
          <table:table-cell table:number-columns-repeated="2"/>
          <table:table-cell table:formula="of:=CONCATENATE([$przecinki.$A$2];[.E222];[$przecinki.$A$2];[$przecinki.$B$2];[$przecinki.$C$2];[$przecinki.$A$2];[.E222];[$przecinki.$A$2];[$przecinki.$D$2])" office:value-type="string" office:string-value="&quot;KTPL&quot;: &quot;KTPL&quot;," calcext:value-type="string">
            <text:p>"KTPL": "KTPL",</text:p>
          </table:table-cell>
        </table:table-row>
        <table:table-row table:style-name="ro2">
          <table:table-cell table:formula="of:=[$'naglosy-edycja'.B224]" office:value-type="string" office:string-value="pchł" calcext:value-type="string">
            <text:p>pchł</text:p>
          </table:table-cell>
          <table:table-cell table:formula="of:=[$'naglosy-edycja'.C224]" office:value-type="string" office:string-value="KTPLJ" calcext:value-type="string">
            <text:p>KTPLJ</text:p>
          </table:table-cell>
          <table:table-cell table:formula="of:=[$'naglosy-edycja'.D224]" office:value-type="float" office:value="0" calcext:value-type="float">
            <text:p>0</text:p>
          </table:table-cell>
          <table:table-cell table:formula="of:=[$'naglosy-edycja'.E224]" office:value-type="float" office:value="0" calcext:value-type="float">
            <text:p>0</text:p>
          </table:table-cell>
          <table:table-cell table:formula="of:=IF([.B223]=0;[.C223];[.B223])" office:value-type="string" office:string-value="KTPLJ" calcext:value-type="string">
            <text:p>KTPLJ</text:p>
          </table:table-cell>
          <table:table-cell table:number-columns-repeated="2"/>
          <table:table-cell table:formula="of:=CONCATENATE([$przecinki.$A$2];[.E223];[$przecinki.$A$2];[$przecinki.$B$2];[$przecinki.$C$2];[$przecinki.$A$2];[.E223];[$przecinki.$A$2];[$przecinki.$D$2])" office:value-type="string" office:string-value="&quot;KTPLJ&quot;: &quot;KTPLJ&quot;," calcext:value-type="string">
            <text:p>"KTPLJ": "KTPLJ",</text:p>
          </table:table-cell>
        </table:table-row>
        <table:table-row table:style-name="ro2">
          <table:table-cell table:formula="of:=[$'naglosy-edycja'.B225]" office:value-type="string" office:string-value="pchn" calcext:value-type="string">
            <text:p>pchn</text:p>
          </table:table-cell>
          <table:table-cell table:formula="of:=[$'naglosy-edycja'.C225]" office:value-type="string" office:string-value="KTPLR" calcext:value-type="string">
            <text:p>KTPLR</text:p>
          </table:table-cell>
          <table:table-cell table:formula="of:=[$'naglosy-edycja'.D225]" office:value-type="float" office:value="0" calcext:value-type="float">
            <text:p>0</text:p>
          </table:table-cell>
          <table:table-cell table:formula="of:=[$'naglosy-edycja'.E225]" office:value-type="float" office:value="0" calcext:value-type="float">
            <text:p>0</text:p>
          </table:table-cell>
          <table:table-cell table:formula="of:=IF([.B224]=0;[.C224];[.B224])" office:value-type="string" office:string-value="KTPLR" calcext:value-type="string">
            <text:p>KTPLR</text:p>
          </table:table-cell>
          <table:table-cell table:number-columns-repeated="2"/>
          <table:table-cell table:formula="of:=CONCATENATE([$przecinki.$A$2];[.E224];[$przecinki.$A$2];[$przecinki.$B$2];[$przecinki.$C$2];[$przecinki.$A$2];[.E224];[$przecinki.$A$2];[$przecinki.$D$2])" office:value-type="string" office:string-value="&quot;KTPLR&quot;: &quot;KTPLR&quot;," calcext:value-type="string">
            <text:p>"KTPLR": "KTPLR",</text:p>
          </table:table-cell>
        </table:table-row>
        <table:table-row table:style-name="ro2">
          <table:table-cell table:formula="of:=[$'naglosy-edycja'.B226]" office:value-type="string" office:string-value="pchni" calcext:value-type="string">
            <text:p>pchni</text:p>
          </table:table-cell>
          <table:table-cell table:formula="of:=[$'naglosy-edycja'.C226]" office:value-type="float" office:value="0" calcext:value-type="float">
            <text:p>0</text:p>
          </table:table-cell>
          <table:table-cell table:formula="of:=[$'naglosy-edycja'.D226]" office:value-type="string" office:string-value="KTPLRJ" calcext:value-type="string">
            <text:p>KTPLRJ</text:p>
          </table:table-cell>
          <table:table-cell table:formula="of:=[$'naglosy-edycja'.E226]" office:value-type="float" office:value="0" calcext:value-type="float">
            <text:p>0</text:p>
          </table:table-cell>
          <table:table-cell table:formula="of:=IF([.B225]=0;[.C225];[.B225])" office:value-type="string" office:string-value="KTPLRJ" calcext:value-type="string">
            <text:p>KTPLRJ</text:p>
          </table:table-cell>
          <table:table-cell table:number-columns-repeated="2"/>
          <table:table-cell table:formula="of:=CONCATENATE([$przecinki.$A$2];[.E225];[$przecinki.$A$2];[$przecinki.$B$2];[$przecinki.$C$2];[$przecinki.$A$2];[.E225];[$przecinki.$A$2];[$przecinki.$D$2])" office:value-type="string" office:string-value="&quot;KTPLRJ&quot;: &quot;KTPLRJ&quot;," calcext:value-type="string">
            <text:p>"KTPLRJ": "KTPLRJ",</text:p>
          </table:table-cell>
        </table:table-row>
        <table:table-row table:style-name="ro2">
          <table:table-cell table:formula="of:=[$'naglosy-edycja'.B227]" office:value-type="string" office:string-value="phr" calcext:value-type="string">
            <text:p>phr</text:p>
          </table:table-cell>
          <table:table-cell table:formula="of:=[$'naglosy-edycja'.C227]" office:value-type="string" office:string-value="VR" calcext:value-type="string">
            <text:p>VR</text:p>
          </table:table-cell>
          <table:table-cell table:formula="of:=[$'naglosy-edycja'.D227]" office:value-type="float" office:value="0" calcext:value-type="float">
            <text:p>0</text:p>
          </table:table-cell>
          <table:table-cell table:formula="of:=[$'naglosy-edycja'.E227]" office:value-type="float" office:value="0" calcext:value-type="float">
            <text:p>0</text:p>
          </table:table-cell>
          <table:table-cell table:formula="of:=IF([.B226]=0;[.C226];[.B226])" office:value-type="string" office:string-value="VR" calcext:value-type="string">
            <text:p>VR</text:p>
          </table:table-cell>
          <table:table-cell table:number-columns-repeated="2"/>
          <table:table-cell table:formula="of:=CONCATENATE([$przecinki.$A$2];[.E226];[$przecinki.$A$2];[$przecinki.$B$2];[$przecinki.$C$2];[$przecinki.$A$2];[.E226];[$przecinki.$A$2];[$przecinki.$D$2])" office:value-type="string" office:string-value="&quot;VR&quot;: &quot;VR&quot;," calcext:value-type="string">
            <text:p>"VR": "VR",</text:p>
          </table:table-cell>
        </table:table-row>
        <table:table-row table:style-name="ro2">
          <table:table-cell table:formula="of:=[$'naglosy-edycja'.B228]" office:value-type="string" office:string-value="pl" calcext:value-type="string">
            <text:p>pl</text:p>
          </table:table-cell>
          <table:table-cell table:formula="of:=[$'naglosy-edycja'.C228]" office:value-type="string" office:string-value="PL" calcext:value-type="string">
            <text:p>PL</text:p>
          </table:table-cell>
          <table:table-cell table:formula="of:=[$'naglosy-edycja'.D228]" office:value-type="float" office:value="0" calcext:value-type="float">
            <text:p>0</text:p>
          </table:table-cell>
          <table:table-cell table:formula="of:=[$'naglosy-edycja'.E228]" office:value-type="float" office:value="0" calcext:value-type="float">
            <text:p>0</text:p>
          </table:table-cell>
          <table:table-cell table:formula="of:=IF([.B227]=0;[.C227];[.B227])" office:value-type="string" office:string-value="PL" calcext:value-type="string">
            <text:p>PL</text:p>
          </table:table-cell>
          <table:table-cell table:number-columns-repeated="2"/>
          <table:table-cell table:formula="of:=CONCATENATE([$przecinki.$A$2];[.E227];[$przecinki.$A$2];[$przecinki.$B$2];[$przecinki.$C$2];[$przecinki.$A$2];[.E227];[$przecinki.$A$2];[$przecinki.$D$2])" office:value-type="string" office:string-value="&quot;PL&quot;: &quot;PL&quot;," calcext:value-type="string">
            <text:p>"PL": "PL",</text:p>
          </table:table-cell>
        </table:table-row>
        <table:table-row table:style-name="ro2">
          <table:table-cell table:formula="of:=[$'naglosy-edycja'.B229]" office:value-type="string" office:string-value="plw" calcext:value-type="string">
            <text:p>plw</text:p>
          </table:table-cell>
          <table:table-cell table:formula="of:=[$'naglosy-edycja'.C229]" office:value-type="string" office:string-value="PVL" calcext:value-type="string">
            <text:p>PVL</text:p>
          </table:table-cell>
          <table:table-cell table:formula="of:=[$'naglosy-edycja'.D229]" office:value-type="float" office:value="0" calcext:value-type="float">
            <text:p>0</text:p>
          </table:table-cell>
          <table:table-cell table:formula="of:=[$'naglosy-edycja'.E229]" office:value-type="float" office:value="0" calcext:value-type="float">
            <text:p>0</text:p>
          </table:table-cell>
          <table:table-cell table:formula="of:=IF([.B228]=0;[.C228];[.B228])" office:value-type="string" office:string-value="PVL" calcext:value-type="string">
            <text:p>PVL</text:p>
          </table:table-cell>
          <table:table-cell table:number-columns-repeated="2"/>
          <table:table-cell table:formula="of:=CONCATENATE([$przecinki.$A$2];[.E228];[$przecinki.$A$2];[$przecinki.$B$2];[$przecinki.$C$2];[$przecinki.$A$2];[.E228];[$przecinki.$A$2];[$przecinki.$D$2])" office:value-type="string" office:string-value="&quot;PVL&quot;: &quot;PVL&quot;," calcext:value-type="string">
            <text:p>"PVL": "PVL",</text:p>
          </table:table-cell>
        </table:table-row>
        <table:table-row table:style-name="ro2">
          <table:table-cell table:formula="of:=[$'naglosy-edycja'.B230]" office:value-type="string" office:string-value="pł" calcext:value-type="string">
            <text:p>pł</text:p>
          </table:table-cell>
          <table:table-cell table:formula="of:=[$'naglosy-edycja'.C230]" office:value-type="string" office:string-value="PLJ" calcext:value-type="string">
            <text:p>PLJ</text:p>
          </table:table-cell>
          <table:table-cell table:formula="of:=[$'naglosy-edycja'.D230]" office:value-type="float" office:value="0" calcext:value-type="float">
            <text:p>0</text:p>
          </table:table-cell>
          <table:table-cell table:formula="of:=[$'naglosy-edycja'.E230]" office:value-type="float" office:value="0" calcext:value-type="float">
            <text:p>0</text:p>
          </table:table-cell>
          <table:table-cell table:formula="of:=IF([.B229]=0;[.C229];[.B229])" office:value-type="string" office:string-value="PLJ" calcext:value-type="string">
            <text:p>PLJ</text:p>
          </table:table-cell>
          <table:table-cell table:number-columns-repeated="2"/>
          <table:table-cell table:formula="of:=CONCATENATE([$przecinki.$A$2];[.E229];[$przecinki.$A$2];[$przecinki.$B$2];[$przecinki.$C$2];[$przecinki.$A$2];[.E229];[$przecinki.$A$2];[$przecinki.$D$2])" office:value-type="string" office:string-value="&quot;PLJ&quot;: &quot;PLJ&quot;," calcext:value-type="string">
            <text:p>"PLJ": "PLJ",</text:p>
          </table:table-cell>
        </table:table-row>
        <table:table-row table:style-name="ro2">
          <table:table-cell table:formula="of:=[$'naglosy-edycja'.B231]" office:value-type="string" office:string-value="płc" calcext:value-type="string">
            <text:p>płc</text:p>
          </table:table-cell>
          <table:table-cell table:formula="of:=[$'naglosy-edycja'.C231]" office:value-type="string" office:string-value="ZTPLJ" calcext:value-type="string">
            <text:p>ZTPLJ</text:p>
          </table:table-cell>
          <table:table-cell table:formula="of:=[$'naglosy-edycja'.D231]" office:value-type="float" office:value="0" calcext:value-type="float">
            <text:p>0</text:p>
          </table:table-cell>
          <table:table-cell table:formula="of:=[$'naglosy-edycja'.E231]" office:value-type="float" office:value="0" calcext:value-type="float">
            <text:p>0</text:p>
          </table:table-cell>
          <table:table-cell table:formula="of:=IF([.B230]=0;[.C230];[.B230])" office:value-type="string" office:string-value="ZTPLJ" calcext:value-type="string">
            <text:p>ZTPLJ</text:p>
          </table:table-cell>
          <table:table-cell table:number-columns-repeated="2"/>
          <table:table-cell table:formula="of:=CONCATENATE([$przecinki.$A$2];[.E230];[$przecinki.$A$2];[$przecinki.$B$2];[$przecinki.$C$2];[$przecinki.$A$2];[.E230];[$przecinki.$A$2];[$przecinki.$D$2])" office:value-type="string" office:string-value="&quot;ZTPLJ&quot;: &quot;ZTPLJ&quot;," calcext:value-type="string">
            <text:p>"ZTPLJ": "ZTPLJ",</text:p>
          </table:table-cell>
        </table:table-row>
        <table:table-row table:style-name="ro2">
          <table:table-cell table:formula="of:=[$'naglosy-edycja'.B232]" office:value-type="string" office:string-value="pn" calcext:value-type="string">
            <text:p>pn</text:p>
          </table:table-cell>
          <table:table-cell table:formula="of:=[$'naglosy-edycja'.C232]" office:value-type="string" office:string-value="PLR" calcext:value-type="string">
            <text:p>PLR</text:p>
          </table:table-cell>
          <table:table-cell table:formula="of:=[$'naglosy-edycja'.D232]" office:value-type="float" office:value="0" calcext:value-type="float">
            <text:p>0</text:p>
          </table:table-cell>
          <table:table-cell table:formula="of:=[$'naglosy-edycja'.E232]" office:value-type="float" office:value="0" calcext:value-type="float">
            <text:p>0</text:p>
          </table:table-cell>
          <table:table-cell table:formula="of:=IF([.B231]=0;[.C231];[.B231])" office:value-type="string" office:string-value="PLR" calcext:value-type="string">
            <text:p>PLR</text:p>
          </table:table-cell>
          <table:table-cell table:number-columns-repeated="2"/>
          <table:table-cell table:formula="of:=CONCATENATE([$przecinki.$A$2];[.E231];[$przecinki.$A$2];[$przecinki.$B$2];[$przecinki.$C$2];[$przecinki.$A$2];[.E231];[$przecinki.$A$2];[$przecinki.$D$2])" office:value-type="string" office:string-value="&quot;PLR&quot;: &quot;PLR&quot;," calcext:value-type="string">
            <text:p>"PLR": "PLR",</text:p>
          </table:table-cell>
        </table:table-row>
        <table:table-row table:style-name="ro2">
          <table:table-cell table:formula="of:=[$'naglosy-edycja'.B233]" office:value-type="string" office:string-value="pr" calcext:value-type="string">
            <text:p>pr</text:p>
          </table:table-cell>
          <table:table-cell table:formula="of:=[$'naglosy-edycja'.C233]" office:value-type="string" office:string-value="PR" calcext:value-type="string">
            <text:p>PR</text:p>
          </table:table-cell>
          <table:table-cell table:formula="of:=[$'naglosy-edycja'.D233]" office:value-type="float" office:value="0" calcext:value-type="float">
            <text:p>0</text:p>
          </table:table-cell>
          <table:table-cell table:formula="of:=[$'naglosy-edycja'.E233]" office:value-type="float" office:value="0" calcext:value-type="float">
            <text:p>0</text:p>
          </table:table-cell>
          <table:table-cell table:formula="of:=IF([.B232]=0;[.C232];[.B232])" office:value-type="string" office:string-value="PR" calcext:value-type="string">
            <text:p>PR</text:p>
          </table:table-cell>
          <table:table-cell table:number-columns-repeated="2"/>
          <table:table-cell table:formula="of:=CONCATENATE([$przecinki.$A$2];[.E232];[$przecinki.$A$2];[$przecinki.$B$2];[$przecinki.$C$2];[$przecinki.$A$2];[.E232];[$przecinki.$A$2];[$przecinki.$D$2])" office:value-type="string" office:string-value="&quot;PR&quot;: &quot;PR&quot;," calcext:value-type="string">
            <text:p>"PR": "PR",</text:p>
          </table:table-cell>
        </table:table-row>
        <table:table-row table:style-name="ro2">
          <table:table-cell table:formula="of:=[$'naglosy-edycja'.B234]" office:value-type="string" office:string-value="prz" calcext:value-type="string">
            <text:p>prz</text:p>
          </table:table-cell>
          <table:table-cell table:formula="of:=[$'naglosy-edycja'.C234]" office:value-type="string" office:string-value="PRJ" calcext:value-type="string">
            <text:p>PRJ</text:p>
          </table:table-cell>
          <table:table-cell table:formula="of:=[$'naglosy-edycja'.D234]" office:value-type="float" office:value="0" calcext:value-type="float">
            <text:p>0</text:p>
          </table:table-cell>
          <table:table-cell table:formula="of:=[$'naglosy-edycja'.E234]" office:value-type="float" office:value="0" calcext:value-type="float">
            <text:p>0</text:p>
          </table:table-cell>
          <table:table-cell table:formula="of:=IF([.B233]=0;[.C233];[.B233])" office:value-type="string" office:string-value="PRJ" calcext:value-type="string">
            <text:p>PRJ</text:p>
          </table:table-cell>
          <table:table-cell table:number-columns-repeated="2"/>
          <table:table-cell table:formula="of:=CONCATENATE([$przecinki.$A$2];[.E233];[$przecinki.$A$2];[$przecinki.$B$2];[$przecinki.$C$2];[$przecinki.$A$2];[.E233];[$przecinki.$A$2];[$przecinki.$D$2])" office:value-type="string" office:string-value="&quot;PRJ&quot;: &quot;PRJ&quot;," calcext:value-type="string">
            <text:p>"PRJ": "PRJ",</text:p>
          </table:table-cell>
        </table:table-row>
        <table:table-row table:style-name="ro2">
          <table:table-cell table:formula="of:=[$'naglosy-edycja'.B235]" office:value-type="string" office:string-value="przt" calcext:value-type="string">
            <text:p>przt</text:p>
          </table:table-cell>
          <table:table-cell table:formula="of:=[$'naglosy-edycja'.C235]" office:value-type="string" office:string-value="TPRJ" calcext:value-type="string">
            <text:p>TPRJ</text:p>
          </table:table-cell>
          <table:table-cell table:formula="of:=[$'naglosy-edycja'.D235]" office:value-type="float" office:value="0" calcext:value-type="float">
            <text:p>0</text:p>
          </table:table-cell>
          <table:table-cell table:formula="of:=[$'naglosy-edycja'.E235]" office:value-type="float" office:value="0" calcext:value-type="float">
            <text:p>0</text:p>
          </table:table-cell>
          <table:table-cell table:formula="of:=IF([.B234]=0;[.C234];[.B234])" office:value-type="string" office:string-value="TPRJ" calcext:value-type="string">
            <text:p>TPRJ</text:p>
          </table:table-cell>
          <table:table-cell table:number-columns-repeated="2"/>
          <table:table-cell table:formula="of:=CONCATENATE([$przecinki.$A$2];[.E234];[$przecinki.$A$2];[$przecinki.$B$2];[$przecinki.$C$2];[$przecinki.$A$2];[.E234];[$przecinki.$A$2];[$przecinki.$D$2])" office:value-type="string" office:string-value="&quot;TPRJ&quot;: &quot;TPRJ&quot;," calcext:value-type="string">
            <text:p>"TPRJ": "TPRJ",</text:p>
          </table:table-cell>
        </table:table-row>
        <table:table-row table:style-name="ro2">
          <table:table-cell table:formula="of:=[$'naglosy-edycja'.B236]" office:value-type="string" office:string-value="ps" calcext:value-type="string">
            <text:p>ps</text:p>
          </table:table-cell>
          <table:table-cell table:formula="of:=[$'naglosy-edycja'.C236]" office:value-type="string" office:string-value="SP" calcext:value-type="string">
            <text:p>SP</text:p>
          </table:table-cell>
          <table:table-cell table:formula="of:=[$'naglosy-edycja'.D236]" office:value-type="float" office:value="0" calcext:value-type="float">
            <text:p>0</text:p>
          </table:table-cell>
          <table:table-cell table:formula="of:=[$'naglosy-edycja'.E236]" office:value-type="float" office:value="0" calcext:value-type="float">
            <text:p>0</text:p>
          </table:table-cell>
          <table:table-cell table:formula="of:=IF([.B235]=0;[.C235];[.B235])" office:value-type="string" office:string-value="SP" calcext:value-type="string">
            <text:p>SP</text:p>
          </table:table-cell>
          <table:table-cell table:number-columns-repeated="2"/>
          <table:table-cell table:formula="of:=CONCATENATE([$przecinki.$A$2];[.E235];[$przecinki.$A$2];[$przecinki.$B$2];[$przecinki.$C$2];[$przecinki.$A$2];[.E235];[$przecinki.$A$2];[$przecinki.$D$2])" office:value-type="string" office:string-value="&quot;SP&quot;: &quot;SP&quot;," calcext:value-type="string">
            <text:p>"SP": "SP",</text:p>
          </table:table-cell>
        </table:table-row>
        <table:table-row table:style-name="ro2">
          <table:table-cell table:formula="of:=[$'naglosy-edycja'.B237]" office:value-type="string" office:string-value="psk" calcext:value-type="string">
            <text:p>psk</text:p>
          </table:table-cell>
          <table:table-cell table:formula="of:=[$'naglosy-edycja'.C237]" office:value-type="string" office:string-value="SKP" calcext:value-type="string">
            <text:p>SKP</text:p>
          </table:table-cell>
          <table:table-cell table:formula="of:=[$'naglosy-edycja'.D237]" office:value-type="float" office:value="0" calcext:value-type="float">
            <text:p>0</text:p>
          </table:table-cell>
          <table:table-cell table:formula="of:=[$'naglosy-edycja'.E237]" office:value-type="float" office:value="0" calcext:value-type="float">
            <text:p>0</text:p>
          </table:table-cell>
          <table:table-cell table:formula="of:=IF([.B236]=0;[.C236];[.B236])" office:value-type="string" office:string-value="SKP" calcext:value-type="string">
            <text:p>SKP</text:p>
          </table:table-cell>
          <table:table-cell table:number-columns-repeated="2"/>
          <table:table-cell table:formula="of:=CONCATENATE([$przecinki.$A$2];[.E236];[$przecinki.$A$2];[$przecinki.$B$2];[$przecinki.$C$2];[$przecinki.$A$2];[.E236];[$przecinki.$A$2];[$przecinki.$D$2])" office:value-type="string" office:string-value="&quot;SKP&quot;: &quot;SKP&quot;," calcext:value-type="string">
            <text:p>"SKP": "SKP",</text:p>
          </table:table-cell>
        </table:table-row>
        <table:table-row table:style-name="ro2">
          <table:table-cell table:formula="of:=[$'naglosy-edycja'.B238]" office:value-type="string" office:string-value="psn" calcext:value-type="string">
            <text:p>psn</text:p>
          </table:table-cell>
          <table:table-cell table:formula="of:=[$'naglosy-edycja'.C238]" office:value-type="string" office:string-value="SPLR" calcext:value-type="string">
            <text:p>SPLR</text:p>
          </table:table-cell>
          <table:table-cell table:formula="of:=[$'naglosy-edycja'.D238]" office:value-type="float" office:value="0" calcext:value-type="float">
            <text:p>0</text:p>
          </table:table-cell>
          <table:table-cell table:formula="of:=[$'naglosy-edycja'.E238]" office:value-type="float" office:value="0" calcext:value-type="float">
            <text:p>0</text:p>
          </table:table-cell>
          <table:table-cell table:formula="of:=IF([.B237]=0;[.C237];[.B237])" office:value-type="string" office:string-value="SPLR" calcext:value-type="string">
            <text:p>SPLR</text:p>
          </table:table-cell>
          <table:table-cell table:number-columns-repeated="2"/>
          <table:table-cell table:formula="of:=CONCATENATE([$przecinki.$A$2];[.E237];[$przecinki.$A$2];[$przecinki.$B$2];[$przecinki.$C$2];[$przecinki.$A$2];[.E237];[$przecinki.$A$2];[$przecinki.$D$2])" office:value-type="string" office:string-value="&quot;SPLR&quot;: &quot;SPLR&quot;," calcext:value-type="string">
            <text:p>"SPLR": "SPLR",</text:p>
          </table:table-cell>
        </table:table-row>
        <table:table-row table:style-name="ro2">
          <table:table-cell table:formula="of:=[$'naglosy-edycja'.B239]" office:value-type="string" office:string-value="pst" calcext:value-type="string">
            <text:p>pst</text:p>
          </table:table-cell>
          <table:table-cell table:formula="of:=[$'naglosy-edycja'.C239]" office:value-type="string" office:string-value="STP" calcext:value-type="string">
            <text:p>STP</text:p>
          </table:table-cell>
          <table:table-cell table:formula="of:=[$'naglosy-edycja'.D239]" office:value-type="float" office:value="0" calcext:value-type="float">
            <text:p>0</text:p>
          </table:table-cell>
          <table:table-cell table:formula="of:=[$'naglosy-edycja'.E239]" office:value-type="float" office:value="0" calcext:value-type="float">
            <text:p>0</text:p>
          </table:table-cell>
          <table:table-cell table:formula="of:=IF([.B238]=0;[.C238];[.B238])" office:value-type="string" office:string-value="STP" calcext:value-type="string">
            <text:p>STP</text:p>
          </table:table-cell>
          <table:table-cell table:number-columns-repeated="2"/>
          <table:table-cell table:formula="of:=CONCATENATE([$przecinki.$A$2];[.E238];[$przecinki.$A$2];[$przecinki.$B$2];[$przecinki.$C$2];[$przecinki.$A$2];[.E238];[$przecinki.$A$2];[$przecinki.$D$2])" office:value-type="string" office:string-value="&quot;STP&quot;: &quot;STP&quot;," calcext:value-type="string">
            <text:p>"STP": "STP",</text:p>
          </table:table-cell>
        </table:table-row>
        <table:table-row table:style-name="ro2">
          <table:table-cell table:formula="of:=[$'naglosy-edycja'.B240]" office:value-type="string" office:string-value="pstr" calcext:value-type="string">
            <text:p>pstr</text:p>
          </table:table-cell>
          <table:table-cell table:formula="of:=[$'naglosy-edycja'.C240]" office:value-type="string" office:string-value="STPR" calcext:value-type="string">
            <text:p>STPR</text:p>
          </table:table-cell>
          <table:table-cell table:formula="of:=[$'naglosy-edycja'.D240]" office:value-type="float" office:value="0" calcext:value-type="float">
            <text:p>0</text:p>
          </table:table-cell>
          <table:table-cell table:formula="of:=[$'naglosy-edycja'.E240]" office:value-type="float" office:value="0" calcext:value-type="float">
            <text:p>0</text:p>
          </table:table-cell>
          <table:table-cell table:formula="of:=IF([.B239]=0;[.C239];[.B239])" office:value-type="string" office:string-value="STPR" calcext:value-type="string">
            <text:p>STPR</text:p>
          </table:table-cell>
          <table:table-cell table:number-columns-repeated="2"/>
          <table:table-cell table:formula="of:=CONCATENATE([$przecinki.$A$2];[.E239];[$przecinki.$A$2];[$przecinki.$B$2];[$przecinki.$C$2];[$przecinki.$A$2];[.E239];[$przecinki.$A$2];[$przecinki.$D$2])" office:value-type="string" office:string-value="&quot;STPR&quot;: &quot;STPR&quot;," calcext:value-type="string">
            <text:p>"STPR": "STPR",</text:p>
          </table:table-cell>
        </table:table-row>
        <table:table-row table:style-name="ro2">
          <table:table-cell table:formula="of:=[$'naglosy-edycja'.B241]" office:value-type="string" office:string-value="pstrz" calcext:value-type="string">
            <text:p>pstrz</text:p>
          </table:table-cell>
          <table:table-cell table:formula="of:=[$'naglosy-edycja'.C241]" office:value-type="string" office:string-value="STPRJ" calcext:value-type="string">
            <text:p>STPRJ</text:p>
          </table:table-cell>
          <table:table-cell table:formula="of:=[$'naglosy-edycja'.D241]" office:value-type="float" office:value="0" calcext:value-type="float">
            <text:p>0</text:p>
          </table:table-cell>
          <table:table-cell table:formula="of:=[$'naglosy-edycja'.E241]" office:value-type="float" office:value="0" calcext:value-type="float">
            <text:p>0</text:p>
          </table:table-cell>
          <table:table-cell table:formula="of:=IF([.B240]=0;[.C240];[.B240])" office:value-type="string" office:string-value="STPRJ" calcext:value-type="string">
            <text:p>STPRJ</text:p>
          </table:table-cell>
          <table:table-cell table:number-columns-repeated="2"/>
          <table:table-cell table:formula="of:=CONCATENATE([$przecinki.$A$2];[.E240];[$przecinki.$A$2];[$przecinki.$B$2];[$przecinki.$C$2];[$przecinki.$A$2];[.E240];[$przecinki.$A$2];[$przecinki.$D$2])" office:value-type="string" office:string-value="&quot;STPRJ&quot;: &quot;STPRJ&quot;," calcext:value-type="string">
            <text:p>"STPRJ": "STPRJ",</text:p>
          </table:table-cell>
        </table:table-row>
        <table:table-row table:style-name="ro2">
          <table:table-cell table:formula="of:=[$'naglosy-edycja'.B242]" office:value-type="string" office:string-value="psz" calcext:value-type="string">
            <text:p>psz</text:p>
          </table:table-cell>
          <table:table-cell table:formula="of:=[$'naglosy-edycja'.C242]" office:value-type="string" office:string-value="PRJ" calcext:value-type="string">
            <text:p>PRJ</text:p>
          </table:table-cell>
          <table:table-cell table:formula="of:=[$'naglosy-edycja'.D242]" office:value-type="float" office:value="0" calcext:value-type="float">
            <text:p>0</text:p>
          </table:table-cell>
          <table:table-cell table:formula="of:=[$'naglosy-edycja'.E242]" office:value-type="string" office:string-value="ZSPJ" calcext:value-type="string">
            <text:p>ZSPJ</text:p>
          </table:table-cell>
          <table:table-cell table:formula="of:=IF([.B241]=0;[.C241];[.B241])" office:value-type="string" office:string-value="PRJ" calcext:value-type="string">
            <text:p>PRJ</text:p>
          </table:table-cell>
          <table:table-cell table:number-columns-repeated="2"/>
          <table:table-cell table:formula="of:=CONCATENATE([$przecinki.$A$2];[.E241];[$przecinki.$A$2];[$przecinki.$B$2];[$przecinki.$C$2];[$przecinki.$A$2];[.E241];[$przecinki.$A$2];[$przecinki.$D$2])" office:value-type="string" office:string-value="&quot;PRJ&quot;: &quot;PRJ&quot;," calcext:value-type="string">
            <text:p>"PRJ": "PRJ",</text:p>
          </table:table-cell>
        </table:table-row>
        <table:table-row table:style-name="ro2">
          <table:table-cell table:formula="of:=[$'naglosy-edycja'.B243]" office:value-type="string" office:string-value="pszcz" calcext:value-type="string">
            <text:p>pszcz</text:p>
          </table:table-cell>
          <table:table-cell table:formula="of:=[$'naglosy-edycja'.C243]" office:value-type="string" office:string-value="PVRJ" calcext:value-type="string">
            <text:p>PVRJ</text:p>
          </table:table-cell>
          <table:table-cell table:formula="of:=[$'naglosy-edycja'.D243]" office:value-type="float" office:value="0" calcext:value-type="float">
            <text:p>0</text:p>
          </table:table-cell>
          <table:table-cell table:formula="of:=[$'naglosy-edycja'.E243]" office:value-type="string" office:string-value="ZSPVJ" calcext:value-type="string">
            <text:p>ZSPVJ</text:p>
          </table:table-cell>
          <table:table-cell table:formula="of:=IF([.B242]=0;[.C242];[.B242])" office:value-type="string" office:string-value="PVRJ" calcext:value-type="string">
            <text:p>PVRJ</text:p>
          </table:table-cell>
          <table:table-cell table:number-columns-repeated="2"/>
          <table:table-cell table:formula="of:=CONCATENATE([$przecinki.$A$2];[.E242];[$przecinki.$A$2];[$przecinki.$B$2];[$przecinki.$C$2];[$przecinki.$A$2];[.E242];[$przecinki.$A$2];[$przecinki.$D$2])" office:value-type="string" office:string-value="&quot;PVRJ&quot;: &quot;PVRJ&quot;," calcext:value-type="string">
            <text:p>"PVRJ": "PVRJ",</text:p>
          </table:table-cell>
        </table:table-row>
        <table:table-row table:style-name="ro2">
          <table:table-cell table:formula="of:=[$'naglosy-edycja'.B244]" office:value-type="string" office:string-value="pt" calcext:value-type="string">
            <text:p>pt</text:p>
          </table:table-cell>
          <table:table-cell table:formula="of:=[$'naglosy-edycja'.C244]" office:value-type="string" office:string-value="TP" calcext:value-type="string">
            <text:p>TP</text:p>
          </table:table-cell>
          <table:table-cell table:formula="of:=[$'naglosy-edycja'.D244]" office:value-type="float" office:value="0" calcext:value-type="float">
            <text:p>0</text:p>
          </table:table-cell>
          <table:table-cell table:formula="of:=[$'naglosy-edycja'.E244]" office:value-type="float" office:value="0" calcext:value-type="float">
            <text:p>0</text:p>
          </table:table-cell>
          <table:table-cell table:formula="of:=IF([.B243]=0;[.C243];[.B243])" office:value-type="string" office:string-value="TP" calcext:value-type="string">
            <text:p>TP</text:p>
          </table:table-cell>
          <table:table-cell table:number-columns-repeated="2"/>
          <table:table-cell table:formula="of:=CONCATENATE([$przecinki.$A$2];[.E243];[$przecinki.$A$2];[$przecinki.$B$2];[$przecinki.$C$2];[$przecinki.$A$2];[.E243];[$przecinki.$A$2];[$przecinki.$D$2])" office:value-type="string" office:string-value="&quot;TP&quot;: &quot;TP&quot;," calcext:value-type="string">
            <text:p>"TP": "TP",</text:p>
          </table:table-cell>
        </table:table-row>
        <table:table-row table:style-name="ro2">
          <table:table-cell table:formula="of:=[$'naglosy-edycja'.B245]" office:value-type="string" office:string-value="r" calcext:value-type="string">
            <text:p>r</text:p>
          </table:table-cell>
          <table:table-cell table:formula="of:=[$'naglosy-edycja'.C245]" office:value-type="string" office:string-value="R" calcext:value-type="string">
            <text:p>R</text:p>
          </table:table-cell>
          <table:table-cell table:formula="of:=[$'naglosy-edycja'.D245]" office:value-type="float" office:value="0" calcext:value-type="float">
            <text:p>0</text:p>
          </table:table-cell>
          <table:table-cell table:formula="of:=[$'naglosy-edycja'.E245]" office:value-type="float" office:value="0" calcext:value-type="float">
            <text:p>0</text:p>
          </table:table-cell>
          <table:table-cell table:formula="of:=IF([.B244]=0;[.C244];[.B244])" office:value-type="string" office:string-value="R" calcext:value-type="string">
            <text:p>R</text:p>
          </table:table-cell>
          <table:table-cell table:number-columns-repeated="2"/>
          <table:table-cell table:formula="of:=CONCATENATE([$przecinki.$A$2];[.E244];[$przecinki.$A$2];[$przecinki.$B$2];[$przecinki.$C$2];[$przecinki.$A$2];[.E244];[$przecinki.$A$2];[$przecinki.$D$2])" office:value-type="string" office:string-value="&quot;R&quot;: &quot;R&quot;," calcext:value-type="string">
            <text:p>"R": "R",</text:p>
          </table:table-cell>
        </table:table-row>
        <table:table-row table:style-name="ro2">
          <table:table-cell table:formula="of:=[$'naglosy-edycja'.B246]" office:value-type="string" office:string-value="rd" calcext:value-type="string">
            <text:p>rd</text:p>
          </table:table-cell>
          <table:table-cell table:formula="of:=[$'naglosy-edycja'.C246]" office:value-type="string" office:string-value="XTR" calcext:value-type="string">
            <text:p>XTR</text:p>
          </table:table-cell>
          <table:table-cell table:formula="of:=[$'naglosy-edycja'.D246]" office:value-type="float" office:value="0" calcext:value-type="float">
            <text:p>0</text:p>
          </table:table-cell>
          <table:table-cell table:formula="of:=[$'naglosy-edycja'.E246]" office:value-type="float" office:value="0" calcext:value-type="float">
            <text:p>0</text:p>
          </table:table-cell>
          <table:table-cell table:formula="of:=IF([.B245]=0;[.C245];[.B245])" office:value-type="string" office:string-value="XTR" calcext:value-type="string">
            <text:p>XTR</text:p>
          </table:table-cell>
          <table:table-cell table:number-columns-repeated="2"/>
          <table:table-cell table:formula="of:=CONCATENATE([$przecinki.$A$2];[.E245];[$przecinki.$A$2];[$przecinki.$B$2];[$przecinki.$C$2];[$przecinki.$A$2];[.E245];[$przecinki.$A$2];[$przecinki.$D$2])" office:value-type="string" office:string-value="&quot;XTR&quot;: &quot;XTR&quot;," calcext:value-type="string">
            <text:p>"XTR": "XTR",</text:p>
          </table:table-cell>
        </table:table-row>
        <table:table-row table:style-name="ro2">
          <table:table-cell table:formula="of:=[$'naglosy-edycja'.B247]" office:value-type="string" office:string-value="rdz" calcext:value-type="string">
            <text:p>rdz</text:p>
          </table:table-cell>
          <table:table-cell table:formula="of:=[$'naglosy-edycja'.C247]" office:value-type="string" office:string-value="XZTR" calcext:value-type="string">
            <text:p>XZTR</text:p>
          </table:table-cell>
          <table:table-cell table:formula="of:=[$'naglosy-edycja'.D247]" office:value-type="float" office:value="0" calcext:value-type="float">
            <text:p>0</text:p>
          </table:table-cell>
          <table:table-cell table:formula="of:=[$'naglosy-edycja'.E247]" office:value-type="float" office:value="0" calcext:value-type="float">
            <text:p>0</text:p>
          </table:table-cell>
          <table:table-cell table:formula="of:=IF([.B246]=0;[.C246];[.B246])" office:value-type="string" office:string-value="XZTR" calcext:value-type="string">
            <text:p>XZTR</text:p>
          </table:table-cell>
          <table:table-cell table:number-columns-repeated="2"/>
          <table:table-cell table:formula="of:=CONCATENATE([$przecinki.$A$2];[.E246];[$przecinki.$A$2];[$przecinki.$B$2];[$przecinki.$C$2];[$przecinki.$A$2];[.E246];[$przecinki.$A$2];[$przecinki.$D$2])" office:value-type="string" office:string-value="&quot;XZTR&quot;: &quot;XZTR&quot;," calcext:value-type="string">
            <text:p>"XZTR": "XZTR",</text:p>
          </table:table-cell>
        </table:table-row>
        <table:table-row table:style-name="ro2">
          <table:table-cell table:formula="of:=[$'naglosy-edycja'.B248]" office:value-type="string" office:string-value="rh" calcext:value-type="string">
            <text:p>rh</text:p>
          </table:table-cell>
          <table:table-cell table:formula="of:=[$'naglosy-edycja'.C248]" office:value-type="string" office:string-value="R" calcext:value-type="string">
            <text:p>R</text:p>
          </table:table-cell>
          <table:table-cell table:formula="of:=[$'naglosy-edycja'.D248]" office:value-type="float" office:value="0" calcext:value-type="float">
            <text:p>0</text:p>
          </table:table-cell>
          <table:table-cell table:formula="of:=[$'naglosy-edycja'.E248]" office:value-type="float" office:value="0" calcext:value-type="float">
            <text:p>0</text:p>
          </table:table-cell>
          <table:table-cell table:formula="of:=IF([.B247]=0;[.C247];[.B247])" office:value-type="string" office:string-value="R" calcext:value-type="string">
            <text:p>R</text:p>
          </table:table-cell>
          <table:table-cell table:number-columns-repeated="2"/>
          <table:table-cell table:formula="of:=CONCATENATE([$przecinki.$A$2];[.E247];[$przecinki.$A$2];[$przecinki.$B$2];[$przecinki.$C$2];[$przecinki.$A$2];[.E247];[$przecinki.$A$2];[$przecinki.$D$2])" office:value-type="string" office:string-value="&quot;R&quot;: &quot;R&quot;," calcext:value-type="string">
            <text:p>"R": "R",</text:p>
          </table:table-cell>
        </table:table-row>
        <table:table-row table:style-name="ro2">
          <table:table-cell table:formula="of:=[$'naglosy-edycja'.B249]" office:value-type="string" office:string-value="rt" calcext:value-type="string">
            <text:p>rt</text:p>
          </table:table-cell>
          <table:table-cell table:formula="of:=[$'naglosy-edycja'.C249]" office:value-type="string" office:string-value="TR" calcext:value-type="string">
            <text:p>TR</text:p>
          </table:table-cell>
          <table:table-cell table:formula="of:=[$'naglosy-edycja'.D249]" office:value-type="float" office:value="0" calcext:value-type="float">
            <text:p>0</text:p>
          </table:table-cell>
          <table:table-cell table:formula="of:=[$'naglosy-edycja'.E249]" office:value-type="float" office:value="0" calcext:value-type="float">
            <text:p>0</text:p>
          </table:table-cell>
          <table:table-cell table:formula="of:=IF([.B248]=0;[.C248];[.B248])" office:value-type="string" office:string-value="TR" calcext:value-type="string">
            <text:p>TR</text:p>
          </table:table-cell>
          <table:table-cell table:number-columns-repeated="2"/>
          <table:table-cell table:formula="of:=CONCATENATE([$przecinki.$A$2];[.E248];[$przecinki.$A$2];[$przecinki.$B$2];[$przecinki.$C$2];[$przecinki.$A$2];[.E248];[$przecinki.$A$2];[$przecinki.$D$2])" office:value-type="string" office:string-value="&quot;TR&quot;: &quot;TR&quot;," calcext:value-type="string">
            <text:p>"TR": "TR",</text:p>
          </table:table-cell>
        </table:table-row>
        <table:table-row table:style-name="ro2">
          <table:table-cell table:formula="of:=[$'naglosy-edycja'.B250]" office:value-type="string" office:string-value="rw" calcext:value-type="string">
            <text:p>rw</text:p>
          </table:table-cell>
          <table:table-cell table:formula="of:=[$'naglosy-edycja'.C250]" office:value-type="string" office:string-value="VR" calcext:value-type="string">
            <text:p>VR</text:p>
          </table:table-cell>
          <table:table-cell table:formula="of:=[$'naglosy-edycja'.D250]" office:value-type="float" office:value="0" calcext:value-type="float">
            <text:p>0</text:p>
          </table:table-cell>
          <table:table-cell table:formula="of:=[$'naglosy-edycja'.E250]" office:value-type="float" office:value="0" calcext:value-type="float">
            <text:p>0</text:p>
          </table:table-cell>
          <table:table-cell table:formula="of:=IF([.B249]=0;[.C249];[.B249])" office:value-type="string" office:string-value="VR" calcext:value-type="string">
            <text:p>VR</text:p>
          </table:table-cell>
          <table:table-cell table:number-columns-repeated="2"/>
          <table:table-cell table:formula="of:=CONCATENATE([$przecinki.$A$2];[.E249];[$przecinki.$A$2];[$przecinki.$B$2];[$przecinki.$C$2];[$przecinki.$A$2];[.E249];[$przecinki.$A$2];[$przecinki.$D$2])" office:value-type="string" office:string-value="&quot;VR&quot;: &quot;VR&quot;," calcext:value-type="string">
            <text:p>"VR": "VR",</text:p>
          </table:table-cell>
        </table:table-row>
        <table:table-row table:style-name="ro2">
          <table:table-cell table:formula="of:=[$'naglosy-edycja'.B251]" office:value-type="string" office:string-value="rż" calcext:value-type="string">
            <text:p>rż</text:p>
          </table:table-cell>
          <table:table-cell table:formula="of:=[$'naglosy-edycja'.C251]" office:value-type="string" office:string-value="XTPR" calcext:value-type="string">
            <text:p>XTPR</text:p>
          </table:table-cell>
          <table:table-cell table:formula="of:=[$'naglosy-edycja'.D251]" office:value-type="float" office:value="0" calcext:value-type="float">
            <text:p>0</text:p>
          </table:table-cell>
          <table:table-cell table:formula="of:=[$'naglosy-edycja'.E251]" office:value-type="float" office:value="0" calcext:value-type="float">
            <text:p>0</text:p>
          </table:table-cell>
          <table:table-cell table:formula="of:=IF([.B250]=0;[.C250];[.B250])" office:value-type="string" office:string-value="XTPR" calcext:value-type="string">
            <text:p>XTPR</text:p>
          </table:table-cell>
          <table:table-cell table:number-columns-repeated="2"/>
          <table:table-cell table:formula="of:=CONCATENATE([$przecinki.$A$2];[.E250];[$przecinki.$A$2];[$przecinki.$B$2];[$przecinki.$C$2];[$przecinki.$A$2];[.E250];[$przecinki.$A$2];[$przecinki.$D$2])" office:value-type="string" office:string-value="&quot;XTPR&quot;: &quot;XTPR&quot;," calcext:value-type="string">
            <text:p>"XTPR": "XTPR",</text:p>
          </table:table-cell>
        </table:table-row>
        <table:table-row table:style-name="ro2">
          <table:table-cell table:formula="of:=[$'naglosy-edycja'.B252]" office:value-type="string" office:string-value="rżn" calcext:value-type="string">
            <text:p>rżn</text:p>
          </table:table-cell>
          <table:table-cell table:formula="of:=[$'naglosy-edycja'.C252]" office:value-type="string" office:string-value="XTPVLR" calcext:value-type="string">
            <text:p>XTPVLR</text:p>
          </table:table-cell>
          <table:table-cell table:formula="of:=[$'naglosy-edycja'.D252]" office:value-type="float" office:value="0" calcext:value-type="float">
            <text:p>0</text:p>
          </table:table-cell>
          <table:table-cell table:formula="of:=[$'naglosy-edycja'.E252]" office:value-type="float" office:value="0" calcext:value-type="float">
            <text:p>0</text:p>
          </table:table-cell>
          <table:table-cell table:formula="of:=IF([.B251]=0;[.C251];[.B251])" office:value-type="string" office:string-value="XTPVLR" calcext:value-type="string">
            <text:p>XTPVLR</text:p>
          </table:table-cell>
          <table:table-cell table:number-columns-repeated="2"/>
          <table:table-cell table:formula="of:=CONCATENATE([$przecinki.$A$2];[.E251];[$przecinki.$A$2];[$przecinki.$B$2];[$przecinki.$C$2];[$przecinki.$A$2];[.E251];[$przecinki.$A$2];[$przecinki.$D$2])" office:value-type="string" office:string-value="&quot;XTPVLR&quot;: &quot;XTPVLR&quot;," calcext:value-type="string">
            <text:p>"XTPVLR": "XTPVLR",</text:p>
          </table:table-cell>
        </table:table-row>
        <table:table-row table:style-name="ro2">
          <table:table-cell table:formula="of:=[$'naglosy-edycja'.B253]" office:value-type="string" office:string-value="s" calcext:value-type="string">
            <text:p>s</text:p>
          </table:table-cell>
          <table:table-cell table:formula="of:=[$'naglosy-edycja'.C253]" office:value-type="string" office:string-value="S" calcext:value-type="string">
            <text:p>S</text:p>
          </table:table-cell>
          <table:table-cell table:formula="of:=[$'naglosy-edycja'.D253]" office:value-type="float" office:value="0" calcext:value-type="float">
            <text:p>0</text:p>
          </table:table-cell>
          <table:table-cell table:formula="of:=[$'naglosy-edycja'.E253]" office:value-type="float" office:value="0" calcext:value-type="float">
            <text:p>0</text:p>
          </table:table-cell>
          <table:table-cell table:formula="of:=IF([.B252]=0;[.C252];[.B252])" office:value-type="string" office:string-value="S" calcext:value-type="string">
            <text:p>S</text:p>
          </table:table-cell>
          <table:table-cell table:number-columns-repeated="2"/>
          <table:table-cell table:formula="of:=CONCATENATE([$przecinki.$A$2];[.E252];[$przecinki.$A$2];[$przecinki.$B$2];[$przecinki.$C$2];[$przecinki.$A$2];[.E252];[$przecinki.$A$2];[$przecinki.$D$2])" office:value-type="string" office:string-value="&quot;S&quot;: &quot;S&quot;," calcext:value-type="string">
            <text:p>"S": "S",</text:p>
          </table:table-cell>
        </table:table-row>
        <table:table-row table:style-name="ro2">
          <table:table-cell table:formula="of:=[$'naglosy-edycja'.B254]" office:value-type="string" office:string-value="sb" calcext:value-type="string">
            <text:p>sb</text:p>
          </table:table-cell>
          <table:table-cell table:formula="of:=[$'naglosy-edycja'.C254]" office:value-type="string" office:string-value="XZP" calcext:value-type="string">
            <text:p>XZP</text:p>
          </table:table-cell>
          <table:table-cell table:formula="of:=[$'naglosy-edycja'.D254]" office:value-type="float" office:value="0" calcext:value-type="float">
            <text:p>0</text:p>
          </table:table-cell>
          <table:table-cell table:formula="of:=[$'naglosy-edycja'.E254]" office:value-type="float" office:value="0" calcext:value-type="float">
            <text:p>0</text:p>
          </table:table-cell>
          <table:table-cell table:formula="of:=IF([.B253]=0;[.C253];[.B253])" office:value-type="string" office:string-value="XZP" calcext:value-type="string">
            <text:p>XZP</text:p>
          </table:table-cell>
          <table:table-cell table:number-columns-repeated="2"/>
          <table:table-cell table:formula="of:=CONCATENATE([$przecinki.$A$2];[.E253];[$przecinki.$A$2];[$przecinki.$B$2];[$przecinki.$C$2];[$przecinki.$A$2];[.E253];[$przecinki.$A$2];[$przecinki.$D$2])" office:value-type="string" office:string-value="&quot;XZP&quot;: &quot;XZP&quot;," calcext:value-type="string">
            <text:p>"XZP": "XZP",</text:p>
          </table:table-cell>
        </table:table-row>
        <table:table-row table:style-name="ro2">
          <table:table-cell table:formula="of:=[$'naglosy-edycja'.B255]" office:value-type="string" office:string-value="sc" calcext:value-type="string">
            <text:p>sc</text:p>
          </table:table-cell>
          <table:table-cell table:formula="of:=[$'naglosy-edycja'.C255]" office:value-type="string" office:string-value="ZST" calcext:value-type="string">
            <text:p>ZST</text:p>
          </table:table-cell>
          <table:table-cell table:formula="of:=[$'naglosy-edycja'.D255]" office:value-type="string" office:string-value="XZST" calcext:value-type="string">
            <text:p>XZST</text:p>
          </table:table-cell>
          <table:table-cell table:formula="of:=[$'naglosy-edycja'.E255]" office:value-type="float" office:value="0" calcext:value-type="float">
            <text:p>0</text:p>
          </table:table-cell>
          <table:table-cell table:formula="of:=IF([.B254]=0;[.C254];[.B254])" office:value-type="string" office:string-value="ZST" calcext:value-type="string">
            <text:p>ZST</text:p>
          </table:table-cell>
          <table:table-cell table:number-columns-repeated="2"/>
          <table:table-cell table:formula="of:=CONCATENATE([$przecinki.$A$2];[.E254];[$przecinki.$A$2];[$przecinki.$B$2];[$przecinki.$C$2];[$przecinki.$A$2];[.E254];[$przecinki.$A$2];[$przecinki.$D$2])" office:value-type="string" office:string-value="&quot;ZST&quot;: &quot;ZST&quot;," calcext:value-type="string">
            <text:p>"ZST": "ZST",</text:p>
          </table:table-cell>
        </table:table-row>
        <table:table-row table:style-name="ro2">
          <table:table-cell table:formula="of:=[$'naglosy-edycja'.B256]" office:value-type="string" office:string-value="sch" calcext:value-type="string">
            <text:p>sch</text:p>
          </table:table-cell>
          <table:table-cell table:formula="of:=[$'naglosy-edycja'.C256]" office:value-type="string" office:string-value="SKT" calcext:value-type="string">
            <text:p>SKT</text:p>
          </table:table-cell>
          <table:table-cell table:formula="of:=[$'naglosy-edycja'.D256]" office:value-type="float" office:value="0" calcext:value-type="float">
            <text:p>0</text:p>
          </table:table-cell>
          <table:table-cell table:formula="of:=[$'naglosy-edycja'.E256]" office:value-type="float" office:value="0" calcext:value-type="float">
            <text:p>0</text:p>
          </table:table-cell>
          <table:table-cell table:formula="of:=IF([.B255]=0;[.C255];[.B255])" office:value-type="string" office:string-value="SKT" calcext:value-type="string">
            <text:p>SKT</text:p>
          </table:table-cell>
          <table:table-cell table:number-columns-repeated="2"/>
          <table:table-cell table:formula="of:=CONCATENATE([$przecinki.$A$2];[.E255];[$przecinki.$A$2];[$przecinki.$B$2];[$przecinki.$C$2];[$przecinki.$A$2];[.E255];[$przecinki.$A$2];[$przecinki.$D$2])" office:value-type="string" office:string-value="&quot;SKT&quot;: &quot;SKT&quot;," calcext:value-type="string">
            <text:p>"SKT": "SKT",</text:p>
          </table:table-cell>
        </table:table-row>
        <table:table-row table:style-name="ro2">
          <table:table-cell table:formula="of:=[$'naglosy-edycja'.B257]" office:value-type="string" office:string-value="schl" calcext:value-type="string">
            <text:p>schl</text:p>
          </table:table-cell>
          <table:table-cell table:formula="of:=[$'naglosy-edycja'.C257]" office:value-type="string" office:string-value="SKTL" calcext:value-type="string">
            <text:p>SKTL</text:p>
          </table:table-cell>
          <table:table-cell table:formula="of:=[$'naglosy-edycja'.D257]" office:value-type="float" office:value="0" calcext:value-type="float">
            <text:p>0</text:p>
          </table:table-cell>
          <table:table-cell table:formula="of:=[$'naglosy-edycja'.E257]" office:value-type="float" office:value="0" calcext:value-type="float">
            <text:p>0</text:p>
          </table:table-cell>
          <table:table-cell table:formula="of:=IF([.B256]=0;[.C256];[.B256])" office:value-type="string" office:string-value="SKTL" calcext:value-type="string">
            <text:p>SKTL</text:p>
          </table:table-cell>
          <table:table-cell table:number-columns-repeated="2"/>
          <table:table-cell table:formula="of:=CONCATENATE([$przecinki.$A$2];[.E256];[$przecinki.$A$2];[$przecinki.$B$2];[$przecinki.$C$2];[$przecinki.$A$2];[.E256];[$przecinki.$A$2];[$przecinki.$D$2])" office:value-type="string" office:string-value="&quot;SKTL&quot;: &quot;SKTL&quot;," calcext:value-type="string">
            <text:p>"SKTL": "SKTL",</text:p>
          </table:table-cell>
        </table:table-row>
        <table:table-row table:style-name="ro2">
          <table:table-cell table:formula="of:=[$'naglosy-edycja'.B258]" office:value-type="string" office:string-value="schł" calcext:value-type="string">
            <text:p>schł</text:p>
          </table:table-cell>
          <table:table-cell table:formula="of:=[$'naglosy-edycja'.C258]" office:value-type="string" office:string-value="SKTLJ" calcext:value-type="string">
            <text:p>SKTLJ</text:p>
          </table:table-cell>
          <table:table-cell table:formula="of:=[$'naglosy-edycja'.D258]" office:value-type="float" office:value="0" calcext:value-type="float">
            <text:p>0</text:p>
          </table:table-cell>
          <table:table-cell table:formula="of:=[$'naglosy-edycja'.E258]" office:value-type="float" office:value="0" calcext:value-type="float">
            <text:p>0</text:p>
          </table:table-cell>
          <table:table-cell table:formula="of:=IF([.B257]=0;[.C257];[.B257])" office:value-type="string" office:string-value="SKTLJ" calcext:value-type="string">
            <text:p>SKTLJ</text:p>
          </table:table-cell>
          <table:table-cell table:number-columns-repeated="2"/>
          <table:table-cell table:formula="of:=CONCATENATE([$przecinki.$A$2];[.E257];[$przecinki.$A$2];[$przecinki.$B$2];[$przecinki.$C$2];[$przecinki.$A$2];[.E257];[$przecinki.$A$2];[$przecinki.$D$2])" office:value-type="string" office:string-value="&quot;SKTLJ&quot;: &quot;SKTLJ&quot;," calcext:value-type="string">
            <text:p>"SKTLJ": "SKTLJ",</text:p>
          </table:table-cell>
        </table:table-row>
        <table:table-row table:style-name="ro2">
          <table:table-cell table:formula="of:=[$'naglosy-edycja'.B259]" office:value-type="string" office:string-value="schm" calcext:value-type="string">
            <text:p>schm</text:p>
          </table:table-cell>
          <table:table-cell table:formula="of:=[$'naglosy-edycja'.C259]" office:value-type="float" office:value="0" calcext:value-type="float">
            <text:p>0</text:p>
          </table:table-cell>
          <table:table-cell table:formula="of:=[$'naglosy-edycja'.D259]" office:value-type="string" office:string-value="SKTV" calcext:value-type="string">
            <text:p>SKTV</text:p>
          </table:table-cell>
          <table:table-cell table:formula="of:=[$'naglosy-edycja'.E259]" office:value-type="float" office:value="0" calcext:value-type="float">
            <text:p>0</text:p>
          </table:table-cell>
          <table:table-cell table:formula="of:=IF([.B258]=0;[.C258];[.B258])" office:value-type="string" office:string-value="SKTV" calcext:value-type="string">
            <text:p>SKTV</text:p>
          </table:table-cell>
          <table:table-cell table:number-columns-repeated="2"/>
          <table:table-cell table:formula="of:=CONCATENATE([$przecinki.$A$2];[.E258];[$przecinki.$A$2];[$przecinki.$B$2];[$przecinki.$C$2];[$przecinki.$A$2];[.E258];[$przecinki.$A$2];[$przecinki.$D$2])" office:value-type="string" office:string-value="&quot;SKTV&quot;: &quot;SKTV&quot;," calcext:value-type="string">
            <text:p>"SKTV": "SKTV",</text:p>
          </table:table-cell>
        </table:table-row>
        <table:table-row table:style-name="ro2">
          <table:table-cell table:formula="of:=[$'naglosy-edycja'.B260]" office:value-type="string" office:string-value="schn" calcext:value-type="string">
            <text:p>schn</text:p>
          </table:table-cell>
          <table:table-cell table:formula="of:=[$'naglosy-edycja'.C260]" office:value-type="string" office:string-value="SKTLR" calcext:value-type="string">
            <text:p>SKTLR</text:p>
          </table:table-cell>
          <table:table-cell table:formula="of:=[$'naglosy-edycja'.D260]" office:value-type="float" office:value="0" calcext:value-type="float">
            <text:p>0</text:p>
          </table:table-cell>
          <table:table-cell table:formula="of:=[$'naglosy-edycja'.E260]" office:value-type="float" office:value="0" calcext:value-type="float">
            <text:p>0</text:p>
          </table:table-cell>
          <table:table-cell table:formula="of:=IF([.B259]=0;[.C259];[.B259])" office:value-type="string" office:string-value="SKTLR" calcext:value-type="string">
            <text:p>SKTLR</text:p>
          </table:table-cell>
          <table:table-cell table:number-columns-repeated="2"/>
          <table:table-cell table:formula="of:=CONCATENATE([$przecinki.$A$2];[.E259];[$przecinki.$A$2];[$przecinki.$B$2];[$przecinki.$C$2];[$przecinki.$A$2];[.E259];[$przecinki.$A$2];[$przecinki.$D$2])" office:value-type="string" office:string-value="&quot;SKTLR&quot;: &quot;SKTLR&quot;," calcext:value-type="string">
            <text:p>"SKTLR": "SKTLR",</text:p>
          </table:table-cell>
        </table:table-row>
        <table:table-row table:style-name="ro2">
          <table:table-cell table:formula="of:=[$'naglosy-edycja'.B261]" office:value-type="string" office:string-value="schr" calcext:value-type="string">
            <text:p>schr</text:p>
          </table:table-cell>
          <table:table-cell table:formula="of:=[$'naglosy-edycja'.C261]" office:value-type="string" office:string-value="SKTR" calcext:value-type="string">
            <text:p>SKTR</text:p>
          </table:table-cell>
          <table:table-cell table:formula="of:=[$'naglosy-edycja'.D261]" office:value-type="float" office:value="0" calcext:value-type="float">
            <text:p>0</text:p>
          </table:table-cell>
          <table:table-cell table:formula="of:=[$'naglosy-edycja'.E261]" office:value-type="float" office:value="0" calcext:value-type="float">
            <text:p>0</text:p>
          </table:table-cell>
          <table:table-cell table:formula="of:=IF([.B260]=0;[.C260];[.B260])" office:value-type="string" office:string-value="SKTR" calcext:value-type="string">
            <text:p>SKTR</text:p>
          </table:table-cell>
          <table:table-cell table:number-columns-repeated="2"/>
          <table:table-cell table:formula="of:=CONCATENATE([$przecinki.$A$2];[.E260];[$przecinki.$A$2];[$przecinki.$B$2];[$przecinki.$C$2];[$przecinki.$A$2];[.E260];[$przecinki.$A$2];[$przecinki.$D$2])" office:value-type="string" office:string-value="&quot;SKTR&quot;: &quot;SKTR&quot;," calcext:value-type="string">
            <text:p>"SKTR": "SKTR",</text:p>
          </table:table-cell>
        </table:table-row>
        <table:table-row table:style-name="ro2">
          <table:table-cell table:formula="of:=[$'naglosy-edycja'.B262]" office:value-type="string" office:string-value="schrz" calcext:value-type="string">
            <text:p>schrz</text:p>
          </table:table-cell>
          <table:table-cell table:formula="of:=[$'naglosy-edycja'.C262]" office:value-type="string" office:string-value="SKTRJ" calcext:value-type="string">
            <text:p>SKTRJ</text:p>
          </table:table-cell>
          <table:table-cell table:formula="of:=[$'naglosy-edycja'.D262]" office:value-type="float" office:value="0" calcext:value-type="float">
            <text:p>0</text:p>
          </table:table-cell>
          <table:table-cell table:formula="of:=[$'naglosy-edycja'.E262]" office:value-type="float" office:value="0" calcext:value-type="float">
            <text:p>0</text:p>
          </table:table-cell>
          <table:table-cell table:formula="of:=IF([.B261]=0;[.C261];[.B261])" office:value-type="string" office:string-value="SKTRJ" calcext:value-type="string">
            <text:p>SKTRJ</text:p>
          </table:table-cell>
          <table:table-cell table:number-columns-repeated="2"/>
          <table:table-cell table:formula="of:=CONCATENATE([$przecinki.$A$2];[.E261];[$przecinki.$A$2];[$przecinki.$B$2];[$przecinki.$C$2];[$przecinki.$A$2];[.E261];[$przecinki.$A$2];[$przecinki.$D$2])" office:value-type="string" office:string-value="&quot;SKTRJ&quot;: &quot;SKTRJ&quot;," calcext:value-type="string">
            <text:p>"SKTRJ": "SKTRJ",</text:p>
          </table:table-cell>
        </table:table-row>
        <table:table-row table:style-name="ro2">
          <table:table-cell table:formula="of:=[$'naglosy-edycja'.B263]" office:value-type="string" office:string-value="schw" calcext:value-type="string">
            <text:p>schw</text:p>
          </table:table-cell>
          <table:table-cell table:formula="of:=[$'naglosy-edycja'.C263]" office:value-type="string" office:string-value="SKTV" calcext:value-type="string">
            <text:p>SKTV</text:p>
          </table:table-cell>
          <table:table-cell table:formula="of:=[$'naglosy-edycja'.D263]" office:value-type="float" office:value="0" calcext:value-type="float">
            <text:p>0</text:p>
          </table:table-cell>
          <table:table-cell table:formula="of:=[$'naglosy-edycja'.E263]" office:value-type="float" office:value="0" calcext:value-type="float">
            <text:p>0</text:p>
          </table:table-cell>
          <table:table-cell table:formula="of:=IF([.B262]=0;[.C262];[.B262])" office:value-type="string" office:string-value="SKTV" calcext:value-type="string">
            <text:p>SKTV</text:p>
          </table:table-cell>
          <table:table-cell table:number-columns-repeated="2"/>
          <table:table-cell table:formula="of:=CONCATENATE([$przecinki.$A$2];[.E262];[$przecinki.$A$2];[$przecinki.$B$2];[$przecinki.$C$2];[$przecinki.$A$2];[.E262];[$przecinki.$A$2];[$przecinki.$D$2])" office:value-type="string" office:string-value="&quot;SKTV&quot;: &quot;SKTV&quot;," calcext:value-type="string">
            <text:p>"SKTV": "SKTV",</text:p>
          </table:table-cell>
        </table:table-row>
        <table:table-row table:style-name="ro2">
          <table:table-cell table:formula="of:=[$'naglosy-edycja'.B264]" office:value-type="string" office:string-value="schv" calcext:value-type="string">
            <text:p>schv</text:p>
          </table:table-cell>
          <table:table-cell table:formula="of:=[$'naglosy-edycja'.C264]" office:value-type="string" office:string-value="SKTV" calcext:value-type="string">
            <text:p>SKTV</text:p>
          </table:table-cell>
          <table:table-cell table:formula="of:=[$'naglosy-edycja'.D264]" office:value-type="float" office:value="0" calcext:value-type="float">
            <text:p>0</text:p>
          </table:table-cell>
          <table:table-cell table:formula="of:=[$'naglosy-edycja'.E264]" office:value-type="float" office:value="0" calcext:value-type="float">
            <text:p>0</text:p>
          </table:table-cell>
          <table:table-cell table:formula="of:=IF([.B263]=0;[.C263];[.B263])" office:value-type="string" office:string-value="SKTV" calcext:value-type="string">
            <text:p>SKTV</text:p>
          </table:table-cell>
          <table:table-cell table:number-columns-repeated="2"/>
          <table:table-cell table:formula="of:=CONCATENATE([$przecinki.$A$2];[.E263];[$przecinki.$A$2];[$przecinki.$B$2];[$przecinki.$C$2];[$przecinki.$A$2];[.E263];[$przecinki.$A$2];[$przecinki.$D$2])" office:value-type="string" office:string-value="&quot;SKTV&quot;: &quot;SKTV&quot;," calcext:value-type="string">
            <text:p>"SKTV": "SKTV",</text:p>
          </table:table-cell>
        </table:table-row>
        <table:table-row table:style-name="ro2">
          <table:table-cell table:formula="of:=[$'naglosy-edycja'.B265]" office:value-type="string" office:string-value="scj" calcext:value-type="string">
            <text:p>scj</text:p>
          </table:table-cell>
          <table:table-cell table:formula="of:=[$'naglosy-edycja'.C265]" office:value-type="string" office:string-value="ZSTJ" calcext:value-type="string">
            <text:p>ZSTJ</text:p>
          </table:table-cell>
          <table:table-cell table:formula="of:=[$'naglosy-edycja'.D265]" office:value-type="float" office:value="0" calcext:value-type="float">
            <text:p>0</text:p>
          </table:table-cell>
          <table:table-cell table:formula="of:=[$'naglosy-edycja'.E265]" office:value-type="float" office:value="0" calcext:value-type="float">
            <text:p>0</text:p>
          </table:table-cell>
          <table:table-cell table:formula="of:=IF([.B264]=0;[.C264];[.B264])" office:value-type="string" office:string-value="ZSTJ" calcext:value-type="string">
            <text:p>ZSTJ</text:p>
          </table:table-cell>
          <table:table-cell table:number-columns-repeated="2"/>
          <table:table-cell table:formula="of:=CONCATENATE([$przecinki.$A$2];[.E264];[$przecinki.$A$2];[$przecinki.$B$2];[$przecinki.$C$2];[$przecinki.$A$2];[.E264];[$przecinki.$A$2];[$przecinki.$D$2])" office:value-type="string" office:string-value="&quot;ZSTJ&quot;: &quot;ZSTJ&quot;," calcext:value-type="string">
            <text:p>"ZSTJ": "ZSTJ",</text:p>
          </table:table-cell>
        </table:table-row>
        <table:table-row table:style-name="ro2">
          <table:table-cell table:formula="of:=[$'naglosy-edycja'.B266]" office:value-type="string" office:string-value="scl" calcext:value-type="string">
            <text:p>scl</text:p>
          </table:table-cell>
          <table:table-cell table:formula="of:=[$'naglosy-edycja'.C266]" office:value-type="string" office:string-value="SKL" calcext:value-type="string">
            <text:p>SKL</text:p>
          </table:table-cell>
          <table:table-cell table:formula="of:=[$'naglosy-edycja'.D266]" office:value-type="float" office:value="0" calcext:value-type="float">
            <text:p>0</text:p>
          </table:table-cell>
          <table:table-cell table:formula="of:=[$'naglosy-edycja'.E266]" office:value-type="float" office:value="0" calcext:value-type="float">
            <text:p>0</text:p>
          </table:table-cell>
          <table:table-cell table:formula="of:=IF([.B265]=0;[.C265];[.B265])" office:value-type="string" office:string-value="SKL" calcext:value-type="string">
            <text:p>SKL</text:p>
          </table:table-cell>
          <table:table-cell table:number-columns-repeated="2"/>
          <table:table-cell table:formula="of:=CONCATENATE([$przecinki.$A$2];[.E265];[$przecinki.$A$2];[$przecinki.$B$2];[$przecinki.$C$2];[$przecinki.$A$2];[.E265];[$przecinki.$A$2];[$przecinki.$D$2])" office:value-type="string" office:string-value="&quot;SKL&quot;: &quot;SKL&quot;," calcext:value-type="string">
            <text:p>"SKL": "SKL",</text:p>
          </table:table-cell>
        </table:table-row>
        <table:table-row table:style-name="ro2">
          <table:table-cell table:formula="of:=[$'naglosy-edycja'.B267]" office:value-type="string" office:string-value="scz" calcext:value-type="string">
            <text:p>scz</text:p>
          </table:table-cell>
          <table:table-cell table:formula="of:=[$'naglosy-edycja'.C267]" office:value-type="string" office:string-value="SPV" calcext:value-type="string">
            <text:p>SPV</text:p>
          </table:table-cell>
          <table:table-cell table:formula="of:=[$'naglosy-edycja'.D267]" office:value-type="float" office:value="0" calcext:value-type="float">
            <text:p>0</text:p>
          </table:table-cell>
          <table:table-cell table:formula="of:=[$'naglosy-edycja'.E267]" office:value-type="float" office:value="0" calcext:value-type="float">
            <text:p>0</text:p>
          </table:table-cell>
          <table:table-cell table:formula="of:=IF([.B266]=0;[.C266];[.B266])" office:value-type="string" office:string-value="SPV" calcext:value-type="string">
            <text:p>SPV</text:p>
          </table:table-cell>
          <table:table-cell table:number-columns-repeated="2"/>
          <table:table-cell table:formula="of:=CONCATENATE([$przecinki.$A$2];[.E266];[$przecinki.$A$2];[$przecinki.$B$2];[$przecinki.$C$2];[$przecinki.$A$2];[.E266];[$przecinki.$A$2];[$przecinki.$D$2])" office:value-type="string" office:string-value="&quot;SPV&quot;: &quot;SPV&quot;," calcext:value-type="string">
            <text:p>"SPV": "SPV",</text:p>
          </table:table-cell>
        </table:table-row>
        <table:table-row table:style-name="ro2">
          <table:table-cell table:formula="of:=[$'naglosy-edycja'.B268]" office:value-type="string" office:string-value="sf" calcext:value-type="string">
            <text:p>sf</text:p>
          </table:table-cell>
          <table:table-cell table:formula="of:=[$'naglosy-edycja'.C268]" office:value-type="string" office:string-value="SV" calcext:value-type="string">
            <text:p>SV</text:p>
          </table:table-cell>
          <table:table-cell table:formula="of:=[$'naglosy-edycja'.D268]" office:value-type="float" office:value="0" calcext:value-type="float">
            <text:p>0</text:p>
          </table:table-cell>
          <table:table-cell table:formula="of:=[$'naglosy-edycja'.E268]" office:value-type="float" office:value="0" calcext:value-type="float">
            <text:p>0</text:p>
          </table:table-cell>
          <table:table-cell table:formula="of:=IF([.B267]=0;[.C267];[.B267])" office:value-type="string" office:string-value="SV" calcext:value-type="string">
            <text:p>SV</text:p>
          </table:table-cell>
          <table:table-cell table:number-columns-repeated="2"/>
          <table:table-cell table:formula="of:=CONCATENATE([$przecinki.$A$2];[.E267];[$przecinki.$A$2];[$przecinki.$B$2];[$przecinki.$C$2];[$przecinki.$A$2];[.E267];[$przecinki.$A$2];[$przecinki.$D$2])" office:value-type="string" office:string-value="&quot;SV&quot;: &quot;SV&quot;," calcext:value-type="string">
            <text:p>"SV": "SV",</text:p>
          </table:table-cell>
        </table:table-row>
        <table:table-row table:style-name="ro2">
          <table:table-cell table:formula="of:=[$'naglosy-edycja'.B269]" office:value-type="string" office:string-value="sfl" calcext:value-type="string">
            <text:p>sfl</text:p>
          </table:table-cell>
          <table:table-cell table:formula="of:=[$'naglosy-edycja'.C269]" office:value-type="string" office:string-value="SVL" calcext:value-type="string">
            <text:p>SVL</text:p>
          </table:table-cell>
          <table:table-cell table:formula="of:=[$'naglosy-edycja'.D269]" office:value-type="float" office:value="0" calcext:value-type="float">
            <text:p>0</text:p>
          </table:table-cell>
          <table:table-cell table:formula="of:=[$'naglosy-edycja'.E269]" office:value-type="float" office:value="0" calcext:value-type="float">
            <text:p>0</text:p>
          </table:table-cell>
          <table:table-cell table:formula="of:=IF([.B268]=0;[.C268];[.B268])" office:value-type="string" office:string-value="SVL" calcext:value-type="string">
            <text:p>SVL</text:p>
          </table:table-cell>
          <table:table-cell table:number-columns-repeated="2"/>
          <table:table-cell table:formula="of:=CONCATENATE([$przecinki.$A$2];[.E268];[$przecinki.$A$2];[$przecinki.$B$2];[$przecinki.$C$2];[$przecinki.$A$2];[.E268];[$przecinki.$A$2];[$przecinki.$D$2])" office:value-type="string" office:string-value="&quot;SVL&quot;: &quot;SVL&quot;," calcext:value-type="string">
            <text:p>"SVL": "SVL",</text:p>
          </table:table-cell>
        </table:table-row>
        <table:table-row table:style-name="ro2">
          <table:table-cell table:formula="of:=[$'naglosy-edycja'.B270]" office:value-type="string" office:string-value="sfr" calcext:value-type="string">
            <text:p>sfr</text:p>
          </table:table-cell>
          <table:table-cell table:formula="of:=[$'naglosy-edycja'.C270]" office:value-type="string" office:string-value="SVR" calcext:value-type="string">
            <text:p>SVR</text:p>
          </table:table-cell>
          <table:table-cell table:formula="of:=[$'naglosy-edycja'.D270]" office:value-type="float" office:value="0" calcext:value-type="float">
            <text:p>0</text:p>
          </table:table-cell>
          <table:table-cell table:formula="of:=[$'naglosy-edycja'.E270]" office:value-type="float" office:value="0" calcext:value-type="float">
            <text:p>0</text:p>
          </table:table-cell>
          <table:table-cell table:formula="of:=IF([.B269]=0;[.C269];[.B269])" office:value-type="string" office:string-value="SVR" calcext:value-type="string">
            <text:p>SVR</text:p>
          </table:table-cell>
          <table:table-cell table:number-columns-repeated="2"/>
          <table:table-cell table:formula="of:=CONCATENATE([$przecinki.$A$2];[.E269];[$przecinki.$A$2];[$przecinki.$B$2];[$przecinki.$C$2];[$przecinki.$A$2];[.E269];[$przecinki.$A$2];[$przecinki.$D$2])" office:value-type="string" office:string-value="&quot;SVR&quot;: &quot;SVR&quot;," calcext:value-type="string">
            <text:p>"SVR": "SVR",</text:p>
          </table:table-cell>
        </table:table-row>
        <table:table-row table:style-name="ro2">
          <table:table-cell table:formula="of:=[$'naglosy-edycja'.B271]" office:value-type="string" office:string-value="sg" calcext:value-type="string">
            <text:p>sg</text:p>
          </table:table-cell>
          <table:table-cell table:formula="of:=[$'naglosy-edycja'.C271]" office:value-type="string" office:string-value="XZK" calcext:value-type="string">
            <text:p>XZK</text:p>
          </table:table-cell>
          <table:table-cell table:formula="of:=[$'naglosy-edycja'.D271]" office:value-type="float" office:value="0" calcext:value-type="float">
            <text:p>0</text:p>
          </table:table-cell>
          <table:table-cell table:formula="of:=[$'naglosy-edycja'.E271]" office:value-type="float" office:value="0" calcext:value-type="float">
            <text:p>0</text:p>
          </table:table-cell>
          <table:table-cell table:formula="of:=IF([.B270]=0;[.C270];[.B270])" office:value-type="string" office:string-value="XZK" calcext:value-type="string">
            <text:p>XZK</text:p>
          </table:table-cell>
          <table:table-cell table:number-columns-repeated="2"/>
          <table:table-cell table:formula="of:=CONCATENATE([$przecinki.$A$2];[.E270];[$przecinki.$A$2];[$przecinki.$B$2];[$przecinki.$C$2];[$przecinki.$A$2];[.E270];[$przecinki.$A$2];[$przecinki.$D$2])" office:value-type="string" office:string-value="&quot;XZK&quot;: &quot;XZK&quot;," calcext:value-type="string">
            <text:p>"XZK": "XZK",</text:p>
          </table:table-cell>
        </table:table-row>
        <table:table-row table:style-name="ro2">
          <table:table-cell table:formula="of:=[$'naglosy-edycja'.B272]" office:value-type="string" office:string-value="sgr" calcext:value-type="string">
            <text:p>sgr</text:p>
          </table:table-cell>
          <table:table-cell table:formula="of:=[$'naglosy-edycja'.C272]" office:value-type="string" office:string-value="XZKT" calcext:value-type="string">
            <text:p>XZKT</text:p>
          </table:table-cell>
          <table:table-cell table:formula="of:=[$'naglosy-edycja'.D272]" office:value-type="float" office:value="0" calcext:value-type="float">
            <text:p>0</text:p>
          </table:table-cell>
          <table:table-cell table:formula="of:=[$'naglosy-edycja'.E272]" office:value-type="float" office:value="0" calcext:value-type="float">
            <text:p>0</text:p>
          </table:table-cell>
          <table:table-cell table:formula="of:=IF([.B271]=0;[.C271];[.B271])" office:value-type="string" office:string-value="XZKT" calcext:value-type="string">
            <text:p>XZKT</text:p>
          </table:table-cell>
          <table:table-cell table:number-columns-repeated="2"/>
          <table:table-cell table:formula="of:=CONCATENATE([$przecinki.$A$2];[.E271];[$przecinki.$A$2];[$przecinki.$B$2];[$przecinki.$C$2];[$przecinki.$A$2];[.E271];[$przecinki.$A$2];[$przecinki.$D$2])" office:value-type="string" office:string-value="&quot;XZKT&quot;: &quot;XZKT&quot;," calcext:value-type="string">
            <text:p>"XZKT": "XZKT",</text:p>
          </table:table-cell>
        </table:table-row>
        <table:table-row table:style-name="ro2">
          <table:table-cell table:formula="of:=[$'naglosy-edycja'.B273]" office:value-type="string" office:string-value="sj" calcext:value-type="string">
            <text:p>sj</text:p>
          </table:table-cell>
          <table:table-cell table:formula="of:=[$'naglosy-edycja'.C273]" office:value-type="string" office:string-value="SJ" calcext:value-type="string">
            <text:p>SJ</text:p>
          </table:table-cell>
          <table:table-cell table:formula="of:=[$'naglosy-edycja'.D273]" office:value-type="float" office:value="0" calcext:value-type="float">
            <text:p>0</text:p>
          </table:table-cell>
          <table:table-cell table:formula="of:=[$'naglosy-edycja'.E273]" office:value-type="float" office:value="0" calcext:value-type="float">
            <text:p>0</text:p>
          </table:table-cell>
          <table:table-cell table:formula="of:=IF([.B272]=0;[.C272];[.B272])" office:value-type="string" office:string-value="SJ" calcext:value-type="string">
            <text:p>SJ</text:p>
          </table:table-cell>
          <table:table-cell table:number-columns-repeated="2"/>
          <table:table-cell table:formula="of:=CONCATENATE([$przecinki.$A$2];[.E272];[$przecinki.$A$2];[$przecinki.$B$2];[$przecinki.$C$2];[$przecinki.$A$2];[.E272];[$przecinki.$A$2];[$przecinki.$D$2])" office:value-type="string" office:string-value="&quot;SJ&quot;: &quot;SJ&quot;," calcext:value-type="string">
            <text:p>"SJ": "SJ",</text:p>
          </table:table-cell>
        </table:table-row>
        <table:table-row table:style-name="ro2">
          <table:table-cell table:formula="of:=[$'naglosy-edycja'.B274]" office:value-type="string" office:string-value="sk" calcext:value-type="string">
            <text:p>sk</text:p>
          </table:table-cell>
          <table:table-cell table:formula="of:=[$'naglosy-edycja'.C274]" office:value-type="string" office:string-value="SK" calcext:value-type="string">
            <text:p>SK</text:p>
          </table:table-cell>
          <table:table-cell table:formula="of:=[$'naglosy-edycja'.D274]" office:value-type="float" office:value="0" calcext:value-type="float">
            <text:p>0</text:p>
          </table:table-cell>
          <table:table-cell table:formula="of:=[$'naglosy-edycja'.E274]" office:value-type="float" office:value="0" calcext:value-type="float">
            <text:p>0</text:p>
          </table:table-cell>
          <table:table-cell table:formula="of:=IF([.B273]=0;[.C273];[.B273])" office:value-type="string" office:string-value="SK" calcext:value-type="string">
            <text:p>SK</text:p>
          </table:table-cell>
          <table:table-cell table:number-columns-repeated="2"/>
          <table:table-cell table:formula="of:=CONCATENATE([$przecinki.$A$2];[.E273];[$przecinki.$A$2];[$przecinki.$B$2];[$przecinki.$C$2];[$przecinki.$A$2];[.E273];[$przecinki.$A$2];[$przecinki.$D$2])" office:value-type="string" office:string-value="&quot;SK&quot;: &quot;SK&quot;," calcext:value-type="string">
            <text:p>"SK": "SK",</text:p>
          </table:table-cell>
        </table:table-row>
        <table:table-row table:style-name="ro2">
          <table:table-cell table:formula="of:=[$'naglosy-edycja'.B275]" office:value-type="string" office:string-value="skl" calcext:value-type="string">
            <text:p>skl</text:p>
          </table:table-cell>
          <table:table-cell table:formula="of:=[$'naglosy-edycja'.C275]" office:value-type="string" office:string-value="SKL" calcext:value-type="string">
            <text:p>SKL</text:p>
          </table:table-cell>
          <table:table-cell table:formula="of:=[$'naglosy-edycja'.D275]" office:value-type="float" office:value="0" calcext:value-type="float">
            <text:p>0</text:p>
          </table:table-cell>
          <table:table-cell table:formula="of:=[$'naglosy-edycja'.E275]" office:value-type="float" office:value="0" calcext:value-type="float">
            <text:p>0</text:p>
          </table:table-cell>
          <table:table-cell table:formula="of:=IF([.B274]=0;[.C274];[.B274])" office:value-type="string" office:string-value="SKL" calcext:value-type="string">
            <text:p>SKL</text:p>
          </table:table-cell>
          <table:table-cell table:number-columns-repeated="2"/>
          <table:table-cell table:formula="of:=CONCATENATE([$przecinki.$A$2];[.E274];[$przecinki.$A$2];[$przecinki.$B$2];[$przecinki.$C$2];[$przecinki.$A$2];[.E274];[$przecinki.$A$2];[$przecinki.$D$2])" office:value-type="string" office:string-value="&quot;SKL&quot;: &quot;SKL&quot;," calcext:value-type="string">
            <text:p>"SKL": "SKL",</text:p>
          </table:table-cell>
        </table:table-row>
        <table:table-row table:style-name="ro2">
          <table:table-cell table:formula="of:=[$'naglosy-edycja'.B276]" office:value-type="string" office:string-value="skln" calcext:value-type="string">
            <text:p>skln</text:p>
          </table:table-cell>
          <table:table-cell table:formula="of:=[$'naglosy-edycja'.C276]" office:value-type="string" office:string-value="SKVLR" calcext:value-type="string">
            <text:p>SKVLR</text:p>
          </table:table-cell>
          <table:table-cell table:formula="of:=[$'naglosy-edycja'.D276]" office:value-type="float" office:value="0" calcext:value-type="float">
            <text:p>0</text:p>
          </table:table-cell>
          <table:table-cell table:formula="of:=[$'naglosy-edycja'.E276]" office:value-type="float" office:value="0" calcext:value-type="float">
            <text:p>0</text:p>
          </table:table-cell>
          <table:table-cell table:formula="of:=IF([.B275]=0;[.C275];[.B275])" office:value-type="string" office:string-value="SKVLR" calcext:value-type="string">
            <text:p>SKVLR</text:p>
          </table:table-cell>
          <table:table-cell table:number-columns-repeated="2"/>
          <table:table-cell table:formula="of:=CONCATENATE([$przecinki.$A$2];[.E275];[$przecinki.$A$2];[$przecinki.$B$2];[$przecinki.$C$2];[$przecinki.$A$2];[.E275];[$przecinki.$A$2];[$przecinki.$D$2])" office:value-type="string" office:string-value="&quot;SKVLR&quot;: &quot;SKVLR&quot;," calcext:value-type="string">
            <text:p>"SKVLR": "SKVLR",</text:p>
          </table:table-cell>
        </table:table-row>
        <table:table-row table:style-name="ro2">
          <table:table-cell table:formula="of:=[$'naglosy-edycja'.B277]" office:value-type="string" office:string-value="skł" calcext:value-type="string">
            <text:p>skł</text:p>
          </table:table-cell>
          <table:table-cell table:formula="of:=[$'naglosy-edycja'.C277]" office:value-type="string" office:string-value="SKLJ" calcext:value-type="string">
            <text:p>SKLJ</text:p>
          </table:table-cell>
          <table:table-cell table:formula="of:=[$'naglosy-edycja'.D277]" office:value-type="float" office:value="0" calcext:value-type="float">
            <text:p>0</text:p>
          </table:table-cell>
          <table:table-cell table:formula="of:=[$'naglosy-edycja'.E277]" office:value-type="float" office:value="0" calcext:value-type="float">
            <text:p>0</text:p>
          </table:table-cell>
          <table:table-cell table:formula="of:=IF([.B276]=0;[.C276];[.B276])" office:value-type="string" office:string-value="SKLJ" calcext:value-type="string">
            <text:p>SKLJ</text:p>
          </table:table-cell>
          <table:table-cell table:number-columns-repeated="2"/>
          <table:table-cell table:formula="of:=CONCATENATE([$przecinki.$A$2];[.E276];[$przecinki.$A$2];[$przecinki.$B$2];[$przecinki.$C$2];[$przecinki.$A$2];[.E276];[$przecinki.$A$2];[$przecinki.$D$2])" office:value-type="string" office:string-value="&quot;SKLJ&quot;: &quot;SKLJ&quot;," calcext:value-type="string">
            <text:p>"SKLJ": "SKLJ",</text:p>
          </table:table-cell>
        </table:table-row>
        <table:table-row table:style-name="ro2">
          <table:table-cell table:formula="of:=[$'naglosy-edycja'.B278]" office:value-type="string" office:string-value="skm" calcext:value-type="string">
            <text:p>skm</text:p>
          </table:table-cell>
          <table:table-cell table:formula="of:=[$'naglosy-edycja'.C278]" office:value-type="string" office:string-value="SKTV" calcext:value-type="string">
            <text:p>SKTV</text:p>
          </table:table-cell>
          <table:table-cell table:formula="of:=[$'naglosy-edycja'.D278]" office:value-type="float" office:value="0" calcext:value-type="float">
            <text:p>0</text:p>
          </table:table-cell>
          <table:table-cell table:formula="of:=[$'naglosy-edycja'.E278]" office:value-type="float" office:value="0" calcext:value-type="float">
            <text:p>0</text:p>
          </table:table-cell>
          <table:table-cell table:formula="of:=IF([.B277]=0;[.C277];[.B277])" office:value-type="string" office:string-value="SKTV" calcext:value-type="string">
            <text:p>SKTV</text:p>
          </table:table-cell>
          <table:table-cell table:number-columns-repeated="2"/>
          <table:table-cell table:formula="of:=CONCATENATE([$przecinki.$A$2];[.E277];[$przecinki.$A$2];[$przecinki.$B$2];[$przecinki.$C$2];[$przecinki.$A$2];[.E277];[$przecinki.$A$2];[$przecinki.$D$2])" office:value-type="string" office:string-value="&quot;SKTV&quot;: &quot;SKTV&quot;," calcext:value-type="string">
            <text:p>"SKTV": "SKTV",</text:p>
          </table:table-cell>
        </table:table-row>
        <table:table-row table:style-name="ro2">
          <table:table-cell table:formula="of:=[$'naglosy-edycja'.B279]" office:value-type="string" office:string-value="skn" calcext:value-type="string">
            <text:p>skn</text:p>
          </table:table-cell>
          <table:table-cell table:formula="of:=[$'naglosy-edycja'.C279]" office:value-type="string" office:string-value="SKLR" calcext:value-type="string">
            <text:p>SKLR</text:p>
          </table:table-cell>
          <table:table-cell table:formula="of:=[$'naglosy-edycja'.D279]" office:value-type="float" office:value="0" calcext:value-type="float">
            <text:p>0</text:p>
          </table:table-cell>
          <table:table-cell table:formula="of:=[$'naglosy-edycja'.E279]" office:value-type="float" office:value="0" calcext:value-type="float">
            <text:p>0</text:p>
          </table:table-cell>
          <table:table-cell table:formula="of:=IF([.B278]=0;[.C278];[.B278])" office:value-type="string" office:string-value="SKLR" calcext:value-type="string">
            <text:p>SKLR</text:p>
          </table:table-cell>
          <table:table-cell table:number-columns-repeated="2"/>
          <table:table-cell table:formula="of:=CONCATENATE([$przecinki.$A$2];[.E278];[$przecinki.$A$2];[$przecinki.$B$2];[$przecinki.$C$2];[$przecinki.$A$2];[.E278];[$przecinki.$A$2];[$przecinki.$D$2])" office:value-type="string" office:string-value="&quot;SKLR&quot;: &quot;SKLR&quot;," calcext:value-type="string">
            <text:p>"SKLR": "SKLR",</text:p>
          </table:table-cell>
        </table:table-row>
        <table:table-row table:style-name="ro2">
          <table:table-cell table:formula="of:=[$'naglosy-edycja'.B280]" office:value-type="string" office:string-value="skr" calcext:value-type="string">
            <text:p>skr</text:p>
          </table:table-cell>
          <table:table-cell table:formula="of:=[$'naglosy-edycja'.C280]" office:value-type="string" office:string-value="SKR" calcext:value-type="string">
            <text:p>SKR</text:p>
          </table:table-cell>
          <table:table-cell table:formula="of:=[$'naglosy-edycja'.D280]" office:value-type="float" office:value="0" calcext:value-type="float">
            <text:p>0</text:p>
          </table:table-cell>
          <table:table-cell table:formula="of:=[$'naglosy-edycja'.E280]" office:value-type="float" office:value="0" calcext:value-type="float">
            <text:p>0</text:p>
          </table:table-cell>
          <table:table-cell table:formula="of:=IF([.B279]=0;[.C279];[.B279])" office:value-type="string" office:string-value="SKR" calcext:value-type="string">
            <text:p>SKR</text:p>
          </table:table-cell>
          <table:table-cell table:number-columns-repeated="2"/>
          <table:table-cell table:formula="of:=CONCATENATE([$przecinki.$A$2];[.E279];[$przecinki.$A$2];[$przecinki.$B$2];[$przecinki.$C$2];[$przecinki.$A$2];[.E279];[$przecinki.$A$2];[$przecinki.$D$2])" office:value-type="string" office:string-value="&quot;SKR&quot;: &quot;SKR&quot;," calcext:value-type="string">
            <text:p>"SKR": "SKR",</text:p>
          </table:table-cell>
        </table:table-row>
        <table:table-row table:style-name="ro2">
          <table:table-cell table:formula="of:=[$'naglosy-edycja'.B281]" office:value-type="string" office:string-value="skrn" calcext:value-type="string">
            <text:p>skrn</text:p>
          </table:table-cell>
          <table:table-cell table:formula="of:=[$'naglosy-edycja'.C281]" office:value-type="string" office:string-value="SKVLR" calcext:value-type="string">
            <text:p>SKVLR</text:p>
          </table:table-cell>
          <table:table-cell table:formula="of:=[$'naglosy-edycja'.D281]" office:value-type="float" office:value="0" calcext:value-type="float">
            <text:p>0</text:p>
          </table:table-cell>
          <table:table-cell table:formula="of:=[$'naglosy-edycja'.E281]" office:value-type="float" office:value="0" calcext:value-type="float">
            <text:p>0</text:p>
          </table:table-cell>
          <table:table-cell table:formula="of:=IF([.B280]=0;[.C280];[.B280])" office:value-type="string" office:string-value="SKVLR" calcext:value-type="string">
            <text:p>SKVLR</text:p>
          </table:table-cell>
          <table:table-cell table:number-columns-repeated="2"/>
          <table:table-cell table:formula="of:=CONCATENATE([$przecinki.$A$2];[.E280];[$przecinki.$A$2];[$przecinki.$B$2];[$przecinki.$C$2];[$przecinki.$A$2];[.E280];[$przecinki.$A$2];[$przecinki.$D$2])" office:value-type="string" office:string-value="&quot;SKVLR&quot;: &quot;SKVLR&quot;," calcext:value-type="string">
            <text:p>"SKVLR": "SKVLR",</text:p>
          </table:table-cell>
        </table:table-row>
        <table:table-row table:style-name="ro2">
          <table:table-cell table:formula="of:=[$'naglosy-edycja'.B282]" office:value-type="string" office:string-value="skrw" calcext:value-type="string">
            <text:p>skrw</text:p>
          </table:table-cell>
          <table:table-cell table:formula="of:=[$'naglosy-edycja'.C282]" office:value-type="string" office:string-value="SKVR" calcext:value-type="string">
            <text:p>SKVR</text:p>
          </table:table-cell>
          <table:table-cell table:formula="of:=[$'naglosy-edycja'.D282]" office:value-type="float" office:value="0" calcext:value-type="float">
            <text:p>0</text:p>
          </table:table-cell>
          <table:table-cell table:formula="of:=[$'naglosy-edycja'.E282]" office:value-type="float" office:value="0" calcext:value-type="float">
            <text:p>0</text:p>
          </table:table-cell>
          <table:table-cell table:formula="of:=IF([.B281]=0;[.C281];[.B281])" office:value-type="string" office:string-value="SKVR" calcext:value-type="string">
            <text:p>SKVR</text:p>
          </table:table-cell>
          <table:table-cell table:number-columns-repeated="2"/>
          <table:table-cell table:formula="of:=CONCATENATE([$przecinki.$A$2];[.E281];[$przecinki.$A$2];[$przecinki.$B$2];[$przecinki.$C$2];[$przecinki.$A$2];[.E281];[$przecinki.$A$2];[$przecinki.$D$2])" office:value-type="string" office:string-value="&quot;SKVR&quot;: &quot;SKVR&quot;," calcext:value-type="string">
            <text:p>"SKVR": "SKVR",</text:p>
          </table:table-cell>
        </table:table-row>
        <table:table-row table:style-name="ro2">
          <table:table-cell table:formula="of:=[$'naglosy-edycja'.B283]" office:value-type="string" office:string-value="skrz" calcext:value-type="string">
            <text:p>skrz</text:p>
          </table:table-cell>
          <table:table-cell table:formula="of:=[$'naglosy-edycja'.C283]" office:value-type="string" office:string-value="SKRJ" calcext:value-type="string">
            <text:p>SKRJ</text:p>
          </table:table-cell>
          <table:table-cell table:formula="of:=[$'naglosy-edycja'.D283]" office:value-type="float" office:value="0" calcext:value-type="float">
            <text:p>0</text:p>
          </table:table-cell>
          <table:table-cell table:formula="of:=[$'naglosy-edycja'.E283]" office:value-type="float" office:value="0" calcext:value-type="float">
            <text:p>0</text:p>
          </table:table-cell>
          <table:table-cell table:formula="of:=IF([.B282]=0;[.C282];[.B282])" office:value-type="string" office:string-value="SKRJ" calcext:value-type="string">
            <text:p>SKRJ</text:p>
          </table:table-cell>
          <table:table-cell table:number-columns-repeated="2"/>
          <table:table-cell table:formula="of:=CONCATENATE([$przecinki.$A$2];[.E282];[$przecinki.$A$2];[$przecinki.$B$2];[$przecinki.$C$2];[$przecinki.$A$2];[.E282];[$przecinki.$A$2];[$przecinki.$D$2])" office:value-type="string" office:string-value="&quot;SKRJ&quot;: &quot;SKRJ&quot;," calcext:value-type="string">
            <text:p>"SKRJ": "SKRJ",</text:p>
          </table:table-cell>
        </table:table-row>
        <table:table-row table:style-name="ro2">
          <table:table-cell table:formula="of:=[$'naglosy-edycja'.B284]" office:value-type="string" office:string-value="sks" calcext:value-type="string">
            <text:p>sks</text:p>
          </table:table-cell>
          <table:table-cell table:formula="of:=[$'naglosy-edycja'.C284]" office:value-type="string" office:string-value="FSK" calcext:value-type="string">
            <text:p>FSK</text:p>
          </table:table-cell>
          <table:table-cell table:formula="of:=[$'naglosy-edycja'.D284]" office:value-type="float" office:value="0" calcext:value-type="float">
            <text:p>0</text:p>
          </table:table-cell>
          <table:table-cell table:formula="of:=[$'naglosy-edycja'.E284]" office:value-type="float" office:value="0" calcext:value-type="float">
            <text:p>0</text:p>
          </table:table-cell>
          <table:table-cell table:formula="of:=IF([.B283]=0;[.C283];[.B283])" office:value-type="string" office:string-value="FSK" calcext:value-type="string">
            <text:p>FSK</text:p>
          </table:table-cell>
          <table:table-cell table:number-columns-repeated="2"/>
          <table:table-cell table:formula="of:=CONCATENATE([$przecinki.$A$2];[.E283];[$przecinki.$A$2];[$przecinki.$B$2];[$przecinki.$C$2];[$przecinki.$A$2];[.E283];[$przecinki.$A$2];[$przecinki.$D$2])" office:value-type="string" office:string-value="&quot;FSK&quot;: &quot;FSK&quot;," calcext:value-type="string">
            <text:p>"FSK": "FSK",</text:p>
          </table:table-cell>
        </table:table-row>
        <table:table-row table:style-name="ro2">
          <table:table-cell table:formula="of:=[$'naglosy-edycja'.B285]" office:value-type="string" office:string-value="skw" calcext:value-type="string">
            <text:p>skw</text:p>
          </table:table-cell>
          <table:table-cell table:formula="of:=[$'naglosy-edycja'.C285]" office:value-type="string" office:string-value="SKV" calcext:value-type="string">
            <text:p>SKV</text:p>
          </table:table-cell>
          <table:table-cell table:formula="of:=[$'naglosy-edycja'.D285]" office:value-type="float" office:value="0" calcext:value-type="float">
            <text:p>0</text:p>
          </table:table-cell>
          <table:table-cell table:formula="of:=[$'naglosy-edycja'.E285]" office:value-type="float" office:value="0" calcext:value-type="float">
            <text:p>0</text:p>
          </table:table-cell>
          <table:table-cell table:formula="of:=IF([.B284]=0;[.C284];[.B284])" office:value-type="string" office:string-value="SKV" calcext:value-type="string">
            <text:p>SKV</text:p>
          </table:table-cell>
          <table:table-cell table:number-columns-repeated="2"/>
          <table:table-cell table:formula="of:=CONCATENATE([$przecinki.$A$2];[.E284];[$przecinki.$A$2];[$przecinki.$B$2];[$przecinki.$C$2];[$przecinki.$A$2];[.E284];[$przecinki.$A$2];[$przecinki.$D$2])" office:value-type="string" office:string-value="&quot;SKV&quot;: &quot;SKV&quot;," calcext:value-type="string">
            <text:p>"SKV": "SKV",</text:p>
          </table:table-cell>
        </table:table-row>
        <table:table-row table:style-name="ro2">
          <table:table-cell table:formula="of:=[$'naglosy-edycja'.B286]" office:value-type="string" office:string-value="sl" calcext:value-type="string">
            <text:p>sl</text:p>
          </table:table-cell>
          <table:table-cell table:formula="of:=[$'naglosy-edycja'.C286]" office:value-type="string" office:string-value="SL" calcext:value-type="string">
            <text:p>SL</text:p>
          </table:table-cell>
          <table:table-cell table:formula="of:=[$'naglosy-edycja'.D286]" office:value-type="float" office:value="0" calcext:value-type="float">
            <text:p>0</text:p>
          </table:table-cell>
          <table:table-cell table:formula="of:=[$'naglosy-edycja'.E286]" office:value-type="float" office:value="0" calcext:value-type="float">
            <text:p>0</text:p>
          </table:table-cell>
          <table:table-cell table:formula="of:=IF([.B285]=0;[.C285];[.B285])" office:value-type="string" office:string-value="SL" calcext:value-type="string">
            <text:p>SL</text:p>
          </table:table-cell>
          <table:table-cell table:number-columns-repeated="2"/>
          <table:table-cell table:formula="of:=CONCATENATE([$przecinki.$A$2];[.E285];[$przecinki.$A$2];[$przecinki.$B$2];[$przecinki.$C$2];[$przecinki.$A$2];[.E285];[$przecinki.$A$2];[$przecinki.$D$2])" office:value-type="string" office:string-value="&quot;SL&quot;: &quot;SL&quot;," calcext:value-type="string">
            <text:p>"SL": "SL",</text:p>
          </table:table-cell>
        </table:table-row>
        <table:table-row table:style-name="ro2">
          <table:table-cell table:formula="of:=[$'naglosy-edycja'.B287]" office:value-type="string" office:string-value="sł" calcext:value-type="string">
            <text:p>sł</text:p>
          </table:table-cell>
          <table:table-cell table:formula="of:=[$'naglosy-edycja'.C287]" office:value-type="string" office:string-value="SLJ" calcext:value-type="string">
            <text:p>SLJ</text:p>
          </table:table-cell>
          <table:table-cell table:formula="of:=[$'naglosy-edycja'.D287]" office:value-type="float" office:value="0" calcext:value-type="float">
            <text:p>0</text:p>
          </table:table-cell>
          <table:table-cell table:formula="of:=[$'naglosy-edycja'.E287]" office:value-type="float" office:value="0" calcext:value-type="float">
            <text:p>0</text:p>
          </table:table-cell>
          <table:table-cell table:formula="of:=IF([.B286]=0;[.C286];[.B286])" office:value-type="string" office:string-value="SLJ" calcext:value-type="string">
            <text:p>SLJ</text:p>
          </table:table-cell>
          <table:table-cell table:number-columns-repeated="2"/>
          <table:table-cell table:formula="of:=CONCATENATE([$przecinki.$A$2];[.E286];[$przecinki.$A$2];[$przecinki.$B$2];[$przecinki.$C$2];[$przecinki.$A$2];[.E286];[$przecinki.$A$2];[$przecinki.$D$2])" office:value-type="string" office:string-value="&quot;SLJ&quot;: &quot;SLJ&quot;," calcext:value-type="string">
            <text:p>"SLJ": "SLJ",</text:p>
          </table:table-cell>
        </table:table-row>
        <table:table-row table:style-name="ro2">
          <table:table-cell table:formula="of:=[$'naglosy-edycja'.B288]" office:value-type="string" office:string-value="sm" calcext:value-type="string">
            <text:p>sm</text:p>
          </table:table-cell>
          <table:table-cell table:formula="of:=[$'naglosy-edycja'.C288]" office:value-type="string" office:string-value="STV" calcext:value-type="string">
            <text:p>STV</text:p>
          </table:table-cell>
          <table:table-cell table:formula="of:=[$'naglosy-edycja'.D288]" office:value-type="float" office:value="0" calcext:value-type="float">
            <text:p>0</text:p>
          </table:table-cell>
          <table:table-cell table:formula="of:=[$'naglosy-edycja'.E288]" office:value-type="float" office:value="0" calcext:value-type="float">
            <text:p>0</text:p>
          </table:table-cell>
          <table:table-cell table:formula="of:=IF([.B287]=0;[.C287];[.B287])" office:value-type="string" office:string-value="STV" calcext:value-type="string">
            <text:p>STV</text:p>
          </table:table-cell>
          <table:table-cell table:number-columns-repeated="2"/>
          <table:table-cell table:formula="of:=CONCATENATE([$przecinki.$A$2];[.E287];[$przecinki.$A$2];[$przecinki.$B$2];[$przecinki.$C$2];[$przecinki.$A$2];[.E287];[$przecinki.$A$2];[$przecinki.$D$2])" office:value-type="string" office:string-value="&quot;STV&quot;: &quot;STV&quot;," calcext:value-type="string">
            <text:p>"STV": "STV",</text:p>
          </table:table-cell>
        </table:table-row>
        <table:table-row table:style-name="ro2">
          <table:table-cell table:formula="of:=[$'naglosy-edycja'.B289]" office:value-type="string" office:string-value="smr" calcext:value-type="string">
            <text:p>smr</text:p>
          </table:table-cell>
          <table:table-cell table:formula="of:=[$'naglosy-edycja'.C289]" office:value-type="string" office:string-value="STVR" calcext:value-type="string">
            <text:p>STVR</text:p>
          </table:table-cell>
          <table:table-cell table:formula="of:=[$'naglosy-edycja'.D289]" office:value-type="float" office:value="0" calcext:value-type="float">
            <text:p>0</text:p>
          </table:table-cell>
          <table:table-cell table:formula="of:=[$'naglosy-edycja'.E289]" office:value-type="float" office:value="0" calcext:value-type="float">
            <text:p>0</text:p>
          </table:table-cell>
          <table:table-cell table:formula="of:=IF([.B288]=0;[.C288];[.B288])" office:value-type="string" office:string-value="STVR" calcext:value-type="string">
            <text:p>STVR</text:p>
          </table:table-cell>
          <table:table-cell table:number-columns-repeated="2"/>
          <table:table-cell table:formula="of:=CONCATENATE([$przecinki.$A$2];[.E288];[$przecinki.$A$2];[$przecinki.$B$2];[$przecinki.$C$2];[$przecinki.$A$2];[.E288];[$przecinki.$A$2];[$przecinki.$D$2])" office:value-type="string" office:string-value="&quot;STVR&quot;: &quot;STVR&quot;," calcext:value-type="string">
            <text:p>"STVR": "STVR",</text:p>
          </table:table-cell>
        </table:table-row>
        <table:table-row table:style-name="ro2">
          <table:table-cell table:formula="of:=[$'naglosy-edycja'.B290]" office:value-type="string" office:string-value="sn" calcext:value-type="string">
            <text:p>sn</text:p>
          </table:table-cell>
          <table:table-cell table:formula="of:=[$'naglosy-edycja'.C290]" office:value-type="string" office:string-value="SLR" calcext:value-type="string">
            <text:p>SLR</text:p>
          </table:table-cell>
          <table:table-cell table:formula="of:=[$'naglosy-edycja'.D290]" office:value-type="float" office:value="0" calcext:value-type="float">
            <text:p>0</text:p>
          </table:table-cell>
          <table:table-cell table:formula="of:=[$'naglosy-edycja'.E290]" office:value-type="float" office:value="0" calcext:value-type="float">
            <text:p>0</text:p>
          </table:table-cell>
          <table:table-cell table:formula="of:=IF([.B289]=0;[.C289];[.B289])" office:value-type="string" office:string-value="SLR" calcext:value-type="string">
            <text:p>SLR</text:p>
          </table:table-cell>
          <table:table-cell table:number-columns-repeated="2"/>
          <table:table-cell table:formula="of:=CONCATENATE([$przecinki.$A$2];[.E289];[$przecinki.$A$2];[$przecinki.$B$2];[$przecinki.$C$2];[$przecinki.$A$2];[.E289];[$przecinki.$A$2];[$przecinki.$D$2])" office:value-type="string" office:string-value="&quot;SLR&quot;: &quot;SLR&quot;," calcext:value-type="string">
            <text:p>"SLR": "SLR",</text:p>
          </table:table-cell>
        </table:table-row>
        <table:table-row table:style-name="ro2">
          <table:table-cell table:formula="of:=[$'naglosy-edycja'.B291]" office:value-type="string" office:string-value="sp" calcext:value-type="string">
            <text:p>sp</text:p>
          </table:table-cell>
          <table:table-cell table:formula="of:=[$'naglosy-edycja'.C291]" office:value-type="string" office:string-value="SP" calcext:value-type="string">
            <text:p>SP</text:p>
          </table:table-cell>
          <table:table-cell table:formula="of:=[$'naglosy-edycja'.D291]" office:value-type="float" office:value="0" calcext:value-type="float">
            <text:p>0</text:p>
          </table:table-cell>
          <table:table-cell table:formula="of:=[$'naglosy-edycja'.E291]" office:value-type="float" office:value="0" calcext:value-type="float">
            <text:p>0</text:p>
          </table:table-cell>
          <table:table-cell table:formula="of:=IF([.B290]=0;[.C290];[.B290])" office:value-type="string" office:string-value="SP" calcext:value-type="string">
            <text:p>SP</text:p>
          </table:table-cell>
          <table:table-cell table:number-columns-repeated="2"/>
          <table:table-cell table:formula="of:=CONCATENATE([$przecinki.$A$2];[.E290];[$przecinki.$A$2];[$przecinki.$B$2];[$przecinki.$C$2];[$przecinki.$A$2];[.E290];[$przecinki.$A$2];[$przecinki.$D$2])" office:value-type="string" office:string-value="&quot;SP&quot;: &quot;SP&quot;," calcext:value-type="string">
            <text:p>"SP": "SP",</text:p>
          </table:table-cell>
        </table:table-row>
        <table:table-row table:style-name="ro2">
          <table:table-cell table:formula="of:=[$'naglosy-edycja'.B292]" office:value-type="string" office:string-value="spl" calcext:value-type="string">
            <text:p>spl</text:p>
          </table:table-cell>
          <table:table-cell table:formula="of:=[$'naglosy-edycja'.C292]" office:value-type="string" office:string-value="SPL" calcext:value-type="string">
            <text:p>SPL</text:p>
          </table:table-cell>
          <table:table-cell table:formula="of:=[$'naglosy-edycja'.D292]" office:value-type="float" office:value="0" calcext:value-type="float">
            <text:p>0</text:p>
          </table:table-cell>
          <table:table-cell table:formula="of:=[$'naglosy-edycja'.E292]" office:value-type="float" office:value="0" calcext:value-type="float">
            <text:p>0</text:p>
          </table:table-cell>
          <table:table-cell table:formula="of:=IF([.B291]=0;[.C291];[.B291])" office:value-type="string" office:string-value="SPL" calcext:value-type="string">
            <text:p>SPL</text:p>
          </table:table-cell>
          <table:table-cell table:number-columns-repeated="2"/>
          <table:table-cell table:formula="of:=CONCATENATE([$przecinki.$A$2];[.E291];[$przecinki.$A$2];[$przecinki.$B$2];[$przecinki.$C$2];[$przecinki.$A$2];[.E291];[$przecinki.$A$2];[$przecinki.$D$2])" office:value-type="string" office:string-value="&quot;SPL&quot;: &quot;SPL&quot;," calcext:value-type="string">
            <text:p>"SPL": "SPL",</text:p>
          </table:table-cell>
        </table:table-row>
        <table:table-row table:style-name="ro2">
          <table:table-cell table:formula="of:=[$'naglosy-edycja'.B293]" office:value-type="string" office:string-value="spł" calcext:value-type="string">
            <text:p>spł</text:p>
          </table:table-cell>
          <table:table-cell table:formula="of:=[$'naglosy-edycja'.C293]" office:value-type="string" office:string-value="SPLJ" calcext:value-type="string">
            <text:p>SPLJ</text:p>
          </table:table-cell>
          <table:table-cell table:formula="of:=[$'naglosy-edycja'.D293]" office:value-type="float" office:value="0" calcext:value-type="float">
            <text:p>0</text:p>
          </table:table-cell>
          <table:table-cell table:formula="of:=[$'naglosy-edycja'.E293]" office:value-type="float" office:value="0" calcext:value-type="float">
            <text:p>0</text:p>
          </table:table-cell>
          <table:table-cell table:formula="of:=IF([.B292]=0;[.C292];[.B292])" office:value-type="string" office:string-value="SPLJ" calcext:value-type="string">
            <text:p>SPLJ</text:p>
          </table:table-cell>
          <table:table-cell table:number-columns-repeated="2"/>
          <table:table-cell table:formula="of:=CONCATENATE([$przecinki.$A$2];[.E292];[$przecinki.$A$2];[$przecinki.$B$2];[$przecinki.$C$2];[$przecinki.$A$2];[.E292];[$przecinki.$A$2];[$przecinki.$D$2])" office:value-type="string" office:string-value="&quot;SPLJ&quot;: &quot;SPLJ&quot;," calcext:value-type="string">
            <text:p>"SPLJ": "SPLJ",</text:p>
          </table:table-cell>
        </table:table-row>
        <table:table-row table:style-name="ro2">
          <table:table-cell table:formula="of:=[$'naglosy-edycja'.B294]" office:value-type="string" office:string-value="spr" calcext:value-type="string">
            <text:p>spr</text:p>
          </table:table-cell>
          <table:table-cell table:formula="of:=[$'naglosy-edycja'.C294]" office:value-type="string" office:string-value="SPR" calcext:value-type="string">
            <text:p>SPR</text:p>
          </table:table-cell>
          <table:table-cell table:formula="of:=[$'naglosy-edycja'.D294]" office:value-type="float" office:value="0" calcext:value-type="float">
            <text:p>0</text:p>
          </table:table-cell>
          <table:table-cell table:formula="of:=[$'naglosy-edycja'.E294]" office:value-type="float" office:value="0" calcext:value-type="float">
            <text:p>0</text:p>
          </table:table-cell>
          <table:table-cell table:formula="of:=IF([.B293]=0;[.C293];[.B293])" office:value-type="string" office:string-value="SPR" calcext:value-type="string">
            <text:p>SPR</text:p>
          </table:table-cell>
          <table:table-cell table:number-columns-repeated="2"/>
          <table:table-cell table:formula="of:=CONCATENATE([$przecinki.$A$2];[.E293];[$przecinki.$A$2];[$przecinki.$B$2];[$przecinki.$C$2];[$przecinki.$A$2];[.E293];[$przecinki.$A$2];[$przecinki.$D$2])" office:value-type="string" office:string-value="&quot;SPR&quot;: &quot;SPR&quot;," calcext:value-type="string">
            <text:p>"SPR": "SPR",</text:p>
          </table:table-cell>
        </table:table-row>
        <table:table-row table:style-name="ro2">
          <table:table-cell table:formula="of:=[$'naglosy-edycja'.B295]" office:value-type="string" office:string-value="sprz" calcext:value-type="string">
            <text:p>sprz</text:p>
          </table:table-cell>
          <table:table-cell table:formula="of:=[$'naglosy-edycja'.C295]" office:value-type="string" office:string-value="SPRJ" calcext:value-type="string">
            <text:p>SPRJ</text:p>
          </table:table-cell>
          <table:table-cell table:formula="of:=[$'naglosy-edycja'.D295]" office:value-type="float" office:value="0" calcext:value-type="float">
            <text:p>0</text:p>
          </table:table-cell>
          <table:table-cell table:formula="of:=[$'naglosy-edycja'.E295]" office:value-type="float" office:value="0" calcext:value-type="float">
            <text:p>0</text:p>
          </table:table-cell>
          <table:table-cell table:formula="of:=IF([.B294]=0;[.C294];[.B294])" office:value-type="string" office:string-value="SPRJ" calcext:value-type="string">
            <text:p>SPRJ</text:p>
          </table:table-cell>
          <table:table-cell table:number-columns-repeated="2"/>
          <table:table-cell table:formula="of:=CONCATENATE([$przecinki.$A$2];[.E294];[$przecinki.$A$2];[$przecinki.$B$2];[$przecinki.$C$2];[$przecinki.$A$2];[.E294];[$przecinki.$A$2];[$przecinki.$D$2])" office:value-type="string" office:string-value="&quot;SPRJ&quot;: &quot;SPRJ&quot;," calcext:value-type="string">
            <text:p>"SPRJ": "SPRJ",</text:p>
          </table:table-cell>
        </table:table-row>
        <table:table-row table:style-name="ro2">
          <table:table-cell table:formula="of:=[$'naglosy-edycja'.B296]" office:value-type="string" office:string-value="sps" calcext:value-type="string">
            <text:p>sps</text:p>
          </table:table-cell>
          <table:table-cell table:formula="of:=[$'naglosy-edycja'.C296]" office:value-type="string" office:string-value="FSP" calcext:value-type="string">
            <text:p>FSP</text:p>
          </table:table-cell>
          <table:table-cell table:formula="of:=[$'naglosy-edycja'.D296]" office:value-type="float" office:value="0" calcext:value-type="float">
            <text:p>0</text:p>
          </table:table-cell>
          <table:table-cell table:formula="of:=[$'naglosy-edycja'.E296]" office:value-type="float" office:value="0" calcext:value-type="float">
            <text:p>0</text:p>
          </table:table-cell>
          <table:table-cell table:formula="of:=IF([.B295]=0;[.C295];[.B295])" office:value-type="string" office:string-value="FSP" calcext:value-type="string">
            <text:p>FSP</text:p>
          </table:table-cell>
          <table:table-cell table:number-columns-repeated="2"/>
          <table:table-cell table:formula="of:=CONCATENATE([$przecinki.$A$2];[.E295];[$przecinki.$A$2];[$przecinki.$B$2];[$przecinki.$C$2];[$przecinki.$A$2];[.E295];[$przecinki.$A$2];[$przecinki.$D$2])" office:value-type="string" office:string-value="&quot;FSP&quot;: &quot;FSP&quot;," calcext:value-type="string">
            <text:p>"FSP": "FSP",</text:p>
          </table:table-cell>
        </table:table-row>
        <table:table-row table:style-name="ro2">
          <table:table-cell table:formula="of:=[$'naglosy-edycja'.B297]" office:value-type="string" office:string-value="spsi" calcext:value-type="string">
            <text:p>spsi</text:p>
          </table:table-cell>
          <table:table-cell table:formula="of:=[$'naglosy-edycja'.C297]" office:value-type="float" office:value="0" calcext:value-type="float">
            <text:p>0</text:p>
          </table:table-cell>
          <table:table-cell table:formula="of:=[$'naglosy-edycja'.D297]" office:value-type="string" office:string-value="FSPJ" calcext:value-type="string">
            <text:p>FSPJ</text:p>
          </table:table-cell>
          <table:table-cell table:formula="of:=[$'naglosy-edycja'.E297]" office:value-type="float" office:value="0" calcext:value-type="float">
            <text:p>0</text:p>
          </table:table-cell>
          <table:table-cell table:formula="of:=IF([.B296]=0;[.C296];[.B296])" office:value-type="string" office:string-value="FSPJ" calcext:value-type="string">
            <text:p>FSPJ</text:p>
          </table:table-cell>
          <table:table-cell table:number-columns-repeated="2"/>
          <table:table-cell table:formula="of:=CONCATENATE([$przecinki.$A$2];[.E296];[$przecinki.$A$2];[$przecinki.$B$2];[$przecinki.$C$2];[$przecinki.$A$2];[.E296];[$przecinki.$A$2];[$przecinki.$D$2])" office:value-type="string" office:string-value="&quot;FSPJ&quot;: &quot;FSPJ&quot;," calcext:value-type="string">
            <text:p>"FSPJ": "FSPJ",</text:p>
          </table:table-cell>
        </table:table-row>
        <table:table-row table:style-name="ro2">
          <table:table-cell table:formula="of:=[$'naglosy-edycja'.B298]" office:value-type="string" office:string-value="sr" calcext:value-type="string">
            <text:p>sr</text:p>
          </table:table-cell>
          <table:table-cell table:formula="of:=[$'naglosy-edycja'.C298]" office:value-type="string" office:string-value="SR" calcext:value-type="string">
            <text:p>SR</text:p>
          </table:table-cell>
          <table:table-cell table:formula="of:=[$'naglosy-edycja'.D298]" office:value-type="float" office:value="0" calcext:value-type="float">
            <text:p>0</text:p>
          </table:table-cell>
          <table:table-cell table:formula="of:=[$'naglosy-edycja'.E298]" office:value-type="float" office:value="0" calcext:value-type="float">
            <text:p>0</text:p>
          </table:table-cell>
          <table:table-cell table:formula="of:=IF([.B297]=0;[.C297];[.B297])" office:value-type="string" office:string-value="SR" calcext:value-type="string">
            <text:p>SR</text:p>
          </table:table-cell>
          <table:table-cell table:number-columns-repeated="2"/>
          <table:table-cell table:formula="of:=CONCATENATE([$przecinki.$A$2];[.E297];[$przecinki.$A$2];[$przecinki.$B$2];[$przecinki.$C$2];[$przecinki.$A$2];[.E297];[$przecinki.$A$2];[$przecinki.$D$2])" office:value-type="string" office:string-value="&quot;SR&quot;: &quot;SR&quot;," calcext:value-type="string">
            <text:p>"SR": "SR",</text:p>
          </table:table-cell>
        </table:table-row>
        <table:table-row table:style-name="ro2">
          <table:table-cell table:formula="of:=[$'naglosy-edycja'.B299]" office:value-type="string" office:string-value="ss" calcext:value-type="string">
            <text:p>ss</text:p>
          </table:table-cell>
          <table:table-cell table:formula="of:=[$'naglosy-edycja'.C299]" office:value-type="string" office:string-value="FS" calcext:value-type="string">
            <text:p>FS</text:p>
          </table:table-cell>
          <table:table-cell table:formula="of:=[$'naglosy-edycja'.D299]" office:value-type="float" office:value="0" calcext:value-type="float">
            <text:p>0</text:p>
          </table:table-cell>
          <table:table-cell table:formula="of:=[$'naglosy-edycja'.E299]" office:value-type="float" office:value="0" calcext:value-type="float">
            <text:p>0</text:p>
          </table:table-cell>
          <table:table-cell table:formula="of:=IF([.B298]=0;[.C298];[.B298])" office:value-type="string" office:string-value="FS" calcext:value-type="string">
            <text:p>FS</text:p>
          </table:table-cell>
          <table:table-cell table:number-columns-repeated="2"/>
          <table:table-cell table:formula="of:=CONCATENATE([$przecinki.$A$2];[.E298];[$przecinki.$A$2];[$przecinki.$B$2];[$przecinki.$C$2];[$przecinki.$A$2];[.E298];[$przecinki.$A$2];[$przecinki.$D$2])" office:value-type="string" office:string-value="&quot;FS&quot;: &quot;FS&quot;," calcext:value-type="string">
            <text:p>"FS": "FS",</text:p>
          </table:table-cell>
        </table:table-row>
        <table:table-row table:style-name="ro2">
          <table:table-cell table:formula="of:=[$'naglosy-edycja'.B300]" office:value-type="string" office:string-value="st" calcext:value-type="string">
            <text:p>st</text:p>
          </table:table-cell>
          <table:table-cell table:formula="of:=[$'naglosy-edycja'.C300]" office:value-type="string" office:string-value="ST" calcext:value-type="string">
            <text:p>ST</text:p>
          </table:table-cell>
          <table:table-cell table:formula="of:=[$'naglosy-edycja'.D300]" office:value-type="float" office:value="0" calcext:value-type="float">
            <text:p>0</text:p>
          </table:table-cell>
          <table:table-cell table:formula="of:=[$'naglosy-edycja'.E300]" office:value-type="float" office:value="0" calcext:value-type="float">
            <text:p>0</text:p>
          </table:table-cell>
          <table:table-cell table:formula="of:=IF([.B299]=0;[.C299];[.B299])" office:value-type="string" office:string-value="ST" calcext:value-type="string">
            <text:p>ST</text:p>
          </table:table-cell>
          <table:table-cell table:number-columns-repeated="2"/>
          <table:table-cell table:formula="of:=CONCATENATE([$przecinki.$A$2];[.E299];[$przecinki.$A$2];[$przecinki.$B$2];[$przecinki.$C$2];[$przecinki.$A$2];[.E299];[$przecinki.$A$2];[$przecinki.$D$2])" office:value-type="string" office:string-value="&quot;ST&quot;: &quot;ST&quot;," calcext:value-type="string">
            <text:p>"ST": "ST",</text:p>
          </table:table-cell>
        </table:table-row>
        <table:table-row table:style-name="ro2">
          <table:table-cell table:formula="of:=[$'naglosy-edycja'.B301]" office:value-type="string" office:string-value="stch" calcext:value-type="string">
            <text:p>stch</text:p>
          </table:table-cell>
          <table:table-cell table:formula="of:=[$'naglosy-edycja'.C301]" office:value-type="float" office:value="0" calcext:value-type="float">
            <text:p>0</text:p>
          </table:table-cell>
          <table:table-cell table:formula="of:=[$'naglosy-edycja'.D301]" office:value-type="string" office:string-value="SKT" calcext:value-type="string">
            <text:p>SKT</text:p>
          </table:table-cell>
          <table:table-cell table:formula="of:=[$'naglosy-edycja'.E301]" office:value-type="float" office:value="0" calcext:value-type="float">
            <text:p>0</text:p>
          </table:table-cell>
          <table:table-cell table:formula="of:=IF([.B300]=0;[.C300];[.B300])" office:value-type="string" office:string-value="SKT" calcext:value-type="string">
            <text:p>SKT</text:p>
          </table:table-cell>
          <table:table-cell table:number-columns-repeated="2"/>
          <table:table-cell table:formula="of:=CONCATENATE([$przecinki.$A$2];[.E300];[$przecinki.$A$2];[$przecinki.$B$2];[$przecinki.$C$2];[$przecinki.$A$2];[.E300];[$przecinki.$A$2];[$przecinki.$D$2])" office:value-type="string" office:string-value="&quot;SKT&quot;: &quot;SKT&quot;," calcext:value-type="string">
            <text:p>"SKT": "SKT",</text:p>
          </table:table-cell>
        </table:table-row>
        <table:table-row table:style-name="ro2">
          <table:table-cell table:formula="of:=[$'naglosy-edycja'.B302]" office:value-type="string" office:string-value="stchn" calcext:value-type="string">
            <text:p>stchn</text:p>
          </table:table-cell>
          <table:table-cell table:formula="of:=[$'naglosy-edycja'.C302]" office:value-type="string" office:string-value="SKTLR" calcext:value-type="string">
            <text:p>SKTLR</text:p>
          </table:table-cell>
          <table:table-cell table:formula="of:=[$'naglosy-edycja'.D302]" office:value-type="float" office:value="0" calcext:value-type="float">
            <text:p>0</text:p>
          </table:table-cell>
          <table:table-cell table:formula="of:=[$'naglosy-edycja'.E302]" office:value-type="float" office:value="0" calcext:value-type="float">
            <text:p>0</text:p>
          </table:table-cell>
          <table:table-cell table:formula="of:=IF([.B301]=0;[.C301];[.B301])" office:value-type="string" office:string-value="SKTLR" calcext:value-type="string">
            <text:p>SKTLR</text:p>
          </table:table-cell>
          <table:table-cell table:number-columns-repeated="2"/>
          <table:table-cell table:formula="of:=CONCATENATE([$przecinki.$A$2];[.E301];[$przecinki.$A$2];[$przecinki.$B$2];[$przecinki.$C$2];[$przecinki.$A$2];[.E301];[$przecinki.$A$2];[$przecinki.$D$2])" office:value-type="string" office:string-value="&quot;SKTLR&quot;: &quot;SKTLR&quot;," calcext:value-type="string">
            <text:p>"SKTLR": "SKTLR",</text:p>
          </table:table-cell>
        </table:table-row>
        <table:table-row table:style-name="ro2">
          <table:table-cell table:formula="of:=[$'naglosy-edycja'.B303]" office:value-type="string" office:string-value="stl" calcext:value-type="string">
            <text:p>stl</text:p>
          </table:table-cell>
          <table:table-cell table:formula="of:=[$'naglosy-edycja'.C303]" office:value-type="string" office:string-value="STL" calcext:value-type="string">
            <text:p>STL</text:p>
          </table:table-cell>
          <table:table-cell table:formula="of:=[$'naglosy-edycja'.D303]" office:value-type="float" office:value="0" calcext:value-type="float">
            <text:p>0</text:p>
          </table:table-cell>
          <table:table-cell table:formula="of:=[$'naglosy-edycja'.E303]" office:value-type="float" office:value="0" calcext:value-type="float">
            <text:p>0</text:p>
          </table:table-cell>
          <table:table-cell table:formula="of:=IF([.B302]=0;[.C302];[.B302])" office:value-type="string" office:string-value="STL" calcext:value-type="string">
            <text:p>STL</text:p>
          </table:table-cell>
          <table:table-cell table:number-columns-repeated="2"/>
          <table:table-cell table:formula="of:=CONCATENATE([$przecinki.$A$2];[.E302];[$przecinki.$A$2];[$przecinki.$B$2];[$przecinki.$C$2];[$przecinki.$A$2];[.E302];[$przecinki.$A$2];[$przecinki.$D$2])" office:value-type="string" office:string-value="&quot;STL&quot;: &quot;STL&quot;," calcext:value-type="string">
            <text:p>"STL": "STL",</text:p>
          </table:table-cell>
        </table:table-row>
        <table:table-row table:style-name="ro2">
          <table:table-cell table:formula="of:=[$'naglosy-edycja'.B304]" office:value-type="string" office:string-value="stł" calcext:value-type="string">
            <text:p>stł</text:p>
          </table:table-cell>
          <table:table-cell table:formula="of:=[$'naglosy-edycja'.C304]" office:value-type="string" office:string-value="STLJ" calcext:value-type="string">
            <text:p>STLJ</text:p>
          </table:table-cell>
          <table:table-cell table:formula="of:=[$'naglosy-edycja'.D304]" office:value-type="float" office:value="0" calcext:value-type="float">
            <text:p>0</text:p>
          </table:table-cell>
          <table:table-cell table:formula="of:=[$'naglosy-edycja'.E304]" office:value-type="float" office:value="0" calcext:value-type="float">
            <text:p>0</text:p>
          </table:table-cell>
          <table:table-cell table:formula="of:=IF([.B303]=0;[.C303];[.B303])" office:value-type="string" office:string-value="STLJ" calcext:value-type="string">
            <text:p>STLJ</text:p>
          </table:table-cell>
          <table:table-cell table:number-columns-repeated="2"/>
          <table:table-cell table:formula="of:=CONCATENATE([$przecinki.$A$2];[.E303];[$przecinki.$A$2];[$przecinki.$B$2];[$przecinki.$C$2];[$przecinki.$A$2];[.E303];[$przecinki.$A$2];[$przecinki.$D$2])" office:value-type="string" office:string-value="&quot;STLJ&quot;: &quot;STLJ&quot;," calcext:value-type="string">
            <text:p>"STLJ": "STLJ",</text:p>
          </table:table-cell>
        </table:table-row>
        <table:table-row table:style-name="ro2">
          <table:table-cell table:formula="of:=[$'naglosy-edycja'.B305]" office:value-type="string" office:string-value="str" calcext:value-type="string">
            <text:p>str</text:p>
          </table:table-cell>
          <table:table-cell table:formula="of:=[$'naglosy-edycja'.C305]" office:value-type="string" office:string-value="STR" calcext:value-type="string">
            <text:p>STR</text:p>
          </table:table-cell>
          <table:table-cell table:formula="of:=[$'naglosy-edycja'.D305]" office:value-type="float" office:value="0" calcext:value-type="float">
            <text:p>0</text:p>
          </table:table-cell>
          <table:table-cell table:formula="of:=[$'naglosy-edycja'.E305]" office:value-type="float" office:value="0" calcext:value-type="float">
            <text:p>0</text:p>
          </table:table-cell>
          <table:table-cell table:formula="of:=IF([.B304]=0;[.C304];[.B304])" office:value-type="string" office:string-value="STR" calcext:value-type="string">
            <text:p>STR</text:p>
          </table:table-cell>
          <table:table-cell table:number-columns-repeated="2"/>
          <table:table-cell table:formula="of:=CONCATENATE([$przecinki.$A$2];[.E304];[$przecinki.$A$2];[$przecinki.$B$2];[$przecinki.$C$2];[$przecinki.$A$2];[.E304];[$przecinki.$A$2];[$przecinki.$D$2])" office:value-type="string" office:string-value="&quot;STR&quot;: &quot;STR&quot;," calcext:value-type="string">
            <text:p>"STR": "STR",</text:p>
          </table:table-cell>
        </table:table-row>
        <table:table-row table:style-name="ro2">
          <table:table-cell table:formula="of:=[$'naglosy-edycja'.B306]" office:value-type="string" office:string-value="strw" calcext:value-type="string">
            <text:p>strw</text:p>
          </table:table-cell>
          <table:table-cell table:formula="of:=[$'naglosy-edycja'.C306]" office:value-type="string" office:string-value="STVR" calcext:value-type="string">
            <text:p>STVR</text:p>
          </table:table-cell>
          <table:table-cell table:formula="of:=[$'naglosy-edycja'.D306]" office:value-type="float" office:value="0" calcext:value-type="float">
            <text:p>0</text:p>
          </table:table-cell>
          <table:table-cell table:formula="of:=[$'naglosy-edycja'.E306]" office:value-type="float" office:value="0" calcext:value-type="float">
            <text:p>0</text:p>
          </table:table-cell>
          <table:table-cell table:formula="of:=IF([.B305]=0;[.C305];[.B305])" office:value-type="string" office:string-value="STVR" calcext:value-type="string">
            <text:p>STVR</text:p>
          </table:table-cell>
          <table:table-cell table:number-columns-repeated="2"/>
          <table:table-cell table:formula="of:=CONCATENATE([$przecinki.$A$2];[.E305];[$przecinki.$A$2];[$przecinki.$B$2];[$przecinki.$C$2];[$przecinki.$A$2];[.E305];[$przecinki.$A$2];[$przecinki.$D$2])" office:value-type="string" office:string-value="&quot;STVR&quot;: &quot;STVR&quot;," calcext:value-type="string">
            <text:p>"STVR": "STVR",</text:p>
          </table:table-cell>
        </table:table-row>
        <table:table-row table:style-name="ro2">
          <table:table-cell table:formula="of:=[$'naglosy-edycja'.B307]" office:value-type="string" office:string-value="strz" calcext:value-type="string">
            <text:p>strz</text:p>
          </table:table-cell>
          <table:table-cell table:formula="of:=[$'naglosy-edycja'.C307]" office:value-type="string" office:string-value="STRJ" calcext:value-type="string">
            <text:p>STRJ</text:p>
          </table:table-cell>
          <table:table-cell table:formula="of:=[$'naglosy-edycja'.D307]" office:value-type="float" office:value="0" calcext:value-type="float">
            <text:p>0</text:p>
          </table:table-cell>
          <table:table-cell table:formula="of:=[$'naglosy-edycja'.E307]" office:value-type="float" office:value="0" calcext:value-type="float">
            <text:p>0</text:p>
          </table:table-cell>
          <table:table-cell table:formula="of:=IF([.B306]=0;[.C306];[.B306])" office:value-type="string" office:string-value="STRJ" calcext:value-type="string">
            <text:p>STRJ</text:p>
          </table:table-cell>
          <table:table-cell table:number-columns-repeated="2"/>
          <table:table-cell table:formula="of:=CONCATENATE([$przecinki.$A$2];[.E306];[$przecinki.$A$2];[$przecinki.$B$2];[$przecinki.$C$2];[$przecinki.$A$2];[.E306];[$przecinki.$A$2];[$przecinki.$D$2])" office:value-type="string" office:string-value="&quot;STRJ&quot;: &quot;STRJ&quot;," calcext:value-type="string">
            <text:p>"STRJ": "STRJ",</text:p>
          </table:table-cell>
        </table:table-row>
        <table:table-row table:style-name="ro2">
          <table:table-cell table:formula="of:=[$'naglosy-edycja'.B308]" office:value-type="string" office:string-value="stw" calcext:value-type="string">
            <text:p>stw</text:p>
          </table:table-cell>
          <table:table-cell table:formula="of:=[$'naglosy-edycja'.C308]" office:value-type="string" office:string-value="STV" calcext:value-type="string">
            <text:p>STV</text:p>
          </table:table-cell>
          <table:table-cell table:formula="of:=[$'naglosy-edycja'.D308]" office:value-type="float" office:value="0" calcext:value-type="float">
            <text:p>0</text:p>
          </table:table-cell>
          <table:table-cell table:formula="of:=[$'naglosy-edycja'.E308]" office:value-type="float" office:value="0" calcext:value-type="float">
            <text:p>0</text:p>
          </table:table-cell>
          <table:table-cell table:formula="of:=IF([.B307]=0;[.C307];[.B307])" office:value-type="string" office:string-value="STV" calcext:value-type="string">
            <text:p>STV</text:p>
          </table:table-cell>
          <table:table-cell table:number-columns-repeated="2"/>
          <table:table-cell table:formula="of:=CONCATENATE([$przecinki.$A$2];[.E307];[$przecinki.$A$2];[$przecinki.$B$2];[$przecinki.$C$2];[$przecinki.$A$2];[.E307];[$przecinki.$A$2];[$przecinki.$D$2])" office:value-type="string" office:string-value="&quot;STV&quot;: &quot;STV&quot;," calcext:value-type="string">
            <text:p>"STV": "STV",</text:p>
          </table:table-cell>
        </table:table-row>
        <table:table-row table:style-name="ro2">
          <table:table-cell table:formula="of:=[$'naglosy-edycja'.B309]" office:value-type="string" office:string-value="sw" calcext:value-type="string">
            <text:p>sw</text:p>
          </table:table-cell>
          <table:table-cell table:formula="of:=[$'naglosy-edycja'.C309]" office:value-type="string" office:string-value="SV" calcext:value-type="string">
            <text:p>SV</text:p>
          </table:table-cell>
          <table:table-cell table:formula="of:=[$'naglosy-edycja'.D309]" office:value-type="float" office:value="0" calcext:value-type="float">
            <text:p>0</text:p>
          </table:table-cell>
          <table:table-cell table:formula="of:=[$'naglosy-edycja'.E309]" office:value-type="float" office:value="0" calcext:value-type="float">
            <text:p>0</text:p>
          </table:table-cell>
          <table:table-cell table:formula="of:=IF([.B308]=0;[.C308];[.B308])" office:value-type="string" office:string-value="SV" calcext:value-type="string">
            <text:p>SV</text:p>
          </table:table-cell>
          <table:table-cell table:number-columns-repeated="2"/>
          <table:table-cell table:formula="of:=CONCATENATE([$przecinki.$A$2];[.E308];[$przecinki.$A$2];[$przecinki.$B$2];[$przecinki.$C$2];[$przecinki.$A$2];[.E308];[$przecinki.$A$2];[$przecinki.$D$2])" office:value-type="string" office:string-value="&quot;SV&quot;: &quot;SV&quot;," calcext:value-type="string">
            <text:p>"SV": "SV",</text:p>
          </table:table-cell>
        </table:table-row>
        <table:table-row table:style-name="ro2">
          <table:table-cell table:formula="of:=[$'naglosy-edycja'.B310]" office:value-type="string" office:string-value="sz" calcext:value-type="string">
            <text:p>sz</text:p>
          </table:table-cell>
          <table:table-cell table:formula="of:=[$'naglosy-edycja'.C310]" office:value-type="string" office:string-value="TP" calcext:value-type="string">
            <text:p>TP</text:p>
          </table:table-cell>
          <table:table-cell table:formula="of:=[$'naglosy-edycja'.D310]" office:value-type="float" office:value="0" calcext:value-type="float">
            <text:p>0</text:p>
          </table:table-cell>
          <table:table-cell table:formula="of:=[$'naglosy-edycja'.E310]" office:value-type="string" office:string-value="ZS" calcext:value-type="string">
            <text:p>ZS</text:p>
          </table:table-cell>
          <table:table-cell table:formula="of:=IF([.B309]=0;[.C309];[.B309])" office:value-type="string" office:string-value="TP" calcext:value-type="string">
            <text:p>TP</text:p>
          </table:table-cell>
          <table:table-cell table:number-columns-repeated="2"/>
          <table:table-cell table:formula="of:=CONCATENATE([$przecinki.$A$2];[.E309];[$przecinki.$A$2];[$przecinki.$B$2];[$przecinki.$C$2];[$przecinki.$A$2];[.E309];[$przecinki.$A$2];[$przecinki.$D$2])" office:value-type="string" office:string-value="&quot;TP&quot;: &quot;TP&quot;," calcext:value-type="string">
            <text:p>"TP": "TP",</text:p>
          </table:table-cell>
        </table:table-row>
        <table:table-row table:style-name="ro2">
          <table:table-cell table:formula="of:=[$'naglosy-edycja'.B311]" office:value-type="string" office:string-value="szk" calcext:value-type="string">
            <text:p>szk</text:p>
          </table:table-cell>
          <table:table-cell table:formula="of:=[$'naglosy-edycja'.C311]" office:value-type="string" office:string-value="KTP" calcext:value-type="string">
            <text:p>KTP</text:p>
          </table:table-cell>
          <table:table-cell table:formula="of:=[$'naglosy-edycja'.D311]" office:value-type="float" office:value="0" calcext:value-type="float">
            <text:p>0</text:p>
          </table:table-cell>
          <table:table-cell table:formula="of:=[$'naglosy-edycja'.E311]" office:value-type="string" office:string-value="ZSK" calcext:value-type="string">
            <text:p>ZSK</text:p>
          </table:table-cell>
          <table:table-cell table:formula="of:=IF([.B310]=0;[.C310];[.B310])" office:value-type="string" office:string-value="KTP" calcext:value-type="string">
            <text:p>KTP</text:p>
          </table:table-cell>
          <table:table-cell table:number-columns-repeated="2"/>
          <table:table-cell table:formula="of:=CONCATENATE([$przecinki.$A$2];[.E310];[$przecinki.$A$2];[$przecinki.$B$2];[$przecinki.$C$2];[$przecinki.$A$2];[.E310];[$przecinki.$A$2];[$przecinki.$D$2])" office:value-type="string" office:string-value="&quot;KTP&quot;: &quot;KTP&quot;," calcext:value-type="string">
            <text:p>"KTP": "KTP",</text:p>
          </table:table-cell>
        </table:table-row>
        <table:table-row table:style-name="ro2">
          <table:table-cell table:formula="of:=[$'naglosy-edycja'.B312]" office:value-type="string" office:string-value="szkl" calcext:value-type="string">
            <text:p>szkl</text:p>
          </table:table-cell>
          <table:table-cell table:formula="of:=[$'naglosy-edycja'.C312]" office:value-type="string" office:string-value="KTPL" calcext:value-type="string">
            <text:p>KTPL</text:p>
          </table:table-cell>
          <table:table-cell table:formula="of:=[$'naglosy-edycja'.D312]" office:value-type="float" office:value="0" calcext:value-type="float">
            <text:p>0</text:p>
          </table:table-cell>
          <table:table-cell table:formula="of:=[$'naglosy-edycja'.E312]" office:value-type="string" office:string-value="ZSKL" calcext:value-type="string">
            <text:p>ZSKL</text:p>
          </table:table-cell>
          <table:table-cell table:formula="of:=IF([.B311]=0;[.C311];[.B311])" office:value-type="string" office:string-value="KTPL" calcext:value-type="string">
            <text:p>KTPL</text:p>
          </table:table-cell>
          <table:table-cell table:number-columns-repeated="2"/>
          <table:table-cell table:formula="of:=CONCATENATE([$przecinki.$A$2];[.E311];[$przecinki.$A$2];[$przecinki.$B$2];[$przecinki.$C$2];[$przecinki.$A$2];[.E311];[$przecinki.$A$2];[$przecinki.$D$2])" office:value-type="string" office:string-value="&quot;KTPL&quot;: &quot;KTPL&quot;," calcext:value-type="string">
            <text:p>"KTPL": "KTPL",</text:p>
          </table:table-cell>
        </table:table-row>
        <table:table-row table:style-name="ro2">
          <table:table-cell table:formula="of:=[$'naglosy-edycja'.B313]" office:value-type="string" office:string-value="szkł" calcext:value-type="string">
            <text:p>szkł</text:p>
          </table:table-cell>
          <table:table-cell table:formula="of:=[$'naglosy-edycja'.C313]" office:value-type="string" office:string-value="KTPLJ" calcext:value-type="string">
            <text:p>KTPLJ</text:p>
          </table:table-cell>
          <table:table-cell table:formula="of:=[$'naglosy-edycja'.D313]" office:value-type="float" office:value="0" calcext:value-type="float">
            <text:p>0</text:p>
          </table:table-cell>
          <table:table-cell table:formula="of:=[$'naglosy-edycja'.E313]" office:value-type="string" office:string-value="ZSKLJ" calcext:value-type="string">
            <text:p>ZSKLJ</text:p>
          </table:table-cell>
          <table:table-cell table:formula="of:=IF([.B312]=0;[.C312];[.B312])" office:value-type="string" office:string-value="KTPLJ" calcext:value-type="string">
            <text:p>KTPLJ</text:p>
          </table:table-cell>
          <table:table-cell table:number-columns-repeated="2"/>
          <table:table-cell table:formula="of:=CONCATENATE([$przecinki.$A$2];[.E312];[$przecinki.$A$2];[$przecinki.$B$2];[$przecinki.$C$2];[$przecinki.$A$2];[.E312];[$przecinki.$A$2];[$przecinki.$D$2])" office:value-type="string" office:string-value="&quot;KTPLJ&quot;: &quot;KTPLJ&quot;," calcext:value-type="string">
            <text:p>"KTPLJ": "KTPLJ",</text:p>
          </table:table-cell>
        </table:table-row>
        <table:table-row table:style-name="ro2">
          <table:table-cell table:formula="of:=[$'naglosy-edycja'.B314]" office:value-type="string" office:string-value="szkr" calcext:value-type="string">
            <text:p>szkr</text:p>
          </table:table-cell>
          <table:table-cell table:formula="of:=[$'naglosy-edycja'.C314]" office:value-type="string" office:string-value="KTPR" calcext:value-type="string">
            <text:p>KTPR</text:p>
          </table:table-cell>
          <table:table-cell table:formula="of:=[$'naglosy-edycja'.D314]" office:value-type="float" office:value="0" calcext:value-type="float">
            <text:p>0</text:p>
          </table:table-cell>
          <table:table-cell table:formula="of:=[$'naglosy-edycja'.E314]" office:value-type="string" office:string-value="ZSKR" calcext:value-type="string">
            <text:p>ZSKR</text:p>
          </table:table-cell>
          <table:table-cell table:formula="of:=IF([.B313]=0;[.C313];[.B313])" office:value-type="string" office:string-value="KTPR" calcext:value-type="string">
            <text:p>KTPR</text:p>
          </table:table-cell>
          <table:table-cell table:number-columns-repeated="2"/>
          <table:table-cell table:formula="of:=CONCATENATE([$przecinki.$A$2];[.E313];[$przecinki.$A$2];[$przecinki.$B$2];[$przecinki.$C$2];[$przecinki.$A$2];[.E313];[$przecinki.$A$2];[$przecinki.$D$2])" office:value-type="string" office:string-value="&quot;KTPR&quot;: &quot;KTPR&quot;," calcext:value-type="string">
            <text:p>"KTPR": "KTPR",</text:p>
          </table:table-cell>
        </table:table-row>
        <table:table-row table:style-name="ro2">
          <table:table-cell table:formula="of:=[$'naglosy-edycja'.B315]" office:value-type="string" office:string-value="szkw" calcext:value-type="string">
            <text:p>szkw</text:p>
          </table:table-cell>
          <table:table-cell table:formula="of:=[$'naglosy-edycja'.C315]" office:value-type="string" office:string-value="KTPV" calcext:value-type="string">
            <text:p>KTPV</text:p>
          </table:table-cell>
          <table:table-cell table:formula="of:=[$'naglosy-edycja'.D315]" office:value-type="float" office:value="0" calcext:value-type="float">
            <text:p>0</text:p>
          </table:table-cell>
          <table:table-cell table:formula="of:=[$'naglosy-edycja'.E315]" office:value-type="string" office:string-value="ZSKV" calcext:value-type="string">
            <text:p>ZSKV</text:p>
          </table:table-cell>
          <table:table-cell table:formula="of:=IF([.B314]=0;[.C314];[.B314])" office:value-type="string" office:string-value="KTPV" calcext:value-type="string">
            <text:p>KTPV</text:p>
          </table:table-cell>
          <table:table-cell table:number-columns-repeated="2"/>
          <table:table-cell table:formula="of:=CONCATENATE([$przecinki.$A$2];[.E314];[$przecinki.$A$2];[$przecinki.$B$2];[$przecinki.$C$2];[$przecinki.$A$2];[.E314];[$przecinki.$A$2];[$przecinki.$D$2])" office:value-type="string" office:string-value="&quot;KTPV&quot;: &quot;KTPV&quot;," calcext:value-type="string">
            <text:p>"KTPV": "KTPV",</text:p>
          </table:table-cell>
        </table:table-row>
        <table:table-row table:style-name="ro2">
          <table:table-cell table:formula="of:=[$'naglosy-edycja'.B316]" office:value-type="string" office:string-value="szl" calcext:value-type="string">
            <text:p>szl</text:p>
          </table:table-cell>
          <table:table-cell table:formula="of:=[$'naglosy-edycja'.C316]" office:value-type="string" office:string-value="TPL" calcext:value-type="string">
            <text:p>TPL</text:p>
          </table:table-cell>
          <table:table-cell table:formula="of:=[$'naglosy-edycja'.D316]" office:value-type="float" office:value="0" calcext:value-type="float">
            <text:p>0</text:p>
          </table:table-cell>
          <table:table-cell table:formula="of:=[$'naglosy-edycja'.E316]" office:value-type="string" office:string-value="ZSL" calcext:value-type="string">
            <text:p>ZSL</text:p>
          </table:table-cell>
          <table:table-cell table:formula="of:=IF([.B315]=0;[.C315];[.B315])" office:value-type="string" office:string-value="TPL" calcext:value-type="string">
            <text:p>TPL</text:p>
          </table:table-cell>
          <table:table-cell table:number-columns-repeated="2"/>
          <table:table-cell table:formula="of:=CONCATENATE([$przecinki.$A$2];[.E315];[$przecinki.$A$2];[$przecinki.$B$2];[$przecinki.$C$2];[$przecinki.$A$2];[.E315];[$przecinki.$A$2];[$przecinki.$D$2])" office:value-type="string" office:string-value="&quot;TPL&quot;: &quot;TPL&quot;," calcext:value-type="string">
            <text:p>"TPL": "TPL",</text:p>
          </table:table-cell>
        </table:table-row>
        <table:table-row table:style-name="ro2">
          <table:table-cell table:formula="of:=[$'naglosy-edycja'.B317]" office:value-type="string" office:string-value="szł" calcext:value-type="string">
            <text:p>szł</text:p>
          </table:table-cell>
          <table:table-cell table:formula="of:=[$'naglosy-edycja'.C317]" office:value-type="float" office:value="0" calcext:value-type="float">
            <text:p>0</text:p>
          </table:table-cell>
          <table:table-cell table:formula="of:=[$'naglosy-edycja'.D317]" office:value-type="string" office:string-value="TPLJ" calcext:value-type="string">
            <text:p>TPLJ</text:p>
          </table:table-cell>
          <table:table-cell table:formula="of:=[$'naglosy-edycja'.E317]" office:value-type="string" office:string-value="ZSLJ" calcext:value-type="string">
            <text:p>ZSLJ</text:p>
          </table:table-cell>
          <table:table-cell table:formula="of:=IF([.B316]=0;[.C316];[.B316])" office:value-type="string" office:string-value="TPLJ" calcext:value-type="string">
            <text:p>TPLJ</text:p>
          </table:table-cell>
          <table:table-cell table:number-columns-repeated="2"/>
          <table:table-cell table:formula="of:=CONCATENATE([$przecinki.$A$2];[.E316];[$przecinki.$A$2];[$przecinki.$B$2];[$przecinki.$C$2];[$przecinki.$A$2];[.E316];[$przecinki.$A$2];[$przecinki.$D$2])" office:value-type="string" office:string-value="&quot;TPLJ&quot;: &quot;TPLJ&quot;," calcext:value-type="string">
            <text:p>"TPLJ": "TPLJ",</text:p>
          </table:table-cell>
        </table:table-row>
        <table:table-row table:style-name="ro2">
          <table:table-cell table:formula="of:=[$'naglosy-edycja'.B318]" office:value-type="string" office:string-value="szm" calcext:value-type="string">
            <text:p>szm</text:p>
          </table:table-cell>
          <table:table-cell table:formula="of:=[$'naglosy-edycja'.C318]" office:value-type="string" office:string-value="TPV" calcext:value-type="string">
            <text:p>TPV</text:p>
          </table:table-cell>
          <table:table-cell table:formula="of:=[$'naglosy-edycja'.D318]" office:value-type="float" office:value="0" calcext:value-type="float">
            <text:p>0</text:p>
          </table:table-cell>
          <table:table-cell table:formula="of:=[$'naglosy-edycja'.E318]" office:value-type="string" office:string-value="ZSPV" calcext:value-type="string">
            <text:p>ZSPV</text:p>
          </table:table-cell>
          <table:table-cell table:formula="of:=IF([.B317]=0;[.C317];[.B317])" office:value-type="string" office:string-value="TPV" calcext:value-type="string">
            <text:p>TPV</text:p>
          </table:table-cell>
          <table:table-cell table:number-columns-repeated="2"/>
          <table:table-cell table:formula="of:=CONCATENATE([$przecinki.$A$2];[.E317];[$przecinki.$A$2];[$przecinki.$B$2];[$przecinki.$C$2];[$przecinki.$A$2];[.E317];[$przecinki.$A$2];[$przecinki.$D$2])" office:value-type="string" office:string-value="&quot;TPV&quot;: &quot;TPV&quot;," calcext:value-type="string">
            <text:p>"TPV": "TPV",</text:p>
          </table:table-cell>
        </table:table-row>
        <table:table-row table:style-name="ro2">
          <table:table-cell table:formula="of:=[$'naglosy-edycja'.B319]" office:value-type="string" office:string-value="szn" calcext:value-type="string">
            <text:p>szn</text:p>
          </table:table-cell>
          <table:table-cell table:formula="of:=[$'naglosy-edycja'.C319]" office:value-type="string" office:string-value="TPLR" calcext:value-type="string">
            <text:p>TPLR</text:p>
          </table:table-cell>
          <table:table-cell table:formula="of:=[$'naglosy-edycja'.D319]" office:value-type="float" office:value="0" calcext:value-type="float">
            <text:p>0</text:p>
          </table:table-cell>
          <table:table-cell table:formula="of:=[$'naglosy-edycja'.E319]" office:value-type="string" office:string-value="ZSLR" calcext:value-type="string">
            <text:p>ZSLR</text:p>
          </table:table-cell>
          <table:table-cell table:formula="of:=IF([.B318]=0;[.C318];[.B318])" office:value-type="string" office:string-value="TPLR" calcext:value-type="string">
            <text:p>TPLR</text:p>
          </table:table-cell>
          <table:table-cell table:number-columns-repeated="2"/>
          <table:table-cell table:formula="of:=CONCATENATE([$przecinki.$A$2];[.E318];[$przecinki.$A$2];[$przecinki.$B$2];[$przecinki.$C$2];[$przecinki.$A$2];[.E318];[$przecinki.$A$2];[$przecinki.$D$2])" office:value-type="string" office:string-value="&quot;TPLR&quot;: &quot;TPLR&quot;," calcext:value-type="string">
            <text:p>"TPLR": "TPLR",</text:p>
          </table:table-cell>
        </table:table-row>
        <table:table-row table:style-name="ro2">
          <table:table-cell table:formula="of:=[$'naglosy-edycja'.B320]" office:value-type="string" office:string-value="szni" calcext:value-type="string">
            <text:p>szni</text:p>
          </table:table-cell>
          <table:table-cell table:formula="of:=[$'naglosy-edycja'.C320]" office:value-type="float" office:value="0" calcext:value-type="float">
            <text:p>0</text:p>
          </table:table-cell>
          <table:table-cell table:formula="of:=[$'naglosy-edycja'.D320]" office:value-type="string" office:string-value="TPLRJ" calcext:value-type="string">
            <text:p>TPLRJ</text:p>
          </table:table-cell>
          <table:table-cell table:formula="of:=[$'naglosy-edycja'.E320]" office:value-type="string" office:string-value="ZSLRJ" calcext:value-type="string">
            <text:p>ZSLRJ</text:p>
          </table:table-cell>
          <table:table-cell table:formula="of:=IF([.B319]=0;[.C319];[.B319])" office:value-type="string" office:string-value="TPLRJ" calcext:value-type="string">
            <text:p>TPLRJ</text:p>
          </table:table-cell>
          <table:table-cell table:number-columns-repeated="2"/>
          <table:table-cell table:formula="of:=CONCATENATE([$przecinki.$A$2];[.E319];[$przecinki.$A$2];[$przecinki.$B$2];[$przecinki.$C$2];[$przecinki.$A$2];[.E319];[$przecinki.$A$2];[$przecinki.$D$2])" office:value-type="string" office:string-value="&quot;TPLRJ&quot;: &quot;TPLRJ&quot;," calcext:value-type="string">
            <text:p>"TPLRJ": "TPLRJ",</text:p>
          </table:table-cell>
        </table:table-row>
        <table:table-row table:style-name="ro2">
          <table:table-cell table:formula="of:=[$'naglosy-edycja'.B321]" office:value-type="string" office:string-value="szp" calcext:value-type="string">
            <text:p>szp</text:p>
          </table:table-cell>
          <table:table-cell table:formula="of:=[$'naglosy-edycja'.C321]" office:value-type="string" office:string-value="XZTP" calcext:value-type="string">
            <text:p>XZTP</text:p>
          </table:table-cell>
          <table:table-cell table:formula="of:=[$'naglosy-edycja'.D321]" office:value-type="float" office:value="0" calcext:value-type="float">
            <text:p>0</text:p>
          </table:table-cell>
          <table:table-cell table:formula="of:=[$'naglosy-edycja'.E321]" office:value-type="string" office:string-value="ZSP" calcext:value-type="string">
            <text:p>ZSP</text:p>
          </table:table-cell>
          <table:table-cell table:formula="of:=IF([.B320]=0;[.C320];[.B320])" office:value-type="string" office:string-value="XZTP" calcext:value-type="string">
            <text:p>XZTP</text:p>
          </table:table-cell>
          <table:table-cell table:number-columns-repeated="2"/>
          <table:table-cell table:formula="of:=CONCATENATE([$przecinki.$A$2];[.E320];[$przecinki.$A$2];[$przecinki.$B$2];[$przecinki.$C$2];[$przecinki.$A$2];[.E320];[$przecinki.$A$2];[$przecinki.$D$2])" office:value-type="string" office:string-value="&quot;XZTP&quot;: &quot;XZTP&quot;," calcext:value-type="string">
            <text:p>"XZTP": "XZTP",</text:p>
          </table:table-cell>
        </table:table-row>
        <table:table-row table:style-name="ro2">
          <table:table-cell table:formula="of:=[$'naglosy-edycja'.B322]" office:value-type="string" office:string-value="szpl" calcext:value-type="string">
            <text:p>szpl</text:p>
          </table:table-cell>
          <table:table-cell table:formula="of:=[$'naglosy-edycja'.C322]" office:value-type="string" office:string-value="XZTPL" calcext:value-type="string">
            <text:p>XZTPL</text:p>
          </table:table-cell>
          <table:table-cell table:formula="of:=[$'naglosy-edycja'.D322]" office:value-type="float" office:value="0" calcext:value-type="float">
            <text:p>0</text:p>
          </table:table-cell>
          <table:table-cell table:formula="of:=[$'naglosy-edycja'.E322]" office:value-type="string" office:string-value="ZSPL" calcext:value-type="string">
            <text:p>ZSPL</text:p>
          </table:table-cell>
          <table:table-cell table:formula="of:=IF([.B321]=0;[.C321];[.B321])" office:value-type="string" office:string-value="XZTPL" calcext:value-type="string">
            <text:p>XZTPL</text:p>
          </table:table-cell>
          <table:table-cell table:number-columns-repeated="2"/>
          <table:table-cell table:formula="of:=CONCATENATE([$przecinki.$A$2];[.E321];[$przecinki.$A$2];[$przecinki.$B$2];[$przecinki.$C$2];[$przecinki.$A$2];[.E321];[$przecinki.$A$2];[$przecinki.$D$2])" office:value-type="string" office:string-value="&quot;XZTPL&quot;: &quot;XZTPL&quot;," calcext:value-type="string">
            <text:p>"XZTPL": "XZTPL",</text:p>
          </table:table-cell>
        </table:table-row>
        <table:table-row table:style-name="ro2">
          <table:table-cell table:formula="of:=[$'naglosy-edycja'.B323]" office:value-type="string" office:string-value="szpr" calcext:value-type="string">
            <text:p>szpr</text:p>
          </table:table-cell>
          <table:table-cell table:formula="of:=[$'naglosy-edycja'.C323]" office:value-type="string" office:string-value="XZTPR" calcext:value-type="string">
            <text:p>XZTPR</text:p>
          </table:table-cell>
          <table:table-cell table:formula="of:=[$'naglosy-edycja'.D323]" office:value-type="float" office:value="0" calcext:value-type="float">
            <text:p>0</text:p>
          </table:table-cell>
          <table:table-cell table:formula="of:=[$'naglosy-edycja'.E323]" office:value-type="string" office:string-value="ZSPR" calcext:value-type="string">
            <text:p>ZSPR</text:p>
          </table:table-cell>
          <table:table-cell table:formula="of:=IF([.B322]=0;[.C322];[.B322])" office:value-type="string" office:string-value="XZTPR" calcext:value-type="string">
            <text:p>XZTPR</text:p>
          </table:table-cell>
          <table:table-cell table:number-columns-repeated="2"/>
          <table:table-cell table:formula="of:=CONCATENATE([$przecinki.$A$2];[.E322];[$przecinki.$A$2];[$przecinki.$B$2];[$przecinki.$C$2];[$przecinki.$A$2];[.E322];[$przecinki.$A$2];[$przecinki.$D$2])" office:value-type="string" office:string-value="&quot;XZTPR&quot;: &quot;XZTPR&quot;," calcext:value-type="string">
            <text:p>"XZTPR": "XZTPR",</text:p>
          </table:table-cell>
        </table:table-row>
        <table:table-row table:style-name="ro2">
          <table:table-cell table:formula="of:=[$'naglosy-edycja'.B324]" office:value-type="string" office:string-value="szr" calcext:value-type="string">
            <text:p>szr</text:p>
          </table:table-cell>
          <table:table-cell table:formula="of:=[$'naglosy-edycja'.C324]" office:value-type="string" office:string-value="TPR" calcext:value-type="string">
            <text:p>TPR</text:p>
          </table:table-cell>
          <table:table-cell table:formula="of:=[$'naglosy-edycja'.D324]" office:value-type="float" office:value="0" calcext:value-type="float">
            <text:p>0</text:p>
          </table:table-cell>
          <table:table-cell table:formula="of:=[$'naglosy-edycja'.E324]" office:value-type="string" office:string-value="ZSR" calcext:value-type="string">
            <text:p>ZSR</text:p>
          </table:table-cell>
          <table:table-cell table:formula="of:=IF([.B323]=0;[.C323];[.B323])" office:value-type="string" office:string-value="TPR" calcext:value-type="string">
            <text:p>TPR</text:p>
          </table:table-cell>
          <table:table-cell table:number-columns-repeated="2"/>
          <table:table-cell table:formula="of:=CONCATENATE([$przecinki.$A$2];[.E323];[$przecinki.$A$2];[$przecinki.$B$2];[$przecinki.$C$2];[$przecinki.$A$2];[.E323];[$przecinki.$A$2];[$przecinki.$D$2])" office:value-type="string" office:string-value="&quot;TPR&quot;: &quot;TPR&quot;," calcext:value-type="string">
            <text:p>"TPR": "TPR",</text:p>
          </table:table-cell>
        </table:table-row>
        <table:table-row table:style-name="ro2">
          <table:table-cell table:formula="of:=[$'naglosy-edycja'.B325]" office:value-type="string" office:string-value="szt" calcext:value-type="string">
            <text:p>szt</text:p>
          </table:table-cell>
          <table:table-cell table:formula="of:=[$'naglosy-edycja'.C325]" office:value-type="string" office:string-value="XZTP" calcext:value-type="string">
            <text:p>XZTP</text:p>
          </table:table-cell>
          <table:table-cell table:formula="of:=[$'naglosy-edycja'.D325]" office:value-type="float" office:value="0" calcext:value-type="float">
            <text:p>0</text:p>
          </table:table-cell>
          <table:table-cell table:formula="of:=[$'naglosy-edycja'.E325]" office:value-type="string" office:string-value="ZST" calcext:value-type="string">
            <text:p>ZST</text:p>
          </table:table-cell>
          <table:table-cell table:formula="of:=IF([.B324]=0;[.C324];[.B324])" office:value-type="string" office:string-value="XZTP" calcext:value-type="string">
            <text:p>XZTP</text:p>
          </table:table-cell>
          <table:table-cell table:number-columns-repeated="2"/>
          <table:table-cell table:formula="of:=CONCATENATE([$przecinki.$A$2];[.E324];[$przecinki.$A$2];[$przecinki.$B$2];[$przecinki.$C$2];[$przecinki.$A$2];[.E324];[$przecinki.$A$2];[$przecinki.$D$2])" office:value-type="string" office:string-value="&quot;XZTP&quot;: &quot;XZTP&quot;," calcext:value-type="string">
            <text:p>"XZTP": "XZTP",</text:p>
          </table:table-cell>
        </table:table-row>
        <table:table-row table:style-name="ro2">
          <table:table-cell table:formula="of:=[$'naglosy-edycja'.B326]" office:value-type="string" office:string-value="sztr" calcext:value-type="string">
            <text:p>sztr</text:p>
          </table:table-cell>
          <table:table-cell table:formula="of:=[$'naglosy-edycja'.C326]" office:value-type="string" office:string-value="XZTPR" calcext:value-type="string">
            <text:p>XZTPR</text:p>
          </table:table-cell>
          <table:table-cell table:formula="of:=[$'naglosy-edycja'.D326]" office:value-type="float" office:value="0" calcext:value-type="float">
            <text:p>0</text:p>
          </table:table-cell>
          <table:table-cell table:formula="of:=[$'naglosy-edycja'.E326]" office:value-type="string" office:string-value="ZSTR" calcext:value-type="string">
            <text:p>ZSTR</text:p>
          </table:table-cell>
          <table:table-cell table:formula="of:=IF([.B325]=0;[.C325];[.B325])" office:value-type="string" office:string-value="XZTPR" calcext:value-type="string">
            <text:p>XZTPR</text:p>
          </table:table-cell>
          <table:table-cell table:number-columns-repeated="2"/>
          <table:table-cell table:formula="of:=CONCATENATE([$przecinki.$A$2];[.E325];[$przecinki.$A$2];[$przecinki.$B$2];[$przecinki.$C$2];[$przecinki.$A$2];[.E325];[$przecinki.$A$2];[$przecinki.$D$2])" office:value-type="string" office:string-value="&quot;XZTPR&quot;: &quot;XZTPR&quot;," calcext:value-type="string">
            <text:p>"XZTPR": "XZTPR",</text:p>
          </table:table-cell>
        </table:table-row>
        <table:table-row table:style-name="ro2">
          <table:table-cell table:formula="of:=[$'naglosy-edycja'.B327]" office:value-type="string" office:string-value="szw" calcext:value-type="string">
            <text:p>szw</text:p>
          </table:table-cell>
          <table:table-cell table:formula="of:=[$'naglosy-edycja'.C327]" office:value-type="string" office:string-value="TPV" calcext:value-type="string">
            <text:p>TPV</text:p>
          </table:table-cell>
          <table:table-cell table:formula="of:=[$'naglosy-edycja'.D327]" office:value-type="float" office:value="0" calcext:value-type="float">
            <text:p>0</text:p>
          </table:table-cell>
          <table:table-cell table:formula="of:=[$'naglosy-edycja'.E327]" office:value-type="string" office:string-value="ZSV" calcext:value-type="string">
            <text:p>ZSV</text:p>
          </table:table-cell>
          <table:table-cell table:formula="of:=IF([.B326]=0;[.C326];[.B326])" office:value-type="string" office:string-value="TPV" calcext:value-type="string">
            <text:p>TPV</text:p>
          </table:table-cell>
          <table:table-cell table:number-columns-repeated="2"/>
          <table:table-cell table:formula="of:=CONCATENATE([$przecinki.$A$2];[.E326];[$przecinki.$A$2];[$przecinki.$B$2];[$przecinki.$C$2];[$przecinki.$A$2];[.E326];[$przecinki.$A$2];[$przecinki.$D$2])" office:value-type="string" office:string-value="&quot;TPV&quot;: &quot;TPV&quot;," calcext:value-type="string">
            <text:p>"TPV": "TPV",</text:p>
          </table:table-cell>
        </table:table-row>
        <table:table-row table:style-name="ro2">
          <table:table-cell table:formula="of:=[$'naglosy-edycja'.B328]" office:value-type="string" office:string-value="szcz" calcext:value-type="string">
            <text:p>szcz</text:p>
          </table:table-cell>
          <table:table-cell table:formula="of:=[$'naglosy-edycja'.C328]" office:value-type="string" office:string-value="TPV" calcext:value-type="string">
            <text:p>TPV</text:p>
          </table:table-cell>
          <table:table-cell table:formula="of:=[$'naglosy-edycja'.D328]" office:value-type="float" office:value="0" calcext:value-type="float">
            <text:p>0</text:p>
          </table:table-cell>
          <table:table-cell table:formula="of:=[$'naglosy-edycja'.E328]" office:value-type="string" office:string-value="ZSPV" calcext:value-type="string">
            <text:p>ZSPV</text:p>
          </table:table-cell>
          <table:table-cell table:formula="of:=IF([.B327]=0;[.C327];[.B327])" office:value-type="string" office:string-value="TPV" calcext:value-type="string">
            <text:p>TPV</text:p>
          </table:table-cell>
          <table:table-cell table:number-columns-repeated="2"/>
          <table:table-cell table:formula="of:=CONCATENATE([$przecinki.$A$2];[.E327];[$przecinki.$A$2];[$przecinki.$B$2];[$przecinki.$C$2];[$przecinki.$A$2];[.E327];[$przecinki.$A$2];[$przecinki.$D$2])" office:value-type="string" office:string-value="&quot;TPV&quot;: &quot;TPV&quot;," calcext:value-type="string">
            <text:p>"TPV": "TPV",</text:p>
          </table:table-cell>
        </table:table-row>
        <table:table-row table:style-name="ro2">
          <table:table-cell table:formula="of:=[$'naglosy-edycja'.B329]" office:value-type="string" office:string-value="szczm" calcext:value-type="string">
            <text:p>szczm</text:p>
          </table:table-cell>
          <table:table-cell table:formula="of:=[$'naglosy-edycja'.C329]" office:value-type="string" office:string-value="KTPV" calcext:value-type="string">
            <text:p>KTPV</text:p>
          </table:table-cell>
          <table:table-cell table:formula="of:=[$'naglosy-edycja'.D329]" office:value-type="float" office:value="0" calcext:value-type="float">
            <text:p>0</text:p>
          </table:table-cell>
          <table:table-cell table:formula="of:=[$'naglosy-edycja'.E329]" office:value-type="string" office:string-value="ZSKPV" calcext:value-type="string">
            <text:p>ZSKPV</text:p>
          </table:table-cell>
          <table:table-cell table:formula="of:=IF([.B328]=0;[.C328];[.B328])" office:value-type="string" office:string-value="KTPV" calcext:value-type="string">
            <text:p>KTPV</text:p>
          </table:table-cell>
          <table:table-cell table:number-columns-repeated="2"/>
          <table:table-cell table:formula="of:=CONCATENATE([$przecinki.$A$2];[.E328];[$przecinki.$A$2];[$przecinki.$B$2];[$przecinki.$C$2];[$przecinki.$A$2];[.E328];[$przecinki.$A$2];[$przecinki.$D$2])" office:value-type="string" office:string-value="&quot;KTPV&quot;: &quot;KTPV&quot;," calcext:value-type="string">
            <text:p>"KTPV": "KTPV",</text:p>
          </table:table-cell>
        </table:table-row>
        <table:table-row table:style-name="ro2">
          <table:table-cell table:formula="of:=[$'naglosy-edycja'.B330]" office:value-type="string" office:string-value="szczw" calcext:value-type="string">
            <text:p>szczw</text:p>
          </table:table-cell>
          <table:table-cell table:formula="of:=[$'naglosy-edycja'.C330]" office:value-type="string" office:string-value="KTPV" calcext:value-type="string">
            <text:p>KTPV</text:p>
          </table:table-cell>
          <table:table-cell table:formula="of:=[$'naglosy-edycja'.D330]" office:value-type="float" office:value="0" calcext:value-type="float">
            <text:p>0</text:p>
          </table:table-cell>
          <table:table-cell table:formula="of:=[$'naglosy-edycja'.E330]" office:value-type="string" office:string-value="ZSTPV" calcext:value-type="string">
            <text:p>ZSTPV</text:p>
          </table:table-cell>
          <table:table-cell table:formula="of:=IF([.B329]=0;[.C329];[.B329])" office:value-type="string" office:string-value="KTPV" calcext:value-type="string">
            <text:p>KTPV</text:p>
          </table:table-cell>
          <table:table-cell table:number-columns-repeated="2"/>
          <table:table-cell table:formula="of:=CONCATENATE([$przecinki.$A$2];[.E329];[$przecinki.$A$2];[$przecinki.$B$2];[$przecinki.$C$2];[$przecinki.$A$2];[.E329];[$przecinki.$A$2];[$przecinki.$D$2])" office:value-type="string" office:string-value="&quot;KTPV&quot;: &quot;KTPV&quot;," calcext:value-type="string">
            <text:p>"KTPV": "KTPV",</text:p>
          </table:table-cell>
        </table:table-row>
        <table:table-row table:style-name="ro2">
          <table:table-cell table:formula="of:=[$'naglosy-edycja'.B331]" office:value-type="string" office:string-value="ś/si" calcext:value-type="string">
            <text:p>ś/si</text:p>
          </table:table-cell>
          <table:table-cell table:formula="of:=[$'naglosy-edycja'.C331]" office:value-type="string" office:string-value="S" calcext:value-type="string">
            <text:p>S</text:p>
          </table:table-cell>
          <table:table-cell table:formula="of:=[$'naglosy-edycja'.D331]" office:value-type="float" office:value="0" calcext:value-type="float">
            <text:p>0</text:p>
          </table:table-cell>
          <table:table-cell table:formula="of:=[$'naglosy-edycja'.E331]" office:value-type="float" office:value="0" calcext:value-type="float">
            <text:p>0</text:p>
          </table:table-cell>
          <table:table-cell table:formula="of:=IF([.B330]=0;[.C330];[.B330])" office:value-type="string" office:string-value="S" calcext:value-type="string">
            <text:p>S</text:p>
          </table:table-cell>
          <table:table-cell table:number-columns-repeated="2"/>
          <table:table-cell table:formula="of:=CONCATENATE([$przecinki.$A$2];[.E330];[$przecinki.$A$2];[$przecinki.$B$2];[$przecinki.$C$2];[$przecinki.$A$2];[.E330];[$przecinki.$A$2];[$przecinki.$D$2])" office:value-type="string" office:string-value="&quot;S&quot;: &quot;S&quot;," calcext:value-type="string">
            <text:p>"S": "S",</text:p>
          </table:table-cell>
        </table:table-row>
        <table:table-row table:style-name="ro2">
          <table:table-cell table:formula="of:=[$'naglosy-edycja'.B332]" office:value-type="string" office:string-value="śc" calcext:value-type="string">
            <text:p>śc</text:p>
          </table:table-cell>
          <table:table-cell table:formula="of:=[$'naglosy-edycja'.C332]" office:value-type="string" office:string-value="ZST" calcext:value-type="string">
            <text:p>ZST</text:p>
          </table:table-cell>
          <table:table-cell table:formula="of:=[$'naglosy-edycja'.D332]" office:value-type="float" office:value="0" calcext:value-type="float">
            <text:p>0</text:p>
          </table:table-cell>
          <table:table-cell table:formula="of:=[$'naglosy-edycja'.E332]" office:value-type="float" office:value="0" calcext:value-type="float">
            <text:p>0</text:p>
          </table:table-cell>
          <table:table-cell table:formula="of:=IF([.B331]=0;[.C331];[.B331])" office:value-type="string" office:string-value="ZST" calcext:value-type="string">
            <text:p>ZST</text:p>
          </table:table-cell>
          <table:table-cell table:number-columns-repeated="2"/>
          <table:table-cell table:formula="of:=CONCATENATE([$przecinki.$A$2];[.E331];[$przecinki.$A$2];[$przecinki.$B$2];[$przecinki.$C$2];[$przecinki.$A$2];[.E331];[$przecinki.$A$2];[$przecinki.$D$2])" office:value-type="string" office:string-value="&quot;ZST&quot;: &quot;ZST&quot;," calcext:value-type="string">
            <text:p>"ZST": "ZST",</text:p>
          </table:table-cell>
        </table:table-row>
        <table:table-row table:style-name="ro2">
          <table:table-cell table:formula="of:=[$'naglosy-edycja'.B333]" office:value-type="string" office:string-value="ści" calcext:value-type="string">
            <text:p>ści</text:p>
          </table:table-cell>
          <table:table-cell table:formula="of:=[$'naglosy-edycja'.C333]" office:value-type="float" office:value="0" calcext:value-type="float">
            <text:p>0</text:p>
          </table:table-cell>
          <table:table-cell table:formula="of:=[$'naglosy-edycja'.D333]" office:value-type="string" office:string-value="ZSTJ" calcext:value-type="string">
            <text:p>ZSTJ</text:p>
          </table:table-cell>
          <table:table-cell table:formula="of:=[$'naglosy-edycja'.E333]" office:value-type="float" office:value="0" calcext:value-type="float">
            <text:p>0</text:p>
          </table:table-cell>
          <table:table-cell table:formula="of:=IF([.B332]=0;[.C332];[.B332])" office:value-type="string" office:string-value="ZSTJ" calcext:value-type="string">
            <text:p>ZSTJ</text:p>
          </table:table-cell>
          <table:table-cell table:number-columns-repeated="2"/>
          <table:table-cell table:formula="of:=CONCATENATE([$przecinki.$A$2];[.E332];[$przecinki.$A$2];[$przecinki.$B$2];[$przecinki.$C$2];[$przecinki.$A$2];[.E332];[$przecinki.$A$2];[$przecinki.$D$2])" office:value-type="string" office:string-value="&quot;ZSTJ&quot;: &quot;ZSTJ&quot;," calcext:value-type="string">
            <text:p>"ZSTJ": "ZSTJ",</text:p>
          </table:table-cell>
        </table:table-row>
        <table:table-row table:style-name="ro2">
          <table:table-cell table:formula="of:=[$'naglosy-edycja'.B334]" office:value-type="string" office:string-value="śl" calcext:value-type="string">
            <text:p>śl</text:p>
          </table:table-cell>
          <table:table-cell table:formula="of:=[$'naglosy-edycja'.C334]" office:value-type="string" office:string-value="SL" calcext:value-type="string">
            <text:p>SL</text:p>
          </table:table-cell>
          <table:table-cell table:formula="of:=[$'naglosy-edycja'.D334]" office:value-type="float" office:value="0" calcext:value-type="float">
            <text:p>0</text:p>
          </table:table-cell>
          <table:table-cell table:formula="of:=[$'naglosy-edycja'.E334]" office:value-type="float" office:value="0" calcext:value-type="float">
            <text:p>0</text:p>
          </table:table-cell>
          <table:table-cell table:formula="of:=IF([.B333]=0;[.C333];[.B333])" office:value-type="string" office:string-value="SL" calcext:value-type="string">
            <text:p>SL</text:p>
          </table:table-cell>
          <table:table-cell table:number-columns-repeated="2"/>
          <table:table-cell table:formula="of:=CONCATENATE([$przecinki.$A$2];[.E333];[$przecinki.$A$2];[$przecinki.$B$2];[$przecinki.$C$2];[$przecinki.$A$2];[.E333];[$przecinki.$A$2];[$przecinki.$D$2])" office:value-type="string" office:string-value="&quot;SL&quot;: &quot;SL&quot;," calcext:value-type="string">
            <text:p>"SL": "SL",</text:p>
          </table:table-cell>
        </table:table-row>
        <table:table-row table:style-name="ro2">
          <table:table-cell table:formula="of:=[$'naglosy-edycja'.B335]" office:value-type="string" office:string-value="śm" calcext:value-type="string">
            <text:p>śm</text:p>
          </table:table-cell>
          <table:table-cell table:formula="of:=[$'naglosy-edycja'.C335]" office:value-type="string" office:string-value="STV" calcext:value-type="string">
            <text:p>STV</text:p>
          </table:table-cell>
          <table:table-cell table:formula="of:=[$'naglosy-edycja'.D335]" office:value-type="float" office:value="0" calcext:value-type="float">
            <text:p>0</text:p>
          </table:table-cell>
          <table:table-cell table:formula="of:=[$'naglosy-edycja'.E335]" office:value-type="string" office:string-value="ZSPVJ" calcext:value-type="string">
            <text:p>ZSPVJ</text:p>
          </table:table-cell>
          <table:table-cell table:formula="of:=IF([.B334]=0;[.C334];[.B334])" office:value-type="string" office:string-value="STV" calcext:value-type="string">
            <text:p>STV</text:p>
          </table:table-cell>
          <table:table-cell table:number-columns-repeated="2"/>
          <table:table-cell table:formula="of:=CONCATENATE([$przecinki.$A$2];[.E334];[$przecinki.$A$2];[$przecinki.$B$2];[$przecinki.$C$2];[$przecinki.$A$2];[.E334];[$przecinki.$A$2];[$przecinki.$D$2])" office:value-type="string" office:string-value="&quot;STV&quot;: &quot;STV&quot;," calcext:value-type="string">
            <text:p>"STV": "STV",</text:p>
          </table:table-cell>
        </table:table-row>
        <table:table-row table:style-name="ro2">
          <table:table-cell table:formula="of:=[$'naglosy-edycja'.B336]" office:value-type="string" office:string-value="śmi" calcext:value-type="string">
            <text:p>śmi</text:p>
          </table:table-cell>
          <table:table-cell table:formula="of:=[$'naglosy-edycja'.C336]" office:value-type="float" office:value="0" calcext:value-type="float">
            <text:p>0</text:p>
          </table:table-cell>
          <table:table-cell table:formula="of:=[$'naglosy-edycja'.D336]" office:value-type="string" office:string-value="STVJ" calcext:value-type="string">
            <text:p>STVJ</text:p>
          </table:table-cell>
          <table:table-cell table:formula="of:=[$'naglosy-edycja'.E336]" office:value-type="float" office:value="0" calcext:value-type="float">
            <text:p>0</text:p>
          </table:table-cell>
          <table:table-cell table:formula="of:=IF([.B335]=0;[.C335];[.B335])" office:value-type="string" office:string-value="STVJ" calcext:value-type="string">
            <text:p>STVJ</text:p>
          </table:table-cell>
          <table:table-cell table:number-columns-repeated="2"/>
          <table:table-cell table:formula="of:=CONCATENATE([$przecinki.$A$2];[.E335];[$przecinki.$A$2];[$przecinki.$B$2];[$przecinki.$C$2];[$przecinki.$A$2];[.E335];[$przecinki.$A$2];[$przecinki.$D$2])" office:value-type="string" office:string-value="&quot;STVJ&quot;: &quot;STVJ&quot;," calcext:value-type="string">
            <text:p>"STVJ": "STVJ",</text:p>
          </table:table-cell>
        </table:table-row>
        <table:table-row table:style-name="ro2">
          <table:table-cell table:formula="of:=[$'naglosy-edycja'.B337]" office:value-type="string" office:string-value="śn" calcext:value-type="string">
            <text:p>śn</text:p>
          </table:table-cell>
          <table:table-cell table:formula="of:=[$'naglosy-edycja'.C337]" office:value-type="string" office:string-value="SLR" calcext:value-type="string">
            <text:p>SLR</text:p>
          </table:table-cell>
          <table:table-cell table:formula="of:=[$'naglosy-edycja'.D337]" office:value-type="float" office:value="0" calcext:value-type="float">
            <text:p>0</text:p>
          </table:table-cell>
          <table:table-cell table:formula="of:=[$'naglosy-edycja'.E337]" office:value-type="float" office:value="0" calcext:value-type="float">
            <text:p>0</text:p>
          </table:table-cell>
          <table:table-cell table:formula="of:=IF([.B336]=0;[.C336];[.B336])" office:value-type="string" office:string-value="SLR" calcext:value-type="string">
            <text:p>SLR</text:p>
          </table:table-cell>
          <table:table-cell table:number-columns-repeated="2"/>
          <table:table-cell table:formula="of:=CONCATENATE([$przecinki.$A$2];[.E336];[$przecinki.$A$2];[$przecinki.$B$2];[$przecinki.$C$2];[$przecinki.$A$2];[.E336];[$przecinki.$A$2];[$przecinki.$D$2])" office:value-type="string" office:string-value="&quot;SLR&quot;: &quot;SLR&quot;," calcext:value-type="string">
            <text:p>"SLR": "SLR",</text:p>
          </table:table-cell>
        </table:table-row>
        <table:table-row table:style-name="ro2">
          <table:table-cell table:formula="of:=[$'naglosy-edycja'.B338]" office:value-type="string" office:string-value="śni" calcext:value-type="string">
            <text:p>śni</text:p>
          </table:table-cell>
          <table:table-cell table:formula="of:=[$'naglosy-edycja'.C338]" office:value-type="float" office:value="0" calcext:value-type="float">
            <text:p>0</text:p>
          </table:table-cell>
          <table:table-cell table:formula="of:=[$'naglosy-edycja'.D338]" office:value-type="string" office:string-value="SLRJ" calcext:value-type="string">
            <text:p>SLRJ</text:p>
          </table:table-cell>
          <table:table-cell table:formula="of:=[$'naglosy-edycja'.E338]" office:value-type="float" office:value="0" calcext:value-type="float">
            <text:p>0</text:p>
          </table:table-cell>
          <table:table-cell table:formula="of:=IF([.B337]=0;[.C337];[.B337])" office:value-type="string" office:string-value="SLRJ" calcext:value-type="string">
            <text:p>SLRJ</text:p>
          </table:table-cell>
          <table:table-cell table:number-columns-repeated="2"/>
          <table:table-cell table:formula="of:=CONCATENATE([$przecinki.$A$2];[.E337];[$przecinki.$A$2];[$przecinki.$B$2];[$przecinki.$C$2];[$przecinki.$A$2];[.E337];[$przecinki.$A$2];[$przecinki.$D$2])" office:value-type="string" office:string-value="&quot;SLRJ&quot;: &quot;SLRJ&quot;," calcext:value-type="string">
            <text:p>"SLRJ": "SLRJ",</text:p>
          </table:table-cell>
        </table:table-row>
        <table:table-row table:style-name="ro2">
          <table:table-cell table:formula="of:=[$'naglosy-edycja'.B339]" office:value-type="string" office:string-value="śp" calcext:value-type="string">
            <text:p>śp</text:p>
          </table:table-cell>
          <table:table-cell table:formula="of:=[$'naglosy-edycja'.C339]" office:value-type="string" office:string-value="SP" calcext:value-type="string">
            <text:p>SP</text:p>
          </table:table-cell>
          <table:table-cell table:formula="of:=[$'naglosy-edycja'.D339]" office:value-type="float" office:value="0" calcext:value-type="float">
            <text:p>0</text:p>
          </table:table-cell>
          <table:table-cell table:formula="of:=[$'naglosy-edycja'.E339]" office:value-type="float" office:value="0" calcext:value-type="float">
            <text:p>0</text:p>
          </table:table-cell>
          <table:table-cell table:formula="of:=IF([.B338]=0;[.C338];[.B338])" office:value-type="string" office:string-value="SP" calcext:value-type="string">
            <text:p>SP</text:p>
          </table:table-cell>
          <table:table-cell table:number-columns-repeated="2"/>
          <table:table-cell table:formula="of:=CONCATENATE([$przecinki.$A$2];[.E338];[$przecinki.$A$2];[$przecinki.$B$2];[$przecinki.$C$2];[$przecinki.$A$2];[.E338];[$przecinki.$A$2];[$przecinki.$D$2])" office:value-type="string" office:string-value="&quot;SP&quot;: &quot;SP&quot;," calcext:value-type="string">
            <text:p>"SP": "SP",</text:p>
          </table:table-cell>
        </table:table-row>
        <table:table-row table:style-name="ro2">
          <table:table-cell table:formula="of:=[$'naglosy-edycja'.B340]" office:value-type="string" office:string-value="śpi" calcext:value-type="string">
            <text:p>śpi</text:p>
          </table:table-cell>
          <table:table-cell table:formula="of:=[$'naglosy-edycja'.C340]" office:value-type="float" office:value="0" calcext:value-type="float">
            <text:p>0</text:p>
          </table:table-cell>
          <table:table-cell table:formula="of:=[$'naglosy-edycja'.D340]" office:value-type="string" office:string-value="SP" calcext:value-type="string">
            <text:p>SP</text:p>
          </table:table-cell>
          <table:table-cell table:formula="of:=[$'naglosy-edycja'.E340]" office:value-type="float" office:value="0" calcext:value-type="float">
            <text:p>0</text:p>
          </table:table-cell>
          <table:table-cell table:formula="of:=IF([.B339]=0;[.C339];[.B339])" office:value-type="string" office:string-value="SP" calcext:value-type="string">
            <text:p>SP</text:p>
          </table:table-cell>
          <table:table-cell table:number-columns-repeated="2"/>
          <table:table-cell table:formula="of:=CONCATENATE([$przecinki.$A$2];[.E339];[$przecinki.$A$2];[$przecinki.$B$2];[$przecinki.$C$2];[$przecinki.$A$2];[.E339];[$przecinki.$A$2];[$przecinki.$D$2])" office:value-type="string" office:string-value="&quot;SP&quot;: &quot;SP&quot;," calcext:value-type="string">
            <text:p>"SP": "SP",</text:p>
          </table:table-cell>
        </table:table-row>
        <table:table-row table:style-name="ro2">
          <table:table-cell table:formula="of:=[$'naglosy-edycja'.B341]" office:value-type="string" office:string-value="śr" calcext:value-type="string">
            <text:p>śr</text:p>
          </table:table-cell>
          <table:table-cell table:formula="of:=[$'naglosy-edycja'.C341]" office:value-type="string" office:string-value="SR" calcext:value-type="string">
            <text:p>SR</text:p>
          </table:table-cell>
          <table:table-cell table:formula="of:=[$'naglosy-edycja'.D341]" office:value-type="float" office:value="0" calcext:value-type="float">
            <text:p>0</text:p>
          </table:table-cell>
          <table:table-cell table:formula="of:=[$'naglosy-edycja'.E341]" office:value-type="float" office:value="0" calcext:value-type="float">
            <text:p>0</text:p>
          </table:table-cell>
          <table:table-cell table:formula="of:=IF([.B340]=0;[.C340];[.B340])" office:value-type="string" office:string-value="SR" calcext:value-type="string">
            <text:p>SR</text:p>
          </table:table-cell>
          <table:table-cell table:number-columns-repeated="2"/>
          <table:table-cell table:formula="of:=CONCATENATE([$przecinki.$A$2];[.E340];[$przecinki.$A$2];[$przecinki.$B$2];[$przecinki.$C$2];[$przecinki.$A$2];[.E340];[$przecinki.$A$2];[$przecinki.$D$2])" office:value-type="string" office:string-value="&quot;SR&quot;: &quot;SR&quot;," calcext:value-type="string">
            <text:p>"SR": "SR",</text:p>
          </table:table-cell>
        </table:table-row>
        <table:table-row table:style-name="ro2">
          <table:table-cell table:formula="of:=[$'naglosy-edycja'.B342]" office:value-type="string" office:string-value="św" calcext:value-type="string">
            <text:p>św</text:p>
          </table:table-cell>
          <table:table-cell table:formula="of:=[$'naglosy-edycja'.C342]" office:value-type="string" office:string-value="SV" calcext:value-type="string">
            <text:p>SV</text:p>
          </table:table-cell>
          <table:table-cell table:formula="of:=[$'naglosy-edycja'.D342]" office:value-type="float" office:value="0" calcext:value-type="float">
            <text:p>0</text:p>
          </table:table-cell>
          <table:table-cell table:formula="of:=[$'naglosy-edycja'.E342]" office:value-type="float" office:value="0" calcext:value-type="float">
            <text:p>0</text:p>
          </table:table-cell>
          <table:table-cell table:formula="of:=IF([.B341]=0;[.C341];[.B341])" office:value-type="string" office:string-value="SV" calcext:value-type="string">
            <text:p>SV</text:p>
          </table:table-cell>
          <table:table-cell table:number-columns-repeated="2"/>
          <table:table-cell table:formula="of:=CONCATENATE([$przecinki.$A$2];[.E341];[$przecinki.$A$2];[$przecinki.$B$2];[$przecinki.$C$2];[$przecinki.$A$2];[.E341];[$przecinki.$A$2];[$przecinki.$D$2])" office:value-type="string" office:string-value="&quot;SV&quot;: &quot;SV&quot;," calcext:value-type="string">
            <text:p>"SV": "SV",</text:p>
          </table:table-cell>
        </table:table-row>
        <table:table-row table:style-name="ro2">
          <table:table-cell table:formula="of:=[$'naglosy-edycja'.B343]" office:value-type="string" office:string-value="świ" calcext:value-type="string">
            <text:p>świ</text:p>
          </table:table-cell>
          <table:table-cell table:formula="of:=[$'naglosy-edycja'.C343]" office:value-type="float" office:value="0" calcext:value-type="float">
            <text:p>0</text:p>
          </table:table-cell>
          <table:table-cell table:formula="of:=[$'naglosy-edycja'.D343]" office:value-type="string" office:string-value="SVJ" calcext:value-type="string">
            <text:p>SVJ</text:p>
          </table:table-cell>
          <table:table-cell table:formula="of:=[$'naglosy-edycja'.E343]" office:value-type="float" office:value="0" calcext:value-type="float">
            <text:p>0</text:p>
          </table:table-cell>
          <table:table-cell table:formula="of:=IF([.B342]=0;[.C342];[.B342])" office:value-type="string" office:string-value="SVJ" calcext:value-type="string">
            <text:p>SVJ</text:p>
          </table:table-cell>
          <table:table-cell table:number-columns-repeated="2"/>
          <table:table-cell table:formula="of:=CONCATENATE([$przecinki.$A$2];[.E342];[$przecinki.$A$2];[$przecinki.$B$2];[$przecinki.$C$2];[$przecinki.$A$2];[.E342];[$przecinki.$A$2];[$przecinki.$D$2])" office:value-type="string" office:string-value="&quot;SVJ&quot;: &quot;SVJ&quot;," calcext:value-type="string">
            <text:p>"SVJ": "SVJ",</text:p>
          </table:table-cell>
        </table:table-row>
        <table:table-row table:style-name="ro2">
          <table:table-cell table:formula="of:=[$'naglosy-edycja'.B344]" office:value-type="string" office:string-value="t" calcext:value-type="string">
            <text:p>t</text:p>
          </table:table-cell>
          <table:table-cell table:formula="of:=[$'naglosy-edycja'.C344]" office:value-type="string" office:string-value="T" calcext:value-type="string">
            <text:p>T</text:p>
          </table:table-cell>
          <table:table-cell table:formula="of:=[$'naglosy-edycja'.D344]" office:value-type="float" office:value="0" calcext:value-type="float">
            <text:p>0</text:p>
          </table:table-cell>
          <table:table-cell table:formula="of:=[$'naglosy-edycja'.E344]" office:value-type="float" office:value="0" calcext:value-type="float">
            <text:p>0</text:p>
          </table:table-cell>
          <table:table-cell table:formula="of:=IF([.B343]=0;[.C343];[.B343])" office:value-type="string" office:string-value="T" calcext:value-type="string">
            <text:p>T</text:p>
          </table:table-cell>
          <table:table-cell table:number-columns-repeated="2"/>
          <table:table-cell table:formula="of:=CONCATENATE([$przecinki.$A$2];[.E343];[$przecinki.$A$2];[$przecinki.$B$2];[$przecinki.$C$2];[$przecinki.$A$2];[.E343];[$przecinki.$A$2];[$przecinki.$D$2])" office:value-type="string" office:string-value="&quot;T&quot;: &quot;T&quot;," calcext:value-type="string">
            <text:p>"T": "T",</text:p>
          </table:table-cell>
        </table:table-row>
        <table:table-row table:style-name="ro2">
          <table:table-cell table:formula="of:=[$'naglosy-edycja'.B345]" office:value-type="string" office:string-value="tch" calcext:value-type="string">
            <text:p>tch</text:p>
          </table:table-cell>
          <table:table-cell table:formula="of:=[$'naglosy-edycja'.C345]" office:value-type="string" office:string-value="KT" calcext:value-type="string">
            <text:p>KT</text:p>
          </table:table-cell>
          <table:table-cell table:formula="of:=[$'naglosy-edycja'.D345]" office:value-type="float" office:value="0" calcext:value-type="float">
            <text:p>0</text:p>
          </table:table-cell>
          <table:table-cell table:formula="of:=[$'naglosy-edycja'.E345]" office:value-type="float" office:value="0" calcext:value-type="float">
            <text:p>0</text:p>
          </table:table-cell>
          <table:table-cell table:formula="of:=IF([.B344]=0;[.C344];[.B344])" office:value-type="string" office:string-value="KT" calcext:value-type="string">
            <text:p>KT</text:p>
          </table:table-cell>
          <table:table-cell table:number-columns-repeated="2"/>
          <table:table-cell table:formula="of:=CONCATENATE([$przecinki.$A$2];[.E344];[$przecinki.$A$2];[$przecinki.$B$2];[$przecinki.$C$2];[$przecinki.$A$2];[.E344];[$przecinki.$A$2];[$przecinki.$D$2])" office:value-type="string" office:string-value="&quot;KT&quot;: &quot;KT&quot;," calcext:value-type="string">
            <text:p>"KT": "KT",</text:p>
          </table:table-cell>
        </table:table-row>
        <table:table-row table:style-name="ro2">
          <table:table-cell table:formula="of:=[$'naglosy-edycja'.B346]" office:value-type="string" office:string-value="tchl" calcext:value-type="string">
            <text:p>tchl</text:p>
          </table:table-cell>
          <table:table-cell table:formula="of:=[$'naglosy-edycja'.C346]" office:value-type="float" office:value="0" calcext:value-type="float">
            <text:p>0</text:p>
          </table:table-cell>
          <table:table-cell table:formula="of:=[$'naglosy-edycja'.D346]" office:value-type="string" office:string-value="KTL" calcext:value-type="string">
            <text:p>KTL</text:p>
          </table:table-cell>
          <table:table-cell table:formula="of:=[$'naglosy-edycja'.E346]" office:value-type="float" office:value="0" calcext:value-type="float">
            <text:p>0</text:p>
          </table:table-cell>
          <table:table-cell table:formula="of:=IF([.B345]=0;[.C345];[.B345])" office:value-type="string" office:string-value="KTL" calcext:value-type="string">
            <text:p>KTL</text:p>
          </table:table-cell>
          <table:table-cell table:number-columns-repeated="2"/>
          <table:table-cell table:formula="of:=CONCATENATE([$przecinki.$A$2];[.E345];[$przecinki.$A$2];[$przecinki.$B$2];[$przecinki.$C$2];[$przecinki.$A$2];[.E345];[$przecinki.$A$2];[$przecinki.$D$2])" office:value-type="string" office:string-value="&quot;KTL&quot;: &quot;KTL&quot;," calcext:value-type="string">
            <text:p>"KTL": "KTL",</text:p>
          </table:table-cell>
        </table:table-row>
        <table:table-row table:style-name="ro2">
          <table:table-cell table:formula="of:=[$'naglosy-edycja'.B347]" office:value-type="string" office:string-value="tchn" calcext:value-type="string">
            <text:p>tchn</text:p>
          </table:table-cell>
          <table:table-cell table:formula="of:=[$'naglosy-edycja'.C347]" office:value-type="string" office:string-value="KTLR" calcext:value-type="string">
            <text:p>KTLR</text:p>
          </table:table-cell>
          <table:table-cell table:formula="of:=[$'naglosy-edycja'.D347]" office:value-type="float" office:value="0" calcext:value-type="float">
            <text:p>0</text:p>
          </table:table-cell>
          <table:table-cell table:formula="of:=[$'naglosy-edycja'.E347]" office:value-type="float" office:value="0" calcext:value-type="float">
            <text:p>0</text:p>
          </table:table-cell>
          <table:table-cell table:formula="of:=IF([.B346]=0;[.C346];[.B346])" office:value-type="string" office:string-value="KTLR" calcext:value-type="string">
            <text:p>KTLR</text:p>
          </table:table-cell>
          <table:table-cell table:number-columns-repeated="2"/>
          <table:table-cell table:formula="of:=CONCATENATE([$przecinki.$A$2];[.E346];[$przecinki.$A$2];[$przecinki.$B$2];[$przecinki.$C$2];[$przecinki.$A$2];[.E346];[$przecinki.$A$2];[$przecinki.$D$2])" office:value-type="string" office:string-value="&quot;KTLR&quot;: &quot;KTLR&quot;," calcext:value-type="string">
            <text:p>"KTLR": "KTLR",</text:p>
          </table:table-cell>
        </table:table-row>
        <table:table-row table:style-name="ro2">
          <table:table-cell table:formula="of:=[$'naglosy-edycja'.B348]" office:value-type="string" office:string-value="tcz" calcext:value-type="string">
            <text:p>tcz</text:p>
          </table:table-cell>
          <table:table-cell table:formula="of:=[$'naglosy-edycja'.C348]" office:value-type="string" office:string-value="TPV" calcext:value-type="string">
            <text:p>TPV</text:p>
          </table:table-cell>
          <table:table-cell table:formula="of:=[$'naglosy-edycja'.D348]" office:value-type="float" office:value="0" calcext:value-type="float">
            <text:p>0</text:p>
          </table:table-cell>
          <table:table-cell table:formula="of:=[$'naglosy-edycja'.E348]" office:value-type="float" office:value="0" calcext:value-type="float">
            <text:p>0</text:p>
          </table:table-cell>
          <table:table-cell table:formula="of:=IF([.B347]=0;[.C347];[.B347])" office:value-type="string" office:string-value="TPV" calcext:value-type="string">
            <text:p>TPV</text:p>
          </table:table-cell>
          <table:table-cell table:number-columns-repeated="2"/>
          <table:table-cell table:formula="of:=CONCATENATE([$przecinki.$A$2];[.E347];[$przecinki.$A$2];[$przecinki.$B$2];[$przecinki.$C$2];[$przecinki.$A$2];[.E347];[$przecinki.$A$2];[$przecinki.$D$2])" office:value-type="string" office:string-value="&quot;TPV&quot;: &quot;TPV&quot;," calcext:value-type="string">
            <text:p>"TPV": "TPV",</text:p>
          </table:table-cell>
        </table:table-row>
        <table:table-row table:style-name="ro2">
          <table:table-cell table:formula="of:=[$'naglosy-edycja'.B349]" office:value-type="string" office:string-value="thl" calcext:value-type="string">
            <text:p>thl</text:p>
          </table:table-cell>
          <table:table-cell table:formula="of:=[$'naglosy-edycja'.C349]" office:value-type="float" office:value="0" calcext:value-type="float">
            <text:p>0</text:p>
          </table:table-cell>
          <table:table-cell table:formula="of:=[$'naglosy-edycja'.D349]" office:value-type="string" office:string-value="TL" calcext:value-type="string">
            <text:p>TL</text:p>
          </table:table-cell>
          <table:table-cell table:formula="of:=[$'naglosy-edycja'.E349]" office:value-type="float" office:value="0" calcext:value-type="float">
            <text:p>0</text:p>
          </table:table-cell>
          <table:table-cell table:formula="of:=IF([.B348]=0;[.C348];[.B348])" office:value-type="string" office:string-value="TL" calcext:value-type="string">
            <text:p>TL</text:p>
          </table:table-cell>
          <table:table-cell table:number-columns-repeated="2"/>
          <table:table-cell table:formula="of:=CONCATENATE([$przecinki.$A$2];[.E348];[$przecinki.$A$2];[$przecinki.$B$2];[$przecinki.$C$2];[$przecinki.$A$2];[.E348];[$przecinki.$A$2];[$przecinki.$D$2])" office:value-type="string" office:string-value="&quot;TL&quot;: &quot;TL&quot;," calcext:value-type="string">
            <text:p>"TL": "TL",</text:p>
          </table:table-cell>
        </table:table-row>
        <table:table-row table:style-name="ro2">
          <table:table-cell table:formula="of:=[$'naglosy-edycja'.B350]" office:value-type="string" office:string-value="thr" calcext:value-type="string">
            <text:p>thr</text:p>
          </table:table-cell>
          <table:table-cell table:formula="of:=[$'naglosy-edycja'.C350]" office:value-type="string" office:string-value="TR" calcext:value-type="string">
            <text:p>TR</text:p>
          </table:table-cell>
          <table:table-cell table:formula="of:=[$'naglosy-edycja'.D350]" office:value-type="float" office:value="0" calcext:value-type="float">
            <text:p>0</text:p>
          </table:table-cell>
          <table:table-cell table:formula="of:=[$'naglosy-edycja'.E350]" office:value-type="float" office:value="0" calcext:value-type="float">
            <text:p>0</text:p>
          </table:table-cell>
          <table:table-cell table:formula="of:=IF([.B349]=0;[.C349];[.B349])" office:value-type="string" office:string-value="TR" calcext:value-type="string">
            <text:p>TR</text:p>
          </table:table-cell>
          <table:table-cell table:number-columns-repeated="2"/>
          <table:table-cell table:formula="of:=CONCATENATE([$przecinki.$A$2];[.E349];[$przecinki.$A$2];[$przecinki.$B$2];[$przecinki.$C$2];[$przecinki.$A$2];[.E349];[$przecinki.$A$2];[$przecinki.$D$2])" office:value-type="string" office:string-value="&quot;TR&quot;: &quot;TR&quot;," calcext:value-type="string">
            <text:p>"TR": "TR",</text:p>
          </table:table-cell>
        </table:table-row>
        <table:table-row table:style-name="ro2">
          <table:table-cell table:formula="of:=[$'naglosy-edycja'.B351]" office:value-type="string" office:string-value="tk" calcext:value-type="string">
            <text:p>tk</text:p>
          </table:table-cell>
          <table:table-cell table:formula="of:=[$'naglosy-edycja'.C351]" office:value-type="string" office:string-value="KT" calcext:value-type="string">
            <text:p>KT</text:p>
          </table:table-cell>
          <table:table-cell table:formula="of:=[$'naglosy-edycja'.D351]" office:value-type="float" office:value="0" calcext:value-type="float">
            <text:p>0</text:p>
          </table:table-cell>
          <table:table-cell table:formula="of:=[$'naglosy-edycja'.E351]" office:value-type="float" office:value="0" calcext:value-type="float">
            <text:p>0</text:p>
          </table:table-cell>
          <table:table-cell table:formula="of:=IF([.B350]=0;[.C350];[.B350])" office:value-type="string" office:string-value="KT" calcext:value-type="string">
            <text:p>KT</text:p>
          </table:table-cell>
          <table:table-cell table:number-columns-repeated="2"/>
          <table:table-cell table:formula="of:=CONCATENATE([$przecinki.$A$2];[.E350];[$przecinki.$A$2];[$przecinki.$B$2];[$przecinki.$C$2];[$przecinki.$A$2];[.E350];[$przecinki.$A$2];[$przecinki.$D$2])" office:value-type="string" office:string-value="&quot;KT&quot;: &quot;KT&quot;," calcext:value-type="string">
            <text:p>"KT": "KT",</text:p>
          </table:table-cell>
        </table:table-row>
        <table:table-row table:style-name="ro2">
          <table:table-cell table:formula="of:=[$'naglosy-edycja'.B352]" office:value-type="string" office:string-value="tkl" calcext:value-type="string">
            <text:p>tkl</text:p>
          </table:table-cell>
          <table:table-cell table:formula="of:=[$'naglosy-edycja'.C352]" office:value-type="string" office:string-value="KTL" calcext:value-type="string">
            <text:p>KTL</text:p>
          </table:table-cell>
          <table:table-cell table:formula="of:=[$'naglosy-edycja'.D352]" office:value-type="float" office:value="0" calcext:value-type="float">
            <text:p>0</text:p>
          </table:table-cell>
          <table:table-cell table:formula="of:=[$'naglosy-edycja'.E352]" office:value-type="float" office:value="0" calcext:value-type="float">
            <text:p>0</text:p>
          </table:table-cell>
          <table:table-cell table:formula="of:=IF([.B351]=0;[.C351];[.B351])" office:value-type="string" office:string-value="KTL" calcext:value-type="string">
            <text:p>KTL</text:p>
          </table:table-cell>
          <table:table-cell table:number-columns-repeated="2"/>
          <table:table-cell table:formula="of:=CONCATENATE([$przecinki.$A$2];[.E351];[$przecinki.$A$2];[$przecinki.$B$2];[$przecinki.$C$2];[$przecinki.$A$2];[.E351];[$przecinki.$A$2];[$przecinki.$D$2])" office:value-type="string" office:string-value="&quot;KTL&quot;: &quot;KTL&quot;," calcext:value-type="string">
            <text:p>"KTL": "KTL",</text:p>
          </table:table-cell>
        </table:table-row>
        <table:table-row table:style-name="ro2">
          <table:table-cell table:formula="of:=[$'naglosy-edycja'.B353]" office:value-type="string" office:string-value="tkn" calcext:value-type="string">
            <text:p>tkn</text:p>
          </table:table-cell>
          <table:table-cell table:formula="of:=[$'naglosy-edycja'.C353]" office:value-type="string" office:string-value="KTLR" calcext:value-type="string">
            <text:p>KTLR</text:p>
          </table:table-cell>
          <table:table-cell table:formula="of:=[$'naglosy-edycja'.D353]" office:value-type="float" office:value="0" calcext:value-type="float">
            <text:p>0</text:p>
          </table:table-cell>
          <table:table-cell table:formula="of:=[$'naglosy-edycja'.E353]" office:value-type="float" office:value="0" calcext:value-type="float">
            <text:p>0</text:p>
          </table:table-cell>
          <table:table-cell table:formula="of:=IF([.B352]=0;[.C352];[.B352])" office:value-type="string" office:string-value="KTLR" calcext:value-type="string">
            <text:p>KTLR</text:p>
          </table:table-cell>
          <table:table-cell table:number-columns-repeated="2"/>
          <table:table-cell table:formula="of:=CONCATENATE([$przecinki.$A$2];[.E352];[$przecinki.$A$2];[$przecinki.$B$2];[$przecinki.$C$2];[$przecinki.$A$2];[.E352];[$przecinki.$A$2];[$przecinki.$D$2])" office:value-type="string" office:string-value="&quot;KTLR&quot;: &quot;KTLR&quot;," calcext:value-type="string">
            <text:p>"KTLR": "KTLR",</text:p>
          </table:table-cell>
        </table:table-row>
        <table:table-row table:style-name="ro2">
          <table:table-cell table:formula="of:=[$'naglosy-edycja'.B354]" office:value-type="string" office:string-value="tkw" calcext:value-type="string">
            <text:p>tkw</text:p>
          </table:table-cell>
          <table:table-cell table:formula="of:=[$'naglosy-edycja'.C354]" office:value-type="string" office:string-value="KTV" calcext:value-type="string">
            <text:p>KTV</text:p>
          </table:table-cell>
          <table:table-cell table:formula="of:=[$'naglosy-edycja'.D354]" office:value-type="float" office:value="0" calcext:value-type="float">
            <text:p>0</text:p>
          </table:table-cell>
          <table:table-cell table:formula="of:=[$'naglosy-edycja'.E354]" office:value-type="float" office:value="0" calcext:value-type="float">
            <text:p>0</text:p>
          </table:table-cell>
          <table:table-cell table:formula="of:=IF([.B353]=0;[.C353];[.B353])" office:value-type="string" office:string-value="KTV" calcext:value-type="string">
            <text:p>KTV</text:p>
          </table:table-cell>
          <table:table-cell table:number-columns-repeated="2"/>
          <table:table-cell table:formula="of:=CONCATENATE([$przecinki.$A$2];[.E353];[$przecinki.$A$2];[$przecinki.$B$2];[$przecinki.$C$2];[$przecinki.$A$2];[.E353];[$przecinki.$A$2];[$przecinki.$D$2])" office:value-type="string" office:string-value="&quot;KTV&quot;: &quot;KTV&quot;," calcext:value-type="string">
            <text:p>"KTV": "KTV",</text:p>
          </table:table-cell>
        </table:table-row>
        <table:table-row table:style-name="ro2">
          <table:table-cell table:formula="of:=[$'naglosy-edycja'.B355]" office:value-type="string" office:string-value="tl" calcext:value-type="string">
            <text:p>tl</text:p>
          </table:table-cell>
          <table:table-cell table:formula="of:=[$'naglosy-edycja'.C355]" office:value-type="string" office:string-value="TL" calcext:value-type="string">
            <text:p>TL</text:p>
          </table:table-cell>
          <table:table-cell table:formula="of:=[$'naglosy-edycja'.D355]" office:value-type="float" office:value="0" calcext:value-type="float">
            <text:p>0</text:p>
          </table:table-cell>
          <table:table-cell table:formula="of:=[$'naglosy-edycja'.E355]" office:value-type="float" office:value="0" calcext:value-type="float">
            <text:p>0</text:p>
          </table:table-cell>
          <table:table-cell table:formula="of:=IF([.B354]=0;[.C354];[.B354])" office:value-type="string" office:string-value="TL" calcext:value-type="string">
            <text:p>TL</text:p>
          </table:table-cell>
          <table:table-cell table:number-columns-repeated="2"/>
          <table:table-cell table:formula="of:=CONCATENATE([$przecinki.$A$2];[.E354];[$przecinki.$A$2];[$przecinki.$B$2];[$przecinki.$C$2];[$przecinki.$A$2];[.E354];[$przecinki.$A$2];[$przecinki.$D$2])" office:value-type="string" office:string-value="&quot;TL&quot;: &quot;TL&quot;," calcext:value-type="string">
            <text:p>"TL": "TL",</text:p>
          </table:table-cell>
        </table:table-row>
        <table:table-row table:style-name="ro2">
          <table:table-cell table:formula="of:=[$'naglosy-edycja'.B356]" office:value-type="string" office:string-value="tli" calcext:value-type="string">
            <text:p>tli</text:p>
          </table:table-cell>
          <table:table-cell table:formula="of:=[$'naglosy-edycja'.C356]" office:value-type="float" office:value="0" calcext:value-type="float">
            <text:p>0</text:p>
          </table:table-cell>
          <table:table-cell table:formula="of:=[$'naglosy-edycja'.D356]" office:value-type="string" office:string-value="TLI" calcext:value-type="string">
            <text:p>TLI</text:p>
          </table:table-cell>
          <table:table-cell table:formula="of:=[$'naglosy-edycja'.E356]" office:value-type="float" office:value="0" calcext:value-type="float">
            <text:p>0</text:p>
          </table:table-cell>
          <table:table-cell table:formula="of:=IF([.B355]=0;[.C355];[.B355])" office:value-type="string" office:string-value="TLI" calcext:value-type="string">
            <text:p>TLI</text:p>
          </table:table-cell>
          <table:table-cell table:number-columns-repeated="2"/>
          <table:table-cell table:formula="of:=CONCATENATE([$przecinki.$A$2];[.E355];[$przecinki.$A$2];[$przecinki.$B$2];[$przecinki.$C$2];[$przecinki.$A$2];[.E355];[$przecinki.$A$2];[$przecinki.$D$2])" office:value-type="string" office:string-value="&quot;TLI&quot;: &quot;TLI&quot;," calcext:value-type="string">
            <text:p>"TLI": "TLI",</text:p>
          </table:table-cell>
        </table:table-row>
        <table:table-row table:style-name="ro2">
          <table:table-cell table:formula="of:=[$'naglosy-edycja'.B357]" office:value-type="string" office:string-value="tł" calcext:value-type="string">
            <text:p>tł</text:p>
          </table:table-cell>
          <table:table-cell table:formula="of:=[$'naglosy-edycja'.C357]" office:value-type="string" office:string-value="TLJ" calcext:value-type="string">
            <text:p>TLJ</text:p>
          </table:table-cell>
          <table:table-cell table:formula="of:=[$'naglosy-edycja'.D357]" office:value-type="float" office:value="0" calcext:value-type="float">
            <text:p>0</text:p>
          </table:table-cell>
          <table:table-cell table:formula="of:=[$'naglosy-edycja'.E357]" office:value-type="float" office:value="0" calcext:value-type="float">
            <text:p>0</text:p>
          </table:table-cell>
          <table:table-cell table:formula="of:=IF([.B356]=0;[.C356];[.B356])" office:value-type="string" office:string-value="TLJ" calcext:value-type="string">
            <text:p>TLJ</text:p>
          </table:table-cell>
          <table:table-cell table:number-columns-repeated="2"/>
          <table:table-cell table:formula="of:=CONCATENATE([$przecinki.$A$2];[.E356];[$przecinki.$A$2];[$przecinki.$B$2];[$przecinki.$C$2];[$przecinki.$A$2];[.E356];[$przecinki.$A$2];[$przecinki.$D$2])" office:value-type="string" office:string-value="&quot;TLJ&quot;: &quot;TLJ&quot;," calcext:value-type="string">
            <text:p>"TLJ": "TLJ",</text:p>
          </table:table-cell>
        </table:table-row>
        <table:table-row table:style-name="ro2">
          <table:table-cell table:formula="of:=[$'naglosy-edycja'.B358]" office:value-type="string" office:string-value="tn" calcext:value-type="string">
            <text:p>tn</text:p>
          </table:table-cell>
          <table:table-cell table:formula="of:=[$'naglosy-edycja'.C358]" office:value-type="string" office:string-value="TLR" calcext:value-type="string">
            <text:p>TLR</text:p>
          </table:table-cell>
          <table:table-cell table:formula="of:=[$'naglosy-edycja'.D358]" office:value-type="float" office:value="0" calcext:value-type="float">
            <text:p>0</text:p>
          </table:table-cell>
          <table:table-cell table:formula="of:=[$'naglosy-edycja'.E358]" office:value-type="float" office:value="0" calcext:value-type="float">
            <text:p>0</text:p>
          </table:table-cell>
          <table:table-cell table:formula="of:=IF([.B357]=0;[.C357];[.B357])" office:value-type="string" office:string-value="TLR" calcext:value-type="string">
            <text:p>TLR</text:p>
          </table:table-cell>
          <table:table-cell table:number-columns-repeated="2"/>
          <table:table-cell table:formula="of:=CONCATENATE([$przecinki.$A$2];[.E357];[$przecinki.$A$2];[$przecinki.$B$2];[$przecinki.$C$2];[$przecinki.$A$2];[.E357];[$przecinki.$A$2];[$przecinki.$D$2])" office:value-type="string" office:string-value="&quot;TLR&quot;: &quot;TLR&quot;," calcext:value-type="string">
            <text:p>"TLR": "TLR",</text:p>
          </table:table-cell>
        </table:table-row>
        <table:table-row table:style-name="ro2">
          <table:table-cell table:formula="of:=[$'naglosy-edycja'.B359]" office:value-type="string" office:string-value="tni" calcext:value-type="string">
            <text:p>tni</text:p>
          </table:table-cell>
          <table:table-cell table:formula="of:=[$'naglosy-edycja'.C359]" office:value-type="float" office:value="0" calcext:value-type="float">
            <text:p>0</text:p>
          </table:table-cell>
          <table:table-cell table:formula="of:=[$'naglosy-edycja'.D359]" office:value-type="string" office:string-value="TLRJ" calcext:value-type="string">
            <text:p>TLRJ</text:p>
          </table:table-cell>
          <table:table-cell table:formula="of:=[$'naglosy-edycja'.E359]" office:value-type="float" office:value="0" calcext:value-type="float">
            <text:p>0</text:p>
          </table:table-cell>
          <table:table-cell table:formula="of:=IF([.B358]=0;[.C358];[.B358])" office:value-type="string" office:string-value="TLRJ" calcext:value-type="string">
            <text:p>TLRJ</text:p>
          </table:table-cell>
          <table:table-cell table:number-columns-repeated="2"/>
          <table:table-cell table:formula="of:=CONCATENATE([$przecinki.$A$2];[.E358];[$przecinki.$A$2];[$przecinki.$B$2];[$przecinki.$C$2];[$przecinki.$A$2];[.E358];[$przecinki.$A$2];[$przecinki.$D$2])" office:value-type="string" office:string-value="&quot;TLRJ&quot;: &quot;TLRJ&quot;," calcext:value-type="string">
            <text:p>"TLRJ": "TLRJ",</text:p>
          </table:table-cell>
        </table:table-row>
        <table:table-row table:style-name="ro2">
          <table:table-cell table:formula="of:=[$'naglosy-edycja'.B360]" office:value-type="string" office:string-value="tr" calcext:value-type="string">
            <text:p>tr</text:p>
          </table:table-cell>
          <table:table-cell table:formula="of:=[$'naglosy-edycja'.C360]" office:value-type="string" office:string-value="TR" calcext:value-type="string">
            <text:p>TR</text:p>
          </table:table-cell>
          <table:table-cell table:formula="of:=[$'naglosy-edycja'.D360]" office:value-type="float" office:value="0" calcext:value-type="float">
            <text:p>0</text:p>
          </table:table-cell>
          <table:table-cell table:formula="of:=[$'naglosy-edycja'.E360]" office:value-type="float" office:value="0" calcext:value-type="float">
            <text:p>0</text:p>
          </table:table-cell>
          <table:table-cell table:formula="of:=IF([.B359]=0;[.C359];[.B359])" office:value-type="string" office:string-value="TR" calcext:value-type="string">
            <text:p>TR</text:p>
          </table:table-cell>
          <table:table-cell table:number-columns-repeated="2"/>
          <table:table-cell table:formula="of:=CONCATENATE([$przecinki.$A$2];[.E359];[$przecinki.$A$2];[$przecinki.$B$2];[$przecinki.$C$2];[$przecinki.$A$2];[.E359];[$przecinki.$A$2];[$przecinki.$D$2])" office:value-type="string" office:string-value="&quot;TR&quot;: &quot;TR&quot;," calcext:value-type="string">
            <text:p>"TR": "TR",</text:p>
          </table:table-cell>
        </table:table-row>
        <table:table-row table:style-name="ro2">
          <table:table-cell table:formula="of:=[$'naglosy-edycja'.B361]" office:value-type="string" office:string-value="trw" calcext:value-type="string">
            <text:p>trw</text:p>
          </table:table-cell>
          <table:table-cell table:formula="of:=[$'naglosy-edycja'.C361]" office:value-type="string" office:string-value="TVR" calcext:value-type="string">
            <text:p>TVR</text:p>
          </table:table-cell>
          <table:table-cell table:formula="of:=[$'naglosy-edycja'.D361]" office:value-type="float" office:value="0" calcext:value-type="float">
            <text:p>0</text:p>
          </table:table-cell>
          <table:table-cell table:formula="of:=[$'naglosy-edycja'.E361]" office:value-type="float" office:value="0" calcext:value-type="float">
            <text:p>0</text:p>
          </table:table-cell>
          <table:table-cell table:formula="of:=IF([.B360]=0;[.C360];[.B360])" office:value-type="string" office:string-value="TVR" calcext:value-type="string">
            <text:p>TVR</text:p>
          </table:table-cell>
          <table:table-cell table:number-columns-repeated="2"/>
          <table:table-cell table:formula="of:=CONCATENATE([$przecinki.$A$2];[.E360];[$przecinki.$A$2];[$przecinki.$B$2];[$przecinki.$C$2];[$przecinki.$A$2];[.E360];[$przecinki.$A$2];[$przecinki.$D$2])" office:value-type="string" office:string-value="&quot;TVR&quot;: &quot;TVR&quot;," calcext:value-type="string">
            <text:p>"TVR": "TVR",</text:p>
          </table:table-cell>
        </table:table-row>
        <table:table-row table:style-name="ro2">
          <table:table-cell table:formula="of:=[$'naglosy-edycja'.B362]" office:value-type="string" office:string-value="trz" calcext:value-type="string">
            <text:p>trz</text:p>
          </table:table-cell>
          <table:table-cell table:formula="of:=[$'naglosy-edycja'.C362]" office:value-type="string" office:string-value="TRJ" calcext:value-type="string">
            <text:p>TRJ</text:p>
          </table:table-cell>
          <table:table-cell table:formula="of:=[$'naglosy-edycja'.D362]" office:value-type="float" office:value="0" calcext:value-type="float">
            <text:p>0</text:p>
          </table:table-cell>
          <table:table-cell table:formula="of:=[$'naglosy-edycja'.E362]" office:value-type="float" office:value="0" calcext:value-type="float">
            <text:p>0</text:p>
          </table:table-cell>
          <table:table-cell table:formula="of:=IF([.B361]=0;[.C361];[.B361])" office:value-type="string" office:string-value="TRJ" calcext:value-type="string">
            <text:p>TRJ</text:p>
          </table:table-cell>
          <table:table-cell table:number-columns-repeated="2"/>
          <table:table-cell table:formula="of:=CONCATENATE([$przecinki.$A$2];[.E361];[$przecinki.$A$2];[$przecinki.$B$2];[$przecinki.$C$2];[$przecinki.$A$2];[.E361];[$przecinki.$A$2];[$przecinki.$D$2])" office:value-type="string" office:string-value="&quot;TRJ&quot;: &quot;TRJ&quot;," calcext:value-type="string">
            <text:p>"TRJ": "TRJ",</text:p>
          </table:table-cell>
        </table:table-row>
        <table:table-row table:style-name="ro2">
          <table:table-cell table:formula="of:=[$'naglosy-edycja'.B363]" office:value-type="string" office:string-value="trzc" calcext:value-type="string">
            <text:p>trzc</text:p>
          </table:table-cell>
          <table:table-cell table:formula="of:=[$'naglosy-edycja'.C363]" office:value-type="string" office:string-value="ZTRJ" calcext:value-type="string">
            <text:p>ZTRJ</text:p>
          </table:table-cell>
          <table:table-cell table:formula="of:=[$'naglosy-edycja'.D363]" office:value-type="float" office:value="0" calcext:value-type="float">
            <text:p>0</text:p>
          </table:table-cell>
          <table:table-cell table:formula="of:=[$'naglosy-edycja'.E363]" office:value-type="float" office:value="0" calcext:value-type="float">
            <text:p>0</text:p>
          </table:table-cell>
          <table:table-cell table:formula="of:=IF([.B362]=0;[.C362];[.B362])" office:value-type="string" office:string-value="ZTRJ" calcext:value-type="string">
            <text:p>ZTRJ</text:p>
          </table:table-cell>
          <table:table-cell table:number-columns-repeated="2"/>
          <table:table-cell table:formula="of:=CONCATENATE([$przecinki.$A$2];[.E362];[$przecinki.$A$2];[$przecinki.$B$2];[$przecinki.$C$2];[$przecinki.$A$2];[.E362];[$przecinki.$A$2];[$przecinki.$D$2])" office:value-type="string" office:string-value="&quot;ZTRJ&quot;: &quot;ZTRJ&quot;," calcext:value-type="string">
            <text:p>"ZTRJ": "ZTRJ",</text:p>
          </table:table-cell>
        </table:table-row>
        <table:table-row table:style-name="ro2">
          <table:table-cell table:formula="of:=[$'naglosy-edycja'.B364]" office:value-type="string" office:string-value="trzci" calcext:value-type="string">
            <text:p>trzci</text:p>
          </table:table-cell>
          <table:table-cell table:formula="of:=[$'naglosy-edycja'.C364]" office:value-type="float" office:value="0" calcext:value-type="float">
            <text:p>0</text:p>
          </table:table-cell>
          <table:table-cell table:formula="of:=[$'naglosy-edycja'.D364]" office:value-type="string" office:string-value="ZTRJ" calcext:value-type="string">
            <text:p>ZTRJ</text:p>
          </table:table-cell>
          <table:table-cell table:formula="of:=[$'naglosy-edycja'.E364]" office:value-type="float" office:value="0" calcext:value-type="float">
            <text:p>0</text:p>
          </table:table-cell>
          <table:table-cell table:formula="of:=IF([.B363]=0;[.C363];[.B363])" office:value-type="string" office:string-value="ZTRJ" calcext:value-type="string">
            <text:p>ZTRJ</text:p>
          </table:table-cell>
          <table:table-cell table:number-columns-repeated="2"/>
          <table:table-cell table:formula="of:=CONCATENATE([$przecinki.$A$2];[.E363];[$przecinki.$A$2];[$przecinki.$B$2];[$przecinki.$C$2];[$przecinki.$A$2];[.E363];[$przecinki.$A$2];[$przecinki.$D$2])" office:value-type="string" office:string-value="&quot;ZTRJ&quot;: &quot;ZTRJ&quot;," calcext:value-type="string">
            <text:p>"ZTRJ": "ZTRJ",</text:p>
          </table:table-cell>
        </table:table-row>
        <table:table-row table:style-name="ro2">
          <table:table-cell table:formula="of:=[$'naglosy-edycja'.B365]" office:value-type="string" office:string-value="trzm" calcext:value-type="string">
            <text:p>trzm</text:p>
          </table:table-cell>
          <table:table-cell table:formula="of:=[$'naglosy-edycja'.C365]" office:value-type="string" office:string-value="TVRJ" calcext:value-type="string">
            <text:p>TVRJ</text:p>
          </table:table-cell>
          <table:table-cell table:formula="of:=[$'naglosy-edycja'.D365]" office:value-type="float" office:value="0" calcext:value-type="float">
            <text:p>0</text:p>
          </table:table-cell>
          <table:table-cell table:formula="of:=[$'naglosy-edycja'.E365]" office:value-type="float" office:value="0" calcext:value-type="float">
            <text:p>0</text:p>
          </table:table-cell>
          <table:table-cell table:formula="of:=IF([.B364]=0;[.C364];[.B364])" office:value-type="string" office:string-value="TVRJ" calcext:value-type="string">
            <text:p>TVRJ</text:p>
          </table:table-cell>
          <table:table-cell table:number-columns-repeated="2"/>
          <table:table-cell table:formula="of:=CONCATENATE([$przecinki.$A$2];[.E364];[$przecinki.$A$2];[$przecinki.$B$2];[$przecinki.$C$2];[$przecinki.$A$2];[.E364];[$przecinki.$A$2];[$przecinki.$D$2])" office:value-type="string" office:string-value="&quot;TVRJ&quot;: &quot;TVRJ&quot;," calcext:value-type="string">
            <text:p>"TVRJ": "TVRJ",</text:p>
          </table:table-cell>
        </table:table-row>
        <table:table-row table:style-name="ro2">
          <table:table-cell table:formula="of:=[$'naglosy-edycja'.B366]" office:value-type="string" office:string-value="trzmi" calcext:value-type="string">
            <text:p>trzmi</text:p>
          </table:table-cell>
          <table:table-cell table:formula="of:=[$'naglosy-edycja'.C366]" office:value-type="float" office:value="0" calcext:value-type="float">
            <text:p>0</text:p>
          </table:table-cell>
          <table:table-cell table:formula="of:=[$'naglosy-edycja'.D366]" office:value-type="string" office:string-value="TVRJ" calcext:value-type="string">
            <text:p>TVRJ</text:p>
          </table:table-cell>
          <table:table-cell table:formula="of:=[$'naglosy-edycja'.E366]" office:value-type="float" office:value="0" calcext:value-type="float">
            <text:p>0</text:p>
          </table:table-cell>
          <table:table-cell table:formula="of:=IF([.B365]=0;[.C365];[.B365])" office:value-type="string" office:string-value="TVRJ" calcext:value-type="string">
            <text:p>TVRJ</text:p>
          </table:table-cell>
          <table:table-cell table:number-columns-repeated="2"/>
          <table:table-cell table:formula="of:=CONCATENATE([$przecinki.$A$2];[.E365];[$przecinki.$A$2];[$przecinki.$B$2];[$przecinki.$C$2];[$przecinki.$A$2];[.E365];[$przecinki.$A$2];[$przecinki.$D$2])" office:value-type="string" office:string-value="&quot;TVRJ&quot;: &quot;TVRJ&quot;," calcext:value-type="string">
            <text:p>"TVRJ": "TVRJ",</text:p>
          </table:table-cell>
        </table:table-row>
        <table:table-row table:style-name="ro2">
          <table:table-cell table:formula="of:=[$'naglosy-edycja'.B367]" office:value-type="string" office:string-value="trzn" calcext:value-type="string">
            <text:p>trzn</text:p>
          </table:table-cell>
          <table:table-cell table:formula="of:=[$'naglosy-edycja'.C367]" office:value-type="string" office:string-value="TLRJ" calcext:value-type="string">
            <text:p>TLRJ</text:p>
          </table:table-cell>
          <table:table-cell table:formula="of:=[$'naglosy-edycja'.D367]" office:value-type="float" office:value="0" calcext:value-type="float">
            <text:p>0</text:p>
          </table:table-cell>
          <table:table-cell table:formula="of:=[$'naglosy-edycja'.E367]" office:value-type="float" office:value="0" calcext:value-type="float">
            <text:p>0</text:p>
          </table:table-cell>
          <table:table-cell table:formula="of:=IF([.B366]=0;[.C366];[.B366])" office:value-type="string" office:string-value="TLRJ" calcext:value-type="string">
            <text:p>TLRJ</text:p>
          </table:table-cell>
          <table:table-cell table:number-columns-repeated="2"/>
          <table:table-cell table:formula="of:=CONCATENATE([$przecinki.$A$2];[.E366];[$przecinki.$A$2];[$przecinki.$B$2];[$przecinki.$C$2];[$przecinki.$A$2];[.E366];[$przecinki.$A$2];[$przecinki.$D$2])" office:value-type="string" office:string-value="&quot;TLRJ&quot;: &quot;TLRJ&quot;," calcext:value-type="string">
            <text:p>"TLRJ": "TLRJ",</text:p>
          </table:table-cell>
        </table:table-row>
        <table:table-row table:style-name="ro2">
          <table:table-cell table:formula="of:=[$'naglosy-edycja'.B368]" office:value-type="string" office:string-value="trzni" calcext:value-type="string">
            <text:p>trzni</text:p>
          </table:table-cell>
          <table:table-cell table:formula="of:=[$'naglosy-edycja'.C368]" office:value-type="float" office:value="0" calcext:value-type="float">
            <text:p>0</text:p>
          </table:table-cell>
          <table:table-cell table:formula="of:=[$'naglosy-edycja'.D368]" office:value-type="string" office:string-value="TPLRJ" calcext:value-type="string">
            <text:p>TPLRJ</text:p>
          </table:table-cell>
          <table:table-cell table:formula="of:=[$'naglosy-edycja'.E368]" office:value-type="float" office:value="0" calcext:value-type="float">
            <text:p>0</text:p>
          </table:table-cell>
          <table:table-cell table:formula="of:=IF([.B367]=0;[.C367];[.B367])" office:value-type="string" office:string-value="TPLRJ" calcext:value-type="string">
            <text:p>TPLRJ</text:p>
          </table:table-cell>
          <table:table-cell table:number-columns-repeated="2"/>
          <table:table-cell table:formula="of:=CONCATENATE([$przecinki.$A$2];[.E367];[$przecinki.$A$2];[$przecinki.$B$2];[$przecinki.$C$2];[$przecinki.$A$2];[.E367];[$przecinki.$A$2];[$przecinki.$D$2])" office:value-type="string" office:string-value="&quot;TPLRJ&quot;: &quot;TPLRJ&quot;," calcext:value-type="string">
            <text:p>"TPLRJ": "TPLRJ",</text:p>
          </table:table-cell>
        </table:table-row>
        <table:table-row table:style-name="ro2">
          <table:table-cell table:formula="of:=[$'naglosy-edycja'.B369]" office:value-type="string" office:string-value="trzp" calcext:value-type="string">
            <text:p>trzp</text:p>
          </table:table-cell>
          <table:table-cell table:formula="of:=[$'naglosy-edycja'.C369]" office:value-type="string" office:string-value="TPRJ" calcext:value-type="string">
            <text:p>TPRJ</text:p>
          </table:table-cell>
          <table:table-cell table:formula="of:=[$'naglosy-edycja'.D369]" office:value-type="float" office:value="0" calcext:value-type="float">
            <text:p>0</text:p>
          </table:table-cell>
          <table:table-cell table:formula="of:=[$'naglosy-edycja'.E369]" office:value-type="float" office:value="0" calcext:value-type="float">
            <text:p>0</text:p>
          </table:table-cell>
          <table:table-cell table:formula="of:=IF([.B368]=0;[.C368];[.B368])" office:value-type="string" office:string-value="TPRJ" calcext:value-type="string">
            <text:p>TPRJ</text:p>
          </table:table-cell>
          <table:table-cell table:number-columns-repeated="2"/>
          <table:table-cell table:formula="of:=CONCATENATE([$przecinki.$A$2];[.E368];[$przecinki.$A$2];[$przecinki.$B$2];[$przecinki.$C$2];[$przecinki.$A$2];[.E368];[$przecinki.$A$2];[$przecinki.$D$2])" office:value-type="string" office:string-value="&quot;TPRJ&quot;: &quot;TPRJ&quot;," calcext:value-type="string">
            <text:p>"TPRJ": "TPRJ",</text:p>
          </table:table-cell>
        </table:table-row>
        <table:table-row table:style-name="ro2">
          <table:table-cell table:formula="of:=[$'naglosy-edycja'.B370]" office:value-type="string" office:string-value="trzpi" calcext:value-type="string">
            <text:p>trzpi</text:p>
          </table:table-cell>
          <table:table-cell table:formula="of:=[$'naglosy-edycja'.C370]" office:value-type="string" office:string-value="TPRJ" calcext:value-type="string">
            <text:p>TPRJ</text:p>
          </table:table-cell>
          <table:table-cell table:formula="of:=[$'naglosy-edycja'.D370]" office:value-type="float" office:value="0" calcext:value-type="float">
            <text:p>0</text:p>
          </table:table-cell>
          <table:table-cell table:formula="of:=[$'naglosy-edycja'.E370]" office:value-type="float" office:value="0" calcext:value-type="float">
            <text:p>0</text:p>
          </table:table-cell>
          <table:table-cell table:formula="of:=IF([.B369]=0;[.C369];[.B369])" office:value-type="string" office:string-value="TPRJ" calcext:value-type="string">
            <text:p>TPRJ</text:p>
          </table:table-cell>
          <table:table-cell table:number-columns-repeated="2"/>
          <table:table-cell table:formula="of:=CONCATENATE([$przecinki.$A$2];[.E369];[$przecinki.$A$2];[$przecinki.$B$2];[$przecinki.$C$2];[$przecinki.$A$2];[.E369];[$przecinki.$A$2];[$przecinki.$D$2])" office:value-type="string" office:string-value="&quot;TPRJ&quot;: &quot;TPRJ&quot;," calcext:value-type="string">
            <text:p>"TPRJ": "TPRJ",</text:p>
          </table:table-cell>
        </table:table-row>
        <table:table-row table:style-name="ro2">
          <table:table-cell table:formula="of:=[$'naglosy-edycja'.B371]" office:value-type="string" office:string-value="ts" calcext:value-type="string">
            <text:p>ts</text:p>
          </table:table-cell>
          <table:table-cell table:formula="of:=[$'naglosy-edycja'.C371]" office:value-type="string" office:string-value="ZT" calcext:value-type="string">
            <text:p>ZT</text:p>
          </table:table-cell>
          <table:table-cell table:formula="of:=[$'naglosy-edycja'.D371]" office:value-type="float" office:value="0" calcext:value-type="float">
            <text:p>0</text:p>
          </table:table-cell>
          <table:table-cell table:formula="of:=[$'naglosy-edycja'.E371]" office:value-type="float" office:value="0" calcext:value-type="float">
            <text:p>0</text:p>
          </table:table-cell>
          <table:table-cell table:formula="of:=IF([.B370]=0;[.C370];[.B370])" office:value-type="string" office:string-value="ZT" calcext:value-type="string">
            <text:p>ZT</text:p>
          </table:table-cell>
          <table:table-cell table:number-columns-repeated="2"/>
          <table:table-cell table:formula="of:=CONCATENATE([$przecinki.$A$2];[.E370];[$przecinki.$A$2];[$przecinki.$B$2];[$przecinki.$C$2];[$przecinki.$A$2];[.E370];[$przecinki.$A$2];[$przecinki.$D$2])" office:value-type="string" office:string-value="&quot;ZT&quot;: &quot;ZT&quot;," calcext:value-type="string">
            <text:p>"ZT": "ZT",</text:p>
          </table:table-cell>
        </table:table-row>
        <table:table-row table:style-name="ro2">
          <table:table-cell table:formula="of:=[$'naglosy-edycja'.B372]" office:value-type="string" office:string-value="tsch" calcext:value-type="string">
            <text:p>tsch</text:p>
          </table:table-cell>
          <table:table-cell table:formula="of:=[$'naglosy-edycja'.C372]" office:value-type="string" office:string-value="PV" calcext:value-type="string">
            <text:p>PV</text:p>
          </table:table-cell>
          <table:table-cell table:formula="of:=[$'naglosy-edycja'.D372]" office:value-type="float" office:value="0" calcext:value-type="float">
            <text:p>0</text:p>
          </table:table-cell>
          <table:table-cell table:formula="of:=[$'naglosy-edycja'.E372]" office:value-type="float" office:value="0" calcext:value-type="float">
            <text:p>0</text:p>
          </table:table-cell>
          <table:table-cell table:formula="of:=IF([.B371]=0;[.C371];[.B371])" office:value-type="string" office:string-value="PV" calcext:value-type="string">
            <text:p>PV</text:p>
          </table:table-cell>
          <table:table-cell table:number-columns-repeated="2"/>
          <table:table-cell table:formula="of:=CONCATENATE([$przecinki.$A$2];[.E371];[$przecinki.$A$2];[$przecinki.$B$2];[$przecinki.$C$2];[$przecinki.$A$2];[.E371];[$przecinki.$A$2];[$przecinki.$D$2])" office:value-type="string" office:string-value="&quot;PV&quot;: &quot;PV&quot;," calcext:value-type="string">
            <text:p>"PV": "PV",</text:p>
          </table:table-cell>
        </table:table-row>
        <table:table-row table:style-name="ro2">
          <table:table-cell table:formula="of:=[$'naglosy-edycja'.B373]" office:value-type="string" office:string-value="tw" calcext:value-type="string">
            <text:p>tw</text:p>
          </table:table-cell>
          <table:table-cell table:formula="of:=[$'naglosy-edycja'.C373]" office:value-type="string" office:string-value="TV" calcext:value-type="string">
            <text:p>TV</text:p>
          </table:table-cell>
          <table:table-cell table:formula="of:=[$'naglosy-edycja'.D373]" office:value-type="float" office:value="0" calcext:value-type="float">
            <text:p>0</text:p>
          </table:table-cell>
          <table:table-cell table:formula="of:=[$'naglosy-edycja'.E373]" office:value-type="float" office:value="0" calcext:value-type="float">
            <text:p>0</text:p>
          </table:table-cell>
          <table:table-cell table:formula="of:=IF([.B372]=0;[.C372];[.B372])" office:value-type="string" office:string-value="TV" calcext:value-type="string">
            <text:p>TV</text:p>
          </table:table-cell>
          <table:table-cell table:number-columns-repeated="2"/>
          <table:table-cell table:formula="of:=CONCATENATE([$przecinki.$A$2];[.E372];[$przecinki.$A$2];[$przecinki.$B$2];[$przecinki.$C$2];[$przecinki.$A$2];[.E372];[$przecinki.$A$2];[$przecinki.$D$2])" office:value-type="string" office:string-value="&quot;TV&quot;: &quot;TV&quot;," calcext:value-type="string">
            <text:p>"TV": "TV",</text:p>
          </table:table-cell>
        </table:table-row>
        <table:table-row table:style-name="ro2">
          <table:table-cell table:formula="of:=[$'naglosy-edycja'.B374]" office:value-type="string" office:string-value="twi" calcext:value-type="string">
            <text:p>twi</text:p>
          </table:table-cell>
          <table:table-cell table:formula="of:=[$'naglosy-edycja'.C374]" office:value-type="float" office:value="0" calcext:value-type="float">
            <text:p>0</text:p>
          </table:table-cell>
          <table:table-cell table:formula="of:=[$'naglosy-edycja'.D374]" office:value-type="string" office:string-value="TVJ" calcext:value-type="string">
            <text:p>TVJ</text:p>
          </table:table-cell>
          <table:table-cell table:formula="of:=[$'naglosy-edycja'.E374]" office:value-type="float" office:value="0" calcext:value-type="float">
            <text:p>0</text:p>
          </table:table-cell>
          <table:table-cell table:formula="of:=IF([.B373]=0;[.C373];[.B373])" office:value-type="string" office:string-value="TVJ" calcext:value-type="string">
            <text:p>TVJ</text:p>
          </table:table-cell>
          <table:table-cell table:number-columns-repeated="2"/>
          <table:table-cell table:formula="of:=CONCATENATE([$przecinki.$A$2];[.E373];[$przecinki.$A$2];[$przecinki.$B$2];[$przecinki.$C$2];[$przecinki.$A$2];[.E373];[$przecinki.$A$2];[$przecinki.$D$2])" office:value-type="string" office:string-value="&quot;TVJ&quot;: &quot;TVJ&quot;," calcext:value-type="string">
            <text:p>"TVJ": "TVJ",</text:p>
          </table:table-cell>
        </table:table-row>
        <table:table-row table:style-name="ro2">
          <table:table-cell table:formula="of:=[$'naglosy-edycja'.B375]" office:value-type="string" office:string-value="w" calcext:value-type="string">
            <text:p>w</text:p>
          </table:table-cell>
          <table:table-cell table:formula="of:=[$'naglosy-edycja'.C375]" office:value-type="string" office:string-value="V" calcext:value-type="string">
            <text:p>V</text:p>
          </table:table-cell>
          <table:table-cell table:formula="of:=[$'naglosy-edycja'.D375]" office:value-type="float" office:value="0" calcext:value-type="float">
            <text:p>0</text:p>
          </table:table-cell>
          <table:table-cell table:formula="of:=[$'naglosy-edycja'.E375]" office:value-type="float" office:value="0" calcext:value-type="float">
            <text:p>0</text:p>
          </table:table-cell>
          <table:table-cell table:formula="of:=IF([.B374]=0;[.C374];[.B374])" office:value-type="string" office:string-value="V" calcext:value-type="string">
            <text:p>V</text:p>
          </table:table-cell>
          <table:table-cell table:number-columns-repeated="2"/>
          <table:table-cell table:formula="of:=CONCATENATE([$przecinki.$A$2];[.E374];[$przecinki.$A$2];[$przecinki.$B$2];[$przecinki.$C$2];[$przecinki.$A$2];[.E374];[$przecinki.$A$2];[$przecinki.$D$2])" office:value-type="string" office:string-value="&quot;V&quot;: &quot;V&quot;," calcext:value-type="string">
            <text:p>"V": "V",</text:p>
          </table:table-cell>
        </table:table-row>
        <table:table-row table:style-name="ro2">
          <table:table-cell table:formula="of:=[$'naglosy-edycja'.B376]" office:value-type="string" office:string-value="wi" calcext:value-type="string">
            <text:p>wi</text:p>
          </table:table-cell>
          <table:table-cell table:formula="of:=[$'naglosy-edycja'.C376]" office:value-type="float" office:value="0" calcext:value-type="float">
            <text:p>0</text:p>
          </table:table-cell>
          <table:table-cell table:formula="of:=[$'naglosy-edycja'.D376]" office:value-type="string" office:string-value="VJ" calcext:value-type="string">
            <text:p>VJ</text:p>
          </table:table-cell>
          <table:table-cell table:formula="of:=[$'naglosy-edycja'.E376]" office:value-type="float" office:value="0" calcext:value-type="float">
            <text:p>0</text:p>
          </table:table-cell>
          <table:table-cell table:formula="of:=IF([.B375]=0;[.C375];[.B375])" office:value-type="string" office:string-value="VJ" calcext:value-type="string">
            <text:p>VJ</text:p>
          </table:table-cell>
          <table:table-cell table:number-columns-repeated="2"/>
          <table:table-cell table:formula="of:=CONCATENATE([$przecinki.$A$2];[.E375];[$przecinki.$A$2];[$przecinki.$B$2];[$przecinki.$C$2];[$przecinki.$A$2];[.E375];[$przecinki.$A$2];[$przecinki.$D$2])" office:value-type="string" office:string-value="&quot;VJ&quot;: &quot;VJ&quot;," calcext:value-type="string">
            <text:p>"VJ": "VJ",</text:p>
          </table:table-cell>
        </table:table-row>
        <table:table-row table:style-name="ro2">
          <table:table-cell table:formula="of:=[$'naglosy-edycja'.B377]" office:value-type="string" office:string-value="wb" calcext:value-type="string">
            <text:p>wb</text:p>
          </table:table-cell>
          <table:table-cell table:formula="of:=[$'naglosy-edycja'.C377]" office:value-type="string" office:string-value="FP" calcext:value-type="string">
            <text:p>FP</text:p>
          </table:table-cell>
          <table:table-cell table:formula="of:=[$'naglosy-edycja'.D377]" office:value-type="float" office:value="0" calcext:value-type="float">
            <text:p>0</text:p>
          </table:table-cell>
          <table:table-cell table:formula="of:=[$'naglosy-edycja'.E377]" office:value-type="float" office:value="0" calcext:value-type="float">
            <text:p>0</text:p>
          </table:table-cell>
          <table:table-cell table:formula="of:=IF([.B376]=0;[.C376];[.B376])" office:value-type="string" office:string-value="FP" calcext:value-type="string">
            <text:p>FP</text:p>
          </table:table-cell>
          <table:table-cell table:number-columns-repeated="2"/>
          <table:table-cell table:formula="of:=CONCATENATE([$przecinki.$A$2];[.E376];[$przecinki.$A$2];[$przecinki.$B$2];[$przecinki.$C$2];[$przecinki.$A$2];[.E376];[$przecinki.$A$2];[$przecinki.$D$2])" office:value-type="string" office:string-value="&quot;FP&quot;: &quot;FP&quot;," calcext:value-type="string">
            <text:p>"FP": "FP",</text:p>
          </table:table-cell>
        </table:table-row>
        <table:table-row table:style-name="ro2">
          <table:table-cell table:formula="of:=[$'naglosy-edycja'.B378]" office:value-type="string" office:string-value="wbr" calcext:value-type="string">
            <text:p>wbr</text:p>
          </table:table-cell>
          <table:table-cell table:formula="of:=[$'naglosy-edycja'.C378]" office:value-type="string" office:string-value="FPR" calcext:value-type="string">
            <text:p>FPR</text:p>
          </table:table-cell>
          <table:table-cell table:formula="of:=[$'naglosy-edycja'.D378]" office:value-type="float" office:value="0" calcext:value-type="float">
            <text:p>0</text:p>
          </table:table-cell>
          <table:table-cell table:formula="of:=[$'naglosy-edycja'.E378]" office:value-type="float" office:value="0" calcext:value-type="float">
            <text:p>0</text:p>
          </table:table-cell>
          <table:table-cell table:formula="of:=IF([.B377]=0;[.C377];[.B377])" office:value-type="string" office:string-value="FPR" calcext:value-type="string">
            <text:p>FPR</text:p>
          </table:table-cell>
          <table:table-cell table:number-columns-repeated="2"/>
          <table:table-cell table:formula="of:=CONCATENATE([$przecinki.$A$2];[.E377];[$przecinki.$A$2];[$przecinki.$B$2];[$przecinki.$C$2];[$przecinki.$A$2];[.E377];[$przecinki.$A$2];[$przecinki.$D$2])" office:value-type="string" office:string-value="&quot;FPR&quot;: &quot;FPR&quot;," calcext:value-type="string">
            <text:p>"FPR": "FPR",</text:p>
          </table:table-cell>
        </table:table-row>
        <table:table-row table:style-name="ro2">
          <table:table-cell table:formula="of:=[$'naglosy-edycja'.B379]" office:value-type="string" office:string-value="wc" calcext:value-type="string">
            <text:p>wc</text:p>
          </table:table-cell>
          <table:table-cell table:formula="of:=[$'naglosy-edycja'.C379]" office:value-type="string" office:string-value="ZTV" calcext:value-type="string">
            <text:p>ZTV</text:p>
          </table:table-cell>
          <table:table-cell table:formula="of:=[$'naglosy-edycja'.D379]" office:value-type="float" office:value="0" calcext:value-type="float">
            <text:p>0</text:p>
          </table:table-cell>
          <table:table-cell table:formula="of:=[$'naglosy-edycja'.E379]" office:value-type="float" office:value="0" calcext:value-type="float">
            <text:p>0</text:p>
          </table:table-cell>
          <table:table-cell table:formula="of:=IF([.B378]=0;[.C378];[.B378])" office:value-type="string" office:string-value="ZTV" calcext:value-type="string">
            <text:p>ZTV</text:p>
          </table:table-cell>
          <table:table-cell table:number-columns-repeated="2"/>
          <table:table-cell table:formula="of:=CONCATENATE([$przecinki.$A$2];[.E378];[$przecinki.$A$2];[$przecinki.$B$2];[$przecinki.$C$2];[$przecinki.$A$2];[.E378];[$przecinki.$A$2];[$przecinki.$D$2])" office:value-type="string" office:string-value="&quot;ZTV&quot;: &quot;ZTV&quot;," calcext:value-type="string">
            <text:p>"ZTV": "ZTV",</text:p>
          </table:table-cell>
        </table:table-row>
        <table:table-row table:style-name="ro2">
          <table:table-cell table:formula="of:=[$'naglosy-edycja'.B380]" office:value-type="string" office:string-value="wci" calcext:value-type="string">
            <text:p>wci</text:p>
          </table:table-cell>
          <table:table-cell table:formula="of:=[$'naglosy-edycja'.C380]" office:value-type="float" office:value="0" calcext:value-type="float">
            <text:p>0</text:p>
          </table:table-cell>
          <table:table-cell table:formula="of:=[$'naglosy-edycja'.D380]" office:value-type="string" office:string-value="ZTVJ" calcext:value-type="string">
            <text:p>ZTVJ</text:p>
          </table:table-cell>
          <table:table-cell table:formula="of:=[$'naglosy-edycja'.E380]" office:value-type="float" office:value="0" calcext:value-type="float">
            <text:p>0</text:p>
          </table:table-cell>
          <table:table-cell table:formula="of:=IF([.B379]=0;[.C379];[.B379])" office:value-type="string" office:string-value="ZTVJ" calcext:value-type="string">
            <text:p>ZTVJ</text:p>
          </table:table-cell>
          <table:table-cell table:number-columns-repeated="2"/>
          <table:table-cell table:formula="of:=CONCATENATE([$przecinki.$A$2];[.E379];[$przecinki.$A$2];[$przecinki.$B$2];[$przecinki.$C$2];[$przecinki.$A$2];[.E379];[$przecinki.$A$2];[$przecinki.$D$2])" office:value-type="string" office:string-value="&quot;ZTVJ&quot;: &quot;ZTVJ&quot;," calcext:value-type="string">
            <text:p>"ZTVJ": "ZTVJ",</text:p>
          </table:table-cell>
        </table:table-row>
        <table:table-row table:style-name="ro2">
          <table:table-cell table:formula="of:=[$'naglosy-edycja'.B381]" office:value-type="string" office:string-value="wch" calcext:value-type="string">
            <text:p>wch</text:p>
          </table:table-cell>
          <table:table-cell table:formula="of:=[$'naglosy-edycja'.C381]" office:value-type="float" office:value="0" calcext:value-type="float">
            <text:p>0</text:p>
          </table:table-cell>
          <table:table-cell table:formula="of:=[$'naglosy-edycja'.D381]" office:value-type="string" office:string-value="FKT" calcext:value-type="string">
            <text:p>FKT</text:p>
          </table:table-cell>
          <table:table-cell table:formula="of:=[$'naglosy-edycja'.E381]" office:value-type="float" office:value="0" calcext:value-type="float">
            <text:p>0</text:p>
          </table:table-cell>
          <table:table-cell table:formula="of:=IF([.B380]=0;[.C380];[.B380])" office:value-type="string" office:string-value="FKT" calcext:value-type="string">
            <text:p>FKT</text:p>
          </table:table-cell>
          <table:table-cell table:number-columns-repeated="2"/>
          <table:table-cell table:formula="of:=CONCATENATE([$przecinki.$A$2];[.E380];[$przecinki.$A$2];[$przecinki.$B$2];[$przecinki.$C$2];[$przecinki.$A$2];[.E380];[$przecinki.$A$2];[$przecinki.$D$2])" office:value-type="string" office:string-value="&quot;FKT&quot;: &quot;FKT&quot;," calcext:value-type="string">
            <text:p>"FKT": "FKT",</text:p>
          </table:table-cell>
        </table:table-row>
        <table:table-row table:style-name="ro2">
          <table:table-cell table:formula="of:=[$'naglosy-edycja'.B382]" office:value-type="string" office:string-value="wchł" calcext:value-type="string">
            <text:p>wchł</text:p>
          </table:table-cell>
          <table:table-cell table:formula="of:=[$'naglosy-edycja'.C382]" office:value-type="string" office:string-value="FKTLJ" calcext:value-type="string">
            <text:p>FKTLJ</text:p>
          </table:table-cell>
          <table:table-cell table:formula="of:=[$'naglosy-edycja'.D382]" office:value-type="float" office:value="0" calcext:value-type="float">
            <text:p>0</text:p>
          </table:table-cell>
          <table:table-cell table:formula="of:=[$'naglosy-edycja'.E382]" office:value-type="float" office:value="0" calcext:value-type="float">
            <text:p>0</text:p>
          </table:table-cell>
          <table:table-cell table:formula="of:=IF([.B381]=0;[.C381];[.B381])" office:value-type="string" office:string-value="FKTLJ" calcext:value-type="string">
            <text:p>FKTLJ</text:p>
          </table:table-cell>
          <table:table-cell table:number-columns-repeated="2"/>
          <table:table-cell table:formula="of:=CONCATENATE([$przecinki.$A$2];[.E381];[$przecinki.$A$2];[$przecinki.$B$2];[$przecinki.$C$2];[$przecinki.$A$2];[.E381];[$przecinki.$A$2];[$przecinki.$D$2])" office:value-type="string" office:string-value="&quot;FKTLJ&quot;: &quot;FKTLJ&quot;," calcext:value-type="string">
            <text:p>"FKTLJ": "FKTLJ",</text:p>
          </table:table-cell>
        </table:table-row>
        <table:table-row table:style-name="ro2">
          <table:table-cell table:formula="of:=[$'naglosy-edycja'.B383]" office:value-type="string" office:string-value="wchrz" calcext:value-type="string">
            <text:p>wchrz</text:p>
          </table:table-cell>
          <table:table-cell table:formula="of:=[$'naglosy-edycja'.C383]" office:value-type="string" office:string-value="FKTRJ" calcext:value-type="string">
            <text:p>FKTRJ</text:p>
          </table:table-cell>
          <table:table-cell table:formula="of:=[$'naglosy-edycja'.D383]" office:value-type="float" office:value="0" calcext:value-type="float">
            <text:p>0</text:p>
          </table:table-cell>
          <table:table-cell table:formula="of:=[$'naglosy-edycja'.E383]" office:value-type="float" office:value="0" calcext:value-type="float">
            <text:p>0</text:p>
          </table:table-cell>
          <table:table-cell table:formula="of:=IF([.B382]=0;[.C382];[.B382])" office:value-type="string" office:string-value="FKTRJ" calcext:value-type="string">
            <text:p>FKTRJ</text:p>
          </table:table-cell>
          <table:table-cell table:number-columns-repeated="2"/>
          <table:table-cell table:formula="of:=CONCATENATE([$przecinki.$A$2];[.E382];[$przecinki.$A$2];[$przecinki.$B$2];[$przecinki.$C$2];[$przecinki.$A$2];[.E382];[$przecinki.$A$2];[$przecinki.$D$2])" office:value-type="string" office:string-value="&quot;FKTRJ&quot;: &quot;FKTRJ&quot;," calcext:value-type="string">
            <text:p>"FKTRJ": "FKTRJ",</text:p>
          </table:table-cell>
        </table:table-row>
        <table:table-row table:style-name="ro2">
          <table:table-cell table:formula="of:=[$'naglosy-edycja'.B384]" office:value-type="string" office:string-value="wcz" calcext:value-type="string">
            <text:p>wcz</text:p>
          </table:table-cell>
          <table:table-cell table:formula="of:=[$'naglosy-edycja'.C384]" office:value-type="string" office:string-value="FPV" calcext:value-type="string">
            <text:p>FPV</text:p>
          </table:table-cell>
          <table:table-cell table:formula="of:=[$'naglosy-edycja'.D384]" office:value-type="float" office:value="0" calcext:value-type="float">
            <text:p>0</text:p>
          </table:table-cell>
          <table:table-cell table:formula="of:=[$'naglosy-edycja'.E384]" office:value-type="float" office:value="0" calcext:value-type="float">
            <text:p>0</text:p>
          </table:table-cell>
          <table:table-cell table:formula="of:=IF([.B383]=0;[.C383];[.B383])" office:value-type="string" office:string-value="FPV" calcext:value-type="string">
            <text:p>FPV</text:p>
          </table:table-cell>
          <table:table-cell table:number-columns-repeated="2"/>
          <table:table-cell table:formula="of:=CONCATENATE([$przecinki.$A$2];[.E383];[$przecinki.$A$2];[$przecinki.$B$2];[$przecinki.$C$2];[$przecinki.$A$2];[.E383];[$przecinki.$A$2];[$przecinki.$D$2])" office:value-type="string" office:string-value="&quot;FPV&quot;: &quot;FPV&quot;," calcext:value-type="string">
            <text:p>"FPV": "FPV",</text:p>
          </table:table-cell>
        </table:table-row>
        <table:table-row table:style-name="ro2">
          <table:table-cell table:formula="of:=[$'naglosy-edycja'.B385]" office:value-type="string" office:string-value="wd" calcext:value-type="string">
            <text:p>wd</text:p>
          </table:table-cell>
          <table:table-cell table:formula="of:=[$'naglosy-edycja'.C385]" office:value-type="string" office:string-value="FT" calcext:value-type="string">
            <text:p>FT</text:p>
          </table:table-cell>
          <table:table-cell table:formula="of:=[$'naglosy-edycja'.D385]" office:value-type="float" office:value="0" calcext:value-type="float">
            <text:p>0</text:p>
          </table:table-cell>
          <table:table-cell table:formula="of:=[$'naglosy-edycja'.E385]" office:value-type="float" office:value="0" calcext:value-type="float">
            <text:p>0</text:p>
          </table:table-cell>
          <table:table-cell table:formula="of:=IF([.B384]=0;[.C384];[.B384])" office:value-type="string" office:string-value="FT" calcext:value-type="string">
            <text:p>FT</text:p>
          </table:table-cell>
          <table:table-cell table:number-columns-repeated="2"/>
          <table:table-cell table:formula="of:=CONCATENATE([$przecinki.$A$2];[.E384];[$przecinki.$A$2];[$przecinki.$B$2];[$przecinki.$C$2];[$przecinki.$A$2];[.E384];[$przecinki.$A$2];[$przecinki.$D$2])" office:value-type="string" office:string-value="&quot;FT&quot;: &quot;FT&quot;," calcext:value-type="string">
            <text:p>"FT": "FT",</text:p>
          </table:table-cell>
        </table:table-row>
        <table:table-row table:style-name="ro2">
          <table:table-cell table:formula="of:=[$'naglosy-edycja'.B386]" office:value-type="string" office:string-value="wdm" calcext:value-type="string">
            <text:p>wdm</text:p>
          </table:table-cell>
          <table:table-cell table:formula="of:=[$'naglosy-edycja'.C386]" office:value-type="string" office:string-value="FTV" calcext:value-type="string">
            <text:p>FTV</text:p>
          </table:table-cell>
          <table:table-cell table:formula="of:=[$'naglosy-edycja'.D386]" office:value-type="float" office:value="0" calcext:value-type="float">
            <text:p>0</text:p>
          </table:table-cell>
          <table:table-cell table:formula="of:=[$'naglosy-edycja'.E386]" office:value-type="float" office:value="0" calcext:value-type="float">
            <text:p>0</text:p>
          </table:table-cell>
          <table:table-cell table:formula="of:=IF([.B385]=0;[.C385];[.B385])" office:value-type="string" office:string-value="FTV" calcext:value-type="string">
            <text:p>FTV</text:p>
          </table:table-cell>
          <table:table-cell table:number-columns-repeated="2"/>
          <table:table-cell table:formula="of:=CONCATENATE([$przecinki.$A$2];[.E385];[$przecinki.$A$2];[$przecinki.$B$2];[$przecinki.$C$2];[$przecinki.$A$2];[.E385];[$przecinki.$A$2];[$przecinki.$D$2])" office:value-type="string" office:string-value="&quot;FTV&quot;: &quot;FTV&quot;," calcext:value-type="string">
            <text:p>"FTV": "FTV",</text:p>
          </table:table-cell>
        </table:table-row>
        <table:table-row table:style-name="ro2">
          <table:table-cell table:formula="of:=[$'naglosy-edycja'.B387]" office:value-type="string" office:string-value="wdr" calcext:value-type="string">
            <text:p>wdr</text:p>
          </table:table-cell>
          <table:table-cell table:formula="of:=[$'naglosy-edycja'.C387]" office:value-type="string" office:string-value="FTR" calcext:value-type="string">
            <text:p>FTR</text:p>
          </table:table-cell>
          <table:table-cell table:formula="of:=[$'naglosy-edycja'.D387]" office:value-type="float" office:value="0" calcext:value-type="float">
            <text:p>0</text:p>
          </table:table-cell>
          <table:table-cell table:formula="of:=[$'naglosy-edycja'.E387]" office:value-type="float" office:value="0" calcext:value-type="float">
            <text:p>0</text:p>
          </table:table-cell>
          <table:table-cell table:formula="of:=IF([.B386]=0;[.C386];[.B386])" office:value-type="string" office:string-value="FTR" calcext:value-type="string">
            <text:p>FTR</text:p>
          </table:table-cell>
          <table:table-cell table:number-columns-repeated="2"/>
          <table:table-cell table:formula="of:=CONCATENATE([$przecinki.$A$2];[.E386];[$przecinki.$A$2];[$przecinki.$B$2];[$przecinki.$C$2];[$przecinki.$A$2];[.E386];[$przecinki.$A$2];[$przecinki.$D$2])" office:value-type="string" office:string-value="&quot;FTR&quot;: &quot;FTR&quot;," calcext:value-type="string">
            <text:p>"FTR": "FTR",</text:p>
          </table:table-cell>
        </table:table-row>
        <table:table-row table:style-name="ro2">
          <table:table-cell table:formula="of:=[$'naglosy-edycja'.B388]" office:value-type="string" office:string-value="wdz" calcext:value-type="string">
            <text:p>wdz</text:p>
          </table:table-cell>
          <table:table-cell table:formula="of:=[$'naglosy-edycja'.C388]" office:value-type="string" office:string-value="FTV" calcext:value-type="string">
            <text:p>FTV</text:p>
          </table:table-cell>
          <table:table-cell table:formula="of:=[$'naglosy-edycja'.D388]" office:value-type="float" office:value="0" calcext:value-type="float">
            <text:p>0</text:p>
          </table:table-cell>
          <table:table-cell table:formula="of:=[$'naglosy-edycja'.E388]" office:value-type="float" office:value="0" calcext:value-type="float">
            <text:p>0</text:p>
          </table:table-cell>
          <table:table-cell table:formula="of:=IF([.B387]=0;[.C387];[.B387])" office:value-type="string" office:string-value="FTV" calcext:value-type="string">
            <text:p>FTV</text:p>
          </table:table-cell>
          <table:table-cell table:number-columns-repeated="2"/>
          <table:table-cell table:formula="of:=CONCATENATE([$przecinki.$A$2];[.E387];[$przecinki.$A$2];[$przecinki.$B$2];[$przecinki.$C$2];[$przecinki.$A$2];[.E387];[$przecinki.$A$2];[$przecinki.$D$2])" office:value-type="string" office:string-value="&quot;FTV&quot;: &quot;FTV&quot;," calcext:value-type="string">
            <text:p>"FTV": "FTV",</text:p>
          </table:table-cell>
        </table:table-row>
        <table:table-row table:style-name="ro2">
          <table:table-cell table:formula="of:=[$'naglosy-edycja'.B389]" office:value-type="string" office:string-value="wdzi" calcext:value-type="string">
            <text:p>wdzi</text:p>
          </table:table-cell>
          <table:table-cell table:formula="of:=[$'naglosy-edycja'.C389]" office:value-type="float" office:value="0" calcext:value-type="float">
            <text:p>0</text:p>
          </table:table-cell>
          <table:table-cell table:formula="of:=[$'naglosy-edycja'.D389]" office:value-type="string" office:string-value="FTVJ" calcext:value-type="string">
            <text:p>FTVJ</text:p>
          </table:table-cell>
          <table:table-cell table:formula="of:=[$'naglosy-edycja'.E389]" office:value-type="float" office:value="0" calcext:value-type="float">
            <text:p>0</text:p>
          </table:table-cell>
          <table:table-cell table:formula="of:=IF([.B388]=0;[.C388];[.B388])" office:value-type="string" office:string-value="FTVJ" calcext:value-type="string">
            <text:p>FTVJ</text:p>
          </table:table-cell>
          <table:table-cell table:number-columns-repeated="2"/>
          <table:table-cell table:formula="of:=CONCATENATE([$przecinki.$A$2];[.E388];[$przecinki.$A$2];[$przecinki.$B$2];[$przecinki.$C$2];[$przecinki.$A$2];[.E388];[$przecinki.$A$2];[$przecinki.$D$2])" office:value-type="string" office:string-value="&quot;FTVJ&quot;: &quot;FTVJ&quot;," calcext:value-type="string">
            <text:p>"FTVJ": "FTVJ",</text:p>
          </table:table-cell>
        </table:table-row>
        <table:table-row table:style-name="ro2">
          <table:table-cell table:formula="of:=[$'naglosy-edycja'.B390]" office:value-type="string" office:string-value="wg" calcext:value-type="string">
            <text:p>wg</text:p>
          </table:table-cell>
          <table:table-cell table:formula="of:=[$'naglosy-edycja'.C390]" office:value-type="string" office:string-value="FK" calcext:value-type="string">
            <text:p>FK</text:p>
          </table:table-cell>
          <table:table-cell table:formula="of:=[$'naglosy-edycja'.D390]" office:value-type="string" office:string-value="XFK" calcext:value-type="string">
            <text:p>XFK</text:p>
          </table:table-cell>
          <table:table-cell table:formula="of:=[$'naglosy-edycja'.E390]" office:value-type="float" office:value="0" calcext:value-type="float">
            <text:p>0</text:p>
          </table:table-cell>
          <table:table-cell table:formula="of:=IF([.B389]=0;[.C389];[.B389])" office:value-type="string" office:string-value="FK" calcext:value-type="string">
            <text:p>FK</text:p>
          </table:table-cell>
          <table:table-cell table:number-columns-repeated="2"/>
          <table:table-cell table:formula="of:=CONCATENATE([$przecinki.$A$2];[.E389];[$przecinki.$A$2];[$przecinki.$B$2];[$przecinki.$C$2];[$przecinki.$A$2];[.E389];[$przecinki.$A$2];[$przecinki.$D$2])" office:value-type="string" office:string-value="&quot;FK&quot;: &quot;FK&quot;," calcext:value-type="string">
            <text:p>"FK": "FK",</text:p>
          </table:table-cell>
        </table:table-row>
        <table:table-row table:style-name="ro2">
          <table:table-cell table:formula="of:=[$'naglosy-edycja'.B391]" office:value-type="string" office:string-value="wgi" calcext:value-type="string">
            <text:p>wgi</text:p>
          </table:table-cell>
          <table:table-cell table:formula="of:=[$'naglosy-edycja'.C391]" office:value-type="float" office:value="0" calcext:value-type="float">
            <text:p>0</text:p>
          </table:table-cell>
          <table:table-cell table:formula="of:=[$'naglosy-edycja'.D391]" office:value-type="string" office:string-value="FKJ" calcext:value-type="string">
            <text:p>FKJ</text:p>
          </table:table-cell>
          <table:table-cell table:formula="of:=[$'naglosy-edycja'.E391]" office:value-type="float" office:value="0" calcext:value-type="float">
            <text:p>0</text:p>
          </table:table-cell>
          <table:table-cell table:formula="of:=IF([.B390]=0;[.C390];[.B390])" office:value-type="string" office:string-value="FKJ" calcext:value-type="string">
            <text:p>FKJ</text:p>
          </table:table-cell>
          <table:table-cell table:number-columns-repeated="2"/>
          <table:table-cell table:formula="of:=CONCATENATE([$przecinki.$A$2];[.E390];[$przecinki.$A$2];[$przecinki.$B$2];[$przecinki.$C$2];[$przecinki.$A$2];[.E390];[$przecinki.$A$2];[$przecinki.$D$2])" office:value-type="string" office:string-value="&quot;FKJ&quot;: &quot;FKJ&quot;," calcext:value-type="string">
            <text:p>"FKJ": "FKJ",</text:p>
          </table:table-cell>
        </table:table-row>
        <table:table-row table:style-name="ro2">
          <table:table-cell table:formula="of:=[$'naglosy-edycja'.B392]" office:value-type="string" office:string-value="wgl" calcext:value-type="string">
            <text:p>wgl</text:p>
          </table:table-cell>
          <table:table-cell table:formula="of:=[$'naglosy-edycja'.C392]" office:value-type="string" office:string-value="FKL" calcext:value-type="string">
            <text:p>FKL</text:p>
          </table:table-cell>
          <table:table-cell table:formula="of:=[$'naglosy-edycja'.D392]" office:value-type="string" office:string-value="XFKL" calcext:value-type="string">
            <text:p>XFKL</text:p>
          </table:table-cell>
          <table:table-cell table:formula="of:=[$'naglosy-edycja'.E392]" office:value-type="float" office:value="0" calcext:value-type="float">
            <text:p>0</text:p>
          </table:table-cell>
          <table:table-cell table:formula="of:=IF([.B391]=0;[.C391];[.B391])" office:value-type="string" office:string-value="FKL" calcext:value-type="string">
            <text:p>FKL</text:p>
          </table:table-cell>
          <table:table-cell table:number-columns-repeated="2"/>
          <table:table-cell table:formula="of:=CONCATENATE([$przecinki.$A$2];[.E391];[$przecinki.$A$2];[$przecinki.$B$2];[$przecinki.$C$2];[$przecinki.$A$2];[.E391];[$przecinki.$A$2];[$przecinki.$D$2])" office:value-type="string" office:string-value="&quot;FKL&quot;: &quot;FKL&quot;," calcext:value-type="string">
            <text:p>"FKL": "FKL",</text:p>
          </table:table-cell>
        </table:table-row>
        <table:table-row table:style-name="ro2">
          <table:table-cell table:formula="of:=[$'naglosy-edycja'.B393]" office:value-type="string" office:string-value="wgł" calcext:value-type="string">
            <text:p>wgł</text:p>
          </table:table-cell>
          <table:table-cell table:formula="of:=[$'naglosy-edycja'.C393]" office:value-type="string" office:string-value="FKLJ" calcext:value-type="string">
            <text:p>FKLJ</text:p>
          </table:table-cell>
          <table:table-cell table:formula="of:=[$'naglosy-edycja'.D393]" office:value-type="string" office:string-value="XFKLJ" calcext:value-type="string">
            <text:p>XFKLJ</text:p>
          </table:table-cell>
          <table:table-cell table:formula="of:=[$'naglosy-edycja'.E393]" office:value-type="float" office:value="0" calcext:value-type="float">
            <text:p>0</text:p>
          </table:table-cell>
          <table:table-cell table:formula="of:=IF([.B392]=0;[.C392];[.B392])" office:value-type="string" office:string-value="FKLJ" calcext:value-type="string">
            <text:p>FKLJ</text:p>
          </table:table-cell>
          <table:table-cell table:number-columns-repeated="2"/>
          <table:table-cell table:formula="of:=CONCATENATE([$przecinki.$A$2];[.E392];[$przecinki.$A$2];[$przecinki.$B$2];[$przecinki.$C$2];[$przecinki.$A$2];[.E392];[$przecinki.$A$2];[$przecinki.$D$2])" office:value-type="string" office:string-value="&quot;FKLJ&quot;: &quot;FKLJ&quot;," calcext:value-type="string">
            <text:p>"FKLJ": "FKLJ",</text:p>
          </table:table-cell>
        </table:table-row>
        <table:table-row table:style-name="ro2">
          <table:table-cell table:formula="of:=[$'naglosy-edycja'.B394]" office:value-type="string" office:string-value="wgni" calcext:value-type="string">
            <text:p>wgni</text:p>
          </table:table-cell>
          <table:table-cell table:formula="of:=[$'naglosy-edycja'.C394]" office:value-type="string" office:string-value="FKLR" calcext:value-type="string">
            <text:p>FKLR</text:p>
          </table:table-cell>
          <table:table-cell table:formula="of:=[$'naglosy-edycja'.D394]" office:value-type="string" office:string-value="XFKLR" calcext:value-type="string">
            <text:p>XFKLR</text:p>
          </table:table-cell>
          <table:table-cell table:formula="of:=[$'naglosy-edycja'.E394]" office:value-type="float" office:value="0" calcext:value-type="float">
            <text:p>0</text:p>
          </table:table-cell>
          <table:table-cell table:formula="of:=IF([.B393]=0;[.C393];[.B393])" office:value-type="string" office:string-value="FKLR" calcext:value-type="string">
            <text:p>FKLR</text:p>
          </table:table-cell>
          <table:table-cell table:number-columns-repeated="2"/>
          <table:table-cell table:formula="of:=CONCATENATE([$przecinki.$A$2];[.E393];[$przecinki.$A$2];[$przecinki.$B$2];[$przecinki.$C$2];[$przecinki.$A$2];[.E393];[$przecinki.$A$2];[$przecinki.$D$2])" office:value-type="string" office:string-value="&quot;FKLR&quot;: &quot;FKLR&quot;," calcext:value-type="string">
            <text:p>"FKLR": "FKLR",</text:p>
          </table:table-cell>
        </table:table-row>
        <table:table-row table:style-name="ro2">
          <table:table-cell table:formula="of:=[$'naglosy-edycja'.B395]" office:value-type="string" office:string-value="wgr" calcext:value-type="string">
            <text:p>wgr</text:p>
          </table:table-cell>
          <table:table-cell table:formula="of:=[$'naglosy-edycja'.C395]" office:value-type="string" office:string-value="FKR" calcext:value-type="string">
            <text:p>FKR</text:p>
          </table:table-cell>
          <table:table-cell table:formula="of:=[$'naglosy-edycja'.D395]" office:value-type="string" office:string-value="XFKR" calcext:value-type="string">
            <text:p>XFKR</text:p>
          </table:table-cell>
          <table:table-cell table:formula="of:=[$'naglosy-edycja'.E395]" office:value-type="float" office:value="0" calcext:value-type="float">
            <text:p>0</text:p>
          </table:table-cell>
          <table:table-cell table:formula="of:=IF([.B394]=0;[.C394];[.B394])" office:value-type="string" office:string-value="FKR" calcext:value-type="string">
            <text:p>FKR</text:p>
          </table:table-cell>
          <table:table-cell table:number-columns-repeated="2"/>
          <table:table-cell table:formula="of:=CONCATENATE([$przecinki.$A$2];[.E394];[$przecinki.$A$2];[$przecinki.$B$2];[$przecinki.$C$2];[$przecinki.$A$2];[.E394];[$przecinki.$A$2];[$przecinki.$D$2])" office:value-type="string" office:string-value="&quot;FKR&quot;: &quot;FKR&quot;," calcext:value-type="string">
            <text:p>"FKR": "FKR",</text:p>
          </table:table-cell>
        </table:table-row>
        <table:table-row table:style-name="ro2">
          <table:table-cell table:formula="of:=[$'naglosy-edycja'.B396]" office:value-type="string" office:string-value="wh" calcext:value-type="string">
            <text:p>wh</text:p>
          </table:table-cell>
          <table:table-cell table:formula="of:=[$'naglosy-edycja'.C396]" office:value-type="string" office:string-value="V" calcext:value-type="string">
            <text:p>V</text:p>
          </table:table-cell>
          <table:table-cell table:formula="of:=[$'naglosy-edycja'.D396]" office:value-type="float" office:value="0" calcext:value-type="float">
            <text:p>0</text:p>
          </table:table-cell>
          <table:table-cell table:formula="of:=[$'naglosy-edycja'.E396]" office:value-type="float" office:value="0" calcext:value-type="float">
            <text:p>0</text:p>
          </table:table-cell>
          <table:table-cell table:formula="of:=IF([.B395]=0;[.C395];[.B395])" office:value-type="string" office:string-value="V" calcext:value-type="string">
            <text:p>V</text:p>
          </table:table-cell>
          <table:table-cell table:number-columns-repeated="2"/>
          <table:table-cell table:formula="of:=CONCATENATE([$przecinki.$A$2];[.E395];[$przecinki.$A$2];[$przecinki.$B$2];[$przecinki.$C$2];[$przecinki.$A$2];[.E395];[$przecinki.$A$2];[$przecinki.$D$2])" office:value-type="string" office:string-value="&quot;V&quot;: &quot;V&quot;," calcext:value-type="string">
            <text:p>"V": "V",</text:p>
          </table:table-cell>
        </table:table-row>
        <table:table-row table:style-name="ro2">
          <table:table-cell table:formula="of:=[$'naglosy-edycja'.B397]" office:value-type="string" office:string-value="wj" calcext:value-type="string">
            <text:p>wj</text:p>
          </table:table-cell>
          <table:table-cell table:formula="of:=[$'naglosy-edycja'.C397]" office:value-type="string" office:string-value="VJ" calcext:value-type="string">
            <text:p>VJ</text:p>
          </table:table-cell>
          <table:table-cell table:formula="of:=[$'naglosy-edycja'.D397]" office:value-type="float" office:value="0" calcext:value-type="float">
            <text:p>0</text:p>
          </table:table-cell>
          <table:table-cell table:formula="of:=[$'naglosy-edycja'.E397]" office:value-type="float" office:value="0" calcext:value-type="float">
            <text:p>0</text:p>
          </table:table-cell>
          <table:table-cell table:formula="of:=IF([.B396]=0;[.C396];[.B396])" office:value-type="string" office:string-value="VJ" calcext:value-type="string">
            <text:p>VJ</text:p>
          </table:table-cell>
          <table:table-cell table:number-columns-repeated="2"/>
          <table:table-cell table:formula="of:=CONCATENATE([$przecinki.$A$2];[.E396];[$przecinki.$A$2];[$przecinki.$B$2];[$przecinki.$C$2];[$przecinki.$A$2];[.E396];[$przecinki.$A$2];[$przecinki.$D$2])" office:value-type="string" office:string-value="&quot;VJ&quot;: &quot;VJ&quot;," calcext:value-type="string">
            <text:p>"VJ": "VJ",</text:p>
          </table:table-cell>
        </table:table-row>
        <table:table-row table:style-name="ro2">
          <table:table-cell table:formula="of:=[$'naglosy-edycja'.B398]" office:value-type="string" office:string-value="wk" calcext:value-type="string">
            <text:p>wk</text:p>
          </table:table-cell>
          <table:table-cell table:formula="of:=[$'naglosy-edycja'.C398]" office:value-type="string" office:string-value="FK" calcext:value-type="string">
            <text:p>FK</text:p>
          </table:table-cell>
          <table:table-cell table:formula="of:=[$'naglosy-edycja'.D398]" office:value-type="float" office:value="0" calcext:value-type="float">
            <text:p>0</text:p>
          </table:table-cell>
          <table:table-cell table:formula="of:=[$'naglosy-edycja'.E398]" office:value-type="float" office:value="0" calcext:value-type="float">
            <text:p>0</text:p>
          </table:table-cell>
          <table:table-cell table:formula="of:=IF([.B397]=0;[.C397];[.B397])" office:value-type="string" office:string-value="FK" calcext:value-type="string">
            <text:p>FK</text:p>
          </table:table-cell>
          <table:table-cell table:number-columns-repeated="2"/>
          <table:table-cell table:formula="of:=CONCATENATE([$przecinki.$A$2];[.E397];[$przecinki.$A$2];[$przecinki.$B$2];[$przecinki.$C$2];[$przecinki.$A$2];[.E397];[$przecinki.$A$2];[$przecinki.$D$2])" office:value-type="string" office:string-value="&quot;FK&quot;: &quot;FK&quot;," calcext:value-type="string">
            <text:p>"FK": "FK",</text:p>
          </table:table-cell>
        </table:table-row>
        <table:table-row table:style-name="ro2">
          <table:table-cell table:formula="of:=[$'naglosy-edycja'.B399]" office:value-type="string" office:string-value="wkl" calcext:value-type="string">
            <text:p>wkl</text:p>
          </table:table-cell>
          <table:table-cell table:formula="of:=[$'naglosy-edycja'.C399]" office:value-type="string" office:string-value="FKL" calcext:value-type="string">
            <text:p>FKL</text:p>
          </table:table-cell>
          <table:table-cell table:formula="of:=[$'naglosy-edycja'.D399]" office:value-type="float" office:value="0" calcext:value-type="float">
            <text:p>0</text:p>
          </table:table-cell>
          <table:table-cell table:formula="of:=[$'naglosy-edycja'.E399]" office:value-type="float" office:value="0" calcext:value-type="float">
            <text:p>0</text:p>
          </table:table-cell>
          <table:table-cell table:formula="of:=IF([.B398]=0;[.C398];[.B398])" office:value-type="string" office:string-value="FKL" calcext:value-type="string">
            <text:p>FKL</text:p>
          </table:table-cell>
          <table:table-cell table:number-columns-repeated="2"/>
          <table:table-cell table:formula="of:=CONCATENATE([$przecinki.$A$2];[.E398];[$przecinki.$A$2];[$przecinki.$B$2];[$przecinki.$C$2];[$przecinki.$A$2];[.E398];[$przecinki.$A$2];[$przecinki.$D$2])" office:value-type="string" office:string-value="&quot;FKL&quot;: &quot;FKL&quot;," calcext:value-type="string">
            <text:p>"FKL": "FKL",</text:p>
          </table:table-cell>
        </table:table-row>
        <table:table-row table:style-name="ro2">
          <table:table-cell table:formula="of:=[$'naglosy-edycja'.B400]" office:value-type="string" office:string-value="wkł" calcext:value-type="string">
            <text:p>wkł</text:p>
          </table:table-cell>
          <table:table-cell table:formula="of:=[$'naglosy-edycja'.C400]" office:value-type="string" office:string-value="FKLJ" calcext:value-type="string">
            <text:p>FKLJ</text:p>
          </table:table-cell>
          <table:table-cell table:formula="of:=[$'naglosy-edycja'.D400]" office:value-type="float" office:value="0" calcext:value-type="float">
            <text:p>0</text:p>
          </table:table-cell>
          <table:table-cell table:formula="of:=[$'naglosy-edycja'.E400]" office:value-type="float" office:value="0" calcext:value-type="float">
            <text:p>0</text:p>
          </table:table-cell>
          <table:table-cell table:formula="of:=IF([.B399]=0;[.C399];[.B399])" office:value-type="string" office:string-value="FKLJ" calcext:value-type="string">
            <text:p>FKLJ</text:p>
          </table:table-cell>
          <table:table-cell table:number-columns-repeated="2"/>
          <table:table-cell table:formula="of:=CONCATENATE([$przecinki.$A$2];[.E399];[$przecinki.$A$2];[$przecinki.$B$2];[$przecinki.$C$2];[$przecinki.$A$2];[.E399];[$przecinki.$A$2];[$przecinki.$D$2])" office:value-type="string" office:string-value="&quot;FKLJ&quot;: &quot;FKLJ&quot;," calcext:value-type="string">
            <text:p>"FKLJ": "FKLJ",</text:p>
          </table:table-cell>
        </table:table-row>
        <table:table-row table:style-name="ro2">
          <table:table-cell table:formula="of:=[$'naglosy-edycja'.B401]" office:value-type="string" office:string-value="wkr" calcext:value-type="string">
            <text:p>wkr</text:p>
          </table:table-cell>
          <table:table-cell table:formula="of:=[$'naglosy-edycja'.C401]" office:value-type="string" office:string-value="FKR" calcext:value-type="string">
            <text:p>FKR</text:p>
          </table:table-cell>
          <table:table-cell table:formula="of:=[$'naglosy-edycja'.D401]" office:value-type="float" office:value="0" calcext:value-type="float">
            <text:p>0</text:p>
          </table:table-cell>
          <table:table-cell table:formula="of:=[$'naglosy-edycja'.E401]" office:value-type="float" office:value="0" calcext:value-type="float">
            <text:p>0</text:p>
          </table:table-cell>
          <table:table-cell table:formula="of:=IF([.B400]=0;[.C400];[.B400])" office:value-type="string" office:string-value="FKR" calcext:value-type="string">
            <text:p>FKR</text:p>
          </table:table-cell>
          <table:table-cell table:number-columns-repeated="2"/>
          <table:table-cell table:formula="of:=CONCATENATE([$przecinki.$A$2];[.E400];[$przecinki.$A$2];[$przecinki.$B$2];[$przecinki.$C$2];[$przecinki.$A$2];[.E400];[$przecinki.$A$2];[$przecinki.$D$2])" office:value-type="string" office:string-value="&quot;FKR&quot;: &quot;FKR&quot;," calcext:value-type="string">
            <text:p>"FKR": "FKR",</text:p>
          </table:table-cell>
        </table:table-row>
        <table:table-row table:style-name="ro2">
          <table:table-cell table:formula="of:=[$'naglosy-edycja'.B402]" office:value-type="string" office:string-value="wkrz" calcext:value-type="string">
            <text:p>wkrz</text:p>
          </table:table-cell>
          <table:table-cell table:formula="of:=[$'naglosy-edycja'.C402]" office:value-type="float" office:value="0" calcext:value-type="float">
            <text:p>0</text:p>
          </table:table-cell>
          <table:table-cell table:formula="of:=[$'naglosy-edycja'.D402]" office:value-type="string" office:string-value="FKRJ" calcext:value-type="string">
            <text:p>FKRJ</text:p>
          </table:table-cell>
          <table:table-cell table:formula="of:=[$'naglosy-edycja'.E402]" office:value-type="float" office:value="0" calcext:value-type="float">
            <text:p>0</text:p>
          </table:table-cell>
          <table:table-cell table:formula="of:=IF([.B401]=0;[.C401];[.B401])" office:value-type="string" office:string-value="FKRJ" calcext:value-type="string">
            <text:p>FKRJ</text:p>
          </table:table-cell>
          <table:table-cell table:number-columns-repeated="2"/>
          <table:table-cell table:formula="of:=CONCATENATE([$przecinki.$A$2];[.E401];[$przecinki.$A$2];[$przecinki.$B$2];[$przecinki.$C$2];[$przecinki.$A$2];[.E401];[$przecinki.$A$2];[$przecinki.$D$2])" office:value-type="string" office:string-value="&quot;FKRJ&quot;: &quot;FKRJ&quot;," calcext:value-type="string">
            <text:p>"FKRJ": "FKRJ",</text:p>
          </table:table-cell>
        </table:table-row>
        <table:table-row table:style-name="ro2">
          <table:table-cell table:formula="of:=[$'naglosy-edycja'.B403]" office:value-type="string" office:string-value="wl" calcext:value-type="string">
            <text:p>wl</text:p>
          </table:table-cell>
          <table:table-cell table:formula="of:=[$'naglosy-edycja'.C403]" office:value-type="string" office:string-value="VL" calcext:value-type="string">
            <text:p>VL</text:p>
          </table:table-cell>
          <table:table-cell table:formula="of:=[$'naglosy-edycja'.D403]" office:value-type="float" office:value="0" calcext:value-type="float">
            <text:p>0</text:p>
          </table:table-cell>
          <table:table-cell table:formula="of:=[$'naglosy-edycja'.E403]" office:value-type="float" office:value="0" calcext:value-type="float">
            <text:p>0</text:p>
          </table:table-cell>
          <table:table-cell table:formula="of:=IF([.B402]=0;[.C402];[.B402])" office:value-type="string" office:string-value="VL" calcext:value-type="string">
            <text:p>VL</text:p>
          </table:table-cell>
          <table:table-cell table:number-columns-repeated="2"/>
          <table:table-cell table:formula="of:=CONCATENATE([$przecinki.$A$2];[.E402];[$przecinki.$A$2];[$przecinki.$B$2];[$przecinki.$C$2];[$przecinki.$A$2];[.E402];[$przecinki.$A$2];[$przecinki.$D$2])" office:value-type="string" office:string-value="&quot;VL&quot;: &quot;VL&quot;," calcext:value-type="string">
            <text:p>"VL": "VL",</text:p>
          </table:table-cell>
        </table:table-row>
        <table:table-row table:style-name="ro2">
          <table:table-cell table:formula="of:=[$'naglosy-edycja'.B404]" office:value-type="string" office:string-value="wł" calcext:value-type="string">
            <text:p>wł</text:p>
          </table:table-cell>
          <table:table-cell table:formula="of:=[$'naglosy-edycja'.C404]" office:value-type="string" office:string-value="VLJ" calcext:value-type="string">
            <text:p>VLJ</text:p>
          </table:table-cell>
          <table:table-cell table:formula="of:=[$'naglosy-edycja'.D404]" office:value-type="float" office:value="0" calcext:value-type="float">
            <text:p>0</text:p>
          </table:table-cell>
          <table:table-cell table:formula="of:=[$'naglosy-edycja'.E404]" office:value-type="float" office:value="0" calcext:value-type="float">
            <text:p>0</text:p>
          </table:table-cell>
          <table:table-cell table:formula="of:=IF([.B403]=0;[.C403];[.B403])" office:value-type="string" office:string-value="VLJ" calcext:value-type="string">
            <text:p>VLJ</text:p>
          </table:table-cell>
          <table:table-cell table:number-columns-repeated="2"/>
          <table:table-cell table:formula="of:=CONCATENATE([$przecinki.$A$2];[.E403];[$przecinki.$A$2];[$przecinki.$B$2];[$przecinki.$C$2];[$przecinki.$A$2];[.E403];[$przecinki.$A$2];[$przecinki.$D$2])" office:value-type="string" office:string-value="&quot;VLJ&quot;: &quot;VLJ&quot;," calcext:value-type="string">
            <text:p>"VLJ": "VLJ",</text:p>
          </table:table-cell>
        </table:table-row>
        <table:table-row table:style-name="ro2">
          <table:table-cell table:formula="of:=[$'naglosy-edycja'.B405]" office:value-type="string" office:string-value="wm" calcext:value-type="string">
            <text:p>wm</text:p>
          </table:table-cell>
          <table:table-cell table:formula="of:=[$'naglosy-edycja'.C405]" office:value-type="string" office:string-value="FTV" calcext:value-type="string">
            <text:p>FTV</text:p>
          </table:table-cell>
          <table:table-cell table:formula="of:=[$'naglosy-edycja'.D405]" office:value-type="float" office:value="0" calcext:value-type="float">
            <text:p>0</text:p>
          </table:table-cell>
          <table:table-cell table:formula="of:=[$'naglosy-edycja'.E405]" office:value-type="float" office:value="0" calcext:value-type="float">
            <text:p>0</text:p>
          </table:table-cell>
          <table:table-cell table:formula="of:=IF([.B404]=0;[.C404];[.B404])" office:value-type="string" office:string-value="FTV" calcext:value-type="string">
            <text:p>FTV</text:p>
          </table:table-cell>
          <table:table-cell table:number-columns-repeated="2"/>
          <table:table-cell table:formula="of:=CONCATENATE([$przecinki.$A$2];[.E404];[$przecinki.$A$2];[$przecinki.$B$2];[$przecinki.$C$2];[$przecinki.$A$2];[.E404];[$przecinki.$A$2];[$przecinki.$D$2])" office:value-type="string" office:string-value="&quot;FTV&quot;: &quot;FTV&quot;," calcext:value-type="string">
            <text:p>"FTV": "FTV",</text:p>
          </table:table-cell>
        </table:table-row>
        <table:table-row table:style-name="ro2">
          <table:table-cell table:formula="of:=[$'naglosy-edycja'.B406]" office:value-type="string" office:string-value="wn" calcext:value-type="string">
            <text:p>wn</text:p>
          </table:table-cell>
          <table:table-cell table:formula="of:=[$'naglosy-edycja'.C406]" office:value-type="string" office:string-value="FLR" calcext:value-type="string">
            <text:p>FLR</text:p>
          </table:table-cell>
          <table:table-cell table:formula="of:=[$'naglosy-edycja'.D406]" office:value-type="float" office:value="0" calcext:value-type="float">
            <text:p>0</text:p>
          </table:table-cell>
          <table:table-cell table:formula="of:=[$'naglosy-edycja'.E406]" office:value-type="float" office:value="0" calcext:value-type="float">
            <text:p>0</text:p>
          </table:table-cell>
          <table:table-cell table:formula="of:=IF([.B405]=0;[.C405];[.B405])" office:value-type="string" office:string-value="FLR" calcext:value-type="string">
            <text:p>FLR</text:p>
          </table:table-cell>
          <table:table-cell table:number-columns-repeated="2"/>
          <table:table-cell table:formula="of:=CONCATENATE([$przecinki.$A$2];[.E405];[$przecinki.$A$2];[$przecinki.$B$2];[$przecinki.$C$2];[$przecinki.$A$2];[.E405];[$przecinki.$A$2];[$przecinki.$D$2])" office:value-type="string" office:string-value="&quot;FLR&quot;: &quot;FLR&quot;," calcext:value-type="string">
            <text:p>"FLR": "FLR",</text:p>
          </table:table-cell>
        </table:table-row>
        <table:table-row table:style-name="ro2">
          <table:table-cell table:formula="of:=[$'naglosy-edycja'.B407]" office:value-type="string" office:string-value="wni" calcext:value-type="string">
            <text:p>wni</text:p>
          </table:table-cell>
          <table:table-cell table:formula="of:=[$'naglosy-edycja'.C407]" office:value-type="float" office:value="0" calcext:value-type="float">
            <text:p>0</text:p>
          </table:table-cell>
          <table:table-cell table:formula="of:=[$'naglosy-edycja'.D407]" office:value-type="string" office:string-value="FLRJ" calcext:value-type="string">
            <text:p>FLRJ</text:p>
          </table:table-cell>
          <table:table-cell table:formula="of:=[$'naglosy-edycja'.E407]" office:value-type="float" office:value="0" calcext:value-type="float">
            <text:p>0</text:p>
          </table:table-cell>
          <table:table-cell table:formula="of:=IF([.B406]=0;[.C406];[.B406])" office:value-type="string" office:string-value="FLRJ" calcext:value-type="string">
            <text:p>FLRJ</text:p>
          </table:table-cell>
          <table:table-cell table:number-columns-repeated="2"/>
          <table:table-cell table:formula="of:=CONCATENATE([$przecinki.$A$2];[.E406];[$przecinki.$A$2];[$przecinki.$B$2];[$przecinki.$C$2];[$przecinki.$A$2];[.E406];[$przecinki.$A$2];[$przecinki.$D$2])" office:value-type="string" office:string-value="&quot;FLRJ&quot;: &quot;FLRJ&quot;," calcext:value-type="string">
            <text:p>"FLRJ": "FLRJ",</text:p>
          </table:table-cell>
        </table:table-row>
        <table:table-row table:style-name="ro2">
          <table:table-cell table:formula="of:=[$'naglosy-edycja'.B408]" office:value-type="string" office:string-value="wp" calcext:value-type="string">
            <text:p>wp</text:p>
          </table:table-cell>
          <table:table-cell table:formula="of:=[$'naglosy-edycja'.C408]" office:value-type="string" office:string-value="FP" calcext:value-type="string">
            <text:p>FP</text:p>
          </table:table-cell>
          <table:table-cell table:formula="of:=[$'naglosy-edycja'.D408]" office:value-type="float" office:value="0" calcext:value-type="float">
            <text:p>0</text:p>
          </table:table-cell>
          <table:table-cell table:formula="of:=[$'naglosy-edycja'.E408]" office:value-type="float" office:value="0" calcext:value-type="float">
            <text:p>0</text:p>
          </table:table-cell>
          <table:table-cell table:formula="of:=IF([.B407]=0;[.C407];[.B407])" office:value-type="string" office:string-value="FP" calcext:value-type="string">
            <text:p>FP</text:p>
          </table:table-cell>
          <table:table-cell table:number-columns-repeated="2"/>
          <table:table-cell table:formula="of:=CONCATENATE([$przecinki.$A$2];[.E407];[$przecinki.$A$2];[$przecinki.$B$2];[$przecinki.$C$2];[$przecinki.$A$2];[.E407];[$przecinki.$A$2];[$przecinki.$D$2])" office:value-type="string" office:string-value="&quot;FP&quot;: &quot;FP&quot;," calcext:value-type="string">
            <text:p>"FP": "FP",</text:p>
          </table:table-cell>
        </table:table-row>
        <table:table-row table:style-name="ro2">
          <table:table-cell table:formula="of:=[$'naglosy-edycja'.B409]" office:value-type="string" office:string-value="wpl" calcext:value-type="string">
            <text:p>wpl</text:p>
          </table:table-cell>
          <table:table-cell table:formula="of:=[$'naglosy-edycja'.C409]" office:value-type="string" office:string-value="FPL" calcext:value-type="string">
            <text:p>FPL</text:p>
          </table:table-cell>
          <table:table-cell table:formula="of:=[$'naglosy-edycja'.D409]" office:value-type="float" office:value="0" calcext:value-type="float">
            <text:p>0</text:p>
          </table:table-cell>
          <table:table-cell table:formula="of:=[$'naglosy-edycja'.E409]" office:value-type="float" office:value="0" calcext:value-type="float">
            <text:p>0</text:p>
          </table:table-cell>
          <table:table-cell table:formula="of:=IF([.B408]=0;[.C408];[.B408])" office:value-type="string" office:string-value="FPL" calcext:value-type="string">
            <text:p>FPL</text:p>
          </table:table-cell>
          <table:table-cell table:number-columns-repeated="2"/>
          <table:table-cell table:formula="of:=CONCATENATE([$przecinki.$A$2];[.E408];[$przecinki.$A$2];[$przecinki.$B$2];[$przecinki.$C$2];[$przecinki.$A$2];[.E408];[$przecinki.$A$2];[$przecinki.$D$2])" office:value-type="string" office:string-value="&quot;FPL&quot;: &quot;FPL&quot;," calcext:value-type="string">
            <text:p>"FPL": "FPL",</text:p>
          </table:table-cell>
        </table:table-row>
        <table:table-row table:style-name="ro2">
          <table:table-cell table:formula="of:=[$'naglosy-edycja'.B410]" office:value-type="string" office:string-value="wpł" calcext:value-type="string">
            <text:p>wpł</text:p>
          </table:table-cell>
          <table:table-cell table:formula="of:=[$'naglosy-edycja'.C410]" office:value-type="string" office:string-value="FPLJ" calcext:value-type="string">
            <text:p>FPLJ</text:p>
          </table:table-cell>
          <table:table-cell table:formula="of:=[$'naglosy-edycja'.D410]" office:value-type="float" office:value="0" calcext:value-type="float">
            <text:p>0</text:p>
          </table:table-cell>
          <table:table-cell table:formula="of:=[$'naglosy-edycja'.E410]" office:value-type="float" office:value="0" calcext:value-type="float">
            <text:p>0</text:p>
          </table:table-cell>
          <table:table-cell table:formula="of:=IF([.B409]=0;[.C409];[.B409])" office:value-type="string" office:string-value="FPLJ" calcext:value-type="string">
            <text:p>FPLJ</text:p>
          </table:table-cell>
          <table:table-cell table:number-columns-repeated="2"/>
          <table:table-cell table:formula="of:=CONCATENATE([$przecinki.$A$2];[.E409];[$przecinki.$A$2];[$przecinki.$B$2];[$przecinki.$C$2];[$przecinki.$A$2];[.E409];[$przecinki.$A$2];[$przecinki.$D$2])" office:value-type="string" office:string-value="&quot;FPLJ&quot;: &quot;FPLJ&quot;," calcext:value-type="string">
            <text:p>"FPLJ": "FPLJ",</text:p>
          </table:table-cell>
        </table:table-row>
        <table:table-row table:style-name="ro2">
          <table:table-cell table:formula="of:=[$'naglosy-edycja'.B411]" office:value-type="string" office:string-value="wpr" calcext:value-type="string">
            <text:p>wpr</text:p>
          </table:table-cell>
          <table:table-cell table:formula="of:=[$'naglosy-edycja'.C411]" office:value-type="string" office:string-value="FPR" calcext:value-type="string">
            <text:p>FPR</text:p>
          </table:table-cell>
          <table:table-cell table:formula="of:=[$'naglosy-edycja'.D411]" office:value-type="float" office:value="0" calcext:value-type="float">
            <text:p>0</text:p>
          </table:table-cell>
          <table:table-cell table:formula="of:=[$'naglosy-edycja'.E411]" office:value-type="float" office:value="0" calcext:value-type="float">
            <text:p>0</text:p>
          </table:table-cell>
          <table:table-cell table:formula="of:=IF([.B410]=0;[.C410];[.B410])" office:value-type="string" office:string-value="FPR" calcext:value-type="string">
            <text:p>FPR</text:p>
          </table:table-cell>
          <table:table-cell table:number-columns-repeated="2"/>
          <table:table-cell table:formula="of:=CONCATENATE([$przecinki.$A$2];[.E410];[$przecinki.$A$2];[$przecinki.$B$2];[$przecinki.$C$2];[$przecinki.$A$2];[.E410];[$przecinki.$A$2];[$przecinki.$D$2])" office:value-type="string" office:string-value="&quot;FPR&quot;: &quot;FPR&quot;," calcext:value-type="string">
            <text:p>"FPR": "FPR",</text:p>
          </table:table-cell>
        </table:table-row>
        <table:table-row table:style-name="ro2">
          <table:table-cell table:formula="of:=[$'naglosy-edycja'.B412]" office:value-type="string" office:string-value="wprz" calcext:value-type="string">
            <text:p>wprz</text:p>
          </table:table-cell>
          <table:table-cell table:formula="of:=[$'naglosy-edycja'.C412]" office:value-type="string" office:string-value="FPRJ" calcext:value-type="string">
            <text:p>FPRJ</text:p>
          </table:table-cell>
          <table:table-cell table:formula="of:=[$'naglosy-edycja'.D412]" office:value-type="float" office:value="0" calcext:value-type="float">
            <text:p>0</text:p>
          </table:table-cell>
          <table:table-cell table:formula="of:=[$'naglosy-edycja'.E412]" office:value-type="float" office:value="0" calcext:value-type="float">
            <text:p>0</text:p>
          </table:table-cell>
          <table:table-cell table:formula="of:=IF([.B411]=0;[.C411];[.B411])" office:value-type="string" office:string-value="FPRJ" calcext:value-type="string">
            <text:p>FPRJ</text:p>
          </table:table-cell>
          <table:table-cell table:number-columns-repeated="2"/>
          <table:table-cell table:formula="of:=CONCATENATE([$przecinki.$A$2];[.E411];[$przecinki.$A$2];[$przecinki.$B$2];[$przecinki.$C$2];[$przecinki.$A$2];[.E411];[$przecinki.$A$2];[$przecinki.$D$2])" office:value-type="string" office:string-value="&quot;FPRJ&quot;: &quot;FPRJ&quot;," calcext:value-type="string">
            <text:p>"FPRJ": "FPRJ",</text:p>
          </table:table-cell>
        </table:table-row>
        <table:table-row table:style-name="ro2">
          <table:table-cell table:formula="of:=[$'naglosy-edycja'.B413]" office:value-type="string" office:string-value="wr" calcext:value-type="string">
            <text:p>wr</text:p>
          </table:table-cell>
          <table:table-cell table:formula="of:=[$'naglosy-edycja'.C413]" office:value-type="string" office:string-value="VR" calcext:value-type="string">
            <text:p>VR</text:p>
          </table:table-cell>
          <table:table-cell table:formula="of:=[$'naglosy-edycja'.D413]" office:value-type="float" office:value="0" calcext:value-type="float">
            <text:p>0</text:p>
          </table:table-cell>
          <table:table-cell table:formula="of:=[$'naglosy-edycja'.E413]" office:value-type="float" office:value="0" calcext:value-type="float">
            <text:p>0</text:p>
          </table:table-cell>
          <table:table-cell table:formula="of:=IF([.B412]=0;[.C412];[.B412])" office:value-type="string" office:string-value="VR" calcext:value-type="string">
            <text:p>VR</text:p>
          </table:table-cell>
          <table:table-cell table:number-columns-repeated="2"/>
          <table:table-cell table:formula="of:=CONCATENATE([$przecinki.$A$2];[.E412];[$przecinki.$A$2];[$przecinki.$B$2];[$przecinki.$C$2];[$przecinki.$A$2];[.E412];[$przecinki.$A$2];[$przecinki.$D$2])" office:value-type="string" office:string-value="&quot;VR&quot;: &quot;VR&quot;," calcext:value-type="string">
            <text:p>"VR": "VR",</text:p>
          </table:table-cell>
        </table:table-row>
        <table:table-row table:style-name="ro2">
          <table:table-cell table:formula="of:=[$'naglosy-edycja'.B414]" office:value-type="string" office:string-value="wrz" calcext:value-type="string">
            <text:p>wrz</text:p>
          </table:table-cell>
          <table:table-cell table:formula="of:=[$'naglosy-edycja'.C414]" office:value-type="string" office:string-value="VRJ" calcext:value-type="string">
            <text:p>VRJ</text:p>
          </table:table-cell>
          <table:table-cell table:formula="of:=[$'naglosy-edycja'.D414]" office:value-type="float" office:value="0" calcext:value-type="float">
            <text:p>0</text:p>
          </table:table-cell>
          <table:table-cell table:formula="of:=[$'naglosy-edycja'.E414]" office:value-type="float" office:value="0" calcext:value-type="float">
            <text:p>0</text:p>
          </table:table-cell>
          <table:table-cell table:formula="of:=IF([.B413]=0;[.C413];[.B413])" office:value-type="string" office:string-value="VRJ" calcext:value-type="string">
            <text:p>VRJ</text:p>
          </table:table-cell>
          <table:table-cell table:number-columns-repeated="2"/>
          <table:table-cell table:formula="of:=CONCATENATE([$przecinki.$A$2];[.E413];[$przecinki.$A$2];[$przecinki.$B$2];[$przecinki.$C$2];[$przecinki.$A$2];[.E413];[$przecinki.$A$2];[$przecinki.$D$2])" office:value-type="string" office:string-value="&quot;VRJ&quot;: &quot;VRJ&quot;," calcext:value-type="string">
            <text:p>"VRJ": "VRJ",</text:p>
          </table:table-cell>
        </table:table-row>
        <table:table-row table:style-name="ro2">
          <table:table-cell table:formula="of:=[$'naglosy-edycja'.B415]" office:value-type="string" office:string-value="ws" calcext:value-type="string">
            <text:p>ws</text:p>
          </table:table-cell>
          <table:table-cell table:formula="of:=[$'naglosy-edycja'.C415]" office:value-type="string" office:string-value="FS" calcext:value-type="string">
            <text:p>FS</text:p>
          </table:table-cell>
          <table:table-cell table:formula="of:=[$'naglosy-edycja'.D415]" office:value-type="float" office:value="0" calcext:value-type="float">
            <text:p>0</text:p>
          </table:table-cell>
          <table:table-cell table:formula="of:=[$'naglosy-edycja'.E415]" office:value-type="float" office:value="0" calcext:value-type="float">
            <text:p>0</text:p>
          </table:table-cell>
          <table:table-cell table:formula="of:=IF([.B414]=0;[.C414];[.B414])" office:value-type="string" office:string-value="FS" calcext:value-type="string">
            <text:p>FS</text:p>
          </table:table-cell>
          <table:table-cell table:number-columns-repeated="2"/>
          <table:table-cell table:formula="of:=CONCATENATE([$przecinki.$A$2];[.E414];[$przecinki.$A$2];[$przecinki.$B$2];[$przecinki.$C$2];[$przecinki.$A$2];[.E414];[$przecinki.$A$2];[$przecinki.$D$2])" office:value-type="string" office:string-value="&quot;FS&quot;: &quot;FS&quot;," calcext:value-type="string">
            <text:p>"FS": "FS",</text:p>
          </table:table-cell>
        </table:table-row>
        <table:table-row table:style-name="ro2">
          <table:table-cell table:formula="of:=[$'naglosy-edycja'.B416]" office:value-type="string" office:string-value="wsch" calcext:value-type="string">
            <text:p>wsch</text:p>
          </table:table-cell>
          <table:table-cell table:formula="of:=[$'naglosy-edycja'.C416]" office:value-type="string" office:string-value="FSKT" calcext:value-type="string">
            <text:p>FSKT</text:p>
          </table:table-cell>
          <table:table-cell table:formula="of:=[$'naglosy-edycja'.D416]" office:value-type="float" office:value="0" calcext:value-type="float">
            <text:p>0</text:p>
          </table:table-cell>
          <table:table-cell table:formula="of:=[$'naglosy-edycja'.E416]" office:value-type="float" office:value="0" calcext:value-type="float">
            <text:p>0</text:p>
          </table:table-cell>
          <table:table-cell table:formula="of:=IF([.B415]=0;[.C415];[.B415])" office:value-type="string" office:string-value="FSKT" calcext:value-type="string">
            <text:p>FSKT</text:p>
          </table:table-cell>
          <table:table-cell table:number-columns-repeated="2"/>
          <table:table-cell table:formula="of:=CONCATENATE([$przecinki.$A$2];[.E415];[$przecinki.$A$2];[$przecinki.$B$2];[$przecinki.$C$2];[$przecinki.$A$2];[.E415];[$przecinki.$A$2];[$przecinki.$D$2])" office:value-type="string" office:string-value="&quot;FSKT&quot;: &quot;FSKT&quot;," calcext:value-type="string">
            <text:p>"FSKT": "FSKT",</text:p>
          </table:table-cell>
        </table:table-row>
        <table:table-row table:style-name="ro2">
          <table:table-cell table:formula="of:=[$'naglosy-edycja'.B417]" office:value-type="string" office:string-value="wsk" calcext:value-type="string">
            <text:p>wsk</text:p>
          </table:table-cell>
          <table:table-cell table:formula="of:=[$'naglosy-edycja'.C417]" office:value-type="string" office:string-value="FSK" calcext:value-type="string">
            <text:p>FSK</text:p>
          </table:table-cell>
          <table:table-cell table:formula="of:=[$'naglosy-edycja'.D417]" office:value-type="float" office:value="0" calcext:value-type="float">
            <text:p>0</text:p>
          </table:table-cell>
          <table:table-cell table:formula="of:=[$'naglosy-edycja'.E417]" office:value-type="float" office:value="0" calcext:value-type="float">
            <text:p>0</text:p>
          </table:table-cell>
          <table:table-cell table:formula="of:=IF([.B416]=0;[.C416];[.B416])" office:value-type="string" office:string-value="FSK" calcext:value-type="string">
            <text:p>FSK</text:p>
          </table:table-cell>
          <table:table-cell table:number-columns-repeated="2"/>
          <table:table-cell table:formula="of:=CONCATENATE([$przecinki.$A$2];[.E416];[$przecinki.$A$2];[$przecinki.$B$2];[$przecinki.$C$2];[$przecinki.$A$2];[.E416];[$przecinki.$A$2];[$przecinki.$D$2])" office:value-type="string" office:string-value="&quot;FSK&quot;: &quot;FSK&quot;," calcext:value-type="string">
            <text:p>"FSK": "FSK",</text:p>
          </table:table-cell>
        </table:table-row>
        <table:table-row table:style-name="ro2">
          <table:table-cell table:formula="of:=[$'naglosy-edycja'.B418]" office:value-type="string" office:string-value="wskr" calcext:value-type="string">
            <text:p>wskr</text:p>
          </table:table-cell>
          <table:table-cell table:formula="of:=[$'naglosy-edycja'.C418]" office:value-type="string" office:string-value="FSKR" calcext:value-type="string">
            <text:p>FSKR</text:p>
          </table:table-cell>
          <table:table-cell table:formula="of:=[$'naglosy-edycja'.D418]" office:value-type="float" office:value="0" calcext:value-type="float">
            <text:p>0</text:p>
          </table:table-cell>
          <table:table-cell table:formula="of:=[$'naglosy-edycja'.E418]" office:value-type="float" office:value="0" calcext:value-type="float">
            <text:p>0</text:p>
          </table:table-cell>
          <table:table-cell table:formula="of:=IF([.B417]=0;[.C417];[.B417])" office:value-type="string" office:string-value="FSKR" calcext:value-type="string">
            <text:p>FSKR</text:p>
          </table:table-cell>
          <table:table-cell table:number-columns-repeated="2"/>
          <table:table-cell table:formula="of:=CONCATENATE([$przecinki.$A$2];[.E417];[$przecinki.$A$2];[$przecinki.$B$2];[$przecinki.$C$2];[$przecinki.$A$2];[.E417];[$przecinki.$A$2];[$przecinki.$D$2])" office:value-type="string" office:string-value="&quot;FSKR&quot;: &quot;FSKR&quot;," calcext:value-type="string">
            <text:p>"FSKR": "FSKR",</text:p>
          </table:table-cell>
        </table:table-row>
        <table:table-row table:style-name="ro2">
          <table:table-cell table:formula="of:=[$'naglosy-edycja'.B419]" office:value-type="string" office:string-value="wskrz" calcext:value-type="string">
            <text:p>wskrz</text:p>
          </table:table-cell>
          <table:table-cell table:formula="of:=[$'naglosy-edycja'.C419]" office:value-type="string" office:string-value="FSKRJ" calcext:value-type="string">
            <text:p>FSKRJ</text:p>
          </table:table-cell>
          <table:table-cell table:formula="of:=[$'naglosy-edycja'.D419]" office:value-type="float" office:value="0" calcext:value-type="float">
            <text:p>0</text:p>
          </table:table-cell>
          <table:table-cell table:formula="of:=[$'naglosy-edycja'.E419]" office:value-type="float" office:value="0" calcext:value-type="float">
            <text:p>0</text:p>
          </table:table-cell>
          <table:table-cell table:formula="of:=IF([.B418]=0;[.C418];[.B418])" office:value-type="string" office:string-value="FSKRJ" calcext:value-type="string">
            <text:p>FSKRJ</text:p>
          </table:table-cell>
          <table:table-cell table:number-columns-repeated="2"/>
          <table:table-cell table:formula="of:=CONCATENATE([$przecinki.$A$2];[.E418];[$przecinki.$A$2];[$przecinki.$B$2];[$przecinki.$C$2];[$przecinki.$A$2];[.E418];[$przecinki.$A$2];[$przecinki.$D$2])" office:value-type="string" office:string-value="&quot;FSKRJ&quot;: &quot;FSKRJ&quot;," calcext:value-type="string">
            <text:p>"FSKRJ": "FSKRJ",</text:p>
          </table:table-cell>
        </table:table-row>
        <table:table-row table:style-name="ro2">
          <table:table-cell table:formula="of:=[$'naglosy-edycja'.B420]" office:value-type="string" office:string-value="wsł" calcext:value-type="string">
            <text:p>wsł</text:p>
          </table:table-cell>
          <table:table-cell table:formula="of:=[$'naglosy-edycja'.C420]" office:value-type="string" office:string-value="FSLJ" calcext:value-type="string">
            <text:p>FSLJ</text:p>
          </table:table-cell>
          <table:table-cell table:formula="of:=[$'naglosy-edycja'.D420]" office:value-type="float" office:value="0" calcext:value-type="float">
            <text:p>0</text:p>
          </table:table-cell>
          <table:table-cell table:formula="of:=[$'naglosy-edycja'.E420]" office:value-type="float" office:value="0" calcext:value-type="float">
            <text:p>0</text:p>
          </table:table-cell>
          <table:table-cell table:formula="of:=IF([.B419]=0;[.C419];[.B419])" office:value-type="string" office:string-value="FSLJ" calcext:value-type="string">
            <text:p>FSLJ</text:p>
          </table:table-cell>
          <table:table-cell table:number-columns-repeated="2"/>
          <table:table-cell table:formula="of:=CONCATENATE([$przecinki.$A$2];[.E419];[$przecinki.$A$2];[$przecinki.$B$2];[$przecinki.$C$2];[$przecinki.$A$2];[.E419];[$przecinki.$A$2];[$przecinki.$D$2])" office:value-type="string" office:string-value="&quot;FSLJ&quot;: &quot;FSLJ&quot;," calcext:value-type="string">
            <text:p>"FSLJ": "FSLJ",</text:p>
          </table:table-cell>
        </table:table-row>
        <table:table-row table:style-name="ro2">
          <table:table-cell table:formula="of:=[$'naglosy-edycja'.B421]" office:value-type="string" office:string-value="wsm" calcext:value-type="string">
            <text:p>wsm</text:p>
          </table:table-cell>
          <table:table-cell table:formula="of:=[$'naglosy-edycja'.C421]" office:value-type="string" office:string-value="FSTV" calcext:value-type="string">
            <text:p>FSTV</text:p>
          </table:table-cell>
          <table:table-cell table:formula="of:=[$'naglosy-edycja'.D421]" office:value-type="float" office:value="0" calcext:value-type="float">
            <text:p>0</text:p>
          </table:table-cell>
          <table:table-cell table:formula="of:=[$'naglosy-edycja'.E421]" office:value-type="float" office:value="0" calcext:value-type="float">
            <text:p>0</text:p>
          </table:table-cell>
          <table:table-cell table:formula="of:=IF([.B420]=0;[.C420];[.B420])" office:value-type="string" office:string-value="FSTV" calcext:value-type="string">
            <text:p>FSTV</text:p>
          </table:table-cell>
          <table:table-cell table:number-columns-repeated="2"/>
          <table:table-cell table:formula="of:=CONCATENATE([$przecinki.$A$2];[.E420];[$przecinki.$A$2];[$przecinki.$B$2];[$przecinki.$C$2];[$przecinki.$A$2];[.E420];[$przecinki.$A$2];[$przecinki.$D$2])" office:value-type="string" office:string-value="&quot;FSTV&quot;: &quot;FSTV&quot;," calcext:value-type="string">
            <text:p>"FSTV": "FSTV",</text:p>
          </table:table-cell>
        </table:table-row>
        <table:table-row table:style-name="ro2">
          <table:table-cell table:formula="of:=[$'naglosy-edycja'.B422]" office:value-type="string" office:string-value="wsn" calcext:value-type="string">
            <text:p>wsn</text:p>
          </table:table-cell>
          <table:table-cell table:formula="of:=[$'naglosy-edycja'.C422]" office:value-type="string" office:string-value="FSLR" calcext:value-type="string">
            <text:p>FSLR</text:p>
          </table:table-cell>
          <table:table-cell table:formula="of:=[$'naglosy-edycja'.D422]" office:value-type="float" office:value="0" calcext:value-type="float">
            <text:p>0</text:p>
          </table:table-cell>
          <table:table-cell table:formula="of:=[$'naglosy-edycja'.E422]" office:value-type="float" office:value="0" calcext:value-type="float">
            <text:p>0</text:p>
          </table:table-cell>
          <table:table-cell table:formula="of:=IF([.B421]=0;[.C421];[.B421])" office:value-type="string" office:string-value="FSLR" calcext:value-type="string">
            <text:p>FSLR</text:p>
          </table:table-cell>
          <table:table-cell table:number-columns-repeated="2"/>
          <table:table-cell table:formula="of:=CONCATENATE([$przecinki.$A$2];[.E421];[$przecinki.$A$2];[$przecinki.$B$2];[$przecinki.$C$2];[$przecinki.$A$2];[.E421];[$przecinki.$A$2];[$przecinki.$D$2])" office:value-type="string" office:string-value="&quot;FSLR&quot;: &quot;FSLR&quot;," calcext:value-type="string">
            <text:p>"FSLR": "FSLR",</text:p>
          </table:table-cell>
        </table:table-row>
        <table:table-row table:style-name="ro2">
          <table:table-cell table:formula="of:=[$'naglosy-edycja'.B423]" office:value-type="string" office:string-value="wsp" calcext:value-type="string">
            <text:p>wsp</text:p>
          </table:table-cell>
          <table:table-cell table:formula="of:=[$'naglosy-edycja'.C423]" office:value-type="string" office:string-value="FSP" calcext:value-type="string">
            <text:p>FSP</text:p>
          </table:table-cell>
          <table:table-cell table:formula="of:=[$'naglosy-edycja'.D423]" office:value-type="float" office:value="0" calcext:value-type="float">
            <text:p>0</text:p>
          </table:table-cell>
          <table:table-cell table:formula="of:=[$'naglosy-edycja'.E423]" office:value-type="float" office:value="0" calcext:value-type="float">
            <text:p>0</text:p>
          </table:table-cell>
          <table:table-cell table:formula="of:=IF([.B422]=0;[.C422];[.B422])" office:value-type="string" office:string-value="FSP" calcext:value-type="string">
            <text:p>FSP</text:p>
          </table:table-cell>
          <table:table-cell table:number-columns-repeated="2"/>
          <table:table-cell table:formula="of:=CONCATENATE([$przecinki.$A$2];[.E422];[$przecinki.$A$2];[$przecinki.$B$2];[$przecinki.$C$2];[$przecinki.$A$2];[.E422];[$przecinki.$A$2];[$przecinki.$D$2])" office:value-type="string" office:string-value="&quot;FSP&quot;: &quot;FSP&quot;," calcext:value-type="string">
            <text:p>"FSP": "FSP",</text:p>
          </table:table-cell>
        </table:table-row>
        <table:table-row table:style-name="ro2">
          <table:table-cell table:formula="of:=[$'naglosy-edycja'.B424]" office:value-type="string" office:string-value="wspi" calcext:value-type="string">
            <text:p>wspi</text:p>
          </table:table-cell>
          <table:table-cell table:formula="of:=[$'naglosy-edycja'.C424]" office:value-type="float" office:value="0" calcext:value-type="float">
            <text:p>0</text:p>
          </table:table-cell>
          <table:table-cell table:formula="of:=[$'naglosy-edycja'.D424]" office:value-type="string" office:string-value="FSPJ" calcext:value-type="string">
            <text:p>FSPJ</text:p>
          </table:table-cell>
          <table:table-cell table:formula="of:=[$'naglosy-edycja'.E424]" office:value-type="float" office:value="0" calcext:value-type="float">
            <text:p>0</text:p>
          </table:table-cell>
          <table:table-cell table:formula="of:=IF([.B423]=0;[.C423];[.B423])" office:value-type="string" office:string-value="FSPJ" calcext:value-type="string">
            <text:p>FSPJ</text:p>
          </table:table-cell>
          <table:table-cell table:number-columns-repeated="2"/>
          <table:table-cell table:formula="of:=CONCATENATE([$przecinki.$A$2];[.E423];[$przecinki.$A$2];[$przecinki.$B$2];[$przecinki.$C$2];[$przecinki.$A$2];[.E423];[$przecinki.$A$2];[$przecinki.$D$2])" office:value-type="string" office:string-value="&quot;FSPJ&quot;: &quot;FSPJ&quot;," calcext:value-type="string">
            <text:p>"FSPJ": "FSPJ",</text:p>
          </table:table-cell>
        </table:table-row>
        <table:table-row table:style-name="ro2">
          <table:table-cell table:formula="of:=[$'naglosy-edycja'.B425]" office:value-type="string" office:string-value="wspł" calcext:value-type="string">
            <text:p>wspł</text:p>
          </table:table-cell>
          <table:table-cell table:formula="of:=[$'naglosy-edycja'.C425]" office:value-type="string" office:string-value="FSPLJ" calcext:value-type="string">
            <text:p>FSPLJ</text:p>
          </table:table-cell>
          <table:table-cell table:formula="of:=[$'naglosy-edycja'.D425]" office:value-type="float" office:value="0" calcext:value-type="float">
            <text:p>0</text:p>
          </table:table-cell>
          <table:table-cell table:formula="of:=[$'naglosy-edycja'.E425]" office:value-type="float" office:value="0" calcext:value-type="float">
            <text:p>0</text:p>
          </table:table-cell>
          <table:table-cell table:formula="of:=IF([.B424]=0;[.C424];[.B424])" office:value-type="string" office:string-value="FSPLJ" calcext:value-type="string">
            <text:p>FSPLJ</text:p>
          </table:table-cell>
          <table:table-cell table:number-columns-repeated="2"/>
          <table:table-cell table:formula="of:=CONCATENATE([$przecinki.$A$2];[.E424];[$przecinki.$A$2];[$przecinki.$B$2];[$przecinki.$C$2];[$przecinki.$A$2];[.E424];[$przecinki.$A$2];[$przecinki.$D$2])" office:value-type="string" office:string-value="&quot;FSPLJ&quot;: &quot;FSPLJ&quot;," calcext:value-type="string">
            <text:p>"FSPLJ": "FSPLJ",</text:p>
          </table:table-cell>
        </table:table-row>
        <table:table-row table:style-name="ro2">
          <table:table-cell table:formula="of:=[$'naglosy-edycja'.B426]" office:value-type="string" office:string-value="wst" calcext:value-type="string">
            <text:p>wst</text:p>
          </table:table-cell>
          <table:table-cell table:formula="of:=[$'naglosy-edycja'.C426]" office:value-type="string" office:string-value="FST" calcext:value-type="string">
            <text:p>FST</text:p>
          </table:table-cell>
          <table:table-cell table:formula="of:=[$'naglosy-edycja'.D426]" office:value-type="float" office:value="0" calcext:value-type="float">
            <text:p>0</text:p>
          </table:table-cell>
          <table:table-cell table:formula="of:=[$'naglosy-edycja'.E426]" office:value-type="float" office:value="0" calcext:value-type="float">
            <text:p>0</text:p>
          </table:table-cell>
          <table:table-cell table:formula="of:=IF([.B425]=0;[.C425];[.B425])" office:value-type="string" office:string-value="FST" calcext:value-type="string">
            <text:p>FST</text:p>
          </table:table-cell>
          <table:table-cell table:number-columns-repeated="2"/>
          <table:table-cell table:formula="of:=CONCATENATE([$przecinki.$A$2];[.E425];[$przecinki.$A$2];[$przecinki.$B$2];[$przecinki.$C$2];[$przecinki.$A$2];[.E425];[$przecinki.$A$2];[$przecinki.$D$2])" office:value-type="string" office:string-value="&quot;FST&quot;: &quot;FST&quot;," calcext:value-type="string">
            <text:p>"FST": "FST",</text:p>
          </table:table-cell>
        </table:table-row>
        <table:table-row table:style-name="ro2">
          <table:table-cell table:formula="of:=[$'naglosy-edycja'.B427]" office:value-type="string" office:string-value="wstr" calcext:value-type="string">
            <text:p>wstr</text:p>
          </table:table-cell>
          <table:table-cell table:formula="of:=[$'naglosy-edycja'.C427]" office:value-type="string" office:string-value="FSTR" calcext:value-type="string">
            <text:p>FSTR</text:p>
          </table:table-cell>
          <table:table-cell table:formula="of:=[$'naglosy-edycja'.D427]" office:value-type="float" office:value="0" calcext:value-type="float">
            <text:p>0</text:p>
          </table:table-cell>
          <table:table-cell table:formula="of:=[$'naglosy-edycja'.E427]" office:value-type="float" office:value="0" calcext:value-type="float">
            <text:p>0</text:p>
          </table:table-cell>
          <table:table-cell table:formula="of:=IF([.B426]=0;[.C426];[.B426])" office:value-type="string" office:string-value="FSTR" calcext:value-type="string">
            <text:p>FSTR</text:p>
          </table:table-cell>
          <table:table-cell table:number-columns-repeated="2"/>
          <table:table-cell table:formula="of:=CONCATENATE([$przecinki.$A$2];[.E426];[$przecinki.$A$2];[$przecinki.$B$2];[$przecinki.$C$2];[$przecinki.$A$2];[.E426];[$przecinki.$A$2];[$przecinki.$D$2])" office:value-type="string" office:string-value="&quot;FSTR&quot;: &quot;FSTR&quot;," calcext:value-type="string">
            <text:p>"FSTR": "FSTR",</text:p>
          </table:table-cell>
        </table:table-row>
        <table:table-row table:style-name="ro2">
          <table:table-cell table:formula="of:=[$'naglosy-edycja'.B428]" office:value-type="string" office:string-value="wstrz" calcext:value-type="string">
            <text:p>wstrz</text:p>
          </table:table-cell>
          <table:table-cell table:formula="of:=[$'naglosy-edycja'.C428]" office:value-type="string" office:string-value="FSTRJ" calcext:value-type="string">
            <text:p>FSTRJ</text:p>
          </table:table-cell>
          <table:table-cell table:formula="of:=[$'naglosy-edycja'.D428]" office:value-type="float" office:value="0" calcext:value-type="float">
            <text:p>0</text:p>
          </table:table-cell>
          <table:table-cell table:formula="of:=[$'naglosy-edycja'.E428]" office:value-type="float" office:value="0" calcext:value-type="float">
            <text:p>0</text:p>
          </table:table-cell>
          <table:table-cell table:formula="of:=IF([.B427]=0;[.C427];[.B427])" office:value-type="string" office:string-value="FSTRJ" calcext:value-type="string">
            <text:p>FSTRJ</text:p>
          </table:table-cell>
          <table:table-cell table:number-columns-repeated="2"/>
          <table:table-cell table:formula="of:=CONCATENATE([$przecinki.$A$2];[.E427];[$przecinki.$A$2];[$przecinki.$B$2];[$przecinki.$C$2];[$przecinki.$A$2];[.E427];[$przecinki.$A$2];[$przecinki.$D$2])" office:value-type="string" office:string-value="&quot;FSTRJ&quot;: &quot;FSTRJ&quot;," calcext:value-type="string">
            <text:p>"FSTRJ": "FSTRJ",</text:p>
          </table:table-cell>
        </table:table-row>
        <table:table-row table:style-name="ro2">
          <table:table-cell table:formula="of:=[$'naglosy-edycja'.B429]" office:value-type="string" office:string-value="wsz" calcext:value-type="string">
            <text:p>wsz</text:p>
          </table:table-cell>
          <table:table-cell table:formula="of:=[$'naglosy-edycja'.C429]" office:value-type="string" office:string-value="FTP" calcext:value-type="string">
            <text:p>FTP</text:p>
          </table:table-cell>
          <table:table-cell table:formula="of:=[$'naglosy-edycja'.D429]" office:value-type="float" office:value="0" calcext:value-type="float">
            <text:p>0</text:p>
          </table:table-cell>
          <table:table-cell table:formula="of:=[$'naglosy-edycja'.E429]" office:value-type="string" office:string-value="FZS" calcext:value-type="string">
            <text:p>FZS</text:p>
          </table:table-cell>
          <table:table-cell table:formula="of:=IF([.B428]=0;[.C428];[.B428])" office:value-type="string" office:string-value="FTP" calcext:value-type="string">
            <text:p>FTP</text:p>
          </table:table-cell>
          <table:table-cell table:number-columns-repeated="2"/>
          <table:table-cell table:formula="of:=CONCATENATE([$przecinki.$A$2];[.E428];[$przecinki.$A$2];[$przecinki.$B$2];[$przecinki.$C$2];[$przecinki.$A$2];[.E428];[$przecinki.$A$2];[$przecinki.$D$2])" office:value-type="string" office:string-value="&quot;FTP&quot;: &quot;FTP&quot;," calcext:value-type="string">
            <text:p>"FTP": "FTP",</text:p>
          </table:table-cell>
        </table:table-row>
        <table:table-row table:style-name="ro2">
          <table:table-cell table:formula="of:=[$'naglosy-edycja'.B430]" office:value-type="string" office:string-value="wszl" calcext:value-type="string">
            <text:p>wszl</text:p>
          </table:table-cell>
          <table:table-cell table:formula="of:=[$'naglosy-edycja'.C430]" office:value-type="string" office:string-value="FTPL" calcext:value-type="string">
            <text:p>FTPL</text:p>
          </table:table-cell>
          <table:table-cell table:formula="of:=[$'naglosy-edycja'.D430]" office:value-type="float" office:value="0" calcext:value-type="float">
            <text:p>0</text:p>
          </table:table-cell>
          <table:table-cell table:formula="of:=[$'naglosy-edycja'.E430]" office:value-type="string" office:string-value="FZSL" calcext:value-type="string">
            <text:p>FZSL</text:p>
          </table:table-cell>
          <table:table-cell table:formula="of:=IF([.B429]=0;[.C429];[.B429])" office:value-type="string" office:string-value="FTPL" calcext:value-type="string">
            <text:p>FTPL</text:p>
          </table:table-cell>
          <table:table-cell table:number-columns-repeated="2"/>
          <table:table-cell table:formula="of:=CONCATENATE([$przecinki.$A$2];[.E429];[$przecinki.$A$2];[$przecinki.$B$2];[$przecinki.$C$2];[$przecinki.$A$2];[.E429];[$przecinki.$A$2];[$przecinki.$D$2])" office:value-type="string" office:string-value="&quot;FTPL&quot;: &quot;FTPL&quot;," calcext:value-type="string">
            <text:p>"FTPL": "FTPL",</text:p>
          </table:table-cell>
        </table:table-row>
        <table:table-row table:style-name="ro2">
          <table:table-cell table:formula="of:=[$'naglosy-edycja'.B431]" office:value-type="string" office:string-value="wszt" calcext:value-type="string">
            <text:p>wszt</text:p>
          </table:table-cell>
          <table:table-cell table:formula="of:=[$'naglosy-edycja'.C431]" office:value-type="string" office:string-value="FTP" calcext:value-type="string">
            <text:p>FTP</text:p>
          </table:table-cell>
          <table:table-cell table:formula="of:=[$'naglosy-edycja'.D431]" office:value-type="float" office:value="0" calcext:value-type="float">
            <text:p>0</text:p>
          </table:table-cell>
          <table:table-cell table:formula="of:=[$'naglosy-edycja'.E431]" office:value-type="string" office:string-value="FZST" calcext:value-type="string">
            <text:p>FZST</text:p>
          </table:table-cell>
          <table:table-cell table:formula="of:=IF([.B430]=0;[.C430];[.B430])" office:value-type="string" office:string-value="FTP" calcext:value-type="string">
            <text:p>FTP</text:p>
          </table:table-cell>
          <table:table-cell table:number-columns-repeated="2"/>
          <table:table-cell table:formula="of:=CONCATENATE([$przecinki.$A$2];[.E430];[$przecinki.$A$2];[$przecinki.$B$2];[$przecinki.$C$2];[$przecinki.$A$2];[.E430];[$przecinki.$A$2];[$przecinki.$D$2])" office:value-type="string" office:string-value="&quot;FTP&quot;: &quot;FTP&quot;," calcext:value-type="string">
            <text:p>"FTP": "FTP",</text:p>
          </table:table-cell>
        </table:table-row>
        <table:table-row table:style-name="ro2">
          <table:table-cell table:formula="of:=[$'naglosy-edycja'.B432]" office:value-type="string" office:string-value="wszcz" calcext:value-type="string">
            <text:p>wszcz</text:p>
          </table:table-cell>
          <table:table-cell table:formula="of:=[$'naglosy-edycja'.C432]" office:value-type="string" office:string-value="FTPV" calcext:value-type="string">
            <text:p>FTPV</text:p>
          </table:table-cell>
          <table:table-cell table:formula="of:=[$'naglosy-edycja'.D432]" office:value-type="float" office:value="0" calcext:value-type="float">
            <text:p>0</text:p>
          </table:table-cell>
          <table:table-cell table:formula="of:=[$'naglosy-edycja'.E432]" office:value-type="string" office:string-value="FZSPV" calcext:value-type="string">
            <text:p>FZSPV</text:p>
          </table:table-cell>
          <table:table-cell table:formula="of:=IF([.B431]=0;[.C431];[.B431])" office:value-type="string" office:string-value="FTPV" calcext:value-type="string">
            <text:p>FTPV</text:p>
          </table:table-cell>
          <table:table-cell table:number-columns-repeated="2"/>
          <table:table-cell table:formula="of:=CONCATENATE([$przecinki.$A$2];[.E431];[$przecinki.$A$2];[$przecinki.$B$2];[$przecinki.$C$2];[$przecinki.$A$2];[.E431];[$przecinki.$A$2];[$przecinki.$D$2])" office:value-type="string" office:string-value="&quot;FTPV&quot;: &quot;FTPV&quot;," calcext:value-type="string">
            <text:p>"FTPV": "FTPV",</text:p>
          </table:table-cell>
        </table:table-row>
        <table:table-row table:style-name="ro2">
          <table:table-cell table:formula="of:=[$'naglosy-edycja'.B433]" office:value-type="string" office:string-value="wszczn" calcext:value-type="string">
            <text:p>wszczn</text:p>
          </table:table-cell>
          <table:table-cell table:formula="of:=[$'naglosy-edycja'.C433]" office:value-type="string" office:string-value="FTPVLR" calcext:value-type="string">
            <text:p>FTPVLR</text:p>
          </table:table-cell>
          <table:table-cell table:formula="of:=[$'naglosy-edycja'.D433]" office:value-type="float" office:value="0" calcext:value-type="float">
            <text:p>0</text:p>
          </table:table-cell>
          <table:table-cell table:formula="of:=[$'naglosy-edycja'.E433]" office:value-type="string" office:string-value="FZSPVLR" calcext:value-type="string">
            <text:p>FZSPVLR</text:p>
          </table:table-cell>
          <table:table-cell table:formula="of:=IF([.B432]=0;[.C432];[.B432])" office:value-type="string" office:string-value="FTPVLR" calcext:value-type="string">
            <text:p>FTPVLR</text:p>
          </table:table-cell>
          <table:table-cell table:number-columns-repeated="2"/>
          <table:table-cell table:formula="of:=CONCATENATE([$przecinki.$A$2];[.E432];[$przecinki.$A$2];[$przecinki.$B$2];[$przecinki.$C$2];[$przecinki.$A$2];[.E432];[$przecinki.$A$2];[$przecinki.$D$2])" office:value-type="string" office:string-value="&quot;FTPVLR&quot;: &quot;FTPVLR&quot;," calcext:value-type="string">
            <text:p>"FTPVLR": "FTPVLR",</text:p>
          </table:table-cell>
        </table:table-row>
        <table:table-row table:style-name="ro2">
          <table:table-cell table:formula="of:=[$'naglosy-edycja'.B434]" office:value-type="string" office:string-value="wści" calcext:value-type="string">
            <text:p>wści</text:p>
          </table:table-cell>
          <table:table-cell table:formula="of:=[$'naglosy-edycja'.C434]" office:value-type="string" office:string-value="FST" calcext:value-type="string">
            <text:p>FST</text:p>
          </table:table-cell>
          <table:table-cell table:formula="of:=[$'naglosy-edycja'.D434]" office:value-type="float" office:value="0" calcext:value-type="float">
            <text:p>0</text:p>
          </table:table-cell>
          <table:table-cell table:formula="of:=[$'naglosy-edycja'.E434]" office:value-type="float" office:value="0" calcext:value-type="float">
            <text:p>0</text:p>
          </table:table-cell>
          <table:table-cell table:formula="of:=IF([.B433]=0;[.C433];[.B433])" office:value-type="string" office:string-value="FST" calcext:value-type="string">
            <text:p>FST</text:p>
          </table:table-cell>
          <table:table-cell table:number-columns-repeated="2"/>
          <table:table-cell table:formula="of:=CONCATENATE([$przecinki.$A$2];[.E433];[$przecinki.$A$2];[$przecinki.$B$2];[$przecinki.$C$2];[$przecinki.$A$2];[.E433];[$przecinki.$A$2];[$przecinki.$D$2])" office:value-type="string" office:string-value="&quot;FST&quot;: &quot;FST&quot;," calcext:value-type="string">
            <text:p>"FST": "FST",</text:p>
          </table:table-cell>
        </table:table-row>
        <table:table-row table:style-name="ro2">
          <table:table-cell table:formula="of:=[$'naglosy-edycja'.B435]" office:value-type="string" office:string-value="wśl" calcext:value-type="string">
            <text:p>wśl</text:p>
          </table:table-cell>
          <table:table-cell table:formula="of:=[$'naglosy-edycja'.C435]" office:value-type="string" office:string-value="FSL" calcext:value-type="string">
            <text:p>FSL</text:p>
          </table:table-cell>
          <table:table-cell table:formula="of:=[$'naglosy-edycja'.D435]" office:value-type="float" office:value="0" calcext:value-type="float">
            <text:p>0</text:p>
          </table:table-cell>
          <table:table-cell table:formula="of:=[$'naglosy-edycja'.E435]" office:value-type="float" office:value="0" calcext:value-type="float">
            <text:p>0</text:p>
          </table:table-cell>
          <table:table-cell table:formula="of:=IF([.B434]=0;[.C434];[.B434])" office:value-type="string" office:string-value="FSL" calcext:value-type="string">
            <text:p>FSL</text:p>
          </table:table-cell>
          <table:table-cell table:number-columns-repeated="2"/>
          <table:table-cell table:formula="of:=CONCATENATE([$przecinki.$A$2];[.E434];[$przecinki.$A$2];[$przecinki.$B$2];[$przecinki.$C$2];[$przecinki.$A$2];[.E434];[$przecinki.$A$2];[$przecinki.$D$2])" office:value-type="string" office:string-value="&quot;FSL&quot;: &quot;FSL&quot;," calcext:value-type="string">
            <text:p>"FSL": "FSL",</text:p>
          </table:table-cell>
        </table:table-row>
        <table:table-row table:style-name="ro2">
          <table:table-cell table:formula="of:=[$'naglosy-edycja'.B436]" office:value-type="string" office:string-value="wśp" calcext:value-type="string">
            <text:p>wśp</text:p>
          </table:table-cell>
          <table:table-cell table:formula="of:=[$'naglosy-edycja'.C436]" office:value-type="string" office:string-value="FSP" calcext:value-type="string">
            <text:p>FSP</text:p>
          </table:table-cell>
          <table:table-cell table:formula="of:=[$'naglosy-edycja'.D436]" office:value-type="float" office:value="0" calcext:value-type="float">
            <text:p>0</text:p>
          </table:table-cell>
          <table:table-cell table:formula="of:=[$'naglosy-edycja'.E436]" office:value-type="float" office:value="0" calcext:value-type="float">
            <text:p>0</text:p>
          </table:table-cell>
          <table:table-cell table:formula="of:=IF([.B435]=0;[.C435];[.B435])" office:value-type="string" office:string-value="FSP" calcext:value-type="string">
            <text:p>FSP</text:p>
          </table:table-cell>
          <table:table-cell table:number-columns-repeated="2"/>
          <table:table-cell table:formula="of:=CONCATENATE([$przecinki.$A$2];[.E435];[$przecinki.$A$2];[$przecinki.$B$2];[$przecinki.$C$2];[$przecinki.$A$2];[.E435];[$przecinki.$A$2];[$przecinki.$D$2])" office:value-type="string" office:string-value="&quot;FSP&quot;: &quot;FSP&quot;," calcext:value-type="string">
            <text:p>"FSP": "FSP",</text:p>
          </table:table-cell>
        </table:table-row>
        <table:table-row table:style-name="ro2">
          <table:table-cell table:formula="of:=[$'naglosy-edycja'.B437]" office:value-type="string" office:string-value="wśr" calcext:value-type="string">
            <text:p>wśr</text:p>
          </table:table-cell>
          <table:table-cell table:formula="of:=[$'naglosy-edycja'.C437]" office:value-type="string" office:string-value="FSR" calcext:value-type="string">
            <text:p>FSR</text:p>
          </table:table-cell>
          <table:table-cell table:formula="of:=[$'naglosy-edycja'.D437]" office:value-type="float" office:value="0" calcext:value-type="float">
            <text:p>0</text:p>
          </table:table-cell>
          <table:table-cell table:formula="of:=[$'naglosy-edycja'.E437]" office:value-type="float" office:value="0" calcext:value-type="float">
            <text:p>0</text:p>
          </table:table-cell>
          <table:table-cell table:formula="of:=IF([.B436]=0;[.C436];[.B436])" office:value-type="string" office:string-value="FSR" calcext:value-type="string">
            <text:p>FSR</text:p>
          </table:table-cell>
          <table:table-cell table:number-columns-repeated="2"/>
          <table:table-cell table:formula="of:=CONCATENATE([$przecinki.$A$2];[.E436];[$przecinki.$A$2];[$przecinki.$B$2];[$przecinki.$C$2];[$przecinki.$A$2];[.E436];[$przecinki.$A$2];[$przecinki.$D$2])" office:value-type="string" office:string-value="&quot;FSR&quot;: &quot;FSR&quot;," calcext:value-type="string">
            <text:p>"FSR": "FSR",</text:p>
          </table:table-cell>
        </table:table-row>
        <table:table-row table:style-name="ro2">
          <table:table-cell table:formula="of:=[$'naglosy-edycja'.B438]" office:value-type="string" office:string-value="wśw" calcext:value-type="string">
            <text:p>wśw</text:p>
          </table:table-cell>
          <table:table-cell table:formula="of:=[$'naglosy-edycja'.C438]" office:value-type="string" office:string-value="FSV" calcext:value-type="string">
            <text:p>FSV</text:p>
          </table:table-cell>
          <table:table-cell table:formula="of:=[$'naglosy-edycja'.D438]" office:value-type="float" office:value="0" calcext:value-type="float">
            <text:p>0</text:p>
          </table:table-cell>
          <table:table-cell table:formula="of:=[$'naglosy-edycja'.E438]" office:value-type="float" office:value="0" calcext:value-type="float">
            <text:p>0</text:p>
          </table:table-cell>
          <table:table-cell table:formula="of:=IF([.B437]=0;[.C437];[.B437])" office:value-type="string" office:string-value="FSV" calcext:value-type="string">
            <text:p>FSV</text:p>
          </table:table-cell>
          <table:table-cell table:number-columns-repeated="2"/>
          <table:table-cell table:formula="of:=CONCATENATE([$przecinki.$A$2];[.E437];[$przecinki.$A$2];[$przecinki.$B$2];[$przecinki.$C$2];[$przecinki.$A$2];[.E437];[$przecinki.$A$2];[$przecinki.$D$2])" office:value-type="string" office:string-value="&quot;FSV&quot;: &quot;FSV&quot;," calcext:value-type="string">
            <text:p>"FSV": "FSV",</text:p>
          </table:table-cell>
        </table:table-row>
        <table:table-row table:style-name="ro2">
          <table:table-cell table:formula="of:=[$'naglosy-edycja'.B439]" office:value-type="string" office:string-value="wt" calcext:value-type="string">
            <text:p>wt</text:p>
          </table:table-cell>
          <table:table-cell table:formula="of:=[$'naglosy-edycja'.C439]" office:value-type="string" office:string-value="FT" calcext:value-type="string">
            <text:p>FT</text:p>
          </table:table-cell>
          <table:table-cell table:formula="of:=[$'naglosy-edycja'.D439]" office:value-type="float" office:value="0" calcext:value-type="float">
            <text:p>0</text:p>
          </table:table-cell>
          <table:table-cell table:formula="of:=[$'naglosy-edycja'.E439]" office:value-type="float" office:value="0" calcext:value-type="float">
            <text:p>0</text:p>
          </table:table-cell>
          <table:table-cell table:formula="of:=IF([.B438]=0;[.C438];[.B438])" office:value-type="string" office:string-value="FT" calcext:value-type="string">
            <text:p>FT</text:p>
          </table:table-cell>
          <table:table-cell table:number-columns-repeated="2"/>
          <table:table-cell table:formula="of:=CONCATENATE([$przecinki.$A$2];[.E438];[$przecinki.$A$2];[$przecinki.$B$2];[$przecinki.$C$2];[$przecinki.$A$2];[.E438];[$przecinki.$A$2];[$przecinki.$D$2])" office:value-type="string" office:string-value="&quot;FT&quot;: &quot;FT&quot;," calcext:value-type="string">
            <text:p>"FT": "FT",</text:p>
          </table:table-cell>
        </table:table-row>
        <table:table-row table:style-name="ro2">
          <table:table-cell table:formula="of:=[$'naglosy-edycja'.B440]" office:value-type="string" office:string-value="wtł" calcext:value-type="string">
            <text:p>wtł</text:p>
          </table:table-cell>
          <table:table-cell table:formula="of:=[$'naglosy-edycja'.C440]" office:value-type="string" office:string-value="FTLJ" calcext:value-type="string">
            <text:p>FTLJ</text:p>
          </table:table-cell>
          <table:table-cell table:formula="of:=[$'naglosy-edycja'.D440]" office:value-type="float" office:value="0" calcext:value-type="float">
            <text:p>0</text:p>
          </table:table-cell>
          <table:table-cell table:formula="of:=[$'naglosy-edycja'.E440]" office:value-type="float" office:value="0" calcext:value-type="float">
            <text:p>0</text:p>
          </table:table-cell>
          <table:table-cell table:formula="of:=IF([.B439]=0;[.C439];[.B439])" office:value-type="string" office:string-value="FTLJ" calcext:value-type="string">
            <text:p>FTLJ</text:p>
          </table:table-cell>
          <table:table-cell table:number-columns-repeated="2"/>
          <table:table-cell table:formula="of:=CONCATENATE([$przecinki.$A$2];[.E439];[$przecinki.$A$2];[$przecinki.$B$2];[$przecinki.$C$2];[$przecinki.$A$2];[.E439];[$przecinki.$A$2];[$przecinki.$D$2])" office:value-type="string" office:string-value="&quot;FTLJ&quot;: &quot;FTLJ&quot;," calcext:value-type="string">
            <text:p>"FTLJ": "FTLJ",</text:p>
          </table:table-cell>
        </table:table-row>
        <table:table-row table:style-name="ro2">
          <table:table-cell table:formula="of:=[$'naglosy-edycja'.B441]" office:value-type="string" office:string-value="wtr" calcext:value-type="string">
            <text:p>wtr</text:p>
          </table:table-cell>
          <table:table-cell table:formula="of:=[$'naglosy-edycja'.C441]" office:value-type="string" office:string-value="FTR" calcext:value-type="string">
            <text:p>FTR</text:p>
          </table:table-cell>
          <table:table-cell table:formula="of:=[$'naglosy-edycja'.D441]" office:value-type="float" office:value="0" calcext:value-type="float">
            <text:p>0</text:p>
          </table:table-cell>
          <table:table-cell table:formula="of:=[$'naglosy-edycja'.E441]" office:value-type="float" office:value="0" calcext:value-type="float">
            <text:p>0</text:p>
          </table:table-cell>
          <table:table-cell table:formula="of:=IF([.B440]=0;[.C440];[.B440])" office:value-type="string" office:string-value="FTR" calcext:value-type="string">
            <text:p>FTR</text:p>
          </table:table-cell>
          <table:table-cell table:number-columns-repeated="2"/>
          <table:table-cell table:formula="of:=CONCATENATE([$przecinki.$A$2];[.E440];[$przecinki.$A$2];[$przecinki.$B$2];[$przecinki.$C$2];[$przecinki.$A$2];[.E440];[$przecinki.$A$2];[$przecinki.$D$2])" office:value-type="string" office:string-value="&quot;FTR&quot;: &quot;FTR&quot;," calcext:value-type="string">
            <text:p>"FTR": "FTR",</text:p>
          </table:table-cell>
        </table:table-row>
        <table:table-row table:style-name="ro2">
          <table:table-cell table:formula="of:=[$'naglosy-edycja'.B442]" office:value-type="string" office:string-value="wtrz" calcext:value-type="string">
            <text:p>wtrz</text:p>
          </table:table-cell>
          <table:table-cell table:formula="of:=[$'naglosy-edycja'.C442]" office:value-type="string" office:string-value="FTRJ" calcext:value-type="string">
            <text:p>FTRJ</text:p>
          </table:table-cell>
          <table:table-cell table:formula="of:=[$'naglosy-edycja'.D442]" office:value-type="float" office:value="0" calcext:value-type="float">
            <text:p>0</text:p>
          </table:table-cell>
          <table:table-cell table:formula="of:=[$'naglosy-edycja'.E442]" office:value-type="float" office:value="0" calcext:value-type="float">
            <text:p>0</text:p>
          </table:table-cell>
          <table:table-cell table:formula="of:=IF([.B441]=0;[.C441];[.B441])" office:value-type="string" office:string-value="FTRJ" calcext:value-type="string">
            <text:p>FTRJ</text:p>
          </table:table-cell>
          <table:table-cell table:number-columns-repeated="2"/>
          <table:table-cell table:formula="of:=CONCATENATE([$przecinki.$A$2];[.E441];[$przecinki.$A$2];[$przecinki.$B$2];[$przecinki.$C$2];[$przecinki.$A$2];[.E441];[$przecinki.$A$2];[$przecinki.$D$2])" office:value-type="string" office:string-value="&quot;FTRJ&quot;: &quot;FTRJ&quot;," calcext:value-type="string">
            <text:p>"FTRJ": "FTRJ",</text:p>
          </table:table-cell>
        </table:table-row>
        <table:table-row table:style-name="ro2">
          <table:table-cell table:formula="of:=[$'naglosy-edycja'.B443]" office:value-type="string" office:string-value="ww" calcext:value-type="string">
            <text:p>ww</text:p>
          </table:table-cell>
          <table:table-cell table:formula="of:=[$'naglosy-edycja'.C443]" office:value-type="string" office:string-value="FV" calcext:value-type="string">
            <text:p>FV</text:p>
          </table:table-cell>
          <table:table-cell table:formula="of:=[$'naglosy-edycja'.D443]" office:value-type="float" office:value="0" calcext:value-type="float">
            <text:p>0</text:p>
          </table:table-cell>
          <table:table-cell table:formula="of:=[$'naglosy-edycja'.E443]" office:value-type="float" office:value="0" calcext:value-type="float">
            <text:p>0</text:p>
          </table:table-cell>
          <table:table-cell table:formula="of:=IF([.B442]=0;[.C442];[.B442])" office:value-type="string" office:string-value="FV" calcext:value-type="string">
            <text:p>FV</text:p>
          </table:table-cell>
          <table:table-cell table:number-columns-repeated="2"/>
          <table:table-cell table:formula="of:=CONCATENATE([$przecinki.$A$2];[.E442];[$przecinki.$A$2];[$przecinki.$B$2];[$przecinki.$C$2];[$przecinki.$A$2];[.E442];[$przecinki.$A$2];[$przecinki.$D$2])" office:value-type="string" office:string-value="&quot;FV&quot;: &quot;FV&quot;," calcext:value-type="string">
            <text:p>"FV": "FV",</text:p>
          </table:table-cell>
        </table:table-row>
        <table:table-row table:style-name="ro2">
          <table:table-cell table:formula="of:=[$'naglosy-edycja'.B444]" office:value-type="string" office:string-value="wwl" calcext:value-type="string">
            <text:p>wwl</text:p>
          </table:table-cell>
          <table:table-cell table:formula="of:=[$'naglosy-edycja'.C444]" office:value-type="string" office:string-value="FVL" calcext:value-type="string">
            <text:p>FVL</text:p>
          </table:table-cell>
          <table:table-cell table:formula="of:=[$'naglosy-edycja'.D444]" office:value-type="float" office:value="0" calcext:value-type="float">
            <text:p>0</text:p>
          </table:table-cell>
          <table:table-cell table:formula="of:=[$'naglosy-edycja'.E444]" office:value-type="float" office:value="0" calcext:value-type="float">
            <text:p>0</text:p>
          </table:table-cell>
          <table:table-cell table:formula="of:=IF([.B443]=0;[.C443];[.B443])" office:value-type="string" office:string-value="FVL" calcext:value-type="string">
            <text:p>FVL</text:p>
          </table:table-cell>
          <table:table-cell table:number-columns-repeated="2"/>
          <table:table-cell table:formula="of:=CONCATENATE([$przecinki.$A$2];[.E443];[$przecinki.$A$2];[$przecinki.$B$2];[$przecinki.$C$2];[$przecinki.$A$2];[.E443];[$przecinki.$A$2];[$przecinki.$D$2])" office:value-type="string" office:string-value="&quot;FVL&quot;: &quot;FVL&quot;," calcext:value-type="string">
            <text:p>"FVL": "FVL",</text:p>
          </table:table-cell>
        </table:table-row>
        <table:table-row table:style-name="ro2">
          <table:table-cell table:formula="of:=[$'naglosy-edycja'.B445]" office:value-type="string" office:string-value="wz" calcext:value-type="string">
            <text:p>wz</text:p>
          </table:table-cell>
          <table:table-cell table:formula="of:=[$'naglosy-edycja'.C445]" office:value-type="string" office:string-value="FS" calcext:value-type="string">
            <text:p>FS</text:p>
          </table:table-cell>
          <table:table-cell table:formula="of:=[$'naglosy-edycja'.D445]" office:value-type="string" office:string-value="XFS" calcext:value-type="string">
            <text:p>XFS</text:p>
          </table:table-cell>
          <table:table-cell table:formula="of:=[$'naglosy-edycja'.E445]" office:value-type="string" office:string-value="FZ" calcext:value-type="string">
            <text:p>FZ</text:p>
          </table:table-cell>
          <table:table-cell table:formula="of:=IF([.B444]=0;[.C444];[.B444])" office:value-type="string" office:string-value="FS" calcext:value-type="string">
            <text:p>FS</text:p>
          </table:table-cell>
          <table:table-cell table:number-columns-repeated="2"/>
          <table:table-cell table:formula="of:=CONCATENATE([$przecinki.$A$2];[.E444];[$przecinki.$A$2];[$przecinki.$B$2];[$przecinki.$C$2];[$przecinki.$A$2];[.E444];[$przecinki.$A$2];[$przecinki.$D$2])" office:value-type="string" office:string-value="&quot;FS&quot;: &quot;FS&quot;," calcext:value-type="string">
            <text:p>"FS": "FS",</text:p>
          </table:table-cell>
        </table:table-row>
        <table:table-row table:style-name="ro2">
          <table:table-cell table:formula="of:=[$'naglosy-edycja'.B446]" office:value-type="string" office:string-value="wzi" calcext:value-type="string">
            <text:p>wzi</text:p>
          </table:table-cell>
          <table:table-cell table:formula="of:=[$'naglosy-edycja'.C446]" office:value-type="float" office:value="0" calcext:value-type="float">
            <text:p>0</text:p>
          </table:table-cell>
          <table:table-cell table:formula="of:=[$'naglosy-edycja'.D446]" office:value-type="string" office:string-value="FSJ" calcext:value-type="string">
            <text:p>FSJ</text:p>
          </table:table-cell>
          <table:table-cell table:formula="of:=[$'naglosy-edycja'.E446]" office:value-type="string" office:string-value="FZJ" calcext:value-type="string">
            <text:p>FZJ</text:p>
          </table:table-cell>
          <table:table-cell table:formula="of:=IF([.B445]=0;[.C445];[.B445])" office:value-type="string" office:string-value="FSJ" calcext:value-type="string">
            <text:p>FSJ</text:p>
          </table:table-cell>
          <table:table-cell table:number-columns-repeated="2"/>
          <table:table-cell table:formula="of:=CONCATENATE([$przecinki.$A$2];[.E445];[$przecinki.$A$2];[$przecinki.$B$2];[$przecinki.$C$2];[$przecinki.$A$2];[.E445];[$przecinki.$A$2];[$przecinki.$D$2])" office:value-type="string" office:string-value="&quot;FSJ&quot;: &quot;FSJ&quot;," calcext:value-type="string">
            <text:p>"FSJ": "FSJ",</text:p>
          </table:table-cell>
        </table:table-row>
        <table:table-row table:style-name="ro2">
          <table:table-cell table:formula="of:=[$'naglosy-edycja'.B447]" office:value-type="string" office:string-value="wzb" calcext:value-type="string">
            <text:p>wzb</text:p>
          </table:table-cell>
          <table:table-cell table:formula="of:=[$'naglosy-edycja'.C447]" office:value-type="string" office:string-value="FSP" calcext:value-type="string">
            <text:p>FSP</text:p>
          </table:table-cell>
          <table:table-cell table:formula="of:=[$'naglosy-edycja'.D447]" office:value-type="string" office:string-value="XFSP" calcext:value-type="string">
            <text:p>XFSP</text:p>
          </table:table-cell>
          <table:table-cell table:formula="of:=[$'naglosy-edycja'.E447]" office:value-type="string" office:string-value="FZP" calcext:value-type="string">
            <text:p>FZP</text:p>
          </table:table-cell>
          <table:table-cell table:formula="of:=IF([.B446]=0;[.C446];[.B446])" office:value-type="string" office:string-value="FSP" calcext:value-type="string">
            <text:p>FSP</text:p>
          </table:table-cell>
          <table:table-cell table:number-columns-repeated="2"/>
          <table:table-cell table:formula="of:=CONCATENATE([$przecinki.$A$2];[.E446];[$przecinki.$A$2];[$przecinki.$B$2];[$przecinki.$C$2];[$przecinki.$A$2];[.E446];[$przecinki.$A$2];[$przecinki.$D$2])" office:value-type="string" office:string-value="&quot;FSP&quot;: &quot;FSP&quot;," calcext:value-type="string">
            <text:p>"FSP": "FSP",</text:p>
          </table:table-cell>
        </table:table-row>
        <table:table-row table:style-name="ro2">
          <table:table-cell table:formula="of:=[$'naglosy-edycja'.B448]" office:value-type="string" office:string-value="wzbi" calcext:value-type="string">
            <text:p>wzbi</text:p>
          </table:table-cell>
          <table:table-cell table:formula="of:=[$'naglosy-edycja'.C448]" office:value-type="float" office:value="0" calcext:value-type="float">
            <text:p>0</text:p>
          </table:table-cell>
          <table:table-cell table:formula="of:=[$'naglosy-edycja'.D448]" office:value-type="string" office:string-value="XFSPJ" calcext:value-type="string">
            <text:p>XFSPJ</text:p>
          </table:table-cell>
          <table:table-cell table:formula="of:=[$'naglosy-edycja'.E448]" office:value-type="float" office:value="0" calcext:value-type="float">
            <text:p>0</text:p>
          </table:table-cell>
          <table:table-cell table:formula="of:=IF([.B447]=0;[.C447];[.B447])" office:value-type="string" office:string-value="XFSPJ" calcext:value-type="string">
            <text:p>XFSPJ</text:p>
          </table:table-cell>
          <table:table-cell table:number-columns-repeated="2"/>
          <table:table-cell table:formula="of:=CONCATENATE([$przecinki.$A$2];[.E447];[$przecinki.$A$2];[$przecinki.$B$2];[$przecinki.$C$2];[$przecinki.$A$2];[.E447];[$przecinki.$A$2];[$przecinki.$D$2])" office:value-type="string" office:string-value="&quot;XFSPJ&quot;: &quot;XFSPJ&quot;," calcext:value-type="string">
            <text:p>"XFSPJ": "XFSPJ",</text:p>
          </table:table-cell>
        </table:table-row>
        <table:table-row table:style-name="ro2">
          <table:table-cell table:formula="of:=[$'naglosy-edycja'.B449]" office:value-type="string" office:string-value="wzbr" calcext:value-type="string">
            <text:p>wzbr</text:p>
          </table:table-cell>
          <table:table-cell table:formula="of:=[$'naglosy-edycja'.C449]" office:value-type="string" office:string-value="FSPR" calcext:value-type="string">
            <text:p>FSPR</text:p>
          </table:table-cell>
          <table:table-cell table:formula="of:=[$'naglosy-edycja'.D449]" office:value-type="string" office:string-value="XFSPR" calcext:value-type="string">
            <text:p>XFSPR</text:p>
          </table:table-cell>
          <table:table-cell table:formula="of:=[$'naglosy-edycja'.E449]" office:value-type="string" office:string-value="FZPR" calcext:value-type="string">
            <text:p>FZPR</text:p>
          </table:table-cell>
          <table:table-cell table:formula="of:=IF([.B448]=0;[.C448];[.B448])" office:value-type="string" office:string-value="FSPR" calcext:value-type="string">
            <text:p>FSPR</text:p>
          </table:table-cell>
          <table:table-cell table:number-columns-repeated="2"/>
          <table:table-cell table:formula="of:=CONCATENATE([$przecinki.$A$2];[.E448];[$przecinki.$A$2];[$przecinki.$B$2];[$przecinki.$C$2];[$przecinki.$A$2];[.E448];[$przecinki.$A$2];[$przecinki.$D$2])" office:value-type="string" office:string-value="&quot;FSPR&quot;: &quot;FSPR&quot;," calcext:value-type="string">
            <text:p>"FSPR": "FSPR",</text:p>
          </table:table-cell>
        </table:table-row>
        <table:table-row table:style-name="ro2">
          <table:table-cell table:formula="of:=[$'naglosy-edycja'.B450]" office:value-type="string" office:string-value="wzd" calcext:value-type="string">
            <text:p>wzd</text:p>
          </table:table-cell>
          <table:table-cell table:formula="of:=[$'naglosy-edycja'.C450]" office:value-type="string" office:string-value="FST" calcext:value-type="string">
            <text:p>FST</text:p>
          </table:table-cell>
          <table:table-cell table:formula="of:=[$'naglosy-edycja'.D450]" office:value-type="string" office:string-value="XFST" calcext:value-type="string">
            <text:p>XFST</text:p>
          </table:table-cell>
          <table:table-cell table:formula="of:=[$'naglosy-edycja'.E450]" office:value-type="string" office:string-value="FZT" calcext:value-type="string">
            <text:p>FZT</text:p>
          </table:table-cell>
          <table:table-cell table:formula="of:=IF([.B449]=0;[.C449];[.B449])" office:value-type="string" office:string-value="FST" calcext:value-type="string">
            <text:p>FST</text:p>
          </table:table-cell>
          <table:table-cell table:number-columns-repeated="2"/>
          <table:table-cell table:formula="of:=CONCATENATE([$przecinki.$A$2];[.E449];[$przecinki.$A$2];[$przecinki.$B$2];[$przecinki.$C$2];[$przecinki.$A$2];[.E449];[$przecinki.$A$2];[$przecinki.$D$2])" office:value-type="string" office:string-value="&quot;FST&quot;: &quot;FST&quot;," calcext:value-type="string">
            <text:p>"FST": "FST",</text:p>
          </table:table-cell>
        </table:table-row>
        <table:table-row table:style-name="ro2">
          <table:table-cell table:formula="of:=[$'naglosy-edycja'.B451]" office:value-type="string" office:string-value="wzdł" calcext:value-type="string">
            <text:p>wzdł</text:p>
          </table:table-cell>
          <table:table-cell table:formula="of:=[$'naglosy-edycja'.C451]" office:value-type="string" office:string-value="FSTLJ" calcext:value-type="string">
            <text:p>FSTLJ</text:p>
          </table:table-cell>
          <table:table-cell table:formula="of:=[$'naglosy-edycja'.D451]" office:value-type="string" office:string-value="XFSTLJ" calcext:value-type="string">
            <text:p>XFSTLJ</text:p>
          </table:table-cell>
          <table:table-cell table:formula="of:=[$'naglosy-edycja'.E451]" office:value-type="string" office:string-value="FZTLJ" calcext:value-type="string">
            <text:p>FZTLJ</text:p>
          </table:table-cell>
          <table:table-cell table:formula="of:=IF([.B450]=0;[.C450];[.B450])" office:value-type="string" office:string-value="FSTLJ" calcext:value-type="string">
            <text:p>FSTLJ</text:p>
          </table:table-cell>
          <table:table-cell table:number-columns-repeated="2"/>
          <table:table-cell table:formula="of:=CONCATENATE([$przecinki.$A$2];[.E450];[$przecinki.$A$2];[$przecinki.$B$2];[$przecinki.$C$2];[$przecinki.$A$2];[.E450];[$przecinki.$A$2];[$przecinki.$D$2])" office:value-type="string" office:string-value="&quot;FSTLJ&quot;: &quot;FSTLJ&quot;," calcext:value-type="string">
            <text:p>"FSTLJ": "FSTLJ",</text:p>
          </table:table-cell>
        </table:table-row>
        <table:table-row table:style-name="ro2">
          <table:table-cell table:formula="of:=[$'naglosy-edycja'.B452]" office:value-type="string" office:string-value="wzdr" calcext:value-type="string">
            <text:p>wzdr</text:p>
          </table:table-cell>
          <table:table-cell table:formula="of:=[$'naglosy-edycja'.C452]" office:value-type="string" office:string-value="FSTR" calcext:value-type="string">
            <text:p>FSTR</text:p>
          </table:table-cell>
          <table:table-cell table:formula="of:=[$'naglosy-edycja'.D452]" office:value-type="string" office:string-value="XFSTR" calcext:value-type="string">
            <text:p>XFSTR</text:p>
          </table:table-cell>
          <table:table-cell table:formula="of:=[$'naglosy-edycja'.E452]" office:value-type="string" office:string-value="FZTR" calcext:value-type="string">
            <text:p>FZTR</text:p>
          </table:table-cell>
          <table:table-cell table:formula="of:=IF([.B451]=0;[.C451];[.B451])" office:value-type="string" office:string-value="FSTR" calcext:value-type="string">
            <text:p>FSTR</text:p>
          </table:table-cell>
          <table:table-cell table:number-columns-repeated="2"/>
          <table:table-cell table:formula="of:=CONCATENATE([$przecinki.$A$2];[.E451];[$przecinki.$A$2];[$przecinki.$B$2];[$przecinki.$C$2];[$przecinki.$A$2];[.E451];[$przecinki.$A$2];[$przecinki.$D$2])" office:value-type="string" office:string-value="&quot;FSTR&quot;: &quot;FSTR&quot;," calcext:value-type="string">
            <text:p>"FSTR": "FSTR",</text:p>
          </table:table-cell>
        </table:table-row>
        <table:table-row table:style-name="ro2">
          <table:table-cell table:formula="of:=[$'naglosy-edycja'.B453]" office:value-type="string" office:string-value="wzg" calcext:value-type="string">
            <text:p>wzg</text:p>
          </table:table-cell>
          <table:table-cell table:formula="of:=[$'naglosy-edycja'.C453]" office:value-type="string" office:string-value="FSK" calcext:value-type="string">
            <text:p>FSK</text:p>
          </table:table-cell>
          <table:table-cell table:formula="of:=[$'naglosy-edycja'.D453]" office:value-type="string" office:string-value="XFSK" calcext:value-type="string">
            <text:p>XFSK</text:p>
          </table:table-cell>
          <table:table-cell table:formula="of:=[$'naglosy-edycja'.E453]" office:value-type="string" office:string-value="FZK" calcext:value-type="string">
            <text:p>FZK</text:p>
          </table:table-cell>
          <table:table-cell table:formula="of:=IF([.B452]=0;[.C452];[.B452])" office:value-type="string" office:string-value="FSK" calcext:value-type="string">
            <text:p>FSK</text:p>
          </table:table-cell>
          <table:table-cell table:number-columns-repeated="2"/>
          <table:table-cell table:formula="of:=CONCATENATE([$przecinki.$A$2];[.E452];[$przecinki.$A$2];[$przecinki.$B$2];[$przecinki.$C$2];[$przecinki.$A$2];[.E452];[$przecinki.$A$2];[$przecinki.$D$2])" office:value-type="string" office:string-value="&quot;FSK&quot;: &quot;FSK&quot;," calcext:value-type="string">
            <text:p>"FSK": "FSK",</text:p>
          </table:table-cell>
        </table:table-row>
        <table:table-row table:style-name="ro2">
          <table:table-cell table:formula="of:=[$'naglosy-edycja'.B454]" office:value-type="string" office:string-value="wzgl" calcext:value-type="string">
            <text:p>wzgl</text:p>
          </table:table-cell>
          <table:table-cell table:formula="of:=[$'naglosy-edycja'.C454]" office:value-type="string" office:string-value="FSKL" calcext:value-type="string">
            <text:p>FSKL</text:p>
          </table:table-cell>
          <table:table-cell table:formula="of:=[$'naglosy-edycja'.D454]" office:value-type="string" office:string-value="XFSKL" calcext:value-type="string">
            <text:p>XFSKL</text:p>
          </table:table-cell>
          <table:table-cell table:formula="of:=[$'naglosy-edycja'.E454]" office:value-type="string" office:string-value="FZKL" calcext:value-type="string">
            <text:p>FZKL</text:p>
          </table:table-cell>
          <table:table-cell table:formula="of:=IF([.B453]=0;[.C453];[.B453])" office:value-type="string" office:string-value="FSKL" calcext:value-type="string">
            <text:p>FSKL</text:p>
          </table:table-cell>
          <table:table-cell table:number-columns-repeated="2"/>
          <table:table-cell table:formula="of:=CONCATENATE([$przecinki.$A$2];[.E453];[$przecinki.$A$2];[$przecinki.$B$2];[$przecinki.$C$2];[$przecinki.$A$2];[.E453];[$przecinki.$A$2];[$przecinki.$D$2])" office:value-type="string" office:string-value="&quot;FSKL&quot;: &quot;FSKL&quot;," calcext:value-type="string">
            <text:p>"FSKL": "FSKL",</text:p>
          </table:table-cell>
        </table:table-row>
        <table:table-row table:style-name="ro2">
          <table:table-cell table:formula="of:=[$'naglosy-edycja'.B455]" office:value-type="string" office:string-value="wzl" calcext:value-type="string">
            <text:p>wzl</text:p>
          </table:table-cell>
          <table:table-cell table:formula="of:=[$'naglosy-edycja'.C455]" office:value-type="string" office:string-value="FSL" calcext:value-type="string">
            <text:p>FSL</text:p>
          </table:table-cell>
          <table:table-cell table:formula="of:=[$'naglosy-edycja'.D455]" office:value-type="string" office:string-value="XFSL" calcext:value-type="string">
            <text:p>XFSL</text:p>
          </table:table-cell>
          <table:table-cell table:formula="of:=[$'naglosy-edycja'.E455]" office:value-type="string" office:string-value="FZL" calcext:value-type="string">
            <text:p>FZL</text:p>
          </table:table-cell>
          <table:table-cell table:formula="of:=IF([.B454]=0;[.C454];[.B454])" office:value-type="string" office:string-value="FSL" calcext:value-type="string">
            <text:p>FSL</text:p>
          </table:table-cell>
          <table:table-cell table:number-columns-repeated="2"/>
          <table:table-cell table:formula="of:=CONCATENATE([$przecinki.$A$2];[.E454];[$przecinki.$A$2];[$przecinki.$B$2];[$przecinki.$C$2];[$przecinki.$A$2];[.E454];[$przecinki.$A$2];[$przecinki.$D$2])" office:value-type="string" office:string-value="&quot;FSL&quot;: &quot;FSL&quot;," calcext:value-type="string">
            <text:p>"FSL": "FSL",</text:p>
          </table:table-cell>
        </table:table-row>
        <table:table-row table:style-name="ro2">
          <table:table-cell table:formula="of:=[$'naglosy-edycja'.B456]" office:value-type="string" office:string-value="wzm" calcext:value-type="string">
            <text:p>wzm</text:p>
          </table:table-cell>
          <table:table-cell table:formula="of:=[$'naglosy-edycja'.C456]" office:value-type="string" office:string-value="FSTV" calcext:value-type="string">
            <text:p>FSTV</text:p>
          </table:table-cell>
          <table:table-cell table:formula="of:=[$'naglosy-edycja'.D456]" office:value-type="string" office:string-value="XFSTV" calcext:value-type="string">
            <text:p>XFSTV</text:p>
          </table:table-cell>
          <table:table-cell table:formula="of:=[$'naglosy-edycja'.E456]" office:value-type="string" office:string-value="FZTV" calcext:value-type="string">
            <text:p>FZTV</text:p>
          </table:table-cell>
          <table:table-cell table:formula="of:=IF([.B455]=0;[.C455];[.B455])" office:value-type="string" office:string-value="FSTV" calcext:value-type="string">
            <text:p>FSTV</text:p>
          </table:table-cell>
          <table:table-cell table:number-columns-repeated="2"/>
          <table:table-cell table:formula="of:=CONCATENATE([$przecinki.$A$2];[.E455];[$przecinki.$A$2];[$przecinki.$B$2];[$przecinki.$C$2];[$przecinki.$A$2];[.E455];[$przecinki.$A$2];[$przecinki.$D$2])" office:value-type="string" office:string-value="&quot;FSTV&quot;: &quot;FSTV&quot;," calcext:value-type="string">
            <text:p>"FSTV": "FSTV",</text:p>
          </table:table-cell>
        </table:table-row>
        <table:table-row table:style-name="ro2">
          <table:table-cell table:formula="of:=[$'naglosy-edycja'.B457]" office:value-type="string" office:string-value="wzn" calcext:value-type="string">
            <text:p>wzn</text:p>
          </table:table-cell>
          <table:table-cell table:formula="of:=[$'naglosy-edycja'.C457]" office:value-type="string" office:string-value="FSLR" calcext:value-type="string">
            <text:p>FSLR</text:p>
          </table:table-cell>
          <table:table-cell table:formula="of:=[$'naglosy-edycja'.D457]" office:value-type="string" office:string-value="XFSLR" calcext:value-type="string">
            <text:p>XFSLR</text:p>
          </table:table-cell>
          <table:table-cell table:formula="of:=[$'naglosy-edycja'.E457]" office:value-type="string" office:string-value="FZLR" calcext:value-type="string">
            <text:p>FZLR</text:p>
          </table:table-cell>
          <table:table-cell table:formula="of:=IF([.B456]=0;[.C456];[.B456])" office:value-type="string" office:string-value="FSLR" calcext:value-type="string">
            <text:p>FSLR</text:p>
          </table:table-cell>
          <table:table-cell table:number-columns-repeated="2"/>
          <table:table-cell table:formula="of:=CONCATENATE([$przecinki.$A$2];[.E456];[$przecinki.$A$2];[$przecinki.$B$2];[$przecinki.$C$2];[$przecinki.$A$2];[.E456];[$przecinki.$A$2];[$przecinki.$D$2])" office:value-type="string" office:string-value="&quot;FSLR&quot;: &quot;FSLR&quot;," calcext:value-type="string">
            <text:p>"FSLR": "FSLR",</text:p>
          </table:table-cell>
        </table:table-row>
        <table:table-row table:style-name="ro2">
          <table:table-cell table:formula="of:=[$'naglosy-edycja'.B458]" office:value-type="string" office:string-value="wzr" calcext:value-type="string">
            <text:p>wzr</text:p>
          </table:table-cell>
          <table:table-cell table:formula="of:=[$'naglosy-edycja'.C458]" office:value-type="string" office:string-value="FSR" calcext:value-type="string">
            <text:p>FSR</text:p>
          </table:table-cell>
          <table:table-cell table:formula="of:=[$'naglosy-edycja'.D458]" office:value-type="string" office:string-value="XFSR" calcext:value-type="string">
            <text:p>XFSR</text:p>
          </table:table-cell>
          <table:table-cell table:formula="of:=[$'naglosy-edycja'.E458]" office:value-type="string" office:string-value="FZR" calcext:value-type="string">
            <text:p>FZR</text:p>
          </table:table-cell>
          <table:table-cell table:formula="of:=IF([.B457]=0;[.C457];[.B457])" office:value-type="string" office:string-value="FSR" calcext:value-type="string">
            <text:p>FSR</text:p>
          </table:table-cell>
          <table:table-cell table:number-columns-repeated="2"/>
          <table:table-cell table:formula="of:=CONCATENATE([$przecinki.$A$2];[.E457];[$przecinki.$A$2];[$przecinki.$B$2];[$przecinki.$C$2];[$przecinki.$A$2];[.E457];[$przecinki.$A$2];[$przecinki.$D$2])" office:value-type="string" office:string-value="&quot;FSR&quot;: &quot;FSR&quot;," calcext:value-type="string">
            <text:p>"FSR": "FSR",</text:p>
          </table:table-cell>
        </table:table-row>
        <table:table-row table:style-name="ro2">
          <table:table-cell table:formula="of:=[$'naglosy-edycja'.B459]" office:value-type="string" office:string-value="wzsz" calcext:value-type="string">
            <text:p>wzsz</text:p>
          </table:table-cell>
          <table:table-cell table:formula="of:=[$'naglosy-edycja'.C459]" office:value-type="string" office:string-value="FSTP" calcext:value-type="string">
            <text:p>FSTP</text:p>
          </table:table-cell>
          <table:table-cell table:formula="of:=[$'naglosy-edycja'.D459]" office:value-type="string" office:string-value="XFZSTP" calcext:value-type="string">
            <text:p>XFZSTP</text:p>
          </table:table-cell>
          <table:table-cell table:formula="of:=[$'naglosy-edycja'.E459]" office:value-type="string" office:string-value="FZSTP" calcext:value-type="string">
            <text:p>FZSTP</text:p>
          </table:table-cell>
          <table:table-cell table:formula="of:=IF([.B458]=0;[.C458];[.B458])" office:value-type="string" office:string-value="FSTP" calcext:value-type="string">
            <text:p>FSTP</text:p>
          </table:table-cell>
          <table:table-cell table:number-columns-repeated="2"/>
          <table:table-cell table:formula="of:=CONCATENATE([$przecinki.$A$2];[.E458];[$przecinki.$A$2];[$przecinki.$B$2];[$przecinki.$C$2];[$przecinki.$A$2];[.E458];[$przecinki.$A$2];[$przecinki.$D$2])" office:value-type="string" office:string-value="&quot;FSTP&quot;: &quot;FSTP&quot;," calcext:value-type="string">
            <text:p>"FSTP": "FSTP",</text:p>
          </table:table-cell>
        </table:table-row>
        <table:table-row table:style-name="ro2">
          <table:table-cell table:formula="of:=[$'naglosy-edycja'.B460]" office:value-type="string" office:string-value="wzw" calcext:value-type="string">
            <text:p>wzw</text:p>
          </table:table-cell>
          <table:table-cell table:formula="of:=[$'naglosy-edycja'.C460]" office:value-type="string" office:string-value="FSV" calcext:value-type="string">
            <text:p>FSV</text:p>
          </table:table-cell>
          <table:table-cell table:formula="of:=[$'naglosy-edycja'.D460]" office:value-type="string" office:string-value="XFSV" calcext:value-type="string">
            <text:p>XFSV</text:p>
          </table:table-cell>
          <table:table-cell table:formula="of:=[$'naglosy-edycja'.E460]" office:value-type="string" office:string-value="FZV" calcext:value-type="string">
            <text:p>FZV</text:p>
          </table:table-cell>
          <table:table-cell table:formula="of:=IF([.B459]=0;[.C459];[.B459])" office:value-type="string" office:string-value="FSV" calcext:value-type="string">
            <text:p>FSV</text:p>
          </table:table-cell>
          <table:table-cell table:number-columns-repeated="2"/>
          <table:table-cell table:formula="of:=CONCATENATE([$przecinki.$A$2];[.E459];[$przecinki.$A$2];[$przecinki.$B$2];[$przecinki.$C$2];[$przecinki.$A$2];[.E459];[$przecinki.$A$2];[$przecinki.$D$2])" office:value-type="string" office:string-value="&quot;FSV&quot;: &quot;FSV&quot;," calcext:value-type="string">
            <text:p>"FSV": "FSV",</text:p>
          </table:table-cell>
        </table:table-row>
        <table:table-row table:style-name="ro2">
          <table:table-cell table:formula="of:=[$'naglosy-edycja'.B461]" office:value-type="string" office:string-value="wż" calcext:value-type="string">
            <text:p>wż</text:p>
          </table:table-cell>
          <table:table-cell table:formula="of:=[$'naglosy-edycja'.C461]" office:value-type="string" office:string-value="FTP" calcext:value-type="string">
            <text:p>FTP</text:p>
          </table:table-cell>
          <table:table-cell table:formula="of:=[$'naglosy-edycja'.D461]" office:value-type="string" office:string-value="XFTP" calcext:value-type="string">
            <text:p>XFTP</text:p>
          </table:table-cell>
          <table:table-cell table:formula="of:=[$'naglosy-edycja'.E461]" office:value-type="string" office:string-value="FRJ" calcext:value-type="string">
            <text:p>FRJ</text:p>
          </table:table-cell>
          <table:table-cell table:formula="of:=IF([.B460]=0;[.C460];[.B460])" office:value-type="string" office:string-value="FTP" calcext:value-type="string">
            <text:p>FTP</text:p>
          </table:table-cell>
          <table:table-cell table:number-columns-repeated="2"/>
          <table:table-cell table:formula="of:=CONCATENATE([$przecinki.$A$2];[.E460];[$przecinki.$A$2];[$przecinki.$B$2];[$przecinki.$C$2];[$przecinki.$A$2];[.E460];[$przecinki.$A$2];[$przecinki.$D$2])" office:value-type="string" office:string-value="&quot;FTP&quot;: &quot;FTP&quot;," calcext:value-type="string">
            <text:p>"FTP": "FTP",</text:p>
          </table:table-cell>
        </table:table-row>
        <table:table-row table:style-name="ro2">
          <table:table-cell table:formula="of:=[$'naglosy-edycja'.B462]" office:value-type="string" office:string-value="wżd" calcext:value-type="string">
            <text:p>wżd</text:p>
          </table:table-cell>
          <table:table-cell table:formula="of:=[$'naglosy-edycja'.C462]" office:value-type="string" office:string-value="FTP" calcext:value-type="string">
            <text:p>FTP</text:p>
          </table:table-cell>
          <table:table-cell table:formula="of:=[$'naglosy-edycja'.D462]" office:value-type="string" office:string-value="XFTP" calcext:value-type="string">
            <text:p>XFTP</text:p>
          </table:table-cell>
          <table:table-cell table:formula="of:=[$'naglosy-edycja'.E462]" office:value-type="string" office:string-value="FTRJ" calcext:value-type="string">
            <text:p>FTRJ</text:p>
          </table:table-cell>
          <table:table-cell table:formula="of:=IF([.B461]=0;[.C461];[.B461])" office:value-type="string" office:string-value="FTP" calcext:value-type="string">
            <text:p>FTP</text:p>
          </table:table-cell>
          <table:table-cell table:number-columns-repeated="2"/>
          <table:table-cell table:formula="of:=CONCATENATE([$przecinki.$A$2];[.E461];[$przecinki.$A$2];[$przecinki.$B$2];[$przecinki.$C$2];[$przecinki.$A$2];[.E461];[$przecinki.$A$2];[$przecinki.$D$2])" office:value-type="string" office:string-value="&quot;FTP&quot;: &quot;FTP&quot;," calcext:value-type="string">
            <text:p>"FTP": "FTP",</text:p>
          </table:table-cell>
        </table:table-row>
        <table:table-row table:style-name="ro2">
          <table:table-cell table:formula="of:=[$'naglosy-edycja'.B463]" office:value-type="string" office:string-value="x" calcext:value-type="string">
            <text:p>x</text:p>
          </table:table-cell>
          <table:table-cell table:formula="of:=[$'naglosy-edycja'.C463]" office:value-type="float" office:value="0" calcext:value-type="float">
            <text:p>0</text:p>
          </table:table-cell>
          <table:table-cell table:formula="of:=[$'naglosy-edycja'.D463]" office:value-type="string" office:string-value="SK" calcext:value-type="string">
            <text:p>SK</text:p>
          </table:table-cell>
          <table:table-cell table:formula="of:=[$'naglosy-edycja'.E463]" office:value-type="float" office:value="0" calcext:value-type="float">
            <text:p>0</text:p>
          </table:table-cell>
          <table:table-cell table:formula="of:=IF([.B462]=0;[.C462];[.B462])" office:value-type="string" office:string-value="SK" calcext:value-type="string">
            <text:p>SK</text:p>
          </table:table-cell>
          <table:table-cell table:number-columns-repeated="2"/>
          <table:table-cell table:formula="of:=CONCATENATE([$przecinki.$A$2];[.E462];[$przecinki.$A$2];[$przecinki.$B$2];[$przecinki.$C$2];[$przecinki.$A$2];[.E462];[$przecinki.$A$2];[$przecinki.$D$2])" office:value-type="string" office:string-value="&quot;SK&quot;: &quot;SK&quot;," calcext:value-type="string">
            <text:p>"SK": "SK",</text:p>
          </table:table-cell>
        </table:table-row>
        <table:table-row table:style-name="ro2">
          <table:table-cell table:formula="of:=[$'naglosy-edycja'.B464]" office:value-type="string" office:string-value="z" calcext:value-type="string">
            <text:p>z</text:p>
          </table:table-cell>
          <table:table-cell table:formula="of:=[$'naglosy-edycja'.C464]" office:value-type="string" office:string-value="Z" calcext:value-type="string">
            <text:p>Z</text:p>
          </table:table-cell>
          <table:table-cell table:formula="of:=[$'naglosy-edycja'.D464]" office:value-type="float" office:value="0" calcext:value-type="float">
            <text:p>0</text:p>
          </table:table-cell>
          <table:table-cell table:formula="of:=[$'naglosy-edycja'.E464]" office:value-type="float" office:value="0" calcext:value-type="float">
            <text:p>0</text:p>
          </table:table-cell>
          <table:table-cell table:formula="of:=IF([.B463]=0;[.C463];[.B463])" office:value-type="string" office:string-value="Z" calcext:value-type="string">
            <text:p>Z</text:p>
          </table:table-cell>
          <table:table-cell table:number-columns-repeated="2"/>
          <table:table-cell table:formula="of:=CONCATENATE([$przecinki.$A$2];[.E463];[$przecinki.$A$2];[$przecinki.$B$2];[$przecinki.$C$2];[$przecinki.$A$2];[.E463];[$przecinki.$A$2];[$przecinki.$D$2])" office:value-type="string" office:string-value="&quot;Z&quot;: &quot;Z&quot;," calcext:value-type="string">
            <text:p>"Z": "Z",</text:p>
          </table:table-cell>
        </table:table-row>
        <table:table-row table:style-name="ro2">
          <table:table-cell table:formula="of:=[$'naglosy-edycja'.B465]" office:value-type="string" office:string-value="zi / ź" calcext:value-type="string">
            <text:p>zi / ź</text:p>
          </table:table-cell>
          <table:table-cell table:formula="of:=[$'naglosy-edycja'.C465]" office:value-type="float" office:value="0" calcext:value-type="float">
            <text:p>0</text:p>
          </table:table-cell>
          <table:table-cell table:formula="of:=[$'naglosy-edycja'.D465]" office:value-type="string" office:string-value="ZJ / ZI" calcext:value-type="string">
            <text:p>ZJ / ZI</text:p>
          </table:table-cell>
          <table:table-cell table:formula="of:=[$'naglosy-edycja'.E465]" office:value-type="float" office:value="0" calcext:value-type="float">
            <text:p>0</text:p>
          </table:table-cell>
          <table:table-cell table:formula="of:=IF([.B464]=0;[.C464];[.B464])" office:value-type="string" office:string-value="ZJ / ZI" calcext:value-type="string">
            <text:p>ZJ / ZI</text:p>
          </table:table-cell>
          <table:table-cell table:number-columns-repeated="2"/>
          <table:table-cell table:formula="of:=CONCATENATE([$przecinki.$A$2];[.E464];[$przecinki.$A$2];[$przecinki.$B$2];[$przecinki.$C$2];[$przecinki.$A$2];[.E464];[$przecinki.$A$2];[$przecinki.$D$2])" office:value-type="string" office:string-value="&quot;ZJ / ZI&quot;: &quot;ZJ / ZI&quot;," calcext:value-type="string">
            <text:p>"ZJ / ZI": "ZJ / ZI",</text:p>
          </table:table-cell>
        </table:table-row>
        <table:table-row table:style-name="ro2">
          <table:table-cell table:formula="of:=[$'naglosy-edycja'.B466]" office:value-type="string" office:string-value="zb" calcext:value-type="string">
            <text:p>zb</text:p>
          </table:table-cell>
          <table:table-cell table:formula="of:=[$'naglosy-edycja'.C466]" office:value-type="string" office:string-value="XZP" calcext:value-type="string">
            <text:p>XZP</text:p>
          </table:table-cell>
          <table:table-cell table:formula="of:=[$'naglosy-edycja'.D466]" office:value-type="float" office:value="0" calcext:value-type="float">
            <text:p>0</text:p>
          </table:table-cell>
          <table:table-cell table:formula="of:=[$'naglosy-edycja'.E466]" office:value-type="float" office:value="0" calcext:value-type="float">
            <text:p>0</text:p>
          </table:table-cell>
          <table:table-cell table:formula="of:=IF([.B465]=0;[.C465];[.B465])" office:value-type="string" office:string-value="XZP" calcext:value-type="string">
            <text:p>XZP</text:p>
          </table:table-cell>
          <table:table-cell table:number-columns-repeated="2"/>
          <table:table-cell table:formula="of:=CONCATENATE([$przecinki.$A$2];[.E465];[$przecinki.$A$2];[$przecinki.$B$2];[$przecinki.$C$2];[$przecinki.$A$2];[.E465];[$przecinki.$A$2];[$przecinki.$D$2])" office:value-type="string" office:string-value="&quot;XZP&quot;: &quot;XZP&quot;," calcext:value-type="string">
            <text:p>"XZP": "XZP",</text:p>
          </table:table-cell>
        </table:table-row>
        <table:table-row table:style-name="ro2">
          <table:table-cell table:formula="of:=[$'naglosy-edycja'.B467]" office:value-type="string" office:string-value="zbl" calcext:value-type="string">
            <text:p>zbl</text:p>
          </table:table-cell>
          <table:table-cell table:formula="of:=[$'naglosy-edycja'.C467]" office:value-type="string" office:string-value="ZPL" calcext:value-type="string">
            <text:p>ZPL</text:p>
          </table:table-cell>
          <table:table-cell table:formula="of:=[$'naglosy-edycja'.D467]" office:value-type="float" office:value="0" calcext:value-type="float">
            <text:p>0</text:p>
          </table:table-cell>
          <table:table-cell table:formula="of:=[$'naglosy-edycja'.E467]" office:value-type="float" office:value="0" calcext:value-type="float">
            <text:p>0</text:p>
          </table:table-cell>
          <table:table-cell table:formula="of:=IF([.B466]=0;[.C466];[.B466])" office:value-type="string" office:string-value="ZPL" calcext:value-type="string">
            <text:p>ZPL</text:p>
          </table:table-cell>
          <table:table-cell table:number-columns-repeated="2"/>
          <table:table-cell table:formula="of:=CONCATENATE([$przecinki.$A$2];[.E466];[$przecinki.$A$2];[$przecinki.$B$2];[$przecinki.$C$2];[$przecinki.$A$2];[.E466];[$przecinki.$A$2];[$przecinki.$D$2])" office:value-type="string" office:string-value="&quot;ZPL&quot;: &quot;ZPL&quot;," calcext:value-type="string">
            <text:p>"ZPL": "ZPL",</text:p>
          </table:table-cell>
        </table:table-row>
        <table:table-row table:style-name="ro2">
          <table:table-cell table:formula="of:=[$'naglosy-edycja'.B468]" office:value-type="string" office:string-value="zbł" calcext:value-type="string">
            <text:p>zbł</text:p>
          </table:table-cell>
          <table:table-cell table:formula="of:=[$'naglosy-edycja'.C468]" office:value-type="string" office:string-value="ZPLJ" calcext:value-type="string">
            <text:p>ZPLJ</text:p>
          </table:table-cell>
          <table:table-cell table:formula="of:=[$'naglosy-edycja'.D468]" office:value-type="float" office:value="0" calcext:value-type="float">
            <text:p>0</text:p>
          </table:table-cell>
          <table:table-cell table:formula="of:=[$'naglosy-edycja'.E468]" office:value-type="float" office:value="0" calcext:value-type="float">
            <text:p>0</text:p>
          </table:table-cell>
          <table:table-cell table:formula="of:=IF([.B467]=0;[.C467];[.B467])" office:value-type="string" office:string-value="ZPLJ" calcext:value-type="string">
            <text:p>ZPLJ</text:p>
          </table:table-cell>
          <table:table-cell table:number-columns-repeated="2"/>
          <table:table-cell table:formula="of:=CONCATENATE([$przecinki.$A$2];[.E467];[$przecinki.$A$2];[$przecinki.$B$2];[$przecinki.$C$2];[$przecinki.$A$2];[.E467];[$przecinki.$A$2];[$przecinki.$D$2])" office:value-type="string" office:string-value="&quot;ZPLJ&quot;: &quot;ZPLJ&quot;," calcext:value-type="string">
            <text:p>"ZPLJ": "ZPLJ",</text:p>
          </table:table-cell>
        </table:table-row>
        <table:table-row table:style-name="ro2">
          <table:table-cell table:formula="of:=[$'naglosy-edycja'.B469]" office:value-type="string" office:string-value="zbr" calcext:value-type="string">
            <text:p>zbr</text:p>
          </table:table-cell>
          <table:table-cell table:formula="of:=[$'naglosy-edycja'.C469]" office:value-type="string" office:string-value="ZPR" calcext:value-type="string">
            <text:p>ZPR</text:p>
          </table:table-cell>
          <table:table-cell table:formula="of:=[$'naglosy-edycja'.D469]" office:value-type="float" office:value="0" calcext:value-type="float">
            <text:p>0</text:p>
          </table:table-cell>
          <table:table-cell table:formula="of:=[$'naglosy-edycja'.E469]" office:value-type="float" office:value="0" calcext:value-type="float">
            <text:p>0</text:p>
          </table:table-cell>
          <table:table-cell table:formula="of:=IF([.B468]=0;[.C468];[.B468])" office:value-type="string" office:string-value="ZPR" calcext:value-type="string">
            <text:p>ZPR</text:p>
          </table:table-cell>
          <table:table-cell table:number-columns-repeated="2"/>
          <table:table-cell table:formula="of:=CONCATENATE([$przecinki.$A$2];[.E468];[$przecinki.$A$2];[$przecinki.$B$2];[$przecinki.$C$2];[$przecinki.$A$2];[.E468];[$przecinki.$A$2];[$przecinki.$D$2])" office:value-type="string" office:string-value="&quot;ZPR&quot;: &quot;ZPR&quot;," calcext:value-type="string">
            <text:p>"ZPR": "ZPR",</text:p>
          </table:table-cell>
        </table:table-row>
        <table:table-row table:style-name="ro2">
          <table:table-cell table:formula="of:=[$'naglosy-edycja'.B470]" office:value-type="string" office:string-value="zbrz" calcext:value-type="string">
            <text:p>zbrz</text:p>
          </table:table-cell>
          <table:table-cell table:formula="of:=[$'naglosy-edycja'.C470]" office:value-type="string" office:string-value="ZPRJ" calcext:value-type="string">
            <text:p>ZPRJ</text:p>
          </table:table-cell>
          <table:table-cell table:formula="of:=[$'naglosy-edycja'.D470]" office:value-type="float" office:value="0" calcext:value-type="float">
            <text:p>0</text:p>
          </table:table-cell>
          <table:table-cell table:formula="of:=[$'naglosy-edycja'.E470]" office:value-type="float" office:value="0" calcext:value-type="float">
            <text:p>0</text:p>
          </table:table-cell>
          <table:table-cell table:formula="of:=IF([.B469]=0;[.C469];[.B469])" office:value-type="string" office:string-value="ZPRJ" calcext:value-type="string">
            <text:p>ZPRJ</text:p>
          </table:table-cell>
          <table:table-cell table:number-columns-repeated="2"/>
          <table:table-cell table:formula="of:=CONCATENATE([$przecinki.$A$2];[.E469];[$przecinki.$A$2];[$przecinki.$B$2];[$przecinki.$C$2];[$przecinki.$A$2];[.E469];[$przecinki.$A$2];[$przecinki.$D$2])" office:value-type="string" office:string-value="&quot;ZPRJ&quot;: &quot;ZPRJ&quot;," calcext:value-type="string">
            <text:p>"ZPRJ": "ZPRJ",</text:p>
          </table:table-cell>
        </table:table-row>
        <table:table-row table:style-name="ro2">
          <table:table-cell table:formula="of:=[$'naglosy-edycja'.B471]" office:value-type="string" office:string-value="zbz" calcext:value-type="string">
            <text:p>zbz</text:p>
          </table:table-cell>
          <table:table-cell table:formula="of:=[$'naglosy-edycja'.C471]" office:value-type="string" office:string-value="ZSP" calcext:value-type="string">
            <text:p>ZSP</text:p>
          </table:table-cell>
          <table:table-cell table:formula="of:=[$'naglosy-edycja'.D471]" office:value-type="float" office:value="0" calcext:value-type="float">
            <text:p>0</text:p>
          </table:table-cell>
          <table:table-cell table:formula="of:=[$'naglosy-edycja'.E471]" office:value-type="float" office:value="0" calcext:value-type="float">
            <text:p>0</text:p>
          </table:table-cell>
          <table:table-cell table:formula="of:=IF([.B470]=0;[.C470];[.B470])" office:value-type="string" office:string-value="ZSP" calcext:value-type="string">
            <text:p>ZSP</text:p>
          </table:table-cell>
          <table:table-cell table:number-columns-repeated="2"/>
          <table:table-cell table:formula="of:=CONCATENATE([$przecinki.$A$2];[.E470];[$przecinki.$A$2];[$przecinki.$B$2];[$przecinki.$C$2];[$przecinki.$A$2];[.E470];[$przecinki.$A$2];[$przecinki.$D$2])" office:value-type="string" office:string-value="&quot;ZSP&quot;: &quot;ZSP&quot;," calcext:value-type="string">
            <text:p>"ZSP": "ZSP",</text:p>
          </table:table-cell>
        </table:table-row>
        <table:table-row table:style-name="ro2">
          <table:table-cell table:formula="of:=[$'naglosy-edycja'.B472]" office:value-type="string" office:string-value="zbzi" calcext:value-type="string">
            <text:p>zbzi</text:p>
          </table:table-cell>
          <table:table-cell table:formula="of:=[$'naglosy-edycja'.C472]" office:value-type="float" office:value="0" calcext:value-type="float">
            <text:p>0</text:p>
          </table:table-cell>
          <table:table-cell table:formula="of:=[$'naglosy-edycja'.D472]" office:value-type="string" office:string-value="ZSPJ" calcext:value-type="string">
            <text:p>ZSPJ</text:p>
          </table:table-cell>
          <table:table-cell table:formula="of:=[$'naglosy-edycja'.E472]" office:value-type="float" office:value="0" calcext:value-type="float">
            <text:p>0</text:p>
          </table:table-cell>
          <table:table-cell table:formula="of:=IF([.B471]=0;[.C471];[.B471])" office:value-type="string" office:string-value="ZSPJ" calcext:value-type="string">
            <text:p>ZSPJ</text:p>
          </table:table-cell>
          <table:table-cell table:number-columns-repeated="2"/>
          <table:table-cell table:formula="of:=CONCATENATE([$przecinki.$A$2];[.E471];[$przecinki.$A$2];[$przecinki.$B$2];[$przecinki.$C$2];[$przecinki.$A$2];[.E471];[$przecinki.$A$2];[$przecinki.$D$2])" office:value-type="string" office:string-value="&quot;ZSPJ&quot;: &quot;ZSPJ&quot;," calcext:value-type="string">
            <text:p>"ZSPJ": "ZSPJ",</text:p>
          </table:table-cell>
        </table:table-row>
        <table:table-row table:style-name="ro2">
          <table:table-cell table:formula="of:=[$'naglosy-edycja'.B473]" office:value-type="string" office:string-value="zd" calcext:value-type="string">
            <text:p>zd</text:p>
          </table:table-cell>
          <table:table-cell table:formula="of:=[$'naglosy-edycja'.C473]" office:value-type="string" office:string-value="XZT" calcext:value-type="string">
            <text:p>XZT</text:p>
          </table:table-cell>
          <table:table-cell table:formula="of:=[$'naglosy-edycja'.D473]" office:value-type="float" office:value="0" calcext:value-type="float">
            <text:p>0</text:p>
          </table:table-cell>
          <table:table-cell table:formula="of:=[$'naglosy-edycja'.E473]" office:value-type="float" office:value="0" calcext:value-type="float">
            <text:p>0</text:p>
          </table:table-cell>
          <table:table-cell table:formula="of:=IF([.B472]=0;[.C472];[.B472])" office:value-type="string" office:string-value="XZT" calcext:value-type="string">
            <text:p>XZT</text:p>
          </table:table-cell>
          <table:table-cell table:number-columns-repeated="2"/>
          <table:table-cell table:formula="of:=CONCATENATE([$przecinki.$A$2];[.E472];[$przecinki.$A$2];[$przecinki.$B$2];[$przecinki.$C$2];[$przecinki.$A$2];[.E472];[$przecinki.$A$2];[$przecinki.$D$2])" office:value-type="string" office:string-value="&quot;XZT&quot;: &quot;XZT&quot;," calcext:value-type="string">
            <text:p>"XZT": "XZT",</text:p>
          </table:table-cell>
        </table:table-row>
        <table:table-row table:style-name="ro2">
          <table:table-cell table:formula="of:=[$'naglosy-edycja'.B474]" office:value-type="string" office:string-value="zdj" calcext:value-type="string">
            <text:p>zdj</text:p>
          </table:table-cell>
          <table:table-cell table:formula="of:=[$'naglosy-edycja'.C474]" office:value-type="string" office:string-value="XZTJ" calcext:value-type="string">
            <text:p>XZTJ</text:p>
          </table:table-cell>
          <table:table-cell table:formula="of:=[$'naglosy-edycja'.D474]" office:value-type="float" office:value="0" calcext:value-type="float">
            <text:p>0</text:p>
          </table:table-cell>
          <table:table-cell table:formula="of:=[$'naglosy-edycja'.E474]" office:value-type="float" office:value="0" calcext:value-type="float">
            <text:p>0</text:p>
          </table:table-cell>
          <table:table-cell table:formula="of:=IF([.B473]=0;[.C473];[.B473])" office:value-type="string" office:string-value="XZTJ" calcext:value-type="string">
            <text:p>XZTJ</text:p>
          </table:table-cell>
          <table:table-cell table:number-columns-repeated="2"/>
          <table:table-cell table:formula="of:=CONCATENATE([$przecinki.$A$2];[.E473];[$przecinki.$A$2];[$przecinki.$B$2];[$przecinki.$C$2];[$przecinki.$A$2];[.E473];[$przecinki.$A$2];[$przecinki.$D$2])" office:value-type="string" office:string-value="&quot;XZTJ&quot;: &quot;XZTJ&quot;," calcext:value-type="string">
            <text:p>"XZTJ": "XZTJ",</text:p>
          </table:table-cell>
        </table:table-row>
        <table:table-row table:style-name="ro2">
          <table:table-cell table:formula="of:=[$'naglosy-edycja'.B475]" office:value-type="string" office:string-value="zdł" calcext:value-type="string">
            <text:p>zdł</text:p>
          </table:table-cell>
          <table:table-cell table:formula="of:=[$'naglosy-edycja'.C475]" office:value-type="float" office:value="0" calcext:value-type="float">
            <text:p>0</text:p>
          </table:table-cell>
          <table:table-cell table:formula="of:=[$'naglosy-edycja'.D475]" office:value-type="string" office:string-value="ZTLJ" calcext:value-type="string">
            <text:p>ZTLJ</text:p>
          </table:table-cell>
          <table:table-cell table:formula="of:=[$'naglosy-edycja'.E475]" office:value-type="float" office:value="0" calcext:value-type="float">
            <text:p>0</text:p>
          </table:table-cell>
          <table:table-cell table:formula="of:=IF([.B474]=0;[.C474];[.B474])" office:value-type="string" office:string-value="ZTLJ" calcext:value-type="string">
            <text:p>ZTLJ</text:p>
          </table:table-cell>
          <table:table-cell table:number-columns-repeated="2"/>
          <table:table-cell table:formula="of:=CONCATENATE([$przecinki.$A$2];[.E474];[$przecinki.$A$2];[$przecinki.$B$2];[$przecinki.$C$2];[$przecinki.$A$2];[.E474];[$przecinki.$A$2];[$przecinki.$D$2])" office:value-type="string" office:string-value="&quot;ZTLJ&quot;: &quot;ZTLJ&quot;," calcext:value-type="string">
            <text:p>"ZTLJ": "ZTLJ",</text:p>
          </table:table-cell>
        </table:table-row>
        <table:table-row table:style-name="ro2">
          <table:table-cell table:formula="of:=[$'naglosy-edycja'.B476]" office:value-type="string" office:string-value="zdm" calcext:value-type="string">
            <text:p>zdm</text:p>
          </table:table-cell>
          <table:table-cell table:formula="of:=[$'naglosy-edycja'.C476]" office:value-type="string" office:string-value="XZTV" calcext:value-type="string">
            <text:p>XZTV</text:p>
          </table:table-cell>
          <table:table-cell table:formula="of:=[$'naglosy-edycja'.D476]" office:value-type="float" office:value="0" calcext:value-type="float">
            <text:p>0</text:p>
          </table:table-cell>
          <table:table-cell table:formula="of:=[$'naglosy-edycja'.E476]" office:value-type="string" office:string-value="ZTV" calcext:value-type="string">
            <text:p>ZTV</text:p>
          </table:table-cell>
          <table:table-cell table:formula="of:=IF([.B475]=0;[.C475];[.B475])" office:value-type="string" office:string-value="XZTV" calcext:value-type="string">
            <text:p>XZTV</text:p>
          </table:table-cell>
          <table:table-cell table:number-columns-repeated="2"/>
          <table:table-cell table:formula="of:=CONCATENATE([$przecinki.$A$2];[.E475];[$przecinki.$A$2];[$przecinki.$B$2];[$przecinki.$C$2];[$przecinki.$A$2];[.E475];[$przecinki.$A$2];[$przecinki.$D$2])" office:value-type="string" office:string-value="&quot;XZTV&quot;: &quot;XZTV&quot;," calcext:value-type="string">
            <text:p>"XZTV": "XZTV",</text:p>
          </table:table-cell>
        </table:table-row>
        <table:table-row table:style-name="ro2">
          <table:table-cell table:formula="of:=[$'naglosy-edycja'.B477]" office:value-type="string" office:string-value="zdr" calcext:value-type="string">
            <text:p>zdr</text:p>
          </table:table-cell>
          <table:table-cell table:formula="of:=[$'naglosy-edycja'.C477]" office:value-type="string" office:string-value="XZTR" calcext:value-type="string">
            <text:p>XZTR</text:p>
          </table:table-cell>
          <table:table-cell table:formula="of:=[$'naglosy-edycja'.D477]" office:value-type="float" office:value="0" calcext:value-type="float">
            <text:p>0</text:p>
          </table:table-cell>
          <table:table-cell table:formula="of:=[$'naglosy-edycja'.E477]" office:value-type="string" office:string-value="ZTR" calcext:value-type="string">
            <text:p>ZTR</text:p>
          </table:table-cell>
          <table:table-cell table:formula="of:=IF([.B476]=0;[.C476];[.B476])" office:value-type="string" office:string-value="XZTR" calcext:value-type="string">
            <text:p>XZTR</text:p>
          </table:table-cell>
          <table:table-cell table:number-columns-repeated="2"/>
          <table:table-cell table:formula="of:=CONCATENATE([$przecinki.$A$2];[.E476];[$przecinki.$A$2];[$przecinki.$B$2];[$przecinki.$C$2];[$przecinki.$A$2];[.E476];[$przecinki.$A$2];[$przecinki.$D$2])" office:value-type="string" office:string-value="&quot;XZTR&quot;: &quot;XZTR&quot;," calcext:value-type="string">
            <text:p>"XZTR": "XZTR",</text:p>
          </table:table-cell>
        </table:table-row>
        <table:table-row table:style-name="ro2">
          <table:table-cell table:formula="of:=[$'naglosy-edycja'.B478]" office:value-type="string" office:string-value="zdrz" calcext:value-type="string">
            <text:p>zdrz</text:p>
          </table:table-cell>
          <table:table-cell table:formula="of:=[$'naglosy-edycja'.C478]" office:value-type="string" office:string-value="XZTRJ" calcext:value-type="string">
            <text:p>XZTRJ</text:p>
          </table:table-cell>
          <table:table-cell table:formula="of:=[$'naglosy-edycja'.D478]" office:value-type="string" office:string-value="ZTRJ" calcext:value-type="string">
            <text:p>ZTRJ</text:p>
          </table:table-cell>
          <table:table-cell table:formula="of:=[$'naglosy-edycja'.E478]" office:value-type="string" office:string-value="ZTRJ" calcext:value-type="string">
            <text:p>ZTRJ</text:p>
          </table:table-cell>
          <table:table-cell table:formula="of:=IF([.B477]=0;[.C477];[.B477])" office:value-type="string" office:string-value="XZTRJ" calcext:value-type="string">
            <text:p>XZTRJ</text:p>
          </table:table-cell>
          <table:table-cell table:number-columns-repeated="2"/>
          <table:table-cell table:formula="of:=CONCATENATE([$przecinki.$A$2];[.E477];[$przecinki.$A$2];[$przecinki.$B$2];[$przecinki.$C$2];[$przecinki.$A$2];[.E477];[$przecinki.$A$2];[$przecinki.$D$2])" office:value-type="string" office:string-value="&quot;XZTRJ&quot;: &quot;XZTRJ&quot;," calcext:value-type="string">
            <text:p>"XZTRJ": "XZTRJ",</text:p>
          </table:table-cell>
        </table:table-row>
        <table:table-row table:style-name="ro2">
          <table:table-cell table:formula="of:=[$'naglosy-edycja'.B479]" office:value-type="string" office:string-value="zdw" calcext:value-type="string">
            <text:p>zdw</text:p>
          </table:table-cell>
          <table:table-cell table:formula="of:=[$'naglosy-edycja'.C479]" office:value-type="string" office:string-value="XZTV" calcext:value-type="string">
            <text:p>XZTV</text:p>
          </table:table-cell>
          <table:table-cell table:formula="of:=[$'naglosy-edycja'.D479]" office:value-type="float" office:value="0" calcext:value-type="float">
            <text:p>0</text:p>
          </table:table-cell>
          <table:table-cell table:formula="of:=[$'naglosy-edycja'.E479]" office:value-type="string" office:string-value="ZTV" calcext:value-type="string">
            <text:p>ZTV</text:p>
          </table:table-cell>
          <table:table-cell table:formula="of:=IF([.B478]=0;[.C478];[.B478])" office:value-type="string" office:string-value="XZTV" calcext:value-type="string">
            <text:p>XZTV</text:p>
          </table:table-cell>
          <table:table-cell table:number-columns-repeated="2"/>
          <table:table-cell table:formula="of:=CONCATENATE([$przecinki.$A$2];[.E478];[$przecinki.$A$2];[$przecinki.$B$2];[$przecinki.$C$2];[$przecinki.$A$2];[.E478];[$przecinki.$A$2];[$przecinki.$D$2])" office:value-type="string" office:string-value="&quot;XZTV&quot;: &quot;XZTV&quot;," calcext:value-type="string">
            <text:p>"XZTV": "XZTV",</text:p>
          </table:table-cell>
        </table:table-row>
        <table:table-row table:style-name="ro2">
          <table:table-cell table:formula="of:=[$'naglosy-edycja'.B480]" office:value-type="string" office:string-value="zdz" calcext:value-type="string">
            <text:p>zdz</text:p>
          </table:table-cell>
          <table:table-cell table:formula="of:=[$'naglosy-edycja'.C480]" office:value-type="string" office:string-value="ZST" calcext:value-type="string">
            <text:p>ZST</text:p>
          </table:table-cell>
          <table:table-cell table:formula="of:=[$'naglosy-edycja'.D480]" office:value-type="float" office:value="0" calcext:value-type="float">
            <text:p>0</text:p>
          </table:table-cell>
          <table:table-cell table:formula="of:=[$'naglosy-edycja'.E480]" office:value-type="float" office:value="0" calcext:value-type="float">
            <text:p>0</text:p>
          </table:table-cell>
          <table:table-cell table:formula="of:=IF([.B479]=0;[.C479];[.B479])" office:value-type="string" office:string-value="ZST" calcext:value-type="string">
            <text:p>ZST</text:p>
          </table:table-cell>
          <table:table-cell table:number-columns-repeated="2"/>
          <table:table-cell table:formula="of:=CONCATENATE([$przecinki.$A$2];[.E479];[$przecinki.$A$2];[$przecinki.$B$2];[$przecinki.$C$2];[$przecinki.$A$2];[.E479];[$przecinki.$A$2];[$przecinki.$D$2])" office:value-type="string" office:string-value="&quot;ZST&quot;: &quot;ZST&quot;," calcext:value-type="string">
            <text:p>"ZST": "ZST",</text:p>
          </table:table-cell>
        </table:table-row>
        <table:table-row table:style-name="ro2">
          <table:table-cell table:formula="of:=[$'naglosy-edycja'.B481]" office:value-type="string" office:string-value="zdzi" calcext:value-type="string">
            <text:p>zdzi</text:p>
          </table:table-cell>
          <table:table-cell table:formula="of:=[$'naglosy-edycja'.C481]" office:value-type="float" office:value="0" calcext:value-type="float">
            <text:p>0</text:p>
          </table:table-cell>
          <table:table-cell table:formula="of:=[$'naglosy-edycja'.D481]" office:value-type="string" office:string-value="ZSTJ" calcext:value-type="string">
            <text:p>ZSTJ</text:p>
          </table:table-cell>
          <table:table-cell table:formula="of:=[$'naglosy-edycja'.E481]" office:value-type="float" office:value="0" calcext:value-type="float">
            <text:p>0</text:p>
          </table:table-cell>
          <table:table-cell table:formula="of:=IF([.B480]=0;[.C480];[.B480])" office:value-type="string" office:string-value="ZSTJ" calcext:value-type="string">
            <text:p>ZSTJ</text:p>
          </table:table-cell>
          <table:table-cell table:number-columns-repeated="2"/>
          <table:table-cell table:formula="of:=CONCATENATE([$przecinki.$A$2];[.E480];[$przecinki.$A$2];[$przecinki.$B$2];[$przecinki.$C$2];[$przecinki.$A$2];[.E480];[$przecinki.$A$2];[$przecinki.$D$2])" office:value-type="string" office:string-value="&quot;ZSTJ&quot;: &quot;ZSTJ&quot;," calcext:value-type="string">
            <text:p>"ZSTJ": "ZSTJ",</text:p>
          </table:table-cell>
        </table:table-row>
        <table:table-row table:style-name="ro2">
          <table:table-cell table:formula="of:=[$'naglosy-edycja'.B482]" office:value-type="string" office:string-value="zdzw" calcext:value-type="string">
            <text:p>zdzw</text:p>
          </table:table-cell>
          <table:table-cell table:formula="of:=[$'naglosy-edycja'.C482]" office:value-type="string" office:string-value="ZSTV" calcext:value-type="string">
            <text:p>ZSTV</text:p>
          </table:table-cell>
          <table:table-cell table:formula="of:=[$'naglosy-edycja'.D482]" office:value-type="float" office:value="0" calcext:value-type="float">
            <text:p>0</text:p>
          </table:table-cell>
          <table:table-cell table:formula="of:=[$'naglosy-edycja'.E482]" office:value-type="float" office:value="0" calcext:value-type="float">
            <text:p>0</text:p>
          </table:table-cell>
          <table:table-cell table:formula="of:=IF([.B481]=0;[.C481];[.B481])" office:value-type="string" office:string-value="ZSTV" calcext:value-type="string">
            <text:p>ZSTV</text:p>
          </table:table-cell>
          <table:table-cell table:number-columns-repeated="2"/>
          <table:table-cell table:formula="of:=CONCATENATE([$przecinki.$A$2];[.E481];[$przecinki.$A$2];[$przecinki.$B$2];[$przecinki.$C$2];[$przecinki.$A$2];[.E481];[$przecinki.$A$2];[$przecinki.$D$2])" office:value-type="string" office:string-value="&quot;ZSTV&quot;: &quot;ZSTV&quot;," calcext:value-type="string">
            <text:p>"ZSTV": "ZSTV",</text:p>
          </table:table-cell>
        </table:table-row>
        <table:table-row table:style-name="ro2">
          <table:table-cell table:formula="of:=[$'naglosy-edycja'.B483]" office:value-type="string" office:string-value="zdźw" calcext:value-type="string">
            <text:p>zdźw</text:p>
          </table:table-cell>
          <table:table-cell table:formula="of:=[$'naglosy-edycja'.C483]" office:value-type="string" office:string-value="ZSTV" calcext:value-type="string">
            <text:p>ZSTV</text:p>
          </table:table-cell>
          <table:table-cell table:formula="of:=[$'naglosy-edycja'.D483]" office:value-type="float" office:value="0" calcext:value-type="float">
            <text:p>0</text:p>
          </table:table-cell>
          <table:table-cell table:formula="of:=[$'naglosy-edycja'.E483]" office:value-type="float" office:value="0" calcext:value-type="float">
            <text:p>0</text:p>
          </table:table-cell>
          <table:table-cell table:formula="of:=IF([.B482]=0;[.C482];[.B482])" office:value-type="string" office:string-value="ZSTV" calcext:value-type="string">
            <text:p>ZSTV</text:p>
          </table:table-cell>
          <table:table-cell table:number-columns-repeated="2"/>
          <table:table-cell table:formula="of:=CONCATENATE([$przecinki.$A$2];[.E482];[$przecinki.$A$2];[$przecinki.$B$2];[$przecinki.$C$2];[$przecinki.$A$2];[.E482];[$przecinki.$A$2];[$przecinki.$D$2])" office:value-type="string" office:string-value="&quot;ZSTV&quot;: &quot;ZSTV&quot;," calcext:value-type="string">
            <text:p>"ZSTV": "ZSTV",</text:p>
          </table:table-cell>
        </table:table-row>
        <table:table-row table:style-name="ro2">
          <table:table-cell table:formula="of:=[$'naglosy-edycja'.B484]" office:value-type="string" office:string-value="zdż" calcext:value-type="string">
            <text:p>zdż</text:p>
          </table:table-cell>
          <table:table-cell table:formula="of:=[$'naglosy-edycja'.C484]" office:value-type="string" office:string-value="ZTRJ" calcext:value-type="string">
            <text:p>ZTRJ</text:p>
          </table:table-cell>
          <table:table-cell table:formula="of:=[$'naglosy-edycja'.D484]" office:value-type="float" office:value="0" calcext:value-type="float">
            <text:p>0</text:p>
          </table:table-cell>
          <table:table-cell table:formula="of:=[$'naglosy-edycja'.E484]" office:value-type="float" office:value="0" calcext:value-type="float">
            <text:p>0</text:p>
          </table:table-cell>
          <table:table-cell table:formula="of:=IF([.B483]=0;[.C483];[.B483])" office:value-type="string" office:string-value="ZTRJ" calcext:value-type="string">
            <text:p>ZTRJ</text:p>
          </table:table-cell>
          <table:table-cell table:number-columns-repeated="2"/>
          <table:table-cell table:formula="of:=CONCATENATE([$przecinki.$A$2];[.E483];[$przecinki.$A$2];[$przecinki.$B$2];[$przecinki.$C$2];[$przecinki.$A$2];[.E483];[$przecinki.$A$2];[$przecinki.$D$2])" office:value-type="string" office:string-value="&quot;ZTRJ&quot;: &quot;ZTRJ&quot;," calcext:value-type="string">
            <text:p>"ZTRJ": "ZTRJ",</text:p>
          </table:table-cell>
        </table:table-row>
        <table:table-row table:style-name="ro2">
          <table:table-cell table:formula="of:=[$'naglosy-edycja'.B485]" office:value-type="string" office:string-value="zg" calcext:value-type="string">
            <text:p>zg</text:p>
          </table:table-cell>
          <table:table-cell table:formula="of:=[$'naglosy-edycja'.C485]" office:value-type="string" office:string-value="XZK" calcext:value-type="string">
            <text:p>XZK</text:p>
          </table:table-cell>
          <table:table-cell table:formula="of:=[$'naglosy-edycja'.D485]" office:value-type="float" office:value="0" calcext:value-type="float">
            <text:p>0</text:p>
          </table:table-cell>
          <table:table-cell table:formula="of:=[$'naglosy-edycja'.E485]" office:value-type="float" office:value="0" calcext:value-type="float">
            <text:p>0</text:p>
          </table:table-cell>
          <table:table-cell table:formula="of:=IF([.B484]=0;[.C484];[.B484])" office:value-type="string" office:string-value="XZK" calcext:value-type="string">
            <text:p>XZK</text:p>
          </table:table-cell>
          <table:table-cell table:number-columns-repeated="2"/>
          <table:table-cell table:formula="of:=CONCATENATE([$przecinki.$A$2];[.E484];[$przecinki.$A$2];[$przecinki.$B$2];[$przecinki.$C$2];[$przecinki.$A$2];[.E484];[$przecinki.$A$2];[$przecinki.$D$2])" office:value-type="string" office:string-value="&quot;XZK&quot;: &quot;XZK&quot;," calcext:value-type="string">
            <text:p>"XZK": "XZK",</text:p>
          </table:table-cell>
        </table:table-row>
        <table:table-row table:style-name="ro2">
          <table:table-cell table:formula="of:=[$'naglosy-edycja'.B486]" office:value-type="string" office:string-value="zgb" calcext:value-type="string">
            <text:p>zgb</text:p>
          </table:table-cell>
          <table:table-cell table:formula="of:=[$'naglosy-edycja'.C486]" office:value-type="string" office:string-value="ZKP" calcext:value-type="string">
            <text:p>ZKP</text:p>
          </table:table-cell>
          <table:table-cell table:formula="of:=[$'naglosy-edycja'.D486]" office:value-type="float" office:value="0" calcext:value-type="float">
            <text:p>0</text:p>
          </table:table-cell>
          <table:table-cell table:formula="of:=[$'naglosy-edycja'.E486]" office:value-type="float" office:value="0" calcext:value-type="float">
            <text:p>0</text:p>
          </table:table-cell>
          <table:table-cell table:formula="of:=IF([.B485]=0;[.C485];[.B485])" office:value-type="string" office:string-value="ZKP" calcext:value-type="string">
            <text:p>ZKP</text:p>
          </table:table-cell>
          <table:table-cell table:number-columns-repeated="2"/>
          <table:table-cell table:formula="of:=CONCATENATE([$przecinki.$A$2];[.E485];[$przecinki.$A$2];[$przecinki.$B$2];[$przecinki.$C$2];[$przecinki.$A$2];[.E485];[$przecinki.$A$2];[$przecinki.$D$2])" office:value-type="string" office:string-value="&quot;ZKP&quot;: &quot;ZKP&quot;," calcext:value-type="string">
            <text:p>"ZKP": "ZKP",</text:p>
          </table:table-cell>
        </table:table-row>
        <table:table-row table:style-name="ro2">
          <table:table-cell table:formula="of:=[$'naglosy-edycja'.B487]" office:value-type="string" office:string-value="zgl" calcext:value-type="string">
            <text:p>zgl</text:p>
          </table:table-cell>
          <table:table-cell table:formula="of:=[$'naglosy-edycja'.C487]" office:value-type="string" office:string-value="ZKL" calcext:value-type="string">
            <text:p>ZKL</text:p>
          </table:table-cell>
          <table:table-cell table:formula="of:=[$'naglosy-edycja'.D487]" office:value-type="float" office:value="0" calcext:value-type="float">
            <text:p>0</text:p>
          </table:table-cell>
          <table:table-cell table:formula="of:=[$'naglosy-edycja'.E487]" office:value-type="float" office:value="0" calcext:value-type="float">
            <text:p>0</text:p>
          </table:table-cell>
          <table:table-cell table:formula="of:=IF([.B486]=0;[.C486];[.B486])" office:value-type="string" office:string-value="ZKL" calcext:value-type="string">
            <text:p>ZKL</text:p>
          </table:table-cell>
          <table:table-cell table:number-columns-repeated="2"/>
          <table:table-cell table:formula="of:=CONCATENATE([$przecinki.$A$2];[.E486];[$przecinki.$A$2];[$przecinki.$B$2];[$przecinki.$C$2];[$przecinki.$A$2];[.E486];[$przecinki.$A$2];[$przecinki.$D$2])" office:value-type="string" office:string-value="&quot;ZKL&quot;: &quot;ZKL&quot;," calcext:value-type="string">
            <text:p>"ZKL": "ZKL",</text:p>
          </table:table-cell>
        </table:table-row>
        <table:table-row table:style-name="ro2">
          <table:table-cell table:formula="of:=[$'naglosy-edycja'.B488]" office:value-type="string" office:string-value="zgł" calcext:value-type="string">
            <text:p>zgł</text:p>
          </table:table-cell>
          <table:table-cell table:formula="of:=[$'naglosy-edycja'.C488]" office:value-type="string" office:string-value="ZKLJ" calcext:value-type="string">
            <text:p>ZKLJ</text:p>
          </table:table-cell>
          <table:table-cell table:formula="of:=[$'naglosy-edycja'.D488]" office:value-type="float" office:value="0" calcext:value-type="float">
            <text:p>0</text:p>
          </table:table-cell>
          <table:table-cell table:formula="of:=[$'naglosy-edycja'.E488]" office:value-type="float" office:value="0" calcext:value-type="float">
            <text:p>0</text:p>
          </table:table-cell>
          <table:table-cell table:formula="of:=IF([.B487]=0;[.C487];[.B487])" office:value-type="string" office:string-value="ZKLJ" calcext:value-type="string">
            <text:p>ZKLJ</text:p>
          </table:table-cell>
          <table:table-cell table:number-columns-repeated="2"/>
          <table:table-cell table:formula="of:=CONCATENATE([$przecinki.$A$2];[.E487];[$przecinki.$A$2];[$przecinki.$B$2];[$przecinki.$C$2];[$przecinki.$A$2];[.E487];[$przecinki.$A$2];[$przecinki.$D$2])" office:value-type="string" office:string-value="&quot;ZKLJ&quot;: &quot;ZKLJ&quot;," calcext:value-type="string">
            <text:p>"ZKLJ": "ZKLJ",</text:p>
          </table:table-cell>
        </table:table-row>
        <table:table-row table:style-name="ro2">
          <table:table-cell table:formula="of:=[$'naglosy-edycja'.B489]" office:value-type="string" office:string-value="zgn" calcext:value-type="string">
            <text:p>zgn</text:p>
          </table:table-cell>
          <table:table-cell table:formula="of:=[$'naglosy-edycja'.C489]" office:value-type="string" office:string-value="ZKLR" calcext:value-type="string">
            <text:p>ZKLR</text:p>
          </table:table-cell>
          <table:table-cell table:formula="of:=[$'naglosy-edycja'.D489]" office:value-type="float" office:value="0" calcext:value-type="float">
            <text:p>0</text:p>
          </table:table-cell>
          <table:table-cell table:formula="of:=[$'naglosy-edycja'.E489]" office:value-type="float" office:value="0" calcext:value-type="float">
            <text:p>0</text:p>
          </table:table-cell>
          <table:table-cell table:formula="of:=IF([.B488]=0;[.C488];[.B488])" office:value-type="string" office:string-value="ZKLR" calcext:value-type="string">
            <text:p>ZKLR</text:p>
          </table:table-cell>
          <table:table-cell table:number-columns-repeated="2"/>
          <table:table-cell table:formula="of:=CONCATENATE([$przecinki.$A$2];[.E488];[$przecinki.$A$2];[$przecinki.$B$2];[$przecinki.$C$2];[$przecinki.$A$2];[.E488];[$przecinki.$A$2];[$przecinki.$D$2])" office:value-type="string" office:string-value="&quot;ZKLR&quot;: &quot;ZKLR&quot;," calcext:value-type="string">
            <text:p>"ZKLR": "ZKLR",</text:p>
          </table:table-cell>
        </table:table-row>
        <table:table-row table:style-name="ro2">
          <table:table-cell table:formula="of:=[$'naglosy-edycja'.B490]" office:value-type="string" office:string-value="zgr" calcext:value-type="string">
            <text:p>zgr</text:p>
          </table:table-cell>
          <table:table-cell table:formula="of:=[$'naglosy-edycja'.C490]" office:value-type="string" office:string-value="ZKR" calcext:value-type="string">
            <text:p>ZKR</text:p>
          </table:table-cell>
          <table:table-cell table:formula="of:=[$'naglosy-edycja'.D490]" office:value-type="float" office:value="0" calcext:value-type="float">
            <text:p>0</text:p>
          </table:table-cell>
          <table:table-cell table:formula="of:=[$'naglosy-edycja'.E490]" office:value-type="float" office:value="0" calcext:value-type="float">
            <text:p>0</text:p>
          </table:table-cell>
          <table:table-cell table:formula="of:=IF([.B489]=0;[.C489];[.B489])" office:value-type="string" office:string-value="ZKR" calcext:value-type="string">
            <text:p>ZKR</text:p>
          </table:table-cell>
          <table:table-cell table:number-columns-repeated="2"/>
          <table:table-cell table:formula="of:=CONCATENATE([$przecinki.$A$2];[.E489];[$przecinki.$A$2];[$przecinki.$B$2];[$przecinki.$C$2];[$przecinki.$A$2];[.E489];[$przecinki.$A$2];[$przecinki.$D$2])" office:value-type="string" office:string-value="&quot;ZKR&quot;: &quot;ZKR&quot;," calcext:value-type="string">
            <text:p>"ZKR": "ZKR",</text:p>
          </table:table-cell>
        </table:table-row>
        <table:table-row table:style-name="ro2">
          <table:table-cell table:formula="of:=[$'naglosy-edycja'.B491]" office:value-type="string" office:string-value="zgrz" calcext:value-type="string">
            <text:p>zgrz</text:p>
          </table:table-cell>
          <table:table-cell table:formula="of:=[$'naglosy-edycja'.C491]" office:value-type="string" office:string-value="ZKRJ" calcext:value-type="string">
            <text:p>ZKRJ</text:p>
          </table:table-cell>
          <table:table-cell table:formula="of:=[$'naglosy-edycja'.D491]" office:value-type="float" office:value="0" calcext:value-type="float">
            <text:p>0</text:p>
          </table:table-cell>
          <table:table-cell table:formula="of:=[$'naglosy-edycja'.E491]" office:value-type="float" office:value="0" calcext:value-type="float">
            <text:p>0</text:p>
          </table:table-cell>
          <table:table-cell table:formula="of:=IF([.B490]=0;[.C490];[.B490])" office:value-type="string" office:string-value="ZKRJ" calcext:value-type="string">
            <text:p>ZKRJ</text:p>
          </table:table-cell>
          <table:table-cell table:number-columns-repeated="2"/>
          <table:table-cell table:formula="of:=CONCATENATE([$przecinki.$A$2];[.E490];[$przecinki.$A$2];[$przecinki.$B$2];[$przecinki.$C$2];[$przecinki.$A$2];[.E490];[$przecinki.$A$2];[$przecinki.$D$2])" office:value-type="string" office:string-value="&quot;ZKRJ&quot;: &quot;ZKRJ&quot;," calcext:value-type="string">
            <text:p>"ZKRJ": "ZKRJ",</text:p>
          </table:table-cell>
        </table:table-row>
        <table:table-row table:style-name="ro2">
          <table:table-cell table:formula="of:=[$'naglosy-edycja'.B492]" office:value-type="string" office:string-value="zgw" calcext:value-type="string">
            <text:p>zgw</text:p>
          </table:table-cell>
          <table:table-cell table:formula="of:=[$'naglosy-edycja'.C492]" office:value-type="string" office:string-value="ZKV" calcext:value-type="string">
            <text:p>ZKV</text:p>
          </table:table-cell>
          <table:table-cell table:formula="of:=[$'naglosy-edycja'.D492]" office:value-type="float" office:value="0" calcext:value-type="float">
            <text:p>0</text:p>
          </table:table-cell>
          <table:table-cell table:formula="of:=[$'naglosy-edycja'.E492]" office:value-type="float" office:value="0" calcext:value-type="float">
            <text:p>0</text:p>
          </table:table-cell>
          <table:table-cell table:formula="of:=IF([.B491]=0;[.C491];[.B491])" office:value-type="string" office:string-value="ZKV" calcext:value-type="string">
            <text:p>ZKV</text:p>
          </table:table-cell>
          <table:table-cell table:number-columns-repeated="2"/>
          <table:table-cell table:formula="of:=CONCATENATE([$przecinki.$A$2];[.E491];[$przecinki.$A$2];[$przecinki.$B$2];[$przecinki.$C$2];[$przecinki.$A$2];[.E491];[$przecinki.$A$2];[$przecinki.$D$2])" office:value-type="string" office:string-value="&quot;ZKV&quot;: &quot;ZKV&quot;," calcext:value-type="string">
            <text:p>"ZKV": "ZKV",</text:p>
          </table:table-cell>
        </table:table-row>
        <table:table-row table:style-name="ro2">
          <table:table-cell table:formula="of:=[$'naglosy-edycja'.B493]" office:value-type="string" office:string-value="zh" calcext:value-type="string">
            <text:p>zh</text:p>
          </table:table-cell>
          <table:table-cell table:formula="of:=[$'naglosy-edycja'.C493]" office:value-type="string" office:string-value="ZKT" calcext:value-type="string">
            <text:p>ZKT</text:p>
          </table:table-cell>
          <table:table-cell table:formula="of:=[$'naglosy-edycja'.D493]" office:value-type="float" office:value="0" calcext:value-type="float">
            <text:p>0</text:p>
          </table:table-cell>
          <table:table-cell table:formula="of:=[$'naglosy-edycja'.E493]" office:value-type="float" office:value="0" calcext:value-type="float">
            <text:p>0</text:p>
          </table:table-cell>
          <table:table-cell table:formula="of:=IF([.B492]=0;[.C492];[.B492])" office:value-type="string" office:string-value="ZKT" calcext:value-type="string">
            <text:p>ZKT</text:p>
          </table:table-cell>
          <table:table-cell table:number-columns-repeated="2"/>
          <table:table-cell table:formula="of:=CONCATENATE([$przecinki.$A$2];[.E492];[$przecinki.$A$2];[$przecinki.$B$2];[$przecinki.$C$2];[$przecinki.$A$2];[.E492];[$przecinki.$A$2];[$przecinki.$D$2])" office:value-type="string" office:string-value="&quot;ZKT&quot;: &quot;ZKT&quot;," calcext:value-type="string">
            <text:p>"ZKT": "ZKT",</text:p>
          </table:table-cell>
        </table:table-row>
        <table:table-row table:style-name="ro2">
          <table:table-cell table:formula="of:=[$'naglosy-edycja'.B494]" office:value-type="string" office:string-value="zj" calcext:value-type="string">
            <text:p>zj</text:p>
          </table:table-cell>
          <table:table-cell table:formula="of:=[$'naglosy-edycja'.C494]" office:value-type="string" office:string-value="ZJ" calcext:value-type="string">
            <text:p>ZJ</text:p>
          </table:table-cell>
          <table:table-cell table:formula="of:=[$'naglosy-edycja'.D494]" office:value-type="float" office:value="0" calcext:value-type="float">
            <text:p>0</text:p>
          </table:table-cell>
          <table:table-cell table:formula="of:=[$'naglosy-edycja'.E494]" office:value-type="float" office:value="0" calcext:value-type="float">
            <text:p>0</text:p>
          </table:table-cell>
          <table:table-cell table:formula="of:=IF([.B493]=0;[.C493];[.B493])" office:value-type="string" office:string-value="ZJ" calcext:value-type="string">
            <text:p>ZJ</text:p>
          </table:table-cell>
          <table:table-cell table:number-columns-repeated="2"/>
          <table:table-cell table:formula="of:=CONCATENATE([$przecinki.$A$2];[.E493];[$przecinki.$A$2];[$przecinki.$B$2];[$przecinki.$C$2];[$przecinki.$A$2];[.E493];[$przecinki.$A$2];[$przecinki.$D$2])" office:value-type="string" office:string-value="&quot;ZJ&quot;: &quot;ZJ&quot;," calcext:value-type="string">
            <text:p>"ZJ": "ZJ",</text:p>
          </table:table-cell>
        </table:table-row>
        <table:table-row table:style-name="ro2">
          <table:table-cell table:formula="of:=[$'naglosy-edycja'.B495]" office:value-type="string" office:string-value="zl" calcext:value-type="string">
            <text:p>zl</text:p>
          </table:table-cell>
          <table:table-cell table:formula="of:=[$'naglosy-edycja'.C495]" office:value-type="string" office:string-value="ZL" calcext:value-type="string">
            <text:p>ZL</text:p>
          </table:table-cell>
          <table:table-cell table:formula="of:=[$'naglosy-edycja'.D495]" office:value-type="float" office:value="0" calcext:value-type="float">
            <text:p>0</text:p>
          </table:table-cell>
          <table:table-cell table:formula="of:=[$'naglosy-edycja'.E495]" office:value-type="float" office:value="0" calcext:value-type="float">
            <text:p>0</text:p>
          </table:table-cell>
          <table:table-cell table:formula="of:=IF([.B494]=0;[.C494];[.B494])" office:value-type="string" office:string-value="ZL" calcext:value-type="string">
            <text:p>ZL</text:p>
          </table:table-cell>
          <table:table-cell table:number-columns-repeated="2"/>
          <table:table-cell table:formula="of:=CONCATENATE([$przecinki.$A$2];[.E494];[$przecinki.$A$2];[$przecinki.$B$2];[$przecinki.$C$2];[$przecinki.$A$2];[.E494];[$przecinki.$A$2];[$przecinki.$D$2])" office:value-type="string" office:string-value="&quot;ZL&quot;: &quot;ZL&quot;," calcext:value-type="string">
            <text:p>"ZL": "ZL",</text:p>
          </table:table-cell>
        </table:table-row>
        <table:table-row table:style-name="ro2">
          <table:table-cell table:formula="of:=[$'naglosy-edycja'.B496]" office:value-type="string" office:string-value="zł" calcext:value-type="string">
            <text:p>zł</text:p>
          </table:table-cell>
          <table:table-cell table:formula="of:=[$'naglosy-edycja'.C496]" office:value-type="string" office:string-value="ZLJ" calcext:value-type="string">
            <text:p>ZLJ</text:p>
          </table:table-cell>
          <table:table-cell table:formula="of:=[$'naglosy-edycja'.D496]" office:value-type="float" office:value="0" calcext:value-type="float">
            <text:p>0</text:p>
          </table:table-cell>
          <table:table-cell table:formula="of:=[$'naglosy-edycja'.E496]" office:value-type="float" office:value="0" calcext:value-type="float">
            <text:p>0</text:p>
          </table:table-cell>
          <table:table-cell table:formula="of:=IF([.B495]=0;[.C495];[.B495])" office:value-type="string" office:string-value="ZLJ" calcext:value-type="string">
            <text:p>ZLJ</text:p>
          </table:table-cell>
          <table:table-cell table:number-columns-repeated="2"/>
          <table:table-cell table:formula="of:=CONCATENATE([$przecinki.$A$2];[.E495];[$przecinki.$A$2];[$przecinki.$B$2];[$przecinki.$C$2];[$przecinki.$A$2];[.E495];[$przecinki.$A$2];[$przecinki.$D$2])" office:value-type="string" office:string-value="&quot;ZLJ&quot;: &quot;ZLJ&quot;," calcext:value-type="string">
            <text:p>"ZLJ": "ZLJ",</text:p>
          </table:table-cell>
        </table:table-row>
        <table:table-row table:style-name="ro2">
          <table:table-cell table:formula="of:=[$'naglosy-edycja'.B497]" office:value-type="string" office:string-value="zm" calcext:value-type="string">
            <text:p>zm</text:p>
          </table:table-cell>
          <table:table-cell table:formula="of:=[$'naglosy-edycja'.C497]" office:value-type="string" office:string-value="ZTV" calcext:value-type="string">
            <text:p>ZTV</text:p>
          </table:table-cell>
          <table:table-cell table:formula="of:=[$'naglosy-edycja'.D497]" office:value-type="float" office:value="0" calcext:value-type="float">
            <text:p>0</text:p>
          </table:table-cell>
          <table:table-cell table:formula="of:=[$'naglosy-edycja'.E497]" office:value-type="float" office:value="0" calcext:value-type="float">
            <text:p>0</text:p>
          </table:table-cell>
          <table:table-cell table:formula="of:=IF([.B496]=0;[.C496];[.B496])" office:value-type="string" office:string-value="ZTV" calcext:value-type="string">
            <text:p>ZTV</text:p>
          </table:table-cell>
          <table:table-cell table:number-columns-repeated="2"/>
          <table:table-cell table:formula="of:=CONCATENATE([$przecinki.$A$2];[.E496];[$przecinki.$A$2];[$przecinki.$B$2];[$przecinki.$C$2];[$przecinki.$A$2];[.E496];[$przecinki.$A$2];[$przecinki.$D$2])" office:value-type="string" office:string-value="&quot;ZTV&quot;: &quot;ZTV&quot;," calcext:value-type="string">
            <text:p>"ZTV": "ZTV",</text:p>
          </table:table-cell>
        </table:table-row>
        <table:table-row table:style-name="ro2">
          <table:table-cell table:formula="of:=[$'naglosy-edycja'.B498]" office:value-type="string" office:string-value="zmł" calcext:value-type="string">
            <text:p>zmł</text:p>
          </table:table-cell>
          <table:table-cell table:formula="of:=[$'naglosy-edycja'.C498]" office:value-type="string" office:string-value="ZTVLJ" calcext:value-type="string">
            <text:p>ZTVLJ</text:p>
          </table:table-cell>
          <table:table-cell table:formula="of:=[$'naglosy-edycja'.D498]" office:value-type="float" office:value="0" calcext:value-type="float">
            <text:p>0</text:p>
          </table:table-cell>
          <table:table-cell table:formula="of:=[$'naglosy-edycja'.E498]" office:value-type="float" office:value="0" calcext:value-type="float">
            <text:p>0</text:p>
          </table:table-cell>
          <table:table-cell table:formula="of:=IF([.B497]=0;[.C497];[.B497])" office:value-type="string" office:string-value="ZTVLJ" calcext:value-type="string">
            <text:p>ZTVLJ</text:p>
          </table:table-cell>
          <table:table-cell table:number-columns-repeated="2"/>
          <table:table-cell table:formula="of:=CONCATENATE([$przecinki.$A$2];[.E497];[$przecinki.$A$2];[$przecinki.$B$2];[$przecinki.$C$2];[$przecinki.$A$2];[.E497];[$przecinki.$A$2];[$przecinki.$D$2])" office:value-type="string" office:string-value="&quot;ZTVLJ&quot;: &quot;ZTVLJ&quot;," calcext:value-type="string">
            <text:p>"ZTVLJ": "ZTVLJ",</text:p>
          </table:table-cell>
        </table:table-row>
        <table:table-row table:style-name="ro2">
          <table:table-cell table:formula="of:=[$'naglosy-edycja'.B499]" office:value-type="string" office:string-value="zmn" calcext:value-type="string">
            <text:p>zmn</text:p>
          </table:table-cell>
          <table:table-cell table:formula="of:=[$'naglosy-edycja'.C499]" office:value-type="string" office:string-value="ZTVLR" calcext:value-type="string">
            <text:p>ZTVLR</text:p>
          </table:table-cell>
          <table:table-cell table:formula="of:=[$'naglosy-edycja'.D499]" office:value-type="float" office:value="0" calcext:value-type="float">
            <text:p>0</text:p>
          </table:table-cell>
          <table:table-cell table:formula="of:=[$'naglosy-edycja'.E499]" office:value-type="float" office:value="0" calcext:value-type="float">
            <text:p>0</text:p>
          </table:table-cell>
          <table:table-cell table:formula="of:=IF([.B498]=0;[.C498];[.B498])" office:value-type="string" office:string-value="ZTVLR" calcext:value-type="string">
            <text:p>ZTVLR</text:p>
          </table:table-cell>
          <table:table-cell table:number-columns-repeated="2"/>
          <table:table-cell table:formula="of:=CONCATENATE([$przecinki.$A$2];[.E498];[$przecinki.$A$2];[$przecinki.$B$2];[$przecinki.$C$2];[$przecinki.$A$2];[.E498];[$przecinki.$A$2];[$przecinki.$D$2])" office:value-type="string" office:string-value="&quot;ZTVLR&quot;: &quot;ZTVLR&quot;," calcext:value-type="string">
            <text:p>"ZTVLR": "ZTVLR",</text:p>
          </table:table-cell>
        </table:table-row>
        <table:table-row table:style-name="ro2">
          <table:table-cell table:formula="of:=[$'naglosy-edycja'.B500]" office:value-type="string" office:string-value="zmr" calcext:value-type="string">
            <text:p>zmr</text:p>
          </table:table-cell>
          <table:table-cell table:formula="of:=[$'naglosy-edycja'.C500]" office:value-type="string" office:string-value="ZTVR" calcext:value-type="string">
            <text:p>ZTVR</text:p>
          </table:table-cell>
          <table:table-cell table:formula="of:=[$'naglosy-edycja'.D500]" office:value-type="float" office:value="0" calcext:value-type="float">
            <text:p>0</text:p>
          </table:table-cell>
          <table:table-cell table:formula="of:=[$'naglosy-edycja'.E500]" office:value-type="float" office:value="0" calcext:value-type="float">
            <text:p>0</text:p>
          </table:table-cell>
          <table:table-cell table:formula="of:=IF([.B499]=0;[.C499];[.B499])" office:value-type="string" office:string-value="ZTVR" calcext:value-type="string">
            <text:p>ZTVR</text:p>
          </table:table-cell>
          <table:table-cell table:number-columns-repeated="2"/>
          <table:table-cell table:formula="of:=CONCATENATE([$przecinki.$A$2];[.E499];[$przecinki.$A$2];[$przecinki.$B$2];[$przecinki.$C$2];[$przecinki.$A$2];[.E499];[$przecinki.$A$2];[$przecinki.$D$2])" office:value-type="string" office:string-value="&quot;ZTVR&quot;: &quot;ZTVR&quot;," calcext:value-type="string">
            <text:p>"ZTVR": "ZTVR",</text:p>
          </table:table-cell>
        </table:table-row>
        <table:table-row table:style-name="ro2">
          <table:table-cell table:formula="of:=[$'naglosy-edycja'.B501]" office:value-type="string" office:string-value="zn" calcext:value-type="string">
            <text:p>zn</text:p>
          </table:table-cell>
          <table:table-cell table:formula="of:=[$'naglosy-edycja'.C501]" office:value-type="string" office:string-value="ZLR" calcext:value-type="string">
            <text:p>ZLR</text:p>
          </table:table-cell>
          <table:table-cell table:formula="of:=[$'naglosy-edycja'.D501]" office:value-type="float" office:value="0" calcext:value-type="float">
            <text:p>0</text:p>
          </table:table-cell>
          <table:table-cell table:formula="of:=[$'naglosy-edycja'.E501]" office:value-type="float" office:value="0" calcext:value-type="float">
            <text:p>0</text:p>
          </table:table-cell>
          <table:table-cell table:formula="of:=IF([.B500]=0;[.C500];[.B500])" office:value-type="string" office:string-value="ZLR" calcext:value-type="string">
            <text:p>ZLR</text:p>
          </table:table-cell>
          <table:table-cell table:number-columns-repeated="2"/>
          <table:table-cell table:formula="of:=CONCATENATE([$przecinki.$A$2];[.E500];[$przecinki.$A$2];[$przecinki.$B$2];[$przecinki.$C$2];[$przecinki.$A$2];[.E500];[$przecinki.$A$2];[$przecinki.$D$2])" office:value-type="string" office:string-value="&quot;ZLR&quot;: &quot;ZLR&quot;," calcext:value-type="string">
            <text:p>"ZLR": "ZLR",</text:p>
          </table:table-cell>
        </table:table-row>
        <table:table-row table:style-name="ro2">
          <table:table-cell table:formula="of:=[$'naglosy-edycja'.B502]" office:value-type="string" office:string-value="zni" calcext:value-type="string">
            <text:p>zni</text:p>
          </table:table-cell>
          <table:table-cell table:formula="of:=[$'naglosy-edycja'.C502]" office:value-type="string" office:string-value="ZLRJ" calcext:value-type="string">
            <text:p>ZLRJ</text:p>
          </table:table-cell>
          <table:table-cell table:formula="of:=[$'naglosy-edycja'.D502]" office:value-type="float" office:value="0" calcext:value-type="float">
            <text:p>0</text:p>
          </table:table-cell>
          <table:table-cell table:formula="of:=[$'naglosy-edycja'.E502]" office:value-type="float" office:value="0" calcext:value-type="float">
            <text:p>0</text:p>
          </table:table-cell>
          <table:table-cell table:formula="of:=IF([.B501]=0;[.C501];[.B501])" office:value-type="string" office:string-value="ZLRJ" calcext:value-type="string">
            <text:p>ZLRJ</text:p>
          </table:table-cell>
          <table:table-cell table:number-columns-repeated="2"/>
          <table:table-cell table:formula="of:=CONCATENATE([$przecinki.$A$2];[.E501];[$przecinki.$A$2];[$przecinki.$B$2];[$przecinki.$C$2];[$przecinki.$A$2];[.E501];[$przecinki.$A$2];[$przecinki.$D$2])" office:value-type="string" office:string-value="&quot;ZLRJ&quot;: &quot;ZLRJ&quot;," calcext:value-type="string">
            <text:p>"ZLRJ": "ZLRJ",</text:p>
          </table:table-cell>
        </table:table-row>
        <table:table-row table:style-name="ro2">
          <table:table-cell table:formula="of:=[$'naglosy-edycja'.B503]" office:value-type="string" office:string-value="zr" calcext:value-type="string">
            <text:p>zr</text:p>
          </table:table-cell>
          <table:table-cell table:formula="of:=[$'naglosy-edycja'.C503]" office:value-type="string" office:string-value="ZR" calcext:value-type="string">
            <text:p>ZR</text:p>
          </table:table-cell>
          <table:table-cell table:formula="of:=[$'naglosy-edycja'.D503]" office:value-type="float" office:value="0" calcext:value-type="float">
            <text:p>0</text:p>
          </table:table-cell>
          <table:table-cell table:formula="of:=[$'naglosy-edycja'.E503]" office:value-type="float" office:value="0" calcext:value-type="float">
            <text:p>0</text:p>
          </table:table-cell>
          <table:table-cell table:formula="of:=IF([.B502]=0;[.C502];[.B502])" office:value-type="string" office:string-value="ZR" calcext:value-type="string">
            <text:p>ZR</text:p>
          </table:table-cell>
          <table:table-cell table:number-columns-repeated="2"/>
          <table:table-cell table:formula="of:=CONCATENATE([$przecinki.$A$2];[.E502];[$przecinki.$A$2];[$przecinki.$B$2];[$przecinki.$C$2];[$przecinki.$A$2];[.E502];[$przecinki.$A$2];[$przecinki.$D$2])" office:value-type="string" office:string-value="&quot;ZR&quot;: &quot;ZR&quot;," calcext:value-type="string">
            <text:p>"ZR": "ZR",</text:p>
          </table:table-cell>
        </table:table-row>
        <table:table-row table:style-name="ro2">
          <table:table-cell table:formula="of:=[$'naglosy-edycja'.B504]" office:value-type="string" office:string-value="zrz" calcext:value-type="string">
            <text:p>zrz</text:p>
          </table:table-cell>
          <table:table-cell table:formula="of:=[$'naglosy-edycja'.C504]" office:value-type="string" office:string-value="ZRJ" calcext:value-type="string">
            <text:p>ZRJ</text:p>
          </table:table-cell>
          <table:table-cell table:formula="of:=[$'naglosy-edycja'.D504]" office:value-type="float" office:value="0" calcext:value-type="float">
            <text:p>0</text:p>
          </table:table-cell>
          <table:table-cell table:formula="of:=[$'naglosy-edycja'.E504]" office:value-type="float" office:value="0" calcext:value-type="float">
            <text:p>0</text:p>
          </table:table-cell>
          <table:table-cell table:formula="of:=IF([.B503]=0;[.C503];[.B503])" office:value-type="string" office:string-value="ZRJ" calcext:value-type="string">
            <text:p>ZRJ</text:p>
          </table:table-cell>
          <table:table-cell table:number-columns-repeated="2"/>
          <table:table-cell table:formula="of:=CONCATENATE([$przecinki.$A$2];[.E503];[$przecinki.$A$2];[$przecinki.$B$2];[$przecinki.$C$2];[$przecinki.$A$2];[.E503];[$przecinki.$A$2];[$przecinki.$D$2])" office:value-type="string" office:string-value="&quot;ZRJ&quot;: &quot;ZRJ&quot;," calcext:value-type="string">
            <text:p>"ZRJ": "ZRJ",</text:p>
          </table:table-cell>
        </table:table-row>
        <table:table-row table:style-name="ro2">
          <table:table-cell table:formula="of:=[$'naglosy-edycja'.B505]" office:value-type="string" office:string-value="zs" calcext:value-type="string">
            <text:p>zs</text:p>
          </table:table-cell>
          <table:table-cell table:formula="of:=[$'naglosy-edycja'.C505]" office:value-type="string" office:string-value="ZS" calcext:value-type="string">
            <text:p>ZS</text:p>
          </table:table-cell>
          <table:table-cell table:formula="of:=[$'naglosy-edycja'.D505]" office:value-type="float" office:value="0" calcext:value-type="float">
            <text:p>0</text:p>
          </table:table-cell>
          <table:table-cell table:formula="of:=[$'naglosy-edycja'.E505]" office:value-type="string" office:string-value="XZS" calcext:value-type="string">
            <text:p>XZS</text:p>
          </table:table-cell>
          <table:table-cell table:formula="of:=IF([.B504]=0;[.C504];[.B504])" office:value-type="string" office:string-value="ZS" calcext:value-type="string">
            <text:p>ZS</text:p>
          </table:table-cell>
          <table:table-cell table:number-columns-repeated="2"/>
          <table:table-cell table:formula="of:=CONCATENATE([$przecinki.$A$2];[.E504];[$przecinki.$A$2];[$przecinki.$B$2];[$przecinki.$C$2];[$przecinki.$A$2];[.E504];[$przecinki.$A$2];[$przecinki.$D$2])" office:value-type="string" office:string-value="&quot;ZS&quot;: &quot;ZS&quot;," calcext:value-type="string">
            <text:p>"ZS": "ZS",</text:p>
          </table:table-cell>
        </table:table-row>
        <table:table-row table:style-name="ro2">
          <table:table-cell table:formula="of:=[$'naglosy-edycja'.B506]" office:value-type="string" office:string-value="zst" calcext:value-type="string">
            <text:p>zst</text:p>
          </table:table-cell>
          <table:table-cell table:formula="of:=[$'naglosy-edycja'.C506]" office:value-type="string" office:string-value="ZST" calcext:value-type="string">
            <text:p>ZST</text:p>
          </table:table-cell>
          <table:table-cell table:formula="of:=[$'naglosy-edycja'.D506]" office:value-type="float" office:value="0" calcext:value-type="float">
            <text:p>0</text:p>
          </table:table-cell>
          <table:table-cell table:formula="of:=[$'naglosy-edycja'.E506]" office:value-type="float" office:value="0" calcext:value-type="float">
            <text:p>0</text:p>
          </table:table-cell>
          <table:table-cell table:formula="of:=IF([.B505]=0;[.C505];[.B505])" office:value-type="string" office:string-value="ZST" calcext:value-type="string">
            <text:p>ZST</text:p>
          </table:table-cell>
          <table:table-cell table:number-columns-repeated="2"/>
          <table:table-cell table:formula="of:=CONCATENATE([$przecinki.$A$2];[.E505];[$przecinki.$A$2];[$przecinki.$B$2];[$przecinki.$C$2];[$przecinki.$A$2];[.E505];[$przecinki.$A$2];[$przecinki.$D$2])" office:value-type="string" office:string-value="&quot;ZST&quot;: &quot;ZST&quot;," calcext:value-type="string">
            <text:p>"ZST": "ZST",</text:p>
          </table:table-cell>
        </table:table-row>
        <table:table-row table:style-name="ro2">
          <table:table-cell table:formula="of:=[$'naglosy-edycja'.B507]" office:value-type="string" office:string-value="zsz" calcext:value-type="string">
            <text:p>zsz</text:p>
          </table:table-cell>
          <table:table-cell table:formula="of:=[$'naglosy-edycja'.C507]" office:value-type="string" office:string-value="ZTP" calcext:value-type="string">
            <text:p>ZTP</text:p>
          </table:table-cell>
          <table:table-cell table:formula="of:=[$'naglosy-edycja'.D507]" office:value-type="float" office:value="0" calcext:value-type="float">
            <text:p>0</text:p>
          </table:table-cell>
          <table:table-cell table:formula="of:=[$'naglosy-edycja'.E507]" office:value-type="string" office:string-value="ZSTP" calcext:value-type="string">
            <text:p>ZSTP</text:p>
          </table:table-cell>
          <table:table-cell table:formula="of:=IF([.B506]=0;[.C506];[.B506])" office:value-type="string" office:string-value="ZTP" calcext:value-type="string">
            <text:p>ZTP</text:p>
          </table:table-cell>
          <table:table-cell table:number-columns-repeated="2"/>
          <table:table-cell table:formula="of:=CONCATENATE([$przecinki.$A$2];[.E506];[$przecinki.$A$2];[$przecinki.$B$2];[$przecinki.$C$2];[$przecinki.$A$2];[.E506];[$przecinki.$A$2];[$przecinki.$D$2])" office:value-type="string" office:string-value="&quot;ZTP&quot;: &quot;ZTP&quot;," calcext:value-type="string">
            <text:p>"ZTP": "ZTP",</text:p>
          </table:table-cell>
        </table:table-row>
        <table:table-row table:style-name="ro2">
          <table:table-cell table:formula="of:=[$'naglosy-edycja'.B508]" office:value-type="string" office:string-value="zw" calcext:value-type="string">
            <text:p>zw</text:p>
          </table:table-cell>
          <table:table-cell table:formula="of:=[$'naglosy-edycja'.C508]" office:value-type="string" office:string-value="ZV" calcext:value-type="string">
            <text:p>ZV</text:p>
          </table:table-cell>
          <table:table-cell table:formula="of:=[$'naglosy-edycja'.D508]" office:value-type="float" office:value="0" calcext:value-type="float">
            <text:p>0</text:p>
          </table:table-cell>
          <table:table-cell table:formula="of:=[$'naglosy-edycja'.E508]" office:value-type="float" office:value="0" calcext:value-type="float">
            <text:p>0</text:p>
          </table:table-cell>
          <table:table-cell table:formula="of:=IF([.B507]=0;[.C507];[.B507])" office:value-type="string" office:string-value="ZV" calcext:value-type="string">
            <text:p>ZV</text:p>
          </table:table-cell>
          <table:table-cell table:number-columns-repeated="2"/>
          <table:table-cell table:formula="of:=CONCATENATE([$przecinki.$A$2];[.E507];[$przecinki.$A$2];[$przecinki.$B$2];[$przecinki.$C$2];[$przecinki.$A$2];[.E507];[$przecinki.$A$2];[$przecinki.$D$2])" office:value-type="string" office:string-value="&quot;ZV&quot;: &quot;ZV&quot;," calcext:value-type="string">
            <text:p>"ZV": "ZV",</text:p>
          </table:table-cell>
        </table:table-row>
        <table:table-row table:style-name="ro2">
          <table:table-cell table:formula="of:=[$'naglosy-edycja'.B509]" office:value-type="string" office:string-value="zwi" calcext:value-type="string">
            <text:p>zwi</text:p>
          </table:table-cell>
          <table:table-cell table:formula="of:=[$'naglosy-edycja'.C509]" office:value-type="string" office:string-value="ZVJ" calcext:value-type="string">
            <text:p>ZVJ</text:p>
          </table:table-cell>
          <table:table-cell table:formula="of:=[$'naglosy-edycja'.D509]" office:value-type="float" office:value="0" calcext:value-type="float">
            <text:p>0</text:p>
          </table:table-cell>
          <table:table-cell table:formula="of:=[$'naglosy-edycja'.E509]" office:value-type="float" office:value="0" calcext:value-type="float">
            <text:p>0</text:p>
          </table:table-cell>
          <table:table-cell table:formula="of:=IF([.B508]=0;[.C508];[.B508])" office:value-type="string" office:string-value="ZVJ" calcext:value-type="string">
            <text:p>ZVJ</text:p>
          </table:table-cell>
          <table:table-cell table:number-columns-repeated="2"/>
          <table:table-cell table:formula="of:=CONCATENATE([$przecinki.$A$2];[.E508];[$przecinki.$A$2];[$przecinki.$B$2];[$przecinki.$C$2];[$przecinki.$A$2];[.E508];[$przecinki.$A$2];[$przecinki.$D$2])" office:value-type="string" office:string-value="&quot;ZVJ&quot;: &quot;ZVJ&quot;," calcext:value-type="string">
            <text:p>"ZVJ": "ZVJ",</text:p>
          </table:table-cell>
        </table:table-row>
        <table:table-row table:style-name="ro2">
          <table:table-cell table:formula="of:=[$'naglosy-edycja'.B510]" office:value-type="string" office:string-value="zwl" calcext:value-type="string">
            <text:p>zwl</text:p>
          </table:table-cell>
          <table:table-cell table:formula="of:=[$'naglosy-edycja'.C510]" office:value-type="string" office:string-value="ZVL" calcext:value-type="string">
            <text:p>ZVL</text:p>
          </table:table-cell>
          <table:table-cell table:formula="of:=[$'naglosy-edycja'.D510]" office:value-type="float" office:value="0" calcext:value-type="float">
            <text:p>0</text:p>
          </table:table-cell>
          <table:table-cell table:formula="of:=[$'naglosy-edycja'.E510]" office:value-type="float" office:value="0" calcext:value-type="float">
            <text:p>0</text:p>
          </table:table-cell>
          <table:table-cell table:formula="of:=IF([.B509]=0;[.C509];[.B509])" office:value-type="string" office:string-value="ZVL" calcext:value-type="string">
            <text:p>ZVL</text:p>
          </table:table-cell>
          <table:table-cell table:number-columns-repeated="2"/>
          <table:table-cell table:formula="of:=CONCATENATE([$przecinki.$A$2];[.E509];[$przecinki.$A$2];[$przecinki.$B$2];[$przecinki.$C$2];[$przecinki.$A$2];[.E509];[$przecinki.$A$2];[$przecinki.$D$2])" office:value-type="string" office:string-value="&quot;ZVL&quot;: &quot;ZVL&quot;," calcext:value-type="string">
            <text:p>"ZVL": "ZVL",</text:p>
          </table:table-cell>
        </table:table-row>
        <table:table-row table:style-name="ro2">
          <table:table-cell table:formula="of:=[$'naglosy-edycja'.B511]" office:value-type="string" office:string-value="zwł" calcext:value-type="string">
            <text:p>zwł</text:p>
          </table:table-cell>
          <table:table-cell table:formula="of:=[$'naglosy-edycja'.C511]" office:value-type="string" office:string-value="ZWLJ" calcext:value-type="string">
            <text:p>ZWLJ</text:p>
          </table:table-cell>
          <table:table-cell table:formula="of:=[$'naglosy-edycja'.D511]" office:value-type="float" office:value="0" calcext:value-type="float">
            <text:p>0</text:p>
          </table:table-cell>
          <table:table-cell table:formula="of:=[$'naglosy-edycja'.E511]" office:value-type="float" office:value="0" calcext:value-type="float">
            <text:p>0</text:p>
          </table:table-cell>
          <table:table-cell table:formula="of:=IF([.B510]=0;[.C510];[.B510])" office:value-type="string" office:string-value="ZWLJ" calcext:value-type="string">
            <text:p>ZWLJ</text:p>
          </table:table-cell>
          <table:table-cell table:number-columns-repeated="2"/>
          <table:table-cell table:formula="of:=CONCATENATE([$przecinki.$A$2];[.E510];[$przecinki.$A$2];[$przecinki.$B$2];[$przecinki.$C$2];[$przecinki.$A$2];[.E510];[$przecinki.$A$2];[$przecinki.$D$2])" office:value-type="string" office:string-value="&quot;ZWLJ&quot;: &quot;ZWLJ&quot;," calcext:value-type="string">
            <text:p>"ZWLJ": "ZWLJ",</text:p>
          </table:table-cell>
        </table:table-row>
        <table:table-row table:style-name="ro2">
          <table:table-cell table:formula="of:=[$'naglosy-edycja'.B512]" office:value-type="string" office:string-value="zwr" calcext:value-type="string">
            <text:p>zwr</text:p>
          </table:table-cell>
          <table:table-cell table:formula="of:=[$'naglosy-edycja'.C512]" office:value-type="string" office:string-value="ZVR" calcext:value-type="string">
            <text:p>ZVR</text:p>
          </table:table-cell>
          <table:table-cell table:formula="of:=[$'naglosy-edycja'.D512]" office:value-type="float" office:value="0" calcext:value-type="float">
            <text:p>0</text:p>
          </table:table-cell>
          <table:table-cell table:formula="of:=[$'naglosy-edycja'.E512]" office:value-type="float" office:value="0" calcext:value-type="float">
            <text:p>0</text:p>
          </table:table-cell>
          <table:table-cell table:formula="of:=IF([.B511]=0;[.C511];[.B511])" office:value-type="string" office:string-value="ZVR" calcext:value-type="string">
            <text:p>ZVR</text:p>
          </table:table-cell>
          <table:table-cell table:number-columns-repeated="2"/>
          <table:table-cell table:formula="of:=CONCATENATE([$przecinki.$A$2];[.E511];[$przecinki.$A$2];[$przecinki.$B$2];[$przecinki.$C$2];[$przecinki.$A$2];[.E511];[$przecinki.$A$2];[$przecinki.$D$2])" office:value-type="string" office:string-value="&quot;ZVR&quot;: &quot;ZVR&quot;," calcext:value-type="string">
            <text:p>"ZVR": "ZVR",</text:p>
          </table:table-cell>
        </table:table-row>
        <table:table-row table:style-name="ro2">
          <table:table-cell table:formula="of:=[$'naglosy-edycja'.B513]" office:value-type="string" office:string-value="zz" calcext:value-type="string">
            <text:p>zz</text:p>
          </table:table-cell>
          <table:table-cell table:formula="of:=[$'naglosy-edycja'.C513]" office:value-type="string" office:string-value="ZS" calcext:value-type="string">
            <text:p>ZS</text:p>
          </table:table-cell>
          <table:table-cell table:formula="of:=[$'naglosy-edycja'.D513]" office:value-type="float" office:value="0" calcext:value-type="float">
            <text:p>0</text:p>
          </table:table-cell>
          <table:table-cell table:formula="of:=[$'naglosy-edycja'.E513]" office:value-type="float" office:value="0" calcext:value-type="float">
            <text:p>0</text:p>
          </table:table-cell>
          <table:table-cell table:formula="of:=IF([.B512]=0;[.C512];[.B512])" office:value-type="string" office:string-value="ZS" calcext:value-type="string">
            <text:p>ZS</text:p>
          </table:table-cell>
          <table:table-cell table:number-columns-repeated="2"/>
          <table:table-cell table:formula="of:=CONCATENATE([$przecinki.$A$2];[.E512];[$przecinki.$A$2];[$przecinki.$B$2];[$przecinki.$C$2];[$przecinki.$A$2];[.E512];[$przecinki.$A$2];[$przecinki.$D$2])" office:value-type="string" office:string-value="&quot;ZS&quot;: &quot;ZS&quot;," calcext:value-type="string">
            <text:p>"ZS": "ZS",</text:p>
          </table:table-cell>
        </table:table-row>
        <table:table-row table:style-name="ro2">
          <table:table-cell table:formula="of:=[$'naglosy-edycja'.B514]" office:value-type="string" office:string-value="zż" calcext:value-type="string">
            <text:p>zż</text:p>
          </table:table-cell>
          <table:table-cell table:formula="of:=[$'naglosy-edycja'.C514]" office:value-type="string" office:string-value="ZTP" calcext:value-type="string">
            <text:p>ZTP</text:p>
          </table:table-cell>
          <table:table-cell table:formula="of:=[$'naglosy-edycja'.D514]" office:value-type="string" office:string-value="XZTP" calcext:value-type="string">
            <text:p>XZTP</text:p>
          </table:table-cell>
          <table:table-cell table:formula="of:=[$'naglosy-edycja'.E514]" office:value-type="string" office:string-value="XZSTP" calcext:value-type="string">
            <text:p>XZSTP</text:p>
          </table:table-cell>
          <table:table-cell table:formula="of:=IF([.B513]=0;[.C513];[.B513])" office:value-type="string" office:string-value="ZTP" calcext:value-type="string">
            <text:p>ZTP</text:p>
          </table:table-cell>
          <table:table-cell table:number-columns-repeated="2"/>
          <table:table-cell table:formula="of:=CONCATENATE([$przecinki.$A$2];[.E513];[$przecinki.$A$2];[$przecinki.$B$2];[$przecinki.$C$2];[$przecinki.$A$2];[.E513];[$przecinki.$A$2];[$przecinki.$D$2])" office:value-type="string" office:string-value="&quot;ZTP&quot;: &quot;ZTP&quot;," calcext:value-type="string">
            <text:p>"ZTP": "ZTP",</text:p>
          </table:table-cell>
        </table:table-row>
        <table:table-row table:style-name="ro2">
          <table:table-cell table:formula="of:=[$'naglosy-edycja'.B515]" office:value-type="string" office:string-value="ździ" calcext:value-type="string">
            <text:p>ździ</text:p>
          </table:table-cell>
          <table:table-cell table:formula="of:=[$'naglosy-edycja'.C515]" office:value-type="string" office:string-value="ZST" calcext:value-type="string">
            <text:p>ZST</text:p>
          </table:table-cell>
          <table:table-cell table:formula="of:=[$'naglosy-edycja'.D515]" office:value-type="float" office:value="0" calcext:value-type="float">
            <text:p>0</text:p>
          </table:table-cell>
          <table:table-cell table:formula="of:=[$'naglosy-edycja'.E515]" office:value-type="float" office:value="0" calcext:value-type="float">
            <text:p>0</text:p>
          </table:table-cell>
          <table:table-cell table:formula="of:=IF([.B514]=0;[.C514];[.B514])" office:value-type="string" office:string-value="ZST" calcext:value-type="string">
            <text:p>ZST</text:p>
          </table:table-cell>
          <table:table-cell table:number-columns-repeated="2"/>
          <table:table-cell table:formula="of:=CONCATENATE([$przecinki.$A$2];[.E514];[$przecinki.$A$2];[$przecinki.$B$2];[$przecinki.$C$2];[$przecinki.$A$2];[.E514];[$przecinki.$A$2];[$przecinki.$D$2])" office:value-type="string" office:string-value="&quot;ZST&quot;: &quot;ZST&quot;," calcext:value-type="string">
            <text:p>"ZST": "ZST",</text:p>
          </table:table-cell>
        </table:table-row>
        <table:table-row table:style-name="ro2">
          <table:table-cell table:formula="of:=[$'naglosy-edycja'.B516]" office:value-type="string" office:string-value="źdźb" calcext:value-type="string">
            <text:p>źdźb</text:p>
          </table:table-cell>
          <table:table-cell table:formula="of:=[$'naglosy-edycja'.C516]" office:value-type="string" office:string-value="ZSTP" calcext:value-type="string">
            <text:p>ZSTP</text:p>
          </table:table-cell>
          <table:table-cell table:formula="of:=[$'naglosy-edycja'.D516]" office:value-type="float" office:value="0" calcext:value-type="float">
            <text:p>0</text:p>
          </table:table-cell>
          <table:table-cell table:formula="of:=[$'naglosy-edycja'.E516]" office:value-type="float" office:value="0" calcext:value-type="float">
            <text:p>0</text:p>
          </table:table-cell>
          <table:table-cell table:formula="of:=IF([.B515]=0;[.C515];[.B515])" office:value-type="string" office:string-value="ZSTP" calcext:value-type="string">
            <text:p>ZSTP</text:p>
          </table:table-cell>
          <table:table-cell table:number-columns-repeated="2"/>
          <table:table-cell table:formula="of:=CONCATENATE([$przecinki.$A$2];[.E515];[$przecinki.$A$2];[$przecinki.$B$2];[$przecinki.$C$2];[$przecinki.$A$2];[.E515];[$przecinki.$A$2];[$przecinki.$D$2])" office:value-type="string" office:string-value="&quot;ZSTP&quot;: &quot;ZSTP&quot;," calcext:value-type="string">
            <text:p>"ZSTP": "ZSTP",</text:p>
          </table:table-cell>
        </table:table-row>
        <table:table-row table:style-name="ro2">
          <table:table-cell table:formula="of:=[$'naglosy-edycja'.B517]" office:value-type="string" office:string-value="źdźbl" calcext:value-type="string">
            <text:p>źdźbl</text:p>
          </table:table-cell>
          <table:table-cell table:formula="of:=[$'naglosy-edycja'.C517]" office:value-type="string" office:string-value="ZSTPL" calcext:value-type="string">
            <text:p>ZSTPL</text:p>
          </table:table-cell>
          <table:table-cell table:formula="of:=[$'naglosy-edycja'.D517]" office:value-type="float" office:value="0" calcext:value-type="float">
            <text:p>0</text:p>
          </table:table-cell>
          <table:table-cell table:formula="of:=[$'naglosy-edycja'.E517]" office:value-type="float" office:value="0" calcext:value-type="float">
            <text:p>0</text:p>
          </table:table-cell>
          <table:table-cell table:formula="of:=IF([.B516]=0;[.C516];[.B516])" office:value-type="string" office:string-value="ZSTPL" calcext:value-type="string">
            <text:p>ZSTPL</text:p>
          </table:table-cell>
          <table:table-cell table:number-columns-repeated="2"/>
          <table:table-cell table:formula="of:=CONCATENATE([$przecinki.$A$2];[.E516];[$przecinki.$A$2];[$przecinki.$B$2];[$przecinki.$C$2];[$przecinki.$A$2];[.E516];[$przecinki.$A$2];[$przecinki.$D$2])" office:value-type="string" office:string-value="&quot;ZSTPL&quot;: &quot;ZSTPL&quot;," calcext:value-type="string">
            <text:p>"ZSTPL": "ZSTPL",</text:p>
          </table:table-cell>
        </table:table-row>
        <table:table-row table:style-name="ro2">
          <table:table-cell table:formula="of:=[$'naglosy-edycja'.B518]" office:value-type="string" office:string-value="źdźbł" calcext:value-type="string">
            <text:p>źdźbł</text:p>
          </table:table-cell>
          <table:table-cell table:formula="of:=[$'naglosy-edycja'.C518]" office:value-type="string" office:string-value="ZSTPLJ" calcext:value-type="string">
            <text:p>ZSTPLJ</text:p>
          </table:table-cell>
          <table:table-cell table:formula="of:=[$'naglosy-edycja'.D518]" office:value-type="float" office:value="0" calcext:value-type="float">
            <text:p>0</text:p>
          </table:table-cell>
          <table:table-cell table:formula="of:=[$'naglosy-edycja'.E518]" office:value-type="float" office:value="0" calcext:value-type="float">
            <text:p>0</text:p>
          </table:table-cell>
          <table:table-cell table:formula="of:=IF([.B517]=0;[.C517];[.B517])" office:value-type="string" office:string-value="ZSTPLJ" calcext:value-type="string">
            <text:p>ZSTPLJ</text:p>
          </table:table-cell>
          <table:table-cell table:number-columns-repeated="2"/>
          <table:table-cell table:formula="of:=CONCATENATE([$przecinki.$A$2];[.E517];[$przecinki.$A$2];[$przecinki.$B$2];[$przecinki.$C$2];[$przecinki.$A$2];[.E517];[$przecinki.$A$2];[$przecinki.$D$2])" office:value-type="string" office:string-value="&quot;ZSTPLJ&quot;: &quot;ZSTPLJ&quot;," calcext:value-type="string">
            <text:p>"ZSTPLJ": "ZSTPLJ",</text:p>
          </table:table-cell>
        </table:table-row>
        <table:table-row table:style-name="ro2">
          <table:table-cell table:formula="of:=[$'naglosy-edycja'.B519]" office:value-type="string" office:string-value="źg" calcext:value-type="string">
            <text:p>źg</text:p>
          </table:table-cell>
          <table:table-cell table:formula="of:=[$'naglosy-edycja'.C519]" office:value-type="string" office:string-value="XZK" calcext:value-type="string">
            <text:p>XZK</text:p>
          </table:table-cell>
          <table:table-cell table:formula="of:=[$'naglosy-edycja'.D519]" office:value-type="float" office:value="0" calcext:value-type="float">
            <text:p>0</text:p>
          </table:table-cell>
          <table:table-cell table:formula="of:=[$'naglosy-edycja'.E519]" office:value-type="float" office:value="0" calcext:value-type="float">
            <text:p>0</text:p>
          </table:table-cell>
          <table:table-cell table:formula="of:=IF([.B518]=0;[.C518];[.B518])" office:value-type="string" office:string-value="XZK" calcext:value-type="string">
            <text:p>XZK</text:p>
          </table:table-cell>
          <table:table-cell table:number-columns-repeated="2"/>
          <table:table-cell table:formula="of:=CONCATENATE([$przecinki.$A$2];[.E518];[$przecinki.$A$2];[$przecinki.$B$2];[$przecinki.$C$2];[$przecinki.$A$2];[.E518];[$przecinki.$A$2];[$przecinki.$D$2])" office:value-type="string" office:string-value="&quot;XZK&quot;: &quot;XZK&quot;," calcext:value-type="string">
            <text:p>"XZK": "XZK",</text:p>
          </table:table-cell>
        </table:table-row>
        <table:table-row table:style-name="ro2">
          <table:table-cell table:formula="of:=[$'naglosy-edycja'.B520]" office:value-type="string" office:string-value="źgn" calcext:value-type="string">
            <text:p>źgn</text:p>
          </table:table-cell>
          <table:table-cell table:formula="of:=[$'naglosy-edycja'.C520]" office:value-type="string" office:string-value="XZKLR" calcext:value-type="string">
            <text:p>XZKLR</text:p>
          </table:table-cell>
          <table:table-cell table:formula="of:=[$'naglosy-edycja'.D520]" office:value-type="float" office:value="0" calcext:value-type="float">
            <text:p>0</text:p>
          </table:table-cell>
          <table:table-cell table:formula="of:=[$'naglosy-edycja'.E520]" office:value-type="float" office:value="0" calcext:value-type="float">
            <text:p>0</text:p>
          </table:table-cell>
          <table:table-cell table:formula="of:=IF([.B519]=0;[.C519];[.B519])" office:value-type="string" office:string-value="XZKLR" calcext:value-type="string">
            <text:p>XZKLR</text:p>
          </table:table-cell>
          <table:table-cell table:number-columns-repeated="2"/>
          <table:table-cell table:formula="of:=CONCATENATE([$przecinki.$A$2];[.E519];[$przecinki.$A$2];[$przecinki.$B$2];[$przecinki.$C$2];[$przecinki.$A$2];[.E519];[$przecinki.$A$2];[$przecinki.$D$2])" office:value-type="string" office:string-value="&quot;XZKLR&quot;: &quot;XZKLR&quot;," calcext:value-type="string">
            <text:p>"XZKLR": "XZKLR",</text:p>
          </table:table-cell>
        </table:table-row>
        <table:table-row table:style-name="ro2">
          <table:table-cell table:formula="of:=[$'naglosy-edycja'.B521]" office:value-type="string" office:string-value="źl" calcext:value-type="string">
            <text:p>źl</text:p>
          </table:table-cell>
          <table:table-cell table:formula="of:=[$'naglosy-edycja'.C521]" office:value-type="string" office:string-value="ZL" calcext:value-type="string">
            <text:p>ZL</text:p>
          </table:table-cell>
          <table:table-cell table:formula="of:=[$'naglosy-edycja'.D521]" office:value-type="float" office:value="0" calcext:value-type="float">
            <text:p>0</text:p>
          </table:table-cell>
          <table:table-cell table:formula="of:=[$'naglosy-edycja'.E521]" office:value-type="float" office:value="0" calcext:value-type="float">
            <text:p>0</text:p>
          </table:table-cell>
          <table:table-cell table:formula="of:=IF([.B520]=0;[.C520];[.B520])" office:value-type="string" office:string-value="ZL" calcext:value-type="string">
            <text:p>ZL</text:p>
          </table:table-cell>
          <table:table-cell table:number-columns-repeated="2"/>
          <table:table-cell table:formula="of:=CONCATENATE([$przecinki.$A$2];[.E520];[$przecinki.$A$2];[$przecinki.$B$2];[$przecinki.$C$2];[$przecinki.$A$2];[.E520];[$przecinki.$A$2];[$przecinki.$D$2])" office:value-type="string" office:string-value="&quot;ZL&quot;: &quot;ZL&quot;," calcext:value-type="string">
            <text:p>"ZL": "ZL",</text:p>
          </table:table-cell>
        </table:table-row>
        <table:table-row table:style-name="ro2">
          <table:table-cell table:formula="of:=[$'naglosy-edycja'.B522]" office:value-type="string" office:string-value="źr" calcext:value-type="string">
            <text:p>źr</text:p>
          </table:table-cell>
          <table:table-cell table:formula="of:=[$'naglosy-edycja'.C522]" office:value-type="string" office:string-value="ZR" calcext:value-type="string">
            <text:p>ZR</text:p>
          </table:table-cell>
          <table:table-cell table:formula="of:=[$'naglosy-edycja'.D522]" office:value-type="float" office:value="0" calcext:value-type="float">
            <text:p>0</text:p>
          </table:table-cell>
          <table:table-cell table:formula="of:=[$'naglosy-edycja'.E522]" office:value-type="float" office:value="0" calcext:value-type="float">
            <text:p>0</text:p>
          </table:table-cell>
          <table:table-cell table:formula="of:=IF([.B521]=0;[.C521];[.B521])" office:value-type="string" office:string-value="ZR" calcext:value-type="string">
            <text:p>ZR</text:p>
          </table:table-cell>
          <table:table-cell table:number-columns-repeated="2"/>
          <table:table-cell table:formula="of:=CONCATENATE([$przecinki.$A$2];[.E521];[$przecinki.$A$2];[$przecinki.$B$2];[$przecinki.$C$2];[$przecinki.$A$2];[.E521];[$przecinki.$A$2];[$przecinki.$D$2])" office:value-type="string" office:string-value="&quot;ZR&quot;: &quot;ZR&quot;," calcext:value-type="string">
            <text:p>"ZR": "ZR",</text:p>
          </table:table-cell>
        </table:table-row>
        <table:table-row table:style-name="ro2">
          <table:table-cell table:formula="of:=[$'naglosy-edycja'.B523]" office:value-type="string" office:string-value="źrz" calcext:value-type="string">
            <text:p>źrz</text:p>
          </table:table-cell>
          <table:table-cell table:formula="of:=[$'naglosy-edycja'.C523]" office:value-type="string" office:string-value="ZRJ" calcext:value-type="string">
            <text:p>ZRJ</text:p>
          </table:table-cell>
          <table:table-cell table:formula="of:=[$'naglosy-edycja'.D523]" office:value-type="float" office:value="0" calcext:value-type="float">
            <text:p>0</text:p>
          </table:table-cell>
          <table:table-cell table:formula="of:=[$'naglosy-edycja'.E523]" office:value-type="float" office:value="0" calcext:value-type="float">
            <text:p>0</text:p>
          </table:table-cell>
          <table:table-cell table:formula="of:=IF([.B522]=0;[.C522];[.B522])" office:value-type="string" office:string-value="ZRJ" calcext:value-type="string">
            <text:p>ZRJ</text:p>
          </table:table-cell>
          <table:table-cell table:number-columns-repeated="2"/>
          <table:table-cell table:formula="of:=CONCATENATE([$przecinki.$A$2];[.E522];[$przecinki.$A$2];[$przecinki.$B$2];[$przecinki.$C$2];[$przecinki.$A$2];[.E522];[$przecinki.$A$2];[$przecinki.$D$2])" office:value-type="string" office:string-value="&quot;ZRJ&quot;: &quot;ZRJ&quot;," calcext:value-type="string">
            <text:p>"ZRJ": "ZRJ",</text:p>
          </table:table-cell>
        </table:table-row>
        <table:table-row table:style-name="ro2">
          <table:table-cell table:formula="of:=[$'naglosy-edycja'.B524]" office:value-type="string" office:string-value="ż" calcext:value-type="string">
            <text:p>ż</text:p>
          </table:table-cell>
          <table:table-cell table:formula="of:=[$'naglosy-edycja'.C524]" office:value-type="string" office:string-value="XTP" calcext:value-type="string">
            <text:p>XTP</text:p>
          </table:table-cell>
          <table:table-cell table:formula="of:=[$'naglosy-edycja'.D524]" office:value-type="string" office:string-value="ZKP" calcext:value-type="string">
            <text:p>ZKP</text:p>
          </table:table-cell>
          <table:table-cell table:formula="of:=[$'naglosy-edycja'.E524]" office:value-type="float" office:value="0" calcext:value-type="float">
            <text:p>0</text:p>
          </table:table-cell>
          <table:table-cell table:formula="of:=IF([.B523]=0;[.C523];[.B523])" office:value-type="string" office:string-value="XTP" calcext:value-type="string">
            <text:p>XTP</text:p>
          </table:table-cell>
          <table:table-cell table:number-columns-repeated="2"/>
          <table:table-cell table:formula="of:=CONCATENATE([$przecinki.$A$2];[.E523];[$przecinki.$A$2];[$przecinki.$B$2];[$przecinki.$C$2];[$przecinki.$A$2];[.E523];[$przecinki.$A$2];[$przecinki.$D$2])" office:value-type="string" office:string-value="&quot;XTP&quot;: &quot;XTP&quot;," calcext:value-type="string">
            <text:p>"XTP": "XTP",</text:p>
          </table:table-cell>
        </table:table-row>
        <table:table-row table:style-name="ro2">
          <table:table-cell table:formula="of:=[$'naglosy-edycja'.B525]" office:value-type="string" office:string-value="żb" calcext:value-type="string">
            <text:p>żb</text:p>
          </table:table-cell>
          <table:table-cell table:formula="of:=[$'naglosy-edycja'.C525]" office:value-type="string" office:string-value="XPRJ" calcext:value-type="string">
            <text:p>XPRJ</text:p>
          </table:table-cell>
          <table:table-cell table:formula="of:=[$'naglosy-edycja'.D525]" office:value-type="float" office:value="0" calcext:value-type="float">
            <text:p>0</text:p>
          </table:table-cell>
          <table:table-cell table:formula="of:=[$'naglosy-edycja'.E525]" office:value-type="float" office:value="0" calcext:value-type="float">
            <text:p>0</text:p>
          </table:table-cell>
          <table:table-cell table:formula="of:=IF([.B524]=0;[.C524];[.B524])" office:value-type="string" office:string-value="XPRJ" calcext:value-type="string">
            <text:p>XPRJ</text:p>
          </table:table-cell>
          <table:table-cell table:number-columns-repeated="2"/>
          <table:table-cell table:formula="of:=CONCATENATE([$przecinki.$A$2];[.E524];[$przecinki.$A$2];[$przecinki.$B$2];[$przecinki.$C$2];[$przecinki.$A$2];[.E524];[$przecinki.$A$2];[$przecinki.$D$2])" office:value-type="string" office:string-value="&quot;XPRJ&quot;: &quot;XPRJ&quot;," calcext:value-type="string">
            <text:p>"XPRJ": "XPRJ",</text:p>
          </table:table-cell>
        </table:table-row>
        <table:table-row table:style-name="ro2">
          <table:table-cell table:formula="of:=[$'naglosy-edycja'.B526]" office:value-type="string" office:string-value="żd" calcext:value-type="string">
            <text:p>żd</text:p>
          </table:table-cell>
          <table:table-cell table:formula="of:=[$'naglosy-edycja'.C526]" office:value-type="string" office:string-value="XPV" calcext:value-type="string">
            <text:p>XPV</text:p>
          </table:table-cell>
          <table:table-cell table:formula="of:=[$'naglosy-edycja'.D526]" office:value-type="float" office:value="0" calcext:value-type="float">
            <text:p>0</text:p>
          </table:table-cell>
          <table:table-cell table:formula="of:=[$'naglosy-edycja'.E526]" office:value-type="float" office:value="0" calcext:value-type="float">
            <text:p>0</text:p>
          </table:table-cell>
          <table:table-cell table:formula="of:=IF([.B525]=0;[.C525];[.B525])" office:value-type="string" office:string-value="XPV" calcext:value-type="string">
            <text:p>XPV</text:p>
          </table:table-cell>
          <table:table-cell table:number-columns-repeated="2"/>
          <table:table-cell table:formula="of:=CONCATENATE([$przecinki.$A$2];[.E525];[$przecinki.$A$2];[$przecinki.$B$2];[$przecinki.$C$2];[$przecinki.$A$2];[.E525];[$przecinki.$A$2];[$przecinki.$D$2])" office:value-type="string" office:string-value="&quot;XPV&quot;: &quot;XPV&quot;," calcext:value-type="string">
            <text:p>"XPV": "XPV",</text:p>
          </table:table-cell>
        </table:table-row>
        <table:table-row table:style-name="ro2">
          <table:table-cell table:formula="of:=[$'naglosy-edycja'.B527]" office:value-type="string" office:string-value="żg" calcext:value-type="string">
            <text:p>żg</text:p>
          </table:table-cell>
          <table:table-cell table:formula="of:=[$'naglosy-edycja'.C527]" office:value-type="string" office:string-value="XKRJ" calcext:value-type="string">
            <text:p>XKRJ</text:p>
          </table:table-cell>
          <table:table-cell table:formula="of:=[$'naglosy-edycja'.D527]" office:value-type="string" office:string-value="ZKTP" calcext:value-type="string">
            <text:p>ZKTP</text:p>
          </table:table-cell>
          <table:table-cell table:formula="of:=[$'naglosy-edycja'.E527]" office:value-type="float" office:value="0" calcext:value-type="float">
            <text:p>0</text:p>
          </table:table-cell>
          <table:table-cell table:formula="of:=IF([.B526]=0;[.C526];[.B526])" office:value-type="string" office:string-value="XKRJ" calcext:value-type="string">
            <text:p>XKRJ</text:p>
          </table:table-cell>
          <table:table-cell table:number-columns-repeated="2"/>
          <table:table-cell table:formula="of:=CONCATENATE([$przecinki.$A$2];[.E526];[$przecinki.$A$2];[$przecinki.$B$2];[$przecinki.$C$2];[$przecinki.$A$2];[.E526];[$przecinki.$A$2];[$przecinki.$D$2])" office:value-type="string" office:string-value="&quot;XKRJ&quot;: &quot;XKRJ&quot;," calcext:value-type="string">
            <text:p>"XKRJ": "XKRJ",</text:p>
          </table:table-cell>
        </table:table-row>
        <table:table-row table:style-name="ro2">
          <table:table-cell table:formula="of:=[$'naglosy-edycja'.B528]" office:value-type="string" office:string-value="żgn" calcext:value-type="string">
            <text:p>żgn</text:p>
          </table:table-cell>
          <table:table-cell table:formula="of:=[$'naglosy-edycja'.C528]" office:value-type="string" office:string-value="ZKTPLR" calcext:value-type="string">
            <text:p>ZKTPLR</text:p>
          </table:table-cell>
          <table:table-cell table:formula="of:=[$'naglosy-edycja'.D528]" office:value-type="float" office:value="0" calcext:value-type="float">
            <text:p>0</text:p>
          </table:table-cell>
          <table:table-cell table:formula="of:=[$'naglosy-edycja'.E528]" office:value-type="float" office:value="0" calcext:value-type="float">
            <text:p>0</text:p>
          </table:table-cell>
          <table:table-cell table:formula="of:=IF([.B527]=0;[.C527];[.B527])" office:value-type="string" office:string-value="ZKTPLR" calcext:value-type="string">
            <text:p>ZKTPLR</text:p>
          </table:table-cell>
          <table:table-cell table:number-columns-repeated="2"/>
          <table:table-cell table:formula="of:=CONCATENATE([$przecinki.$A$2];[.E527];[$przecinki.$A$2];[$przecinki.$B$2];[$przecinki.$C$2];[$przecinki.$A$2];[.E527];[$przecinki.$A$2];[$przecinki.$D$2])" office:value-type="string" office:string-value="&quot;ZKTPLR&quot;: &quot;ZKTPLR&quot;," calcext:value-type="string">
            <text:p>"ZKTPLR": "ZKTPLR",</text:p>
          </table:table-cell>
        </table:table-row>
        <table:table-row table:style-name="ro2">
          <table:table-cell table:formula="of:=[$'naglosy-edycja'.B529]" office:value-type="string" office:string-value="żl" calcext:value-type="string">
            <text:p>żl</text:p>
          </table:table-cell>
          <table:table-cell table:formula="of:=[$'naglosy-edycja'.C529]" office:value-type="string" office:string-value="ZTPL" calcext:value-type="string">
            <text:p>ZTPL</text:p>
          </table:table-cell>
          <table:table-cell table:formula="of:=[$'naglosy-edycja'.D529]" office:value-type="string" office:string-value="ZKPL" calcext:value-type="string">
            <text:p>ZKPL</text:p>
          </table:table-cell>
          <table:table-cell table:formula="of:=[$'naglosy-edycja'.E529]" office:value-type="float" office:value="0" calcext:value-type="float">
            <text:p>0</text:p>
          </table:table-cell>
          <table:table-cell table:formula="of:=IF([.B528]=0;[.C528];[.B528])" office:value-type="string" office:string-value="ZTPL" calcext:value-type="string">
            <text:p>ZTPL</text:p>
          </table:table-cell>
          <table:table-cell table:number-columns-repeated="2"/>
          <table:table-cell table:formula="of:=CONCATENATE([$przecinki.$A$2];[.E528];[$przecinki.$A$2];[$przecinki.$B$2];[$przecinki.$C$2];[$przecinki.$A$2];[.E528];[$przecinki.$A$2];[$przecinki.$D$2])" office:value-type="string" office:string-value="&quot;ZTPL&quot;: &quot;ZTPL&quot;," calcext:value-type="string">
            <text:p>"ZTPL": "ZTPL",</text:p>
          </table:table-cell>
        </table:table-row>
        <table:table-row table:style-name="ro2">
          <table:table-cell table:formula="of:=[$'naglosy-edycja'.B530]" office:value-type="string" office:string-value="żł" calcext:value-type="string">
            <text:p>żł</text:p>
          </table:table-cell>
          <table:table-cell table:formula="of:=[$'naglosy-edycja'.C530]" office:value-type="string" office:string-value="ZTPLJ" calcext:value-type="string">
            <text:p>ZTPLJ</text:p>
          </table:table-cell>
          <table:table-cell table:formula="of:=[$'naglosy-edycja'.D530]" office:value-type="string" office:string-value="ZKPLJ" calcext:value-type="string">
            <text:p>ZKPLJ</text:p>
          </table:table-cell>
          <table:table-cell table:formula="of:=[$'naglosy-edycja'.E530]" office:value-type="float" office:value="0" calcext:value-type="float">
            <text:p>0</text:p>
          </table:table-cell>
          <table:table-cell table:formula="of:=IF([.B529]=0;[.C529];[.B529])" office:value-type="string" office:string-value="ZTPLJ" calcext:value-type="string">
            <text:p>ZTPLJ</text:p>
          </table:table-cell>
          <table:table-cell table:number-columns-repeated="2"/>
          <table:table-cell table:formula="of:=CONCATENATE([$przecinki.$A$2];[.E529];[$przecinki.$A$2];[$przecinki.$B$2];[$przecinki.$C$2];[$przecinki.$A$2];[.E529];[$przecinki.$A$2];[$przecinki.$D$2])" office:value-type="string" office:string-value="&quot;ZTPLJ&quot;: &quot;ZTPLJ&quot;," calcext:value-type="string">
            <text:p>"ZTPLJ": "ZTPLJ",</text:p>
          </table:table-cell>
        </table:table-row>
        <table:table-row table:style-name="ro2">
          <table:table-cell table:formula="of:=[$'naglosy-edycja'.B531]" office:value-type="string" office:string-value="żm" calcext:value-type="string">
            <text:p>żm</text:p>
          </table:table-cell>
          <table:table-cell table:formula="of:=[$'naglosy-edycja'.C531]" office:value-type="string" office:string-value="XTPV" calcext:value-type="string">
            <text:p>XTPV</text:p>
          </table:table-cell>
          <table:table-cell table:formula="of:=[$'naglosy-edycja'.D531]" office:value-type="string" office:string-value="ZKPV" calcext:value-type="string">
            <text:p>ZKPV</text:p>
          </table:table-cell>
          <table:table-cell table:formula="of:=[$'naglosy-edycja'.E531]" office:value-type="float" office:value="0" calcext:value-type="float">
            <text:p>0</text:p>
          </table:table-cell>
          <table:table-cell table:formula="of:=IF([.B530]=0;[.C530];[.B530])" office:value-type="string" office:string-value="XTPV" calcext:value-type="string">
            <text:p>XTPV</text:p>
          </table:table-cell>
          <table:table-cell table:number-columns-repeated="2"/>
          <table:table-cell table:formula="of:=CONCATENATE([$przecinki.$A$2];[.E530];[$przecinki.$A$2];[$przecinki.$B$2];[$przecinki.$C$2];[$przecinki.$A$2];[.E530];[$przecinki.$A$2];[$przecinki.$D$2])" office:value-type="string" office:string-value="&quot;XTPV&quot;: &quot;XTPV&quot;," calcext:value-type="string">
            <text:p>"XTPV": "XTPV",</text:p>
          </table:table-cell>
        </table:table-row>
        <table:table-row table:style-name="ro2">
          <table:table-cell table:formula="of:=[$'naglosy-edycja'.B532]" office:value-type="string" office:string-value="żmi" calcext:value-type="string">
            <text:p>żmi</text:p>
          </table:table-cell>
          <table:table-cell table:formula="of:=[$'naglosy-edycja'.C532]" office:value-type="float" office:value="0" calcext:value-type="float">
            <text:p>0</text:p>
          </table:table-cell>
          <table:table-cell table:formula="of:=[$'naglosy-edycja'.D532]" office:value-type="string" office:string-value="ZKPVJ" calcext:value-type="string">
            <text:p>ZKPVJ</text:p>
          </table:table-cell>
          <table:table-cell table:formula="of:=[$'naglosy-edycja'.E532]" office:value-type="float" office:value="0" calcext:value-type="float">
            <text:p>0</text:p>
          </table:table-cell>
          <table:table-cell table:formula="of:=IF([.B531]=0;[.C531];[.B531])" office:value-type="string" office:string-value="ZKPVJ" calcext:value-type="string">
            <text:p>ZKPVJ</text:p>
          </table:table-cell>
          <table:table-cell table:number-columns-repeated="2"/>
          <table:table-cell table:formula="of:=CONCATENATE([$przecinki.$A$2];[.E531];[$przecinki.$A$2];[$przecinki.$B$2];[$przecinki.$C$2];[$przecinki.$A$2];[.E531];[$przecinki.$A$2];[$przecinki.$D$2])" office:value-type="string" office:string-value="&quot;ZKPVJ&quot;: &quot;ZKPVJ&quot;," calcext:value-type="string">
            <text:p>"ZKPVJ": "ZKPVJ",</text:p>
          </table:table-cell>
        </table:table-row>
        <table:table-row table:style-name="ro2">
          <table:table-cell table:formula="of:=[$'naglosy-edycja'.B533]" office:value-type="string" office:string-value="żn" calcext:value-type="string">
            <text:p>żn</text:p>
          </table:table-cell>
          <table:table-cell table:formula="of:=[$'naglosy-edycja'.C533]" office:value-type="string" office:string-value="XTPLR" calcext:value-type="string">
            <text:p>XTPLR</text:p>
          </table:table-cell>
          <table:table-cell table:formula="of:=[$'naglosy-edycja'.D533]" office:value-type="string" office:string-value="ZKPLR" calcext:value-type="string">
            <text:p>ZKPLR</text:p>
          </table:table-cell>
          <table:table-cell table:formula="of:=[$'naglosy-edycja'.E533]" office:value-type="float" office:value="0" calcext:value-type="float">
            <text:p>0</text:p>
          </table:table-cell>
          <table:table-cell table:formula="of:=IF([.B532]=0;[.C532];[.B532])" office:value-type="string" office:string-value="XTPLR" calcext:value-type="string">
            <text:p>XTPLR</text:p>
          </table:table-cell>
          <table:table-cell table:number-columns-repeated="2"/>
          <table:table-cell table:formula="of:=CONCATENATE([$przecinki.$A$2];[.E532];[$przecinki.$A$2];[$przecinki.$B$2];[$przecinki.$C$2];[$przecinki.$A$2];[.E532];[$przecinki.$A$2];[$przecinki.$D$2])" office:value-type="string" office:string-value="&quot;XTPLR&quot;: &quot;XTPLR&quot;," calcext:value-type="string">
            <text:p>"XTPLR": "XTPLR",</text:p>
          </table:table-cell>
        </table:table-row>
        <table:table-row table:style-name="ro2">
          <table:table-cell table:formula="of:=[$'naglosy-edycja'.B534]" office:value-type="string" office:string-value="żni" calcext:value-type="string">
            <text:p>żni</text:p>
          </table:table-cell>
          <table:table-cell table:formula="of:=[$'naglosy-edycja'.C534]" office:value-type="float" office:value="0" calcext:value-type="float">
            <text:p>0</text:p>
          </table:table-cell>
          <table:table-cell table:formula="of:=[$'naglosy-edycja'.D534]" office:value-type="string" office:string-value="ZKPLRJ" calcext:value-type="string">
            <text:p>ZKPLRJ</text:p>
          </table:table-cell>
          <table:table-cell table:formula="of:=[$'naglosy-edycja'.E534]" office:value-type="float" office:value="0" calcext:value-type="float">
            <text:p>0</text:p>
          </table:table-cell>
          <table:table-cell table:formula="of:=IF([.B533]=0;[.C533];[.B533])" office:value-type="string" office:string-value="ZKPLRJ" calcext:value-type="string">
            <text:p>ZKPLRJ</text:p>
          </table:table-cell>
          <table:table-cell table:number-columns-repeated="2"/>
          <table:table-cell table:formula="of:=CONCATENATE([$przecinki.$A$2];[.E533];[$przecinki.$A$2];[$przecinki.$B$2];[$przecinki.$C$2];[$przecinki.$A$2];[.E533];[$przecinki.$A$2];[$przecinki.$D$2])" office:value-type="string" office:string-value="&quot;ZKPLRJ&quot;: &quot;ZKPLRJ&quot;," calcext:value-type="string">
            <text:p>"ZKPLRJ": "ZKPLRJ",</text:p>
          </table:table-cell>
        </table:table-row>
        <table:table-row table:style-name="ro2">
          <table:table-cell table:formula="of:=[$'naglosy-edycja'.B535]" office:value-type="string" office:string-value="żr" calcext:value-type="string">
            <text:p>żr</text:p>
          </table:table-cell>
          <table:table-cell table:formula="of:=[$'naglosy-edycja'.C535]" office:value-type="string" office:string-value="XTPR" calcext:value-type="string">
            <text:p>XTPR</text:p>
          </table:table-cell>
          <table:table-cell table:formula="of:=[$'naglosy-edycja'.D535]" office:value-type="string" office:string-value="ZKPR" calcext:value-type="string">
            <text:p>ZKPR</text:p>
          </table:table-cell>
          <table:table-cell table:formula="of:=[$'naglosy-edycja'.E535]" office:value-type="float" office:value="0" calcext:value-type="float">
            <text:p>0</text:p>
          </table:table-cell>
          <table:table-cell table:formula="of:=IF([.B534]=0;[.C534];[.B534])" office:value-type="string" office:string-value="XTPR" calcext:value-type="string">
            <text:p>XTPR</text:p>
          </table:table-cell>
          <table:table-cell table:number-columns-repeated="2"/>
          <table:table-cell table:formula="of:=CONCATENATE([$przecinki.$A$2];[.E534];[$przecinki.$A$2];[$przecinki.$B$2];[$przecinki.$C$2];[$przecinki.$A$2];[.E534];[$przecinki.$A$2];[$przecinki.$D$2])" office:value-type="string" office:string-value="&quot;XTPR&quot;: &quot;XTPR&quot;," calcext:value-type="string">
            <text:p>"XTPR": "XTPR",</text:p>
          </table:table-cell>
        </table:table-row>
        <table:table-row table:style-name="ro2">
          <table:table-cell table:formula="of:=[$'naglosy-edycja'.B536]" office:value-type="string" office:string-value="żw" calcext:value-type="string">
            <text:p>żw</text:p>
          </table:table-cell>
          <table:table-cell table:formula="of:=[$'naglosy-edycja'.C536]" office:value-type="string" office:string-value="XTPV" calcext:value-type="string">
            <text:p>XTPV</text:p>
          </table:table-cell>
          <table:table-cell table:formula="of:=[$'naglosy-edycja'.D536]" office:value-type="string" office:string-value="ZKPV" calcext:value-type="string">
            <text:p>ZKPV</text:p>
          </table:table-cell>
          <table:table-cell table:formula="of:=[$'naglosy-edycja'.E536]" office:value-type="float" office:value="0" calcext:value-type="float">
            <text:p>0</text:p>
          </table:table-cell>
          <table:table-cell table:formula="of:=IF([.B535]=0;[.C535];[.B535])" office:value-type="string" office:string-value="XTPV" calcext:value-type="string">
            <text:p>XTPV</text:p>
          </table:table-cell>
          <table:table-cell table:number-columns-repeated="2"/>
          <table:table-cell table:formula="of:=CONCATENATE([$przecinki.$A$2];[.E535];[$przecinki.$A$2];[$przecinki.$B$2];[$przecinki.$C$2];[$przecinki.$A$2];[.E535];[$przecinki.$A$2];[$przecinki.$D$2])" office:value-type="string" office:string-value="&quot;XTPV&quot;: &quot;XTPV&quot;," calcext:value-type="string">
            <text:p>"XTPV": "XTPV",</text:p>
          </table:table-cell>
        </table:table-row>
        <table:table-row table:style-name="ro2">
          <table:table-cell table:formula="of:=[$'naglosy-edycja'.B537]" office:value-type="string" office:string-value="rz" calcext:value-type="string">
            <text:p>rz</text:p>
          </table:table-cell>
          <table:table-cell table:formula="of:=[$'naglosy-edycja'.C537]" office:value-type="string" office:string-value="RJ" calcext:value-type="string">
            <text:p>RJ</text:p>
          </table:table-cell>
          <table:table-cell table:formula="of:=[$'naglosy-edycja'.D537]" office:value-type="float" office:value="0" calcext:value-type="float">
            <text:p>0</text:p>
          </table:table-cell>
          <table:table-cell table:formula="of:=[$'naglosy-edycja'.E537]" office:value-type="float" office:value="0" calcext:value-type="float">
            <text:p>0</text:p>
          </table:table-cell>
          <table:table-cell table:formula="of:=IF([.B536]=0;[.C536];[.B536])" office:value-type="string" office:string-value="RJ" calcext:value-type="string">
            <text:p>RJ</text:p>
          </table:table-cell>
          <table:table-cell table:number-columns-repeated="2"/>
          <table:table-cell table:formula="of:=CONCATENATE([$przecinki.$A$2];[.E536];[$przecinki.$A$2];[$przecinki.$B$2];[$przecinki.$C$2];[$przecinki.$A$2];[.E536];[$przecinki.$A$2];[$przecinki.$D$2])" office:value-type="string" office:string-value="&quot;RJ&quot;: &quot;RJ&quot;," calcext:value-type="string">
            <text:p>"RJ": "RJ",</text:p>
          </table:table-cell>
        </table:table-row>
        <table:table-row table:style-name="ro2">
          <table:table-cell table:formula="of:=[$'naglosy-edycja'.B538]" office:value-type="string" office:string-value="rzg" calcext:value-type="string">
            <text:p>rzg</text:p>
          </table:table-cell>
          <table:table-cell table:formula="of:=[$'naglosy-edycja'.C538]" office:value-type="string" office:string-value="XKRJ" calcext:value-type="string">
            <text:p>XKRJ</text:p>
          </table:table-cell>
          <table:table-cell table:formula="of:=[$'naglosy-edycja'.D538]" office:value-type="float" office:value="0" calcext:value-type="float">
            <text:p>0</text:p>
          </table:table-cell>
          <table:table-cell table:formula="of:=[$'naglosy-edycja'.E538]" office:value-type="float" office:value="0" calcext:value-type="float">
            <text:p>0</text:p>
          </table:table-cell>
          <table:table-cell table:formula="of:=IF([.B537]=0;[.C537];[.B537])" office:value-type="string" office:string-value="XKRJ" calcext:value-type="string">
            <text:p>XKRJ</text:p>
          </table:table-cell>
          <table:table-cell table:number-columns-repeated="2"/>
          <table:table-cell table:formula="of:=CONCATENATE([$przecinki.$A$2];[.E537];[$przecinki.$A$2];[$przecinki.$B$2];[$przecinki.$C$2];[$przecinki.$A$2];[.E537];[$przecinki.$A$2];[$przecinki.$D$2])" office:value-type="string" office:string-value="&quot;XKRJ&quot;: &quot;XKRJ&quot;," calcext:value-type="string">
            <text:p>"XKRJ": "XKRJ",</text:p>
          </table:table-cell>
        </table:table-row>
        <table:table-row table:style-name="ro2">
          <table:table-cell table:formula="of:=[$'naglosy-edycja'.B539]" office:value-type="string" office:string-value="rzn" calcext:value-type="string">
            <text:p>rzn</text:p>
          </table:table-cell>
          <table:table-cell table:formula="of:=[$'naglosy-edycja'.C539]" office:value-type="string" office:string-value="XTPLR" calcext:value-type="string">
            <text:p>XTPLR</text:p>
          </table:table-cell>
          <table:table-cell table:formula="of:=[$'naglosy-edycja'.D539]" office:value-type="float" office:value="0" calcext:value-type="float">
            <text:p>0</text:p>
          </table:table-cell>
          <table:table-cell table:formula="of:=[$'naglosy-edycja'.E539]" office:value-type="float" office:value="0" calcext:value-type="float">
            <text:p>0</text:p>
          </table:table-cell>
          <table:table-cell table:formula="of:=IF([.B538]=0;[.C538];[.B538])" office:value-type="string" office:string-value="XTPLR" calcext:value-type="string">
            <text:p>XTPLR</text:p>
          </table:table-cell>
          <table:table-cell table:number-columns-repeated="2"/>
          <table:table-cell table:formula="of:=CONCATENATE([$przecinki.$A$2];[.E538];[$przecinki.$A$2];[$przecinki.$B$2];[$przecinki.$C$2];[$przecinki.$A$2];[.E538];[$przecinki.$A$2];[$przecinki.$D$2])" office:value-type="string" office:string-value="&quot;XTPLR&quot;: &quot;XTPLR&quot;," calcext:value-type="string">
            <text:p>"XTPLR": "XTPLR",</text:p>
          </table:table-cell>
        </table:table-row>
        <table:table-row table:style-name="ro2">
          <table:table-cell table:formula="of:=[$'naglosy-edycja'.B540]" office:value-type="string" office:string-value="rzni" calcext:value-type="string">
            <text:p>rzni</text:p>
          </table:table-cell>
          <table:table-cell table:formula="of:=[$'naglosy-edycja'.C540]" office:value-type="float" office:value="0" calcext:value-type="float">
            <text:p>0</text:p>
          </table:table-cell>
          <table:table-cell table:formula="of:=[$'naglosy-edycja'.D540]" office:value-type="string" office:string-value="XTPLRJ" calcext:value-type="string">
            <text:p>XTPLRJ</text:p>
          </table:table-cell>
          <table:table-cell table:formula="of:=[$'naglosy-edycja'.E540]" office:value-type="float" office:value="0" calcext:value-type="float">
            <text:p>0</text:p>
          </table:table-cell>
          <table:table-cell table:formula="of:=IF([.B539]=0;[.C539];[.B539])" office:value-type="string" office:string-value="XTPLRJ" calcext:value-type="string">
            <text:p>XTPLRJ</text:p>
          </table:table-cell>
          <table:table-cell table:number-columns-repeated="2"/>
          <table:table-cell table:formula="of:=CONCATENATE([$przecinki.$A$2];[.E539];[$przecinki.$A$2];[$przecinki.$B$2];[$przecinki.$C$2];[$przecinki.$A$2];[.E539];[$przecinki.$A$2];[$przecinki.$D$2])" office:value-type="string" office:string-value="&quot;XTPLRJ&quot;: &quot;XTPLRJ&quot;," calcext:value-type="string">
            <text:p>"XTPLRJ": "XTPLRJ",</text:p>
          </table:table-cell>
        </table:table-row>
        <table:table-row table:style-name="ro2">
          <table:table-cell table:formula="of:=[$'naglosy-edycja'.B541]" office:value-type="string" office:string-value="wgrz" calcext:value-type="string">
            <text:p>wgrz</text:p>
          </table:table-cell>
          <table:table-cell table:formula="of:=[$'naglosy-edycja'.C541]" office:value-type="string" office:string-value="FKRJ" calcext:value-type="string">
            <text:p>FKRJ</text:p>
          </table:table-cell>
          <table:table-cell table:formula="of:=[$'naglosy-edycja'.D541]" office:value-type="string" office:string-value="XFKRJ" calcext:value-type="string">
            <text:p>XFKRJ</text:p>
          </table:table-cell>
          <table:table-cell table:formula="of:=[$'naglosy-edycja'.E541]" office:value-type="float" office:value="0" calcext:value-type="float">
            <text:p>0</text:p>
          </table:table-cell>
          <table:table-cell table:formula="of:=IF([.B540]=0;[.C540];[.B540])" office:value-type="string" office:string-value="FKRJ" calcext:value-type="string">
            <text:p>FKRJ</text:p>
          </table:table-cell>
          <table:table-cell table:number-columns-repeated="2"/>
          <table:table-cell table:formula="of:=CONCATENATE([$przecinki.$A$2];[.E540];[$przecinki.$A$2];[$przecinki.$B$2];[$przecinki.$C$2];[$przecinki.$A$2];[.E540];[$przecinki.$A$2];[$przecinki.$D$2])" office:value-type="string" office:string-value="&quot;FKRJ&quot;: &quot;FKRJ&quot;," calcext:value-type="string">
            <text:p>"FKRJ": "FKRJ",</text:p>
          </table:table-cell>
        </table:table-row>
        <table:table-row table:style-name="ro2">
          <table:table-cell table:formula="of:=[$'naglosy-edycja'.B542]" office:value-type="float" office:value="0" calcext:value-type="float">
            <text:p>0</text:p>
          </table:table-cell>
          <table:table-cell table:formula="of:=[$'naglosy-edycja'.C542]" office:value-type="float" office:value="0" calcext:value-type="float">
            <text:p>0</text:p>
          </table:table-cell>
          <table:table-cell table:formula="of:=[$'naglosy-edycja'.D542]" office:value-type="float" office:value="0" calcext:value-type="float">
            <text:p>0</text:p>
          </table:table-cell>
          <table:table-cell table:formula="of:=[$'naglosy-edycja'.E542]" office:value-type="float" office:value="0" calcext:value-type="float">
            <text:p>0</text:p>
          </table:table-cell>
          <table:table-cell table:formula="of:=IF([.B541]=0;[.C541];[.B541])" office:value-type="float" office:value="0" calcext:value-type="float">
            <text:p>0</text:p>
          </table:table-cell>
          <table:table-cell table:number-columns-repeated="2"/>
          <table:table-cell table:formula="of:=CONCATENATE([$przecinki.$A$2];[.E541];[$przecinki.$A$2];[$przecinki.$B$2];[$przecinki.$C$2];[$przecinki.$A$2];[.E541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2">
          <table:table-cell table:formula="of:=[$'naglosy-edycja'.B543]" office:value-type="float" office:value="0" calcext:value-type="float">
            <text:p>0</text:p>
          </table:table-cell>
          <table:table-cell table:formula="of:=[$'naglosy-edycja'.C543]" office:value-type="float" office:value="0" calcext:value-type="float">
            <text:p>0</text:p>
          </table:table-cell>
          <table:table-cell table:formula="of:=[$'naglosy-edycja'.D543]" office:value-type="float" office:value="0" calcext:value-type="float">
            <text:p>0</text:p>
          </table:table-cell>
          <table:table-cell table:formula="of:=[$'naglosy-edycja'.E543]" office:value-type="float" office:value="0" calcext:value-type="float">
            <text:p>0</text:p>
          </table:table-cell>
          <table:table-cell table:formula="of:=IF([.B542]=0;[.C542];[.B542])" office:value-type="float" office:value="0" calcext:value-type="float">
            <text:p>0</text:p>
          </table:table-cell>
          <table:table-cell table:number-columns-repeated="2"/>
          <table:table-cell table:formula="of:=CONCATENATE([$przecinki.$A$2];[.E542];[$przecinki.$A$2];[$przecinki.$B$2];[$przecinki.$C$2];[$przecinki.$A$2];[.E542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2">
          <table:table-cell table:formula="of:=[$'naglosy-edycja'.B544]" office:value-type="float" office:value="0" calcext:value-type="float">
            <text:p>0</text:p>
          </table:table-cell>
          <table:table-cell table:formula="of:=[$'naglosy-edycja'.C544]" office:value-type="float" office:value="0" calcext:value-type="float">
            <text:p>0</text:p>
          </table:table-cell>
          <table:table-cell table:formula="of:=[$'naglosy-edycja'.D544]" office:value-type="float" office:value="0" calcext:value-type="float">
            <text:p>0</text:p>
          </table:table-cell>
          <table:table-cell table:formula="of:=[$'naglosy-edycja'.E544]" office:value-type="float" office:value="0" calcext:value-type="float">
            <text:p>0</text:p>
          </table:table-cell>
          <table:table-cell table:formula="of:=IF([.B543]=0;[.C543];[.B543])" office:value-type="float" office:value="0" calcext:value-type="float">
            <text:p>0</text:p>
          </table:table-cell>
          <table:table-cell table:number-columns-repeated="2"/>
          <table:table-cell table:formula="of:=CONCATENATE([$przecinki.$A$2];[.E543];[$przecinki.$A$2];[$przecinki.$B$2];[$przecinki.$C$2];[$przecinki.$A$2];[.E543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2">
          <table:table-cell table:formula="of:=[$'naglosy-edycja'.B545]" office:value-type="float" office:value="0" calcext:value-type="float">
            <text:p>0</text:p>
          </table:table-cell>
          <table:table-cell table:formula="of:=[$'naglosy-edycja'.C545]" office:value-type="float" office:value="0" calcext:value-type="float">
            <text:p>0</text:p>
          </table:table-cell>
          <table:table-cell table:formula="of:=[$'naglosy-edycja'.D545]" office:value-type="float" office:value="0" calcext:value-type="float">
            <text:p>0</text:p>
          </table:table-cell>
          <table:table-cell table:formula="of:=[$'naglosy-edycja'.E545]" office:value-type="float" office:value="0" calcext:value-type="float">
            <text:p>0</text:p>
          </table:table-cell>
          <table:table-cell table:formula="of:=IF([.B544]=0;[.C544];[.B544])" office:value-type="float" office:value="0" calcext:value-type="float">
            <text:p>0</text:p>
          </table:table-cell>
          <table:table-cell table:number-columns-repeated="2"/>
          <table:table-cell table:formula="of:=CONCATENATE([$przecinki.$A$2];[.E544];[$przecinki.$A$2];[$przecinki.$B$2];[$przecinki.$C$2];[$przecinki.$A$2];[.E544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2">
          <table:table-cell table:formula="of:=[$'naglosy-edycja'.B546]" office:value-type="float" office:value="0" calcext:value-type="float">
            <text:p>0</text:p>
          </table:table-cell>
          <table:table-cell table:formula="of:=[$'naglosy-edycja'.C546]" office:value-type="float" office:value="0" calcext:value-type="float">
            <text:p>0</text:p>
          </table:table-cell>
          <table:table-cell table:formula="of:=[$'naglosy-edycja'.D546]" office:value-type="float" office:value="0" calcext:value-type="float">
            <text:p>0</text:p>
          </table:table-cell>
          <table:table-cell table:formula="of:=[$'naglosy-edycja'.E546]" office:value-type="float" office:value="0" calcext:value-type="float">
            <text:p>0</text:p>
          </table:table-cell>
          <table:table-cell table:formula="of:=IF([.B545]=0;[.C545];[.B545])" office:value-type="float" office:value="0" calcext:value-type="float">
            <text:p>0</text:p>
          </table:table-cell>
          <table:table-cell table:number-columns-repeated="2"/>
          <table:table-cell table:formula="of:=CONCATENATE([$przecinki.$A$2];[.E545];[$przecinki.$A$2];[$przecinki.$B$2];[$przecinki.$C$2];[$przecinki.$A$2];[.E545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2">
          <table:table-cell table:formula="of:=[$'naglosy-edycja'.B547]" office:value-type="float" office:value="0" calcext:value-type="float">
            <text:p>0</text:p>
          </table:table-cell>
          <table:table-cell table:formula="of:=[$'naglosy-edycja'.C547]" office:value-type="float" office:value="0" calcext:value-type="float">
            <text:p>0</text:p>
          </table:table-cell>
          <table:table-cell table:formula="of:=[$'naglosy-edycja'.D547]" office:value-type="float" office:value="0" calcext:value-type="float">
            <text:p>0</text:p>
          </table:table-cell>
          <table:table-cell table:formula="of:=[$'naglosy-edycja'.E547]" office:value-type="float" office:value="0" calcext:value-type="float">
            <text:p>0</text:p>
          </table:table-cell>
          <table:table-cell table:formula="of:=IF([.B546]=0;[.C546];[.B546])" office:value-type="float" office:value="0" calcext:value-type="float">
            <text:p>0</text:p>
          </table:table-cell>
          <table:table-cell table:number-columns-repeated="2"/>
          <table:table-cell table:formula="of:=CONCATENATE([$przecinki.$A$2];[.E546];[$przecinki.$A$2];[$przecinki.$B$2];[$przecinki.$C$2];[$przecinki.$A$2];[.E546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2">
          <table:table-cell table:formula="of:=[$'naglosy-edycja'.B548]" office:value-type="float" office:value="0" calcext:value-type="float">
            <text:p>0</text:p>
          </table:table-cell>
          <table:table-cell table:formula="of:=[$'naglosy-edycja'.C548]" office:value-type="float" office:value="0" calcext:value-type="float">
            <text:p>0</text:p>
          </table:table-cell>
          <table:table-cell table:formula="of:=[$'naglosy-edycja'.D548]" office:value-type="float" office:value="0" calcext:value-type="float">
            <text:p>0</text:p>
          </table:table-cell>
          <table:table-cell table:formula="of:=[$'naglosy-edycja'.E548]" office:value-type="float" office:value="0" calcext:value-type="float">
            <text:p>0</text:p>
          </table:table-cell>
          <table:table-cell table:formula="of:=IF([.B547]=0;[.C547];[.B547])" office:value-type="float" office:value="0" calcext:value-type="float">
            <text:p>0</text:p>
          </table:table-cell>
          <table:table-cell table:number-columns-repeated="2"/>
          <table:table-cell table:formula="of:=CONCATENATE([$przecinki.$A$2];[.E547];[$przecinki.$A$2];[$przecinki.$B$2];[$przecinki.$C$2];[$przecinki.$A$2];[.E547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2">
          <table:table-cell table:formula="of:=[$'naglosy-edycja'.B549]" office:value-type="float" office:value="0" calcext:value-type="float">
            <text:p>0</text:p>
          </table:table-cell>
          <table:table-cell table:formula="of:=[$'naglosy-edycja'.C549]" office:value-type="float" office:value="0" calcext:value-type="float">
            <text:p>0</text:p>
          </table:table-cell>
          <table:table-cell table:formula="of:=[$'naglosy-edycja'.D549]" office:value-type="float" office:value="0" calcext:value-type="float">
            <text:p>0</text:p>
          </table:table-cell>
          <table:table-cell table:formula="of:=[$'naglosy-edycja'.E549]" office:value-type="float" office:value="0" calcext:value-type="float">
            <text:p>0</text:p>
          </table:table-cell>
          <table:table-cell table:formula="of:=IF([.B548]=0;[.C548];[.B548])" office:value-type="float" office:value="0" calcext:value-type="float">
            <text:p>0</text:p>
          </table:table-cell>
          <table:table-cell table:number-columns-repeated="2"/>
          <table:table-cell table:formula="of:=CONCATENATE([$przecinki.$A$2];[.E548];[$przecinki.$A$2];[$przecinki.$B$2];[$przecinki.$C$2];[$przecinki.$A$2];[.E548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2">
          <table:table-cell table:formula="of:=[$'naglosy-edycja'.B550]" office:value-type="float" office:value="0" calcext:value-type="float">
            <text:p>0</text:p>
          </table:table-cell>
          <table:table-cell table:formula="of:=[$'naglosy-edycja'.C550]" office:value-type="float" office:value="0" calcext:value-type="float">
            <text:p>0</text:p>
          </table:table-cell>
          <table:table-cell table:formula="of:=[$'naglosy-edycja'.D550]" office:value-type="float" office:value="0" calcext:value-type="float">
            <text:p>0</text:p>
          </table:table-cell>
          <table:table-cell table:formula="of:=[$'naglosy-edycja'.E550]" office:value-type="float" office:value="0" calcext:value-type="float">
            <text:p>0</text:p>
          </table:table-cell>
          <table:table-cell table:formula="of:=IF([.B549]=0;[.C549];[.B549])" office:value-type="float" office:value="0" calcext:value-type="float">
            <text:p>0</text:p>
          </table:table-cell>
          <table:table-cell table:number-columns-repeated="2"/>
          <table:table-cell table:formula="of:=CONCATENATE([$przecinki.$A$2];[.E549];[$przecinki.$A$2];[$przecinki.$B$2];[$przecinki.$C$2];[$przecinki.$A$2];[.E549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2">
          <table:table-cell table:formula="of:=[$'naglosy-edycja'.B551]" office:value-type="float" office:value="0" calcext:value-type="float">
            <text:p>0</text:p>
          </table:table-cell>
          <table:table-cell table:formula="of:=[$'naglosy-edycja'.C551]" office:value-type="float" office:value="0" calcext:value-type="float">
            <text:p>0</text:p>
          </table:table-cell>
          <table:table-cell table:formula="of:=[$'naglosy-edycja'.D551]" office:value-type="float" office:value="0" calcext:value-type="float">
            <text:p>0</text:p>
          </table:table-cell>
          <table:table-cell table:formula="of:=[$'naglosy-edycja'.E551]" office:value-type="float" office:value="0" calcext:value-type="float">
            <text:p>0</text:p>
          </table:table-cell>
          <table:table-cell table:formula="of:=IF([.B550]=0;[.C550];[.B550])" office:value-type="float" office:value="0" calcext:value-type="float">
            <text:p>0</text:p>
          </table:table-cell>
          <table:table-cell table:number-columns-repeated="2"/>
          <table:table-cell table:formula="of:=CONCATENATE([$przecinki.$A$2];[.E550];[$przecinki.$A$2];[$przecinki.$B$2];[$przecinki.$C$2];[$przecinki.$A$2];[.E550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2">
          <table:table-cell table:formula="of:=[$'naglosy-edycja'.B552]" office:value-type="float" office:value="0" calcext:value-type="float">
            <text:p>0</text:p>
          </table:table-cell>
          <table:table-cell table:formula="of:=[$'naglosy-edycja'.C552]" office:value-type="float" office:value="0" calcext:value-type="float">
            <text:p>0</text:p>
          </table:table-cell>
          <table:table-cell table:formula="of:=[$'naglosy-edycja'.D552]" office:value-type="float" office:value="0" calcext:value-type="float">
            <text:p>0</text:p>
          </table:table-cell>
          <table:table-cell table:formula="of:=[$'naglosy-edycja'.E552]" office:value-type="float" office:value="0" calcext:value-type="float">
            <text:p>0</text:p>
          </table:table-cell>
          <table:table-cell table:formula="of:=IF([.B551]=0;[.C551];[.B551])" office:value-type="float" office:value="0" calcext:value-type="float">
            <text:p>0</text:p>
          </table:table-cell>
          <table:table-cell table:number-columns-repeated="2"/>
          <table:table-cell table:formula="of:=CONCATENATE([$przecinki.$A$2];[.E551];[$przecinki.$A$2];[$przecinki.$B$2];[$przecinki.$C$2];[$przecinki.$A$2];[.E551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2">
          <table:table-cell table:formula="of:=[$'naglosy-edycja'.B553]" office:value-type="float" office:value="0" calcext:value-type="float">
            <text:p>0</text:p>
          </table:table-cell>
          <table:table-cell table:formula="of:=[$'naglosy-edycja'.C553]" office:value-type="float" office:value="0" calcext:value-type="float">
            <text:p>0</text:p>
          </table:table-cell>
          <table:table-cell table:formula="of:=[$'naglosy-edycja'.D553]" office:value-type="float" office:value="0" calcext:value-type="float">
            <text:p>0</text:p>
          </table:table-cell>
          <table:table-cell table:formula="of:=[$'naglosy-edycja'.E553]" office:value-type="float" office:value="0" calcext:value-type="float">
            <text:p>0</text:p>
          </table:table-cell>
          <table:table-cell table:formula="of:=IF([.B552]=0;[.C552];[.B552])" office:value-type="float" office:value="0" calcext:value-type="float">
            <text:p>0</text:p>
          </table:table-cell>
          <table:table-cell table:number-columns-repeated="2"/>
          <table:table-cell table:formula="of:=CONCATENATE([$przecinki.$A$2];[.E552];[$przecinki.$A$2];[$przecinki.$B$2];[$przecinki.$C$2];[$przecinki.$A$2];[.E552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2" table:number-rows-repeated="104802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przecinki" table:style-name="ta1">
        <office:forms form:automatic-focus="false" form:apply-design-mode="false"/>
        <table:table-column table:style-name="co7" table:number-columns-repeated="4" table:default-cell-style-name="ce37"/>
        <table:table-column table:style-name="co7" table:number-columns-repeated="1020" table:default-cell-style-name="ce29"/>
        <table:table-row table:style-name="ro2">
          <table:table-cell office:value-type="string" calcext:value-type="string">
            <text:p>cudzysłów</text:p>
          </table:table-cell>
          <table:table-cell office:value-type="string" calcext:value-type="string">
            <text:p>dwukropek</text:p>
          </table:table-cell>
          <table:table-cell office:value-type="string" calcext:value-type="string">
            <text:p>spacja</text:p>
          </table:table-cell>
          <table:table-cell office:value-type="string" calcext:value-type="string">
            <text:p>przecinek</text:p>
          </table:table-cell>
          <table:table-cell office:value-type="string" calcext:value-type="string">
            <text:p>nawias-l</text:p>
          </table:table-cell>
          <table:table-cell office:value-type="string" calcext:value-type="string">
            <text:p>nawias-p</text:p>
          </table:table-cell>
          <table:table-cell office:value-type="string" calcext:value-type="string">
            <text:p>ampersand</text:p>
          </table:table-cell>
          <table:table-cell office:value-type="string" calcext:value-type="string">
            <text:p>gwiazdka</text:p>
          </table:table-cell>
          <table:table-cell office:value-type="string" calcext:value-type="string">
            <text:p>tylda</text:p>
          </table:table-cell>
          <table:table-cell table:number-columns-repeated="1015"/>
        </table:table-row>
        <table:table-row table:style-name="ro3">
          <table:table-cell table:style-name="ce38" office:value-type="string" calcext:value-type="string">
            <text:p>"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string" calcext:value-type="string">
            <text:p><text:s/></text:p>
          </table:table-cell>
          <table:table-cell table:style-name="ce38" office:value-type="string" calcext:value-type="string">
            <text:p>,</text:p>
          </table:table-cell>
          <table:table-cell table:style-name="ce38" office:value-type="string" calcext:value-type="string">
            <text:p>{</text:p>
          </table:table-cell>
          <table:table-cell table:style-name="ce38" office:value-type="string" calcext:value-type="string">
            <text:p>}</text:p>
          </table:table-cell>
          <table:table-cell table:style-name="ce38" office:value-type="string" calcext:value-type="string">
            <text:p>&amp;</text:p>
          </table:table-cell>
          <table:table-cell table:style-name="ce38" office:value-type="string" calcext:value-type="string">
            <text:p>*</text:p>
          </table:table-cell>
          <table:table-cell table:style-name="ce38" office:value-type="string" calcext:value-type="string">
            <text:p>~</text:p>
          </table:table-cell>
          <table:table-cell table:style-name="Default" table:number-columns-repeated="1015"/>
        </table:table-row>
      </table:table>
      <table:named-expressions/>
      <table:database-ranges>
        <table:database-range table:name="__Anonymous_Sheet_DB__1" table:target-range-address="'naglosy-edycja'.A1:'naglosy-edycja'.F541" table:display-filter-buttons="true" table:orientation="column">
          <table:filter>
            <table:filter-and>
              <table:filter-condition table:field-number="1" table:value="b" table:operator="=">
                <table:filter-set-item table:value="b"/>
                <table:filter-set-item table:value="c"/>
                <table:filter-set-item table:value="ch"/>
                <table:filter-set-item table:value="ci"/>
                <table:filter-set-item table:value="cj"/>
                <table:filter-set-item table:value="cz"/>
                <table:filter-set-item table:value="d"/>
                <table:filter-set-item table:value="dz"/>
                <table:filter-set-item table:value="dzi"/>
                <table:filter-set-item table:value="dź"/>
                <table:filter-set-item table:value="dż"/>
                <table:filter-set-item table:value="f"/>
                <table:filter-set-item table:value="g"/>
                <table:filter-set-item table:value="h"/>
                <table:filter-set-item table:value="j"/>
                <table:filter-set-item table:value="k"/>
                <table:filter-set-item table:value="l"/>
                <table:filter-set-item table:value="m"/>
                <table:filter-set-item table:value="n"/>
                <table:filter-set-item table:value="p"/>
                <table:filter-set-item table:value="r"/>
                <table:filter-set-item table:value="rz"/>
                <table:filter-set-item table:value="s"/>
                <table:filter-set-item table:value="sz"/>
                <table:filter-set-item table:value="szcz"/>
                <table:filter-set-item table:value="t"/>
                <table:filter-set-item table:value="w"/>
                <table:filter-set-item table:value="x"/>
                <table:filter-set-item table:value="z"/>
                <table:filter-set-item table:value="zi / ź"/>
                <table:filter-set-item table:value="ć (ci)"/>
                <table:filter-set-item table:value="ł"/>
                <table:filter-set-item table:value="ś/si"/>
                <table:filter-set-item table:value="śc"/>
                <table:filter-set-item table:value="ści"/>
                <table:filter-set-item table:value="ździ"/>
                <table:filter-set-item table:value="ż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number:number-style style:name="N108P0" style:volatile="true">
      <number:number number:decimal-places="0" number:min-decimal-places="0" number:min-integer-digits="1" number:grouping="true"/>
      <number:text> zł</number:text>
    </number:number-style>
    <number:number-style style:name="N108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zł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zł</number:text>
    </number:number-style>
    <number:number-style style:name="N110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1P0"/>
    </number:number-style>
    <number:date-style style:name="N112">
      <number:day number:style="long"/>
      <number:text>-</number:text>
      <number:month number:textual="true"/>
      <number:text>-</number:text>
      <number:year/>
    </number:date-style>
    <number:date-style style:name="N113">
      <number:day number:style="long"/>
      <number:text>-</number:text>
      <number:month number:textual="true"/>
    </number:date-style>
    <number:date-style style:name="N114">
      <number:month number:textual="true"/>
      <number:text>-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7P0" style:volatile="true">
      <number:number number:decimal-places="0" number:min-decimal-places="0" number:min-integer-digits="1" number:grouping="true"/>
      <number:text>     </number:text>
    </number:number-style>
    <number:number-style style:name="N117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   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  </number:text>
    </number:number-style>
    <number:number-style style:name="N119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    </number:text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0P0"/>
    </number:number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1P2" style:volatile="true">
      <number:text> </number:text>
      <number:fill-character> </number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2P2" style:volatile="true">
      <number:text> </number:text>
      <number:fill-character> </number:fill-character>
      <number:text>- zł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.00.0000</text:date>, <text:time style:data-style-name="N2" text:time-value="13:29:24.074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3T10:29:21.621000000</meta:creation-date>
    <dc:date>2021-11-11T15:04:49.580000000</dc:date>
    <meta:editing-duration>P1DT10H28M10S</meta:editing-duration>
    <meta:editing-cycles>48</meta:editing-cycles>
    <meta:generator>LibreOffice/7.0.3.1$Windows_X86_64 LibreOffice_project/d7547858d014d4cf69878db179d326fc3483e082</meta:generator>
    <meta:document-statistic meta:table-count="4" meta:cell-count="5890" meta:object-count="0"/>
  </office:meta>
</office:document-meta>
</file>